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ub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text-align="justify" fo:break-before="auto" fo:line-height="115%" fo:margin-bottom="0.353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  <style:style style:name="T3_237" style:family="text"/>
    <style:style style:name="T3_238" style:family="text"/>
    <style:style style:name="T3_239" style:family="text"/>
    <style:style style:name="T3_240" style:family="text"/>
    <style:style style:name="T3_241" style:family="text"/>
    <style:style style:name="T3_242" style:family="text"/>
    <style:style style:name="T3_243" style:family="text"/>
    <style:style style:name="T3_244" style:family="text"/>
    <style:style style:name="T3_245" style:family="text"/>
    <style:style style:name="T3_246" style:family="text"/>
    <style:style style:name="T3_247" style:family="text"/>
    <style:style style:name="T3_248" style:family="text"/>
    <style:style style:name="T3_249" style:family="text"/>
    <style:style style:name="T3_250" style:family="text"/>
    <style:style style:name="T3_251" style:family="text"/>
    <style:style style:name="T3_252" style:family="text"/>
    <style:style style:name="T3_253" style:family="text"/>
    <style:style style:name="T3_254" style:family="text"/>
    <style:style style:name="T3_255" style:family="text"/>
    <style:style style:name="T3_256" style:family="text"/>
    <style:style style:name="T3_257" style:family="text"/>
    <style:style style:name="T3_258" style:family="text"/>
    <style:style style:name="T3_259" style:family="text"/>
    <style:style style:name="T3_260" style:family="text"/>
    <style:style style:name="T3_261" style:family="text"/>
    <style:style style:name="T3_262" style:family="text"/>
    <style:style style:name="T3_263" style:family="text"/>
    <style:style style:name="T3_264" style:family="text"/>
    <style:style style:name="T3_265" style:family="text"/>
    <style:style style:name="T3_266" style:family="text"/>
    <style:style style:name="T3_267" style:family="text"/>
    <style:style style:name="T3_268" style:family="text"/>
    <style:style style:name="T3_269" style:family="text"/>
    <style:style style:name="T3_270" style:family="text"/>
    <style:style style:name="T3_271" style:family="text"/>
    <style:style style:name="T3_272" style:family="text"/>
    <style:style style:name="T3_273" style:family="text"/>
    <style:style style:name="T3_274" style:family="text"/>
    <style:style style:name="T3_275" style:family="text"/>
    <style:style style:name="T3_276" style:family="text"/>
    <style:style style:name="T3_277" style:family="text"/>
    <style:style style:name="T3_278" style:family="text"/>
    <style:style style:name="T3_279" style:family="text"/>
    <style:style style:name="T3_280" style:family="text"/>
    <style:style style:name="T3_281" style:family="text"/>
    <style:style style:name="T3_282" style:family="text"/>
    <style:style style:name="T3_283" style:family="text"/>
    <style:style style:name="T3_284" style:family="text"/>
    <style:style style:name="T3_285" style:family="text"/>
    <style:style style:name="T3_286" style:family="text"/>
    <style:style style:name="T3_287" style:family="text"/>
    <style:style style:name="T3_288" style:family="text"/>
    <style:style style:name="T3_289" style:family="text"/>
    <style:style style:name="T3_290" style:family="text"/>
    <style:style style:name="T3_291" style:family="text"/>
    <style:style style:name="T3_292" style:family="text"/>
    <style:style style:name="T3_293" style:family="text"/>
    <style:style style:name="T3_294" style:family="text"/>
    <style:style style:name="T3_295" style:family="text"/>
    <style:style style:name="T3_296" style:family="text"/>
    <style:style style:name="T3_297" style:family="text"/>
    <style:style style:name="T3_298" style:family="text"/>
    <style:style style:name="T3_299" style:family="text"/>
    <style:style style:name="T3_300" style:family="text"/>
    <style:style style:name="T3_301" style:family="text"/>
    <style:style style:name="T3_302" style:family="text"/>
    <style:style style:name="T3_303" style:family="text"/>
    <style:style style:name="T3_304" style:family="text"/>
    <style:style style:name="T3_305" style:family="text"/>
    <style:style style:name="T3_306" style:family="text"/>
    <style:style style:name="T3_307" style:family="text"/>
    <style:style style:name="T3_308" style:family="text"/>
    <style:style style:name="T3_309" style:family="text"/>
    <style:style style:name="T3_310" style:family="text"/>
    <style:style style:name="T3_311" style:family="text"/>
    <style:style style:name="T3_312" style:family="text"/>
    <style:style style:name="T3_313" style:family="text"/>
    <style:style style:name="T3_314" style:family="text"/>
    <style:style style:name="T3_315" style:family="text"/>
    <style:style style:name="T3_316" style:family="text"/>
    <style:style style:name="T3_317" style:family="text"/>
    <style:style style:name="T3_318" style:family="text"/>
    <style:style style:name="T3_319" style:family="text"/>
    <style:style style:name="T3_320" style:family="text"/>
    <style:style style:name="T3_321" style:family="text"/>
    <style:style style:name="T3_322" style:family="text"/>
    <style:style style:name="T3_323" style:family="text"/>
    <style:style style:name="T3_324" style:family="text"/>
    <style:style style:name="T3_325" style:family="text"/>
    <style:style style:name="T3_326" style:family="text"/>
    <style:style style:name="T3_327" style:family="text"/>
    <style:style style:name="T3_328" style:family="text"/>
    <style:style style:name="T3_329" style:family="text"/>
    <style:style style:name="T3_330" style:family="text"/>
    <style:style style:name="P4" style:family="paragraph" style:parent-style-name="Heading_20_2">
      <style:paragraph-properties fo:text-align="justify" fo:break-before="auto" fo:line-height="115%" fo:margin-bottom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text-align="justify" fo:break-before="auto" fo:line-height="115%" fo:margin-bottom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P6" style:family="paragraph" style:parent-style-name="Standard">
      <style:paragraph-properties fo:text-align="justify" fo:break-before="auto" fo:line-height="115%" fo:margin-bottom="0.353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>
      <style:text-properties fo:background-color="#ffffff" fo:color="#252525"/>
    </style:style>
    <style:style style:name="T6_40" style:family="text">
      <style:text-properties fo:background-color="#ffffff" fo:color="#252525"/>
    </style:style>
    <style:style style:name="T6_41" style:family="text">
      <style:text-properties fo:background-color="#ffffff" fo:color="#252525"/>
    </style:style>
    <style:style style:name="T6_42" style:family="text">
      <style:text-properties fo:background-color="#ffffff" fo:color="#252525"/>
    </style:style>
    <style:style style:name="T6_43" style:family="text">
      <style:text-properties fo:background-color="#ffffff" fo:color="#252525"/>
    </style:style>
    <style:style style:name="T6_44" style:family="text">
      <style:text-properties fo:background-color="#ffffff" fo:color="#252525"/>
    </style:style>
    <style:style style:name="T6_45" style:family="text">
      <style:text-properties fo:background-color="#ffffff" fo:color="#252525"/>
    </style:style>
    <style:style style:name="T6_46" style:family="text">
      <style:text-properties fo:background-color="#ffffff" fo:color="#252525"/>
    </style:style>
    <style:style style:name="T6_47" style:family="text">
      <style:text-properties fo:background-color="#ffffff" fo:color="#252525"/>
    </style:style>
    <style:style style:name="T6_48" style:family="text">
      <style:text-properties fo:background-color="#ffffff" fo:color="#252525"/>
    </style:style>
    <style:style style:name="T6_49" style:family="text">
      <style:text-properties fo:background-color="#ffffff" fo:color="#252525"/>
    </style:style>
    <style:style style:name="T6_50" style:family="text">
      <style:text-properties fo:background-color="#ffffff" fo:color="#252525"/>
    </style:style>
    <style:style style:name="T6_51" style:family="text">
      <style:text-properties fo:background-color="#ffffff" fo:color="#252525"/>
    </style:style>
    <style:style style:name="T6_52" style:family="text">
      <style:text-properties fo:background-color="#ffffff" fo:color="#252525"/>
    </style:style>
    <style:style style:name="T6_53" style:family="text">
      <style:text-properties fo:background-color="#ffffff" fo:color="#252525"/>
    </style:style>
    <style:style style:name="T6_54" style:family="text">
      <style:text-properties fo:background-color="#ffffff" fo:color="#252525"/>
    </style:style>
    <style:style style:name="T6_55" style:family="text">
      <style:text-properties fo:background-color="#ffffff" fo:color="#252525"/>
    </style:style>
    <style:style style:name="T6_56" style:family="text">
      <style:text-properties fo:background-color="#ffffff" fo:color="#252525"/>
    </style:style>
    <style:style style:name="T6_57" style:family="text">
      <style:text-properties fo:background-color="#ffffff" fo:color="#252525"/>
    </style:style>
    <style:style style:name="T6_58" style:family="text">
      <style:text-properties fo:background-color="#ffffff" fo:color="#252525"/>
    </style:style>
    <style:style style:name="T6_59" style:family="text">
      <style:text-properties fo:background-color="#ffffff" fo:color="#252525"/>
    </style:style>
    <style:style style:name="T6_60" style:family="text">
      <style:text-properties fo:background-color="#ffffff" fo:color="#252525"/>
    </style:style>
    <style:style style:name="T6_61" style:family="text">
      <style:text-properties fo:background-color="#ffffff" fo:color="#252525"/>
    </style:style>
    <style:style style:name="T6_62" style:family="text">
      <style:text-properties fo:background-color="#ffffff" fo:color="#252525"/>
    </style:style>
    <style:style style:name="T6_63" style:family="text">
      <style:text-properties fo:background-color="#ffffff" fo:color="#252525"/>
    </style:style>
    <style:style style:name="T6_64" style:family="text">
      <style:text-properties fo:background-color="#ffffff" fo:color="#252525"/>
    </style:style>
    <style:style style:name="T6_65" style:family="text">
      <style:text-properties fo:background-color="#ffffff" fo:color="#252525"/>
    </style:style>
    <style:style style:name="T6_66" style:family="text">
      <style:text-properties fo:background-color="#ffffff" fo:color="#252525"/>
    </style:style>
    <style:style style:name="T6_67" style:family="text">
      <style:text-properties fo:background-color="#ffffff" fo:color="#252525"/>
    </style:style>
    <style:style style:name="T6_68" style:family="text">
      <style:text-properties fo:background-color="#ffffff" fo:color="#252525"/>
    </style:style>
    <style:style style:name="T6_69" style:family="text">
      <style:text-properties fo:background-color="#ffffff" fo:color="#252525"/>
    </style:style>
    <style:style style:name="T6_70" style:family="text">
      <style:text-properties fo:background-color="#ffffff" fo:color="#252525"/>
    </style:style>
    <style:style style:name="T6_71" style:family="text">
      <style:text-properties fo:background-color="#ffffff" fo:color="#252525"/>
    </style:style>
    <style:style style:name="T6_72" style:family="text">
      <style:text-properties fo:background-color="#ffffff" fo:color="#252525"/>
    </style:style>
    <style:style style:name="T6_73" style:family="text">
      <style:text-properties fo:background-color="#ffffff" fo:color="#252525"/>
    </style:style>
    <style:style style:name="T6_74" style:family="text">
      <style:text-properties fo:background-color="#ffffff" fo:color="#252525"/>
    </style:style>
    <style:style style:name="T6_75" style:family="text">
      <style:text-properties fo:background-color="#ffffff" fo:color="#252525"/>
    </style:style>
    <style:style style:name="T6_76" style:family="text">
      <style:text-properties fo:background-color="#ffffff" fo:color="#252525"/>
    </style:style>
    <style:style style:name="T6_77" style:family="text">
      <style:text-properties fo:background-color="#ffffff" fo:color="#252525"/>
    </style:style>
    <style:style style:name="T6_78" style:family="text">
      <style:text-properties fo:background-color="#ffffff" fo:color="#252525"/>
    </style:style>
    <style:style style:name="T6_79" style:family="text">
      <style:text-properties fo:background-color="#ffffff" fo:color="#252525"/>
    </style:style>
    <style:style style:name="T6_80" style:family="text">
      <style:text-properties fo:background-color="#ffffff" fo:color="#252525"/>
    </style:style>
    <style:style style:name="T6_81" style:family="text">
      <style:text-properties fo:background-color="#ffffff" fo:color="#252525"/>
    </style:style>
    <style:style style:name="T6_82" style:family="text">
      <style:text-properties fo:background-color="#ffffff" fo:color="#252525"/>
    </style:style>
    <style:style style:name="T6_83" style:family="text">
      <style:text-properties fo:background-color="#ffffff" fo:color="#252525"/>
    </style:style>
    <style:style style:name="T6_84" style:family="text">
      <style:text-properties fo:background-color="#ffffff" fo:color="#252525"/>
    </style:style>
    <style:style style:name="T6_85" style:family="text">
      <style:text-properties fo:background-color="#ffffff" fo:color="#252525"/>
    </style:style>
    <style:style style:name="T6_86" style:family="text">
      <style:text-properties fo:background-color="#ffffff" fo:color="#252525"/>
    </style:style>
    <style:style style:name="T6_87" style:family="text">
      <style:text-properties fo:background-color="#ffffff" fo:color="#252525"/>
    </style:style>
    <style:style style:name="T6_88" style:family="text">
      <style:text-properties fo:background-color="#ffffff" fo:color="#252525"/>
    </style:style>
    <style:style style:name="T6_89" style:family="text">
      <style:text-properties fo:background-color="#ffffff" fo:color="#252525"/>
    </style:style>
    <style:style style:name="T6_90" style:family="text">
      <style:text-properties fo:background-color="#ffffff" fo:color="#252525"/>
    </style:style>
    <style:style style:name="T6_91" style:family="text">
      <style:text-properties fo:background-color="#ffffff" fo:color="#252525"/>
    </style:style>
    <style:style style:name="T6_92" style:family="text">
      <style:text-properties fo:background-color="#ffffff" fo:color="#252525"/>
    </style:style>
    <style:style style:name="T6_93" style:family="text">
      <style:text-properties fo:background-color="#ffffff" fo:color="#252525"/>
    </style:style>
    <style:style style:name="T6_94" style:family="text">
      <style:text-properties fo:background-color="#ffffff" fo:color="#252525"/>
    </style:style>
    <style:style style:name="T6_95" style:family="text">
      <style:text-properties fo:background-color="#ffffff" fo:color="#252525"/>
    </style:style>
    <style:style style:name="T6_96" style:family="text">
      <style:text-properties fo:background-color="#ffffff" fo:color="#252525"/>
    </style:style>
    <style:style style:name="T6_97" style:family="text">
      <style:text-properties fo:background-color="#ffffff" fo:color="#252525"/>
    </style:style>
    <style:style style:name="T6_98" style:family="text">
      <style:text-properties fo:background-color="#ffffff" fo:color="#252525"/>
    </style:style>
    <style:style style:name="T6_99" style:family="text">
      <style:text-properties fo:background-color="#ffffff" fo:color="#252525"/>
    </style:style>
    <style:style style:name="T6_100" style:family="text">
      <style:text-properties fo:background-color="#ffffff" fo:color="#252525"/>
    </style:style>
    <style:style style:name="T6_101" style:family="text">
      <style:text-properties fo:background-color="#ffffff" fo:color="#252525"/>
    </style:style>
    <style:style style:name="T6_102" style:family="text">
      <style:text-properties fo:background-color="#ffffff" fo:color="#252525"/>
    </style:style>
    <style:style style:name="T6_103" style:family="text">
      <style:text-properties fo:background-color="#ffffff" fo:color="#252525"/>
    </style:style>
    <style:style style:name="T6_104" style:family="text">
      <style:text-properties fo:background-color="#ffffff" fo:color="#252525"/>
    </style:style>
    <style:style style:name="T6_105" style:family="text">
      <style:text-properties fo:background-color="#ffffff" fo:color="#252525"/>
    </style:style>
    <style:style style:name="T6_106" style:family="text">
      <style:text-properties fo:background-color="#ffffff" fo:color="#252525"/>
    </style:style>
    <style:style style:name="T6_107" style:family="text">
      <style:text-properties fo:background-color="#ffffff" fo:color="#252525"/>
    </style:style>
    <style:style style:name="T6_108" style:family="text">
      <style:text-properties fo:background-color="#ffffff" fo:color="#252525"/>
    </style:style>
    <style:style style:name="T6_109" style:family="text">
      <style:text-properties fo:background-color="#ffffff" fo:color="#252525"/>
    </style:style>
    <style:style style:name="T6_110" style:family="text">
      <style:text-properties fo:background-color="#ffffff" fo:color="#252525"/>
    </style:style>
    <style:style style:name="T6_111" style:family="text">
      <style:text-properties fo:background-color="#ffffff" fo:color="#252525"/>
    </style:style>
    <style:style style:name="T6_112" style:family="text">
      <style:text-properties fo:background-color="#ffffff" fo:color="#252525"/>
    </style:style>
    <style:style style:name="T6_113" style:family="text">
      <style:text-properties fo:background-color="#ffffff" fo:color="#252525"/>
    </style:style>
    <style:style style:name="T6_114" style:family="text">
      <style:text-properties fo:background-color="#ffffff" fo:color="#252525"/>
    </style:style>
    <style:style style:name="T6_115" style:family="text">
      <style:text-properties fo:background-color="#ffffff" fo:color="#252525"/>
    </style:style>
    <style:style style:name="T6_116" style:family="text">
      <style:text-properties fo:background-color="#ffffff" fo:color="#252525"/>
    </style:style>
    <style:style style:name="T6_117" style:family="text">
      <style:text-properties fo:background-color="#ffffff" fo:color="#252525"/>
    </style:style>
    <style:style style:name="T6_118" style:family="text">
      <style:text-properties fo:background-color="#ffffff" fo:color="#252525"/>
    </style:style>
    <style:style style:name="T6_119" style:family="text">
      <style:text-properties fo:background-color="#ffffff" fo:color="#252525"/>
    </style:style>
    <style:style style:name="T6_120" style:family="text">
      <style:text-properties fo:background-color="#ffffff" fo:color="#252525"/>
    </style:style>
    <style:style style:name="T6_121" style:family="text">
      <style:text-properties fo:background-color="#ffffff" fo:color="#252525"/>
    </style:style>
    <style:style style:name="T6_122" style:family="text">
      <style:text-properties fo:background-color="#ffffff" fo:color="#252525"/>
    </style:style>
    <style:style style:name="T6_123" style:family="text">
      <style:text-properties fo:background-color="#ffffff" fo:color="#252525"/>
    </style:style>
    <style:style style:name="T6_124" style:family="text">
      <style:text-properties fo:background-color="#ffffff" fo:color="#252525"/>
    </style:style>
    <style:style style:name="T6_125" style:family="text">
      <style:text-properties fo:background-color="#ffffff" fo:color="#252525"/>
    </style:style>
    <style:style style:name="T6_126" style:family="text">
      <style:text-properties fo:background-color="#ffffff" fo:color="#252525"/>
    </style:style>
    <style:style style:name="T6_127" style:family="text">
      <style:text-properties fo:background-color="#ffffff" fo:color="#252525"/>
    </style:style>
    <style:style style:name="T6_128" style:family="text">
      <style:text-properties fo:background-color="#ffffff" fo:color="#252525"/>
    </style:style>
    <style:style style:name="T6_129" style:family="text">
      <style:text-properties fo:background-color="#ffffff" fo:color="#252525"/>
    </style:style>
    <style:style style:name="T6_130" style:family="text">
      <style:text-properties fo:background-color="#ffffff" fo:color="#252525"/>
    </style:style>
    <style:style style:name="T6_131" style:family="text">
      <style:text-properties fo:background-color="#ffffff" fo:color="#252525"/>
    </style:style>
    <style:style style:name="T6_132" style:family="text">
      <style:text-properties fo:background-color="#ffffff" fo:color="#252525"/>
    </style:style>
    <style:style style:name="T6_133" style:family="text">
      <style:text-properties fo:background-color="#ffffff" fo:color="#252525"/>
    </style:style>
    <style:style style:name="T6_134" style:family="text">
      <style:text-properties fo:background-color="#ffffff" fo:color="#252525"/>
    </style:style>
    <style:style style:name="T6_135" style:family="text">
      <style:text-properties fo:background-color="#ffffff" fo:color="#252525"/>
    </style:style>
    <style:style style:name="T6_136" style:family="text">
      <style:text-properties fo:background-color="#ffffff" fo:color="#252525"/>
    </style:style>
    <style:style style:name="T6_137" style:family="text">
      <style:text-properties fo:background-color="#ffffff" fo:color="#252525"/>
    </style:style>
    <style:style style:name="T6_138" style:family="text">
      <style:text-properties fo:background-color="#ffffff" fo:color="#252525"/>
    </style:style>
    <style:style style:name="T6_139" style:family="text">
      <style:text-properties fo:background-color="#ffffff" fo:color="#252525"/>
    </style:style>
    <style:style style:name="T6_140" style:family="text">
      <style:text-properties fo:background-color="#ffffff" fo:color="#252525"/>
    </style:style>
    <style:style style:name="T6_141" style:family="text">
      <style:text-properties fo:background-color="#ffffff" fo:color="#252525"/>
    </style:style>
    <style:style style:name="T6_142" style:family="text">
      <style:text-properties fo:background-color="#ffffff" fo:color="#252525"/>
    </style:style>
    <style:style style:name="T6_143" style:family="text">
      <style:text-properties fo:background-color="#ffffff" fo:color="#252525"/>
    </style:style>
    <style:style style:name="T6_144" style:family="text">
      <style:text-properties fo:background-color="#ffffff" fo:color="#252525"/>
    </style:style>
    <style:style style:name="T6_145" style:family="text">
      <style:text-properties fo:background-color="#ffffff" fo:color="#252525"/>
    </style:style>
    <style:style style:name="T6_146" style:family="text">
      <style:text-properties fo:background-color="#ffffff" fo:color="#252525"/>
    </style:style>
    <style:style style:name="T6_147" style:family="text">
      <style:text-properties fo:background-color="#ffffff" fo:color="#252525"/>
    </style:style>
    <style:style style:name="T6_148" style:family="text">
      <style:text-properties fo:background-color="#ffffff" fo:color="#252525"/>
    </style:style>
    <style:style style:name="T6_149" style:family="text">
      <style:text-properties fo:background-color="#ffffff" fo:color="#252525"/>
    </style:style>
    <style:style style:name="T6_150" style:family="text">
      <style:text-properties fo:background-color="#ffffff" fo:color="#252525"/>
    </style:style>
    <style:style style:name="T6_151" style:family="text">
      <style:text-properties fo:background-color="#ffffff" fo:color="#252525"/>
    </style:style>
    <style:style style:name="T6_152" style:family="text">
      <style:text-properties fo:background-color="#ffffff" fo:color="#252525"/>
    </style:style>
    <style:style style:name="T6_153" style:family="text">
      <style:text-properties fo:background-color="#ffffff" fo:color="#252525"/>
    </style:style>
    <style:style style:name="T6_154" style:family="text">
      <style:text-properties fo:background-color="#ffffff" fo:color="#252525"/>
    </style:style>
    <style:style style:name="T6_155" style:family="text">
      <style:text-properties fo:background-color="#ffffff" fo:color="#252525"/>
    </style:style>
    <style:style style:name="T6_156" style:family="text">
      <style:text-properties fo:background-color="#ffffff" fo:color="#252525"/>
    </style:style>
    <style:style style:name="T6_157" style:family="text">
      <style:text-properties fo:background-color="#ffffff" fo:color="#252525"/>
    </style:style>
    <style:style style:name="T6_158" style:family="text">
      <style:text-properties fo:background-color="#ffffff" fo:color="#252525"/>
    </style:style>
    <style:style style:name="T6_159" style:family="text">
      <style:text-properties fo:background-color="#ffffff" fo:color="#252525"/>
    </style:style>
    <style:style style:name="T6_160" style:family="text">
      <style:text-properties fo:background-color="#ffffff" fo:color="#252525"/>
    </style:style>
    <style:style style:name="T6_161" style:family="text">
      <style:text-properties fo:background-color="#ffffff" fo:color="#252525"/>
    </style:style>
    <style:style style:name="T6_162" style:family="text">
      <style:text-properties fo:background-color="#ffffff" fo:color="#252525"/>
    </style:style>
    <style:style style:name="T6_163" style:family="text">
      <style:text-properties fo:background-color="#ffffff" fo:color="#252525"/>
    </style:style>
    <style:style style:name="T6_164" style:family="text">
      <style:text-properties fo:background-color="#ffffff" fo:color="#252525"/>
    </style:style>
    <style:style style:name="T6_165" style:family="text">
      <style:text-properties fo:background-color="#ffffff" fo:color="#252525"/>
    </style:style>
    <style:style style:name="T6_166" style:family="text">
      <style:text-properties fo:background-color="#ffffff" fo:color="#252525"/>
    </style:style>
    <style:style style:name="T6_167" style:family="text">
      <style:text-properties fo:background-color="#ffffff" fo:color="#252525"/>
    </style:style>
    <style:style style:name="T6_168" style:family="text">
      <style:text-properties fo:background-color="#ffffff" fo:color="#252525"/>
    </style:style>
    <style:style style:name="T6_169" style:family="text">
      <style:text-properties fo:background-color="#ffffff" fo:color="#252525"/>
    </style:style>
    <style:style style:name="T6_170" style:family="text">
      <style:text-properties fo:background-color="#ffffff" fo:color="#252525"/>
    </style:style>
    <style:style style:name="T6_171" style:family="text">
      <style:text-properties fo:background-color="#ffffff" fo:color="#252525"/>
    </style:style>
    <style:style style:name="T6_172" style:family="text">
      <style:text-properties fo:background-color="#ffffff" fo:color="#252525"/>
    </style:style>
    <style:style style:name="T6_173" style:family="text">
      <style:text-properties fo:background-color="#ffffff" fo:color="#252525"/>
    </style:style>
    <style:style style:name="T6_174" style:family="text">
      <style:text-properties fo:background-color="#ffffff" fo:color="#252525"/>
    </style:style>
    <style:style style:name="T6_175" style:family="text">
      <style:text-properties fo:background-color="#ffffff" fo:color="#252525"/>
    </style:style>
    <style:style style:name="T6_176" style:family="text">
      <style:text-properties fo:background-color="#ffffff" fo:color="#252525"/>
    </style:style>
    <style:style style:name="T6_177" style:family="text">
      <style:text-properties fo:background-color="#ffffff" fo:color="#252525"/>
    </style:style>
    <style:style style:name="T6_178" style:family="text">
      <style:text-properties fo:background-color="#ffffff" fo:color="#252525"/>
    </style:style>
    <style:style style:name="T6_179" style:family="text">
      <style:text-properties fo:background-color="#ffffff" fo:color="#252525"/>
    </style:style>
    <style:style style:name="T6_180" style:family="text">
      <style:text-properties fo:background-color="#ffffff" fo:color="#252525"/>
    </style:style>
    <style:style style:name="T6_181" style:family="text">
      <style:text-properties fo:background-color="#ffffff" fo:color="#252525"/>
    </style:style>
    <style:style style:name="T6_182" style:family="text">
      <style:text-properties fo:background-color="#ffffff" fo:color="#252525"/>
    </style:style>
    <style:style style:name="T6_183" style:family="text">
      <style:text-properties fo:background-color="#ffffff" fo:color="#252525"/>
    </style:style>
    <style:style style:name="T6_184" style:family="text">
      <style:text-properties fo:background-color="#ffffff" fo:color="#252525"/>
    </style:style>
    <style:style style:name="T6_185" style:family="text">
      <style:text-properties fo:background-color="#ffffff" fo:color="#252525"/>
    </style:style>
    <style:style style:name="T6_186" style:family="text">
      <style:text-properties fo:background-color="#ffffff" fo:color="#252525"/>
    </style:style>
    <style:style style:name="T6_187" style:family="text">
      <style:text-properties fo:background-color="#ffffff" fo:color="#252525"/>
    </style:style>
    <style:style style:name="T6_188" style:family="text">
      <style:text-properties fo:background-color="#ffffff" fo:color="#252525"/>
    </style:style>
    <style:style style:name="T6_189" style:family="text">
      <style:text-properties fo:background-color="#ffffff" fo:color="#252525"/>
    </style:style>
    <style:style style:name="T6_190" style:family="text">
      <style:text-properties fo:background-color="#ffffff" fo:color="#252525"/>
    </style:style>
    <style:style style:name="T6_191" style:family="text">
      <style:text-properties fo:background-color="#ffffff" fo:color="#252525"/>
    </style:style>
    <style:style style:name="T6_192" style:family="text">
      <style:text-properties fo:background-color="#ffffff" fo:color="#252525"/>
    </style:style>
    <style:style style:name="T6_193" style:family="text">
      <style:text-properties fo:background-color="#ffffff" fo:color="#252525"/>
    </style:style>
    <style:style style:name="T6_194" style:family="text">
      <style:text-properties fo:background-color="#ffffff" fo:color="#252525"/>
    </style:style>
    <style:style style:name="T6_195" style:family="text">
      <style:text-properties fo:background-color="#ffffff" fo:color="#252525"/>
    </style:style>
    <style:style style:name="T6_196" style:family="text">
      <style:text-properties fo:background-color="#ffffff" fo:color="#252525"/>
    </style:style>
    <style:style style:name="T6_197" style:family="text">
      <style:text-properties fo:background-color="#ffffff" fo:color="#252525"/>
    </style:style>
    <style:style style:name="T6_198" style:family="text">
      <style:text-properties fo:background-color="#ffffff" fo:color="#252525"/>
    </style:style>
    <style:style style:name="T6_199" style:family="text">
      <style:text-properties fo:background-color="#ffffff" fo:color="#252525"/>
    </style:style>
    <style:style style:name="T6_200" style:family="text">
      <style:text-properties fo:background-color="#ffffff" fo:color="#252525"/>
    </style:style>
    <style:style style:name="T6_201" style:family="text">
      <style:text-properties fo:background-color="#ffffff" fo:color="#252525"/>
    </style:style>
    <style:style style:name="T6_202" style:family="text">
      <style:text-properties fo:background-color="#ffffff" fo:color="#252525"/>
    </style:style>
    <style:style style:name="T6_203" style:family="text">
      <style:text-properties fo:background-color="#ffffff" fo:color="#252525"/>
    </style:style>
    <style:style style:name="T6_204" style:family="text">
      <style:text-properties fo:background-color="#ffffff" fo:color="#252525"/>
    </style:style>
    <style:style style:name="T6_205" style:family="text">
      <style:text-properties fo:background-color="#ffffff" fo:color="#252525"/>
    </style:style>
    <style:style style:name="T6_206" style:family="text">
      <style:text-properties fo:background-color="#ffffff" fo:color="#252525"/>
    </style:style>
    <style:style style:name="T6_207" style:family="text">
      <style:text-properties fo:background-color="#ffffff" fo:color="#252525"/>
    </style:style>
    <style:style style:name="T6_208" style:family="text">
      <style:text-properties fo:background-color="#ffffff" fo:color="#252525"/>
    </style:style>
    <style:style style:name="T6_209" style:family="text">
      <style:text-properties fo:background-color="#ffffff" fo:color="#252525"/>
    </style:style>
    <style:style style:name="T6_210" style:family="text">
      <style:text-properties fo:background-color="#ffffff" fo:color="#252525"/>
    </style:style>
    <style:style style:name="T6_211" style:family="text">
      <style:text-properties fo:background-color="#ffffff" fo:color="#252525"/>
    </style:style>
    <style:style style:name="T6_212" style:family="text">
      <style:text-properties fo:background-color="#ffffff" fo:color="#252525"/>
    </style:style>
    <style:style style:name="T6_213" style:family="text">
      <style:text-properties fo:background-color="#ffffff" fo:color="#252525"/>
    </style:style>
    <style:style style:name="T6_214" style:family="text">
      <style:text-properties fo:background-color="#ffffff" fo:color="#252525"/>
    </style:style>
    <style:style style:name="T6_215" style:family="text">
      <style:text-properties fo:background-color="#ffffff" fo:color="#252525"/>
    </style:style>
    <style:style style:name="T6_216" style:family="text">
      <style:text-properties fo:background-color="#ffffff" fo:color="#252525"/>
    </style:style>
    <style:style style:name="T6_217" style:family="text">
      <style:text-properties fo:background-color="#ffffff" fo:color="#252525"/>
    </style:style>
    <style:style style:name="T6_218" style:family="text">
      <style:text-properties fo:background-color="#ffffff" fo:color="#252525"/>
    </style:style>
    <style:style style:name="T6_219" style:family="text">
      <style:text-properties fo:background-color="#ffffff" fo:color="#252525"/>
    </style:style>
    <style:style style:name="T6_220" style:family="text">
      <style:text-properties fo:background-color="#ffffff" fo:color="#252525"/>
    </style:style>
    <style:style style:name="T6_221" style:family="text">
      <style:text-properties fo:background-color="#ffffff" fo:color="#252525"/>
    </style:style>
    <style:style style:name="T6_222" style:family="text">
      <style:text-properties fo:background-color="#ffffff" fo:color="#252525"/>
    </style:style>
    <style:style style:name="T6_223" style:family="text">
      <style:text-properties fo:background-color="#ffffff" fo:color="#252525"/>
    </style:style>
    <style:style style:name="T6_224" style:family="text">
      <style:text-properties fo:background-color="#ffffff" fo:color="#252525"/>
    </style:style>
    <style:style style:name="T6_225" style:family="text">
      <style:text-properties fo:background-color="#ffffff" fo:color="#252525"/>
    </style:style>
    <style:style style:name="T6_226" style:family="text">
      <style:text-properties fo:background-color="#ffffff" fo:color="#252525"/>
    </style:style>
    <style:style style:name="T6_227" style:family="text">
      <style:text-properties fo:background-color="#ffffff" fo:color="#252525"/>
    </style:style>
    <style:style style:name="T6_228" style:family="text">
      <style:text-properties fo:background-color="#ffffff" fo:color="#252525"/>
    </style:style>
    <style:style style:name="T6_229" style:family="text">
      <style:text-properties fo:background-color="#ffffff" fo:color="#252525"/>
    </style:style>
    <style:style style:name="T6_230" style:family="text">
      <style:text-properties fo:background-color="#ffffff" fo:color="#252525"/>
    </style:style>
    <style:style style:name="T6_231" style:family="text">
      <style:text-properties fo:background-color="#ffffff" fo:color="#252525"/>
    </style:style>
    <style:style style:name="T6_232" style:family="text">
      <style:text-properties fo:background-color="#ffffff" fo:color="#252525"/>
    </style:style>
    <style:style style:name="T6_233" style:family="text">
      <style:text-properties fo:background-color="#ffffff" fo:color="#252525"/>
    </style:style>
    <style:style style:name="T6_234" style:family="text">
      <style:text-properties fo:background-color="#ffffff" fo:color="#252525"/>
    </style:style>
    <style:style style:name="T6_235" style:family="text">
      <style:text-properties fo:background-color="#ffffff" fo:color="#252525"/>
    </style:style>
    <style:style style:name="T6_236" style:family="text">
      <style:text-properties fo:background-color="#ffffff" fo:color="#252525"/>
    </style:style>
    <style:style style:name="T6_237" style:family="text">
      <style:text-properties fo:background-color="#ffffff" fo:color="#252525"/>
    </style:style>
    <style:style style:name="T6_238" style:family="text">
      <style:text-properties fo:background-color="#ffffff" fo:color="#252525"/>
    </style:style>
    <style:style style:name="T6_239" style:family="text">
      <style:text-properties fo:background-color="#ffffff" fo:color="#252525"/>
    </style:style>
    <style:style style:name="T6_240" style:family="text">
      <style:text-properties fo:background-color="#ffffff" fo:color="#252525"/>
    </style:style>
    <style:style style:name="T6_241" style:family="text">
      <style:text-properties fo:background-color="#ffffff" fo:color="#252525"/>
    </style:style>
    <style:style style:name="T6_242" style:family="text">
      <style:text-properties fo:background-color="#ffffff" fo:color="#252525"/>
    </style:style>
    <style:style style:name="T6_243" style:family="text">
      <style:text-properties fo:background-color="#ffffff" fo:color="#252525"/>
    </style:style>
    <style:style style:name="P7" style:family="paragraph" style:parent-style-name="Standard">
      <style:paragraph-properties fo:text-align="justify" fo:break-before="auto" fo:line-height="115%" fo:margin-bottom="0.353cm" style:writing-mode="lr-tb"/>
    </style:style>
    <style:style style:name="T7_1" style:family="text">
      <style:text-properties fo:background-color="#ffffff" fo:color="#252525"/>
    </style:style>
    <style:style style:name="T7_2" style:family="text">
      <style:text-properties fo:background-color="#ffffff" fo:color="#252525"/>
    </style:style>
    <style:style style:name="T7_3" style:family="text">
      <style:text-properties fo:background-color="#ffffff" fo:color="#252525"/>
    </style:style>
    <style:style style:name="T7_4" style:family="text">
      <style:text-properties fo:background-color="#ffffff" fo:color="#252525"/>
    </style:style>
    <style:style style:name="T7_5" style:family="text">
      <style:text-properties fo:background-color="#ffffff" fo:color="#252525"/>
    </style:style>
    <style:style style:name="T7_6" style:family="text">
      <style:text-properties fo:background-color="#ffffff" fo:color="#252525"/>
    </style:style>
    <style:style style:name="T7_7" style:family="text">
      <style:text-properties fo:background-color="#ffffff" fo:color="#252525"/>
    </style:style>
    <style:style style:name="T7_8" style:family="text">
      <style:text-properties fo:background-color="#ffffff" fo:color="#252525"/>
    </style:style>
    <style:style style:name="T7_9" style:family="text">
      <style:text-properties fo:background-color="#ffffff" fo:color="#252525"/>
    </style:style>
    <style:style style:name="T7_10" style:family="text">
      <style:text-properties fo:background-color="#ffffff" fo:color="#252525"/>
    </style:style>
    <style:style style:name="T7_11" style:family="text">
      <style:text-properties fo:background-color="#ffffff" fo:color="#252525"/>
    </style:style>
    <style:style style:name="T7_12" style:family="text">
      <style:text-properties fo:background-color="#ffffff" fo:color="#252525"/>
    </style:style>
    <style:style style:name="T7_13" style:family="text">
      <style:text-properties fo:background-color="#ffffff" fo:color="#252525"/>
    </style:style>
    <style:style style:name="T7_14" style:family="text">
      <style:text-properties fo:background-color="#ffffff" fo:color="#252525"/>
    </style:style>
    <style:style style:name="T7_15" style:family="text">
      <style:text-properties fo:background-color="#ffffff" fo:color="#252525"/>
    </style:style>
    <style:style style:name="T7_16" style:family="text">
      <style:text-properties fo:background-color="#ffffff" fo:color="#252525"/>
    </style:style>
    <style:style style:name="T7_17" style:family="text">
      <style:text-properties fo:background-color="#ffffff" fo:color="#252525"/>
    </style:style>
    <style:style style:name="T7_18" style:family="text">
      <style:text-properties fo:background-color="#ffffff" fo:color="#252525"/>
    </style:style>
    <style:style style:name="T7_19" style:family="text">
      <style:text-properties fo:background-color="#ffffff" fo:color="#252525"/>
    </style:style>
    <style:style style:name="T7_20" style:family="text">
      <style:text-properties fo:background-color="#ffffff" fo:color="#252525"/>
    </style:style>
    <style:style style:name="T7_21" style:family="text">
      <style:text-properties fo:background-color="#ffffff" fo:color="#252525"/>
    </style:style>
    <style:style style:name="T7_22" style:family="text">
      <style:text-properties fo:background-color="#ffffff" fo:color="#252525"/>
    </style:style>
    <style:style style:name="T7_23" style:family="text">
      <style:text-properties fo:background-color="#ffffff" fo:color="#252525"/>
    </style:style>
    <style:style style:name="T7_24" style:family="text">
      <style:text-properties fo:background-color="#ffffff" fo:color="#252525"/>
    </style:style>
    <style:style style:name="T7_25" style:family="text">
      <style:text-properties fo:background-color="#ffffff" fo:color="#252525"/>
    </style:style>
    <style:style style:name="T7_26" style:family="text">
      <style:text-properties fo:background-color="#ffffff" fo:color="#252525"/>
    </style:style>
    <style:style style:name="T7_27" style:family="text">
      <style:text-properties fo:background-color="#ffffff" fo:color="#252525"/>
    </style:style>
    <style:style style:name="T7_28" style:family="text">
      <style:text-properties fo:background-color="#ffffff" fo:color="#252525"/>
    </style:style>
    <style:style style:name="T7_29" style:family="text">
      <style:text-properties fo:background-color="#ffffff" fo:color="#252525"/>
    </style:style>
    <style:style style:name="T7_30" style:family="text">
      <style:text-properties fo:background-color="#ffffff" fo:color="#252525"/>
    </style:style>
    <style:style style:name="T7_31" style:family="text">
      <style:text-properties fo:background-color="#ffffff" fo:color="#252525"/>
    </style:style>
    <style:style style:name="T7_32" style:family="text">
      <style:text-properties fo:background-color="#ffffff" fo:color="#252525"/>
    </style:style>
    <style:style style:name="T7_33" style:family="text">
      <style:text-properties fo:background-color="#ffffff" fo:color="#252525"/>
    </style:style>
    <style:style style:name="T7_34" style:family="text">
      <style:text-properties fo:background-color="#ffffff" fo:color="#252525"/>
    </style:style>
    <style:style style:name="T7_35" style:family="text">
      <style:text-properties fo:background-color="#ffffff" fo:color="#252525"/>
    </style:style>
    <style:style style:name="T7_36" style:family="text">
      <style:text-properties fo:background-color="#ffffff" fo:color="#252525"/>
    </style:style>
    <style:style style:name="T7_37" style:family="text">
      <style:text-properties fo:background-color="#ffffff" fo:color="#252525"/>
    </style:style>
    <style:style style:name="T7_38" style:family="text">
      <style:text-properties fo:background-color="#ffffff" fo:color="#252525"/>
    </style:style>
    <style:style style:name="T7_39" style:family="text">
      <style:text-properties fo:background-color="#ffffff" fo:color="#252525"/>
    </style:style>
    <style:style style:name="T7_40" style:family="text">
      <style:text-properties fo:background-color="#ffffff" fo:color="#252525"/>
    </style:style>
    <style:style style:name="T7_41" style:family="text">
      <style:text-properties fo:background-color="#ffffff" fo:color="#252525"/>
    </style:style>
    <style:style style:name="T7_42" style:family="text">
      <style:text-properties fo:background-color="#ffffff" fo:color="#252525"/>
    </style:style>
    <style:style style:name="T7_43" style:family="text">
      <style:text-properties fo:background-color="#ffffff" fo:color="#252525"/>
    </style:style>
    <style:style style:name="T7_44" style:family="text">
      <style:text-properties fo:background-color="#ffffff" fo:color="#252525"/>
    </style:style>
    <style:style style:name="T7_45" style:family="text">
      <style:text-properties fo:background-color="#ffffff" fo:color="#252525"/>
    </style:style>
    <style:style style:name="T7_46" style:family="text">
      <style:text-properties fo:background-color="#ffffff" fo:color="#252525"/>
    </style:style>
    <style:style style:name="T7_47" style:family="text">
      <style:text-properties fo:background-color="#ffffff" fo:color="#252525"/>
    </style:style>
    <style:style style:name="T7_48" style:family="text">
      <style:text-properties fo:background-color="#ffffff" fo:color="#252525"/>
    </style:style>
    <style:style style:name="T7_49" style:family="text">
      <style:text-properties fo:background-color="#ffffff" fo:color="#252525"/>
    </style:style>
    <style:style style:name="T7_50" style:family="text">
      <style:text-properties fo:background-color="#ffffff" fo:color="#252525"/>
    </style:style>
    <style:style style:name="T7_51" style:family="text">
      <style:text-properties fo:background-color="#ffffff" fo:color="#252525"/>
    </style:style>
    <style:style style:name="T7_52" style:family="text">
      <style:text-properties fo:background-color="#ffffff" fo:color="#252525"/>
    </style:style>
    <style:style style:name="T7_53" style:family="text">
      <style:text-properties fo:background-color="#ffffff" fo:color="#252525"/>
    </style:style>
    <style:style style:name="T7_54" style:family="text">
      <style:text-properties fo:background-color="#ffffff" fo:color="#252525"/>
    </style:style>
    <style:style style:name="T7_55" style:family="text">
      <style:text-properties fo:background-color="#ffffff" fo:color="#252525"/>
    </style:style>
    <style:style style:name="T7_56" style:family="text">
      <style:text-properties fo:background-color="#ffffff" fo:color="#252525"/>
    </style:style>
    <style:style style:name="T7_57" style:family="text">
      <style:text-properties fo:background-color="#ffffff" fo:color="#252525"/>
    </style:style>
    <style:style style:name="T7_58" style:family="text">
      <style:text-properties fo:background-color="#ffffff" fo:color="#252525"/>
    </style:style>
    <style:style style:name="T7_59" style:family="text">
      <style:text-properties fo:background-color="#ffffff" fo:color="#252525"/>
    </style:style>
    <style:style style:name="T7_60" style:family="text">
      <style:text-properties fo:background-color="#ffffff" fo:color="#252525"/>
    </style:style>
    <style:style style:name="T7_61" style:family="text">
      <style:text-properties fo:background-color="#ffffff" fo:color="#252525"/>
    </style:style>
    <style:style style:name="T7_62" style:family="text">
      <style:text-properties fo:background-color="#ffffff" fo:color="#252525"/>
    </style:style>
    <style:style style:name="T7_63" style:family="text">
      <style:text-properties fo:background-color="#ffffff" fo:color="#252525"/>
    </style:style>
    <style:style style:name="T7_64" style:family="text">
      <style:text-properties fo:background-color="#ffffff" fo:color="#252525"/>
    </style:style>
    <style:style style:name="T7_65" style:family="text">
      <style:text-properties fo:background-color="#ffffff" fo:color="#252525"/>
    </style:style>
    <style:style style:name="T7_66" style:family="text">
      <style:text-properties fo:background-color="#ffffff" fo:color="#252525"/>
    </style:style>
    <style:style style:name="T7_67" style:family="text">
      <style:text-properties fo:background-color="#ffffff" fo:color="#252525"/>
    </style:style>
    <style:style style:name="T7_68" style:family="text">
      <style:text-properties fo:background-color="#ffffff" fo:color="#252525"/>
    </style:style>
    <style:style style:name="T7_69" style:family="text">
      <style:text-properties fo:background-color="#ffffff" fo:color="#252525"/>
    </style:style>
    <style:style style:name="T7_70" style:family="text">
      <style:text-properties fo:background-color="#ffffff" fo:color="#252525"/>
    </style:style>
    <style:style style:name="T7_71" style:family="text">
      <style:text-properties fo:background-color="#ffffff" fo:color="#252525"/>
    </style:style>
    <style:style style:name="T7_72" style:family="text">
      <style:text-properties fo:background-color="#ffffff" fo:color="#252525"/>
    </style:style>
    <style:style style:name="T7_73" style:family="text">
      <style:text-properties fo:background-color="#ffffff" fo:color="#252525"/>
    </style:style>
    <style:style style:name="T7_74" style:family="text">
      <style:text-properties fo:background-color="#ffffff" fo:color="#252525"/>
    </style:style>
    <style:style style:name="T7_75" style:family="text">
      <style:text-properties fo:background-color="#ffffff" fo:color="#252525"/>
    </style:style>
    <style:style style:name="T7_76" style:family="text">
      <style:text-properties fo:background-color="#ffffff" fo:color="#252525"/>
    </style:style>
    <style:style style:name="T7_77" style:family="text">
      <style:text-properties fo:background-color="#ffffff" fo:color="#252525"/>
    </style:style>
    <style:style style:name="T7_78" style:family="text">
      <style:text-properties fo:background-color="#ffffff" fo:color="#252525"/>
    </style:style>
    <style:style style:name="T7_79" style:family="text">
      <style:text-properties fo:background-color="#ffffff" fo:color="#252525"/>
    </style:style>
    <style:style style:name="T7_80" style:family="text">
      <style:text-properties fo:background-color="#ffffff" fo:color="#252525"/>
    </style:style>
    <style:style style:name="T7_81" style:family="text">
      <style:text-properties fo:background-color="#ffffff" fo:color="#252525"/>
    </style:style>
    <style:style style:name="T7_82" style:family="text">
      <style:text-properties fo:background-color="#ffffff" fo:color="#252525"/>
    </style:style>
    <style:style style:name="T7_83" style:family="text">
      <style:text-properties fo:background-color="#ffffff" fo:color="#252525"/>
    </style:style>
    <style:style style:name="T7_84" style:family="text">
      <style:text-properties fo:background-color="#ffffff" fo:color="#252525"/>
    </style:style>
    <style:style style:name="T7_85" style:family="text">
      <style:text-properties fo:background-color="#ffffff" fo:color="#252525"/>
    </style:style>
    <style:style style:name="T7_86" style:family="text">
      <style:text-properties fo:background-color="#ffffff" fo:color="#252525"/>
    </style:style>
    <style:style style:name="T7_87" style:family="text">
      <style:text-properties fo:background-color="#ffffff" fo:color="#252525"/>
    </style:style>
    <style:style style:name="T7_88" style:family="text">
      <style:text-properties fo:background-color="#ffffff" fo:color="#252525"/>
    </style:style>
    <style:style style:name="T7_89" style:family="text">
      <style:text-properties fo:background-color="#ffffff" fo:color="#252525"/>
    </style:style>
    <style:style style:name="T7_90" style:family="text">
      <style:text-properties fo:background-color="#ffffff" fo:color="#252525"/>
    </style:style>
    <style:style style:name="T7_91" style:family="text">
      <style:text-properties fo:background-color="#ffffff" fo:color="#252525"/>
    </style:style>
    <style:style style:name="T7_92" style:family="text">
      <style:text-properties fo:background-color="#ffffff" fo:color="#252525"/>
    </style:style>
    <style:style style:name="T7_93" style:family="text">
      <style:text-properties fo:background-color="#ffffff" fo:color="#252525"/>
    </style:style>
    <style:style style:name="T7_94" style:family="text">
      <style:text-properties fo:background-color="#ffffff" fo:color="#252525"/>
    </style:style>
    <style:style style:name="T7_95" style:family="text">
      <style:text-properties fo:background-color="#ffffff" fo:color="#252525"/>
    </style:style>
    <style:style style:name="T7_96" style:family="text">
      <style:text-properties fo:background-color="#ffffff" fo:color="#252525"/>
    </style:style>
    <style:style style:name="T7_97" style:family="text">
      <style:text-properties fo:background-color="#ffffff" fo:color="#252525"/>
    </style:style>
    <style:style style:name="T7_98" style:family="text">
      <style:text-properties fo:background-color="#ffffff" fo:color="#252525"/>
    </style:style>
    <style:style style:name="T7_99" style:family="text">
      <style:text-properties fo:background-color="#ffffff" fo:color="#252525"/>
    </style:style>
    <style:style style:name="T7_100" style:family="text">
      <style:text-properties fo:background-color="#ffffff" fo:color="#252525"/>
    </style:style>
    <style:style style:name="T7_101" style:family="text">
      <style:text-properties fo:background-color="#ffffff" fo:color="#252525"/>
    </style:style>
    <style:style style:name="T7_102" style:family="text">
      <style:text-properties fo:background-color="#ffffff" fo:color="#252525"/>
    </style:style>
    <style:style style:name="T7_103" style:family="text">
      <style:text-properties fo:background-color="#ffffff" fo:color="#252525"/>
    </style:style>
    <style:style style:name="T7_104" style:family="text">
      <style:text-properties fo:background-color="#ffffff" fo:color="#252525"/>
    </style:style>
    <style:style style:name="T7_105" style:family="text">
      <style:text-properties fo:background-color="#ffffff" fo:color="#252525"/>
    </style:style>
    <style:style style:name="T7_106" style:family="text">
      <style:text-properties fo:background-color="#ffffff" fo:color="#252525"/>
    </style:style>
    <style:style style:name="T7_107" style:family="text">
      <style:text-properties fo:background-color="#ffffff" fo:color="#252525"/>
    </style:style>
    <style:style style:name="T7_108" style:family="text">
      <style:text-properties fo:background-color="#ffffff" fo:color="#252525"/>
    </style:style>
    <style:style style:name="T7_109" style:family="text">
      <style:text-properties fo:background-color="#ffffff" fo:color="#252525"/>
    </style:style>
    <style:style style:name="T7_110" style:family="text">
      <style:text-properties fo:background-color="#ffffff" fo:color="#252525"/>
    </style:style>
    <style:style style:name="T7_111" style:family="text">
      <style:text-properties fo:background-color="#ffffff" fo:color="#252525"/>
    </style:style>
    <style:style style:name="T7_112" style:family="text">
      <style:text-properties fo:background-color="#ffffff" fo:color="#252525"/>
    </style:style>
    <style:style style:name="T7_113" style:family="text">
      <style:text-properties fo:background-color="#ffffff" fo:color="#252525"/>
    </style:style>
    <style:style style:name="T7_114" style:family="text">
      <style:text-properties fo:background-color="#ffffff" fo:color="#252525"/>
    </style:style>
    <style:style style:name="T7_115" style:family="text">
      <style:text-properties fo:background-color="#ffffff" fo:color="#252525"/>
    </style:style>
    <style:style style:name="T7_116" style:family="text">
      <style:text-properties fo:background-color="#ffffff" fo:color="#252525"/>
    </style:style>
    <style:style style:name="T7_117" style:family="text">
      <style:text-properties fo:background-color="#ffffff" fo:color="#252525"/>
    </style:style>
    <style:style style:name="T7_118" style:family="text">
      <style:text-properties fo:background-color="#ffffff" fo:color="#252525"/>
    </style:style>
    <style:style style:name="T7_119" style:family="text">
      <style:text-properties fo:background-color="#ffffff" fo:color="#252525"/>
    </style:style>
    <style:style style:name="T7_120" style:family="text">
      <style:text-properties fo:background-color="#ffffff" fo:color="#252525"/>
    </style:style>
    <style:style style:name="T7_121" style:family="text">
      <style:text-properties fo:background-color="#ffffff" fo:color="#252525"/>
    </style:style>
    <style:style style:name="T7_122" style:family="text">
      <style:text-properties fo:background-color="#ffffff" fo:color="#252525"/>
    </style:style>
    <style:style style:name="T7_123" style:family="text">
      <style:text-properties fo:background-color="#ffffff" fo:color="#252525"/>
    </style:style>
    <style:style style:name="T7_124" style:family="text">
      <style:text-properties fo:background-color="#ffffff" fo:color="#252525"/>
    </style:style>
    <style:style style:name="T7_125" style:family="text">
      <style:text-properties fo:background-color="#ffffff" fo:color="#252525"/>
    </style:style>
    <style:style style:name="T7_126" style:family="text">
      <style:text-properties fo:background-color="#ffffff" fo:color="#252525"/>
    </style:style>
    <style:style style:name="T7_127" style:family="text">
      <style:text-properties fo:background-color="#ffffff" fo:color="#252525"/>
    </style:style>
    <style:style style:name="T7_128" style:family="text">
      <style:text-properties fo:background-color="#ffffff" fo:color="#252525"/>
    </style:style>
    <style:style style:name="T7_129" style:family="text">
      <style:text-properties fo:background-color="#ffffff" fo:color="#252525"/>
    </style:style>
    <style:style style:name="T7_130" style:family="text">
      <style:text-properties fo:background-color="#ffffff" fo:color="#252525"/>
    </style:style>
    <style:style style:name="T7_131" style:family="text">
      <style:text-properties fo:background-color="#ffffff" fo:color="#252525"/>
    </style:style>
    <style:style style:name="T7_132" style:family="text">
      <style:text-properties fo:background-color="#ffffff" fo:color="#252525"/>
    </style:style>
    <style:style style:name="T7_133" style:family="text">
      <style:text-properties fo:background-color="#ffffff" fo:color="#252525"/>
    </style:style>
    <style:style style:name="T7_134" style:family="text">
      <style:text-properties fo:background-color="#ffffff" fo:color="#252525"/>
    </style:style>
    <style:style style:name="T7_135" style:family="text">
      <style:text-properties fo:background-color="#ffffff" fo:color="#252525"/>
    </style:style>
    <style:style style:name="T7_136" style:family="text">
      <style:text-properties fo:background-color="#ffffff" fo:color="#252525"/>
    </style:style>
    <style:style style:name="T7_137" style:family="text">
      <style:text-properties fo:background-color="#ffffff" fo:color="#252525"/>
    </style:style>
    <style:style style:name="T7_138" style:family="text">
      <style:text-properties fo:background-color="#ffffff" fo:color="#252525"/>
    </style:style>
    <style:style style:name="T7_139" style:family="text">
      <style:text-properties fo:background-color="#ffffff" fo:color="#252525"/>
    </style:style>
    <style:style style:name="T7_140" style:family="text">
      <style:text-properties fo:background-color="#ffffff" fo:color="#252525"/>
    </style:style>
    <style:style style:name="T7_141" style:family="text">
      <style:text-properties fo:background-color="#ffffff" fo:color="#252525"/>
    </style:style>
    <style:style style:name="T7_142" style:family="text">
      <style:text-properties fo:background-color="#ffffff" fo:color="#252525"/>
    </style:style>
    <style:style style:name="T7_143" style:family="text">
      <style:text-properties fo:background-color="#ffffff" fo:color="#252525"/>
    </style:style>
    <style:style style:name="T7_144" style:family="text">
      <style:text-properties fo:background-color="#ffffff" fo:color="#252525"/>
    </style:style>
    <style:style style:name="T7_145" style:family="text">
      <style:text-properties fo:background-color="#ffffff" fo:color="#252525"/>
    </style:style>
    <style:style style:name="T7_146" style:family="text">
      <style:text-properties fo:background-color="#ffffff" fo:color="#252525"/>
    </style:style>
    <style:style style:name="T7_147" style:family="text">
      <style:text-properties fo:background-color="#ffffff" fo:color="#252525"/>
    </style:style>
    <style:style style:name="T7_148" style:family="text">
      <style:text-properties fo:background-color="#ffffff" fo:color="#252525"/>
    </style:style>
    <style:style style:name="T7_149" style:family="text">
      <style:text-properties fo:background-color="#ffffff" fo:color="#252525"/>
    </style:style>
    <style:style style:name="T7_150" style:family="text">
      <style:text-properties fo:background-color="#ffffff" fo:color="#252525"/>
    </style:style>
    <style:style style:name="T7_151" style:family="text">
      <style:text-properties fo:background-color="#ffffff" fo:color="#252525"/>
    </style:style>
    <style:style style:name="T7_152" style:family="text">
      <style:text-properties fo:background-color="#ffffff" fo:color="#252525"/>
    </style:style>
    <style:style style:name="T7_153" style:family="text">
      <style:text-properties fo:background-color="#ffffff" fo:color="#252525"/>
    </style:style>
    <style:style style:name="T7_154" style:family="text">
      <style:text-properties fo:background-color="#ffffff" fo:color="#252525"/>
    </style:style>
    <style:style style:name="T7_155" style:family="text">
      <style:text-properties fo:background-color="#ffffff" fo:color="#252525"/>
    </style:style>
    <style:style style:name="T7_156" style:family="text">
      <style:text-properties fo:background-color="#ffffff" fo:color="#252525"/>
    </style:style>
    <style:style style:name="T7_157" style:family="text">
      <style:text-properties fo:background-color="#ffffff" fo:color="#252525"/>
    </style:style>
    <style:style style:name="T7_158" style:family="text">
      <style:text-properties fo:background-color="#ffffff" fo:color="#252525"/>
    </style:style>
    <style:style style:name="T7_159" style:family="text">
      <style:text-properties fo:background-color="#ffffff" fo:color="#252525"/>
    </style:style>
    <style:style style:name="T7_160" style:family="text">
      <style:text-properties fo:background-color="#ffffff" fo:color="#252525"/>
    </style:style>
    <style:style style:name="T7_161" style:family="text">
      <style:text-properties fo:background-color="#ffffff" fo:color="#252525"/>
    </style:style>
    <style:style style:name="T7_162" style:family="text">
      <style:text-properties fo:background-color="#ffffff" fo:color="#252525"/>
    </style:style>
    <style:style style:name="T7_163" style:family="text">
      <style:text-properties fo:background-color="#ffffff" fo:color="#252525"/>
    </style:style>
    <style:style style:name="T7_164" style:family="text">
      <style:text-properties fo:background-color="#ffffff" fo:color="#252525"/>
    </style:style>
    <style:style style:name="T7_165" style:family="text">
      <style:text-properties fo:background-color="#ffffff" fo:color="#252525"/>
    </style:style>
    <style:style style:name="T7_166" style:family="text">
      <style:text-properties fo:background-color="#ffffff" fo:color="#252525"/>
    </style:style>
    <style:style style:name="T7_167" style:family="text">
      <style:text-properties fo:background-color="#ffffff" fo:color="#252525"/>
    </style:style>
    <style:style style:name="T7_168" style:family="text">
      <style:text-properties fo:background-color="#ffffff" fo:color="#252525"/>
    </style:style>
    <style:style style:name="T7_169" style:family="text">
      <style:text-properties fo:background-color="#ffffff" fo:color="#252525"/>
    </style:style>
    <style:style style:name="T7_170" style:family="text">
      <style:text-properties fo:background-color="#ffffff" fo:color="#252525"/>
    </style:style>
    <style:style style:name="T7_171" style:family="text">
      <style:text-properties fo:background-color="#ffffff" fo:color="#252525"/>
    </style:style>
    <style:style style:name="T7_172" style:family="text">
      <style:text-properties fo:background-color="#ffffff" fo:color="#252525"/>
    </style:style>
    <style:style style:name="T7_173" style:family="text">
      <style:text-properties fo:background-color="#ffffff" fo:color="#252525"/>
    </style:style>
    <style:style style:name="T7_174" style:family="text">
      <style:text-properties fo:background-color="#ffffff" fo:color="#252525"/>
    </style:style>
    <style:style style:name="T7_175" style:family="text">
      <style:text-properties fo:background-color="#ffffff" fo:color="#252525"/>
    </style:style>
    <style:style style:name="T7_176" style:family="text">
      <style:text-properties fo:background-color="#ffffff" fo:color="#252525"/>
    </style:style>
    <style:style style:name="T7_177" style:family="text">
      <style:text-properties fo:background-color="#ffffff" fo:color="#252525"/>
    </style:style>
    <style:style style:name="T7_178" style:family="text">
      <style:text-properties fo:background-color="#ffffff" fo:color="#252525"/>
    </style:style>
    <style:style style:name="T7_179" style:family="text">
      <style:text-properties fo:background-color="#ffffff" fo:color="#252525"/>
    </style:style>
    <style:style style:name="T7_180" style:family="text">
      <style:text-properties fo:background-color="#ffffff" fo:color="#252525"/>
    </style:style>
    <style:style style:name="T7_181" style:family="text">
      <style:text-properties fo:background-color="#ffffff" fo:color="#252525"/>
    </style:style>
    <style:style style:name="T7_182" style:family="text">
      <style:text-properties fo:background-color="#ffffff" fo:color="#252525"/>
    </style:style>
    <style:style style:name="T7_183" style:family="text">
      <style:text-properties fo:background-color="#ffffff" fo:color="#252525"/>
    </style:style>
    <style:style style:name="T7_184" style:family="text">
      <style:text-properties fo:background-color="#ffffff" fo:color="#252525"/>
    </style:style>
    <style:style style:name="T7_185" style:family="text">
      <style:text-properties fo:background-color="#ffffff" fo:color="#252525"/>
    </style:style>
    <style:style style:name="T7_186" style:family="text">
      <style:text-properties fo:background-color="#ffffff" fo:color="#252525"/>
    </style:style>
    <style:style style:name="T7_187" style:family="text">
      <style:text-properties fo:background-color="#ffffff" fo:color="#252525"/>
    </style:style>
    <style:style style:name="T7_188" style:family="text">
      <style:text-properties fo:background-color="#ffffff" fo:color="#252525"/>
    </style:style>
    <style:style style:name="T7_189" style:family="text">
      <style:text-properties fo:background-color="#ffffff" fo:color="#252525"/>
    </style:style>
    <style:style style:name="T7_190" style:family="text">
      <style:text-properties fo:background-color="#ffffff" fo:color="#252525"/>
    </style:style>
    <style:style style:name="T7_191" style:family="text">
      <style:text-properties fo:background-color="#ffffff" fo:color="#252525"/>
    </style:style>
    <style:style style:name="T7_192" style:family="text">
      <style:text-properties fo:background-color="#ffffff" fo:color="#252525"/>
    </style:style>
    <style:style style:name="T7_193" style:family="text">
      <style:text-properties fo:background-color="#ffffff" fo:color="#252525"/>
    </style:style>
    <style:style style:name="T7_194" style:family="text">
      <style:text-properties fo:background-color="#ffffff" fo:color="#252525"/>
    </style:style>
    <style:style style:name="T7_195" style:family="text">
      <style:text-properties fo:background-color="#ffffff" fo:color="#252525"/>
    </style:style>
    <style:style style:name="T7_196" style:family="text">
      <style:text-properties fo:background-color="#ffffff" fo:color="#252525"/>
    </style:style>
    <style:style style:name="T7_197" style:family="text">
      <style:text-properties fo:background-color="#ffffff" fo:color="#252525"/>
    </style:style>
    <style:style style:name="T7_198" style:family="text">
      <style:text-properties fo:background-color="#ffffff" fo:color="#252525"/>
    </style:style>
    <style:style style:name="T7_199" style:family="text">
      <style:text-properties fo:background-color="#ffffff" fo:color="#252525"/>
    </style:style>
    <style:style style:name="T7_200" style:family="text">
      <style:text-properties fo:background-color="#ffffff" fo:color="#252525"/>
    </style:style>
    <style:style style:name="T7_201" style:family="text">
      <style:text-properties fo:background-color="#ffffff" fo:color="#252525"/>
    </style:style>
    <style:style style:name="T7_202" style:family="text">
      <style:text-properties fo:background-color="#ffffff" fo:color="#252525"/>
    </style:style>
    <style:style style:name="T7_203" style:family="text">
      <style:text-properties fo:background-color="#ffffff" fo:color="#252525"/>
    </style:style>
    <style:style style:name="T7_204" style:family="text">
      <style:text-properties fo:background-color="#ffffff" fo:color="#252525"/>
    </style:style>
    <style:style style:name="T7_205" style:family="text">
      <style:text-properties fo:background-color="#ffffff" fo:color="#252525"/>
    </style:style>
    <style:style style:name="T7_206" style:family="text">
      <style:text-properties fo:background-color="#ffffff" fo:color="#252525"/>
    </style:style>
    <style:style style:name="T7_207" style:family="text">
      <style:text-properties fo:background-color="#ffffff" fo:color="#252525"/>
    </style:style>
    <style:style style:name="T7_208" style:family="text">
      <style:text-properties fo:background-color="#ffffff" fo:color="#252525"/>
    </style:style>
    <style:style style:name="T7_209" style:family="text">
      <style:text-properties fo:background-color="#ffffff" fo:color="#252525"/>
    </style:style>
    <style:style style:name="T7_210" style:family="text">
      <style:text-properties fo:background-color="#ffffff" fo:color="#252525"/>
    </style:style>
    <style:style style:name="T7_211" style:family="text">
      <style:text-properties fo:background-color="#ffffff" fo:color="#252525"/>
    </style:style>
    <style:style style:name="T7_212" style:family="text">
      <style:text-properties fo:background-color="#ffffff" fo:color="#252525"/>
    </style:style>
    <style:style style:name="T7_213" style:family="text">
      <style:text-properties fo:background-color="#ffffff" fo:color="#252525"/>
    </style:style>
    <style:style style:name="T7_214" style:family="text">
      <style:text-properties fo:background-color="#ffffff" fo:color="#252525"/>
    </style:style>
    <style:style style:name="T7_215" style:family="text">
      <style:text-properties fo:background-color="#ffffff" fo:color="#252525"/>
    </style:style>
    <style:style style:name="T7_216" style:family="text">
      <style:text-properties fo:background-color="#ffffff" fo:color="#252525"/>
    </style:style>
    <style:style style:name="T7_217" style:family="text">
      <style:text-properties fo:background-color="#ffffff" fo:color="#252525"/>
    </style:style>
    <style:style style:name="T7_218" style:family="text">
      <style:text-properties fo:background-color="#ffffff" fo:color="#252525"/>
    </style:style>
    <style:style style:name="T7_219" style:family="text">
      <style:text-properties fo:background-color="#ffffff" fo:color="#252525"/>
    </style:style>
    <style:style style:name="T7_220" style:family="text">
      <style:text-properties fo:background-color="#ffffff" fo:color="#252525"/>
    </style:style>
    <style:style style:name="T7_221" style:family="text">
      <style:text-properties fo:background-color="#ffffff" fo:color="#252525"/>
    </style:style>
    <style:style style:name="T7_222" style:family="text">
      <style:text-properties fo:background-color="#ffffff" fo:color="#252525"/>
    </style:style>
    <style:style style:name="T7_223" style:family="text">
      <style:text-properties fo:background-color="#ffffff" fo:color="#252525"/>
    </style:style>
    <style:style style:name="T7_224" style:family="text">
      <style:text-properties fo:background-color="#ffffff" fo:color="#252525"/>
    </style:style>
    <style:style style:name="T7_225" style:family="text">
      <style:text-properties fo:background-color="#ffffff" fo:color="#252525"/>
    </style:style>
    <style:style style:name="T7_226" style:family="text">
      <style:text-properties fo:background-color="#ffffff" fo:color="#252525"/>
    </style:style>
    <style:style style:name="T7_227" style:family="text">
      <style:text-properties fo:background-color="#ffffff" fo:color="#252525"/>
    </style:style>
    <style:style style:name="T7_228" style:family="text">
      <style:text-properties fo:background-color="#ffffff" fo:color="#252525"/>
    </style:style>
    <style:style style:name="T7_229" style:family="text">
      <style:text-properties fo:background-color="#ffffff" fo:color="#252525"/>
    </style:style>
    <style:style style:name="T7_230" style:family="text">
      <style:text-properties fo:background-color="#ffffff" fo:color="#252525"/>
    </style:style>
    <style:style style:name="T7_231" style:family="text">
      <style:text-properties fo:background-color="#ffffff" fo:color="#252525"/>
    </style:style>
    <style:style style:name="T7_232" style:family="text">
      <style:text-properties fo:background-color="#ffffff" fo:color="#252525"/>
    </style:style>
    <style:style style:name="T7_233" style:family="text">
      <style:text-properties fo:background-color="#ffffff" fo:color="#252525"/>
    </style:style>
    <style:style style:name="T7_234" style:family="text">
      <style:text-properties fo:background-color="#ffffff" fo:color="#252525"/>
    </style:style>
    <style:style style:name="T7_235" style:family="text">
      <style:text-properties fo:background-color="#ffffff" fo:color="#252525"/>
    </style:style>
    <style:style style:name="T7_236" style:family="text">
      <style:text-properties fo:background-color="#ffffff" fo:color="#252525"/>
    </style:style>
    <style:style style:name="T7_237" style:family="text">
      <style:text-properties fo:background-color="#ffffff" fo:color="#252525"/>
    </style:style>
    <style:style style:name="T7_238" style:family="text">
      <style:text-properties fo:background-color="#ffffff" fo:color="#252525"/>
    </style:style>
    <style:style style:name="T7_239" style:family="text">
      <style:text-properties fo:background-color="#ffffff" fo:color="#252525"/>
    </style:style>
    <style:style style:name="T7_240" style:family="text">
      <style:text-properties fo:background-color="#ffffff" fo:color="#252525"/>
    </style:style>
    <style:style style:name="T7_241" style:family="text">
      <style:text-properties fo:background-color="#ffffff" fo:color="#252525"/>
    </style:style>
    <style:style style:name="T7_242" style:family="text">
      <style:text-properties fo:background-color="#ffffff" fo:color="#252525"/>
    </style:style>
    <style:style style:name="T7_243" style:family="text">
      <style:text-properties fo:background-color="#ffffff" fo:color="#252525"/>
    </style:style>
    <style:style style:name="T7_244" style:family="text">
      <style:text-properties fo:background-color="#ffffff" fo:color="#252525"/>
    </style:style>
    <style:style style:name="T7_245" style:family="text">
      <style:text-properties fo:background-color="#ffffff" fo:color="#252525"/>
    </style:style>
    <style:style style:name="T7_246" style:family="text">
      <style:text-properties fo:background-color="#ffffff" fo:color="#252525"/>
    </style:style>
    <style:style style:name="T7_247" style:family="text">
      <style:text-properties fo:background-color="#ffffff" fo:color="#252525"/>
    </style:style>
    <style:style style:name="T7_248" style:family="text">
      <style:text-properties fo:background-color="#ffffff" fo:color="#252525"/>
    </style:style>
    <style:style style:name="T7_249" style:family="text">
      <style:text-properties fo:background-color="#ffffff" fo:color="#252525"/>
    </style:style>
    <style:style style:name="T7_250" style:family="text">
      <style:text-properties fo:background-color="#ffffff" fo:color="#252525"/>
    </style:style>
    <style:style style:name="T7_251" style:family="text">
      <style:text-properties fo:background-color="#ffffff" fo:color="#252525"/>
    </style:style>
    <style:style style:name="T7_252" style:family="text">
      <style:text-properties fo:background-color="#ffffff" fo:color="#252525"/>
    </style:style>
    <style:style style:name="T7_253" style:family="text">
      <style:text-properties fo:background-color="#ffffff" fo:color="#252525"/>
    </style:style>
    <style:style style:name="T7_254" style:family="text">
      <style:text-properties fo:background-color="#ffffff" fo:color="#252525"/>
    </style:style>
    <style:style style:name="T7_255" style:family="text">
      <style:text-properties fo:background-color="#ffffff" fo:color="#252525"/>
    </style:style>
    <style:style style:name="T7_256" style:family="text">
      <style:text-properties fo:background-color="#ffffff" fo:color="#252525"/>
    </style:style>
    <style:style style:name="T7_257" style:family="text">
      <style:text-properties fo:background-color="#ffffff" fo:color="#252525"/>
    </style:style>
    <style:style style:name="T7_258" style:family="text">
      <style:text-properties fo:background-color="#ffffff" fo:color="#252525"/>
    </style:style>
    <style:style style:name="T7_259" style:family="text">
      <style:text-properties fo:background-color="#ffffff" fo:color="#252525"/>
    </style:style>
    <style:style style:name="T7_260" style:family="text">
      <style:text-properties fo:background-color="#ffffff" fo:color="#252525"/>
    </style:style>
    <style:style style:name="T7_261" style:family="text">
      <style:text-properties fo:background-color="#ffffff" fo:color="#252525"/>
    </style:style>
    <style:style style:name="T7_262" style:family="text">
      <style:text-properties fo:background-color="#ffffff" fo:color="#252525"/>
    </style:style>
    <style:style style:name="T7_263" style:family="text">
      <style:text-properties fo:background-color="#ffffff" fo:color="#252525"/>
    </style:style>
    <style:style style:name="T7_264" style:family="text">
      <style:text-properties fo:background-color="#ffffff" fo:color="#252525"/>
    </style:style>
    <style:style style:name="T7_265" style:family="text">
      <style:text-properties fo:background-color="#ffffff" fo:color="#252525"/>
    </style:style>
    <style:style style:name="T7_266" style:family="text">
      <style:text-properties fo:background-color="#ffffff" fo:color="#252525"/>
    </style:style>
    <style:style style:name="T7_267" style:family="text">
      <style:text-properties fo:background-color="#ffffff" fo:color="#252525"/>
    </style:style>
    <style:style style:name="T7_268" style:family="text">
      <style:text-properties fo:background-color="#ffffff" fo:color="#252525"/>
    </style:style>
    <style:style style:name="T7_269" style:family="text">
      <style:text-properties fo:background-color="#ffffff" fo:color="#252525"/>
    </style:style>
    <style:style style:name="T7_270" style:family="text">
      <style:text-properties fo:background-color="#ffffff" fo:color="#252525"/>
    </style:style>
    <style:style style:name="T7_271" style:family="text">
      <style:text-properties fo:background-color="#ffffff" fo:color="#252525"/>
    </style:style>
    <style:style style:name="T7_272" style:family="text">
      <style:text-properties fo:background-color="#ffffff" fo:color="#252525"/>
    </style:style>
    <style:style style:name="T7_273" style:family="text">
      <style:text-properties fo:background-color="#ffffff" fo:color="#252525"/>
    </style:style>
    <style:style style:name="T7_274" style:family="text">
      <style:text-properties fo:background-color="#ffffff" fo:color="#252525"/>
    </style:style>
    <style:style style:name="T7_275" style:family="text">
      <style:text-properties fo:background-color="#ffffff" fo:color="#252525"/>
    </style:style>
    <style:style style:name="T7_276" style:family="text">
      <style:text-properties fo:background-color="#ffffff" fo:color="#252525"/>
    </style:style>
    <style:style style:name="T7_277" style:family="text">
      <style:text-properties fo:background-color="#ffffff" fo:color="#252525"/>
    </style:style>
    <style:style style:name="T7_278" style:family="text">
      <style:text-properties fo:background-color="#ffffff" fo:color="#252525"/>
    </style:style>
    <style:style style:name="T7_279" style:family="text">
      <style:text-properties fo:background-color="#ffffff" fo:color="#252525"/>
    </style:style>
    <style:style style:name="T7_280" style:family="text">
      <style:text-properties fo:background-color="#ffffff" fo:color="#252525"/>
    </style:style>
    <style:style style:name="T7_281" style:family="text">
      <style:text-properties fo:background-color="#ffffff" fo:color="#252525"/>
    </style:style>
    <style:style style:name="T7_282" style:family="text">
      <style:text-properties fo:background-color="#ffffff" fo:color="#252525"/>
    </style:style>
    <style:style style:name="T7_283" style:family="text">
      <style:text-properties fo:background-color="#ffffff" fo:color="#252525"/>
    </style:style>
    <style:style style:name="T7_284" style:family="text">
      <style:text-properties fo:background-color="#ffffff" fo:color="#252525"/>
    </style:style>
    <style:style style:name="T7_285" style:family="text">
      <style:text-properties fo:background-color="#ffffff" fo:color="#252525"/>
    </style:style>
    <style:style style:name="T7_286" style:family="text">
      <style:text-properties fo:background-color="#ffffff" fo:color="#252525"/>
    </style:style>
    <style:style style:name="T7_287" style:family="text">
      <style:text-properties fo:background-color="#ffffff" fo:color="#252525"/>
    </style:style>
    <style:style style:name="T7_288" style:family="text">
      <style:text-properties fo:background-color="#ffffff" fo:color="#252525"/>
    </style:style>
    <style:style style:name="T7_289" style:family="text">
      <style:text-properties fo:background-color="#ffffff" fo:color="#252525"/>
    </style:style>
    <style:style style:name="T7_290" style:family="text">
      <style:text-properties fo:background-color="#ffffff" fo:color="#252525"/>
    </style:style>
    <style:style style:name="T7_291" style:family="text">
      <style:text-properties fo:background-color="#ffffff" fo:color="#252525"/>
    </style:style>
    <style:style style:name="T7_292" style:family="text">
      <style:text-properties fo:background-color="#ffffff" fo:color="#252525"/>
    </style:style>
    <style:style style:name="T7_293" style:family="text">
      <style:text-properties fo:background-color="#ffffff" fo:color="#252525"/>
    </style:style>
    <style:style style:name="T7_294" style:family="text">
      <style:text-properties fo:background-color="#ffffff" fo:color="#252525"/>
    </style:style>
    <style:style style:name="T7_295" style:family="text">
      <style:text-properties fo:background-color="#ffffff" fo:color="#252525"/>
    </style:style>
    <style:style style:name="T7_296" style:family="text">
      <style:text-properties fo:background-color="#ffffff" fo:color="#252525"/>
    </style:style>
    <style:style style:name="T7_297" style:family="text">
      <style:text-properties fo:background-color="#ffffff" fo:color="#252525"/>
    </style:style>
    <style:style style:name="T7_298" style:family="text">
      <style:text-properties fo:background-color="#ffffff" fo:color="#252525"/>
    </style:style>
    <style:style style:name="T7_299" style:family="text">
      <style:text-properties fo:background-color="#ffffff" fo:color="#252525"/>
    </style:style>
    <style:style style:name="T7_300" style:family="text">
      <style:text-properties fo:background-color="#ffffff" fo:color="#252525"/>
    </style:style>
    <style:style style:name="T7_301" style:family="text">
      <style:text-properties fo:background-color="#ffffff" fo:color="#252525"/>
    </style:style>
    <style:style style:name="T7_302" style:family="text">
      <style:text-properties fo:background-color="#ffffff" fo:color="#252525"/>
    </style:style>
    <style:style style:name="T7_303" style:family="text">
      <style:text-properties fo:background-color="#ffffff" fo:color="#252525"/>
    </style:style>
    <style:style style:name="T7_304" style:family="text">
      <style:text-properties fo:background-color="#ffffff" fo:color="#252525"/>
    </style:style>
    <style:style style:name="T7_305" style:family="text">
      <style:text-properties fo:background-color="#ffffff" fo:color="#252525"/>
    </style:style>
    <style:style style:name="T7_306" style:family="text">
      <style:text-properties fo:background-color="#ffffff" fo:color="#252525"/>
    </style:style>
    <style:style style:name="T7_307" style:family="text">
      <style:text-properties fo:background-color="#ffffff" fo:color="#252525"/>
    </style:style>
    <style:style style:name="T7_308" style:family="text">
      <style:text-properties fo:background-color="#ffffff" fo:color="#252525"/>
    </style:style>
    <style:style style:name="T7_309" style:family="text">
      <style:text-properties fo:background-color="#ffffff" fo:color="#252525"/>
    </style:style>
    <style:style style:name="T7_310" style:family="text">
      <style:text-properties fo:background-color="#ffffff" fo:color="#252525"/>
    </style:style>
    <style:style style:name="T7_311" style:family="text">
      <style:text-properties fo:background-color="#ffffff" fo:color="#252525"/>
    </style:style>
    <style:style style:name="T7_312" style:family="text">
      <style:text-properties fo:background-color="#ffffff" fo:color="#252525"/>
    </style:style>
    <style:style style:name="T7_313" style:family="text">
      <style:text-properties fo:background-color="#ffffff" fo:color="#252525"/>
    </style:style>
    <style:style style:name="T7_314" style:family="text">
      <style:text-properties fo:background-color="#ffffff" fo:color="#252525"/>
    </style:style>
    <style:style style:name="T7_315" style:family="text">
      <style:text-properties fo:background-color="#ffffff" fo:color="#252525"/>
    </style:style>
    <style:style style:name="T7_316" style:family="text">
      <style:text-properties fo:background-color="#ffffff" fo:color="#252525"/>
    </style:style>
    <style:style style:name="T7_317" style:family="text">
      <style:text-properties fo:background-color="#ffffff" fo:color="#252525"/>
    </style:style>
    <style:style style:name="T7_318" style:family="text">
      <style:text-properties fo:background-color="#ffffff" fo:color="#252525"/>
    </style:style>
    <style:style style:name="T7_319" style:family="text">
      <style:text-properties fo:background-color="#ffffff" fo:color="#252525"/>
    </style:style>
    <style:style style:name="T7_320" style:family="text">
      <style:text-properties fo:background-color="#ffffff" fo:color="#252525"/>
    </style:style>
    <style:style style:name="T7_321" style:family="text">
      <style:text-properties fo:background-color="#ffffff" fo:color="#252525"/>
    </style:style>
    <style:style style:name="T7_322" style:family="text">
      <style:text-properties fo:background-color="#ffffff" fo:color="#252525"/>
    </style:style>
    <style:style style:name="T7_323" style:family="text">
      <style:text-properties fo:background-color="#ffffff" fo:color="#252525"/>
    </style:style>
    <style:style style:name="T7_324" style:family="text">
      <style:text-properties fo:background-color="#ffffff" fo:color="#252525"/>
    </style:style>
    <style:style style:name="T7_325" style:family="text">
      <style:text-properties fo:background-color="#ffffff" fo:color="#252525"/>
    </style:style>
    <style:style style:name="T7_326" style:family="text">
      <style:text-properties fo:background-color="#ffffff" fo:color="#252525"/>
    </style:style>
    <style:style style:name="T7_327" style:family="text">
      <style:text-properties fo:background-color="#ffffff" fo:color="#252525"/>
    </style:style>
    <style:style style:name="T7_328" style:family="text">
      <style:text-properties fo:background-color="#ffffff" fo:color="#252525"/>
    </style:style>
    <style:style style:name="T7_329" style:family="text">
      <style:text-properties fo:background-color="#ffffff" fo:color="#252525"/>
    </style:style>
    <style:style style:name="T7_330" style:family="text">
      <style:text-properties fo:background-color="#ffffff" fo:color="#252525"/>
    </style:style>
    <style:style style:name="T7_331" style:family="text">
      <style:text-properties fo:background-color="#ffffff" fo:color="#252525"/>
    </style:style>
    <style:style style:name="T7_332" style:family="text">
      <style:text-properties fo:background-color="#ffffff" fo:color="#252525"/>
    </style:style>
    <style:style style:name="T7_333" style:family="text">
      <style:text-properties fo:background-color="#ffffff" fo:color="#252525"/>
    </style:style>
    <style:style style:name="T7_334" style:family="text">
      <style:text-properties fo:background-color="#ffffff" fo:color="#252525"/>
    </style:style>
    <style:style style:name="T7_335" style:family="text">
      <style:text-properties fo:background-color="#ffffff" fo:color="#252525"/>
    </style:style>
    <style:style style:name="T7_336" style:family="text">
      <style:text-properties fo:background-color="#ffffff" fo:color="#252525"/>
    </style:style>
    <style:style style:name="T7_337" style:family="text">
      <style:text-properties fo:background-color="#ffffff" fo:color="#252525"/>
    </style:style>
    <style:style style:name="T7_338" style:family="text">
      <style:text-properties fo:background-color="#ffffff" fo:color="#252525"/>
    </style:style>
    <style:style style:name="T7_339" style:family="text">
      <style:text-properties fo:background-color="#ffffff" fo:color="#252525"/>
    </style:style>
    <style:style style:name="T7_340" style:family="text">
      <style:text-properties fo:background-color="#ffffff" fo:color="#252525"/>
    </style:style>
    <style:style style:name="T7_341" style:family="text">
      <style:text-properties fo:background-color="#ffffff" fo:color="#252525"/>
    </style:style>
    <style:style style:name="T7_342" style:family="text">
      <style:text-properties fo:background-color="#ffffff" fo:color="#252525"/>
    </style:style>
    <style:style style:name="T7_343" style:family="text">
      <style:text-properties fo:background-color="#ffffff" fo:color="#252525"/>
    </style:style>
    <style:style style:name="T7_344" style:family="text">
      <style:text-properties fo:background-color="#ffffff" fo:color="#252525"/>
    </style:style>
    <style:style style:name="T7_345" style:family="text">
      <style:text-properties fo:background-color="#ffffff" fo:color="#252525"/>
    </style:style>
    <style:style style:name="T7_346" style:family="text">
      <style:text-properties fo:background-color="#ffffff" fo:color="#252525"/>
    </style:style>
    <style:style style:name="T7_347" style:family="text">
      <style:text-properties fo:background-color="#ffffff" fo:color="#252525"/>
    </style:style>
    <style:style style:name="T7_348" style:family="text">
      <style:text-properties fo:background-color="#ffffff" fo:color="#252525"/>
    </style:style>
    <style:style style:name="T7_349" style:family="text">
      <style:text-properties fo:background-color="#ffffff" fo:color="#252525"/>
    </style:style>
    <style:style style:name="T7_350" style:family="text">
      <style:text-properties fo:background-color="#ffffff" fo:color="#252525"/>
    </style:style>
    <style:style style:name="T7_351" style:family="text">
      <style:text-properties fo:background-color="#ffffff" fo:color="#252525"/>
    </style:style>
    <style:style style:name="T7_352" style:family="text">
      <style:text-properties fo:background-color="#ffffff" fo:color="#252525"/>
    </style:style>
    <style:style style:name="T7_353" style:family="text">
      <style:text-properties fo:background-color="#ffffff" fo:color="#252525"/>
    </style:style>
    <style:style style:name="T7_354" style:family="text">
      <style:text-properties fo:background-color="#ffffff" fo:color="#252525"/>
    </style:style>
    <style:style style:name="T7_355" style:family="text">
      <style:text-properties fo:background-color="#ffffff" fo:color="#252525"/>
    </style:style>
    <style:style style:name="T7_356" style:family="text">
      <style:text-properties fo:background-color="#ffffff" fo:color="#252525"/>
    </style:style>
    <style:style style:name="T7_357" style:family="text">
      <style:text-properties fo:background-color="#ffffff" fo:color="#252525"/>
    </style:style>
    <style:style style:name="T7_358" style:family="text">
      <style:text-properties fo:background-color="#ffffff" fo:color="#252525"/>
    </style:style>
    <style:style style:name="T7_359" style:family="text">
      <style:text-properties fo:background-color="#ffffff" fo:color="#252525"/>
    </style:style>
    <style:style style:name="T7_360" style:family="text">
      <style:text-properties fo:background-color="#ffffff" fo:color="#252525"/>
    </style:style>
    <style:style style:name="T7_361" style:family="text">
      <style:text-properties fo:background-color="#ffffff" fo:color="#252525"/>
    </style:style>
    <style:style style:name="T7_362" style:family="text">
      <style:text-properties fo:background-color="#ffffff" fo:color="#252525"/>
    </style:style>
    <style:style style:name="T7_363" style:family="text">
      <style:text-properties fo:background-color="#ffffff" fo:color="#252525"/>
    </style:style>
    <style:style style:name="T7_364" style:family="text">
      <style:text-properties fo:background-color="#ffffff" fo:color="#252525"/>
    </style:style>
    <style:style style:name="T7_365" style:family="text">
      <style:text-properties fo:background-color="#ffffff" fo:color="#252525"/>
    </style:style>
    <style:style style:name="T7_366" style:family="text">
      <style:text-properties fo:background-color="#ffffff" fo:color="#252525"/>
    </style:style>
    <style:style style:name="T7_367" style:family="text">
      <style:text-properties fo:background-color="#ffffff" fo:color="#252525"/>
    </style:style>
    <style:style style:name="T7_368" style:family="text">
      <style:text-properties fo:background-color="#ffffff" fo:color="#252525"/>
    </style:style>
    <style:style style:name="T7_369" style:family="text">
      <style:text-properties fo:background-color="#ffffff" fo:color="#252525"/>
    </style:style>
    <style:style style:name="T7_370" style:family="text">
      <style:text-properties fo:background-color="#ffffff" fo:color="#252525"/>
    </style:style>
    <style:style style:name="T7_371" style:family="text">
      <style:text-properties fo:background-color="#ffffff" fo:color="#252525"/>
    </style:style>
    <style:style style:name="T7_372" style:family="text">
      <style:text-properties fo:background-color="#ffffff" fo:color="#252525"/>
    </style:style>
    <style:style style:name="T7_373" style:family="text">
      <style:text-properties fo:background-color="#ffffff" fo:color="#252525"/>
    </style:style>
    <style:style style:name="T7_374" style:family="text">
      <style:text-properties fo:background-color="#ffffff" fo:color="#252525"/>
    </style:style>
    <style:style style:name="T7_375" style:family="text">
      <style:text-properties fo:background-color="#ffffff" fo:color="#252525"/>
    </style:style>
    <style:style style:name="T7_376" style:family="text">
      <style:text-properties fo:background-color="#ffffff" fo:color="#252525"/>
    </style:style>
    <style:style style:name="T7_377" style:family="text">
      <style:text-properties fo:background-color="#ffffff" fo:color="#252525"/>
    </style:style>
    <style:style style:name="T7_378" style:family="text">
      <style:text-properties fo:background-color="#ffffff" fo:color="#252525"/>
    </style:style>
    <style:style style:name="T7_379" style:family="text">
      <style:text-properties fo:background-color="#ffffff" fo:color="#252525"/>
    </style:style>
    <style:style style:name="T7_380" style:family="text">
      <style:text-properties fo:background-color="#ffffff" fo:color="#252525"/>
    </style:style>
    <style:style style:name="T7_381" style:family="text">
      <style:text-properties fo:background-color="#ffffff" fo:color="#252525"/>
    </style:style>
    <style:style style:name="T7_382" style:family="text">
      <style:text-properties fo:background-color="#ffffff" fo:color="#252525"/>
    </style:style>
    <style:style style:name="T7_383" style:family="text">
      <style:text-properties fo:background-color="#ffffff" fo:color="#252525"/>
    </style:style>
    <style:style style:name="T7_384" style:family="text">
      <style:text-properties fo:background-color="#ffffff" fo:color="#252525"/>
    </style:style>
    <style:style style:name="T7_385" style:family="text">
      <style:text-properties fo:background-color="#ffffff" fo:color="#252525"/>
    </style:style>
    <style:style style:name="T7_386" style:family="text">
      <style:text-properties fo:background-color="#ffffff" fo:color="#252525"/>
    </style:style>
    <style:style style:name="T7_387" style:family="text">
      <style:text-properties fo:background-color="#ffffff" fo:color="#252525"/>
    </style:style>
    <style:style style:name="T7_388" style:family="text">
      <style:text-properties fo:background-color="#ffffff" fo:color="#252525"/>
    </style:style>
    <style:style style:name="T7_389" style:family="text">
      <style:text-properties fo:background-color="#ffffff" fo:color="#252525"/>
    </style:style>
    <style:style style:name="T7_390" style:family="text">
      <style:text-properties fo:background-color="#ffffff" fo:color="#252525"/>
    </style:style>
    <style:style style:name="T7_391" style:family="text">
      <style:text-properties fo:background-color="#ffffff" fo:color="#252525"/>
    </style:style>
    <style:style style:name="T7_392" style:family="text">
      <style:text-properties fo:background-color="#ffffff" fo:color="#252525"/>
    </style:style>
    <style:style style:name="T7_393" style:family="text">
      <style:text-properties fo:background-color="#ffffff" fo:color="#252525"/>
    </style:style>
    <style:style style:name="T7_394" style:family="text">
      <style:text-properties fo:background-color="#ffffff" fo:color="#252525"/>
    </style:style>
    <style:style style:name="T7_395" style:family="text">
      <style:text-properties fo:background-color="#ffffff" fo:color="#252525"/>
    </style:style>
    <style:style style:name="T7_396" style:family="text">
      <style:text-properties fo:background-color="#ffffff" fo:color="#252525"/>
    </style:style>
    <style:style style:name="T7_397" style:family="text">
      <style:text-properties fo:background-color="#ffffff" fo:color="#252525"/>
    </style:style>
    <style:style style:name="T7_398" style:family="text">
      <style:text-properties fo:background-color="#ffffff" fo:color="#252525"/>
    </style:style>
    <style:style style:name="T7_399" style:family="text">
      <style:text-properties fo:background-color="#ffffff" fo:color="#252525"/>
    </style:style>
    <style:style style:name="T7_400" style:family="text">
      <style:text-properties fo:background-color="#ffffff" fo:color="#252525"/>
    </style:style>
    <style:style style:name="T7_401" style:family="text">
      <style:text-properties fo:background-color="#ffffff" fo:color="#252525"/>
    </style:style>
    <style:style style:name="T7_402" style:family="text">
      <style:text-properties fo:background-color="#ffffff" fo:color="#252525"/>
    </style:style>
    <style:style style:name="T7_403" style:family="text">
      <style:text-properties fo:background-color="#ffffff" fo:color="#252525"/>
    </style:style>
    <style:style style:name="T7_404" style:family="text">
      <style:text-properties fo:background-color="#ffffff" fo:color="#252525"/>
    </style:style>
    <style:style style:name="T7_405" style:family="text">
      <style:text-properties fo:background-color="#ffffff" fo:color="#252525"/>
    </style:style>
    <style:style style:name="T7_406" style:family="text">
      <style:text-properties fo:background-color="#ffffff" fo:color="#252525"/>
    </style:style>
    <style:style style:name="T7_407" style:family="text">
      <style:text-properties fo:background-color="#ffffff" fo:color="#252525"/>
    </style:style>
    <style:style style:name="T7_408" style:family="text">
      <style:text-properties fo:background-color="#ffffff" fo:color="#252525"/>
    </style:style>
    <style:style style:name="T7_409" style:family="text">
      <style:text-properties fo:background-color="#ffffff" fo:color="#252525"/>
    </style:style>
    <style:style style:name="T7_410" style:family="text">
      <style:text-properties fo:background-color="#ffffff" fo:color="#252525"/>
    </style:style>
    <style:style style:name="T7_411" style:family="text">
      <style:text-properties fo:background-color="#ffffff" fo:color="#252525"/>
    </style:style>
    <style:style style:name="T7_412" style:family="text">
      <style:text-properties fo:background-color="#ffffff" fo:color="#252525"/>
    </style:style>
    <style:style style:name="T7_413" style:family="text">
      <style:text-properties fo:background-color="#ffffff" fo:color="#252525"/>
    </style:style>
    <style:style style:name="T7_414" style:family="text">
      <style:text-properties fo:background-color="#ffffff" fo:color="#252525"/>
    </style:style>
    <style:style style:name="T7_415" style:family="text">
      <style:text-properties fo:background-color="#ffffff" fo:color="#252525"/>
    </style:style>
    <style:style style:name="T7_416" style:family="text">
      <style:text-properties fo:background-color="#ffffff" fo:color="#252525"/>
    </style:style>
    <style:style style:name="T7_417" style:family="text">
      <style:text-properties fo:background-color="#ffffff" fo:color="#252525"/>
    </style:style>
    <style:style style:name="T7_418" style:family="text">
      <style:text-properties fo:background-color="#ffffff" fo:color="#252525"/>
    </style:style>
    <style:style style:name="T7_419" style:family="text">
      <style:text-properties fo:background-color="#ffffff" fo:color="#252525"/>
    </style:style>
    <style:style style:name="T7_420" style:family="text">
      <style:text-properties fo:background-color="#ffffff" fo:color="#252525"/>
    </style:style>
    <style:style style:name="T7_421" style:family="text">
      <style:text-properties fo:background-color="#ffffff" fo:color="#252525"/>
    </style:style>
    <style:style style:name="T7_422" style:family="text">
      <style:text-properties fo:background-color="#ffffff" fo:color="#252525"/>
    </style:style>
    <style:style style:name="T7_423" style:family="text">
      <style:text-properties fo:background-color="#ffffff" fo:color="#252525"/>
    </style:style>
    <style:style style:name="T7_424" style:family="text">
      <style:text-properties fo:background-color="#ffffff" fo:color="#252525"/>
    </style:style>
    <style:style style:name="T7_425" style:family="text">
      <style:text-properties fo:background-color="#ffffff" fo:color="#252525"/>
    </style:style>
    <style:style style:name="T7_426" style:family="text">
      <style:text-properties fo:background-color="#ffffff" fo:color="#252525"/>
    </style:style>
    <style:style style:name="T7_427" style:family="text">
      <style:text-properties fo:background-color="#ffffff" fo:color="#252525"/>
    </style:style>
    <style:style style:name="T7_428" style:family="text">
      <style:text-properties fo:background-color="#ffffff" fo:color="#252525"/>
    </style:style>
    <style:style style:name="T7_429" style:family="text">
      <style:text-properties fo:background-color="#ffffff" fo:color="#252525"/>
    </style:style>
    <style:style style:name="T7_430" style:family="text">
      <style:text-properties fo:background-color="#ffffff" fo:color="#252525"/>
    </style:style>
    <style:style style:name="T7_431" style:family="text">
      <style:text-properties fo:background-color="#ffffff" fo:color="#252525"/>
    </style:style>
    <style:style style:name="T7_432" style:family="text">
      <style:text-properties fo:background-color="#ffffff" fo:color="#252525"/>
    </style:style>
    <style:style style:name="T7_433" style:family="text">
      <style:text-properties fo:background-color="#ffffff" fo:color="#252525"/>
    </style:style>
    <style:style style:name="T7_434" style:family="text">
      <style:text-properties fo:background-color="#ffffff" fo:color="#252525"/>
    </style:style>
    <style:style style:name="T7_435" style:family="text">
      <style:text-properties fo:background-color="#ffffff" fo:color="#252525"/>
    </style:style>
    <style:style style:name="T7_436" style:family="text">
      <style:text-properties fo:background-color="#ffffff" fo:color="#252525"/>
    </style:style>
    <style:style style:name="T7_437" style:family="text">
      <style:text-properties fo:background-color="#ffffff" fo:color="#252525"/>
    </style:style>
    <style:style style:name="T7_438" style:family="text">
      <style:text-properties fo:background-color="#ffffff" fo:color="#252525"/>
    </style:style>
    <style:style style:name="T7_439" style:family="text">
      <style:text-properties fo:background-color="#ffffff" fo:color="#252525"/>
    </style:style>
    <style:style style:name="T7_440" style:family="text">
      <style:text-properties fo:background-color="#ffffff" fo:color="#252525"/>
    </style:style>
    <style:style style:name="T7_441" style:family="text">
      <style:text-properties fo:background-color="#ffffff" fo:color="#252525"/>
    </style:style>
    <style:style style:name="T7_442" style:family="text">
      <style:text-properties fo:background-color="#ffffff" fo:color="#252525"/>
    </style:style>
    <style:style style:name="T7_443" style:family="text">
      <style:text-properties fo:background-color="#ffffff" fo:color="#252525"/>
    </style:style>
    <style:style style:name="T7_444" style:family="text">
      <style:text-properties fo:background-color="#ffffff" fo:color="#252525"/>
    </style:style>
    <style:style style:name="T7_445" style:family="text">
      <style:text-properties fo:background-color="#ffffff" fo:color="#252525"/>
    </style:style>
    <style:style style:name="T7_446" style:family="text">
      <style:text-properties fo:background-color="#ffffff" fo:color="#252525"/>
    </style:style>
    <style:style style:name="T7_447" style:family="text">
      <style:text-properties fo:background-color="#ffffff" fo:color="#252525"/>
    </style:style>
    <style:style style:name="T7_448" style:family="text">
      <style:text-properties fo:background-color="#ffffff" fo:color="#252525"/>
    </style:style>
    <style:style style:name="T7_449" style:family="text">
      <style:text-properties fo:background-color="#ffffff" fo:color="#252525"/>
    </style:style>
    <style:style style:name="T7_450" style:family="text">
      <style:text-properties fo:background-color="#ffffff" fo:color="#252525"/>
    </style:style>
    <style:style style:name="T7_451" style:family="text">
      <style:text-properties fo:background-color="#ffffff" fo:color="#252525"/>
    </style:style>
    <style:style style:name="T7_452" style:family="text">
      <style:text-properties fo:background-color="#ffffff" fo:color="#252525"/>
    </style:style>
    <style:style style:name="T7_453" style:family="text">
      <style:text-properties fo:background-color="#ffffff" fo:color="#252525"/>
    </style:style>
    <style:style style:name="T7_454" style:family="text">
      <style:text-properties fo:background-color="#ffffff" fo:color="#252525"/>
    </style:style>
    <style:style style:name="T7_455" style:family="text">
      <style:text-properties fo:background-color="#ffffff" fo:color="#252525"/>
    </style:style>
    <style:style style:name="T7_456" style:family="text">
      <style:text-properties fo:background-color="#ffffff" fo:color="#252525"/>
    </style:style>
    <style:style style:name="T7_457" style:family="text">
      <style:text-properties fo:background-color="#ffffff" fo:color="#252525"/>
    </style:style>
    <style:style style:name="T7_458" style:family="text">
      <style:text-properties fo:background-color="#ffffff" fo:color="#252525"/>
    </style:style>
    <style:style style:name="T7_459" style:family="text">
      <style:text-properties fo:background-color="#ffffff" fo:color="#252525"/>
    </style:style>
    <style:style style:name="T7_460" style:family="text">
      <style:text-properties fo:background-color="#ffffff" fo:color="#252525"/>
    </style:style>
    <style:style style:name="T7_461" style:family="text">
      <style:text-properties fo:background-color="#ffffff" fo:color="#252525"/>
    </style:style>
    <style:style style:name="T7_462" style:family="text">
      <style:text-properties fo:background-color="#ffffff" fo:color="#252525"/>
    </style:style>
    <style:style style:name="T7_463" style:family="text">
      <style:text-properties fo:background-color="#ffffff" fo:color="#252525"/>
    </style:style>
    <style:style style:name="T7_464" style:family="text">
      <style:text-properties fo:background-color="#ffffff" fo:color="#252525"/>
    </style:style>
    <style:style style:name="T7_465" style:family="text">
      <style:text-properties fo:background-color="#ffffff" fo:color="#252525"/>
    </style:style>
    <style:style style:name="T7_466" style:family="text">
      <style:text-properties fo:background-color="#ffffff" fo:color="#252525"/>
    </style:style>
    <style:style style:name="T7_467" style:family="text">
      <style:text-properties fo:background-color="#ffffff" fo:color="#252525"/>
    </style:style>
    <style:style style:name="T7_468" style:family="text">
      <style:text-properties fo:background-color="#ffffff" fo:color="#252525"/>
    </style:style>
    <style:style style:name="T7_469" style:family="text">
      <style:text-properties fo:background-color="#ffffff" fo:color="#252525"/>
    </style:style>
    <style:style style:name="T7_470" style:family="text">
      <style:text-properties fo:background-color="#ffffff" fo:color="#252525"/>
    </style:style>
    <style:style style:name="T7_471" style:family="text">
      <style:text-properties fo:background-color="#ffffff" fo:color="#252525"/>
    </style:style>
    <style:style style:name="T7_472" style:family="text">
      <style:text-properties fo:background-color="#ffffff" fo:color="#252525"/>
    </style:style>
    <style:style style:name="T7_473" style:family="text">
      <style:text-properties fo:background-color="#ffffff" fo:color="#252525"/>
    </style:style>
    <style:style style:name="T7_474" style:family="text">
      <style:text-properties fo:background-color="#ffffff" fo:color="#252525"/>
    </style:style>
    <style:style style:name="T7_475" style:family="text">
      <style:text-properties fo:background-color="#ffffff" fo:color="#252525"/>
    </style:style>
    <style:style style:name="T7_476" style:family="text">
      <style:text-properties fo:background-color="#ffffff" fo:color="#252525"/>
    </style:style>
    <style:style style:name="T7_477" style:family="text">
      <style:text-properties fo:background-color="#ffffff" fo:color="#252525"/>
    </style:style>
    <style:style style:name="T7_478" style:family="text">
      <style:text-properties fo:background-color="#ffffff" fo:color="#252525"/>
    </style:style>
    <style:style style:name="T7_479" style:family="text">
      <style:text-properties fo:background-color="#ffffff" fo:color="#252525"/>
    </style:style>
    <style:style style:name="T7_480" style:family="text">
      <style:text-properties fo:background-color="#ffffff" fo:color="#252525"/>
    </style:style>
    <style:style style:name="T7_481" style:family="text">
      <style:text-properties fo:background-color="#ffffff" fo:color="#252525"/>
    </style:style>
    <style:style style:name="T7_482" style:family="text">
      <style:text-properties fo:background-color="#ffffff" fo:color="#252525"/>
    </style:style>
    <style:style style:name="T7_483" style:family="text">
      <style:text-properties fo:background-color="#ffffff" fo:color="#252525"/>
    </style:style>
    <style:style style:name="T7_484" style:family="text">
      <style:text-properties fo:background-color="#ffffff" fo:color="#252525"/>
    </style:style>
    <style:style style:name="T7_485" style:family="text">
      <style:text-properties fo:background-color="#ffffff" fo:color="#252525"/>
    </style:style>
    <style:style style:name="T7_486" style:family="text">
      <style:text-properties fo:background-color="#ffffff" fo:color="#252525"/>
    </style:style>
    <style:style style:name="T7_487" style:family="text">
      <style:text-properties fo:background-color="#ffffff" fo:color="#252525"/>
    </style:style>
    <style:style style:name="T7_488" style:family="text">
      <style:text-properties fo:background-color="#ffffff" fo:color="#252525"/>
    </style:style>
    <style:style style:name="T7_489" style:family="text">
      <style:text-properties fo:background-color="#ffffff" fo:color="#252525"/>
    </style:style>
    <style:style style:name="T7_490" style:family="text">
      <style:text-properties fo:background-color="#ffffff" fo:color="#252525"/>
    </style:style>
    <style:style style:name="T7_491" style:family="text">
      <style:text-properties fo:background-color="#ffffff" fo:color="#252525"/>
    </style:style>
    <style:style style:name="T7_492" style:family="text">
      <style:text-properties fo:background-color="#ffffff" fo:color="#252525"/>
    </style:style>
    <style:style style:name="T7_493" style:family="text">
      <style:text-properties fo:background-color="#ffffff" fo:color="#252525"/>
    </style:style>
    <style:style style:name="T7_494" style:family="text">
      <style:text-properties fo:background-color="#ffffff" fo:color="#252525"/>
    </style:style>
    <style:style style:name="T7_495" style:family="text">
      <style:text-properties fo:background-color="#ffffff" fo:color="#252525"/>
    </style:style>
    <style:style style:name="T7_496" style:family="text">
      <style:text-properties fo:background-color="#ffffff" fo:color="#252525"/>
    </style:style>
    <style:style style:name="T7_497" style:family="text">
      <style:text-properties fo:background-color="#ffffff" fo:color="#252525"/>
    </style:style>
    <style:style style:name="T7_498" style:family="text">
      <style:text-properties fo:background-color="#ffffff" fo:color="#252525"/>
    </style:style>
    <style:style style:name="T7_499" style:family="text">
      <style:text-properties fo:background-color="#ffffff" fo:color="#252525"/>
    </style:style>
    <style:style style:name="T7_500" style:family="text">
      <style:text-properties fo:background-color="#ffffff" fo:color="#252525"/>
    </style:style>
    <style:style style:name="T7_501" style:family="text">
      <style:text-properties fo:background-color="#ffffff" fo:color="#252525"/>
    </style:style>
    <style:style style:name="T7_502" style:family="text">
      <style:text-properties fo:background-color="#ffffff" fo:color="#252525"/>
    </style:style>
    <style:style style:name="T7_503" style:family="text">
      <style:text-properties fo:background-color="#ffffff" fo:color="#252525"/>
    </style:style>
    <style:style style:name="T7_504" style:family="text">
      <style:text-properties fo:background-color="#ffffff" fo:color="#252525"/>
    </style:style>
    <style:style style:name="T7_505" style:family="text">
      <style:text-properties fo:background-color="#ffffff" fo:color="#252525"/>
    </style:style>
    <style:style style:name="T7_506" style:family="text">
      <style:text-properties fo:background-color="#ffffff" fo:color="#252525"/>
    </style:style>
    <style:style style:name="T7_507" style:family="text">
      <style:text-properties fo:background-color="#ffffff" fo:color="#252525"/>
    </style:style>
    <style:style style:name="T7_508" style:family="text">
      <style:text-properties fo:background-color="#ffffff" fo:color="#252525"/>
    </style:style>
    <style:style style:name="T7_509" style:family="text">
      <style:text-properties fo:background-color="#ffffff" fo:color="#252525"/>
    </style:style>
    <style:style style:name="T7_510" style:family="text">
      <style:text-properties fo:background-color="#ffffff" fo:color="#252525"/>
    </style:style>
    <style:style style:name="T7_511" style:family="text">
      <style:text-properties fo:background-color="#ffffff" fo:color="#252525"/>
    </style:style>
    <style:style style:name="T7_512" style:family="text">
      <style:text-properties fo:background-color="#ffffff" fo:color="#252525"/>
    </style:style>
    <style:style style:name="T7_513" style:family="text">
      <style:text-properties fo:background-color="#ffffff" fo:color="#252525"/>
    </style:style>
    <style:style style:name="T7_514" style:family="text">
      <style:text-properties fo:background-color="#ffffff" fo:color="#252525"/>
    </style:style>
    <style:style style:name="T7_515" style:family="text">
      <style:text-properties fo:background-color="#ffffff" fo:color="#252525"/>
    </style:style>
    <style:style style:name="T7_516" style:family="text">
      <style:text-properties fo:background-color="#ffffff" fo:color="#252525"/>
    </style:style>
    <style:style style:name="T7_517" style:family="text">
      <style:text-properties fo:background-color="#ffffff" fo:color="#252525"/>
    </style:style>
    <style:style style:name="T7_518" style:family="text">
      <style:text-properties fo:background-color="#ffffff" fo:color="#252525"/>
    </style:style>
    <style:style style:name="T7_519" style:family="text">
      <style:text-properties fo:background-color="#ffffff" fo:color="#252525"/>
    </style:style>
    <style:style style:name="T7_520" style:family="text">
      <style:text-properties fo:background-color="#ffffff" fo:color="#252525"/>
    </style:style>
    <style:style style:name="T7_521" style:family="text">
      <style:text-properties fo:background-color="#ffffff" fo:color="#252525"/>
    </style:style>
    <style:style style:name="T7_522" style:family="text">
      <style:text-properties fo:background-color="#ffffff" fo:color="#252525"/>
    </style:style>
    <style:style style:name="T7_523" style:family="text">
      <style:text-properties fo:background-color="#ffffff" fo:color="#252525"/>
    </style:style>
    <style:style style:name="T7_524" style:family="text">
      <style:text-properties fo:background-color="#ffffff" fo:color="#252525"/>
    </style:style>
    <style:style style:name="T7_525" style:family="text">
      <style:text-properties fo:background-color="#ffffff" fo:color="#252525"/>
    </style:style>
    <style:style style:name="T7_526" style:family="text">
      <style:text-properties fo:background-color="#ffffff" fo:color="#252525"/>
    </style:style>
    <style:style style:name="T7_527" style:family="text">
      <style:text-properties fo:background-color="#ffffff" fo:color="#252525"/>
    </style:style>
    <style:style style:name="T7_528" style:family="text">
      <style:text-properties fo:background-color="#ffffff" fo:color="#252525"/>
    </style:style>
    <style:style style:name="T7_529" style:family="text">
      <style:text-properties fo:background-color="#ffffff" fo:color="#252525"/>
    </style:style>
    <style:style style:name="T7_530" style:family="text">
      <style:text-properties fo:background-color="#ffffff" fo:color="#252525"/>
    </style:style>
    <style:style style:name="T7_531" style:family="text">
      <style:text-properties fo:background-color="#ffffff" fo:color="#252525"/>
    </style:style>
    <style:style style:name="T7_532" style:family="text">
      <style:text-properties fo:background-color="#ffffff" fo:color="#252525"/>
    </style:style>
    <style:style style:name="T7_533" style:family="text">
      <style:text-properties fo:background-color="#ffffff" fo:color="#252525"/>
    </style:style>
    <style:style style:name="T7_534" style:family="text">
      <style:text-properties fo:background-color="#ffffff" fo:color="#252525"/>
    </style:style>
    <style:style style:name="T7_535" style:family="text">
      <style:text-properties fo:background-color="#ffffff" fo:color="#252525"/>
    </style:style>
    <style:style style:name="T7_536" style:family="text">
      <style:text-properties fo:background-color="#ffffff" fo:color="#252525"/>
    </style:style>
    <style:style style:name="T7_537" style:family="text">
      <style:text-properties fo:background-color="#ffffff" fo:color="#252525"/>
    </style:style>
    <style:style style:name="T7_538" style:family="text">
      <style:text-properties fo:background-color="#ffffff" fo:color="#252525"/>
    </style:style>
    <style:style style:name="T7_539" style:family="text">
      <style:text-properties fo:background-color="#ffffff" fo:color="#252525"/>
    </style:style>
    <style:style style:name="T7_540" style:family="text">
      <style:text-properties fo:background-color="#ffffff" fo:color="#252525"/>
    </style:style>
    <style:style style:name="T7_541" style:family="text">
      <style:text-properties fo:background-color="#ffffff" fo:color="#252525"/>
    </style:style>
    <style:style style:name="T7_542" style:family="text">
      <style:text-properties fo:background-color="#ffffff" fo:color="#252525"/>
    </style:style>
    <style:style style:name="P8" style:family="paragraph" style:parent-style-name="Standard">
      <style:paragraph-properties fo:text-align="justify" fo:break-before="auto" fo:line-height="115%" fo:margin-bottom="0.353cm" style:writing-mode="lr-tb"/>
    </style:style>
    <style:style style:name="T8_1" style:family="text">
      <style:text-properties fo:background-color="#ffffff" fo:color="#252525"/>
    </style:style>
    <style:style style:name="T8_2" style:family="text">
      <style:text-properties fo:background-color="#ffffff" fo:color="#252525"/>
    </style:style>
    <style:style style:name="T8_3" style:family="text">
      <style:text-properties fo:background-color="#ffffff" fo:color="#252525"/>
    </style:style>
    <style:style style:name="T8_4" style:family="text">
      <style:text-properties fo:background-color="#ffffff" fo:color="#252525"/>
    </style:style>
    <style:style style:name="T8_5" style:family="text">
      <style:text-properties fo:background-color="#ffffff" fo:color="#252525"/>
    </style:style>
    <style:style style:name="T8_6" style:family="text">
      <style:text-properties fo:background-color="#ffffff" fo:color="#252525"/>
    </style:style>
    <style:style style:name="T8_7" style:family="text">
      <style:text-properties fo:background-color="#ffffff" fo:color="#252525"/>
    </style:style>
    <style:style style:name="T8_8" style:family="text">
      <style:text-properties fo:background-color="#ffffff" fo:color="#252525"/>
    </style:style>
    <style:style style:name="T8_9" style:family="text">
      <style:text-properties fo:background-color="#ffffff" fo:color="#252525"/>
    </style:style>
    <style:style style:name="T8_10" style:family="text">
      <style:text-properties fo:background-color="#ffffff" fo:color="#252525"/>
    </style:style>
    <style:style style:name="T8_11" style:family="text">
      <style:text-properties fo:background-color="#ffffff" fo:color="#252525"/>
    </style:style>
    <style:style style:name="T8_12" style:family="text">
      <style:text-properties fo:background-color="#ffffff" fo:color="#252525"/>
    </style:style>
    <style:style style:name="T8_13" style:family="text">
      <style:text-properties fo:background-color="#ffffff" fo:color="#252525"/>
    </style:style>
    <style:style style:name="T8_14" style:family="text">
      <style:text-properties fo:background-color="#ffffff" fo:color="#252525"/>
    </style:style>
    <style:style style:name="T8_15" style:family="text">
      <style:text-properties fo:background-color="#ffffff" fo:color="#252525"/>
    </style:style>
    <style:style style:name="T8_16" style:family="text">
      <style:text-properties fo:background-color="#ffffff" fo:color="#252525"/>
    </style:style>
    <style:style style:name="T8_17" style:family="text">
      <style:text-properties fo:background-color="#ffffff" fo:color="#252525"/>
    </style:style>
    <style:style style:name="T8_18" style:family="text">
      <style:text-properties fo:background-color="#ffffff" fo:color="#252525"/>
    </style:style>
    <style:style style:name="T8_19" style:family="text">
      <style:text-properties fo:background-color="#ffffff" fo:color="#252525"/>
    </style:style>
    <style:style style:name="T8_20" style:family="text">
      <style:text-properties fo:background-color="#ffffff" fo:color="#252525"/>
    </style:style>
    <style:style style:name="T8_21" style:family="text">
      <style:text-properties fo:background-color="#ffffff" fo:color="#252525"/>
    </style:style>
    <style:style style:name="T8_22" style:family="text">
      <style:text-properties fo:background-color="#ffffff" fo:color="#252525"/>
    </style:style>
    <style:style style:name="T8_23" style:family="text">
      <style:text-properties fo:background-color="#ffffff" fo:color="#252525"/>
    </style:style>
    <style:style style:name="T8_24" style:family="text">
      <style:text-properties fo:background-color="#ffffff" fo:color="#252525"/>
    </style:style>
    <style:style style:name="T8_25" style:family="text">
      <style:text-properties fo:background-color="#ffffff" fo:color="#252525"/>
    </style:style>
    <style:style style:name="T8_26" style:family="text">
      <style:text-properties fo:background-color="#ffffff" fo:color="#252525"/>
    </style:style>
    <style:style style:name="T8_27" style:family="text">
      <style:text-properties fo:background-color="#ffffff" fo:color="#252525"/>
    </style:style>
    <style:style style:name="T8_28" style:family="text">
      <style:text-properties fo:background-color="#ffffff" fo:color="#252525"/>
    </style:style>
    <style:style style:name="T8_29" style:family="text">
      <style:text-properties fo:background-color="#ffffff" fo:color="#252525"/>
    </style:style>
    <style:style style:name="T8_30" style:family="text">
      <style:text-properties fo:background-color="#ffffff" fo:color="#252525"/>
    </style:style>
    <style:style style:name="T8_31" style:family="text">
      <style:text-properties fo:background-color="#ffffff" fo:color="#252525"/>
    </style:style>
    <style:style style:name="T8_32" style:family="text">
      <style:text-properties fo:background-color="#ffffff" fo:color="#252525"/>
    </style:style>
    <style:style style:name="T8_33" style:family="text">
      <style:text-properties fo:background-color="#ffffff" fo:color="#252525"/>
    </style:style>
    <style:style style:name="T8_34" style:family="text">
      <style:text-properties fo:background-color="#ffffff" fo:color="#252525"/>
    </style:style>
    <style:style style:name="T8_35" style:family="text">
      <style:text-properties fo:background-color="#ffffff" fo:color="#252525"/>
    </style:style>
    <style:style style:name="T8_36" style:family="text">
      <style:text-properties fo:background-color="#ffffff" fo:color="#252525"/>
    </style:style>
    <style:style style:name="T8_37" style:family="text">
      <style:text-properties fo:background-color="#ffffff" fo:color="#252525"/>
    </style:style>
    <style:style style:name="T8_38" style:family="text">
      <style:text-properties fo:background-color="#ffffff" fo:color="#252525"/>
    </style:style>
    <style:style style:name="T8_39" style:family="text">
      <style:text-properties fo:background-color="#ffffff" fo:color="#252525"/>
    </style:style>
    <style:style style:name="T8_40" style:family="text">
      <style:text-properties fo:background-color="#ffffff" fo:color="#252525"/>
    </style:style>
    <style:style style:name="T8_41" style:family="text">
      <style:text-properties fo:background-color="#ffffff" fo:color="#252525"/>
    </style:style>
    <style:style style:name="T8_42" style:family="text">
      <style:text-properties fo:background-color="#ffffff" fo:color="#252525"/>
    </style:style>
    <style:style style:name="T8_43" style:family="text">
      <style:text-properties fo:background-color="#ffffff" fo:color="#252525"/>
    </style:style>
    <style:style style:name="T8_44" style:family="text">
      <style:text-properties fo:background-color="#ffffff" fo:color="#252525"/>
    </style:style>
    <style:style style:name="T8_45" style:family="text">
      <style:text-properties fo:background-color="#ffffff" fo:color="#252525"/>
    </style:style>
    <style:style style:name="T8_46" style:family="text">
      <style:text-properties fo:background-color="#ffffff" fo:color="#252525"/>
    </style:style>
    <style:style style:name="T8_47" style:family="text">
      <style:text-properties fo:background-color="#ffffff" fo:color="#252525"/>
    </style:style>
    <style:style style:name="T8_48" style:family="text">
      <style:text-properties fo:background-color="#ffffff" fo:color="#252525"/>
    </style:style>
    <style:style style:name="T8_49" style:family="text">
      <style:text-properties fo:background-color="#ffffff" fo:color="#252525"/>
    </style:style>
    <style:style style:name="T8_50" style:family="text">
      <style:text-properties fo:background-color="#ffffff" fo:color="#252525"/>
    </style:style>
    <style:style style:name="T8_51" style:family="text">
      <style:text-properties fo:background-color="#ffffff" fo:color="#252525"/>
    </style:style>
    <style:style style:name="T8_52" style:family="text">
      <style:text-properties fo:background-color="#ffffff" fo:color="#252525"/>
    </style:style>
    <style:style style:name="T8_53" style:family="text">
      <style:text-properties fo:background-color="#ffffff" fo:color="#252525"/>
    </style:style>
    <style:style style:name="T8_54" style:family="text">
      <style:text-properties fo:background-color="#ffffff" fo:color="#252525"/>
    </style:style>
    <style:style style:name="T8_55" style:family="text">
      <style:text-properties fo:background-color="#ffffff" fo:color="#252525"/>
    </style:style>
    <style:style style:name="T8_56" style:family="text">
      <style:text-properties fo:background-color="#ffffff" fo:color="#252525"/>
    </style:style>
    <style:style style:name="T8_57" style:family="text">
      <style:text-properties fo:background-color="#ffffff" fo:color="#252525"/>
    </style:style>
    <style:style style:name="T8_58" style:family="text">
      <style:text-properties fo:background-color="#ffffff" fo:color="#252525"/>
    </style:style>
    <style:style style:name="T8_59" style:family="text">
      <style:text-properties fo:background-color="#ffffff" fo:color="#252525"/>
    </style:style>
    <style:style style:name="T8_60" style:family="text">
      <style:text-properties fo:background-color="#ffffff" fo:color="#252525"/>
    </style:style>
    <style:style style:name="T8_61" style:family="text">
      <style:text-properties fo:background-color="#ffffff" fo:color="#252525"/>
    </style:style>
    <style:style style:name="T8_62" style:family="text">
      <style:text-properties fo:background-color="#ffffff" fo:color="#252525"/>
    </style:style>
    <style:style style:name="T8_63" style:family="text">
      <style:text-properties fo:background-color="#ffffff" fo:color="#252525"/>
    </style:style>
    <style:style style:name="T8_64" style:family="text">
      <style:text-properties fo:background-color="#ffffff" fo:color="#252525"/>
    </style:style>
    <style:style style:name="T8_65" style:family="text">
      <style:text-properties fo:background-color="#ffffff" fo:color="#252525"/>
    </style:style>
    <style:style style:name="T8_66" style:family="text">
      <style:text-properties fo:background-color="#ffffff" fo:color="#252525"/>
    </style:style>
    <style:style style:name="T8_67" style:family="text">
      <style:text-properties fo:background-color="#ffffff" fo:color="#252525"/>
    </style:style>
    <style:style style:name="T8_68" style:family="text">
      <style:text-properties fo:background-color="#ffffff" fo:color="#252525"/>
    </style:style>
    <style:style style:name="T8_69" style:family="text">
      <style:text-properties fo:background-color="#ffffff" fo:color="#252525"/>
    </style:style>
    <style:style style:name="T8_70" style:family="text">
      <style:text-properties fo:background-color="#ffffff" fo:color="#252525"/>
    </style:style>
    <style:style style:name="T8_71" style:family="text">
      <style:text-properties fo:background-color="#ffffff" fo:color="#252525"/>
    </style:style>
    <style:style style:name="T8_72" style:family="text">
      <style:text-properties fo:background-color="#ffffff" fo:color="#252525"/>
    </style:style>
    <style:style style:name="T8_73" style:family="text">
      <style:text-properties fo:background-color="#ffffff" fo:color="#252525"/>
    </style:style>
    <style:style style:name="T8_74" style:family="text">
      <style:text-properties fo:background-color="#ffffff" fo:color="#252525"/>
    </style:style>
    <style:style style:name="T8_75" style:family="text">
      <style:text-properties fo:background-color="#ffffff" fo:color="#252525"/>
    </style:style>
    <style:style style:name="T8_76" style:family="text">
      <style:text-properties fo:background-color="#ffffff" fo:color="#252525"/>
    </style:style>
    <style:style style:name="T8_77" style:family="text">
      <style:text-properties fo:background-color="#ffffff" fo:color="#252525"/>
    </style:style>
    <style:style style:name="T8_78" style:family="text">
      <style:text-properties fo:background-color="#ffffff" fo:color="#252525"/>
    </style:style>
    <style:style style:name="T8_79" style:family="text">
      <style:text-properties fo:background-color="#ffffff" fo:color="#252525"/>
    </style:style>
    <style:style style:name="T8_80" style:family="text">
      <style:text-properties fo:background-color="#ffffff" fo:color="#252525"/>
    </style:style>
    <style:style style:name="T8_81" style:family="text">
      <style:text-properties fo:background-color="#ffffff" fo:color="#252525"/>
    </style:style>
    <style:style style:name="T8_82" style:family="text">
      <style:text-properties fo:background-color="#ffffff" fo:color="#252525"/>
    </style:style>
    <style:style style:name="T8_83" style:family="text">
      <style:text-properties fo:background-color="#ffffff" fo:color="#252525"/>
    </style:style>
    <style:style style:name="T8_84" style:family="text">
      <style:text-properties fo:background-color="#ffffff" fo:color="#252525"/>
    </style:style>
    <style:style style:name="T8_85" style:family="text">
      <style:text-properties fo:background-color="#ffffff" fo:color="#252525"/>
    </style:style>
    <style:style style:name="T8_86" style:family="text">
      <style:text-properties fo:background-color="#ffffff" fo:color="#252525"/>
    </style:style>
    <style:style style:name="T8_87" style:family="text">
      <style:text-properties fo:background-color="#ffffff" fo:color="#252525"/>
    </style:style>
    <style:style style:name="T8_88" style:family="text">
      <style:text-properties fo:background-color="#ffffff" fo:color="#252525"/>
    </style:style>
    <style:style style:name="T8_89" style:family="text">
      <style:text-properties fo:background-color="#ffffff" fo:color="#252525"/>
    </style:style>
    <style:style style:name="T8_90" style:family="text">
      <style:text-properties fo:background-color="#ffffff" fo:color="#252525"/>
    </style:style>
    <style:style style:name="T8_91" style:family="text">
      <style:text-properties fo:background-color="#ffffff" fo:color="#252525"/>
    </style:style>
    <style:style style:name="T8_92" style:family="text">
      <style:text-properties fo:background-color="#ffffff" fo:color="#252525"/>
    </style:style>
    <style:style style:name="T8_93" style:family="text">
      <style:text-properties fo:background-color="#ffffff" fo:color="#252525"/>
    </style:style>
    <style:style style:name="T8_94" style:family="text">
      <style:text-properties fo:background-color="#ffffff" fo:color="#252525"/>
    </style:style>
    <style:style style:name="T8_95" style:family="text">
      <style:text-properties fo:background-color="#ffffff" fo:color="#252525"/>
    </style:style>
    <style:style style:name="T8_96" style:family="text">
      <style:text-properties fo:background-color="#ffffff" fo:color="#252525"/>
    </style:style>
    <style:style style:name="T8_97" style:family="text">
      <style:text-properties fo:background-color="#ffffff" fo:color="#252525"/>
    </style:style>
    <style:style style:name="T8_98" style:family="text">
      <style:text-properties fo:background-color="#ffffff" fo:color="#252525"/>
    </style:style>
    <style:style style:name="T8_99" style:family="text">
      <style:text-properties fo:background-color="#ffffff" fo:color="#252525"/>
    </style:style>
    <style:style style:name="T8_100" style:family="text">
      <style:text-properties fo:background-color="#ffffff" fo:color="#252525"/>
    </style:style>
    <style:style style:name="T8_101" style:family="text">
      <style:text-properties fo:background-color="#ffffff" fo:color="#252525"/>
    </style:style>
    <style:style style:name="T8_102" style:family="text">
      <style:text-properties fo:background-color="#ffffff" fo:color="#252525"/>
    </style:style>
    <style:style style:name="T8_103" style:family="text">
      <style:text-properties fo:background-color="#ffffff" fo:color="#252525"/>
    </style:style>
    <style:style style:name="T8_104" style:family="text">
      <style:text-properties fo:background-color="#ffffff" fo:color="#252525"/>
    </style:style>
    <style:style style:name="T8_105" style:family="text">
      <style:text-properties fo:background-color="#ffffff" fo:color="#252525"/>
    </style:style>
    <style:style style:name="T8_106" style:family="text">
      <style:text-properties fo:background-color="#ffffff" fo:color="#252525"/>
    </style:style>
    <style:style style:name="T8_107" style:family="text">
      <style:text-properties fo:background-color="#ffffff" fo:color="#252525"/>
    </style:style>
    <style:style style:name="T8_108" style:family="text">
      <style:text-properties fo:background-color="#ffffff" fo:color="#252525"/>
    </style:style>
    <style:style style:name="T8_109" style:family="text">
      <style:text-properties fo:background-color="#ffffff" fo:color="#252525"/>
    </style:style>
    <style:style style:name="T8_110" style:family="text">
      <style:text-properties fo:background-color="#ffffff" fo:color="#252525"/>
    </style:style>
    <style:style style:name="T8_111" style:family="text">
      <style:text-properties fo:background-color="#ffffff" fo:color="#252525"/>
    </style:style>
    <style:style style:name="T8_112" style:family="text">
      <style:text-properties fo:background-color="#ffffff" fo:color="#252525"/>
    </style:style>
    <style:style style:name="T8_113" style:family="text">
      <style:text-properties fo:background-color="#ffffff" fo:color="#252525"/>
    </style:style>
    <style:style style:name="T8_114" style:family="text">
      <style:text-properties fo:background-color="#ffffff" fo:color="#252525"/>
    </style:style>
    <style:style style:name="T8_115" style:family="text">
      <style:text-properties fo:background-color="#ffffff" fo:color="#252525"/>
    </style:style>
    <style:style style:name="T8_116" style:family="text">
      <style:text-properties fo:background-color="#ffffff" fo:color="#252525"/>
    </style:style>
    <style:style style:name="T8_117" style:family="text">
      <style:text-properties fo:background-color="#ffffff" fo:color="#252525"/>
    </style:style>
    <style:style style:name="T8_118" style:family="text">
      <style:text-properties fo:background-color="#ffffff" fo:color="#252525"/>
    </style:style>
    <style:style style:name="T8_119" style:family="text">
      <style:text-properties fo:background-color="#ffffff" fo:color="#252525"/>
    </style:style>
    <style:style style:name="T8_120" style:family="text">
      <style:text-properties fo:background-color="#ffffff" fo:color="#252525"/>
    </style:style>
    <style:style style:name="T8_121" style:family="text">
      <style:text-properties fo:background-color="#ffffff" fo:color="#252525"/>
    </style:style>
    <style:style style:name="T8_122" style:family="text">
      <style:text-properties fo:background-color="#ffffff" fo:color="#252525"/>
    </style:style>
    <style:style style:name="T8_123" style:family="text">
      <style:text-properties fo:background-color="#ffffff" fo:color="#252525"/>
    </style:style>
    <style:style style:name="T8_124" style:family="text">
      <style:text-properties fo:background-color="#ffffff" fo:color="#252525"/>
    </style:style>
    <style:style style:name="T8_125" style:family="text">
      <style:text-properties fo:background-color="#ffffff" fo:color="#252525"/>
    </style:style>
    <style:style style:name="T8_126" style:family="text">
      <style:text-properties fo:background-color="#ffffff" fo:color="#252525"/>
    </style:style>
    <style:style style:name="T8_127" style:family="text">
      <style:text-properties fo:background-color="#ffffff" fo:color="#252525"/>
    </style:style>
    <style:style style:name="T8_128" style:family="text">
      <style:text-properties fo:background-color="#ffffff" fo:color="#252525"/>
    </style:style>
    <style:style style:name="T8_129" style:family="text">
      <style:text-properties fo:background-color="#ffffff" fo:color="#252525"/>
    </style:style>
    <style:style style:name="T8_130" style:family="text">
      <style:text-properties fo:background-color="#ffffff" fo:color="#252525"/>
    </style:style>
    <style:style style:name="T8_131" style:family="text">
      <style:text-properties fo:background-color="#ffffff" fo:color="#252525"/>
    </style:style>
    <style:style style:name="T8_132" style:family="text">
      <style:text-properties fo:background-color="#ffffff" fo:color="#252525"/>
    </style:style>
    <style:style style:name="T8_133" style:family="text">
      <style:text-properties fo:background-color="#ffffff" fo:color="#252525"/>
    </style:style>
    <style:style style:name="T8_134" style:family="text">
      <style:text-properties fo:background-color="#ffffff" fo:color="#252525"/>
    </style:style>
    <style:style style:name="T8_135" style:family="text">
      <style:text-properties fo:background-color="#ffffff" fo:color="#252525"/>
    </style:style>
    <style:style style:name="T8_136" style:family="text">
      <style:text-properties fo:background-color="#ffffff" fo:color="#252525"/>
    </style:style>
    <style:style style:name="T8_137" style:family="text">
      <style:text-properties fo:background-color="#ffffff" fo:color="#252525"/>
    </style:style>
    <style:style style:name="T8_138" style:family="text">
      <style:text-properties fo:background-color="#ffffff" fo:color="#252525"/>
    </style:style>
    <style:style style:name="T8_139" style:family="text">
      <style:text-properties fo:background-color="#ffffff" fo:color="#252525"/>
    </style:style>
    <style:style style:name="T8_140" style:family="text">
      <style:text-properties fo:background-color="#ffffff" fo:color="#252525"/>
    </style:style>
    <style:style style:name="T8_141" style:family="text">
      <style:text-properties fo:background-color="#ffffff" fo:color="#252525"/>
    </style:style>
    <style:style style:name="T8_142" style:family="text">
      <style:text-properties fo:background-color="#ffffff" fo:color="#252525"/>
    </style:style>
    <style:style style:name="T8_143" style:family="text">
      <style:text-properties fo:background-color="#ffffff" fo:color="#252525"/>
    </style:style>
    <style:style style:name="T8_144" style:family="text">
      <style:text-properties fo:background-color="#ffffff" fo:color="#252525"/>
    </style:style>
    <style:style style:name="T8_145" style:family="text">
      <style:text-properties fo:background-color="#ffffff" fo:color="#252525"/>
    </style:style>
    <style:style style:name="T8_146" style:family="text">
      <style:text-properties fo:background-color="#ffffff" fo:color="#252525"/>
    </style:style>
    <style:style style:name="T8_147" style:family="text">
      <style:text-properties fo:background-color="#ffffff" fo:color="#252525"/>
    </style:style>
    <style:style style:name="T8_148" style:family="text">
      <style:text-properties fo:background-color="#ffffff" fo:color="#252525"/>
    </style:style>
    <style:style style:name="T8_149" style:family="text">
      <style:text-properties fo:background-color="#ffffff" fo:color="#252525"/>
    </style:style>
    <style:style style:name="T8_150" style:family="text">
      <style:text-properties fo:background-color="#ffffff" fo:color="#252525"/>
    </style:style>
    <style:style style:name="T8_151" style:family="text">
      <style:text-properties fo:background-color="#ffffff" fo:color="#252525"/>
    </style:style>
    <style:style style:name="T8_152" style:family="text">
      <style:text-properties fo:background-color="#ffffff" fo:color="#252525"/>
    </style:style>
    <style:style style:name="T8_153" style:family="text">
      <style:text-properties fo:background-color="#ffffff" fo:color="#252525"/>
    </style:style>
    <style:style style:name="T8_154" style:family="text">
      <style:text-properties fo:background-color="#ffffff" fo:color="#252525"/>
    </style:style>
    <style:style style:name="T8_155" style:family="text">
      <style:text-properties fo:background-color="#ffffff" fo:color="#252525"/>
    </style:style>
    <style:style style:name="T8_156" style:family="text">
      <style:text-properties fo:background-color="#ffffff" fo:color="#252525"/>
    </style:style>
    <style:style style:name="T8_157" style:family="text">
      <style:text-properties fo:background-color="#ffffff" fo:color="#252525"/>
    </style:style>
    <style:style style:name="T8_158" style:family="text">
      <style:text-properties fo:background-color="#ffffff" fo:color="#252525"/>
    </style:style>
    <style:style style:name="T8_159" style:family="text">
      <style:text-properties fo:background-color="#ffffff" fo:color="#252525"/>
    </style:style>
    <style:style style:name="T8_160" style:family="text">
      <style:text-properties fo:background-color="#ffffff" fo:color="#252525"/>
    </style:style>
    <style:style style:name="T8_161" style:family="text">
      <style:text-properties fo:background-color="#ffffff" fo:color="#252525"/>
    </style:style>
    <style:style style:name="T8_162" style:family="text">
      <style:text-properties fo:background-color="#ffffff" fo:color="#252525"/>
    </style:style>
    <style:style style:name="T8_163" style:family="text">
      <style:text-properties fo:background-color="#ffffff" fo:color="#252525"/>
    </style:style>
    <style:style style:name="T8_164" style:family="text">
      <style:text-properties fo:background-color="#ffffff" fo:color="#252525"/>
    </style:style>
    <style:style style:name="T8_165" style:family="text">
      <style:text-properties fo:background-color="#ffffff" fo:color="#252525"/>
    </style:style>
    <style:style style:name="T8_166" style:family="text">
      <style:text-properties fo:background-color="#ffffff" fo:color="#252525"/>
    </style:style>
    <style:style style:name="T8_167" style:family="text">
      <style:text-properties fo:background-color="#ffffff" fo:color="#252525"/>
    </style:style>
    <style:style style:name="T8_168" style:family="text">
      <style:text-properties fo:background-color="#ffffff" fo:color="#252525"/>
    </style:style>
    <style:style style:name="T8_169" style:family="text">
      <style:text-properties fo:background-color="#ffffff" fo:color="#252525"/>
    </style:style>
    <style:style style:name="T8_170" style:family="text">
      <style:text-properties fo:background-color="#ffffff" fo:color="#252525"/>
    </style:style>
    <style:style style:name="T8_171" style:family="text">
      <style:text-properties fo:background-color="#ffffff" fo:color="#252525"/>
    </style:style>
    <style:style style:name="T8_172" style:family="text">
      <style:text-properties fo:background-color="#ffffff" fo:color="#252525"/>
    </style:style>
    <style:style style:name="T8_173" style:family="text">
      <style:text-properties fo:background-color="#ffffff" fo:color="#252525"/>
    </style:style>
    <style:style style:name="T8_174" style:family="text">
      <style:text-properties fo:background-color="#ffffff" fo:color="#252525"/>
    </style:style>
    <style:style style:name="T8_175" style:family="text">
      <style:text-properties fo:background-color="#ffffff" fo:color="#252525"/>
    </style:style>
    <style:style style:name="T8_176" style:family="text">
      <style:text-properties fo:background-color="#ffffff" fo:color="#252525"/>
    </style:style>
    <style:style style:name="T8_177" style:family="text">
      <style:text-properties fo:background-color="#ffffff" fo:color="#252525"/>
    </style:style>
    <style:style style:name="T8_178" style:family="text">
      <style:text-properties fo:background-color="#ffffff" fo:color="#252525"/>
    </style:style>
    <style:style style:name="T8_179" style:family="text">
      <style:text-properties fo:background-color="#ffffff" fo:color="#252525"/>
    </style:style>
    <style:style style:name="T8_180" style:family="text">
      <style:text-properties fo:background-color="#ffffff" fo:color="#252525"/>
    </style:style>
    <style:style style:name="T8_181" style:family="text">
      <style:text-properties fo:background-color="#ffffff" fo:color="#252525"/>
    </style:style>
    <style:style style:name="T8_182" style:family="text">
      <style:text-properties fo:background-color="#ffffff" fo:color="#252525"/>
    </style:style>
    <style:style style:name="T8_183" style:family="text">
      <style:text-properties fo:background-color="#ffffff" fo:color="#252525"/>
    </style:style>
    <style:style style:name="T8_184" style:family="text">
      <style:text-properties fo:background-color="#ffffff" fo:color="#252525"/>
    </style:style>
    <style:style style:name="T8_185" style:family="text">
      <style:text-properties fo:background-color="#ffffff" fo:color="#252525"/>
    </style:style>
    <style:style style:name="T8_186" style:family="text">
      <style:text-properties fo:background-color="#ffffff" fo:color="#252525"/>
    </style:style>
    <style:style style:name="T8_187" style:family="text">
      <style:text-properties fo:background-color="#ffffff" fo:color="#252525"/>
    </style:style>
    <style:style style:name="T8_188" style:family="text">
      <style:text-properties fo:background-color="#ffffff" fo:color="#252525"/>
    </style:style>
    <style:style style:name="T8_189" style:family="text">
      <style:text-properties fo:background-color="#ffffff" fo:color="#252525"/>
    </style:style>
    <style:style style:name="T8_190" style:family="text">
      <style:text-properties fo:background-color="#ffffff" fo:color="#252525"/>
    </style:style>
    <style:style style:name="T8_191" style:family="text">
      <style:text-properties fo:background-color="#ffffff" fo:color="#252525"/>
    </style:style>
    <style:style style:name="T8_192" style:family="text">
      <style:text-properties fo:background-color="#ffffff" fo:color="#252525"/>
    </style:style>
    <style:style style:name="T8_193" style:family="text">
      <style:text-properties fo:background-color="#ffffff" fo:color="#252525"/>
    </style:style>
    <style:style style:name="T8_194" style:family="text">
      <style:text-properties fo:background-color="#ffffff" fo:color="#252525"/>
    </style:style>
    <style:style style:name="T8_195" style:family="text">
      <style:text-properties fo:background-color="#ffffff" fo:color="#252525"/>
    </style:style>
    <style:style style:name="T8_196" style:family="text">
      <style:text-properties fo:background-color="#ffffff" fo:color="#252525"/>
    </style:style>
    <style:style style:name="T8_197" style:family="text">
      <style:text-properties fo:background-color="#ffffff" fo:color="#252525"/>
    </style:style>
    <style:style style:name="T8_198" style:family="text">
      <style:text-properties fo:background-color="#ffffff" fo:color="#252525"/>
    </style:style>
    <style:style style:name="T8_199" style:family="text">
      <style:text-properties fo:background-color="#ffffff" fo:color="#252525"/>
    </style:style>
    <style:style style:name="T8_200" style:family="text">
      <style:text-properties fo:background-color="#ffffff" fo:color="#252525"/>
    </style:style>
    <style:style style:name="T8_201" style:family="text">
      <style:text-properties fo:background-color="#ffffff" fo:color="#252525"/>
    </style:style>
    <style:style style:name="T8_202" style:family="text">
      <style:text-properties fo:background-color="#ffffff" fo:color="#252525"/>
    </style:style>
    <style:style style:name="T8_203" style:family="text">
      <style:text-properties fo:background-color="#ffffff" fo:color="#252525"/>
    </style:style>
    <style:style style:name="T8_204" style:family="text">
      <style:text-properties fo:background-color="#ffffff" fo:color="#252525"/>
    </style:style>
    <style:style style:name="T8_205" style:family="text">
      <style:text-properties fo:background-color="#ffffff" fo:color="#252525"/>
    </style:style>
    <style:style style:name="T8_206" style:family="text">
      <style:text-properties fo:background-color="#ffffff" fo:color="#252525"/>
    </style:style>
    <style:style style:name="T8_207" style:family="text">
      <style:text-properties fo:background-color="#ffffff" fo:color="#252525"/>
    </style:style>
    <style:style style:name="T8_208" style:family="text">
      <style:text-properties fo:background-color="#ffffff" fo:color="#252525"/>
    </style:style>
    <style:style style:name="T8_209" style:family="text">
      <style:text-properties fo:background-color="#ffffff" fo:color="#252525"/>
    </style:style>
    <style:style style:name="T8_210" style:family="text">
      <style:text-properties fo:background-color="#ffffff" fo:color="#252525"/>
    </style:style>
    <style:style style:name="T8_211" style:family="text">
      <style:text-properties fo:background-color="#ffffff" fo:color="#252525"/>
    </style:style>
    <style:style style:name="T8_212" style:family="text">
      <style:text-properties fo:background-color="#ffffff" fo:color="#252525"/>
    </style:style>
    <style:style style:name="T8_213" style:family="text">
      <style:text-properties fo:background-color="#ffffff" fo:color="#252525"/>
    </style:style>
    <style:style style:name="T8_214" style:family="text">
      <style:text-properties fo:background-color="#ffffff" fo:color="#252525"/>
    </style:style>
    <style:style style:name="T8_215" style:family="text">
      <style:text-properties fo:background-color="#ffffff" fo:color="#252525"/>
    </style:style>
    <style:style style:name="T8_216" style:family="text">
      <style:text-properties fo:background-color="#ffffff" fo:color="#252525"/>
    </style:style>
    <style:style style:name="T8_217" style:family="text">
      <style:text-properties fo:background-color="#ffffff" fo:color="#252525"/>
    </style:style>
    <style:style style:name="T8_218" style:family="text">
      <style:text-properties fo:background-color="#ffffff" fo:color="#252525"/>
    </style:style>
    <style:style style:name="T8_219" style:family="text">
      <style:text-properties fo:background-color="#ffffff" fo:color="#252525"/>
    </style:style>
    <style:style style:name="T8_220" style:family="text">
      <style:text-properties fo:background-color="#ffffff" fo:color="#252525"/>
    </style:style>
    <style:style style:name="T8_221" style:family="text">
      <style:text-properties fo:background-color="#ffffff" fo:color="#252525"/>
    </style:style>
    <style:style style:name="T8_222" style:family="text">
      <style:text-properties fo:background-color="#ffffff" fo:color="#252525"/>
    </style:style>
    <style:style style:name="T8_223" style:family="text">
      <style:text-properties fo:background-color="#ffffff" fo:color="#252525"/>
    </style:style>
    <style:style style:name="T8_224" style:family="text">
      <style:text-properties fo:background-color="#ffffff" fo:color="#252525"/>
    </style:style>
    <style:style style:name="T8_225" style:family="text">
      <style:text-properties fo:background-color="#ffffff" fo:color="#252525"/>
    </style:style>
    <style:style style:name="T8_226" style:family="text">
      <style:text-properties fo:background-color="#ffffff" fo:color="#252525"/>
    </style:style>
    <style:style style:name="T8_227" style:family="text">
      <style:text-properties fo:background-color="#ffffff" fo:color="#252525"/>
    </style:style>
    <style:style style:name="T8_228" style:family="text">
      <style:text-properties fo:background-color="#ffffff" fo:color="#252525"/>
    </style:style>
    <style:style style:name="T8_229" style:family="text">
      <style:text-properties fo:background-color="#ffffff" fo:color="#252525"/>
    </style:style>
    <style:style style:name="T8_230" style:family="text">
      <style:text-properties fo:background-color="#ffffff" fo:color="#252525"/>
    </style:style>
    <style:style style:name="T8_231" style:family="text">
      <style:text-properties fo:background-color="#ffffff" fo:color="#252525"/>
    </style:style>
    <style:style style:name="T8_232" style:family="text">
      <style:text-properties fo:background-color="#ffffff" fo:color="#252525"/>
    </style:style>
    <style:style style:name="T8_233" style:family="text">
      <style:text-properties fo:background-color="#ffffff" fo:color="#252525"/>
    </style:style>
    <style:style style:name="T8_234" style:family="text">
      <style:text-properties fo:background-color="#ffffff" fo:color="#252525"/>
    </style:style>
    <style:style style:name="T8_235" style:family="text">
      <style:text-properties fo:background-color="#ffffff" fo:color="#252525"/>
    </style:style>
    <style:style style:name="T8_236" style:family="text">
      <style:text-properties fo:background-color="#ffffff" fo:color="#252525"/>
    </style:style>
    <style:style style:name="T8_237" style:family="text">
      <style:text-properties fo:background-color="#ffffff" fo:color="#252525"/>
    </style:style>
    <style:style style:name="T8_238" style:family="text">
      <style:text-properties fo:background-color="#ffffff" fo:color="#252525"/>
    </style:style>
    <style:style style:name="T8_239" style:family="text">
      <style:text-properties fo:background-color="#ffffff" fo:color="#252525"/>
    </style:style>
    <style:style style:name="T8_240" style:family="text">
      <style:text-properties fo:background-color="#ffffff" fo:color="#252525"/>
    </style:style>
    <style:style style:name="T8_241" style:family="text">
      <style:text-properties fo:background-color="#ffffff" fo:color="#252525"/>
    </style:style>
    <style:style style:name="T8_242" style:family="text">
      <style:text-properties fo:background-color="#ffffff" fo:color="#252525"/>
    </style:style>
    <style:style style:name="T8_243" style:family="text">
      <style:text-properties fo:background-color="#ffffff" fo:color="#252525"/>
    </style:style>
    <style:style style:name="T8_244" style:family="text">
      <style:text-properties fo:background-color="#ffffff" fo:color="#252525"/>
    </style:style>
    <style:style style:name="T8_245" style:family="text">
      <style:text-properties fo:background-color="#ffffff" fo:color="#252525"/>
    </style:style>
    <style:style style:name="T8_246" style:family="text">
      <style:text-properties fo:background-color="#ffffff" fo:color="#252525"/>
    </style:style>
    <style:style style:name="T8_247" style:family="text">
      <style:text-properties fo:background-color="#ffffff" fo:color="#252525"/>
    </style:style>
    <style:style style:name="T8_248" style:family="text">
      <style:text-properties fo:background-color="#ffffff" fo:color="#252525"/>
    </style:style>
    <style:style style:name="T8_249" style:family="text">
      <style:text-properties fo:background-color="#ffffff" fo:color="#252525"/>
    </style:style>
    <style:style style:name="T8_250" style:family="text">
      <style:text-properties fo:background-color="#ffffff" fo:color="#252525"/>
    </style:style>
    <style:style style:name="T8_251" style:family="text">
      <style:text-properties fo:background-color="#ffffff" fo:color="#252525"/>
    </style:style>
    <style:style style:name="T8_252" style:family="text">
      <style:text-properties fo:background-color="#ffffff" fo:color="#252525"/>
    </style:style>
    <style:style style:name="T8_253" style:family="text">
      <style:text-properties fo:background-color="#ffffff" fo:color="#252525"/>
    </style:style>
    <style:style style:name="T8_254" style:family="text">
      <style:text-properties fo:background-color="#ffffff" fo:color="#252525"/>
    </style:style>
    <style:style style:name="T8_255" style:family="text">
      <style:text-properties fo:background-color="#ffffff" fo:color="#252525"/>
    </style:style>
    <style:style style:name="T8_256" style:family="text">
      <style:text-properties fo:background-color="#ffffff" fo:color="#252525"/>
    </style:style>
    <style:style style:name="T8_257" style:family="text">
      <style:text-properties fo:background-color="#ffffff" fo:color="#252525"/>
    </style:style>
    <style:style style:name="T8_258" style:family="text">
      <style:text-properties fo:background-color="#ffffff" fo:color="#252525"/>
    </style:style>
    <style:style style:name="T8_259" style:family="text">
      <style:text-properties fo:background-color="#ffffff" fo:color="#252525"/>
    </style:style>
    <style:style style:name="T8_260" style:family="text">
      <style:text-properties fo:background-color="#ffffff" fo:color="#252525"/>
    </style:style>
    <style:style style:name="T8_261" style:family="text">
      <style:text-properties fo:background-color="#ffffff" fo:color="#252525"/>
    </style:style>
    <style:style style:name="T8_262" style:family="text">
      <style:text-properties fo:background-color="#ffffff" fo:color="#252525"/>
    </style:style>
    <style:style style:name="T8_263" style:family="text">
      <style:text-properties fo:background-color="#ffffff" fo:color="#252525"/>
    </style:style>
    <style:style style:name="T8_264" style:family="text">
      <style:text-properties fo:background-color="#ffffff" fo:color="#252525"/>
    </style:style>
    <style:style style:name="T8_265" style:family="text">
      <style:text-properties fo:background-color="#ffffff" fo:color="#252525"/>
    </style:style>
    <style:style style:name="T8_266" style:family="text">
      <style:text-properties fo:background-color="#ffffff" fo:color="#252525"/>
    </style:style>
    <style:style style:name="T8_267" style:family="text">
      <style:text-properties fo:background-color="#ffffff" fo:color="#252525"/>
    </style:style>
    <style:style style:name="T8_268" style:family="text">
      <style:text-properties fo:background-color="#ffffff" fo:color="#252525"/>
    </style:style>
    <style:style style:name="T8_269" style:family="text">
      <style:text-properties fo:background-color="#ffffff" fo:color="#252525"/>
    </style:style>
    <style:style style:name="T8_270" style:family="text">
      <style:text-properties fo:background-color="#ffffff" fo:color="#252525"/>
    </style:style>
    <style:style style:name="T8_271" style:family="text">
      <style:text-properties fo:background-color="#ffffff" fo:color="#252525"/>
    </style:style>
    <style:style style:name="T8_272" style:family="text">
      <style:text-properties fo:background-color="#ffffff" fo:color="#252525"/>
    </style:style>
    <style:style style:name="T8_273" style:family="text">
      <style:text-properties fo:background-color="#ffffff" fo:color="#252525"/>
    </style:style>
    <style:style style:name="T8_274" style:family="text">
      <style:text-properties fo:background-color="#ffffff" fo:color="#252525"/>
    </style:style>
    <style:style style:name="T8_275" style:family="text">
      <style:text-properties fo:background-color="#ffffff" fo:color="#252525"/>
    </style:style>
    <style:style style:name="T8_276" style:family="text">
      <style:text-properties fo:background-color="#ffffff" fo:color="#252525"/>
    </style:style>
    <style:style style:name="T8_277" style:family="text">
      <style:text-properties fo:background-color="#ffffff" fo:color="#252525"/>
    </style:style>
    <style:style style:name="T8_278" style:family="text">
      <style:text-properties fo:background-color="#ffffff" fo:color="#252525"/>
    </style:style>
    <style:style style:name="T8_279" style:family="text">
      <style:text-properties fo:background-color="#ffffff" fo:color="#252525"/>
    </style:style>
    <style:style style:name="T8_280" style:family="text">
      <style:text-properties fo:background-color="#ffffff" fo:color="#252525"/>
    </style:style>
    <style:style style:name="T8_281" style:family="text">
      <style:text-properties fo:background-color="#ffffff" fo:color="#252525"/>
    </style:style>
    <style:style style:name="T8_282" style:family="text">
      <style:text-properties fo:background-color="#ffffff" fo:color="#252525"/>
    </style:style>
    <style:style style:name="T8_283" style:family="text">
      <style:text-properties fo:background-color="#ffffff" fo:color="#252525"/>
    </style:style>
    <style:style style:name="T8_284" style:family="text">
      <style:text-properties fo:background-color="#ffffff" fo:color="#252525"/>
    </style:style>
    <style:style style:name="T8_285" style:family="text">
      <style:text-properties fo:background-color="#ffffff" fo:color="#252525"/>
    </style:style>
    <style:style style:name="T8_286" style:family="text">
      <style:text-properties fo:background-color="#ffffff" fo:color="#252525"/>
    </style:style>
    <style:style style:name="T8_287" style:family="text">
      <style:text-properties fo:background-color="#ffffff" fo:color="#252525"/>
    </style:style>
    <style:style style:name="T8_288" style:family="text">
      <style:text-properties fo:background-color="#ffffff" fo:color="#252525"/>
    </style:style>
    <style:style style:name="T8_289" style:family="text">
      <style:text-properties fo:background-color="#ffffff" fo:color="#252525"/>
    </style:style>
    <style:style style:name="T8_290" style:family="text">
      <style:text-properties fo:background-color="#ffffff" fo:color="#252525"/>
    </style:style>
    <style:style style:name="T8_291" style:family="text">
      <style:text-properties fo:background-color="#ffffff" fo:color="#252525"/>
    </style:style>
    <style:style style:name="T8_292" style:family="text">
      <style:text-properties fo:background-color="#ffffff" fo:color="#252525"/>
    </style:style>
    <style:style style:name="T8_293" style:family="text">
      <style:text-properties fo:background-color="#ffffff" fo:color="#252525"/>
    </style:style>
    <style:style style:name="T8_294" style:family="text">
      <style:text-properties fo:background-color="#ffffff" fo:color="#252525"/>
    </style:style>
    <style:style style:name="T8_295" style:family="text">
      <style:text-properties fo:background-color="#ffffff" fo:color="#252525"/>
    </style:style>
    <style:style style:name="T8_296" style:family="text">
      <style:text-properties fo:background-color="#ffffff" fo:color="#252525"/>
    </style:style>
    <style:style style:name="T8_297" style:family="text">
      <style:text-properties fo:background-color="#ffffff" fo:color="#252525"/>
    </style:style>
    <style:style style:name="T8_298" style:family="text">
      <style:text-properties fo:background-color="#ffffff" fo:color="#252525"/>
    </style:style>
    <style:style style:name="T8_299" style:family="text">
      <style:text-properties fo:background-color="#ffffff" fo:color="#252525"/>
    </style:style>
    <style:style style:name="T8_300" style:family="text">
      <style:text-properties fo:background-color="#ffffff" fo:color="#252525"/>
    </style:style>
    <style:style style:name="T8_301" style:family="text">
      <style:text-properties fo:background-color="#ffffff" fo:color="#252525"/>
    </style:style>
    <style:style style:name="T8_302" style:family="text">
      <style:text-properties fo:background-color="#ffffff" fo:color="#252525"/>
    </style:style>
    <style:style style:name="T8_303" style:family="text">
      <style:text-properties fo:background-color="#ffffff" fo:color="#252525"/>
    </style:style>
    <style:style style:name="T8_304" style:family="text">
      <style:text-properties fo:background-color="#ffffff" fo:color="#252525"/>
    </style:style>
    <style:style style:name="T8_305" style:family="text">
      <style:text-properties fo:background-color="#ffffff" fo:color="#252525"/>
    </style:style>
    <style:style style:name="T8_306" style:family="text">
      <style:text-properties fo:background-color="#ffffff" fo:color="#252525"/>
    </style:style>
    <style:style style:name="T8_307" style:family="text">
      <style:text-properties fo:background-color="#ffffff" fo:color="#252525"/>
    </style:style>
    <style:style style:name="T8_308" style:family="text">
      <style:text-properties fo:background-color="#ffffff" fo:color="#252525"/>
    </style:style>
    <style:style style:name="T8_309" style:family="text">
      <style:text-properties fo:background-color="#ffffff" fo:color="#252525"/>
    </style:style>
    <style:style style:name="T8_310" style:family="text">
      <style:text-properties fo:background-color="#ffffff" fo:color="#252525"/>
    </style:style>
    <style:style style:name="T8_311" style:family="text">
      <style:text-properties fo:background-color="#ffffff" fo:color="#252525"/>
    </style:style>
    <style:style style:name="T8_312" style:family="text">
      <style:text-properties fo:background-color="#ffffff" fo:color="#252525"/>
    </style:style>
    <style:style style:name="T8_313" style:family="text">
      <style:text-properties fo:background-color="#ffffff" fo:color="#252525"/>
    </style:style>
    <style:style style:name="T8_314" style:family="text">
      <style:text-properties fo:background-color="#ffffff" fo:color="#252525"/>
    </style:style>
    <style:style style:name="T8_315" style:family="text">
      <style:text-properties fo:background-color="#ffffff" fo:color="#252525"/>
    </style:style>
    <style:style style:name="T8_316" style:family="text">
      <style:text-properties fo:background-color="#ffffff" fo:color="#252525"/>
    </style:style>
    <style:style style:name="T8_317" style:family="text">
      <style:text-properties fo:background-color="#ffffff" fo:color="#252525"/>
    </style:style>
    <style:style style:name="T8_318" style:family="text">
      <style:text-properties fo:background-color="#ffffff" fo:color="#252525"/>
    </style:style>
    <style:style style:name="T8_319" style:family="text">
      <style:text-properties fo:background-color="#ffffff" fo:color="#252525"/>
    </style:style>
    <style:style style:name="T8_320" style:family="text">
      <style:text-properties fo:background-color="#ffffff" fo:color="#252525"/>
    </style:style>
    <style:style style:name="T8_321" style:family="text">
      <style:text-properties fo:background-color="#ffffff" fo:color="#252525"/>
    </style:style>
    <style:style style:name="T8_322" style:family="text">
      <style:text-properties fo:background-color="#ffffff" fo:color="#252525"/>
    </style:style>
    <style:style style:name="T8_323" style:family="text">
      <style:text-properties fo:background-color="#ffffff" fo:color="#252525"/>
    </style:style>
    <style:style style:name="T8_324" style:family="text">
      <style:text-properties fo:background-color="#ffffff" fo:color="#252525"/>
    </style:style>
    <style:style style:name="T8_325" style:family="text">
      <style:text-properties fo:background-color="#ffffff" fo:color="#252525"/>
    </style:style>
    <style:style style:name="T8_326" style:family="text">
      <style:text-properties fo:background-color="#ffffff" fo:color="#252525"/>
    </style:style>
    <style:style style:name="T8_327" style:family="text">
      <style:text-properties fo:background-color="#ffffff" fo:color="#252525"/>
    </style:style>
    <style:style style:name="T8_328" style:family="text">
      <style:text-properties fo:background-color="#ffffff" fo:color="#252525"/>
    </style:style>
    <style:style style:name="T8_329" style:family="text">
      <style:text-properties fo:background-color="#ffffff" fo:color="#252525"/>
    </style:style>
    <style:style style:name="T8_330" style:family="text">
      <style:text-properties fo:background-color="#ffffff" fo:color="#252525"/>
    </style:style>
    <style:style style:name="T8_331" style:family="text">
      <style:text-properties fo:background-color="#ffffff" fo:color="#252525"/>
    </style:style>
    <style:style style:name="T8_332" style:family="text">
      <style:text-properties fo:background-color="#ffffff" fo:color="#252525"/>
    </style:style>
    <style:style style:name="T8_333" style:family="text">
      <style:text-properties fo:background-color="#ffffff" fo:color="#252525"/>
    </style:style>
    <style:style style:name="T8_334" style:family="text">
      <style:text-properties fo:background-color="#ffffff" fo:color="#252525"/>
    </style:style>
    <style:style style:name="T8_335" style:family="text">
      <style:text-properties fo:background-color="#ffffff" fo:color="#252525"/>
    </style:style>
    <style:style style:name="T8_336" style:family="text">
      <style:text-properties fo:background-color="#ffffff" fo:color="#252525"/>
    </style:style>
    <style:style style:name="T8_337" style:family="text">
      <style:text-properties fo:background-color="#ffffff" fo:color="#252525"/>
    </style:style>
    <style:style style:name="T8_338" style:family="text">
      <style:text-properties fo:background-color="#ffffff" fo:color="#252525"/>
    </style:style>
    <style:style style:name="T8_339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fo:background-color="#ffffff" fo:color="#252525"/>
    </style:style>
    <style:style style:name="T9_8" style:family="text">
      <style:text-properties fo:background-color="#ffffff" fo:color="#252525"/>
    </style:style>
    <style:style style:name="T9_9" style:family="text">
      <style:text-properties fo:background-color="#ffffff" fo:color="#252525"/>
    </style:style>
    <style:style style:name="T9_10" style:family="text">
      <style:text-properties fo:background-color="#ffffff" fo:color="#252525"/>
    </style:style>
    <style:style style:name="T9_11" style:family="text">
      <style:text-properties fo:background-color="#ffffff" fo:color="#252525"/>
    </style:style>
    <style:style style:name="T9_12" style:family="text">
      <style:text-properties fo:background-color="#ffffff" fo:color="#252525"/>
    </style:style>
    <style:style style:name="T9_13" style:family="text">
      <style:text-properties fo:background-color="#ffffff" fo:color="#252525"/>
    </style:style>
    <style:style style:name="T9_14" style:family="text">
      <style:text-properties fo:background-color="#ffffff" fo:color="#252525"/>
    </style:style>
    <style:style style:name="T9_15" style:family="text">
      <style:text-properties fo:background-color="#ffffff" fo:color="#252525"/>
    </style:style>
    <style:style style:name="T9_16" style:family="text">
      <style:text-properties fo:background-color="#ffffff" fo:color="#252525"/>
    </style:style>
    <style:style style:name="T9_17" style:family="text">
      <style:text-properties fo:background-color="#ffffff" fo:color="#252525"/>
    </style:style>
    <style:style style:name="T9_18" style:family="text">
      <style:text-properties fo:background-color="#ffffff" fo:color="#252525"/>
    </style:style>
    <style:style style:name="T9_19" style:family="text">
      <style:text-properties fo:background-color="#ffffff" fo:color="#252525"/>
    </style:style>
    <style:style style:name="T9_20" style:family="text">
      <style:text-properties fo:background-color="#ffffff" fo:color="#252525"/>
    </style:style>
    <style:style style:name="T9_21" style:family="text">
      <style:text-properties fo:background-color="#ffffff" fo:color="#252525"/>
    </style:style>
    <style:style style:name="T9_22" style:family="text">
      <style:text-properties fo:background-color="#ffffff" fo:color="#252525"/>
    </style:style>
    <style:style style:name="T9_23" style:family="text">
      <style:text-properties fo:background-color="#ffffff" fo:color="#252525"/>
    </style:style>
    <style:style style:name="T9_24" style:family="text">
      <style:text-properties fo:background-color="#ffffff" fo:color="#252525"/>
    </style:style>
    <style:style style:name="T9_25" style:family="text">
      <style:text-properties fo:background-color="#ffffff" fo:color="#252525"/>
    </style:style>
    <style:style style:name="T9_26" style:family="text">
      <style:text-properties fo:background-color="#ffffff" fo:color="#252525"/>
    </style:style>
    <style:style style:name="T9_27" style:family="text">
      <style:text-properties fo:background-color="#ffffff" fo:color="#252525"/>
    </style:style>
    <style:style style:name="T9_28" style:family="text">
      <style:text-properties fo:background-color="#ffffff" fo:color="#252525"/>
    </style:style>
    <style:style style:name="T9_29" style:family="text">
      <style:text-properties fo:background-color="#ffffff" fo:color="#252525"/>
    </style:style>
    <style:style style:name="T9_30" style:family="text">
      <style:text-properties fo:background-color="#ffffff" fo:color="#252525"/>
    </style:style>
    <style:style style:name="T9_31" style:family="text">
      <style:text-properties fo:background-color="#ffffff" fo:color="#252525"/>
    </style:style>
    <style:style style:name="T9_32" style:family="text">
      <style:text-properties fo:background-color="#ffffff" fo:color="#252525"/>
    </style:style>
    <style:style style:name="T9_33" style:family="text">
      <style:text-properties fo:background-color="#ffffff" fo:color="#252525"/>
    </style:style>
    <style:style style:name="T9_34" style:family="text">
      <style:text-properties fo:background-color="#ffffff" fo:color="#252525"/>
    </style:style>
    <style:style style:name="T9_35" style:family="text">
      <style:text-properties fo:background-color="#ffffff" fo:color="#252525"/>
    </style:style>
    <style:style style:name="T9_36" style:family="text">
      <style:text-properties fo:background-color="#ffffff" fo:color="#252525"/>
    </style:style>
    <style:style style:name="T9_37" style:family="text">
      <style:text-properties fo:background-color="#ffffff" fo:color="#252525"/>
    </style:style>
    <style:style style:name="T9_38" style:family="text">
      <style:text-properties fo:background-color="#ffffff" fo:color="#252525"/>
    </style:style>
    <style:style style:name="T9_39" style:family="text">
      <style:text-properties fo:background-color="#ffffff" fo:color="#252525"/>
    </style:style>
    <style:style style:name="T9_40" style:family="text">
      <style:text-properties fo:background-color="#ffffff" fo:color="#252525"/>
    </style:style>
    <style:style style:name="T9_41" style:family="text">
      <style:text-properties fo:background-color="#ffffff" fo:color="#252525"/>
    </style:style>
    <style:style style:name="T9_42" style:family="text">
      <style:text-properties fo:background-color="#ffffff" fo:color="#252525"/>
    </style:style>
    <style:style style:name="T9_43" style:family="text">
      <style:text-properties fo:background-color="#ffffff" fo:color="#252525"/>
    </style:style>
    <style:style style:name="T9_44" style:family="text">
      <style:text-properties fo:background-color="#ffffff" fo:color="#252525"/>
    </style:style>
    <style:style style:name="T9_45" style:family="text">
      <style:text-properties fo:background-color="#ffffff" fo:color="#252525"/>
    </style:style>
    <style:style style:name="T9_46" style:family="text">
      <style:text-properties fo:background-color="#ffffff" fo:color="#252525"/>
    </style:style>
    <style:style style:name="T9_47" style:family="text">
      <style:text-properties fo:background-color="#ffffff" fo:color="#252525"/>
    </style:style>
    <style:style style:name="T9_48" style:family="text">
      <style:text-properties fo:background-color="#ffffff" fo:color="#252525"/>
    </style:style>
    <style:style style:name="T9_49" style:family="text">
      <style:text-properties fo:background-color="#ffffff" fo:color="#252525"/>
    </style:style>
    <style:style style:name="T9_50" style:family="text">
      <style:text-properties fo:background-color="#ffffff" fo:color="#252525"/>
    </style:style>
    <style:style style:name="T9_51" style:family="text">
      <style:text-properties fo:background-color="#ffffff" fo:color="#252525"/>
    </style:style>
    <style:style style:name="T9_52" style:family="text">
      <style:text-properties fo:background-color="#ffffff" fo:color="#252525"/>
    </style:style>
    <style:style style:name="T9_53" style:family="text">
      <style:text-properties fo:background-color="#ffffff" fo:color="#252525"/>
    </style:style>
    <style:style style:name="T9_54" style:family="text">
      <style:text-properties fo:background-color="#ffffff" fo:color="#252525"/>
    </style:style>
    <style:style style:name="T9_55" style:family="text">
      <style:text-properties fo:background-color="#ffffff" fo:color="#252525"/>
    </style:style>
    <style:style style:name="T9_56" style:family="text">
      <style:text-properties fo:background-color="#ffffff" fo:color="#252525"/>
    </style:style>
    <style:style style:name="T9_57" style:family="text">
      <style:text-properties fo:background-color="#ffffff" fo:color="#252525"/>
    </style:style>
    <style:style style:name="T9_58" style:family="text">
      <style:text-properties fo:background-color="#ffffff" fo:color="#252525"/>
    </style:style>
    <style:style style:name="T9_59" style:family="text">
      <style:text-properties fo:background-color="#ffffff" fo:color="#252525"/>
    </style:style>
    <style:style style:name="T9_60" style:family="text">
      <style:text-properties fo:background-color="#ffffff" fo:color="#252525"/>
    </style:style>
    <style:style style:name="T9_61" style:family="text">
      <style:text-properties fo:background-color="#ffffff" fo:color="#252525"/>
    </style:style>
    <style:style style:name="T9_62" style:family="text">
      <style:text-properties fo:background-color="#ffffff" fo:color="#252525"/>
    </style:style>
    <style:style style:name="T9_63" style:family="text">
      <style:text-properties fo:background-color="#ffffff" fo:color="#252525"/>
    </style:style>
    <style:style style:name="T9_64" style:family="text">
      <style:text-properties fo:background-color="#ffffff" fo:color="#252525"/>
    </style:style>
    <style:style style:name="T9_65" style:family="text">
      <style:text-properties fo:background-color="#ffffff" fo:color="#252525"/>
    </style:style>
    <style:style style:name="T9_66" style:family="text">
      <style:text-properties fo:background-color="#ffffff" fo:color="#252525"/>
    </style:style>
    <style:style style:name="T9_67" style:family="text">
      <style:text-properties fo:background-color="#ffffff" fo:color="#252525"/>
    </style:style>
    <style:style style:name="T9_68" style:family="text">
      <style:text-properties fo:background-color="#ffffff" fo:color="#252525"/>
    </style:style>
    <style:style style:name="T9_69" style:family="text">
      <style:text-properties fo:background-color="#ffffff" fo:color="#252525"/>
    </style:style>
    <style:style style:name="T9_70" style:family="text">
      <style:text-properties fo:background-color="#ffffff" fo:color="#252525"/>
    </style:style>
    <style:style style:name="T9_71" style:family="text">
      <style:text-properties fo:background-color="#ffffff" fo:color="#252525"/>
    </style:style>
    <style:style style:name="T9_72" style:family="text">
      <style:text-properties fo:background-color="#ffffff" fo:color="#252525"/>
    </style:style>
    <style:style style:name="T9_73" style:family="text">
      <style:text-properties fo:background-color="#ffffff" fo:color="#252525"/>
    </style:style>
    <style:style style:name="T9_74" style:family="text">
      <style:text-properties fo:background-color="#ffffff" fo:color="#252525"/>
    </style:style>
    <style:style style:name="T9_75" style:family="text">
      <style:text-properties fo:background-color="#ffffff" fo:color="#252525"/>
    </style:style>
    <style:style style:name="T9_76" style:family="text">
      <style:text-properties fo:background-color="#ffffff" fo:color="#252525"/>
    </style:style>
    <style:style style:name="T9_77" style:family="text">
      <style:text-properties fo:background-color="#ffffff" fo:color="#252525"/>
    </style:style>
    <style:style style:name="T9_78" style:family="text">
      <style:text-properties fo:background-color="#ffffff" fo:color="#252525"/>
    </style:style>
    <style:style style:name="T9_79" style:family="text">
      <style:text-properties fo:background-color="#ffffff" fo:color="#252525"/>
    </style:style>
    <style:style style:name="T9_80" style:family="text">
      <style:text-properties fo:background-color="#ffffff" fo:color="#252525"/>
    </style:style>
    <style:style style:name="T9_81" style:family="text">
      <style:text-properties fo:background-color="#ffffff" fo:color="#252525"/>
    </style:style>
    <style:style style:name="T9_82" style:family="text">
      <style:text-properties fo:background-color="#ffffff" fo:color="#252525"/>
    </style:style>
    <style:style style:name="T9_83" style:family="text" style:parent-style-name="Standard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fo:background-color="#ffffff" fo:color="#252525"/>
    </style:style>
    <style:style style:name="T10_3" style:family="text">
      <style:text-properties fo:background-color="#ffffff" fo:color="#252525"/>
    </style:style>
    <style:style style:name="T10_4" style:family="text">
      <style:text-properties fo:background-color="#ffffff" fo:color="#252525"/>
    </style:style>
    <style:style style:name="T10_5" style:family="text">
      <style:text-properties fo:background-color="#ffffff" fo:color="#252525"/>
    </style:style>
    <style:style style:name="T10_6" style:family="text">
      <style:text-properties fo:background-color="#ffffff" fo:color="#252525"/>
    </style:style>
    <style:style style:name="T10_7" style:family="text">
      <style:text-properties fo:background-color="#ffffff" fo:color="#252525"/>
    </style:style>
    <style:style style:name="T10_8" style:family="text">
      <style:text-properties fo:background-color="#ffffff" fo:color="#252525"/>
    </style:style>
    <style:style style:name="T10_9" style:family="text">
      <style:text-properties fo:background-color="#ffffff" fo:color="#252525"/>
    </style:style>
    <style:style style:name="T10_10" style:family="text">
      <style:text-properties fo:background-color="#ffffff" fo:color="#252525"/>
    </style:style>
    <style:style style:name="T10_11" style:family="text">
      <style:text-properties fo:background-color="#ffffff" fo:color="#252525"/>
    </style:style>
    <style:style style:name="T10_12" style:family="text">
      <style:text-properties fo:background-color="#ffffff" fo:color="#252525"/>
    </style:style>
    <style:style style:name="T10_13" style:family="text">
      <style:text-properties fo:background-color="#ffffff" fo:color="#252525"/>
    </style:style>
    <style:style style:name="T10_14" style:family="text">
      <style:text-properties fo:background-color="#ffffff" fo:color="#252525"/>
    </style:style>
    <style:style style:name="T10_15" style:family="text">
      <style:text-properties fo:background-color="#ffffff" fo:color="#252525"/>
    </style:style>
    <style:style style:name="T10_16" style:family="text">
      <style:text-properties fo:background-color="#ffffff" fo:color="#252525"/>
    </style:style>
    <style:style style:name="T10_17" style:family="text">
      <style:text-properties fo:background-color="#ffffff" fo:color="#252525"/>
    </style:style>
    <style:style style:name="T10_18" style:family="text">
      <style:text-properties fo:background-color="#ffffff" fo:color="#252525"/>
    </style:style>
    <style:style style:name="T10_19" style:family="text">
      <style:text-properties fo:background-color="#ffffff" fo:color="#252525"/>
    </style:style>
    <style:style style:name="T10_20" style:family="text">
      <style:text-properties fo:background-color="#ffffff" fo:color="#252525"/>
    </style:style>
    <style:style style:name="T10_21" style:family="text">
      <style:text-properties fo:background-color="#ffffff" fo:color="#252525"/>
    </style:style>
    <style:style style:name="T10_22" style:family="text">
      <style:text-properties fo:background-color="#ffffff" fo:color="#252525"/>
    </style:style>
    <style:style style:name="T10_23" style:family="text">
      <style:text-properties fo:background-color="#ffffff" fo:color="#252525"/>
    </style:style>
    <style:style style:name="T10_24" style:family="text">
      <style:text-properties fo:background-color="#ffffff" fo:color="#252525"/>
    </style:style>
    <style:style style:name="T10_25" style:family="text">
      <style:text-properties fo:background-color="#ffffff" fo:color="#252525"/>
    </style:style>
    <style:style style:name="T10_26" style:family="text">
      <style:text-properties fo:background-color="#ffffff" fo:color="#252525"/>
    </style:style>
    <style:style style:name="T10_27" style:family="text">
      <style:text-properties fo:background-color="#ffffff" fo:color="#252525"/>
    </style:style>
    <style:style style:name="T10_28" style:family="text">
      <style:text-properties fo:background-color="#ffffff" fo:color="#252525"/>
    </style:style>
    <style:style style:name="T10_29" style:family="text">
      <style:text-properties fo:background-color="#ffffff" fo:color="#252525"/>
    </style:style>
    <style:style style:name="T10_30" style:family="text">
      <style:text-properties fo:background-color="#ffffff" fo:color="#252525"/>
    </style:style>
    <style:style style:name="T10_31" style:family="text">
      <style:text-properties fo:background-color="#ffffff" fo:color="#252525"/>
    </style:style>
    <style:style style:name="T10_32" style:family="text">
      <style:text-properties fo:background-color="#ffffff" fo:color="#252525"/>
    </style:style>
    <style:style style:name="T10_33" style:family="text">
      <style:text-properties fo:background-color="#ffffff" fo:color="#252525"/>
    </style:style>
    <style:style style:name="T10_34" style:family="text">
      <style:text-properties fo:background-color="#ffffff" fo:color="#252525"/>
    </style:style>
    <style:style style:name="T10_35" style:family="text">
      <style:text-properties fo:background-color="#ffffff" fo:color="#252525"/>
    </style:style>
    <style:style style:name="T10_36" style:family="text">
      <style:text-properties fo:background-color="#ffffff" fo:color="#252525"/>
    </style:style>
    <style:style style:name="T10_37" style:family="text">
      <style:text-properties fo:background-color="#ffffff" fo:color="#252525"/>
    </style:style>
    <style:style style:name="T10_38" style:family="text">
      <style:text-properties fo:background-color="#ffffff" fo:color="#252525"/>
    </style:style>
    <style:style style:name="T10_39" style:family="text">
      <style:text-properties fo:background-color="#ffffff" fo:color="#252525"/>
    </style:style>
    <style:style style:name="T10_40" style:family="text">
      <style:text-properties fo:background-color="#ffffff" fo:color="#252525"/>
    </style:style>
    <style:style style:name="T10_41" style:family="text">
      <style:text-properties fo:background-color="#ffffff" fo:color="#252525"/>
    </style:style>
    <style:style style:name="T10_42" style:family="text">
      <style:text-properties fo:background-color="#ffffff" fo:color="#252525"/>
    </style:style>
    <style:style style:name="T10_43" style:family="text">
      <style:text-properties fo:background-color="#ffffff" fo:color="#252525"/>
    </style:style>
    <style:style style:name="T10_44" style:family="text">
      <style:text-properties fo:background-color="#ffffff" fo:color="#252525"/>
    </style:style>
    <style:style style:name="T10_45" style:family="text">
      <style:text-properties fo:background-color="#ffffff" fo:color="#252525"/>
    </style:style>
    <style:style style:name="T10_46" style:family="text">
      <style:text-properties fo:background-color="#ffffff" fo:color="#252525"/>
    </style:style>
    <style:style style:name="T10_47" style:family="text">
      <style:text-properties fo:background-color="#ffffff" fo:color="#252525"/>
    </style:style>
    <style:style style:name="T10_48" style:family="text">
      <style:text-properties fo:background-color="#ffffff" fo:color="#252525"/>
    </style:style>
    <style:style style:name="T10_49" style:family="text">
      <style:text-properties fo:background-color="#ffffff" fo:color="#252525"/>
    </style:style>
    <style:style style:name="T10_50" style:family="text">
      <style:text-properties fo:background-color="#ffffff" fo:color="#252525"/>
    </style:style>
    <style:style style:name="T10_51" style:family="text">
      <style:text-properties fo:background-color="#ffffff" fo:color="#252525"/>
    </style:style>
    <style:style style:name="T10_52" style:family="text">
      <style:text-properties fo:background-color="#ffffff" fo:color="#252525"/>
    </style:style>
    <style:style style:name="T10_53" style:family="text">
      <style:text-properties fo:background-color="#ffffff" fo:color="#252525"/>
    </style:style>
    <style:style style:name="T10_54" style:family="text">
      <style:text-properties fo:background-color="#ffffff" fo:color="#252525"/>
    </style:style>
    <style:style style:name="T10_55" style:family="text">
      <style:text-properties fo:background-color="#ffffff" fo:color="#252525"/>
    </style:style>
    <style:style style:name="T10_56" style:family="text">
      <style:text-properties fo:background-color="#ffffff" fo:color="#252525"/>
    </style:style>
    <style:style style:name="T10_57" style:family="text">
      <style:text-properties fo:background-color="#ffffff" fo:color="#252525"/>
    </style:style>
    <style:style style:name="T10_58" style:family="text">
      <style:text-properties fo:background-color="#ffffff" fo:color="#252525"/>
    </style:style>
    <style:style style:name="T10_59" style:family="text">
      <style:text-properties fo:background-color="#ffffff" fo:color="#252525"/>
    </style:style>
    <style:style style:name="T10_60" style:family="text">
      <style:text-properties fo:background-color="#ffffff" fo:color="#252525"/>
    </style:style>
    <style:style style:name="T10_61" style:family="text">
      <style:text-properties fo:background-color="#ffffff" fo:color="#252525"/>
    </style:style>
    <style:style style:name="T10_62" style:family="text">
      <style:text-properties fo:background-color="#ffffff" fo:color="#252525"/>
    </style:style>
    <style:style style:name="T10_63" style:family="text">
      <style:text-properties fo:background-color="#ffffff" fo:color="#252525"/>
    </style:style>
    <style:style style:name="T10_64" style:family="text">
      <style:text-properties fo:background-color="#ffffff" fo:color="#252525"/>
    </style:style>
    <style:style style:name="T10_65" style:family="text">
      <style:text-properties fo:background-color="#ffffff" fo:color="#252525"/>
    </style:style>
    <style:style style:name="P11" style:family="paragraph" style:parent-style-name="Standard">
      <style:paragraph-properties fo:text-align="justify" fo:break-before="auto" fo:line-height="115%" fo:margin-bottom="0.353cm" style:writing-mode="lr-tb"/>
    </style:style>
    <style:style style:name="T11_1" style:family="text">
      <style:text-properties fo:background-color="#ffffff" fo:color="#252525"/>
    </style:style>
    <style:style style:name="T11_2" style:family="text">
      <style:text-properties fo:background-color="#ffffff" fo:color="#252525"/>
    </style:style>
    <style:style style:name="T11_3" style:family="text">
      <style:text-properties fo:background-color="#ffffff" fo:color="#252525"/>
    </style:style>
    <style:style style:name="T11_4" style:family="text">
      <style:text-properties fo:background-color="#ffffff" fo:color="#252525"/>
    </style:style>
    <style:style style:name="T11_5" style:family="text">
      <style:text-properties fo:background-color="#ffffff" fo:color="#252525"/>
    </style:style>
    <style:style style:name="T11_6" style:family="text">
      <style:text-properties fo:background-color="#ffffff" fo:color="#252525"/>
    </style:style>
    <style:style style:name="T11_7" style:family="text">
      <style:text-properties fo:background-color="#ffffff" fo:color="#252525"/>
    </style:style>
    <style:style style:name="T11_8" style:family="text">
      <style:text-properties fo:background-color="#ffffff" fo:color="#252525"/>
    </style:style>
    <style:style style:name="T11_9" style:family="text">
      <style:text-properties fo:background-color="#ffffff" fo:color="#252525"/>
    </style:style>
    <style:style style:name="T11_10" style:family="text">
      <style:text-properties fo:background-color="#ffffff" fo:color="#252525"/>
    </style:style>
    <style:style style:name="T11_11" style:family="text">
      <style:text-properties fo:background-color="#ffffff" fo:color="#252525"/>
    </style:style>
    <style:style style:name="T11_12" style:family="text">
      <style:text-properties fo:background-color="#ffffff" fo:color="#252525"/>
    </style:style>
    <style:style style:name="T11_13" style:family="text">
      <style:text-properties fo:background-color="#ffffff" fo:color="#252525"/>
    </style:style>
    <style:style style:name="T11_14" style:family="text">
      <style:text-properties fo:background-color="#ffffff" fo:color="#252525"/>
    </style:style>
    <style:style style:name="T11_15" style:family="text">
      <style:text-properties fo:background-color="#ffffff" fo:color="#252525"/>
    </style:style>
    <style:style style:name="T11_16" style:family="text">
      <style:text-properties fo:background-color="#ffffff" fo:color="#252525"/>
    </style:style>
    <style:style style:name="T11_17" style:family="text">
      <style:text-properties fo:background-color="#ffffff" fo:color="#252525"/>
    </style:style>
    <style:style style:name="T11_18" style:family="text">
      <style:text-properties fo:background-color="#ffffff" fo:color="#252525"/>
    </style:style>
    <style:style style:name="T11_19" style:family="text">
      <style:text-properties fo:background-color="#ffffff" fo:color="#252525"/>
    </style:style>
    <style:style style:name="T11_20" style:family="text">
      <style:text-properties fo:background-color="#ffffff" fo:color="#252525"/>
    </style:style>
    <style:style style:name="T11_21" style:family="text">
      <style:text-properties fo:background-color="#ffffff" fo:color="#252525"/>
    </style:style>
    <style:style style:name="T11_22" style:family="text">
      <style:text-properties fo:background-color="#ffffff" fo:color="#252525"/>
    </style:style>
    <style:style style:name="T11_23" style:family="text">
      <style:text-properties fo:background-color="#ffffff" fo:color="#252525"/>
    </style:style>
    <style:style style:name="T11_24" style:family="text">
      <style:text-properties fo:background-color="#ffffff" fo:color="#252525"/>
    </style:style>
    <style:style style:name="T11_25" style:family="text">
      <style:text-properties fo:background-color="#ffffff" fo:color="#252525"/>
    </style:style>
    <style:style style:name="T11_26" style:family="text">
      <style:text-properties fo:background-color="#ffffff" fo:color="#252525"/>
    </style:style>
    <style:style style:name="T11_27" style:family="text">
      <style:text-properties fo:background-color="#ffffff" fo:color="#252525"/>
    </style:style>
    <style:style style:name="T11_28" style:family="text">
      <style:text-properties fo:background-color="#ffffff" fo:color="#252525"/>
    </style:style>
    <style:style style:name="T11_29" style:family="text">
      <style:text-properties fo:background-color="#ffffff" fo:color="#252525"/>
    </style:style>
    <style:style style:name="T11_30" style:family="text">
      <style:text-properties fo:background-color="#ffffff" fo:color="#252525"/>
    </style:style>
    <style:style style:name="T11_31" style:family="text">
      <style:text-properties fo:background-color="#ffffff" fo:color="#252525"/>
    </style:style>
    <style:style style:name="T11_32" style:family="text">
      <style:text-properties fo:background-color="#ffffff" fo:color="#252525"/>
    </style:style>
    <style:style style:name="T11_33" style:family="text">
      <style:text-properties fo:background-color="#ffffff" fo:color="#252525"/>
    </style:style>
    <style:style style:name="T11_34" style:family="text">
      <style:text-properties fo:background-color="#ffffff" fo:color="#252525"/>
    </style:style>
    <style:style style:name="T11_35" style:family="text">
      <style:text-properties fo:background-color="#ffffff" fo:color="#252525"/>
    </style:style>
    <style:style style:name="T11_36" style:family="text">
      <style:text-properties fo:background-color="#ffffff" fo:color="#252525"/>
    </style:style>
    <style:style style:name="T11_37" style:family="text">
      <style:text-properties fo:background-color="#ffffff" fo:color="#252525"/>
    </style:style>
    <style:style style:name="T11_38" style:family="text">
      <style:text-properties fo:background-color="#ffffff" fo:color="#252525"/>
    </style:style>
    <style:style style:name="T11_39" style:family="text">
      <style:text-properties fo:background-color="#ffffff" fo:color="#252525"/>
    </style:style>
    <style:style style:name="T11_40" style:family="text">
      <style:text-properties fo:background-color="#ffffff" fo:color="#252525"/>
    </style:style>
    <style:style style:name="T11_41" style:family="text">
      <style:text-properties fo:background-color="#ffffff" fo:color="#252525"/>
    </style:style>
    <style:style style:name="T11_42" style:family="text">
      <style:text-properties fo:background-color="#ffffff" fo:color="#252525"/>
    </style:style>
    <style:style style:name="T11_43" style:family="text">
      <style:text-properties fo:background-color="#ffffff" fo:color="#252525"/>
    </style:style>
    <style:style style:name="T11_44" style:family="text">
      <style:text-properties fo:background-color="#ffffff" fo:color="#252525"/>
    </style:style>
    <style:style style:name="T11_45" style:family="text">
      <style:text-properties fo:background-color="#ffffff" fo:color="#252525"/>
    </style:style>
    <style:style style:name="T11_46" style:family="text">
      <style:text-properties fo:background-color="#ffffff" fo:color="#252525"/>
    </style:style>
    <style:style style:name="T11_47" style:family="text">
      <style:text-properties fo:background-color="#ffffff" fo:color="#252525"/>
    </style:style>
    <style:style style:name="T11_48" style:family="text">
      <style:text-properties fo:background-color="#ffffff" fo:color="#252525"/>
    </style:style>
    <style:style style:name="T11_49" style:family="text">
      <style:text-properties fo:background-color="#ffffff" fo:color="#252525"/>
    </style:style>
    <style:style style:name="T11_50" style:family="text">
      <style:text-properties fo:background-color="#ffffff" fo:color="#252525"/>
    </style:style>
    <style:style style:name="T11_51" style:family="text">
      <style:text-properties fo:background-color="#ffffff" fo:color="#252525"/>
    </style:style>
    <style:style style:name="T11_52" style:family="text">
      <style:text-properties fo:background-color="#ffffff" fo:color="#252525"/>
    </style:style>
    <style:style style:name="T11_53" style:family="text">
      <style:text-properties fo:background-color="#ffffff" fo:color="#252525"/>
    </style:style>
    <style:style style:name="T11_54" style:family="text">
      <style:text-properties fo:background-color="#ffffff" fo:color="#252525"/>
    </style:style>
    <style:style style:name="T11_55" style:family="text">
      <style:text-properties fo:background-color="#ffffff" fo:color="#252525"/>
    </style:style>
    <style:style style:name="T11_56" style:family="text">
      <style:text-properties fo:background-color="#ffffff" fo:color="#252525"/>
    </style:style>
    <style:style style:name="T11_57" style:family="text">
      <style:text-properties fo:background-color="#ffffff" fo:color="#252525"/>
    </style:style>
    <style:style style:name="T11_58" style:family="text">
      <style:text-properties fo:background-color="#ffffff" fo:color="#252525"/>
    </style:style>
    <style:style style:name="T11_59" style:family="text">
      <style:text-properties fo:background-color="#ffffff" fo:color="#252525"/>
    </style:style>
    <style:style style:name="T11_60" style:family="text">
      <style:text-properties fo:background-color="#ffffff" fo:color="#252525"/>
    </style:style>
    <style:style style:name="T11_61" style:family="text">
      <style:text-properties fo:background-color="#ffffff" fo:color="#252525"/>
    </style:style>
    <style:style style:name="T11_62" style:family="text">
      <style:text-properties fo:background-color="#ffffff" fo:color="#252525"/>
    </style:style>
    <style:style style:name="T11_63" style:family="text">
      <style:text-properties fo:background-color="#ffffff" fo:color="#252525"/>
    </style:style>
    <style:style style:name="T11_64" style:family="text">
      <style:text-properties fo:background-color="#ffffff" fo:color="#252525"/>
    </style:style>
    <style:style style:name="T11_65" style:family="text">
      <style:text-properties fo:background-color="#ffffff" fo:color="#252525"/>
    </style:style>
    <style:style style:name="T11_66" style:family="text">
      <style:text-properties fo:background-color="#ffffff" fo:color="#252525"/>
    </style:style>
    <style:style style:name="T11_67" style:family="text">
      <style:text-properties fo:background-color="#ffffff" fo:color="#252525"/>
    </style:style>
    <style:style style:name="T11_68" style:family="text">
      <style:text-properties fo:background-color="#ffffff" fo:color="#252525"/>
    </style:style>
    <style:style style:name="T11_69" style:family="text">
      <style:text-properties fo:background-color="#ffffff" fo:color="#252525"/>
    </style:style>
    <style:style style:name="T11_70" style:family="text">
      <style:text-properties fo:background-color="#ffffff" fo:color="#252525"/>
    </style:style>
    <style:style style:name="T11_71" style:family="text">
      <style:text-properties fo:background-color="#ffffff" fo:color="#252525"/>
    </style:style>
    <style:style style:name="T11_72" style:family="text">
      <style:text-properties fo:background-color="#ffffff" fo:color="#252525"/>
    </style:style>
    <style:style style:name="T11_73" style:family="text">
      <style:text-properties fo:background-color="#ffffff" fo:color="#252525"/>
    </style:style>
    <style:style style:name="T11_74" style:family="text">
      <style:text-properties fo:background-color="#ffffff" fo:color="#252525"/>
    </style:style>
    <style:style style:name="T11_75" style:family="text">
      <style:text-properties fo:background-color="#ffffff" fo:color="#252525"/>
    </style:style>
    <style:style style:name="T11_76" style:family="text">
      <style:text-properties fo:background-color="#ffffff" fo:color="#252525"/>
    </style:style>
    <style:style style:name="T11_77" style:family="text">
      <style:text-properties fo:background-color="#ffffff" fo:color="#252525"/>
    </style:style>
    <style:style style:name="T11_78" style:family="text">
      <style:text-properties fo:background-color="#ffffff" fo:color="#252525"/>
    </style:style>
    <style:style style:name="T11_79" style:family="text">
      <style:text-properties fo:background-color="#ffffff" fo:color="#252525"/>
    </style:style>
    <style:style style:name="T11_80" style:family="text">
      <style:text-properties fo:background-color="#ffffff" fo:color="#252525"/>
    </style:style>
    <style:style style:name="T11_81" style:family="text">
      <style:text-properties fo:background-color="#ffffff" fo:color="#252525"/>
    </style:style>
    <style:style style:name="T11_82" style:family="text">
      <style:text-properties fo:background-color="#ffffff" fo:color="#252525"/>
    </style:style>
    <style:style style:name="T11_83" style:family="text">
      <style:text-properties fo:background-color="#ffffff" fo:color="#252525"/>
    </style:style>
    <style:style style:name="T11_84" style:family="text">
      <style:text-properties fo:background-color="#ffffff" fo:color="#252525"/>
    </style:style>
    <style:style style:name="T11_85" style:family="text">
      <style:text-properties fo:background-color="#ffffff" fo:color="#252525"/>
    </style:style>
    <style:style style:name="T11_86" style:family="text">
      <style:text-properties fo:background-color="#ffffff" fo:color="#252525"/>
    </style:style>
    <style:style style:name="T11_87" style:family="text">
      <style:text-properties fo:background-color="#ffffff" fo:color="#252525"/>
    </style:style>
    <style:style style:name="T11_88" style:family="text">
      <style:text-properties fo:background-color="#ffffff" fo:color="#252525"/>
    </style:style>
    <style:style style:name="T11_89" style:family="text">
      <style:text-properties fo:background-color="#ffffff" fo:color="#252525"/>
    </style:style>
    <style:style style:name="T11_90" style:family="text">
      <style:text-properties fo:background-color="#ffffff" fo:color="#252525"/>
    </style:style>
    <style:style style:name="T11_91" style:family="text">
      <style:text-properties fo:background-color="#ffffff" fo:color="#252525"/>
    </style:style>
    <style:style style:name="T11_92" style:family="text">
      <style:text-properties fo:background-color="#ffffff" fo:color="#252525"/>
    </style:style>
    <style:style style:name="T11_93" style:family="text">
      <style:text-properties fo:background-color="#ffffff" fo:color="#252525"/>
    </style:style>
    <style:style style:name="T11_94" style:family="text">
      <style:text-properties fo:background-color="#ffffff" fo:color="#252525"/>
    </style:style>
    <style:style style:name="T11_95" style:family="text">
      <style:text-properties fo:background-color="#ffffff" fo:color="#252525"/>
    </style:style>
    <style:style style:name="T11_96" style:family="text">
      <style:text-properties fo:background-color="#ffffff" fo:color="#252525"/>
    </style:style>
    <style:style style:name="T11_97" style:family="text">
      <style:text-properties fo:background-color="#ffffff" fo:color="#252525"/>
    </style:style>
    <style:style style:name="T11_98" style:family="text">
      <style:text-properties fo:background-color="#ffffff" fo:color="#252525"/>
    </style:style>
    <style:style style:name="T11_99" style:family="text">
      <style:text-properties fo:background-color="#ffffff" fo:color="#252525"/>
    </style:style>
    <style:style style:name="T11_100" style:family="text">
      <style:text-properties fo:background-color="#ffffff" fo:color="#252525"/>
    </style:style>
    <style:style style:name="T11_101" style:family="text">
      <style:text-properties fo:background-color="#ffffff" fo:color="#252525"/>
    </style:style>
    <style:style style:name="T11_102" style:family="text">
      <style:text-properties fo:background-color="#ffffff" fo:color="#252525"/>
    </style:style>
    <style:style style:name="T11_103" style:family="text">
      <style:text-properties fo:background-color="#ffffff" fo:color="#252525"/>
    </style:style>
    <style:style style:name="T11_104" style:family="text">
      <style:text-properties fo:background-color="#ffffff" fo:color="#252525"/>
    </style:style>
    <style:style style:name="T11_105" style:family="text">
      <style:text-properties fo:background-color="#ffffff" fo:color="#252525"/>
    </style:style>
    <style:style style:name="T11_106" style:family="text">
      <style:text-properties fo:background-color="#ffffff" fo:color="#252525"/>
    </style:style>
    <style:style style:name="T11_107" style:family="text">
      <style:text-properties fo:background-color="#ffffff" fo:color="#252525"/>
    </style:style>
    <style:style style:name="T11_108" style:family="text">
      <style:text-properties fo:background-color="#ffffff" fo:color="#252525"/>
    </style:style>
    <style:style style:name="T11_109" style:family="text">
      <style:text-properties fo:background-color="#ffffff" fo:color="#252525"/>
    </style:style>
    <style:style style:name="T11_110" style:family="text">
      <style:text-properties fo:background-color="#ffffff" fo:color="#252525"/>
    </style:style>
    <style:style style:name="T11_111" style:family="text">
      <style:text-properties fo:background-color="#ffffff" fo:color="#252525"/>
    </style:style>
    <style:style style:name="T11_112" style:family="text">
      <style:text-properties fo:background-color="#ffffff" fo:color="#252525"/>
    </style:style>
    <style:style style:name="T11_113" style:family="text">
      <style:text-properties fo:background-color="#ffffff" fo:color="#252525"/>
    </style:style>
    <style:style style:name="T11_114" style:family="text">
      <style:text-properties fo:background-color="#ffffff" fo:color="#252525"/>
    </style:style>
    <style:style style:name="T11_115" style:family="text">
      <style:text-properties fo:background-color="#ffffff" fo:color="#252525"/>
    </style:style>
    <style:style style:name="T11_116" style:family="text">
      <style:text-properties fo:background-color="#ffffff" fo:color="#252525"/>
    </style:style>
    <style:style style:name="T11_117" style:family="text">
      <style:text-properties fo:background-color="#ffffff" fo:color="#252525"/>
    </style:style>
    <style:style style:name="T11_118" style:family="text">
      <style:text-properties fo:background-color="#ffffff" fo:color="#252525"/>
    </style:style>
    <style:style style:name="T11_119" style:family="text">
      <style:text-properties fo:background-color="#ffffff" fo:color="#252525"/>
    </style:style>
    <style:style style:name="T11_120" style:family="text">
      <style:text-properties fo:background-color="#ffffff" fo:color="#252525"/>
    </style:style>
    <style:style style:name="T11_121" style:family="text">
      <style:text-properties fo:background-color="#ffffff" fo:color="#252525"/>
    </style:style>
    <style:style style:name="T11_122" style:family="text">
      <style:text-properties fo:background-color="#ffffff" fo:color="#252525"/>
    </style:style>
    <style:style style:name="T11_123" style:family="text">
      <style:text-properties fo:background-color="#ffffff" fo:color="#252525"/>
    </style:style>
    <style:style style:name="T11_124" style:family="text">
      <style:text-properties fo:background-color="#ffffff" fo:color="#252525"/>
    </style:style>
    <style:style style:name="T11_125" style:family="text">
      <style:text-properties fo:background-color="#ffffff" fo:color="#252525"/>
    </style:style>
    <style:style style:name="T11_126" style:family="text">
      <style:text-properties fo:background-color="#ffffff" fo:color="#252525"/>
    </style:style>
    <style:style style:name="T11_127" style:family="text">
      <style:text-properties fo:background-color="#ffffff" fo:color="#252525"/>
    </style:style>
    <style:style style:name="T11_128" style:family="text">
      <style:text-properties fo:background-color="#ffffff" fo:color="#252525"/>
    </style:style>
    <style:style style:name="T11_129" style:family="text">
      <style:text-properties fo:background-color="#ffffff" fo:color="#252525"/>
    </style:style>
    <style:style style:name="T11_130" style:family="text">
      <style:text-properties fo:background-color="#ffffff" fo:color="#252525"/>
    </style:style>
    <style:style style:name="T11_131" style:family="text">
      <style:text-properties fo:background-color="#ffffff" fo:color="#252525"/>
    </style:style>
    <style:style style:name="T11_132" style:family="text">
      <style:text-properties fo:background-color="#ffffff" fo:color="#252525"/>
    </style:style>
    <style:style style:name="T11_133" style:family="text">
      <style:text-properties fo:background-color="#ffffff" fo:color="#252525"/>
    </style:style>
    <style:style style:name="T11_134" style:family="text">
      <style:text-properties fo:background-color="#ffffff" fo:color="#252525"/>
    </style:style>
    <style:style style:name="T11_135" style:family="text">
      <style:text-properties fo:background-color="#ffffff" fo:color="#252525"/>
    </style:style>
    <style:style style:name="T11_136" style:family="text">
      <style:text-properties fo:background-color="#ffffff" fo:color="#252525"/>
    </style:style>
    <style:style style:name="T11_137" style:family="text">
      <style:text-properties fo:background-color="#ffffff" fo:color="#252525"/>
    </style:style>
    <style:style style:name="T11_138" style:family="text">
      <style:text-properties fo:background-color="#ffffff" fo:color="#252525"/>
    </style:style>
    <style:style style:name="T11_139" style:family="text">
      <style:text-properties fo:background-color="#ffffff" fo:color="#252525"/>
    </style:style>
    <style:style style:name="T11_140" style:family="text">
      <style:text-properties fo:background-color="#ffffff" fo:color="#252525"/>
    </style:style>
    <style:style style:name="T11_141" style:family="text">
      <style:text-properties fo:background-color="#ffffff" fo:color="#252525"/>
    </style:style>
    <style:style style:name="T11_142" style:family="text">
      <style:text-properties fo:background-color="#ffffff" fo:color="#252525"/>
    </style:style>
    <style:style style:name="T11_143" style:family="text">
      <style:text-properties fo:background-color="#ffffff" fo:color="#252525"/>
    </style:style>
    <style:style style:name="T11_144" style:family="text">
      <style:text-properties fo:background-color="#ffffff" fo:color="#252525"/>
    </style:style>
    <style:style style:name="T11_145" style:family="text">
      <style:text-properties fo:background-color="#ffffff" fo:color="#252525"/>
    </style:style>
    <style:style style:name="T11_146" style:family="text">
      <style:text-properties fo:background-color="#ffffff" fo:color="#252525"/>
    </style:style>
    <style:style style:name="T11_147" style:family="text">
      <style:text-properties fo:background-color="#ffffff" fo:color="#252525"/>
    </style:style>
    <style:style style:name="T11_148" style:family="text">
      <style:text-properties fo:background-color="#ffffff" fo:color="#252525"/>
    </style:style>
    <style:style style:name="T11_149" style:family="text">
      <style:text-properties fo:background-color="#ffffff" fo:color="#252525"/>
    </style:style>
    <style:style style:name="T11_150" style:family="text">
      <style:text-properties fo:background-color="#ffffff" fo:color="#252525"/>
    </style:style>
    <style:style style:name="T11_151" style:family="text">
      <style:text-properties fo:background-color="#ffffff" fo:color="#252525"/>
    </style:style>
    <style:style style:name="T11_152" style:family="text">
      <style:text-properties fo:background-color="#ffffff" fo:color="#252525"/>
    </style:style>
    <style:style style:name="T11_153" style:family="text">
      <style:text-properties fo:background-color="#ffffff" fo:color="#252525"/>
    </style:style>
    <style:style style:name="T11_154" style:family="text">
      <style:text-properties fo:background-color="#ffffff" fo:color="#252525"/>
    </style:style>
    <style:style style:name="T11_155" style:family="text">
      <style:text-properties fo:background-color="#ffffff" fo:color="#252525"/>
    </style:style>
    <style:style style:name="T11_156" style:family="text">
      <style:text-properties fo:background-color="#ffffff" fo:color="#252525"/>
    </style:style>
    <style:style style:name="T11_157" style:family="text">
      <style:text-properties fo:background-color="#ffffff" fo:color="#252525"/>
    </style:style>
    <style:style style:name="T11_158" style:family="text">
      <style:text-properties fo:background-color="#ffffff" fo:color="#252525"/>
    </style:style>
    <style:style style:name="T11_159" style:family="text">
      <style:text-properties fo:background-color="#ffffff" fo:color="#252525"/>
    </style:style>
    <style:style style:name="T11_160" style:family="text">
      <style:text-properties fo:background-color="#ffffff" fo:color="#252525"/>
    </style:style>
    <style:style style:name="T11_161" style:family="text">
      <style:text-properties fo:background-color="#ffffff" fo:color="#252525"/>
    </style:style>
    <style:style style:name="T11_162" style:family="text">
      <style:text-properties fo:background-color="#ffffff" fo:color="#252525"/>
    </style:style>
    <style:style style:name="T11_163" style:family="text">
      <style:text-properties fo:background-color="#ffffff" fo:color="#252525"/>
    </style:style>
    <style:style style:name="T11_164" style:family="text">
      <style:text-properties fo:background-color="#ffffff" fo:color="#252525"/>
    </style:style>
    <style:style style:name="T11_165" style:family="text">
      <style:text-properties fo:background-color="#ffffff" fo:color="#252525"/>
    </style:style>
    <style:style style:name="T11_166" style:family="text">
      <style:text-properties fo:background-color="#ffffff" fo:color="#252525"/>
    </style:style>
    <style:style style:name="T11_167" style:family="text">
      <style:text-properties fo:background-color="#ffffff" fo:color="#252525"/>
    </style:style>
    <style:style style:name="T11_168" style:family="text">
      <style:text-properties fo:background-color="#ffffff" fo:color="#252525"/>
    </style:style>
    <style:style style:name="T11_169" style:family="text">
      <style:text-properties fo:background-color="#ffffff" fo:color="#252525"/>
    </style:style>
    <style:style style:name="T11_170" style:family="text">
      <style:text-properties fo:background-color="#ffffff" fo:color="#252525"/>
    </style:style>
    <style:style style:name="T11_171" style:family="text">
      <style:text-properties fo:background-color="#ffffff" fo:color="#252525"/>
    </style:style>
    <style:style style:name="T11_172" style:family="text">
      <style:text-properties fo:background-color="#ffffff" fo:color="#252525"/>
    </style:style>
    <style:style style:name="T11_173" style:family="text">
      <style:text-properties fo:background-color="#ffffff" fo:color="#252525"/>
    </style:style>
    <style:style style:name="T11_174" style:family="text">
      <style:text-properties fo:background-color="#ffffff" fo:color="#252525"/>
    </style:style>
    <style:style style:name="T11_175" style:family="text">
      <style:text-properties fo:background-color="#ffffff" fo:color="#252525"/>
    </style:style>
    <style:style style:name="T11_176" style:family="text">
      <style:text-properties fo:background-color="#ffffff" fo:color="#252525"/>
    </style:style>
    <style:style style:name="T11_177" style:family="text">
      <style:text-properties fo:background-color="#ffffff" fo:color="#252525"/>
    </style:style>
    <style:style style:name="T11_178" style:family="text">
      <style:text-properties fo:background-color="#ffffff" fo:color="#252525"/>
    </style:style>
    <style:style style:name="T11_179" style:family="text">
      <style:text-properties fo:background-color="#ffffff" fo:color="#252525"/>
    </style:style>
    <style:style style:name="T11_180" style:family="text">
      <style:text-properties fo:background-color="#ffffff" fo:color="#252525"/>
    </style:style>
    <style:style style:name="T11_181" style:family="text">
      <style:text-properties fo:background-color="#ffffff" fo:color="#252525"/>
    </style:style>
    <style:style style:name="T11_182" style:family="text">
      <style:text-properties fo:background-color="#ffffff" fo:color="#252525"/>
    </style:style>
    <style:style style:name="T11_183" style:family="text">
      <style:text-properties fo:background-color="#ffffff" fo:color="#252525"/>
    </style:style>
    <style:style style:name="T11_184" style:family="text">
      <style:text-properties fo:background-color="#ffffff" fo:color="#252525"/>
    </style:style>
    <style:style style:name="T11_185" style:family="text">
      <style:text-properties fo:background-color="#ffffff" fo:color="#252525"/>
    </style:style>
    <style:style style:name="T11_186" style:family="text">
      <style:text-properties fo:background-color="#ffffff" fo:color="#252525"/>
    </style:style>
    <style:style style:name="T11_187" style:family="text">
      <style:text-properties fo:background-color="#ffffff" fo:color="#252525"/>
    </style:style>
    <style:style style:name="T11_188" style:family="text">
      <style:text-properties fo:background-color="#ffffff" fo:color="#252525"/>
    </style:style>
    <style:style style:name="T11_189" style:family="text">
      <style:text-properties fo:background-color="#ffffff" fo:color="#252525"/>
    </style:style>
    <style:style style:name="T11_190" style:family="text">
      <style:text-properties fo:background-color="#ffffff" fo:color="#252525"/>
    </style:style>
    <style:style style:name="T11_191" style:family="text">
      <style:text-properties fo:background-color="#ffffff" fo:color="#252525"/>
    </style:style>
    <style:style style:name="T11_192" style:family="text">
      <style:text-properties fo:background-color="#ffffff" fo:color="#252525"/>
    </style:style>
    <style:style style:name="T11_193" style:family="text">
      <style:text-properties fo:background-color="#ffffff" fo:color="#252525"/>
    </style:style>
    <style:style style:name="T11_194" style:family="text">
      <style:text-properties fo:background-color="#ffffff" fo:color="#252525"/>
    </style:style>
    <style:style style:name="T11_195" style:family="text">
      <style:text-properties fo:background-color="#ffffff" fo:color="#252525"/>
    </style:style>
    <style:style style:name="T11_196" style:family="text">
      <style:text-properties fo:background-color="#ffffff" fo:color="#252525"/>
    </style:style>
    <style:style style:name="T11_197" style:family="text">
      <style:text-properties fo:background-color="#ffffff" fo:color="#252525"/>
    </style:style>
    <style:style style:name="T11_198" style:family="text">
      <style:text-properties fo:background-color="#ffffff" fo:color="#252525"/>
    </style:style>
    <style:style style:name="T11_199" style:family="text">
      <style:text-properties fo:background-color="#ffffff" fo:color="#252525"/>
    </style:style>
    <style:style style:name="T11_200" style:family="text">
      <style:text-properties fo:background-color="#ffffff" fo:color="#252525"/>
    </style:style>
    <style:style style:name="T11_201" style:family="text">
      <style:text-properties fo:background-color="#ffffff" fo:color="#252525"/>
    </style:style>
    <style:style style:name="T11_202" style:family="text">
      <style:text-properties fo:background-color="#ffffff" fo:color="#252525"/>
    </style:style>
    <style:style style:name="T11_203" style:family="text">
      <style:text-properties fo:background-color="#ffffff" fo:color="#252525"/>
    </style:style>
    <style:style style:name="T11_204" style:family="text">
      <style:text-properties fo:background-color="#ffffff" fo:color="#252525"/>
    </style:style>
    <style:style style:name="T11_205" style:family="text">
      <style:text-properties fo:background-color="#ffffff" fo:color="#252525"/>
    </style:style>
    <style:style style:name="T11_206" style:family="text">
      <style:text-properties fo:background-color="#ffffff" fo:color="#252525"/>
    </style:style>
    <style:style style:name="T11_207" style:family="text">
      <style:text-properties fo:background-color="#ffffff" fo:color="#252525"/>
    </style:style>
    <style:style style:name="T11_208" style:family="text">
      <style:text-properties fo:background-color="#ffffff" fo:color="#252525"/>
    </style:style>
    <style:style style:name="T11_209" style:family="text">
      <style:text-properties fo:background-color="#ffffff" fo:color="#252525"/>
    </style:style>
    <style:style style:name="T11_210" style:family="text">
      <style:text-properties fo:background-color="#ffffff" fo:color="#252525"/>
    </style:style>
    <style:style style:name="T11_211" style:family="text">
      <style:text-properties fo:background-color="#ffffff" fo:color="#252525"/>
    </style:style>
    <style:style style:name="T11_212" style:family="text">
      <style:text-properties fo:background-color="#ffffff" fo:color="#252525"/>
    </style:style>
    <style:style style:name="T11_213" style:family="text">
      <style:text-properties fo:background-color="#ffffff" fo:color="#252525"/>
    </style:style>
    <style:style style:name="T11_214" style:family="text">
      <style:text-properties fo:background-color="#ffffff" fo:color="#252525"/>
    </style:style>
    <style:style style:name="T11_215" style:family="text">
      <style:text-properties fo:background-color="#ffffff" fo:color="#252525"/>
    </style:style>
    <style:style style:name="T11_216" style:family="text">
      <style:text-properties fo:background-color="#ffffff" fo:color="#252525"/>
    </style:style>
    <style:style style:name="T11_217" style:family="text">
      <style:text-properties fo:background-color="#ffffff" fo:color="#252525"/>
    </style:style>
    <style:style style:name="T11_218" style:family="text">
      <style:text-properties fo:background-color="#ffffff" fo:color="#252525"/>
    </style:style>
    <style:style style:name="T11_219" style:family="text">
      <style:text-properties fo:background-color="#ffffff" fo:color="#252525"/>
    </style:style>
    <style:style style:name="T11_220" style:family="text">
      <style:text-properties fo:background-color="#ffffff" fo:color="#252525"/>
    </style:style>
    <style:style style:name="T11_221" style:family="text">
      <style:text-properties fo:background-color="#ffffff" fo:color="#252525"/>
    </style:style>
    <style:style style:name="T11_222" style:family="text">
      <style:text-properties fo:background-color="#ffffff" fo:color="#252525"/>
    </style:style>
    <style:style style:name="T11_223" style:family="text">
      <style:text-properties fo:background-color="#ffffff" fo:color="#252525"/>
    </style:style>
    <style:style style:name="T11_224" style:family="text">
      <style:text-properties fo:background-color="#ffffff" fo:color="#252525"/>
    </style:style>
    <style:style style:name="T11_225" style:family="text">
      <style:text-properties fo:background-color="#ffffff" fo:color="#252525"/>
    </style:style>
    <style:style style:name="T11_226" style:family="text">
      <style:text-properties fo:background-color="#ffffff" fo:color="#252525"/>
    </style:style>
    <style:style style:name="T11_227" style:family="text">
      <style:text-properties fo:background-color="#ffffff" fo:color="#252525"/>
    </style:style>
    <style:style style:name="T11_228" style:family="text">
      <style:text-properties fo:background-color="#ffffff" fo:color="#252525"/>
    </style:style>
    <style:style style:name="T11_229" style:family="text">
      <style:text-properties fo:background-color="#ffffff" fo:color="#252525"/>
    </style:style>
    <style:style style:name="T11_230" style:family="text">
      <style:text-properties fo:background-color="#ffffff" fo:color="#252525"/>
    </style:style>
    <style:style style:name="T11_231" style:family="text">
      <style:text-properties fo:background-color="#ffffff" fo:color="#252525"/>
    </style:style>
    <style:style style:name="T11_232" style:family="text">
      <style:text-properties fo:background-color="#ffffff" fo:color="#252525"/>
    </style:style>
    <style:style style:name="T11_233" style:family="text">
      <style:text-properties fo:background-color="#ffffff" fo:color="#252525"/>
    </style:style>
    <style:style style:name="T11_234" style:family="text">
      <style:text-properties fo:background-color="#ffffff" fo:color="#252525"/>
    </style:style>
    <style:style style:name="T11_235" style:family="text">
      <style:text-properties fo:background-color="#ffffff" fo:color="#252525"/>
    </style:style>
    <style:style style:name="T11_236" style:family="text">
      <style:text-properties fo:background-color="#ffffff" fo:color="#252525"/>
    </style:style>
    <style:style style:name="T11_237" style:family="text">
      <style:text-properties fo:background-color="#ffffff" fo:color="#252525"/>
    </style:style>
    <style:style style:name="T11_238" style:family="text">
      <style:text-properties fo:background-color="#ffffff" fo:color="#252525"/>
    </style:style>
    <style:style style:name="T11_239" style:family="text">
      <style:text-properties fo:background-color="#ffffff" fo:color="#252525"/>
    </style:style>
    <style:style style:name="T11_240" style:family="text">
      <style:text-properties fo:background-color="#ffffff" fo:color="#252525"/>
    </style:style>
    <style:style style:name="T11_241" style:family="text">
      <style:text-properties fo:background-color="#ffffff" fo:color="#252525"/>
    </style:style>
    <style:style style:name="T11_242" style:family="text">
      <style:text-properties fo:background-color="#ffffff" fo:color="#252525"/>
    </style:style>
    <style:style style:name="T11_243" style:family="text">
      <style:text-properties fo:background-color="#ffffff" fo:color="#252525"/>
    </style:style>
    <style:style style:name="T11_244" style:family="text">
      <style:text-properties fo:background-color="#ffffff" fo:color="#252525"/>
    </style:style>
    <style:style style:name="T11_245" style:family="text">
      <style:text-properties fo:background-color="#ffffff" fo:color="#252525"/>
    </style:style>
    <style:style style:name="T11_246" style:family="text">
      <style:text-properties fo:background-color="#ffffff" fo:color="#252525"/>
    </style:style>
    <style:style style:name="T11_247" style:family="text">
      <style:text-properties fo:background-color="#ffffff" fo:color="#252525"/>
    </style:style>
    <style:style style:name="T11_248" style:family="text">
      <style:text-properties fo:background-color="#ffffff" fo:color="#252525"/>
    </style:style>
    <style:style style:name="T11_249" style:family="text">
      <style:text-properties fo:background-color="#ffffff" fo:color="#252525"/>
    </style:style>
    <style:style style:name="T11_250" style:family="text">
      <style:text-properties fo:background-color="#ffffff" fo:color="#252525"/>
    </style:style>
    <style:style style:name="T11_251" style:family="text">
      <style:text-properties fo:background-color="#ffffff" fo:color="#252525"/>
    </style:style>
    <style:style style:name="T11_252" style:family="text">
      <style:text-properties fo:background-color="#ffffff" fo:color="#252525"/>
    </style:style>
    <style:style style:name="T11_253" style:family="text">
      <style:text-properties fo:background-color="#ffffff" fo:color="#252525"/>
    </style:style>
    <style:style style:name="T11_254" style:family="text">
      <style:text-properties fo:background-color="#ffffff" fo:color="#252525"/>
    </style:style>
    <style:style style:name="T11_255" style:family="text">
      <style:text-properties fo:background-color="#ffffff" fo:color="#252525"/>
    </style:style>
    <style:style style:name="T11_256" style:family="text">
      <style:text-properties fo:background-color="#ffffff" fo:color="#252525"/>
    </style:style>
    <style:style style:name="T11_257" style:family="text">
      <style:text-properties fo:background-color="#ffffff" fo:color="#252525"/>
    </style:style>
    <style:style style:name="T11_258" style:family="text">
      <style:text-properties fo:background-color="#ffffff" fo:color="#252525"/>
    </style:style>
    <style:style style:name="T11_259" style:family="text">
      <style:text-properties fo:background-color="#ffffff" fo:color="#252525"/>
    </style:style>
    <style:style style:name="T11_260" style:family="text">
      <style:text-properties fo:background-color="#ffffff" fo:color="#252525"/>
    </style:style>
    <style:style style:name="T11_261" style:family="text">
      <style:text-properties fo:background-color="#ffffff" fo:color="#252525"/>
    </style:style>
    <style:style style:name="T11_262" style:family="text">
      <style:text-properties fo:background-color="#ffffff" fo:color="#252525"/>
    </style:style>
    <style:style style:name="T11_263" style:family="text">
      <style:text-properties fo:background-color="#ffffff" fo:color="#252525"/>
    </style:style>
    <style:style style:name="T11_264" style:family="text">
      <style:text-properties fo:background-color="#ffffff" fo:color="#252525"/>
    </style:style>
    <style:style style:name="T11_265" style:family="text">
      <style:text-properties fo:background-color="#ffffff" fo:color="#252525"/>
    </style:style>
    <style:style style:name="T11_266" style:family="text">
      <style:text-properties fo:background-color="#ffffff" fo:color="#252525"/>
    </style:style>
    <style:style style:name="T11_267" style:family="text">
      <style:text-properties fo:background-color="#ffffff" fo:color="#252525"/>
    </style:style>
    <style:style style:name="T11_268" style:family="text">
      <style:text-properties fo:background-color="#ffffff" fo:color="#252525"/>
    </style:style>
    <style:style style:name="T11_269" style:family="text">
      <style:text-properties fo:background-color="#ffffff" fo:color="#252525"/>
    </style:style>
    <style:style style:name="T11_270" style:family="text">
      <style:text-properties fo:background-color="#ffffff" fo:color="#252525"/>
    </style:style>
    <style:style style:name="T11_271" style:family="text">
      <style:text-properties fo:background-color="#ffffff" fo:color="#252525"/>
    </style:style>
    <style:style style:name="T11_272" style:family="text">
      <style:text-properties fo:background-color="#ffffff" fo:color="#252525"/>
    </style:style>
    <style:style style:name="T11_273" style:family="text">
      <style:text-properties fo:background-color="#ffffff" fo:color="#252525"/>
    </style:style>
    <style:style style:name="T11_274" style:family="text">
      <style:text-properties fo:background-color="#ffffff" fo:color="#252525"/>
    </style:style>
    <style:style style:name="T11_275" style:family="text">
      <style:text-properties fo:background-color="#ffffff" fo:color="#252525"/>
    </style:style>
    <style:style style:name="T11_276" style:family="text">
      <style:text-properties fo:background-color="#ffffff" fo:color="#252525"/>
    </style:style>
    <style:style style:name="T11_277" style:family="text">
      <style:text-properties fo:background-color="#ffffff" fo:color="#252525"/>
    </style:style>
    <style:style style:name="T11_278" style:family="text">
      <style:text-properties fo:background-color="#ffffff" fo:color="#252525"/>
    </style:style>
    <style:style style:name="T11_279" style:family="text">
      <style:text-properties fo:background-color="#ffffff" fo:color="#252525"/>
    </style:style>
    <style:style style:name="T11_280" style:family="text">
      <style:text-properties fo:background-color="#ffffff" fo:color="#252525"/>
    </style:style>
    <style:style style:name="T11_281" style:family="text">
      <style:text-properties fo:background-color="#ffffff" fo:color="#252525"/>
    </style:style>
    <style:style style:name="T11_282" style:family="text">
      <style:text-properties fo:background-color="#ffffff" fo:color="#252525"/>
    </style:style>
    <style:style style:name="T11_283" style:family="text">
      <style:text-properties fo:background-color="#ffffff" fo:color="#252525"/>
    </style:style>
    <style:style style:name="T11_284" style:family="text">
      <style:text-properties fo:background-color="#ffffff" fo:color="#252525"/>
    </style:style>
    <style:style style:name="T11_285" style:family="text">
      <style:text-properties fo:background-color="#ffffff" fo:color="#252525"/>
    </style:style>
    <style:style style:name="T11_286" style:family="text">
      <style:text-properties fo:background-color="#ffffff" fo:color="#252525"/>
    </style:style>
    <style:style style:name="T11_287" style:family="text">
      <style:text-properties fo:background-color="#ffffff" fo:color="#252525"/>
    </style:style>
    <style:style style:name="T11_288" style:family="text">
      <style:text-properties fo:background-color="#ffffff" fo:color="#252525"/>
    </style:style>
    <style:style style:name="T11_289" style:family="text">
      <style:text-properties fo:background-color="#ffffff" fo:color="#252525"/>
    </style:style>
    <style:style style:name="T11_290" style:family="text">
      <style:text-properties fo:background-color="#ffffff" fo:color="#252525"/>
    </style:style>
    <style:style style:name="T11_291" style:family="text">
      <style:text-properties fo:background-color="#ffffff" fo:color="#252525"/>
    </style:style>
    <style:style style:name="T11_292" style:family="text">
      <style:text-properties fo:background-color="#ffffff" fo:color="#252525"/>
    </style:style>
    <style:style style:name="T11_293" style:family="text">
      <style:text-properties fo:background-color="#ffffff" fo:color="#252525"/>
    </style:style>
    <style:style style:name="T11_294" style:family="text">
      <style:text-properties fo:background-color="#ffffff" fo:color="#252525"/>
    </style:style>
    <style:style style:name="T11_295" style:family="text">
      <style:text-properties fo:background-color="#ffffff" fo:color="#252525"/>
    </style:style>
    <style:style style:name="T11_296" style:family="text">
      <style:text-properties fo:background-color="#ffffff" fo:color="#252525"/>
    </style:style>
    <style:style style:name="T11_297" style:family="text">
      <style:text-properties fo:background-color="#ffffff" fo:color="#252525"/>
    </style:style>
    <style:style style:name="T11_298" style:family="text">
      <style:text-properties fo:background-color="#ffffff" fo:color="#252525"/>
    </style:style>
    <style:style style:name="T11_299" style:family="text">
      <style:text-properties fo:background-color="#ffffff" fo:color="#252525"/>
    </style:style>
    <style:style style:name="T11_300" style:family="text">
      <style:text-properties fo:background-color="#ffffff" fo:color="#252525"/>
    </style:style>
    <style:style style:name="T11_301" style:family="text">
      <style:text-properties fo:background-color="#ffffff" fo:color="#252525"/>
    </style:style>
    <style:style style:name="T11_302" style:family="text">
      <style:text-properties fo:background-color="#ffffff" fo:color="#252525"/>
    </style:style>
    <style:style style:name="T11_303" style:family="text">
      <style:text-properties fo:background-color="#ffffff" fo:color="#252525"/>
    </style:style>
    <style:style style:name="T11_304" style:family="text">
      <style:text-properties fo:background-color="#ffffff" fo:color="#252525"/>
    </style:style>
    <style:style style:name="T11_305" style:family="text">
      <style:text-properties fo:background-color="#ffffff" fo:color="#252525"/>
    </style:style>
    <style:style style:name="T11_306" style:family="text">
      <style:text-properties fo:background-color="#ffffff" fo:color="#252525"/>
    </style:style>
    <style:style style:name="T11_307" style:family="text">
      <style:text-properties fo:background-color="#ffffff" fo:color="#252525"/>
    </style:style>
    <style:style style:name="T11_308" style:family="text">
      <style:text-properties fo:background-color="#ffffff" fo:color="#252525"/>
    </style:style>
    <style:style style:name="T11_309" style:family="text">
      <style:text-properties fo:background-color="#ffffff" fo:color="#252525"/>
    </style:style>
    <style:style style:name="T11_310" style:family="text">
      <style:text-properties fo:background-color="#ffffff" fo:color="#252525"/>
    </style:style>
    <style:style style:name="T11_311" style:family="text">
      <style:text-properties fo:background-color="#ffffff" fo:color="#252525"/>
    </style:style>
    <style:style style:name="T11_312" style:family="text">
      <style:text-properties fo:background-color="#ffffff" fo:color="#252525"/>
    </style:style>
    <style:style style:name="T11_313" style:family="text">
      <style:text-properties fo:background-color="#ffffff" fo:color="#252525"/>
    </style:style>
    <style:style style:name="T11_314" style:family="text">
      <style:text-properties fo:background-color="#ffffff" fo:color="#252525"/>
    </style:style>
    <style:style style:name="T11_315" style:family="text">
      <style:text-properties fo:background-color="#ffffff" fo:color="#252525"/>
    </style:style>
    <style:style style:name="T11_316" style:family="text">
      <style:text-properties fo:background-color="#ffffff" fo:color="#252525"/>
    </style:style>
    <style:style style:name="T11_317" style:family="text">
      <style:text-properties fo:background-color="#ffffff" fo:color="#252525"/>
    </style:style>
    <style:style style:name="T11_318" style:family="text">
      <style:text-properties fo:background-color="#ffffff" fo:color="#252525"/>
    </style:style>
    <style:style style:name="T11_319" style:family="text">
      <style:text-properties fo:background-color="#ffffff" fo:color="#252525"/>
    </style:style>
    <style:style style:name="T11_320" style:family="text">
      <style:text-properties fo:background-color="#ffffff" fo:color="#252525"/>
    </style:style>
    <style:style style:name="T11_321" style:family="text">
      <style:text-properties fo:background-color="#ffffff" fo:color="#252525"/>
    </style:style>
    <style:style style:name="T11_322" style:family="text">
      <style:text-properties fo:background-color="#ffffff" fo:color="#252525"/>
    </style:style>
    <style:style style:name="T11_323" style:family="text">
      <style:text-properties fo:background-color="#ffffff" fo:color="#252525"/>
    </style:style>
    <style:style style:name="T11_324" style:family="text">
      <style:text-properties fo:background-color="#ffffff" fo:color="#252525"/>
    </style:style>
    <style:style style:name="T11_325" style:family="text">
      <style:text-properties fo:background-color="#ffffff" fo:color="#252525"/>
    </style:style>
    <style:style style:name="T11_326" style:family="text">
      <style:text-properties fo:background-color="#ffffff" fo:color="#252525"/>
    </style:style>
    <style:style style:name="T11_327" style:family="text">
      <style:text-properties fo:background-color="#ffffff" fo:color="#252525"/>
    </style:style>
    <style:style style:name="T11_328" style:family="text">
      <style:text-properties fo:background-color="#ffffff" fo:color="#252525"/>
    </style:style>
    <style:style style:name="T11_329" style:family="text">
      <style:text-properties fo:background-color="#ffffff" fo:color="#252525"/>
    </style:style>
    <style:style style:name="T11_330" style:family="text">
      <style:text-properties fo:background-color="#ffffff" fo:color="#252525"/>
    </style:style>
    <style:style style:name="T11_331" style:family="text">
      <style:text-properties fo:background-color="#ffffff" fo:color="#252525"/>
    </style:style>
    <style:style style:name="T11_332" style:family="text">
      <style:text-properties fo:background-color="#ffffff" fo:color="#252525"/>
    </style:style>
    <style:style style:name="T11_333" style:family="text">
      <style:text-properties fo:background-color="#ffffff" fo:color="#252525"/>
    </style:style>
    <style:style style:name="T11_334" style:family="text">
      <style:text-properties fo:background-color="#ffffff" fo:color="#252525"/>
    </style:style>
    <style:style style:name="T11_335" style:family="text">
      <style:text-properties fo:background-color="#ffffff" fo:color="#252525"/>
    </style:style>
    <style:style style:name="T11_336" style:family="text">
      <style:text-properties fo:background-color="#ffffff" fo:color="#252525"/>
    </style:style>
    <style:style style:name="T11_337" style:family="text">
      <style:text-properties fo:background-color="#ffffff" fo:color="#252525"/>
    </style:style>
    <style:style style:name="T11_338" style:family="text">
      <style:text-properties fo:background-color="#ffffff" fo:color="#252525"/>
    </style:style>
    <style:style style:name="T11_339" style:family="text">
      <style:text-properties fo:background-color="#ffffff" fo:color="#252525"/>
    </style:style>
    <style:style style:name="T11_340" style:family="text">
      <style:text-properties fo:background-color="#ffffff" fo:color="#252525"/>
    </style:style>
    <style:style style:name="T11_341" style:family="text">
      <style:text-properties fo:background-color="#ffffff" fo:color="#252525"/>
    </style:style>
    <style:style style:name="T11_342" style:family="text">
      <style:text-properties fo:background-color="#ffffff" fo:color="#252525"/>
    </style:style>
    <style:style style:name="T11_343" style:family="text">
      <style:text-properties fo:background-color="#ffffff" fo:color="#252525"/>
    </style:style>
    <style:style style:name="T11_344" style:family="text">
      <style:text-properties fo:background-color="#ffffff" fo:color="#252525"/>
    </style:style>
    <style:style style:name="T11_345" style:family="text">
      <style:text-properties fo:background-color="#ffffff" fo:color="#252525"/>
    </style:style>
    <style:style style:name="T11_346" style:family="text">
      <style:text-properties fo:background-color="#ffffff" fo:color="#252525"/>
    </style:style>
    <style:style style:name="T11_347" style:family="text">
      <style:text-properties fo:background-color="#ffffff" fo:color="#252525"/>
    </style:style>
    <style:style style:name="T11_348" style:family="text">
      <style:text-properties fo:background-color="#ffffff" fo:color="#252525"/>
    </style:style>
    <style:style style:name="T11_349" style:family="text">
      <style:text-properties fo:background-color="#ffffff" fo:color="#252525"/>
    </style:style>
    <style:style style:name="T11_350" style:family="text">
      <style:text-properties fo:background-color="#ffffff" fo:color="#252525"/>
    </style:style>
    <style:style style:name="T11_351" style:family="text">
      <style:text-properties fo:background-color="#ffffff" fo:color="#252525"/>
    </style:style>
    <style:style style:name="T11_352" style:family="text">
      <style:text-properties fo:background-color="#ffffff" fo:color="#252525"/>
    </style:style>
    <style:style style:name="T11_353" style:family="text">
      <style:text-properties fo:background-color="#ffffff" fo:color="#252525"/>
    </style:style>
    <style:style style:name="T11_354" style:family="text">
      <style:text-properties fo:background-color="#ffffff" fo:color="#252525"/>
    </style:style>
    <style:style style:name="T11_355" style:family="text">
      <style:text-properties fo:background-color="#ffffff" fo:color="#252525"/>
    </style:style>
    <style:style style:name="T11_356" style:family="text">
      <style:text-properties fo:background-color="#ffffff" fo:color="#252525"/>
    </style:style>
    <style:style style:name="T11_357" style:family="text">
      <style:text-properties fo:background-color="#ffffff" fo:color="#252525"/>
    </style:style>
    <style:style style:name="T11_358" style:family="text">
      <style:text-properties fo:background-color="#ffffff" fo:color="#252525"/>
    </style:style>
    <style:style style:name="T11_359" style:family="text">
      <style:text-properties fo:background-color="#ffffff" fo:color="#252525"/>
    </style:style>
    <style:style style:name="T11_360" style:family="text">
      <style:text-properties fo:background-color="#ffffff" fo:color="#252525"/>
    </style:style>
    <style:style style:name="T11_361" style:family="text">
      <style:text-properties fo:background-color="#ffffff" fo:color="#252525"/>
    </style:style>
    <style:style style:name="T11_362" style:family="text">
      <style:text-properties fo:background-color="#ffffff" fo:color="#252525"/>
    </style:style>
    <style:style style:name="T11_363" style:family="text">
      <style:text-properties fo:background-color="#ffffff" fo:color="#252525"/>
    </style:style>
    <style:style style:name="T11_364" style:family="text">
      <style:text-properties fo:background-color="#ffffff" fo:color="#252525"/>
    </style:style>
    <style:style style:name="T11_365" style:family="text">
      <style:text-properties fo:background-color="#ffffff" fo:color="#252525"/>
    </style:style>
    <style:style style:name="T11_366" style:family="text">
      <style:text-properties fo:background-color="#ffffff" fo:color="#252525"/>
    </style:style>
    <style:style style:name="T11_367" style:family="text">
      <style:text-properties fo:background-color="#ffffff" fo:color="#252525"/>
    </style:style>
    <style:style style:name="T11_368" style:family="text">
      <style:text-properties fo:background-color="#ffffff" fo:color="#252525"/>
    </style:style>
    <style:style style:name="T11_369" style:family="text">
      <style:text-properties fo:background-color="#ffffff" fo:color="#252525"/>
    </style:style>
    <style:style style:name="T11_370" style:family="text">
      <style:text-properties fo:background-color="#ffffff" fo:color="#252525"/>
    </style:style>
    <style:style style:name="T11_371" style:family="text">
      <style:text-properties fo:background-color="#ffffff" fo:color="#252525"/>
    </style:style>
    <style:style style:name="T11_372" style:family="text">
      <style:text-properties fo:background-color="#ffffff" fo:color="#252525"/>
    </style:style>
    <style:style style:name="T11_373" style:family="text">
      <style:text-properties fo:background-color="#ffffff" fo:color="#252525"/>
    </style:style>
    <style:style style:name="T11_374" style:family="text">
      <style:text-properties fo:background-color="#ffffff" fo:color="#252525"/>
    </style:style>
    <style:style style:name="T11_375" style:family="text">
      <style:text-properties fo:background-color="#ffffff" fo:color="#252525"/>
    </style:style>
    <style:style style:name="T11_376" style:family="text">
      <style:text-properties fo:background-color="#ffffff" fo:color="#252525"/>
    </style:style>
    <style:style style:name="T11_377" style:family="text">
      <style:text-properties fo:background-color="#ffffff" fo:color="#252525"/>
    </style:style>
    <style:style style:name="T11_378" style:family="text">
      <style:text-properties fo:background-color="#ffffff" fo:color="#252525"/>
    </style:style>
    <style:style style:name="T11_379" style:family="text">
      <style:text-properties fo:background-color="#ffffff" fo:color="#252525"/>
    </style:style>
    <style:style style:name="T11_380" style:family="text">
      <style:text-properties fo:background-color="#ffffff" fo:color="#252525"/>
    </style:style>
    <style:style style:name="T11_381" style:family="text">
      <style:text-properties fo:background-color="#ffffff" fo:color="#252525"/>
    </style:style>
    <style:style style:name="T11_382" style:family="text">
      <style:text-properties fo:background-color="#ffffff" fo:color="#252525"/>
    </style:style>
    <style:style style:name="T11_383" style:family="text">
      <style:text-properties fo:background-color="#ffffff" fo:color="#252525"/>
    </style:style>
    <style:style style:name="T11_384" style:family="text">
      <style:text-properties fo:background-color="#ffffff" fo:color="#252525"/>
    </style:style>
    <style:style style:name="T11_385" style:family="text">
      <style:text-properties fo:background-color="#ffffff" fo:color="#252525"/>
    </style:style>
    <style:style style:name="T11_386" style:family="text">
      <style:text-properties fo:background-color="#ffffff" fo:color="#252525"/>
    </style:style>
    <style:style style:name="T11_387" style:family="text">
      <style:text-properties fo:background-color="#ffffff" fo:color="#252525"/>
    </style:style>
    <style:style style:name="T11_388" style:family="text">
      <style:text-properties fo:background-color="#ffffff" fo:color="#252525"/>
    </style:style>
    <style:style style:name="T11_389" style:family="text">
      <style:text-properties fo:background-color="#ffffff" fo:color="#252525"/>
    </style:style>
    <style:style style:name="T11_390" style:family="text">
      <style:text-properties fo:background-color="#ffffff" fo:color="#252525"/>
    </style:style>
    <style:style style:name="T11_391" style:family="text">
      <style:text-properties fo:background-color="#ffffff" fo:color="#252525"/>
    </style:style>
    <style:style style:name="T11_392" style:family="text">
      <style:text-properties fo:background-color="#ffffff" fo:color="#252525"/>
    </style:style>
    <style:style style:name="T11_393" style:family="text">
      <style:text-properties fo:background-color="#ffffff" fo:color="#252525"/>
    </style:style>
    <style:style style:name="T11_394" style:family="text">
      <style:text-properties fo:background-color="#ffffff" fo:color="#252525"/>
    </style:style>
    <style:style style:name="T11_395" style:family="text">
      <style:text-properties fo:background-color="#ffffff" fo:color="#252525"/>
    </style:style>
    <style:style style:name="T11_396" style:family="text">
      <style:text-properties fo:background-color="#ffffff" fo:color="#252525"/>
    </style:style>
    <style:style style:name="T11_397" style:family="text">
      <style:text-properties fo:background-color="#ffffff" fo:color="#252525"/>
    </style:style>
    <style:style style:name="T11_398" style:family="text">
      <style:text-properties fo:background-color="#ffffff" fo:color="#252525"/>
    </style:style>
    <style:style style:name="P12" style:family="paragraph" style:parent-style-name="Standard">
      <style:paragraph-properties fo:text-align="justify" fo:break-before="auto" fo:line-height="115%" fo:margin-bottom="0.353cm" style:writing-mode="lr-tb"/>
    </style:style>
    <style:style style:name="T12_1" style:family="text">
      <style:text-properties fo:background-color="#ffffff" fo:color="#252525"/>
    </style:style>
    <style:style style:name="T12_2" style:family="text">
      <style:text-properties fo:background-color="#ffffff" fo:color="#252525"/>
    </style:style>
    <style:style style:name="T12_3" style:family="text">
      <style:text-properties fo:background-color="#ffffff" fo:color="#252525"/>
    </style:style>
    <style:style style:name="T12_4" style:family="text">
      <style:text-properties fo:background-color="#ffffff" fo:color="#252525"/>
    </style:style>
    <style:style style:name="T12_5" style:family="text">
      <style:text-properties fo:background-color="#ffffff" fo:color="#252525"/>
    </style:style>
    <style:style style:name="T12_6" style:family="text">
      <style:text-properties fo:background-color="#ffffff" fo:color="#252525"/>
    </style:style>
    <style:style style:name="T12_7" style:family="text">
      <style:text-properties fo:background-color="#ffffff" fo:color="#252525"/>
    </style:style>
    <style:style style:name="T12_8" style:family="text">
      <style:text-properties fo:background-color="#ffffff" fo:color="#252525"/>
    </style:style>
    <style:style style:name="T12_9" style:family="text">
      <style:text-properties fo:background-color="#ffffff" fo:color="#252525"/>
    </style:style>
    <style:style style:name="T12_10" style:family="text">
      <style:text-properties fo:background-color="#ffffff" fo:color="#252525"/>
    </style:style>
    <style:style style:name="T12_11" style:family="text">
      <style:text-properties fo:background-color="#ffffff" fo:color="#252525"/>
    </style:style>
    <style:style style:name="T12_12" style:family="text">
      <style:text-properties fo:background-color="#ffffff" fo:color="#252525"/>
    </style:style>
    <style:style style:name="T12_13" style:family="text">
      <style:text-properties fo:background-color="#ffffff" fo:color="#252525"/>
    </style:style>
    <style:style style:name="T12_14" style:family="text">
      <style:text-properties fo:background-color="#ffffff" fo:color="#252525"/>
    </style:style>
    <style:style style:name="T12_15" style:family="text">
      <style:text-properties fo:background-color="#ffffff" fo:color="#252525"/>
    </style:style>
    <style:style style:name="T12_16" style:family="text">
      <style:text-properties fo:background-color="#ffffff" fo:color="#252525"/>
    </style:style>
    <style:style style:name="T12_17" style:family="text">
      <style:text-properties fo:background-color="#ffffff" fo:color="#252525"/>
    </style:style>
    <style:style style:name="T12_18" style:family="text">
      <style:text-properties fo:background-color="#ffffff" fo:color="#252525"/>
    </style:style>
    <style:style style:name="T12_19" style:family="text">
      <style:text-properties fo:background-color="#ffffff" fo:color="#252525"/>
    </style:style>
    <style:style style:name="T12_20" style:family="text">
      <style:text-properties fo:background-color="#ffffff" fo:color="#252525"/>
    </style:style>
    <style:style style:name="T12_21" style:family="text">
      <style:text-properties fo:background-color="#ffffff" fo:color="#252525"/>
    </style:style>
    <style:style style:name="T12_22" style:family="text">
      <style:text-properties fo:background-color="#ffffff" fo:color="#252525"/>
    </style:style>
    <style:style style:name="T12_23" style:family="text">
      <style:text-properties fo:background-color="#ffffff" fo:color="#252525"/>
    </style:style>
    <style:style style:name="T12_24" style:family="text">
      <style:text-properties fo:background-color="#ffffff" fo:color="#252525"/>
    </style:style>
    <style:style style:name="T12_25" style:family="text">
      <style:text-properties fo:background-color="#ffffff" fo:color="#252525"/>
    </style:style>
    <style:style style:name="T12_26" style:family="text">
      <style:text-properties fo:background-color="#ffffff" fo:color="#252525"/>
    </style:style>
    <style:style style:name="T12_27" style:family="text">
      <style:text-properties fo:background-color="#ffffff" fo:color="#252525"/>
    </style:style>
    <style:style style:name="T12_28" style:family="text">
      <style:text-properties fo:background-color="#ffffff" fo:color="#252525"/>
    </style:style>
    <style:style style:name="T12_29" style:family="text">
      <style:text-properties fo:background-color="#ffffff" fo:color="#252525"/>
    </style:style>
    <style:style style:name="T12_30" style:family="text">
      <style:text-properties fo:background-color="#ffffff" fo:color="#252525"/>
    </style:style>
    <style:style style:name="T12_31" style:family="text">
      <style:text-properties fo:background-color="#ffffff" fo:color="#252525"/>
    </style:style>
    <style:style style:name="T12_32" style:family="text">
      <style:text-properties fo:background-color="#ffffff" fo:color="#252525"/>
    </style:style>
    <style:style style:name="T12_33" style:family="text">
      <style:text-properties fo:background-color="#ffffff" fo:color="#252525"/>
    </style:style>
    <style:style style:name="T12_34" style:family="text">
      <style:text-properties fo:background-color="#ffffff" fo:color="#252525"/>
    </style:style>
    <style:style style:name="T12_35" style:family="text">
      <style:text-properties fo:background-color="#ffffff" fo:color="#252525"/>
    </style:style>
    <style:style style:name="T12_36" style:family="text">
      <style:text-properties fo:background-color="#ffffff" fo:color="#252525"/>
    </style:style>
    <style:style style:name="T12_37" style:family="text">
      <style:text-properties fo:background-color="#ffffff" fo:color="#252525"/>
    </style:style>
    <style:style style:name="T12_38" style:family="text">
      <style:text-properties fo:background-color="#ffffff" fo:color="#252525"/>
    </style:style>
    <style:style style:name="T12_39" style:family="text">
      <style:text-properties fo:background-color="#ffffff" fo:color="#252525"/>
    </style:style>
    <style:style style:name="T12_40" style:family="text">
      <style:text-properties fo:background-color="#ffffff" fo:color="#252525"/>
    </style:style>
    <style:style style:name="T12_41" style:family="text">
      <style:text-properties fo:background-color="#ffffff" fo:color="#252525"/>
    </style:style>
    <style:style style:name="T12_42" style:family="text">
      <style:text-properties fo:background-color="#ffffff" fo:color="#252525"/>
    </style:style>
    <style:style style:name="T12_43" style:family="text">
      <style:text-properties fo:background-color="#ffffff" fo:color="#252525"/>
    </style:style>
    <style:style style:name="T12_44" style:family="text">
      <style:text-properties fo:background-color="#ffffff" fo:color="#252525"/>
    </style:style>
    <style:style style:name="T12_45" style:family="text">
      <style:text-properties fo:background-color="#ffffff" fo:color="#252525"/>
    </style:style>
    <style:style style:name="T12_46" style:family="text">
      <style:text-properties fo:background-color="#ffffff" fo:color="#252525"/>
    </style:style>
    <style:style style:name="T12_47" style:family="text">
      <style:text-properties fo:background-color="#ffffff" fo:color="#252525"/>
    </style:style>
    <style:style style:name="T12_48" style:family="text">
      <style:text-properties fo:background-color="#ffffff" fo:color="#252525"/>
    </style:style>
    <style:style style:name="T12_49" style:family="text">
      <style:text-properties fo:background-color="#ffffff" fo:color="#252525"/>
    </style:style>
    <style:style style:name="T12_50" style:family="text">
      <style:text-properties fo:background-color="#ffffff" fo:color="#252525"/>
    </style:style>
    <style:style style:name="T12_51" style:family="text">
      <style:text-properties fo:background-color="#ffffff" fo:color="#252525"/>
    </style:style>
    <style:style style:name="T12_52" style:family="text">
      <style:text-properties fo:background-color="#ffffff" fo:color="#252525"/>
    </style:style>
    <style:style style:name="T12_53" style:family="text">
      <style:text-properties fo:background-color="#ffffff" fo:color="#252525"/>
    </style:style>
    <style:style style:name="T12_54" style:family="text">
      <style:text-properties fo:background-color="#ffffff" fo:color="#252525"/>
    </style:style>
    <style:style style:name="T12_55" style:family="text">
      <style:text-properties fo:background-color="#ffffff" fo:color="#252525"/>
    </style:style>
    <style:style style:name="T12_56" style:family="text">
      <style:text-properties fo:background-color="#ffffff" fo:color="#252525"/>
    </style:style>
    <style:style style:name="T12_57" style:family="text">
      <style:text-properties fo:background-color="#ffffff" fo:color="#252525"/>
    </style:style>
    <style:style style:name="T12_58" style:family="text">
      <style:text-properties fo:background-color="#ffffff" fo:color="#252525"/>
    </style:style>
    <style:style style:name="T12_59" style:family="text">
      <style:text-properties fo:background-color="#ffffff" fo:color="#252525"/>
    </style:style>
    <style:style style:name="T12_60" style:family="text">
      <style:text-properties fo:background-color="#ffffff" fo:color="#252525"/>
    </style:style>
    <style:style style:name="T12_61" style:family="text">
      <style:text-properties fo:background-color="#ffffff" fo:color="#252525"/>
    </style:style>
    <style:style style:name="T12_62" style:family="text">
      <style:text-properties fo:background-color="#ffffff" fo:color="#252525"/>
    </style:style>
    <style:style style:name="T12_63" style:family="text">
      <style:text-properties fo:background-color="#ffffff" fo:color="#252525"/>
    </style:style>
    <style:style style:name="T12_64" style:family="text">
      <style:text-properties fo:background-color="#ffffff" fo:color="#252525"/>
    </style:style>
    <style:style style:name="T12_65" style:family="text">
      <style:text-properties fo:background-color="#ffffff" fo:color="#252525"/>
    </style:style>
    <style:style style:name="T12_66" style:family="text">
      <style:text-properties fo:background-color="#ffffff" fo:color="#252525"/>
    </style:style>
    <style:style style:name="T12_67" style:family="text">
      <style:text-properties fo:background-color="#ffffff" fo:color="#252525"/>
    </style:style>
    <style:style style:name="T12_68" style:family="text">
      <style:text-properties fo:background-color="#ffffff" fo:color="#252525"/>
    </style:style>
    <style:style style:name="T12_69" style:family="text">
      <style:text-properties fo:background-color="#ffffff" fo:color="#252525"/>
    </style:style>
    <style:style style:name="T12_70" style:family="text">
      <style:text-properties fo:background-color="#ffffff" fo:color="#252525"/>
    </style:style>
    <style:style style:name="T12_71" style:family="text">
      <style:text-properties fo:background-color="#ffffff" fo:color="#252525"/>
    </style:style>
    <style:style style:name="T12_72" style:family="text">
      <style:text-properties fo:background-color="#ffffff" fo:color="#252525"/>
    </style:style>
    <style:style style:name="T12_73" style:family="text">
      <style:text-properties fo:background-color="#ffffff" fo:color="#252525"/>
    </style:style>
    <style:style style:name="T12_74" style:family="text">
      <style:text-properties fo:background-color="#ffffff" fo:color="#252525"/>
    </style:style>
    <style:style style:name="T12_75" style:family="text">
      <style:text-properties fo:background-color="#ffffff" fo:color="#252525"/>
    </style:style>
    <style:style style:name="T12_76" style:family="text">
      <style:text-properties fo:background-color="#ffffff" fo:color="#252525"/>
    </style:style>
    <style:style style:name="T12_77" style:family="text">
      <style:text-properties fo:background-color="#ffffff" fo:color="#252525"/>
    </style:style>
    <style:style style:name="T12_78" style:family="text">
      <style:text-properties fo:background-color="#ffffff" fo:color="#252525"/>
    </style:style>
    <style:style style:name="T12_79" style:family="text">
      <style:text-properties fo:background-color="#ffffff" fo:color="#252525"/>
    </style:style>
    <style:style style:name="T12_80" style:family="text">
      <style:text-properties fo:background-color="#ffffff" fo:color="#252525"/>
    </style:style>
    <style:style style:name="T12_81" style:family="text">
      <style:text-properties fo:background-color="#ffffff" fo:color="#252525"/>
    </style:style>
    <style:style style:name="T12_82" style:family="text">
      <style:text-properties fo:background-color="#ffffff" fo:color="#252525"/>
    </style:style>
    <style:style style:name="T12_83" style:family="text">
      <style:text-properties fo:background-color="#ffffff" fo:color="#252525"/>
    </style:style>
    <style:style style:name="T12_84" style:family="text">
      <style:text-properties fo:background-color="#ffffff" fo:color="#252525"/>
    </style:style>
    <style:style style:name="T12_85" style:family="text">
      <style:text-properties fo:background-color="#ffffff" fo:color="#252525"/>
    </style:style>
    <style:style style:name="T12_86" style:family="text">
      <style:text-properties fo:background-color="#ffffff" fo:color="#252525"/>
    </style:style>
    <style:style style:name="T12_87" style:family="text">
      <style:text-properties fo:background-color="#ffffff" fo:color="#252525"/>
    </style:style>
    <style:style style:name="T12_88" style:family="text">
      <style:text-properties fo:background-color="#ffffff" fo:color="#252525"/>
    </style:style>
    <style:style style:name="T12_89" style:family="text">
      <style:text-properties fo:background-color="#ffffff" fo:color="#252525"/>
    </style:style>
    <style:style style:name="T12_90" style:family="text">
      <style:text-properties fo:background-color="#ffffff" fo:color="#252525"/>
    </style:style>
    <style:style style:name="T12_91" style:family="text">
      <style:text-properties fo:background-color="#ffffff" fo:color="#252525"/>
    </style:style>
    <style:style style:name="T12_92" style:family="text">
      <style:text-properties fo:background-color="#ffffff" fo:color="#252525"/>
    </style:style>
    <style:style style:name="T12_93" style:family="text">
      <style:text-properties fo:background-color="#ffffff" fo:color="#252525"/>
    </style:style>
    <style:style style:name="T12_94" style:family="text">
      <style:text-properties fo:background-color="#ffffff" fo:color="#252525"/>
    </style:style>
    <style:style style:name="T12_95" style:family="text">
      <style:text-properties fo:background-color="#ffffff" fo:color="#252525"/>
    </style:style>
    <style:style style:name="T12_96" style:family="text">
      <style:text-properties fo:background-color="#ffffff" fo:color="#252525"/>
    </style:style>
    <style:style style:name="T12_97" style:family="text">
      <style:text-properties fo:background-color="#ffffff" fo:color="#252525"/>
    </style:style>
    <style:style style:name="T12_98" style:family="text">
      <style:text-properties fo:background-color="#ffffff" fo:color="#252525"/>
    </style:style>
    <style:style style:name="T12_99" style:family="text">
      <style:text-properties fo:background-color="#ffffff" fo:color="#252525"/>
    </style:style>
    <style:style style:name="T12_100" style:family="text">
      <style:text-properties fo:background-color="#ffffff" fo:color="#252525"/>
    </style:style>
    <style:style style:name="T12_101" style:family="text">
      <style:text-properties fo:background-color="#ffffff" fo:color="#252525"/>
    </style:style>
    <style:style style:name="T12_102" style:family="text">
      <style:text-properties fo:background-color="#ffffff" fo:color="#252525"/>
    </style:style>
    <style:style style:name="T12_103" style:family="text">
      <style:text-properties fo:background-color="#ffffff" fo:color="#252525"/>
    </style:style>
    <style:style style:name="T12_104" style:family="text">
      <style:text-properties fo:background-color="#ffffff" fo:color="#252525"/>
    </style:style>
    <style:style style:name="T12_105" style:family="text">
      <style:text-properties fo:background-color="#ffffff" fo:color="#252525"/>
    </style:style>
    <style:style style:name="T12_106" style:family="text">
      <style:text-properties fo:background-color="#ffffff" fo:color="#252525"/>
    </style:style>
    <style:style style:name="T12_107" style:family="text">
      <style:text-properties fo:background-color="#ffffff" fo:color="#252525"/>
    </style:style>
    <style:style style:name="T12_108" style:family="text">
      <style:text-properties fo:background-color="#ffffff" fo:color="#252525"/>
    </style:style>
    <style:style style:name="T12_109" style:family="text">
      <style:text-properties fo:background-color="#ffffff" fo:color="#252525"/>
    </style:style>
    <style:style style:name="T12_110" style:family="text">
      <style:text-properties fo:background-color="#ffffff" fo:color="#252525"/>
    </style:style>
    <style:style style:name="T12_111" style:family="text">
      <style:text-properties fo:background-color="#ffffff" fo:color="#252525"/>
    </style:style>
    <style:style style:name="T12_112" style:family="text">
      <style:text-properties fo:background-color="#ffffff" fo:color="#252525"/>
    </style:style>
    <style:style style:name="T12_113" style:family="text">
      <style:text-properties fo:background-color="#ffffff" fo:color="#252525"/>
    </style:style>
    <style:style style:name="T12_114" style:family="text">
      <style:text-properties fo:background-color="#ffffff" fo:color="#252525"/>
    </style:style>
    <style:style style:name="T12_115" style:family="text">
      <style:text-properties fo:background-color="#ffffff" fo:color="#252525"/>
    </style:style>
    <style:style style:name="T12_116" style:family="text">
      <style:text-properties fo:background-color="#ffffff" fo:color="#252525"/>
    </style:style>
    <style:style style:name="T12_117" style:family="text">
      <style:text-properties fo:background-color="#ffffff" fo:color="#252525"/>
    </style:style>
    <style:style style:name="T12_118" style:family="text">
      <style:text-properties fo:background-color="#ffffff" fo:color="#252525"/>
    </style:style>
    <style:style style:name="T12_119" style:family="text">
      <style:text-properties fo:background-color="#ffffff" fo:color="#252525"/>
    </style:style>
    <style:style style:name="T12_120" style:family="text">
      <style:text-properties fo:background-color="#ffffff" fo:color="#252525"/>
    </style:style>
    <style:style style:name="T12_121" style:family="text">
      <style:text-properties fo:background-color="#ffffff" fo:color="#252525"/>
    </style:style>
    <style:style style:name="T12_122" style:family="text">
      <style:text-properties fo:background-color="#ffffff" fo:color="#252525"/>
    </style:style>
    <style:style style:name="T12_123" style:family="text">
      <style:text-properties fo:background-color="#ffffff" fo:color="#252525"/>
    </style:style>
    <style:style style:name="T12_124" style:family="text">
      <style:text-properties fo:background-color="#ffffff" fo:color="#252525"/>
    </style:style>
    <style:style style:name="T12_125" style:family="text">
      <style:text-properties fo:background-color="#ffffff" fo:color="#252525"/>
    </style:style>
    <style:style style:name="T12_126" style:family="text">
      <style:text-properties fo:background-color="#ffffff" fo:color="#252525"/>
    </style:style>
    <style:style style:name="T12_127" style:family="text">
      <style:text-properties fo:background-color="#ffffff" fo:color="#252525"/>
    </style:style>
    <style:style style:name="T12_128" style:family="text">
      <style:text-properties fo:background-color="#ffffff" fo:color="#252525"/>
    </style:style>
    <style:style style:name="T12_129" style:family="text">
      <style:text-properties fo:background-color="#ffffff" fo:color="#252525"/>
    </style:style>
    <style:style style:name="T12_130" style:family="text">
      <style:text-properties fo:background-color="#ffffff" fo:color="#252525"/>
    </style:style>
    <style:style style:name="T12_131" style:family="text">
      <style:text-properties fo:background-color="#ffffff" fo:color="#252525"/>
    </style:style>
    <style:style style:name="T12_132" style:family="text">
      <style:text-properties fo:background-color="#ffffff" fo:color="#252525"/>
    </style:style>
    <style:style style:name="T12_133" style:family="text">
      <style:text-properties fo:background-color="#ffffff" fo:color="#252525"/>
    </style:style>
    <style:style style:name="T12_134" style:family="text">
      <style:text-properties fo:background-color="#ffffff" fo:color="#252525"/>
    </style:style>
    <style:style style:name="T12_135" style:family="text">
      <style:text-properties fo:background-color="#ffffff" fo:color="#252525"/>
    </style:style>
    <style:style style:name="T12_136" style:family="text">
      <style:text-properties fo:background-color="#ffffff" fo:color="#252525"/>
    </style:style>
    <style:style style:name="T12_137" style:family="text">
      <style:text-properties fo:background-color="#ffffff" fo:color="#252525"/>
    </style:style>
    <style:style style:name="T12_138" style:family="text">
      <style:text-properties fo:background-color="#ffffff" fo:color="#252525"/>
    </style:style>
    <style:style style:name="T12_139" style:family="text">
      <style:text-properties fo:background-color="#ffffff" fo:color="#252525"/>
    </style:style>
    <style:style style:name="T12_140" style:family="text">
      <style:text-properties fo:background-color="#ffffff" fo:color="#252525"/>
    </style:style>
    <style:style style:name="T12_141" style:family="text">
      <style:text-properties fo:background-color="#ffffff" fo:color="#252525"/>
    </style:style>
    <style:style style:name="T12_142" style:family="text">
      <style:text-properties fo:background-color="#ffffff" fo:color="#252525"/>
    </style:style>
    <style:style style:name="T12_143" style:family="text">
      <style:text-properties fo:background-color="#ffffff" fo:color="#252525"/>
    </style:style>
    <style:style style:name="T12_144" style:family="text">
      <style:text-properties fo:background-color="#ffffff" fo:color="#252525"/>
    </style:style>
    <style:style style:name="T12_145" style:family="text">
      <style:text-properties fo:background-color="#ffffff" fo:color="#252525"/>
    </style:style>
    <style:style style:name="T12_146" style:family="text">
      <style:text-properties fo:background-color="#ffffff" fo:color="#252525"/>
    </style:style>
    <style:style style:name="T12_147" style:family="text">
      <style:text-properties fo:background-color="#ffffff" fo:color="#252525"/>
    </style:style>
    <style:style style:name="T12_148" style:family="text">
      <style:text-properties fo:background-color="#ffffff" fo:color="#252525"/>
    </style:style>
    <style:style style:name="T12_149" style:family="text">
      <style:text-properties fo:background-color="#ffffff" fo:color="#252525"/>
    </style:style>
    <style:style style:name="T12_150" style:family="text">
      <style:text-properties fo:background-color="#ffffff" fo:color="#252525"/>
    </style:style>
    <style:style style:name="T12_151" style:family="text">
      <style:text-properties fo:background-color="#ffffff" fo:color="#252525"/>
    </style:style>
    <style:style style:name="T12_152" style:family="text">
      <style:text-properties fo:background-color="#ffffff" fo:color="#252525"/>
    </style:style>
    <style:style style:name="T12_153" style:family="text">
      <style:text-properties fo:background-color="#ffffff" fo:color="#252525"/>
    </style:style>
    <style:style style:name="T12_154" style:family="text">
      <style:text-properties fo:background-color="#ffffff" fo:color="#252525"/>
    </style:style>
    <style:style style:name="T12_155" style:family="text">
      <style:text-properties fo:background-color="#ffffff" fo:color="#252525"/>
    </style:style>
    <style:style style:name="T12_156" style:family="text">
      <style:text-properties fo:background-color="#ffffff" fo:color="#252525"/>
    </style:style>
    <style:style style:name="T12_157" style:family="text">
      <style:text-properties fo:background-color="#ffffff" fo:color="#252525"/>
    </style:style>
    <style:style style:name="T12_158" style:family="text">
      <style:text-properties fo:background-color="#ffffff" fo:color="#252525"/>
    </style:style>
    <style:style style:name="T12_159" style:family="text">
      <style:text-properties fo:background-color="#ffffff" fo:color="#252525"/>
    </style:style>
    <style:style style:name="T12_160" style:family="text">
      <style:text-properties fo:background-color="#ffffff" fo:color="#252525"/>
    </style:style>
    <style:style style:name="P13" style:family="paragraph" style:parent-style-name="Standard">
      <style:paragraph-properties fo:text-align="justify" fo:break-before="auto" fo:line-height="115%" fo:margin-bottom="0.353cm" style:writing-mode="lr-tb"/>
    </style:style>
    <style:style style:name="T13_1" style:family="text">
      <style:text-properties fo:background-color="#ffffff" fo:color="#252525"/>
    </style:style>
    <style:style style:name="T13_2" style:family="text">
      <style:text-properties fo:background-color="#ffffff" fo:color="#252525"/>
    </style:style>
    <style:style style:name="T13_3" style:family="text">
      <style:text-properties fo:background-color="#ffffff" fo:color="#252525"/>
    </style:style>
    <style:style style:name="T13_4" style:family="text">
      <style:text-properties fo:background-color="#ffffff" fo:color="#252525"/>
    </style:style>
    <style:style style:name="T13_5" style:family="text">
      <style:text-properties fo:background-color="#ffffff" fo:color="#252525"/>
    </style:style>
    <style:style style:name="T13_6" style:family="text">
      <style:text-properties fo:background-color="#ffffff" fo:color="#252525"/>
    </style:style>
    <style:style style:name="T13_7" style:family="text">
      <style:text-properties fo:background-color="#ffffff" fo:color="#252525"/>
    </style:style>
    <style:style style:name="T13_8" style:family="text">
      <style:text-properties fo:background-color="#ffffff" fo:color="#252525"/>
    </style:style>
    <style:style style:name="T13_9" style:family="text">
      <style:text-properties fo:background-color="#ffffff" fo:color="#252525"/>
    </style:style>
    <style:style style:name="T13_10" style:family="text">
      <style:text-properties fo:background-color="#ffffff" fo:color="#252525"/>
    </style:style>
    <style:style style:name="T13_11" style:family="text">
      <style:text-properties fo:background-color="#ffffff" fo:color="#252525"/>
    </style:style>
    <style:style style:name="T13_12" style:family="text">
      <style:text-properties fo:background-color="#ffffff" fo:color="#252525"/>
    </style:style>
    <style:style style:name="T13_13" style:family="text">
      <style:text-properties fo:background-color="#ffffff" fo:color="#252525"/>
    </style:style>
    <style:style style:name="T13_14" style:family="text">
      <style:text-properties fo:background-color="#ffffff" fo:color="#252525"/>
    </style:style>
    <style:style style:name="T13_15" style:family="text">
      <style:text-properties fo:background-color="#ffffff" fo:color="#252525"/>
    </style:style>
    <style:style style:name="T13_16" style:family="text">
      <style:text-properties fo:background-color="#ffffff" fo:color="#252525"/>
    </style:style>
    <style:style style:name="T13_17" style:family="text">
      <style:text-properties fo:background-color="#ffffff" fo:color="#252525"/>
    </style:style>
    <style:style style:name="T13_18" style:family="text">
      <style:text-properties fo:background-color="#ffffff" fo:color="#252525"/>
    </style:style>
    <style:style style:name="T13_19" style:family="text">
      <style:text-properties fo:background-color="#ffffff" fo:color="#252525"/>
    </style:style>
    <style:style style:name="T13_20" style:family="text">
      <style:text-properties fo:background-color="#ffffff" fo:color="#252525"/>
    </style:style>
    <style:style style:name="T13_21" style:family="text">
      <style:text-properties fo:background-color="#ffffff" fo:color="#252525"/>
    </style:style>
    <style:style style:name="T13_22" style:family="text">
      <style:text-properties fo:background-color="#ffffff" fo:color="#252525"/>
    </style:style>
    <style:style style:name="T13_23" style:family="text">
      <style:text-properties fo:background-color="#ffffff" fo:color="#252525"/>
    </style:style>
    <style:style style:name="T13_24" style:family="text">
      <style:text-properties fo:background-color="#ffffff" fo:color="#252525"/>
    </style:style>
    <style:style style:name="T13_25" style:family="text">
      <style:text-properties fo:background-color="#ffffff" fo:color="#252525"/>
    </style:style>
    <style:style style:name="T13_26" style:family="text">
      <style:text-properties fo:background-color="#ffffff" fo:color="#252525"/>
    </style:style>
    <style:style style:name="T13_27" style:family="text">
      <style:text-properties fo:background-color="#ffffff" fo:color="#252525"/>
    </style:style>
    <style:style style:name="T13_28" style:family="text">
      <style:text-properties fo:background-color="#ffffff" fo:color="#252525"/>
    </style:style>
    <style:style style:name="T13_29" style:family="text">
      <style:text-properties fo:background-color="#ffffff" fo:color="#252525"/>
    </style:style>
    <style:style style:name="T13_30" style:family="text">
      <style:text-properties fo:background-color="#ffffff" fo:color="#252525"/>
    </style:style>
    <style:style style:name="T13_31" style:family="text">
      <style:text-properties fo:background-color="#ffffff" fo:color="#252525"/>
    </style:style>
    <style:style style:name="T13_32" style:family="text">
      <style:text-properties fo:background-color="#ffffff" fo:color="#252525"/>
    </style:style>
    <style:style style:name="T13_33" style:family="text">
      <style:text-properties fo:background-color="#ffffff" fo:color="#252525"/>
    </style:style>
    <style:style style:name="T13_34" style:family="text">
      <style:text-properties fo:background-color="#ffffff" fo:color="#252525"/>
    </style:style>
    <style:style style:name="T13_35" style:family="text">
      <style:text-properties fo:background-color="#ffffff" fo:color="#252525"/>
    </style:style>
    <style:style style:name="T13_36" style:family="text">
      <style:text-properties fo:background-color="#ffffff" fo:color="#252525"/>
    </style:style>
    <style:style style:name="T13_37" style:family="text">
      <style:text-properties fo:background-color="#ffffff" fo:color="#252525"/>
    </style:style>
    <style:style style:name="T13_38" style:family="text">
      <style:text-properties fo:background-color="#ffffff" fo:color="#252525"/>
    </style:style>
    <style:style style:name="T13_39" style:family="text">
      <style:text-properties fo:background-color="#ffffff" fo:color="#252525"/>
    </style:style>
    <style:style style:name="T13_40" style:family="text">
      <style:text-properties fo:background-color="#ffffff" fo:color="#252525"/>
    </style:style>
    <style:style style:name="T13_41" style:family="text">
      <style:text-properties fo:background-color="#ffffff" fo:color="#252525"/>
    </style:style>
    <style:style style:name="T13_42" style:family="text">
      <style:text-properties fo:background-color="#ffffff" fo:color="#252525"/>
    </style:style>
    <style:style style:name="T13_43" style:family="text">
      <style:text-properties fo:background-color="#ffffff" fo:color="#252525"/>
    </style:style>
    <style:style style:name="T13_44" style:family="text">
      <style:text-properties fo:background-color="#ffffff" fo:color="#252525"/>
    </style:style>
    <style:style style:name="T13_45" style:family="text">
      <style:text-properties fo:background-color="#ffffff" fo:color="#252525"/>
    </style:style>
    <style:style style:name="T13_46" style:family="text">
      <style:text-properties fo:background-color="#ffffff" fo:color="#252525"/>
    </style:style>
    <style:style style:name="T13_47" style:family="text">
      <style:text-properties fo:background-color="#ffffff" fo:color="#252525"/>
    </style:style>
    <style:style style:name="T13_48" style:family="text">
      <style:text-properties fo:background-color="#ffffff" fo:color="#252525"/>
    </style:style>
    <style:style style:name="T13_49" style:family="text">
      <style:text-properties fo:background-color="#ffffff" fo:color="#252525"/>
    </style:style>
    <style:style style:name="T13_50" style:family="text">
      <style:text-properties fo:background-color="#ffffff" fo:color="#252525"/>
    </style:style>
    <style:style style:name="T13_51" style:family="text">
      <style:text-properties fo:background-color="#ffffff" fo:color="#252525"/>
    </style:style>
    <style:style style:name="T13_52" style:family="text">
      <style:text-properties fo:background-color="#ffffff" fo:color="#252525"/>
    </style:style>
    <style:style style:name="T13_53" style:family="text">
      <style:text-properties fo:background-color="#ffffff" fo:color="#252525"/>
    </style:style>
    <style:style style:name="T13_54" style:family="text">
      <style:text-properties fo:background-color="#ffffff" fo:color="#252525"/>
    </style:style>
    <style:style style:name="T13_55" style:family="text">
      <style:text-properties fo:background-color="#ffffff" fo:color="#252525"/>
    </style:style>
    <style:style style:name="T13_56" style:family="text">
      <style:text-properties fo:background-color="#ffffff" fo:color="#252525"/>
    </style:style>
    <style:style style:name="T13_57" style:family="text">
      <style:text-properties fo:background-color="#ffffff" fo:color="#252525"/>
    </style:style>
    <style:style style:name="T13_58" style:family="text">
      <style:text-properties fo:background-color="#ffffff" fo:color="#252525"/>
    </style:style>
    <style:style style:name="T13_59" style:family="text">
      <style:text-properties fo:background-color="#ffffff" fo:color="#252525"/>
    </style:style>
    <style:style style:name="T13_60" style:family="text">
      <style:text-properties fo:background-color="#ffffff" fo:color="#252525"/>
    </style:style>
    <style:style style:name="T13_61" style:family="text">
      <style:text-properties fo:background-color="#ffffff" fo:color="#252525"/>
    </style:style>
    <style:style style:name="T13_62" style:family="text">
      <style:text-properties fo:background-color="#ffffff" fo:color="#252525"/>
    </style:style>
    <style:style style:name="T13_63" style:family="text">
      <style:text-properties fo:background-color="#ffffff" fo:color="#252525"/>
    </style:style>
    <style:style style:name="T13_64" style:family="text">
      <style:text-properties fo:background-color="#ffffff" fo:color="#252525"/>
    </style:style>
    <style:style style:name="T13_65" style:family="text">
      <style:text-properties fo:background-color="#ffffff" fo:color="#252525"/>
    </style:style>
    <style:style style:name="T13_66" style:family="text">
      <style:text-properties fo:background-color="#ffffff" fo:color="#252525"/>
    </style:style>
    <style:style style:name="T13_67" style:family="text">
      <style:text-properties fo:background-color="#ffffff" fo:color="#252525"/>
    </style:style>
    <style:style style:name="T13_68" style:family="text">
      <style:text-properties fo:background-color="#ffffff" fo:color="#252525"/>
    </style:style>
    <style:style style:name="T13_69" style:family="text">
      <style:text-properties fo:background-color="#ffffff" fo:color="#252525"/>
    </style:style>
    <style:style style:name="T13_70" style:family="text">
      <style:text-properties fo:background-color="#ffffff" fo:color="#252525"/>
    </style:style>
    <style:style style:name="T13_71" style:family="text">
      <style:text-properties fo:background-color="#ffffff" fo:color="#252525"/>
    </style:style>
    <style:style style:name="T13_72" style:family="text">
      <style:text-properties fo:background-color="#ffffff" fo:color="#252525"/>
    </style:style>
    <style:style style:name="T13_73" style:family="text">
      <style:text-properties fo:background-color="#ffffff" fo:color="#252525"/>
    </style:style>
    <style:style style:name="T13_74" style:family="text">
      <style:text-properties fo:background-color="#ffffff" fo:color="#252525"/>
    </style:style>
    <style:style style:name="T13_75" style:family="text">
      <style:text-properties fo:background-color="#ffffff" fo:color="#252525"/>
    </style:style>
    <style:style style:name="T13_76" style:family="text">
      <style:text-properties fo:background-color="#ffffff" fo:color="#252525"/>
    </style:style>
    <style:style style:name="T13_77" style:family="text">
      <style:text-properties fo:background-color="#ffffff" fo:color="#252525"/>
    </style:style>
    <style:style style:name="T13_78" style:family="text">
      <style:text-properties fo:background-color="#ffffff" fo:color="#252525"/>
    </style:style>
    <style:style style:name="T13_79" style:family="text">
      <style:text-properties fo:background-color="#ffffff" fo:color="#252525"/>
    </style:style>
    <style:style style:name="T13_80" style:family="text">
      <style:text-properties fo:background-color="#ffffff" fo:color="#252525"/>
    </style:style>
    <style:style style:name="T13_81" style:family="text">
      <style:text-properties fo:background-color="#ffffff" fo:color="#252525"/>
    </style:style>
    <style:style style:name="T13_82" style:family="text">
      <style:text-properties fo:background-color="#ffffff" fo:color="#252525"/>
    </style:style>
    <style:style style:name="T13_83" style:family="text">
      <style:text-properties fo:background-color="#ffffff" fo:color="#252525"/>
    </style:style>
    <style:style style:name="T13_84" style:family="text">
      <style:text-properties fo:background-color="#ffffff" fo:color="#252525"/>
    </style:style>
    <style:style style:name="T13_85" style:family="text">
      <style:text-properties fo:background-color="#ffffff" fo:color="#252525"/>
    </style:style>
    <style:style style:name="T13_86" style:family="text">
      <style:text-properties fo:background-color="#ffffff" fo:color="#252525"/>
    </style:style>
    <style:style style:name="T13_87" style:family="text">
      <style:text-properties fo:background-color="#ffffff" fo:color="#252525"/>
    </style:style>
    <style:style style:name="T13_88" style:family="text">
      <style:text-properties fo:background-color="#ffffff" fo:color="#252525"/>
    </style:style>
    <style:style style:name="T13_89" style:family="text">
      <style:text-properties fo:background-color="#ffffff" fo:color="#252525"/>
    </style:style>
    <style:style style:name="T13_90" style:family="text">
      <style:text-properties fo:background-color="#ffffff" fo:color="#252525"/>
    </style:style>
    <style:style style:name="T13_91" style:family="text">
      <style:text-properties fo:background-color="#ffffff" fo:color="#252525"/>
    </style:style>
    <style:style style:name="T13_92" style:family="text">
      <style:text-properties fo:background-color="#ffffff" fo:color="#252525"/>
    </style:style>
    <style:style style:name="T13_93" style:family="text">
      <style:text-properties fo:background-color="#ffffff" fo:color="#252525"/>
    </style:style>
    <style:style style:name="T13_94" style:family="text">
      <style:text-properties fo:background-color="#ffffff" fo:color="#252525"/>
    </style:style>
    <style:style style:name="T13_95" style:family="text">
      <style:text-properties fo:background-color="#ffffff" fo:color="#252525"/>
    </style:style>
    <style:style style:name="T13_96" style:family="text">
      <style:text-properties fo:background-color="#ffffff" fo:color="#252525"/>
    </style:style>
    <style:style style:name="T13_97" style:family="text">
      <style:text-properties fo:background-color="#ffffff" fo:color="#252525"/>
    </style:style>
    <style:style style:name="T13_98" style:family="text">
      <style:text-properties fo:background-color="#ffffff" fo:color="#252525"/>
    </style:style>
    <style:style style:name="P14" style:family="paragraph" style:parent-style-name="Standard">
      <style:paragraph-properties fo:text-align="justify" fo:break-before="auto" fo:line-height="115%" fo:margin-bottom="0.353cm" style:writing-mode="lr-tb"/>
    </style:style>
    <style:style style:name="T14_1" style:family="text">
      <style:text-properties fo:background-color="#ffffff" fo:color="#252525"/>
    </style:style>
    <style:style style:name="T14_2" style:family="text">
      <style:text-properties fo:background-color="#ffffff" fo:color="#252525"/>
    </style:style>
    <style:style style:name="T14_3" style:family="text">
      <style:text-properties fo:background-color="#ffffff" fo:color="#252525"/>
    </style:style>
    <style:style style:name="T14_4" style:family="text">
      <style:text-properties fo:background-color="#ffffff" fo:color="#252525"/>
    </style:style>
    <style:style style:name="T14_5" style:family="text">
      <style:text-properties fo:background-color="#ffffff" fo:color="#252525"/>
    </style:style>
    <style:style style:name="T14_6" style:family="text">
      <style:text-properties fo:background-color="#ffffff" fo:color="#252525"/>
    </style:style>
    <style:style style:name="T14_7" style:family="text">
      <style:text-properties fo:background-color="#ffffff" fo:color="#252525"/>
    </style:style>
    <style:style style:name="T14_8" style:family="text">
      <style:text-properties fo:background-color="#ffffff" fo:color="#252525"/>
    </style:style>
    <style:style style:name="T14_9" style:family="text">
      <style:text-properties fo:background-color="#ffffff" fo:color="#252525"/>
    </style:style>
    <style:style style:name="T14_10" style:family="text">
      <style:text-properties fo:background-color="#ffffff" fo:color="#252525"/>
    </style:style>
    <style:style style:name="T14_11" style:family="text">
      <style:text-properties fo:background-color="#ffffff" fo:color="#252525"/>
    </style:style>
    <style:style style:name="T14_12" style:family="text">
      <style:text-properties fo:background-color="#ffffff" fo:color="#252525"/>
    </style:style>
    <style:style style:name="T14_13" style:family="text">
      <style:text-properties fo:background-color="#ffffff" fo:color="#252525"/>
    </style:style>
    <style:style style:name="T14_14" style:family="text">
      <style:text-properties fo:background-color="#ffffff" fo:color="#252525"/>
    </style:style>
    <style:style style:name="T14_15" style:family="text">
      <style:text-properties fo:background-color="#ffffff" fo:color="#252525"/>
    </style:style>
    <style:style style:name="T14_16" style:family="text">
      <style:text-properties fo:background-color="#ffffff" fo:color="#252525"/>
    </style:style>
    <style:style style:name="T14_17" style:family="text">
      <style:text-properties fo:background-color="#ffffff" fo:color="#252525"/>
    </style:style>
    <style:style style:name="T14_18" style:family="text">
      <style:text-properties fo:background-color="#ffffff" fo:color="#252525"/>
    </style:style>
    <style:style style:name="T14_19" style:family="text">
      <style:text-properties fo:background-color="#ffffff" fo:color="#252525"/>
    </style:style>
    <style:style style:name="T14_20" style:family="text">
      <style:text-properties fo:background-color="#ffffff" fo:color="#252525"/>
    </style:style>
    <style:style style:name="T14_21" style:family="text">
      <style:text-properties fo:background-color="#ffffff" fo:color="#252525"/>
    </style:style>
    <style:style style:name="T14_22" style:family="text">
      <style:text-properties fo:background-color="#ffffff" fo:color="#252525"/>
    </style:style>
    <style:style style:name="T14_23" style:family="text">
      <style:text-properties fo:background-color="#ffffff" fo:color="#252525"/>
    </style:style>
    <style:style style:name="T14_24" style:family="text">
      <style:text-properties fo:background-color="#ffffff" fo:color="#252525"/>
    </style:style>
    <style:style style:name="T14_25" style:family="text">
      <style:text-properties fo:background-color="#ffffff" fo:color="#252525"/>
    </style:style>
    <style:style style:name="T14_26" style:family="text">
      <style:text-properties fo:background-color="#ffffff" fo:color="#252525"/>
    </style:style>
    <style:style style:name="T14_27" style:family="text">
      <style:text-properties fo:background-color="#ffffff" fo:color="#252525"/>
    </style:style>
    <style:style style:name="T14_28" style:family="text">
      <style:text-properties fo:background-color="#ffffff" fo:color="#252525"/>
    </style:style>
    <style:style style:name="T14_29" style:family="text">
      <style:text-properties fo:background-color="#ffffff" fo:color="#252525"/>
    </style:style>
    <style:style style:name="T14_30" style:family="text">
      <style:text-properties fo:background-color="#ffffff" fo:color="#252525"/>
    </style:style>
    <style:style style:name="T14_31" style:family="text">
      <style:text-properties fo:background-color="#ffffff" fo:color="#252525"/>
    </style:style>
    <style:style style:name="T14_32" style:family="text">
      <style:text-properties fo:background-color="#ffffff" fo:color="#252525"/>
    </style:style>
    <style:style style:name="T14_33" style:family="text">
      <style:text-properties fo:background-color="#ffffff" fo:color="#252525"/>
    </style:style>
    <style:style style:name="T14_34" style:family="text">
      <style:text-properties fo:background-color="#ffffff" fo:color="#252525"/>
    </style:style>
    <style:style style:name="T14_35" style:family="text">
      <style:text-properties fo:background-color="#ffffff" fo:color="#252525"/>
    </style:style>
    <style:style style:name="T14_36" style:family="text">
      <style:text-properties fo:background-color="#ffffff" fo:color="#252525"/>
    </style:style>
    <style:style style:name="T14_37" style:family="text">
      <style:text-properties fo:background-color="#ffffff" fo:color="#252525"/>
    </style:style>
    <style:style style:name="T14_38" style:family="text">
      <style:text-properties fo:background-color="#ffffff" fo:color="#252525"/>
    </style:style>
    <style:style style:name="T14_39" style:family="text">
      <style:text-properties fo:background-color="#ffffff" fo:color="#252525"/>
    </style:style>
    <style:style style:name="T14_40" style:family="text">
      <style:text-properties fo:background-color="#ffffff" fo:color="#252525"/>
    </style:style>
    <style:style style:name="T14_41" style:family="text">
      <style:text-properties fo:background-color="#ffffff" fo:color="#252525"/>
    </style:style>
    <style:style style:name="T14_42" style:family="text">
      <style:text-properties fo:background-color="#ffffff" fo:color="#252525"/>
    </style:style>
    <style:style style:name="T14_43" style:family="text">
      <style:text-properties fo:background-color="#ffffff" fo:color="#252525"/>
    </style:style>
    <style:style style:name="T14_44" style:family="text">
      <style:text-properties fo:background-color="#ffffff" fo:color="#252525"/>
    </style:style>
    <style:style style:name="T14_45" style:family="text">
      <style:text-properties fo:background-color="#ffffff" fo:color="#252525"/>
    </style:style>
    <style:style style:name="T14_46" style:family="text">
      <style:text-properties fo:background-color="#ffffff" fo:color="#252525"/>
    </style:style>
    <style:style style:name="T14_47" style:family="text">
      <style:text-properties fo:background-color="#ffffff" fo:color="#252525"/>
    </style:style>
    <style:style style:name="T14_48" style:family="text">
      <style:text-properties fo:background-color="#ffffff" fo:color="#252525"/>
    </style:style>
    <style:style style:name="T14_49" style:family="text">
      <style:text-properties fo:background-color="#ffffff" fo:color="#252525"/>
    </style:style>
    <style:style style:name="T14_50" style:family="text">
      <style:text-properties fo:background-color="#ffffff" fo:color="#252525"/>
    </style:style>
    <style:style style:name="T14_51" style:family="text">
      <style:text-properties fo:background-color="#ffffff" fo:color="#252525"/>
    </style:style>
    <style:style style:name="T14_52" style:family="text">
      <style:text-properties fo:background-color="#ffffff" fo:color="#252525"/>
    </style:style>
    <style:style style:name="T14_53" style:family="text">
      <style:text-properties fo:background-color="#ffffff" fo:color="#252525"/>
    </style:style>
    <style:style style:name="T14_54" style:family="text">
      <style:text-properties fo:background-color="#ffffff" fo:color="#252525"/>
    </style:style>
    <style:style style:name="T14_55" style:family="text">
      <style:text-properties fo:background-color="#ffffff" fo:color="#252525"/>
    </style:style>
    <style:style style:name="T14_56" style:family="text">
      <style:text-properties fo:background-color="#ffffff" fo:color="#252525"/>
    </style:style>
    <style:style style:name="T14_57" style:family="text">
      <style:text-properties fo:background-color="#ffffff" fo:color="#252525"/>
    </style:style>
    <style:style style:name="T14_58" style:family="text">
      <style:text-properties fo:background-color="#ffffff" fo:color="#252525"/>
    </style:style>
    <style:style style:name="T14_59" style:family="text">
      <style:text-properties fo:background-color="#ffffff" fo:color="#252525"/>
    </style:style>
    <style:style style:name="T14_60" style:family="text">
      <style:text-properties fo:background-color="#ffffff" fo:color="#252525"/>
    </style:style>
    <style:style style:name="T14_61" style:family="text">
      <style:text-properties fo:background-color="#ffffff" fo:color="#252525"/>
    </style:style>
    <style:style style:name="T14_62" style:family="text">
      <style:text-properties fo:background-color="#ffffff" fo:color="#252525"/>
    </style:style>
    <style:style style:name="T14_63" style:family="text">
      <style:text-properties fo:background-color="#ffffff" fo:color="#252525"/>
    </style:style>
    <style:style style:name="T14_64" style:family="text">
      <style:text-properties fo:background-color="#ffffff" fo:color="#252525"/>
    </style:style>
    <style:style style:name="T14_65" style:family="text">
      <style:text-properties fo:background-color="#ffffff" fo:color="#252525"/>
    </style:style>
    <style:style style:name="T14_66" style:family="text">
      <style:text-properties fo:background-color="#ffffff" fo:color="#252525"/>
    </style:style>
    <style:style style:name="T14_67" style:family="text">
      <style:text-properties fo:background-color="#ffffff" fo:color="#252525"/>
    </style:style>
    <style:style style:name="T14_68" style:family="text">
      <style:text-properties fo:background-color="#ffffff" fo:color="#252525"/>
    </style:style>
    <style:style style:name="T14_69" style:family="text">
      <style:text-properties fo:background-color="#ffffff" fo:color="#252525"/>
    </style:style>
    <style:style style:name="T14_70" style:family="text">
      <style:text-properties fo:background-color="#ffffff" fo:color="#252525"/>
    </style:style>
    <style:style style:name="T14_71" style:family="text">
      <style:text-properties fo:background-color="#ffffff" fo:color="#252525"/>
    </style:style>
    <style:style style:name="T14_72" style:family="text">
      <style:text-properties fo:background-color="#ffffff" fo:color="#252525"/>
    </style:style>
    <style:style style:name="T14_73" style:family="text">
      <style:text-properties fo:background-color="#ffffff" fo:color="#252525"/>
    </style:style>
    <style:style style:name="T14_74" style:family="text">
      <style:text-properties fo:background-color="#ffffff" fo:color="#252525"/>
    </style:style>
    <style:style style:name="T14_75" style:family="text">
      <style:text-properties fo:background-color="#ffffff" fo:color="#252525"/>
    </style:style>
    <style:style style:name="T14_76" style:family="text">
      <style:text-properties fo:background-color="#ffffff" fo:color="#252525"/>
    </style:style>
    <style:style style:name="T14_77" style:family="text">
      <style:text-properties fo:background-color="#ffffff" fo:color="#252525"/>
    </style:style>
    <style:style style:name="T14_78" style:family="text">
      <style:text-properties fo:background-color="#ffffff" fo:color="#252525"/>
    </style:style>
    <style:style style:name="T14_79" style:family="text">
      <style:text-properties fo:background-color="#ffffff" fo:color="#252525"/>
    </style:style>
    <style:style style:name="T14_80" style:family="text">
      <style:text-properties fo:background-color="#ffffff" fo:color="#252525"/>
    </style:style>
    <style:style style:name="T14_81" style:family="text">
      <style:text-properties fo:background-color="#ffffff" fo:color="#252525"/>
    </style:style>
    <style:style style:name="T14_82" style:family="text">
      <style:text-properties fo:background-color="#ffffff" fo:color="#252525"/>
    </style:style>
    <style:style style:name="T14_83" style:family="text">
      <style:text-properties fo:background-color="#ffffff" fo:color="#252525"/>
    </style:style>
    <style:style style:name="T14_84" style:family="text">
      <style:text-properties fo:background-color="#ffffff" fo:color="#252525"/>
    </style:style>
    <style:style style:name="T14_85" style:family="text">
      <style:text-properties fo:background-color="#ffffff" fo:color="#252525"/>
    </style:style>
    <style:style style:name="T14_86" style:family="text">
      <style:text-properties fo:background-color="#ffffff" fo:color="#252525"/>
    </style:style>
    <style:style style:name="T14_87" style:family="text">
      <style:text-properties fo:background-color="#ffffff" fo:color="#252525"/>
    </style:style>
    <style:style style:name="T14_88" style:family="text">
      <style:text-properties fo:background-color="#ffffff" fo:color="#252525"/>
    </style:style>
    <style:style style:name="T14_89" style:family="text">
      <style:text-properties fo:background-color="#ffffff" fo:color="#252525"/>
    </style:style>
    <style:style style:name="T14_90" style:family="text">
      <style:text-properties fo:background-color="#ffffff" fo:color="#252525"/>
    </style:style>
    <style:style style:name="T14_91" style:family="text">
      <style:text-properties fo:background-color="#ffffff" fo:color="#252525"/>
    </style:style>
    <style:style style:name="T14_92" style:family="text">
      <style:text-properties fo:background-color="#ffffff" fo:color="#252525"/>
    </style:style>
    <style:style style:name="T14_93" style:family="text">
      <style:text-properties fo:background-color="#ffffff" fo:color="#252525"/>
    </style:style>
    <style:style style:name="T14_94" style:family="text">
      <style:text-properties fo:background-color="#ffffff" fo:color="#252525"/>
    </style:style>
    <style:style style:name="T14_95" style:family="text">
      <style:text-properties fo:background-color="#ffffff" fo:color="#252525"/>
    </style:style>
    <style:style style:name="T14_96" style:family="text">
      <style:text-properties fo:background-color="#ffffff" fo:color="#252525"/>
    </style:style>
    <style:style style:name="T14_97" style:family="text">
      <style:text-properties fo:background-color="#ffffff" fo:color="#252525"/>
    </style:style>
    <style:style style:name="T14_98" style:family="text">
      <style:text-properties fo:background-color="#ffffff" fo:color="#252525"/>
    </style:style>
    <style:style style:name="T14_99" style:family="text">
      <style:text-properties fo:background-color="#ffffff" fo:color="#252525"/>
    </style:style>
    <style:style style:name="T14_100" style:family="text">
      <style:text-properties fo:background-color="#ffffff" fo:color="#252525"/>
    </style:style>
    <style:style style:name="T14_101" style:family="text">
      <style:text-properties fo:background-color="#ffffff" fo:color="#252525"/>
    </style:style>
    <style:style style:name="T14_102" style:family="text">
      <style:text-properties fo:background-color="#ffffff" fo:color="#252525"/>
    </style:style>
    <style:style style:name="T14_103" style:family="text">
      <style:text-properties fo:background-color="#ffffff" fo:color="#252525"/>
    </style:style>
    <style:style style:name="T14_104" style:family="text">
      <style:text-properties fo:background-color="#ffffff" fo:color="#252525"/>
    </style:style>
    <style:style style:name="T14_105" style:family="text">
      <style:text-properties fo:background-color="#ffffff" fo:color="#252525"/>
    </style:style>
    <style:style style:name="T14_106" style:family="text">
      <style:text-properties fo:background-color="#ffffff" fo:color="#252525"/>
    </style:style>
    <style:style style:name="T14_107" style:family="text">
      <style:text-properties fo:background-color="#ffffff" fo:color="#252525"/>
    </style:style>
    <style:style style:name="T14_108" style:family="text">
      <style:text-properties fo:background-color="#ffffff" fo:color="#252525"/>
    </style:style>
    <style:style style:name="T14_109" style:family="text">
      <style:text-properties fo:background-color="#ffffff" fo:color="#252525"/>
    </style:style>
    <style:style style:name="T14_110" style:family="text">
      <style:text-properties fo:background-color="#ffffff" fo:color="#252525"/>
    </style:style>
    <style:style style:name="T14_111" style:family="text">
      <style:text-properties fo:background-color="#ffffff" fo:color="#252525"/>
    </style:style>
    <style:style style:name="T14_112" style:family="text">
      <style:text-properties fo:background-color="#ffffff" fo:color="#252525"/>
    </style:style>
    <style:style style:name="T14_113" style:family="text">
      <style:text-properties fo:background-color="#ffffff" fo:color="#252525"/>
    </style:style>
    <style:style style:name="T14_114" style:family="text">
      <style:text-properties fo:background-color="#ffffff" fo:color="#252525"/>
    </style:style>
    <style:style style:name="T14_115" style:family="text">
      <style:text-properties fo:background-color="#ffffff" fo:color="#252525"/>
    </style:style>
    <style:style style:name="T14_116" style:family="text">
      <style:text-properties fo:background-color="#ffffff" fo:color="#252525"/>
    </style:style>
    <style:style style:name="T14_117" style:family="text">
      <style:text-properties fo:background-color="#ffffff" fo:color="#252525"/>
    </style:style>
    <style:style style:name="T14_118" style:family="text">
      <style:text-properties fo:background-color="#ffffff" fo:color="#252525"/>
    </style:style>
    <style:style style:name="T14_119" style:family="text">
      <style:text-properties fo:background-color="#ffffff" fo:color="#252525"/>
    </style:style>
    <style:style style:name="T14_120" style:family="text">
      <style:text-properties fo:background-color="#ffffff" fo:color="#252525"/>
    </style:style>
    <style:style style:name="T14_121" style:family="text">
      <style:text-properties fo:background-color="#ffffff" fo:color="#252525"/>
    </style:style>
    <style:style style:name="T14_122" style:family="text">
      <style:text-properties fo:background-color="#ffffff" fo:color="#252525"/>
    </style:style>
    <style:style style:name="T14_123" style:family="text">
      <style:text-properties fo:background-color="#ffffff" fo:color="#252525"/>
    </style:style>
    <style:style style:name="T14_124" style:family="text">
      <style:text-properties fo:background-color="#ffffff" fo:color="#252525"/>
    </style:style>
    <style:style style:name="T14_125" style:family="text">
      <style:text-properties fo:background-color="#ffffff" fo:color="#252525"/>
    </style:style>
    <style:style style:name="T14_126" style:family="text">
      <style:text-properties fo:background-color="#ffffff" fo:color="#252525"/>
    </style:style>
    <style:style style:name="T14_127" style:family="text">
      <style:text-properties fo:background-color="#ffffff" fo:color="#252525"/>
    </style:style>
    <style:style style:name="T14_128" style:family="text">
      <style:text-properties fo:background-color="#ffffff" fo:color="#252525"/>
    </style:style>
    <style:style style:name="T14_129" style:family="text">
      <style:text-properties fo:background-color="#ffffff" fo:color="#252525"/>
    </style:style>
    <style:style style:name="T14_130" style:family="text">
      <style:text-properties fo:background-color="#ffffff" fo:color="#252525"/>
    </style:style>
    <style:style style:name="T14_131" style:family="text">
      <style:text-properties fo:background-color="#ffffff" fo:color="#252525"/>
    </style:style>
    <style:style style:name="T14_132" style:family="text">
      <style:text-properties fo:background-color="#ffffff" fo:color="#252525"/>
    </style:style>
    <style:style style:name="T14_133" style:family="text">
      <style:text-properties fo:background-color="#ffffff" fo:color="#252525"/>
    </style:style>
    <style:style style:name="T14_134" style:family="text">
      <style:text-properties fo:background-color="#ffffff" fo:color="#252525"/>
    </style:style>
    <style:style style:name="T14_135" style:family="text">
      <style:text-properties fo:background-color="#ffffff" fo:color="#252525"/>
    </style:style>
    <style:style style:name="T14_136" style:family="text">
      <style:text-properties fo:background-color="#ffffff" fo:color="#252525"/>
    </style:style>
    <style:style style:name="T14_137" style:family="text">
      <style:text-properties fo:background-color="#ffffff" fo:color="#252525"/>
    </style:style>
    <style:style style:name="T14_138" style:family="text">
      <style:text-properties fo:background-color="#ffffff" fo:color="#252525"/>
    </style:style>
    <style:style style:name="T14_139" style:family="text">
      <style:text-properties fo:background-color="#ffffff" fo:color="#252525"/>
    </style:style>
    <style:style style:name="T14_140" style:family="text">
      <style:text-properties fo:background-color="#ffffff" fo:color="#252525"/>
    </style:style>
    <style:style style:name="T14_141" style:family="text">
      <style:text-properties fo:background-color="#ffffff" fo:color="#252525"/>
    </style:style>
    <style:style style:name="T14_142" style:family="text">
      <style:text-properties fo:background-color="#ffffff" fo:color="#252525"/>
    </style:style>
    <style:style style:name="T14_143" style:family="text">
      <style:text-properties fo:background-color="#ffffff" fo:color="#252525"/>
    </style:style>
    <style:style style:name="T14_144" style:family="text">
      <style:text-properties fo:background-color="#ffffff" fo:color="#252525"/>
    </style:style>
    <style:style style:name="T14_145" style:family="text">
      <style:text-properties fo:background-color="#ffffff" fo:color="#252525"/>
    </style:style>
    <style:style style:name="T14_146" style:family="text">
      <style:text-properties fo:background-color="#ffffff" fo:color="#252525"/>
    </style:style>
    <style:style style:name="T14_147" style:family="text">
      <style:text-properties fo:background-color="#ffffff" fo:color="#252525"/>
    </style:style>
    <style:style style:name="T14_148" style:family="text">
      <style:text-properties fo:background-color="#ffffff" fo:color="#252525"/>
    </style:style>
    <style:style style:name="T14_149" style:family="text">
      <style:text-properties fo:background-color="#ffffff" fo:color="#252525"/>
    </style:style>
    <style:style style:name="T14_150" style:family="text">
      <style:text-properties fo:background-color="#ffffff" fo:color="#252525"/>
    </style:style>
    <style:style style:name="T14_151" style:family="text">
      <style:text-properties fo:background-color="#ffffff" fo:color="#252525"/>
    </style:style>
    <style:style style:name="T14_152" style:family="text">
      <style:text-properties fo:background-color="#ffffff" fo:color="#252525"/>
    </style:style>
    <style:style style:name="T14_153" style:family="text">
      <style:text-properties fo:background-color="#ffffff" fo:color="#252525"/>
    </style:style>
    <style:style style:name="T14_154" style:family="text">
      <style:text-properties fo:background-color="#ffffff" fo:color="#252525"/>
    </style:style>
    <style:style style:name="T14_155" style:family="text">
      <style:text-properties fo:background-color="#ffffff" fo:color="#252525"/>
    </style:style>
    <style:style style:name="T14_156" style:family="text">
      <style:text-properties fo:background-color="#ffffff" fo:color="#252525"/>
    </style:style>
    <style:style style:name="T14_157" style:family="text">
      <style:text-properties fo:background-color="#ffffff" fo:color="#252525"/>
    </style:style>
    <style:style style:name="T14_158" style:family="text">
      <style:text-properties fo:background-color="#ffffff" fo:color="#252525"/>
    </style:style>
    <style:style style:name="T14_159" style:family="text">
      <style:text-properties fo:background-color="#ffffff" fo:color="#252525"/>
    </style:style>
    <style:style style:name="T14_160" style:family="text">
      <style:text-properties fo:background-color="#ffffff" fo:color="#252525"/>
    </style:style>
    <style:style style:name="T14_161" style:family="text">
      <style:text-properties fo:background-color="#ffffff" fo:color="#252525"/>
    </style:style>
    <style:style style:name="T14_162" style:family="text">
      <style:text-properties fo:background-color="#ffffff" fo:color="#252525"/>
    </style:style>
    <style:style style:name="T14_163" style:family="text">
      <style:text-properties fo:background-color="#ffffff" fo:color="#252525"/>
    </style:style>
    <style:style style:name="T14_164" style:family="text">
      <style:text-properties fo:background-color="#ffffff" fo:color="#252525"/>
    </style:style>
    <style:style style:name="T14_165" style:family="text">
      <style:text-properties fo:background-color="#ffffff" fo:color="#252525"/>
    </style:style>
    <style:style style:name="T14_166" style:family="text">
      <style:text-properties fo:background-color="#ffffff" fo:color="#252525"/>
    </style:style>
    <style:style style:name="T14_167" style:family="text">
      <style:text-properties fo:background-color="#ffffff" fo:color="#252525"/>
    </style:style>
    <style:style style:name="T14_168" style:family="text">
      <style:text-properties fo:background-color="#ffffff" fo:color="#252525"/>
    </style:style>
    <style:style style:name="T14_169" style:family="text">
      <style:text-properties fo:background-color="#ffffff" fo:color="#252525"/>
    </style:style>
    <style:style style:name="T14_170" style:family="text">
      <style:text-properties fo:background-color="#ffffff" fo:color="#252525"/>
    </style:style>
    <style:style style:name="T14_171" style:family="text">
      <style:text-properties fo:background-color="#ffffff" fo:color="#252525"/>
    </style:style>
    <style:style style:name="T14_172" style:family="text">
      <style:text-properties fo:background-color="#ffffff" fo:color="#252525"/>
    </style:style>
    <style:style style:name="T14_173" style:family="text">
      <style:text-properties fo:background-color="#ffffff" fo:color="#252525"/>
    </style:style>
    <style:style style:name="T14_174" style:family="text">
      <style:text-properties fo:background-color="#ffffff" fo:color="#252525"/>
    </style:style>
    <style:style style:name="T14_175" style:family="text">
      <style:text-properties fo:background-color="#ffffff" fo:color="#252525"/>
    </style:style>
    <style:style style:name="T14_176" style:family="text">
      <style:text-properties fo:background-color="#ffffff" fo:color="#252525"/>
    </style:style>
    <style:style style:name="T14_177" style:family="text">
      <style:text-properties fo:background-color="#ffffff" fo:color="#252525"/>
    </style:style>
    <style:style style:name="T14_178" style:family="text">
      <style:text-properties fo:background-color="#ffffff" fo:color="#252525"/>
    </style:style>
    <style:style style:name="T14_179" style:family="text">
      <style:text-properties fo:background-color="#ffffff" fo:color="#252525"/>
    </style:style>
    <style:style style:name="T14_180" style:family="text">
      <style:text-properties fo:background-color="#ffffff" fo:color="#252525"/>
    </style:style>
    <style:style style:name="T14_181" style:family="text">
      <style:text-properties fo:background-color="#ffffff" fo:color="#252525"/>
    </style:style>
    <style:style style:name="T14_182" style:family="text">
      <style:text-properties fo:background-color="#ffffff" fo:color="#252525"/>
    </style:style>
    <style:style style:name="T14_183" style:family="text">
      <style:text-properties fo:background-color="#ffffff" fo:color="#252525"/>
    </style:style>
    <style:style style:name="T14_184" style:family="text">
      <style:text-properties fo:background-color="#ffffff" fo:color="#252525"/>
    </style:style>
    <style:style style:name="T14_185" style:family="text">
      <style:text-properties fo:background-color="#ffffff" fo:color="#252525"/>
    </style:style>
    <style:style style:name="T14_186" style:family="text">
      <style:text-properties fo:background-color="#ffffff" fo:color="#252525"/>
    </style:style>
    <style:style style:name="T14_187" style:family="text">
      <style:text-properties fo:background-color="#ffffff" fo:color="#252525"/>
    </style:style>
    <style:style style:name="T14_188" style:family="text">
      <style:text-properties fo:background-color="#ffffff" fo:color="#252525"/>
    </style:style>
    <style:style style:name="T14_189" style:family="text">
      <style:text-properties fo:background-color="#ffffff" fo:color="#252525"/>
    </style:style>
    <style:style style:name="T14_190" style:family="text">
      <style:text-properties fo:background-color="#ffffff" fo:color="#252525"/>
    </style:style>
    <style:style style:name="T14_191" style:family="text">
      <style:text-properties fo:background-color="#ffffff" fo:color="#252525"/>
    </style:style>
    <style:style style:name="T14_192" style:family="text">
      <style:text-properties fo:background-color="#ffffff" fo:color="#252525"/>
    </style:style>
    <style:style style:name="T14_193" style:family="text">
      <style:text-properties fo:background-color="#ffffff" fo:color="#252525"/>
    </style:style>
    <style:style style:name="T14_194" style:family="text">
      <style:text-properties fo:background-color="#ffffff" fo:color="#252525"/>
    </style:style>
    <style:style style:name="T14_195" style:family="text">
      <style:text-properties fo:background-color="#ffffff" fo:color="#252525"/>
    </style:style>
    <style:style style:name="T14_196" style:family="text">
      <style:text-properties fo:background-color="#ffffff" fo:color="#252525"/>
    </style:style>
    <style:style style:name="T14_197" style:family="text">
      <style:text-properties fo:background-color="#ffffff" fo:color="#252525"/>
    </style:style>
    <style:style style:name="T14_198" style:family="text">
      <style:text-properties fo:background-color="#ffffff" fo:color="#252525"/>
    </style:style>
    <style:style style:name="T14_199" style:family="text">
      <style:text-properties fo:background-color="#ffffff" fo:color="#252525"/>
    </style:style>
    <style:style style:name="T14_200" style:family="text">
      <style:text-properties fo:background-color="#ffffff" fo:color="#252525"/>
    </style:style>
    <style:style style:name="T14_201" style:family="text">
      <style:text-properties fo:background-color="#ffffff" fo:color="#252525"/>
    </style:style>
    <style:style style:name="T14_202" style:family="text">
      <style:text-properties fo:background-color="#ffffff" fo:color="#252525"/>
    </style:style>
    <style:style style:name="T14_203" style:family="text">
      <style:text-properties fo:background-color="#ffffff" fo:color="#252525"/>
    </style:style>
    <style:style style:name="T14_204" style:family="text">
      <style:text-properties fo:background-color="#ffffff" fo:color="#252525"/>
    </style:style>
    <style:style style:name="T14_205" style:family="text">
      <style:text-properties fo:background-color="#ffffff" fo:color="#252525"/>
    </style:style>
    <style:style style:name="T14_206" style:family="text">
      <style:text-properties fo:background-color="#ffffff" fo:color="#252525"/>
    </style:style>
    <style:style style:name="T14_207" style:family="text">
      <style:text-properties fo:background-color="#ffffff" fo:color="#252525"/>
    </style:style>
    <style:style style:name="T14_208" style:family="text">
      <style:text-properties fo:background-color="#ffffff" fo:color="#252525"/>
    </style:style>
    <style:style style:name="T14_209" style:family="text">
      <style:text-properties fo:background-color="#ffffff" fo:color="#252525"/>
    </style:style>
    <style:style style:name="T14_210" style:family="text">
      <style:text-properties fo:background-color="#ffffff" fo:color="#252525"/>
    </style:style>
    <style:style style:name="T14_211" style:family="text">
      <style:text-properties fo:background-color="#ffffff" fo:color="#252525"/>
    </style:style>
    <style:style style:name="T14_212" style:family="text">
      <style:text-properties fo:background-color="#ffffff" fo:color="#252525"/>
    </style:style>
    <style:style style:name="T14_213" style:family="text">
      <style:text-properties fo:background-color="#ffffff" fo:color="#252525"/>
    </style:style>
    <style:style style:name="T14_214" style:family="text">
      <style:text-properties fo:background-color="#ffffff" fo:color="#252525"/>
    </style:style>
    <style:style style:name="T14_215" style:family="text">
      <style:text-properties fo:background-color="#ffffff" fo:color="#252525"/>
    </style:style>
    <style:style style:name="T14_216" style:family="text">
      <style:text-properties fo:background-color="#ffffff" fo:color="#252525"/>
    </style:style>
    <style:style style:name="T14_217" style:family="text">
      <style:text-properties fo:background-color="#ffffff" fo:color="#252525"/>
    </style:style>
    <style:style style:name="T14_218" style:family="text">
      <style:text-properties fo:background-color="#ffffff" fo:color="#252525"/>
    </style:style>
    <style:style style:name="T14_219" style:family="text">
      <style:text-properties fo:background-color="#ffffff" fo:color="#252525"/>
    </style:style>
    <style:style style:name="T14_220" style:family="text">
      <style:text-properties fo:background-color="#ffffff" fo:color="#252525"/>
    </style:style>
    <style:style style:name="T14_221" style:family="text">
      <style:text-properties fo:background-color="#ffffff" fo:color="#252525"/>
    </style:style>
    <style:style style:name="T14_222" style:family="text">
      <style:text-properties fo:background-color="#ffffff" fo:color="#252525"/>
    </style:style>
    <style:style style:name="T14_223" style:family="text">
      <style:text-properties fo:background-color="#ffffff" fo:color="#252525"/>
    </style:style>
    <style:style style:name="T14_224" style:family="text">
      <style:text-properties fo:background-color="#ffffff" fo:color="#252525"/>
    </style:style>
    <style:style style:name="T14_225" style:family="text">
      <style:text-properties fo:background-color="#ffffff" fo:color="#252525"/>
    </style:style>
    <style:style style:name="T14_226" style:family="text">
      <style:text-properties fo:background-color="#ffffff" fo:color="#252525"/>
    </style:style>
    <style:style style:name="T14_227" style:family="text">
      <style:text-properties fo:background-color="#ffffff" fo:color="#252525"/>
    </style:style>
    <style:style style:name="T14_228" style:family="text">
      <style:text-properties fo:background-color="#ffffff" fo:color="#252525"/>
    </style:style>
    <style:style style:name="T14_229" style:family="text">
      <style:text-properties fo:background-color="#ffffff" fo:color="#252525"/>
    </style:style>
    <style:style style:name="T14_230" style:family="text">
      <style:text-properties fo:background-color="#ffffff" fo:color="#252525"/>
    </style:style>
    <style:style style:name="T14_231" style:family="text">
      <style:text-properties fo:background-color="#ffffff" fo:color="#252525"/>
    </style:style>
    <style:style style:name="T14_232" style:family="text">
      <style:text-properties fo:background-color="#ffffff" fo:color="#252525"/>
    </style:style>
    <style:style style:name="T14_233" style:family="text">
      <style:text-properties fo:background-color="#ffffff" fo:color="#252525"/>
    </style:style>
    <style:style style:name="T14_234" style:family="text">
      <style:text-properties fo:background-color="#ffffff" fo:color="#252525"/>
    </style:style>
    <style:style style:name="T14_235" style:family="text">
      <style:text-properties fo:background-color="#ffffff" fo:color="#252525"/>
    </style:style>
    <style:style style:name="T14_236" style:family="text">
      <style:text-properties fo:background-color="#ffffff" fo:color="#252525"/>
    </style:style>
    <style:style style:name="T14_237" style:family="text">
      <style:text-properties fo:background-color="#ffffff" fo:color="#252525"/>
    </style:style>
    <style:style style:name="T14_238" style:family="text">
      <style:text-properties fo:background-color="#ffffff" fo:color="#252525"/>
    </style:style>
    <style:style style:name="T14_239" style:family="text">
      <style:text-properties fo:background-color="#ffffff" fo:color="#252525"/>
    </style:style>
    <style:style style:name="T14_240" style:family="text">
      <style:text-properties fo:background-color="#ffffff" fo:color="#252525"/>
    </style:style>
    <style:style style:name="T14_241" style:family="text">
      <style:text-properties fo:background-color="#ffffff" fo:color="#252525"/>
    </style:style>
    <style:style style:name="T14_242" style:family="text">
      <style:text-properties fo:background-color="#ffffff" fo:color="#252525"/>
    </style:style>
    <style:style style:name="T14_243" style:family="text">
      <style:text-properties fo:background-color="#ffffff" fo:color="#252525"/>
    </style:style>
    <style:style style:name="T14_244" style:family="text">
      <style:text-properties fo:background-color="#ffffff" fo:color="#252525"/>
    </style:style>
    <style:style style:name="T14_245" style:family="text">
      <style:text-properties fo:background-color="#ffffff" fo:color="#252525"/>
    </style:style>
    <style:style style:name="T14_246" style:family="text">
      <style:text-properties fo:background-color="#ffffff" fo:color="#252525"/>
    </style:style>
    <style:style style:name="T14_247" style:family="text">
      <style:text-properties fo:background-color="#ffffff" fo:color="#252525"/>
    </style:style>
    <style:style style:name="T14_248" style:family="text">
      <style:text-properties fo:background-color="#ffffff" fo:color="#252525"/>
    </style:style>
    <style:style style:name="T14_249" style:family="text">
      <style:text-properties fo:background-color="#ffffff" fo:color="#252525"/>
    </style:style>
    <style:style style:name="T14_250" style:family="text">
      <style:text-properties fo:background-color="#ffffff" fo:color="#252525"/>
    </style:style>
    <style:style style:name="T14_251" style:family="text">
      <style:text-properties fo:background-color="#ffffff" fo:color="#252525"/>
    </style:style>
    <style:style style:name="T14_252" style:family="text">
      <style:text-properties fo:background-color="#ffffff" fo:color="#252525"/>
    </style:style>
    <style:style style:name="T14_253" style:family="text">
      <style:text-properties fo:background-color="#ffffff" fo:color="#252525"/>
    </style:style>
    <style:style style:name="T14_254" style:family="text">
      <style:text-properties fo:background-color="#ffffff" fo:color="#252525"/>
    </style:style>
    <style:style style:name="T14_255" style:family="text">
      <style:text-properties fo:background-color="#ffffff" fo:color="#252525"/>
    </style:style>
    <style:style style:name="T14_256" style:family="text">
      <style:text-properties fo:background-color="#ffffff" fo:color="#252525"/>
    </style:style>
    <style:style style:name="T14_257" style:family="text">
      <style:text-properties fo:background-color="#ffffff" fo:color="#252525"/>
    </style:style>
    <style:style style:name="T14_258" style:family="text">
      <style:text-properties fo:background-color="#ffffff" fo:color="#252525"/>
    </style:style>
    <style:style style:name="T14_259" style:family="text">
      <style:text-properties fo:background-color="#ffffff" fo:color="#252525"/>
    </style:style>
    <style:style style:name="T14_260" style:family="text">
      <style:text-properties fo:background-color="#ffffff" fo:color="#252525"/>
    </style:style>
    <style:style style:name="T14_261" style:family="text">
      <style:text-properties fo:background-color="#ffffff" fo:color="#252525"/>
    </style:style>
    <style:style style:name="T14_262" style:family="text">
      <style:text-properties fo:background-color="#ffffff" fo:color="#252525"/>
    </style:style>
    <style:style style:name="T14_263" style:family="text">
      <style:text-properties fo:background-color="#ffffff" fo:color="#252525"/>
    </style:style>
    <style:style style:name="T14_264" style:family="text">
      <style:text-properties fo:background-color="#ffffff" fo:color="#252525"/>
    </style:style>
    <style:style style:name="T14_265" style:family="text">
      <style:text-properties fo:background-color="#ffffff" fo:color="#252525"/>
    </style:style>
    <style:style style:name="T14_266" style:family="text">
      <style:text-properties fo:background-color="#ffffff" fo:color="#252525"/>
    </style:style>
    <style:style style:name="T14_267" style:family="text">
      <style:text-properties fo:background-color="#ffffff" fo:color="#252525"/>
    </style:style>
    <style:style style:name="T14_268" style:family="text">
      <style:text-properties fo:background-color="#ffffff" fo:color="#252525"/>
    </style:style>
    <style:style style:name="T14_269" style:family="text">
      <style:text-properties fo:background-color="#ffffff" fo:color="#252525"/>
    </style:style>
    <style:style style:name="T14_270" style:family="text">
      <style:text-properties fo:background-color="#ffffff" fo:color="#252525"/>
    </style:style>
    <style:style style:name="T14_271" style:family="text">
      <style:text-properties fo:background-color="#ffffff" fo:color="#252525"/>
    </style:style>
    <style:style style:name="T14_272" style:family="text">
      <style:text-properties fo:background-color="#ffffff" fo:color="#252525"/>
    </style:style>
    <style:style style:name="T14_273" style:family="text">
      <style:text-properties fo:background-color="#ffffff" fo:color="#252525"/>
    </style:style>
    <style:style style:name="T14_274" style:family="text">
      <style:text-properties fo:background-color="#ffffff" fo:color="#252525"/>
    </style:style>
    <style:style style:name="T14_275" style:family="text">
      <style:text-properties fo:background-color="#ffffff" fo:color="#252525"/>
    </style:style>
    <style:style style:name="T14_276" style:family="text">
      <style:text-properties fo:background-color="#ffffff" fo:color="#252525"/>
    </style:style>
    <style:style style:name="T14_277" style:family="text">
      <style:text-properties fo:background-color="#ffffff" fo:color="#252525"/>
    </style:style>
    <style:style style:name="T14_278" style:family="text">
      <style:text-properties fo:background-color="#ffffff" fo:color="#252525"/>
    </style:style>
    <style:style style:name="T14_279" style:family="text">
      <style:text-properties fo:background-color="#ffffff" fo:color="#252525"/>
    </style:style>
    <style:style style:name="T14_280" style:family="text">
      <style:text-properties fo:background-color="#ffffff" fo:color="#252525"/>
    </style:style>
    <style:style style:name="T14_281" style:family="text">
      <style:text-properties fo:background-color="#ffffff" fo:color="#252525"/>
    </style:style>
    <style:style style:name="T14_282" style:family="text">
      <style:text-properties fo:background-color="#ffffff" fo:color="#252525"/>
    </style:style>
    <style:style style:name="T14_283" style:family="text">
      <style:text-properties fo:background-color="#ffffff" fo:color="#252525"/>
    </style:style>
    <style:style style:name="T14_284" style:family="text">
      <style:text-properties fo:background-color="#ffffff" fo:color="#252525"/>
    </style:style>
    <style:style style:name="T14_285" style:family="text">
      <style:text-properties fo:background-color="#ffffff" fo:color="#252525"/>
    </style:style>
    <style:style style:name="T14_286" style:family="text">
      <style:text-properties fo:background-color="#ffffff" fo:color="#252525"/>
    </style:style>
    <style:style style:name="T14_287" style:family="text">
      <style:text-properties fo:background-color="#ffffff" fo:color="#252525"/>
    </style:style>
    <style:style style:name="T14_288" style:family="text">
      <style:text-properties fo:background-color="#ffffff" fo:color="#252525"/>
    </style:style>
    <style:style style:name="T14_289" style:family="text">
      <style:text-properties fo:background-color="#ffffff" fo:color="#252525"/>
    </style:style>
    <style:style style:name="T14_290" style:family="text">
      <style:text-properties fo:background-color="#ffffff" fo:color="#252525"/>
    </style:style>
    <style:style style:name="T14_291" style:family="text">
      <style:text-properties fo:background-color="#ffffff" fo:color="#252525"/>
    </style:style>
    <style:style style:name="T14_292" style:family="text">
      <style:text-properties fo:background-color="#ffffff" fo:color="#252525"/>
    </style:style>
    <style:style style:name="T14_293" style:family="text">
      <style:text-properties fo:background-color="#ffffff" fo:color="#252525"/>
    </style:style>
    <style:style style:name="T14_294" style:family="text">
      <style:text-properties fo:background-color="#ffffff" fo:color="#252525"/>
    </style:style>
    <style:style style:name="T14_295" style:family="text">
      <style:text-properties fo:background-color="#ffffff" fo:color="#252525"/>
    </style:style>
    <style:style style:name="T14_296" style:family="text">
      <style:text-properties fo:background-color="#ffffff" fo:color="#252525"/>
    </style:style>
    <style:style style:name="T14_297" style:family="text">
      <style:text-properties fo:background-color="#ffffff" fo:color="#252525"/>
    </style:style>
    <style:style style:name="T14_298" style:family="text">
      <style:text-properties fo:background-color="#ffffff" fo:color="#252525"/>
    </style:style>
    <style:style style:name="T14_299" style:family="text">
      <style:text-properties fo:background-color="#ffffff" fo:color="#252525"/>
    </style:style>
    <style:style style:name="T14_300" style:family="text">
      <style:text-properties fo:background-color="#ffffff" fo:color="#252525"/>
    </style:style>
    <style:style style:name="T14_301" style:family="text">
      <style:text-properties fo:background-color="#ffffff" fo:color="#252525"/>
    </style:style>
    <style:style style:name="T14_302" style:family="text">
      <style:text-properties fo:background-color="#ffffff" fo:color="#252525"/>
    </style:style>
    <style:style style:name="T14_303" style:family="text">
      <style:text-properties fo:background-color="#ffffff" fo:color="#252525"/>
    </style:style>
    <style:style style:name="T14_304" style:family="text">
      <style:text-properties fo:background-color="#ffffff" fo:color="#252525"/>
    </style:style>
    <style:style style:name="T14_305" style:family="text">
      <style:text-properties fo:background-color="#ffffff" fo:color="#252525"/>
    </style:style>
    <style:style style:name="T14_306" style:family="text">
      <style:text-properties fo:background-color="#ffffff" fo:color="#252525"/>
    </style:style>
    <style:style style:name="T14_307" style:family="text">
      <style:text-properties fo:background-color="#ffffff" fo:color="#252525"/>
    </style:style>
    <style:style style:name="T14_308" style:family="text">
      <style:text-properties fo:background-color="#ffffff" fo:color="#252525"/>
    </style:style>
    <style:style style:name="T14_309" style:family="text">
      <style:text-properties fo:background-color="#ffffff" fo:color="#252525"/>
    </style:style>
    <style:style style:name="T14_310" style:family="text">
      <style:text-properties fo:background-color="#ffffff" fo:color="#252525"/>
    </style:style>
    <style:style style:name="T14_311" style:family="text">
      <style:text-properties fo:background-color="#ffffff" fo:color="#252525"/>
    </style:style>
    <style:style style:name="T14_312" style:family="text">
      <style:text-properties fo:background-color="#ffffff" fo:color="#252525"/>
    </style:style>
    <style:style style:name="T14_313" style:family="text">
      <style:text-properties fo:background-color="#ffffff" fo:color="#252525"/>
    </style:style>
    <style:style style:name="T14_314" style:family="text">
      <style:text-properties fo:background-color="#ffffff" fo:color="#252525"/>
    </style:style>
    <style:style style:name="T14_315" style:family="text">
      <style:text-properties fo:background-color="#ffffff" fo:color="#252525"/>
    </style:style>
    <style:style style:name="T14_316" style:family="text">
      <style:text-properties fo:background-color="#ffffff" fo:color="#252525"/>
    </style:style>
    <style:style style:name="T14_317" style:family="text">
      <style:text-properties fo:background-color="#ffffff" fo:color="#252525"/>
    </style:style>
    <style:style style:name="T14_318" style:family="text">
      <style:text-properties fo:background-color="#ffffff" fo:color="#252525"/>
    </style:style>
    <style:style style:name="T14_319" style:family="text">
      <style:text-properties fo:background-color="#ffffff" fo:color="#252525"/>
    </style:style>
    <style:style style:name="T14_320" style:family="text">
      <style:text-properties fo:background-color="#ffffff" fo:color="#252525"/>
    </style:style>
    <style:style style:name="T14_321" style:family="text">
      <style:text-properties fo:background-color="#ffffff" fo:color="#252525"/>
    </style:style>
    <style:style style:name="T14_322" style:family="text">
      <style:text-properties fo:background-color="#ffffff" fo:color="#252525"/>
    </style:style>
    <style:style style:name="T14_323" style:family="text">
      <style:text-properties fo:background-color="#ffffff" fo:color="#252525"/>
    </style:style>
    <style:style style:name="T14_324" style:family="text">
      <style:text-properties fo:background-color="#ffffff" fo:color="#252525"/>
    </style:style>
    <style:style style:name="T14_325" style:family="text">
      <style:text-properties fo:background-color="#ffffff" fo:color="#252525"/>
    </style:style>
    <style:style style:name="T14_326" style:family="text">
      <style:text-properties fo:background-color="#ffffff" fo:color="#252525"/>
    </style:style>
    <style:style style:name="T14_327" style:family="text">
      <style:text-properties fo:background-color="#ffffff" fo:color="#252525"/>
    </style:style>
    <style:style style:name="T14_328" style:family="text">
      <style:text-properties fo:background-color="#ffffff" fo:color="#252525"/>
    </style:style>
    <style:style style:name="T14_329" style:family="text">
      <style:text-properties fo:background-color="#ffffff" fo:color="#252525"/>
    </style:style>
    <style:style style:name="T14_330" style:family="text">
      <style:text-properties fo:background-color="#ffffff" fo:color="#252525"/>
    </style:style>
    <style:style style:name="T14_331" style:family="text">
      <style:text-properties fo:background-color="#ffffff" fo:color="#252525"/>
    </style:style>
    <style:style style:name="T14_332" style:family="text">
      <style:text-properties fo:background-color="#ffffff" fo:color="#252525"/>
    </style:style>
    <style:style style:name="T14_333" style:family="text">
      <style:text-properties fo:background-color="#ffffff" fo:color="#252525"/>
    </style:style>
    <style:style style:name="T14_334" style:family="text">
      <style:text-properties fo:background-color="#ffffff" fo:color="#252525"/>
    </style:style>
    <style:style style:name="T14_335" style:family="text">
      <style:text-properties fo:background-color="#ffffff" fo:color="#252525"/>
    </style:style>
    <style:style style:name="T14_336" style:family="text">
      <style:text-properties fo:background-color="#ffffff" fo:color="#252525"/>
    </style:style>
    <style:style style:name="T14_337" style:family="text">
      <style:text-properties fo:background-color="#ffffff" fo:color="#252525"/>
    </style:style>
    <style:style style:name="T14_338" style:family="text">
      <style:text-properties fo:background-color="#ffffff" fo:color="#252525"/>
    </style:style>
    <style:style style:name="T14_339" style:family="text">
      <style:text-properties fo:background-color="#ffffff" fo:color="#252525"/>
    </style:style>
    <style:style style:name="T14_340" style:family="text">
      <style:text-properties fo:background-color="#ffffff" fo:color="#252525"/>
    </style:style>
    <style:style style:name="T14_341" style:family="text">
      <style:text-properties fo:background-color="#ffffff" fo:color="#252525"/>
    </style:style>
    <style:style style:name="T14_342" style:family="text">
      <style:text-properties fo:background-color="#ffffff" fo:color="#252525"/>
    </style:style>
    <style:style style:name="T14_343" style:family="text">
      <style:text-properties fo:background-color="#ffffff" fo:color="#252525"/>
    </style:style>
    <style:style style:name="T14_344" style:family="text">
      <style:text-properties fo:background-color="#ffffff" fo:color="#252525"/>
    </style:style>
    <style:style style:name="T14_345" style:family="text">
      <style:text-properties fo:background-color="#ffffff" fo:color="#252525"/>
    </style:style>
    <style:style style:name="T14_346" style:family="text">
      <style:text-properties fo:background-color="#ffffff" fo:color="#252525"/>
    </style:style>
    <style:style style:name="T14_347" style:family="text">
      <style:text-properties fo:background-color="#ffffff" fo:color="#252525"/>
    </style:style>
    <style:style style:name="T14_348" style:family="text">
      <style:text-properties fo:background-color="#ffffff" fo:color="#252525"/>
    </style:style>
    <style:style style:name="T14_349" style:family="text">
      <style:text-properties fo:background-color="#ffffff" fo:color="#252525"/>
    </style:style>
    <style:style style:name="T14_350" style:family="text">
      <style:text-properties fo:background-color="#ffffff" fo:color="#252525"/>
    </style:style>
    <style:style style:name="T14_351" style:family="text">
      <style:text-properties fo:background-color="#ffffff" fo:color="#252525"/>
    </style:style>
    <style:style style:name="T14_352" style:family="text">
      <style:text-properties fo:background-color="#ffffff" fo:color="#252525"/>
    </style:style>
    <style:style style:name="T14_353" style:family="text">
      <style:text-properties fo:background-color="#ffffff" fo:color="#252525"/>
    </style:style>
    <style:style style:name="T14_354" style:family="text">
      <style:text-properties fo:background-color="#ffffff" fo:color="#252525"/>
    </style:style>
    <style:style style:name="T14_355" style:family="text">
      <style:text-properties fo:background-color="#ffffff" fo:color="#252525"/>
    </style:style>
    <style:style style:name="T14_356" style:family="text">
      <style:text-properties fo:background-color="#ffffff" fo:color="#252525"/>
    </style:style>
    <style:style style:name="T14_357" style:family="text">
      <style:text-properties fo:background-color="#ffffff" fo:color="#252525"/>
    </style:style>
    <style:style style:name="T14_358" style:family="text">
      <style:text-properties fo:background-color="#ffffff" fo:color="#252525"/>
    </style:style>
    <style:style style:name="T14_359" style:family="text">
      <style:text-properties fo:background-color="#ffffff" fo:color="#252525"/>
    </style:style>
    <style:style style:name="T14_360" style:family="text">
      <style:text-properties fo:background-color="#ffffff" fo:color="#252525"/>
    </style:style>
    <style:style style:name="T14_361" style:family="text">
      <style:text-properties fo:background-color="#ffffff" fo:color="#252525"/>
    </style:style>
    <style:style style:name="T14_362" style:family="text">
      <style:text-properties fo:background-color="#ffffff" fo:color="#252525"/>
    </style:style>
    <style:style style:name="T14_363" style:family="text">
      <style:text-properties fo:background-color="#ffffff" fo:color="#252525"/>
    </style:style>
    <style:style style:name="T14_364" style:family="text">
      <style:text-properties fo:background-color="#ffffff" fo:color="#252525"/>
    </style:style>
    <style:style style:name="T14_365" style:family="text">
      <style:text-properties fo:background-color="#ffffff" fo:color="#252525"/>
    </style:style>
    <style:style style:name="T14_366" style:family="text">
      <style:text-properties fo:background-color="#ffffff" fo:color="#252525"/>
    </style:style>
    <style:style style:name="T14_367" style:family="text">
      <style:text-properties fo:background-color="#ffffff" fo:color="#252525"/>
    </style:style>
    <style:style style:name="T14_368" style:family="text">
      <style:text-properties fo:background-color="#ffffff" fo:color="#252525"/>
    </style:style>
    <style:style style:name="T14_369" style:family="text">
      <style:text-properties fo:background-color="#ffffff" fo:color="#252525"/>
    </style:style>
    <style:style style:name="T14_370" style:family="text">
      <style:text-properties fo:background-color="#ffffff" fo:color="#252525"/>
    </style:style>
    <style:style style:name="T14_371" style:family="text">
      <style:text-properties fo:background-color="#ffffff" fo:color="#252525"/>
    </style:style>
    <style:style style:name="T14_372" style:family="text">
      <style:text-properties fo:background-color="#ffffff" fo:color="#252525"/>
    </style:style>
    <style:style style:name="T14_373" style:family="text">
      <style:text-properties fo:background-color="#ffffff" fo:color="#252525"/>
    </style:style>
    <style:style style:name="T14_374" style:family="text">
      <style:text-properties fo:background-color="#ffffff" fo:color="#252525"/>
    </style:style>
    <style:style style:name="T14_375" style:family="text">
      <style:text-properties fo:background-color="#ffffff" fo:color="#252525"/>
    </style:style>
    <style:style style:name="T14_376" style:family="text">
      <style:text-properties fo:background-color="#ffffff" fo:color="#252525"/>
    </style:style>
    <style:style style:name="T14_377" style:family="text">
      <style:text-properties fo:background-color="#ffffff" fo:color="#252525"/>
    </style:style>
    <style:style style:name="T14_378" style:family="text">
      <style:text-properties fo:background-color="#ffffff" fo:color="#252525"/>
    </style:style>
    <style:style style:name="T14_379" style:family="text">
      <style:text-properties fo:background-color="#ffffff" fo:color="#252525"/>
    </style:style>
    <style:style style:name="T14_380" style:family="text">
      <style:text-properties fo:background-color="#ffffff" fo:color="#252525"/>
    </style:style>
    <style:style style:name="T14_381" style:family="text">
      <style:text-properties fo:background-color="#ffffff" fo:color="#252525"/>
    </style:style>
    <style:style style:name="T14_382" style:family="text">
      <style:text-properties fo:background-color="#ffffff" fo:color="#252525"/>
    </style:style>
    <style:style style:name="T14_383" style:family="text">
      <style:text-properties fo:background-color="#ffffff" fo:color="#252525"/>
    </style:style>
    <style:style style:name="T14_384" style:family="text">
      <style:text-properties fo:background-color="#ffffff" fo:color="#252525"/>
    </style:style>
    <style:style style:name="T14_385" style:family="text">
      <style:text-properties fo:background-color="#ffffff" fo:color="#252525"/>
    </style:style>
    <style:style style:name="T14_386" style:family="text">
      <style:text-properties fo:background-color="#ffffff" fo:color="#252525"/>
    </style:style>
    <style:style style:name="T14_387" style:family="text">
      <style:text-properties fo:background-color="#ffffff" fo:color="#252525"/>
    </style:style>
    <style:style style:name="T14_388" style:family="text">
      <style:text-properties fo:background-color="#ffffff" fo:color="#252525"/>
    </style:style>
    <style:style style:name="T14_389" style:family="text">
      <style:text-properties fo:background-color="#ffffff" fo:color="#252525"/>
    </style:style>
    <style:style style:name="T14_390" style:family="text">
      <style:text-properties fo:background-color="#ffffff" fo:color="#252525"/>
    </style:style>
    <style:style style:name="T14_391" style:family="text">
      <style:text-properties fo:background-color="#ffffff" fo:color="#252525"/>
    </style:style>
    <style:style style:name="T14_392" style:family="text">
      <style:text-properties fo:background-color="#ffffff" fo:color="#252525"/>
    </style:style>
    <style:style style:name="T14_393" style:family="text">
      <style:text-properties fo:background-color="#ffffff" fo:color="#252525"/>
    </style:style>
    <style:style style:name="T14_394" style:family="text">
      <style:text-properties fo:background-color="#ffffff" fo:color="#252525"/>
    </style:style>
    <style:style style:name="T14_395" style:family="text">
      <style:text-properties fo:background-color="#ffffff" fo:color="#252525"/>
    </style:style>
    <style:style style:name="T14_396" style:family="text">
      <style:text-properties fo:background-color="#ffffff" fo:color="#252525"/>
    </style:style>
    <style:style style:name="T14_397" style:family="text">
      <style:text-properties fo:background-color="#ffffff" fo:color="#252525"/>
    </style:style>
    <style:style style:name="T14_398" style:family="text">
      <style:text-properties fo:background-color="#ffffff" fo:color="#252525"/>
    </style:style>
    <style:style style:name="T14_399" style:family="text">
      <style:text-properties fo:background-color="#ffffff" fo:color="#252525"/>
    </style:style>
    <style:style style:name="T14_400" style:family="text">
      <style:text-properties fo:background-color="#ffffff" fo:color="#252525"/>
    </style:style>
    <style:style style:name="T14_401" style:family="text">
      <style:text-properties fo:background-color="#ffffff" fo:color="#252525"/>
    </style:style>
    <style:style style:name="T14_402" style:family="text">
      <style:text-properties fo:background-color="#ffffff" fo:color="#252525"/>
    </style:style>
    <style:style style:name="T14_403" style:family="text">
      <style:text-properties fo:background-color="#ffffff" fo:color="#252525"/>
    </style:style>
    <style:style style:name="T14_404" style:family="text">
      <style:text-properties fo:background-color="#ffffff" fo:color="#252525"/>
    </style:style>
    <style:style style:name="T14_405" style:family="text">
      <style:text-properties fo:background-color="#ffffff" fo:color="#252525"/>
    </style:style>
    <style:style style:name="T14_406" style:family="text">
      <style:text-properties fo:background-color="#ffffff" fo:color="#252525"/>
    </style:style>
    <style:style style:name="T14_407" style:family="text">
      <style:text-properties fo:background-color="#ffffff" fo:color="#252525"/>
    </style:style>
    <style:style style:name="T14_408" style:family="text">
      <style:text-properties fo:background-color="#ffffff" fo:color="#252525"/>
    </style:style>
    <style:style style:name="T14_409" style:family="text">
      <style:text-properties fo:background-color="#ffffff" fo:color="#252525"/>
    </style:style>
    <style:style style:name="T14_410" style:family="text">
      <style:text-properties fo:background-color="#ffffff" fo:color="#252525"/>
    </style:style>
    <style:style style:name="T14_411" style:family="text">
      <style:text-properties fo:background-color="#ffffff" fo:color="#252525"/>
    </style:style>
    <style:style style:name="T14_412" style:family="text">
      <style:text-properties fo:background-color="#ffffff" fo:color="#252525"/>
    </style:style>
    <style:style style:name="T14_413" style:family="text">
      <style:text-properties fo:background-color="#ffffff" fo:color="#252525"/>
    </style:style>
    <style:style style:name="T14_414" style:family="text">
      <style:text-properties fo:background-color="#ffffff" fo:color="#252525"/>
    </style:style>
    <style:style style:name="T14_415" style:family="text">
      <style:text-properties fo:background-color="#ffffff" fo:color="#252525"/>
    </style:style>
    <style:style style:name="T14_416" style:family="text">
      <style:text-properties fo:background-color="#ffffff" fo:color="#252525"/>
    </style:style>
    <style:style style:name="T14_417" style:family="text">
      <style:text-properties fo:background-color="#ffffff" fo:color="#252525"/>
    </style:style>
    <style:style style:name="T14_418" style:family="text">
      <style:text-properties fo:background-color="#ffffff" fo:color="#252525"/>
    </style:style>
    <style:style style:name="T14_419" style:family="text">
      <style:text-properties fo:background-color="#ffffff" fo:color="#252525"/>
    </style:style>
    <style:style style:name="T14_420" style:family="text">
      <style:text-properties fo:background-color="#ffffff" fo:color="#252525"/>
    </style:style>
    <style:style style:name="T14_421" style:family="text">
      <style:text-properties fo:background-color="#ffffff" fo:color="#252525"/>
    </style:style>
    <style:style style:name="T14_422" style:family="text">
      <style:text-properties fo:background-color="#ffffff" fo:color="#252525"/>
    </style:style>
    <style:style style:name="T14_423" style:family="text">
      <style:text-properties fo:background-color="#ffffff" fo:color="#252525"/>
    </style:style>
    <style:style style:name="T14_424" style:family="text">
      <style:text-properties fo:background-color="#ffffff" fo:color="#252525"/>
    </style:style>
    <style:style style:name="T14_425" style:family="text">
      <style:text-properties fo:background-color="#ffffff" fo:color="#252525"/>
    </style:style>
    <style:style style:name="T14_426" style:family="text">
      <style:text-properties fo:background-color="#ffffff" fo:color="#252525"/>
    </style:style>
    <style:style style:name="T14_427" style:family="text">
      <style:text-properties fo:background-color="#ffffff" fo:color="#252525"/>
    </style:style>
    <style:style style:name="T14_428" style:family="text">
      <style:text-properties fo:background-color="#ffffff" fo:color="#252525"/>
    </style:style>
    <style:style style:name="T14_429" style:family="text">
      <style:text-properties fo:background-color="#ffffff" fo:color="#252525"/>
    </style:style>
    <style:style style:name="T14_430" style:family="text">
      <style:text-properties fo:background-color="#ffffff" fo:color="#252525"/>
    </style:style>
    <style:style style:name="T14_431" style:family="text">
      <style:text-properties fo:background-color="#ffffff" fo:color="#252525"/>
    </style:style>
    <style:style style:name="T14_432" style:family="text">
      <style:text-properties fo:background-color="#ffffff" fo:color="#252525"/>
    </style:style>
    <style:style style:name="T14_433" style:family="text">
      <style:text-properties fo:background-color="#ffffff" fo:color="#252525"/>
    </style:style>
    <style:style style:name="T14_434" style:family="text">
      <style:text-properties fo:background-color="#ffffff" fo:color="#252525"/>
    </style:style>
    <style:style style:name="T14_435" style:family="text">
      <style:text-properties fo:background-color="#ffffff" fo:color="#252525"/>
    </style:style>
    <style:style style:name="T14_436" style:family="text">
      <style:text-properties fo:background-color="#ffffff" fo:color="#252525"/>
    </style:style>
    <style:style style:name="T14_437" style:family="text">
      <style:text-properties fo:background-color="#ffffff" fo:color="#252525"/>
    </style:style>
    <style:style style:name="T14_438" style:family="text">
      <style:text-properties fo:background-color="#ffffff" fo:color="#252525"/>
    </style:style>
    <style:style style:name="P15" style:family="paragraph" style:parent-style-name="Standard">
      <style:paragraph-properties fo:text-align="justify" fo:break-before="auto" fo:line-height="115%" fo:margin-bottom="0.353cm" style:writing-mode="lr-tb"/>
    </style:style>
    <style:style style:name="T15_1" style:family="text">
      <style:text-properties fo:background-color="#ffffff" fo:color="#252525"/>
    </style:style>
    <style:style style:name="T15_2" style:family="text">
      <style:text-properties fo:background-color="#ffffff" fo:color="#252525"/>
    </style:style>
    <style:style style:name="T15_3" style:family="text">
      <style:text-properties fo:background-color="#ffffff" fo:color="#252525"/>
    </style:style>
    <style:style style:name="T15_4" style:family="text">
      <style:text-properties fo:background-color="#ffffff" fo:color="#252525"/>
    </style:style>
    <style:style style:name="T15_5" style:family="text">
      <style:text-properties fo:background-color="#ffffff" fo:color="#252525"/>
    </style:style>
    <style:style style:name="T15_6" style:family="text">
      <style:text-properties fo:background-color="#ffffff" fo:color="#252525"/>
    </style:style>
    <style:style style:name="T15_7" style:family="text">
      <style:text-properties fo:background-color="#ffffff" fo:color="#252525"/>
    </style:style>
    <style:style style:name="T15_8" style:family="text">
      <style:text-properties fo:background-color="#ffffff" fo:color="#252525"/>
    </style:style>
    <style:style style:name="T15_9" style:family="text">
      <style:text-properties fo:background-color="#ffffff" fo:color="#252525"/>
    </style:style>
    <style:style style:name="T15_10" style:family="text">
      <style:text-properties fo:background-color="#ffffff" fo:color="#252525"/>
    </style:style>
    <style:style style:name="T15_11" style:family="text">
      <style:text-properties fo:background-color="#ffffff" fo:color="#252525"/>
    </style:style>
    <style:style style:name="T15_12" style:family="text">
      <style:text-properties fo:background-color="#ffffff" fo:color="#252525"/>
    </style:style>
    <style:style style:name="T15_13" style:family="text">
      <style:text-properties fo:background-color="#ffffff" fo:color="#252525"/>
    </style:style>
    <style:style style:name="T15_14" style:family="text">
      <style:text-properties fo:background-color="#ffffff" fo:color="#252525"/>
    </style:style>
    <style:style style:name="T15_15" style:family="text">
      <style:text-properties fo:background-color="#ffffff" fo:color="#252525"/>
    </style:style>
    <style:style style:name="T15_16" style:family="text">
      <style:text-properties fo:background-color="#ffffff" fo:color="#252525"/>
    </style:style>
    <style:style style:name="T15_17" style:family="text">
      <style:text-properties fo:background-color="#ffffff" fo:color="#252525"/>
    </style:style>
    <style:style style:name="T15_18" style:family="text">
      <style:text-properties fo:background-color="#ffffff" fo:color="#252525"/>
    </style:style>
    <style:style style:name="T15_19" style:family="text">
      <style:text-properties fo:background-color="#ffffff" fo:color="#252525"/>
    </style:style>
    <style:style style:name="T15_20" style:family="text">
      <style:text-properties fo:background-color="#ffffff" fo:color="#252525"/>
    </style:style>
    <style:style style:name="T15_21" style:family="text">
      <style:text-properties fo:background-color="#ffffff" fo:color="#252525"/>
    </style:style>
    <style:style style:name="T15_22" style:family="text">
      <style:text-properties fo:background-color="#ffffff" fo:color="#252525"/>
    </style:style>
    <style:style style:name="T15_23" style:family="text">
      <style:text-properties fo:background-color="#ffffff" fo:color="#252525"/>
    </style:style>
    <style:style style:name="T15_24" style:family="text">
      <style:text-properties fo:background-color="#ffffff" fo:color="#252525"/>
    </style:style>
    <style:style style:name="T15_25" style:family="text">
      <style:text-properties fo:background-color="#ffffff" fo:color="#252525"/>
    </style:style>
    <style:style style:name="T15_26" style:family="text">
      <style:text-properties fo:background-color="#ffffff" fo:color="#252525"/>
    </style:style>
    <style:style style:name="T15_27" style:family="text">
      <style:text-properties fo:background-color="#ffffff" fo:color="#252525"/>
    </style:style>
    <style:style style:name="T15_28" style:family="text">
      <style:text-properties fo:background-color="#ffffff" fo:color="#252525"/>
    </style:style>
    <style:style style:name="T15_29" style:family="text">
      <style:text-properties fo:background-color="#ffffff" fo:color="#252525"/>
    </style:style>
    <style:style style:name="T15_30" style:family="text">
      <style:text-properties fo:background-color="#ffffff" fo:color="#252525"/>
    </style:style>
    <style:style style:name="T15_31" style:family="text">
      <style:text-properties fo:background-color="#ffffff" fo:color="#252525"/>
    </style:style>
    <style:style style:name="T15_32" style:family="text">
      <style:text-properties fo:background-color="#ffffff" fo:color="#252525"/>
    </style:style>
    <style:style style:name="T15_33" style:family="text">
      <style:text-properties fo:background-color="#ffffff" fo:color="#252525"/>
    </style:style>
    <style:style style:name="T15_34" style:family="text">
      <style:text-properties fo:background-color="#ffffff" fo:color="#252525"/>
    </style:style>
    <style:style style:name="T15_35" style:family="text">
      <style:text-properties fo:background-color="#ffffff" fo:color="#252525"/>
    </style:style>
    <style:style style:name="T15_36" style:family="text">
      <style:text-properties fo:background-color="#ffffff" fo:color="#252525"/>
    </style:style>
    <style:style style:name="T15_37" style:family="text">
      <style:text-properties fo:background-color="#ffffff" fo:color="#252525"/>
    </style:style>
    <style:style style:name="T15_38" style:family="text">
      <style:text-properties fo:background-color="#ffffff" fo:color="#252525"/>
    </style:style>
    <style:style style:name="T15_39" style:family="text">
      <style:text-properties fo:background-color="#ffffff" fo:color="#252525"/>
    </style:style>
    <style:style style:name="T15_40" style:family="text">
      <style:text-properties fo:background-color="#ffffff" fo:color="#252525"/>
    </style:style>
    <style:style style:name="T15_41" style:family="text">
      <style:text-properties fo:background-color="#ffffff" fo:color="#252525"/>
    </style:style>
    <style:style style:name="T15_42" style:family="text">
      <style:text-properties fo:background-color="#ffffff" fo:color="#252525"/>
    </style:style>
    <style:style style:name="T15_43" style:family="text">
      <style:text-properties fo:background-color="#ffffff" fo:color="#252525"/>
    </style:style>
    <style:style style:name="T15_44" style:family="text">
      <style:text-properties fo:background-color="#ffffff" fo:color="#252525"/>
    </style:style>
    <style:style style:name="T15_45" style:family="text">
      <style:text-properties fo:background-color="#ffffff" fo:color="#252525"/>
    </style:style>
    <style:style style:name="T15_46" style:family="text">
      <style:text-properties fo:background-color="#ffffff" fo:color="#252525"/>
    </style:style>
    <style:style style:name="T15_47" style:family="text">
      <style:text-properties fo:background-color="#ffffff" fo:color="#252525"/>
    </style:style>
    <style:style style:name="T15_48" style:family="text">
      <style:text-properties fo:background-color="#ffffff" fo:color="#252525"/>
    </style:style>
    <style:style style:name="T15_49" style:family="text">
      <style:text-properties fo:background-color="#ffffff" fo:color="#252525"/>
    </style:style>
    <style:style style:name="T15_50" style:family="text">
      <style:text-properties fo:background-color="#ffffff" fo:color="#252525"/>
    </style:style>
    <style:style style:name="T15_51" style:family="text">
      <style:text-properties fo:background-color="#ffffff" fo:color="#252525"/>
    </style:style>
    <style:style style:name="T15_52" style:family="text">
      <style:text-properties fo:background-color="#ffffff" fo:color="#252525"/>
    </style:style>
    <style:style style:name="T15_53" style:family="text">
      <style:text-properties fo:background-color="#ffffff" fo:color="#252525"/>
    </style:style>
    <style:style style:name="T15_54" style:family="text">
      <style:text-properties fo:background-color="#ffffff" fo:color="#252525"/>
    </style:style>
    <style:style style:name="T15_55" style:family="text">
      <style:text-properties fo:background-color="#ffffff" fo:color="#252525"/>
    </style:style>
    <style:style style:name="T15_56" style:family="text">
      <style:text-properties fo:background-color="#ffffff" fo:color="#252525"/>
    </style:style>
    <style:style style:name="T15_57" style:family="text">
      <style:text-properties fo:background-color="#ffffff" fo:color="#252525"/>
    </style:style>
    <style:style style:name="T15_58" style:family="text">
      <style:text-properties fo:background-color="#ffffff" fo:color="#252525"/>
    </style:style>
    <style:style style:name="T15_59" style:family="text">
      <style:text-properties fo:background-color="#ffffff" fo:color="#252525"/>
    </style:style>
    <style:style style:name="T15_60" style:family="text">
      <style:text-properties fo:background-color="#ffffff" fo:color="#252525"/>
    </style:style>
    <style:style style:name="T15_61" style:family="text">
      <style:text-properties fo:background-color="#ffffff" fo:color="#252525"/>
    </style:style>
    <style:style style:name="T15_62" style:family="text">
      <style:text-properties fo:background-color="#ffffff" fo:color="#252525"/>
    </style:style>
    <style:style style:name="T15_63" style:family="text">
      <style:text-properties fo:background-color="#ffffff" fo:color="#252525"/>
    </style:style>
    <style:style style:name="T15_64" style:family="text">
      <style:text-properties fo:background-color="#ffffff" fo:color="#252525"/>
    </style:style>
    <style:style style:name="T15_65" style:family="text">
      <style:text-properties fo:background-color="#ffffff" fo:color="#252525"/>
    </style:style>
    <style:style style:name="T15_66" style:family="text">
      <style:text-properties fo:background-color="#ffffff" fo:color="#252525"/>
    </style:style>
    <style:style style:name="T15_67" style:family="text">
      <style:text-properties fo:background-color="#ffffff" fo:color="#252525"/>
    </style:style>
    <style:style style:name="T15_68" style:family="text">
      <style:text-properties fo:background-color="#ffffff" fo:color="#252525"/>
    </style:style>
    <style:style style:name="T15_69" style:family="text">
      <style:text-properties fo:background-color="#ffffff" fo:color="#252525"/>
    </style:style>
    <style:style style:name="T15_70" style:family="text">
      <style:text-properties fo:background-color="#ffffff" fo:color="#252525"/>
    </style:style>
    <style:style style:name="T15_71" style:family="text">
      <style:text-properties fo:background-color="#ffffff" fo:color="#252525"/>
    </style:style>
    <style:style style:name="T15_72" style:family="text">
      <style:text-properties fo:background-color="#ffffff" fo:color="#252525"/>
    </style:style>
    <style:style style:name="T15_73" style:family="text">
      <style:text-properties fo:background-color="#ffffff" fo:color="#252525"/>
    </style:style>
    <style:style style:name="T15_74" style:family="text">
      <style:text-properties fo:background-color="#ffffff" fo:color="#252525"/>
    </style:style>
    <style:style style:name="T15_75" style:family="text">
      <style:text-properties fo:background-color="#ffffff" fo:color="#252525"/>
    </style:style>
    <style:style style:name="T15_76" style:family="text">
      <style:text-properties fo:background-color="#ffffff" fo:color="#252525"/>
    </style:style>
    <style:style style:name="T15_77" style:family="text">
      <style:text-properties fo:background-color="#ffffff" fo:color="#252525"/>
    </style:style>
    <style:style style:name="T15_78" style:family="text">
      <style:text-properties fo:background-color="#ffffff" fo:color="#252525"/>
    </style:style>
    <style:style style:name="T15_79" style:family="text">
      <style:text-properties fo:background-color="#ffffff" fo:color="#252525"/>
    </style:style>
    <style:style style:name="T15_80" style:family="text">
      <style:text-properties fo:background-color="#ffffff" fo:color="#252525"/>
    </style:style>
    <style:style style:name="T15_81" style:family="text">
      <style:text-properties fo:background-color="#ffffff" fo:color="#252525"/>
    </style:style>
    <style:style style:name="T15_82" style:family="text">
      <style:text-properties fo:background-color="#ffffff" fo:color="#252525"/>
    </style:style>
    <style:style style:name="T15_83" style:family="text">
      <style:text-properties fo:background-color="#ffffff" fo:color="#252525"/>
    </style:style>
    <style:style style:name="T15_84" style:family="text">
      <style:text-properties fo:background-color="#ffffff" fo:color="#252525"/>
    </style:style>
    <style:style style:name="T15_85" style:family="text">
      <style:text-properties fo:background-color="#ffffff" fo:color="#252525"/>
    </style:style>
    <style:style style:name="T15_86" style:family="text">
      <style:text-properties fo:background-color="#ffffff" fo:color="#252525"/>
    </style:style>
    <style:style style:name="T15_87" style:family="text">
      <style:text-properties fo:background-color="#ffffff" fo:color="#252525"/>
    </style:style>
    <style:style style:name="T15_88" style:family="text">
      <style:text-properties fo:background-color="#ffffff" fo:color="#252525"/>
    </style:style>
    <style:style style:name="T15_89" style:family="text">
      <style:text-properties fo:background-color="#ffffff" fo:color="#252525"/>
    </style:style>
    <style:style style:name="T15_90" style:family="text">
      <style:text-properties fo:background-color="#ffffff" fo:color="#252525"/>
    </style:style>
    <style:style style:name="T15_91" style:family="text">
      <style:text-properties fo:background-color="#ffffff" fo:color="#252525"/>
    </style:style>
    <style:style style:name="T15_92" style:family="text">
      <style:text-properties fo:background-color="#ffffff" fo:color="#252525"/>
    </style:style>
    <style:style style:name="T15_93" style:family="text">
      <style:text-properties fo:background-color="#ffffff" fo:color="#252525"/>
    </style:style>
    <style:style style:name="T15_94" style:family="text">
      <style:text-properties fo:background-color="#ffffff" fo:color="#252525"/>
    </style:style>
    <style:style style:name="T15_95" style:family="text">
      <style:text-properties fo:background-color="#ffffff" fo:color="#252525"/>
    </style:style>
    <style:style style:name="T15_96" style:family="text">
      <style:text-properties fo:background-color="#ffffff" fo:color="#252525"/>
    </style:style>
    <style:style style:name="T15_97" style:family="text">
      <style:text-properties fo:background-color="#ffffff" fo:color="#252525"/>
    </style:style>
    <style:style style:name="T15_98" style:family="text">
      <style:text-properties fo:background-color="#ffffff" fo:color="#252525"/>
    </style:style>
    <style:style style:name="T15_99" style:family="text">
      <style:text-properties fo:background-color="#ffffff" fo:color="#252525"/>
    </style:style>
    <style:style style:name="T15_100" style:family="text">
      <style:text-properties fo:background-color="#ffffff" fo:color="#252525"/>
    </style:style>
    <style:style style:name="T15_101" style:family="text">
      <style:text-properties fo:background-color="#ffffff" fo:color="#252525"/>
    </style:style>
    <style:style style:name="T15_102" style:family="text">
      <style:text-properties fo:background-color="#ffffff" fo:color="#252525"/>
    </style:style>
    <style:style style:name="T15_103" style:family="text">
      <style:text-properties fo:background-color="#ffffff" fo:color="#252525"/>
    </style:style>
    <style:style style:name="T15_104" style:family="text">
      <style:text-properties fo:background-color="#ffffff" fo:color="#252525"/>
    </style:style>
    <style:style style:name="T15_105" style:family="text">
      <style:text-properties fo:background-color="#ffffff" fo:color="#252525"/>
    </style:style>
    <style:style style:name="T15_106" style:family="text">
      <style:text-properties fo:background-color="#ffffff" fo:color="#252525"/>
    </style:style>
    <style:style style:name="T15_107" style:family="text">
      <style:text-properties fo:background-color="#ffffff" fo:color="#252525"/>
    </style:style>
    <style:style style:name="T15_108" style:family="text">
      <style:text-properties fo:background-color="#ffffff" fo:color="#252525"/>
    </style:style>
    <style:style style:name="T15_109" style:family="text">
      <style:text-properties fo:background-color="#ffffff" fo:color="#252525"/>
    </style:style>
    <style:style style:name="T15_110" style:family="text">
      <style:text-properties fo:background-color="#ffffff" fo:color="#252525"/>
    </style:style>
    <style:style style:name="T15_111" style:family="text">
      <style:text-properties fo:background-color="#ffffff" fo:color="#252525"/>
    </style:style>
    <style:style style:name="T15_112" style:family="text">
      <style:text-properties fo:background-color="#ffffff" fo:color="#252525"/>
    </style:style>
    <style:style style:name="T15_113" style:family="text">
      <style:text-properties fo:background-color="#ffffff" fo:color="#252525"/>
    </style:style>
    <style:style style:name="T15_114" style:family="text">
      <style:text-properties fo:background-color="#ffffff" fo:color="#252525"/>
    </style:style>
    <style:style style:name="T15_115" style:family="text">
      <style:text-properties fo:background-color="#ffffff" fo:color="#252525"/>
    </style:style>
    <style:style style:name="T15_116" style:family="text">
      <style:text-properties fo:background-color="#ffffff" fo:color="#252525"/>
    </style:style>
    <style:style style:name="T15_117" style:family="text">
      <style:text-properties fo:background-color="#ffffff" fo:color="#252525"/>
    </style:style>
    <style:style style:name="T15_118" style:family="text">
      <style:text-properties fo:background-color="#ffffff" fo:color="#252525"/>
    </style:style>
    <style:style style:name="T15_119" style:family="text">
      <style:text-properties fo:background-color="#ffffff" fo:color="#252525"/>
    </style:style>
    <style:style style:name="T15_120" style:family="text">
      <style:text-properties fo:background-color="#ffffff" fo:color="#252525"/>
    </style:style>
    <style:style style:name="T15_121" style:family="text">
      <style:text-properties fo:background-color="#ffffff" fo:color="#252525"/>
    </style:style>
    <style:style style:name="T15_122" style:family="text">
      <style:text-properties fo:background-color="#ffffff" fo:color="#252525"/>
    </style:style>
    <style:style style:name="T15_123" style:family="text">
      <style:text-properties fo:background-color="#ffffff" fo:color="#252525"/>
    </style:style>
    <style:style style:name="T15_124" style:family="text">
      <style:text-properties fo:background-color="#ffffff" fo:color="#252525"/>
    </style:style>
    <style:style style:name="T15_125" style:family="text">
      <style:text-properties fo:background-color="#ffffff" fo:color="#252525"/>
    </style:style>
    <style:style style:name="T15_126" style:family="text">
      <style:text-properties fo:background-color="#ffffff" fo:color="#252525"/>
    </style:style>
    <style:style style:name="T15_127" style:family="text">
      <style:text-properties fo:background-color="#ffffff" fo:color="#252525"/>
    </style:style>
    <style:style style:name="T15_128" style:family="text">
      <style:text-properties fo:background-color="#ffffff" fo:color="#252525"/>
    </style:style>
    <style:style style:name="T15_129" style:family="text">
      <style:text-properties fo:background-color="#ffffff" fo:color="#252525"/>
    </style:style>
    <style:style style:name="T15_130" style:family="text">
      <style:text-properties fo:background-color="#ffffff" fo:color="#252525"/>
    </style:style>
    <style:style style:name="T15_131" style:family="text">
      <style:text-properties fo:background-color="#ffffff" fo:color="#252525"/>
    </style:style>
    <style:style style:name="T15_132" style:family="text">
      <style:text-properties fo:background-color="#ffffff" fo:color="#252525"/>
    </style:style>
    <style:style style:name="T15_133" style:family="text">
      <style:text-properties fo:background-color="#ffffff" fo:color="#252525"/>
    </style:style>
    <style:style style:name="T15_134" style:family="text">
      <style:text-properties fo:background-color="#ffffff" fo:color="#252525"/>
    </style:style>
    <style:style style:name="T15_135" style:family="text">
      <style:text-properties fo:background-color="#ffffff" fo:color="#252525"/>
    </style:style>
    <style:style style:name="T15_136" style:family="text">
      <style:text-properties fo:background-color="#ffffff" fo:color="#252525"/>
    </style:style>
    <style:style style:name="T15_137" style:family="text">
      <style:text-properties fo:background-color="#ffffff" fo:color="#252525"/>
    </style:style>
    <style:style style:name="T15_138" style:family="text">
      <style:text-properties fo:background-color="#ffffff" fo:color="#252525"/>
    </style:style>
    <style:style style:name="T15_139" style:family="text">
      <style:text-properties fo:background-color="#ffffff" fo:color="#252525"/>
    </style:style>
    <style:style style:name="T15_140" style:family="text">
      <style:text-properties fo:background-color="#ffffff" fo:color="#252525"/>
    </style:style>
    <style:style style:name="T15_141" style:family="text">
      <style:text-properties fo:background-color="#ffffff" fo:color="#252525"/>
    </style:style>
    <style:style style:name="T15_142" style:family="text">
      <style:text-properties fo:background-color="#ffffff" fo:color="#252525"/>
    </style:style>
    <style:style style:name="T15_143" style:family="text">
      <style:text-properties fo:background-color="#ffffff" fo:color="#252525"/>
    </style:style>
    <style:style style:name="T15_144" style:family="text">
      <style:text-properties fo:background-color="#ffffff" fo:color="#252525"/>
    </style:style>
    <style:style style:name="T15_145" style:family="text">
      <style:text-properties fo:background-color="#ffffff" fo:color="#252525"/>
    </style:style>
    <style:style style:name="T15_146" style:family="text">
      <style:text-properties fo:background-color="#ffffff" fo:color="#252525"/>
    </style:style>
    <style:style style:name="T15_147" style:family="text">
      <style:text-properties fo:background-color="#ffffff" fo:color="#252525"/>
    </style:style>
    <style:style style:name="T15_148" style:family="text">
      <style:text-properties fo:background-color="#ffffff" fo:color="#252525"/>
    </style:style>
    <style:style style:name="T15_149" style:family="text">
      <style:text-properties fo:background-color="#ffffff" fo:color="#252525"/>
    </style:style>
    <style:style style:name="T15_150" style:family="text">
      <style:text-properties fo:background-color="#ffffff" fo:color="#252525"/>
    </style:style>
    <style:style style:name="T15_151" style:family="text">
      <style:text-properties fo:background-color="#ffffff" fo:color="#252525"/>
    </style:style>
    <style:style style:name="T15_152" style:family="text">
      <style:text-properties fo:background-color="#ffffff" fo:color="#252525"/>
    </style:style>
    <style:style style:name="T15_153" style:family="text">
      <style:text-properties fo:background-color="#ffffff" fo:color="#252525"/>
    </style:style>
    <style:style style:name="T15_154" style:family="text">
      <style:text-properties fo:background-color="#ffffff" fo:color="#252525"/>
    </style:style>
    <style:style style:name="T15_155" style:family="text">
      <style:text-properties fo:background-color="#ffffff" fo:color="#252525"/>
    </style:style>
    <style:style style:name="T15_156" style:family="text">
      <style:text-properties fo:background-color="#ffffff" fo:color="#252525"/>
    </style:style>
    <style:style style:name="T15_157" style:family="text">
      <style:text-properties fo:background-color="#ffffff" fo:color="#252525"/>
    </style:style>
    <style:style style:name="T15_158" style:family="text">
      <style:text-properties fo:background-color="#ffffff" fo:color="#252525"/>
    </style:style>
    <style:style style:name="T15_159" style:family="text">
      <style:text-properties fo:background-color="#ffffff" fo:color="#252525"/>
    </style:style>
    <style:style style:name="T15_160" style:family="text">
      <style:text-properties fo:background-color="#ffffff" fo:color="#252525"/>
    </style:style>
    <style:style style:name="T15_161" style:family="text">
      <style:text-properties fo:background-color="#ffffff" fo:color="#252525"/>
    </style:style>
    <style:style style:name="T15_162" style:family="text">
      <style:text-properties fo:background-color="#ffffff" fo:color="#252525"/>
    </style:style>
    <style:style style:name="T15_163" style:family="text">
      <style:text-properties fo:background-color="#ffffff" fo:color="#252525"/>
    </style:style>
    <style:style style:name="T15_164" style:family="text">
      <style:text-properties fo:background-color="#ffffff" fo:color="#252525"/>
    </style:style>
    <style:style style:name="T15_165" style:family="text">
      <style:text-properties fo:background-color="#ffffff" fo:color="#252525"/>
    </style:style>
    <style:style style:name="T15_166" style:family="text">
      <style:text-properties fo:background-color="#ffffff" fo:color="#252525"/>
    </style:style>
    <style:style style:name="T15_167" style:family="text">
      <style:text-properties fo:background-color="#ffffff" fo:color="#252525"/>
    </style:style>
    <style:style style:name="T15_168" style:family="text">
      <style:text-properties fo:background-color="#ffffff" fo:color="#252525"/>
    </style:style>
    <style:style style:name="T15_169" style:family="text">
      <style:text-properties fo:background-color="#ffffff" fo:color="#252525"/>
    </style:style>
    <style:style style:name="T15_170" style:family="text">
      <style:text-properties fo:background-color="#ffffff" fo:color="#252525"/>
    </style:style>
    <style:style style:name="T15_171" style:family="text">
      <style:text-properties fo:background-color="#ffffff" fo:color="#252525"/>
    </style:style>
    <style:style style:name="T15_172" style:family="text">
      <style:text-properties fo:background-color="#ffffff" fo:color="#252525"/>
    </style:style>
    <style:style style:name="T15_173" style:family="text">
      <style:text-properties fo:background-color="#ffffff" fo:color="#252525"/>
    </style:style>
    <style:style style:name="T15_174" style:family="text">
      <style:text-properties fo:background-color="#ffffff" fo:color="#252525"/>
    </style:style>
    <style:style style:name="T15_175" style:family="text">
      <style:text-properties fo:background-color="#ffffff" fo:color="#252525"/>
    </style:style>
    <style:style style:name="T15_176" style:family="text">
      <style:text-properties fo:background-color="#ffffff" fo:color="#252525"/>
    </style:style>
    <style:style style:name="T15_177" style:family="text">
      <style:text-properties fo:background-color="#ffffff" fo:color="#252525"/>
    </style:style>
    <style:style style:name="T15_178" style:family="text">
      <style:text-properties fo:background-color="#ffffff" fo:color="#252525"/>
    </style:style>
    <style:style style:name="T15_179" style:family="text">
      <style:text-properties fo:background-color="#ffffff" fo:color="#252525"/>
    </style:style>
    <style:style style:name="T15_180" style:family="text">
      <style:text-properties fo:background-color="#ffffff" fo:color="#252525"/>
    </style:style>
    <style:style style:name="T15_181" style:family="text">
      <style:text-properties fo:background-color="#ffffff" fo:color="#252525"/>
    </style:style>
    <style:style style:name="T15_182" style:family="text">
      <style:text-properties fo:background-color="#ffffff" fo:color="#252525"/>
    </style:style>
    <style:style style:name="T15_183" style:family="text">
      <style:text-properties fo:background-color="#ffffff" fo:color="#252525"/>
    </style:style>
    <style:style style:name="T15_184" style:family="text">
      <style:text-properties fo:background-color="#ffffff" fo:color="#252525"/>
    </style:style>
    <style:style style:name="T15_185" style:family="text">
      <style:text-properties fo:background-color="#ffffff" fo:color="#252525"/>
    </style:style>
    <style:style style:name="T15_186" style:family="text">
      <style:text-properties fo:background-color="#ffffff" fo:color="#252525"/>
    </style:style>
    <style:style style:name="T15_187" style:family="text">
      <style:text-properties fo:background-color="#ffffff" fo:color="#252525"/>
    </style:style>
    <style:style style:name="T15_188" style:family="text">
      <style:text-properties fo:background-color="#ffffff" fo:color="#252525"/>
    </style:style>
    <style:style style:name="T15_189" style:family="text">
      <style:text-properties fo:background-color="#ffffff" fo:color="#252525"/>
    </style:style>
    <style:style style:name="T15_190" style:family="text">
      <style:text-properties fo:background-color="#ffffff" fo:color="#252525"/>
    </style:style>
    <style:style style:name="T15_191" style:family="text">
      <style:text-properties fo:background-color="#ffffff" fo:color="#252525"/>
    </style:style>
    <style:style style:name="T15_192" style:family="text">
      <style:text-properties fo:background-color="#ffffff" fo:color="#252525"/>
    </style:style>
    <style:style style:name="T15_193" style:family="text">
      <style:text-properties fo:background-color="#ffffff" fo:color="#252525"/>
    </style:style>
    <style:style style:name="T15_194" style:family="text">
      <style:text-properties fo:background-color="#ffffff" fo:color="#252525"/>
    </style:style>
    <style:style style:name="T15_195" style:family="text">
      <style:text-properties fo:background-color="#ffffff" fo:color="#252525"/>
    </style:style>
    <style:style style:name="T15_196" style:family="text">
      <style:text-properties fo:background-color="#ffffff" fo:color="#252525"/>
    </style:style>
    <style:style style:name="T15_197" style:family="text">
      <style:text-properties fo:background-color="#ffffff" fo:color="#252525"/>
    </style:style>
    <style:style style:name="T15_198" style:family="text">
      <style:text-properties fo:background-color="#ffffff" fo:color="#252525"/>
    </style:style>
    <style:style style:name="T15_199" style:family="text">
      <style:text-properties fo:background-color="#ffffff" fo:color="#252525"/>
    </style:style>
    <style:style style:name="T15_200" style:family="text">
      <style:text-properties fo:background-color="#ffffff" fo:color="#252525"/>
    </style:style>
    <style:style style:name="T15_201" style:family="text">
      <style:text-properties fo:background-color="#ffffff" fo:color="#252525"/>
    </style:style>
    <style:style style:name="T15_202" style:family="text">
      <style:text-properties fo:background-color="#ffffff" fo:color="#252525"/>
    </style:style>
    <style:style style:name="T15_203" style:family="text">
      <style:text-properties fo:background-color="#ffffff" fo:color="#252525"/>
    </style:style>
    <style:style style:name="T15_204" style:family="text">
      <style:text-properties fo:background-color="#ffffff" fo:color="#252525"/>
    </style:style>
    <style:style style:name="T15_205" style:family="text">
      <style:text-properties fo:background-color="#ffffff" fo:color="#252525"/>
    </style:style>
    <style:style style:name="T15_206" style:family="text">
      <style:text-properties fo:background-color="#ffffff" fo:color="#252525"/>
    </style:style>
    <style:style style:name="T15_207" style:family="text">
      <style:text-properties fo:background-color="#ffffff" fo:color="#252525"/>
    </style:style>
    <style:style style:name="T15_208" style:family="text">
      <style:text-properties fo:background-color="#ffffff" fo:color="#252525"/>
    </style:style>
    <style:style style:name="T15_209" style:family="text">
      <style:text-properties fo:background-color="#ffffff" fo:color="#252525"/>
    </style:style>
    <style:style style:name="T15_210" style:family="text">
      <style:text-properties fo:background-color="#ffffff" fo:color="#252525"/>
    </style:style>
    <style:style style:name="T15_211" style:family="text">
      <style:text-properties fo:background-color="#ffffff" fo:color="#252525"/>
    </style:style>
    <style:style style:name="T15_212" style:family="text">
      <style:text-properties fo:background-color="#ffffff" fo:color="#252525"/>
    </style:style>
    <style:style style:name="T15_213" style:family="text">
      <style:text-properties fo:background-color="#ffffff" fo:color="#252525"/>
    </style:style>
    <style:style style:name="T15_214" style:family="text">
      <style:text-properties fo:background-color="#ffffff" fo:color="#252525"/>
    </style:style>
    <style:style style:name="T15_215" style:family="text">
      <style:text-properties fo:background-color="#ffffff" fo:color="#252525"/>
    </style:style>
    <style:style style:name="T15_216" style:family="text">
      <style:text-properties fo:background-color="#ffffff" fo:color="#252525"/>
    </style:style>
    <style:style style:name="T15_217" style:family="text">
      <style:text-properties fo:background-color="#ffffff" fo:color="#252525"/>
    </style:style>
    <style:style style:name="T15_218" style:family="text">
      <style:text-properties fo:background-color="#ffffff" fo:color="#252525"/>
    </style:style>
    <style:style style:name="T15_219" style:family="text">
      <style:text-properties fo:background-color="#ffffff" fo:color="#252525"/>
    </style:style>
    <style:style style:name="T15_220" style:family="text">
      <style:text-properties fo:background-color="#ffffff" fo:color="#252525"/>
    </style:style>
    <style:style style:name="T15_221" style:family="text">
      <style:text-properties fo:background-color="#ffffff" fo:color="#252525"/>
    </style:style>
    <style:style style:name="T15_222" style:family="text">
      <style:text-properties fo:background-color="#ffffff" fo:color="#252525"/>
    </style:style>
    <style:style style:name="T15_223" style:family="text">
      <style:text-properties fo:background-color="#ffffff" fo:color="#252525"/>
    </style:style>
    <style:style style:name="T15_224" style:family="text">
      <style:text-properties fo:background-color="#ffffff" fo:color="#252525"/>
    </style:style>
    <style:style style:name="T15_225" style:family="text">
      <style:text-properties fo:background-color="#ffffff" fo:color="#252525"/>
    </style:style>
    <style:style style:name="T15_226" style:family="text">
      <style:text-properties fo:background-color="#ffffff" fo:color="#252525"/>
    </style:style>
    <style:style style:name="T15_227" style:family="text">
      <style:text-properties fo:background-color="#ffffff" fo:color="#252525"/>
    </style:style>
    <style:style style:name="T15_228" style:family="text">
      <style:text-properties fo:background-color="#ffffff" fo:color="#252525"/>
    </style:style>
    <style:style style:name="T15_229" style:family="text">
      <style:text-properties fo:background-color="#ffffff" fo:color="#252525"/>
    </style:style>
    <style:style style:name="T15_230" style:family="text">
      <style:text-properties fo:background-color="#ffffff" fo:color="#252525"/>
    </style:style>
    <style:style style:name="T15_231" style:family="text">
      <style:text-properties fo:background-color="#ffffff" fo:color="#252525"/>
    </style:style>
    <style:style style:name="T15_232" style:family="text">
      <style:text-properties fo:background-color="#ffffff" fo:color="#252525"/>
    </style:style>
    <style:style style:name="T15_233" style:family="text">
      <style:text-properties fo:background-color="#ffffff" fo:color="#252525"/>
    </style:style>
    <style:style style:name="T15_234" style:family="text">
      <style:text-properties fo:background-color="#ffffff" fo:color="#252525"/>
    </style:style>
    <style:style style:name="T15_235" style:family="text">
      <style:text-properties fo:background-color="#ffffff" fo:color="#252525"/>
    </style:style>
    <style:style style:name="T15_236" style:family="text">
      <style:text-properties fo:background-color="#ffffff" fo:color="#252525"/>
    </style:style>
    <style:style style:name="T15_237" style:family="text">
      <style:text-properties fo:background-color="#ffffff" fo:color="#252525"/>
    </style:style>
    <style:style style:name="T15_238" style:family="text">
      <style:text-properties fo:background-color="#ffffff" fo:color="#252525"/>
    </style:style>
    <style:style style:name="T15_239" style:family="text">
      <style:text-properties fo:background-color="#ffffff" fo:color="#252525"/>
    </style:style>
    <style:style style:name="T15_240" style:family="text">
      <style:text-properties fo:background-color="#ffffff" fo:color="#252525"/>
    </style:style>
    <style:style style:name="T15_241" style:family="text">
      <style:text-properties fo:background-color="#ffffff" fo:color="#252525"/>
    </style:style>
    <style:style style:name="T15_242" style:family="text">
      <style:text-properties fo:background-color="#ffffff" fo:color="#252525"/>
    </style:style>
    <style:style style:name="T15_243" style:family="text">
      <style:text-properties fo:background-color="#ffffff" fo:color="#252525"/>
    </style:style>
    <style:style style:name="T15_244" style:family="text">
      <style:text-properties fo:background-color="#ffffff" fo:color="#252525"/>
    </style:style>
    <style:style style:name="T15_245" style:family="text">
      <style:text-properties fo:background-color="#ffffff" fo:color="#252525"/>
    </style:style>
    <style:style style:name="T15_246" style:family="text">
      <style:text-properties fo:background-color="#ffffff" fo:color="#252525"/>
    </style:style>
    <style:style style:name="T15_247" style:family="text">
      <style:text-properties fo:background-color="#ffffff" fo:color="#252525"/>
    </style:style>
    <style:style style:name="T15_248" style:family="text">
      <style:text-properties fo:background-color="#ffffff" fo:color="#252525"/>
    </style:style>
    <style:style style:name="T15_249" style:family="text">
      <style:text-properties fo:background-color="#ffffff" fo:color="#252525"/>
    </style:style>
    <style:style style:name="T15_250" style:family="text">
      <style:text-properties fo:background-color="#ffffff" fo:color="#252525"/>
    </style:style>
    <style:style style:name="T15_251" style:family="text">
      <style:text-properties fo:background-color="#ffffff" fo:color="#252525"/>
    </style:style>
    <style:style style:name="T15_252" style:family="text">
      <style:text-properties fo:background-color="#ffffff" fo:color="#252525"/>
    </style:style>
    <style:style style:name="T15_253" style:family="text">
      <style:text-properties fo:background-color="#ffffff" fo:color="#252525"/>
    </style:style>
    <style:style style:name="T15_254" style:family="text">
      <style:text-properties fo:background-color="#ffffff" fo:color="#252525"/>
    </style:style>
    <style:style style:name="T15_255" style:family="text">
      <style:text-properties fo:background-color="#ffffff" fo:color="#252525"/>
    </style:style>
    <style:style style:name="T15_256" style:family="text">
      <style:text-properties fo:background-color="#ffffff" fo:color="#252525"/>
    </style:style>
    <style:style style:name="T15_257" style:family="text">
      <style:text-properties fo:background-color="#ffffff" fo:color="#252525"/>
    </style:style>
    <style:style style:name="T15_258" style:family="text">
      <style:text-properties fo:background-color="#ffffff" fo:color="#252525"/>
    </style:style>
    <style:style style:name="T15_259" style:family="text">
      <style:text-properties fo:background-color="#ffffff" fo:color="#252525"/>
    </style:style>
    <style:style style:name="T15_260" style:family="text">
      <style:text-properties fo:background-color="#ffffff" fo:color="#252525"/>
    </style:style>
    <style:style style:name="T15_261" style:family="text">
      <style:text-properties fo:background-color="#ffffff" fo:color="#252525"/>
    </style:style>
    <style:style style:name="T15_262" style:family="text">
      <style:text-properties fo:background-color="#ffffff" fo:color="#252525"/>
    </style:style>
    <style:style style:name="T15_263" style:family="text">
      <style:text-properties fo:background-color="#ffffff" fo:color="#252525"/>
    </style:style>
    <style:style style:name="T15_264" style:family="text">
      <style:text-properties fo:background-color="#ffffff" fo:color="#252525"/>
    </style:style>
    <style:style style:name="T15_265" style:family="text">
      <style:text-properties fo:background-color="#ffffff" fo:color="#252525"/>
    </style:style>
    <style:style style:name="T15_266" style:family="text">
      <style:text-properties fo:background-color="#ffffff" fo:color="#252525"/>
    </style:style>
    <style:style style:name="T15_267" style:family="text">
      <style:text-properties fo:background-color="#ffffff" fo:color="#252525"/>
    </style:style>
    <style:style style:name="T15_268" style:family="text">
      <style:text-properties fo:background-color="#ffffff" fo:color="#252525"/>
    </style:style>
    <style:style style:name="T15_269" style:family="text">
      <style:text-properties fo:background-color="#ffffff" fo:color="#252525"/>
    </style:style>
    <style:style style:name="T15_270" style:family="text">
      <style:text-properties fo:background-color="#ffffff" fo:color="#252525"/>
    </style:style>
    <style:style style:name="T15_271" style:family="text">
      <style:text-properties fo:background-color="#ffffff" fo:color="#252525"/>
    </style:style>
    <style:style style:name="T15_272" style:family="text">
      <style:text-properties fo:background-color="#ffffff" fo:color="#252525"/>
    </style:style>
    <style:style style:name="T15_273" style:family="text">
      <style:text-properties fo:background-color="#ffffff" fo:color="#252525"/>
    </style:style>
    <style:style style:name="T15_274" style:family="text">
      <style:text-properties fo:background-color="#ffffff" fo:color="#252525"/>
    </style:style>
    <style:style style:name="T15_275" style:family="text">
      <style:text-properties fo:background-color="#ffffff" fo:color="#252525"/>
    </style:style>
    <style:style style:name="T15_276" style:family="text">
      <style:text-properties fo:background-color="#ffffff" fo:color="#252525"/>
    </style:style>
    <style:style style:name="T15_277" style:family="text">
      <style:text-properties fo:background-color="#ffffff" fo:color="#252525"/>
    </style:style>
    <style:style style:name="T15_278" style:family="text">
      <style:text-properties fo:background-color="#ffffff" fo:color="#252525"/>
    </style:style>
    <style:style style:name="T15_279" style:family="text">
      <style:text-properties fo:background-color="#ffffff" fo:color="#252525"/>
    </style:style>
    <style:style style:name="T15_280" style:family="text">
      <style:text-properties fo:background-color="#ffffff" fo:color="#252525"/>
    </style:style>
    <style:style style:name="T15_281" style:family="text">
      <style:text-properties fo:background-color="#ffffff" fo:color="#252525"/>
    </style:style>
    <style:style style:name="T15_282" style:family="text">
      <style:text-properties fo:background-color="#ffffff" fo:color="#252525"/>
    </style:style>
    <style:style style:name="T15_283" style:family="text">
      <style:text-properties fo:background-color="#ffffff" fo:color="#252525"/>
    </style:style>
    <style:style style:name="T15_284" style:family="text">
      <style:text-properties fo:background-color="#ffffff" fo:color="#252525"/>
    </style:style>
    <style:style style:name="T15_285" style:family="text">
      <style:text-properties fo:background-color="#ffffff" fo:color="#252525"/>
    </style:style>
    <style:style style:name="T15_286" style:family="text">
      <style:text-properties fo:background-color="#ffffff" fo:color="#252525"/>
    </style:style>
    <style:style style:name="T15_287" style:family="text">
      <style:text-properties fo:background-color="#ffffff" fo:color="#252525"/>
    </style:style>
    <style:style style:name="T15_288" style:family="text">
      <style:text-properties fo:background-color="#ffffff" fo:color="#252525"/>
    </style:style>
    <style:style style:name="T15_289" style:family="text">
      <style:text-properties fo:background-color="#ffffff" fo:color="#252525"/>
    </style:style>
    <style:style style:name="T15_290" style:family="text">
      <style:text-properties fo:background-color="#ffffff" fo:color="#252525"/>
    </style:style>
    <style:style style:name="T15_291" style:family="text">
      <style:text-properties fo:background-color="#ffffff" fo:color="#252525"/>
    </style:style>
    <style:style style:name="T15_292" style:family="text">
      <style:text-properties fo:background-color="#ffffff" fo:color="#252525"/>
    </style:style>
    <style:style style:name="T15_293" style:family="text">
      <style:text-properties fo:background-color="#ffffff" fo:color="#252525"/>
    </style:style>
    <style:style style:name="T15_294" style:family="text">
      <style:text-properties fo:background-color="#ffffff" fo:color="#252525"/>
    </style:style>
    <style:style style:name="T15_295" style:family="text">
      <style:text-properties fo:background-color="#ffffff" fo:color="#252525"/>
    </style:style>
    <style:style style:name="T15_296" style:family="text">
      <style:text-properties fo:background-color="#ffffff" fo:color="#252525"/>
    </style:style>
    <style:style style:name="T15_297" style:family="text">
      <style:text-properties fo:background-color="#ffffff" fo:color="#252525"/>
    </style:style>
    <style:style style:name="T15_298" style:family="text">
      <style:text-properties fo:background-color="#ffffff" fo:color="#252525"/>
    </style:style>
    <style:style style:name="T15_299" style:family="text">
      <style:text-properties fo:background-color="#ffffff" fo:color="#252525"/>
    </style:style>
    <style:style style:name="T15_300" style:family="text">
      <style:text-properties fo:background-color="#ffffff" fo:color="#252525"/>
    </style:style>
    <style:style style:name="T15_301" style:family="text">
      <style:text-properties fo:background-color="#ffffff" fo:color="#252525"/>
    </style:style>
    <style:style style:name="T15_302" style:family="text">
      <style:text-properties fo:background-color="#ffffff" fo:color="#252525"/>
    </style:style>
    <style:style style:name="T15_303" style:family="text">
      <style:text-properties fo:background-color="#ffffff" fo:color="#252525"/>
    </style:style>
    <style:style style:name="P16" style:family="paragraph" style:parent-style-name="Standard">
      <style:paragraph-properties fo:text-align="justify" fo:break-before="auto" fo:line-height="115%" fo:margin-bottom="0.353cm" style:writing-mode="lr-tb"/>
    </style:style>
    <style:style style:name="T16_1" style:family="text">
      <style:text-properties fo:background-color="#ffffff" fo:color="#252525"/>
    </style:style>
    <style:style style:name="T16_2" style:family="text">
      <style:text-properties fo:background-color="#ffffff" fo:color="#252525"/>
    </style:style>
    <style:style style:name="T16_3" style:family="text">
      <style:text-properties fo:background-color="#ffffff" fo:color="#252525"/>
    </style:style>
    <style:style style:name="T16_4" style:family="text">
      <style:text-properties fo:background-color="#ffffff" fo:color="#252525"/>
    </style:style>
    <style:style style:name="T16_5" style:family="text">
      <style:text-properties fo:background-color="#ffffff" fo:color="#252525"/>
    </style:style>
    <style:style style:name="T16_6" style:family="text">
      <style:text-properties fo:background-color="#ffffff" fo:color="#252525"/>
    </style:style>
    <style:style style:name="T16_7" style:family="text">
      <style:text-properties fo:background-color="#ffffff" fo:color="#252525"/>
    </style:style>
    <style:style style:name="T16_8" style:family="text">
      <style:text-properties fo:background-color="#ffffff" fo:color="#252525"/>
    </style:style>
    <style:style style:name="T16_9" style:family="text">
      <style:text-properties fo:background-color="#ffffff" fo:color="#252525"/>
    </style:style>
    <style:style style:name="T16_10" style:family="text">
      <style:text-properties fo:background-color="#ffffff" fo:color="#252525"/>
    </style:style>
    <style:style style:name="T16_11" style:family="text">
      <style:text-properties fo:background-color="#ffffff" fo:color="#252525"/>
    </style:style>
    <style:style style:name="T16_12" style:family="text">
      <style:text-properties fo:background-color="#ffffff" fo:color="#252525"/>
    </style:style>
    <style:style style:name="T16_13" style:family="text">
      <style:text-properties fo:background-color="#ffffff" fo:color="#252525"/>
    </style:style>
    <style:style style:name="T16_14" style:family="text">
      <style:text-properties fo:background-color="#ffffff" fo:color="#252525"/>
    </style:style>
    <style:style style:name="T16_15" style:family="text">
      <style:text-properties fo:background-color="#ffffff" fo:color="#252525"/>
    </style:style>
    <style:style style:name="T16_16" style:family="text">
      <style:text-properties fo:background-color="#ffffff" fo:color="#252525"/>
    </style:style>
    <style:style style:name="T16_17" style:family="text">
      <style:text-properties fo:background-color="#ffffff" fo:color="#252525"/>
    </style:style>
    <style:style style:name="T16_18" style:family="text">
      <style:text-properties fo:background-color="#ffffff" fo:color="#252525"/>
    </style:style>
    <style:style style:name="T16_19" style:family="text">
      <style:text-properties fo:background-color="#ffffff" fo:color="#252525"/>
    </style:style>
    <style:style style:name="T16_20" style:family="text">
      <style:text-properties fo:background-color="#ffffff" fo:color="#252525"/>
    </style:style>
    <style:style style:name="T16_21" style:family="text">
      <style:text-properties fo:background-color="#ffffff" fo:color="#252525"/>
    </style:style>
    <style:style style:name="T16_22" style:family="text">
      <style:text-properties fo:background-color="#ffffff" fo:color="#252525"/>
    </style:style>
    <style:style style:name="T16_23" style:family="text">
      <style:text-properties fo:background-color="#ffffff" fo:color="#252525"/>
    </style:style>
    <style:style style:name="T16_24" style:family="text">
      <style:text-properties fo:background-color="#ffffff" fo:color="#252525"/>
    </style:style>
    <style:style style:name="T16_25" style:family="text">
      <style:text-properties fo:background-color="#ffffff" fo:color="#252525"/>
    </style:style>
    <style:style style:name="T16_26" style:family="text">
      <style:text-properties fo:background-color="#ffffff" fo:color="#252525"/>
    </style:style>
    <style:style style:name="T16_27" style:family="text">
      <style:text-properties fo:background-color="#ffffff" fo:color="#252525"/>
    </style:style>
    <style:style style:name="T16_28" style:family="text">
      <style:text-properties fo:background-color="#ffffff" fo:color="#252525"/>
    </style:style>
    <style:style style:name="T16_29" style:family="text">
      <style:text-properties fo:background-color="#ffffff" fo:color="#252525"/>
    </style:style>
    <style:style style:name="T16_30" style:family="text">
      <style:text-properties fo:background-color="#ffffff" fo:color="#252525"/>
    </style:style>
    <style:style style:name="T16_31" style:family="text">
      <style:text-properties fo:background-color="#ffffff" fo:color="#252525"/>
    </style:style>
    <style:style style:name="T16_32" style:family="text">
      <style:text-properties fo:background-color="#ffffff" fo:color="#252525"/>
    </style:style>
    <style:style style:name="T16_33" style:family="text">
      <style:text-properties fo:background-color="#ffffff" fo:color="#252525"/>
    </style:style>
    <style:style style:name="T16_34" style:family="text">
      <style:text-properties fo:background-color="#ffffff" fo:color="#252525"/>
    </style:style>
    <style:style style:name="T16_35" style:family="text">
      <style:text-properties fo:background-color="#ffffff" fo:color="#252525"/>
    </style:style>
    <style:style style:name="T16_36" style:family="text">
      <style:text-properties fo:background-color="#ffffff" fo:color="#252525"/>
    </style:style>
    <style:style style:name="T16_37" style:family="text">
      <style:text-properties fo:background-color="#ffffff" fo:color="#252525"/>
    </style:style>
    <style:style style:name="T16_38" style:family="text">
      <style:text-properties fo:background-color="#ffffff" fo:color="#252525"/>
    </style:style>
    <style:style style:name="T16_39" style:family="text">
      <style:text-properties fo:background-color="#ffffff" fo:color="#252525"/>
    </style:style>
    <style:style style:name="T16_40" style:family="text">
      <style:text-properties fo:background-color="#ffffff" fo:color="#252525"/>
    </style:style>
    <style:style style:name="T16_41" style:family="text">
      <style:text-properties fo:background-color="#ffffff" fo:color="#252525"/>
    </style:style>
    <style:style style:name="T16_42" style:family="text">
      <style:text-properties fo:background-color="#ffffff" fo:color="#252525"/>
    </style:style>
    <style:style style:name="T16_43" style:family="text">
      <style:text-properties fo:background-color="#ffffff" fo:color="#252525"/>
    </style:style>
    <style:style style:name="T16_44" style:family="text">
      <style:text-properties fo:background-color="#ffffff" fo:color="#252525"/>
    </style:style>
    <style:style style:name="T16_45" style:family="text">
      <style:text-properties fo:background-color="#ffffff" fo:color="#252525"/>
    </style:style>
    <style:style style:name="T16_46" style:family="text">
      <style:text-properties fo:background-color="#ffffff" fo:color="#252525"/>
    </style:style>
    <style:style style:name="T16_47" style:family="text">
      <style:text-properties fo:background-color="#ffffff" fo:color="#252525"/>
    </style:style>
    <style:style style:name="T16_48" style:family="text">
      <style:text-properties fo:background-color="#ffffff" fo:color="#252525"/>
    </style:style>
    <style:style style:name="T16_49" style:family="text">
      <style:text-properties fo:background-color="#ffffff" fo:color="#252525"/>
    </style:style>
    <style:style style:name="T16_50" style:family="text">
      <style:text-properties fo:background-color="#ffffff" fo:color="#252525"/>
    </style:style>
    <style:style style:name="T16_51" style:family="text">
      <style:text-properties fo:background-color="#ffffff" fo:color="#252525"/>
    </style:style>
    <style:style style:name="T16_52" style:family="text">
      <style:text-properties fo:background-color="#ffffff" fo:color="#252525"/>
    </style:style>
    <style:style style:name="T16_53" style:family="text">
      <style:text-properties fo:background-color="#ffffff" fo:color="#252525"/>
    </style:style>
    <style:style style:name="T16_54" style:family="text">
      <style:text-properties fo:background-color="#ffffff" fo:color="#252525"/>
    </style:style>
    <style:style style:name="T16_55" style:family="text">
      <style:text-properties fo:background-color="#ffffff" fo:color="#252525"/>
    </style:style>
    <style:style style:name="T16_56" style:family="text">
      <style:text-properties fo:background-color="#ffffff" fo:color="#252525"/>
    </style:style>
    <style:style style:name="T16_57" style:family="text">
      <style:text-properties fo:background-color="#ffffff" fo:color="#252525"/>
    </style:style>
    <style:style style:name="T16_58" style:family="text">
      <style:text-properties fo:background-color="#ffffff" fo:color="#252525"/>
    </style:style>
    <style:style style:name="T16_59" style:family="text">
      <style:text-properties fo:background-color="#ffffff" fo:color="#252525"/>
    </style:style>
    <style:style style:name="T16_60" style:family="text">
      <style:text-properties fo:background-color="#ffffff" fo:color="#252525"/>
    </style:style>
    <style:style style:name="T16_61" style:family="text">
      <style:text-properties fo:background-color="#ffffff" fo:color="#252525"/>
    </style:style>
    <style:style style:name="T16_62" style:family="text">
      <style:text-properties fo:background-color="#ffffff" fo:color="#252525"/>
    </style:style>
    <style:style style:name="T16_63" style:family="text">
      <style:text-properties fo:background-color="#ffffff" fo:color="#252525"/>
    </style:style>
    <style:style style:name="T16_64" style:family="text">
      <style:text-properties fo:background-color="#ffffff" fo:color="#252525"/>
    </style:style>
    <style:style style:name="T16_65" style:family="text">
      <style:text-properties fo:background-color="#ffffff" fo:color="#252525"/>
    </style:style>
    <style:style style:name="T16_66" style:family="text">
      <style:text-properties fo:background-color="#ffffff" fo:color="#252525"/>
    </style:style>
    <style:style style:name="T16_67" style:family="text">
      <style:text-properties fo:background-color="#ffffff" fo:color="#252525"/>
    </style:style>
    <style:style style:name="T16_68" style:family="text">
      <style:text-properties fo:background-color="#ffffff" fo:color="#252525"/>
    </style:style>
    <style:style style:name="T16_69" style:family="text">
      <style:text-properties fo:background-color="#ffffff" fo:color="#252525"/>
    </style:style>
    <style:style style:name="T16_70" style:family="text">
      <style:text-properties fo:background-color="#ffffff" fo:color="#252525"/>
    </style:style>
    <style:style style:name="T16_71" style:family="text">
      <style:text-properties fo:background-color="#ffffff" fo:color="#252525"/>
    </style:style>
    <style:style style:name="T16_72" style:family="text">
      <style:text-properties fo:background-color="#ffffff" fo:color="#252525"/>
    </style:style>
    <style:style style:name="T16_73" style:family="text">
      <style:text-properties fo:background-color="#ffffff" fo:color="#252525"/>
    </style:style>
    <style:style style:name="T16_74" style:family="text">
      <style:text-properties fo:background-color="#ffffff" fo:color="#252525"/>
    </style:style>
    <style:style style:name="T16_75" style:family="text">
      <style:text-properties fo:background-color="#ffffff" fo:color="#252525"/>
    </style:style>
    <style:style style:name="T16_76" style:family="text">
      <style:text-properties fo:background-color="#ffffff" fo:color="#252525"/>
    </style:style>
    <style:style style:name="T16_77" style:family="text">
      <style:text-properties fo:background-color="#ffffff" fo:color="#252525"/>
    </style:style>
    <style:style style:name="T16_78" style:family="text">
      <style:text-properties fo:background-color="#ffffff" fo:color="#252525"/>
    </style:style>
    <style:style style:name="T16_79" style:family="text">
      <style:text-properties fo:background-color="#ffffff" fo:color="#252525"/>
    </style:style>
    <style:style style:name="T16_80" style:family="text">
      <style:text-properties fo:background-color="#ffffff" fo:color="#252525"/>
    </style:style>
    <style:style style:name="T16_81" style:family="text">
      <style:text-properties fo:background-color="#ffffff" fo:color="#252525"/>
    </style:style>
    <style:style style:name="T16_82" style:family="text">
      <style:text-properties fo:background-color="#ffffff" fo:color="#252525"/>
    </style:style>
    <style:style style:name="T16_83" style:family="text">
      <style:text-properties fo:background-color="#ffffff" fo:color="#252525"/>
    </style:style>
    <style:style style:name="T16_84" style:family="text">
      <style:text-properties fo:background-color="#ffffff" fo:color="#252525"/>
    </style:style>
    <style:style style:name="T16_85" style:family="text">
      <style:text-properties fo:background-color="#ffffff" fo:color="#252525"/>
    </style:style>
    <style:style style:name="T16_86" style:family="text">
      <style:text-properties fo:background-color="#ffffff" fo:color="#252525"/>
    </style:style>
    <style:style style:name="T16_87" style:family="text">
      <style:text-properties fo:background-color="#ffffff" fo:color="#252525"/>
    </style:style>
    <style:style style:name="T16_88" style:family="text">
      <style:text-properties fo:background-color="#ffffff" fo:color="#252525"/>
    </style:style>
    <style:style style:name="T16_89" style:family="text">
      <style:text-properties fo:background-color="#ffffff" fo:color="#252525"/>
    </style:style>
    <style:style style:name="T16_90" style:family="text">
      <style:text-properties fo:background-color="#ffffff" fo:color="#252525"/>
    </style:style>
    <style:style style:name="T16_91" style:family="text">
      <style:text-properties fo:background-color="#ffffff" fo:color="#252525"/>
    </style:style>
    <style:style style:name="T16_92" style:family="text">
      <style:text-properties fo:background-color="#ffffff" fo:color="#252525"/>
    </style:style>
    <style:style style:name="T16_93" style:family="text">
      <style:text-properties fo:background-color="#ffffff" fo:color="#252525"/>
    </style:style>
    <style:style style:name="T16_94" style:family="text">
      <style:text-properties fo:background-color="#ffffff" fo:color="#252525"/>
    </style:style>
    <style:style style:name="T16_95" style:family="text">
      <style:text-properties fo:background-color="#ffffff" fo:color="#252525"/>
    </style:style>
    <style:style style:name="T16_96" style:family="text">
      <style:text-properties fo:background-color="#ffffff" fo:color="#252525"/>
    </style:style>
    <style:style style:name="T16_97" style:family="text">
      <style:text-properties fo:background-color="#ffffff" fo:color="#252525"/>
    </style:style>
    <style:style style:name="T16_98" style:family="text">
      <style:text-properties fo:background-color="#ffffff" fo:color="#252525"/>
    </style:style>
    <style:style style:name="T16_99" style:family="text">
      <style:text-properties fo:background-color="#ffffff" fo:color="#252525"/>
    </style:style>
    <style:style style:name="T16_100" style:family="text">
      <style:text-properties fo:background-color="#ffffff" fo:color="#252525"/>
    </style:style>
    <style:style style:name="T16_101" style:family="text">
      <style:text-properties fo:background-color="#ffffff" fo:color="#252525"/>
    </style:style>
    <style:style style:name="T16_102" style:family="text">
      <style:text-properties fo:background-color="#ffffff" fo:color="#252525"/>
    </style:style>
    <style:style style:name="T16_103" style:family="text">
      <style:text-properties fo:background-color="#ffffff" fo:color="#252525"/>
    </style:style>
    <style:style style:name="T16_104" style:family="text">
      <style:text-properties fo:background-color="#ffffff" fo:color="#252525"/>
    </style:style>
    <style:style style:name="T16_105" style:family="text">
      <style:text-properties fo:background-color="#ffffff" fo:color="#252525"/>
    </style:style>
    <style:style style:name="T16_106" style:family="text">
      <style:text-properties fo:background-color="#ffffff" fo:color="#252525"/>
    </style:style>
    <style:style style:name="T16_107" style:family="text">
      <style:text-properties fo:background-color="#ffffff" fo:color="#252525"/>
    </style:style>
    <style:style style:name="T16_108" style:family="text">
      <style:text-properties fo:background-color="#ffffff" fo:color="#252525"/>
    </style:style>
    <style:style style:name="T16_109" style:family="text">
      <style:text-properties fo:background-color="#ffffff" fo:color="#252525"/>
    </style:style>
    <style:style style:name="T16_110" style:family="text">
      <style:text-properties fo:background-color="#ffffff" fo:color="#252525"/>
    </style:style>
    <style:style style:name="T16_111" style:family="text">
      <style:text-properties fo:background-color="#ffffff" fo:color="#252525"/>
    </style:style>
    <style:style style:name="T16_112" style:family="text">
      <style:text-properties fo:background-color="#ffffff" fo:color="#252525"/>
    </style:style>
    <style:style style:name="T16_113" style:family="text">
      <style:text-properties fo:background-color="#ffffff" fo:color="#252525"/>
    </style:style>
    <style:style style:name="T16_114" style:family="text">
      <style:text-properties fo:background-color="#ffffff" fo:color="#252525"/>
    </style:style>
    <style:style style:name="T16_115" style:family="text">
      <style:text-properties fo:background-color="#ffffff" fo:color="#252525"/>
    </style:style>
    <style:style style:name="T16_116" style:family="text">
      <style:text-properties fo:background-color="#ffffff" fo:color="#252525"/>
    </style:style>
    <style:style style:name="T16_117" style:family="text">
      <style:text-properties fo:background-color="#ffffff" fo:color="#252525"/>
    </style:style>
    <style:style style:name="T16_118" style:family="text">
      <style:text-properties fo:background-color="#ffffff" fo:color="#252525"/>
    </style:style>
    <style:style style:name="T16_119" style:family="text">
      <style:text-properties fo:background-color="#ffffff" fo:color="#252525"/>
    </style:style>
    <style:style style:name="T16_120" style:family="text">
      <style:text-properties fo:background-color="#ffffff" fo:color="#252525"/>
    </style:style>
    <style:style style:name="T16_121" style:family="text">
      <style:text-properties fo:background-color="#ffffff" fo:color="#252525"/>
    </style:style>
    <style:style style:name="T16_122" style:family="text">
      <style:text-properties fo:background-color="#ffffff" fo:color="#252525"/>
    </style:style>
    <style:style style:name="T16_123" style:family="text">
      <style:text-properties fo:background-color="#ffffff" fo:color="#252525"/>
    </style:style>
    <style:style style:name="T16_124" style:family="text">
      <style:text-properties fo:background-color="#ffffff" fo:color="#252525"/>
    </style:style>
    <style:style style:name="T16_125" style:family="text">
      <style:text-properties fo:background-color="#ffffff" fo:color="#252525"/>
    </style:style>
    <style:style style:name="T16_126" style:family="text">
      <style:text-properties fo:background-color="#ffffff" fo:color="#252525"/>
    </style:style>
    <style:style style:name="T16_127" style:family="text">
      <style:text-properties fo:background-color="#ffffff" fo:color="#252525"/>
    </style:style>
    <style:style style:name="T16_128" style:family="text">
      <style:text-properties fo:background-color="#ffffff" fo:color="#252525"/>
    </style:style>
    <style:style style:name="T16_129" style:family="text">
      <style:text-properties fo:background-color="#ffffff" fo:color="#252525"/>
    </style:style>
    <style:style style:name="T16_130" style:family="text">
      <style:text-properties fo:background-color="#ffffff" fo:color="#252525"/>
    </style:style>
    <style:style style:name="T16_131" style:family="text">
      <style:text-properties fo:background-color="#ffffff" fo:color="#252525"/>
    </style:style>
    <style:style style:name="T16_132" style:family="text">
      <style:text-properties fo:background-color="#ffffff" fo:color="#252525"/>
    </style:style>
    <style:style style:name="T16_133" style:family="text">
      <style:text-properties fo:background-color="#ffffff" fo:color="#252525"/>
    </style:style>
    <style:style style:name="T16_134" style:family="text">
      <style:text-properties fo:background-color="#ffffff" fo:color="#252525"/>
    </style:style>
    <style:style style:name="T16_135" style:family="text">
      <style:text-properties fo:background-color="#ffffff" fo:color="#252525"/>
    </style:style>
    <style:style style:name="T16_136" style:family="text">
      <style:text-properties fo:background-color="#ffffff" fo:color="#252525"/>
    </style:style>
    <style:style style:name="T16_137" style:family="text">
      <style:text-properties fo:background-color="#ffffff" fo:color="#252525"/>
    </style:style>
    <style:style style:name="T16_138" style:family="text">
      <style:text-properties fo:background-color="#ffffff" fo:color="#252525"/>
    </style:style>
    <style:style style:name="T16_139" style:family="text">
      <style:text-properties fo:background-color="#ffffff" fo:color="#252525"/>
    </style:style>
    <style:style style:name="T16_140" style:family="text">
      <style:text-properties fo:background-color="#ffffff" fo:color="#252525"/>
    </style:style>
    <style:style style:name="T16_141" style:family="text">
      <style:text-properties fo:background-color="#ffffff" fo:color="#252525"/>
    </style:style>
    <style:style style:name="T16_142" style:family="text">
      <style:text-properties fo:background-color="#ffffff" fo:color="#252525"/>
    </style:style>
    <style:style style:name="T16_143" style:family="text">
      <style:text-properties fo:background-color="#ffffff" fo:color="#252525"/>
    </style:style>
    <style:style style:name="T16_144" style:family="text">
      <style:text-properties fo:background-color="#ffffff" fo:color="#252525"/>
    </style:style>
    <style:style style:name="T16_145" style:family="text">
      <style:text-properties fo:background-color="#ffffff" fo:color="#252525"/>
    </style:style>
    <style:style style:name="T16_146" style:family="text">
      <style:text-properties fo:background-color="#ffffff" fo:color="#252525"/>
    </style:style>
    <style:style style:name="T16_147" style:family="text">
      <style:text-properties fo:background-color="#ffffff" fo:color="#252525"/>
    </style:style>
    <style:style style:name="T16_148" style:family="text">
      <style:text-properties fo:background-color="#ffffff" fo:color="#252525"/>
    </style:style>
    <style:style style:name="T16_149" style:family="text">
      <style:text-properties fo:background-color="#ffffff" fo:color="#252525"/>
    </style:style>
    <style:style style:name="T16_150" style:family="text">
      <style:text-properties fo:background-color="#ffffff" fo:color="#252525"/>
    </style:style>
    <style:style style:name="T16_151" style:family="text">
      <style:text-properties fo:background-color="#ffffff" fo:color="#252525"/>
    </style:style>
    <style:style style:name="T16_152" style:family="text">
      <style:text-properties fo:background-color="#ffffff" fo:color="#252525"/>
    </style:style>
    <style:style style:name="T16_153" style:family="text">
      <style:text-properties fo:background-color="#ffffff" fo:color="#252525"/>
    </style:style>
    <style:style style:name="T16_154" style:family="text">
      <style:text-properties fo:background-color="#ffffff" fo:color="#252525"/>
    </style:style>
    <style:style style:name="T16_155" style:family="text">
      <style:text-properties fo:background-color="#ffffff" fo:color="#252525"/>
    </style:style>
    <style:style style:name="T16_156" style:family="text">
      <style:text-properties fo:background-color="#ffffff" fo:color="#252525"/>
    </style:style>
    <style:style style:name="T16_157" style:family="text">
      <style:text-properties fo:background-color="#ffffff" fo:color="#252525"/>
    </style:style>
    <style:style style:name="T16_158" style:family="text">
      <style:text-properties fo:background-color="#ffffff" fo:color="#252525"/>
    </style:style>
    <style:style style:name="T16_159" style:family="text">
      <style:text-properties fo:background-color="#ffffff" fo:color="#252525"/>
    </style:style>
    <style:style style:name="T16_160" style:family="text">
      <style:text-properties fo:background-color="#ffffff" fo:color="#252525"/>
    </style:style>
    <style:style style:name="T16_161" style:family="text">
      <style:text-properties fo:background-color="#ffffff" fo:color="#252525"/>
    </style:style>
    <style:style style:name="T16_162" style:family="text">
      <style:text-properties fo:background-color="#ffffff" fo:color="#252525"/>
    </style:style>
    <style:style style:name="T16_163" style:family="text">
      <style:text-properties fo:background-color="#ffffff" fo:color="#252525"/>
    </style:style>
    <style:style style:name="T16_164" style:family="text">
      <style:text-properties fo:background-color="#ffffff" fo:color="#252525"/>
    </style:style>
    <style:style style:name="T16_165" style:family="text">
      <style:text-properties fo:background-color="#ffffff" fo:color="#252525"/>
    </style:style>
    <style:style style:name="T16_166" style:family="text">
      <style:text-properties fo:background-color="#ffffff" fo:color="#252525"/>
    </style:style>
    <style:style style:name="T16_167" style:family="text">
      <style:text-properties fo:background-color="#ffffff" fo:color="#252525"/>
    </style:style>
    <style:style style:name="T16_168" style:family="text">
      <style:text-properties fo:background-color="#ffffff" fo:color="#252525"/>
    </style:style>
    <style:style style:name="T16_169" style:family="text">
      <style:text-properties fo:background-color="#ffffff" fo:color="#252525"/>
    </style:style>
    <style:style style:name="T16_170" style:family="text">
      <style:text-properties fo:background-color="#ffffff" fo:color="#252525"/>
    </style:style>
    <style:style style:name="T16_171" style:family="text">
      <style:text-properties fo:background-color="#ffffff" fo:color="#252525"/>
    </style:style>
    <style:style style:name="T16_172" style:family="text">
      <style:text-properties fo:background-color="#ffffff" fo:color="#252525"/>
    </style:style>
    <style:style style:name="T16_173" style:family="text">
      <style:text-properties fo:background-color="#ffffff" fo:color="#252525"/>
    </style:style>
    <style:style style:name="T16_174" style:family="text">
      <style:text-properties fo:background-color="#ffffff" fo:color="#252525"/>
    </style:style>
    <style:style style:name="T16_175" style:family="text">
      <style:text-properties fo:background-color="#ffffff" fo:color="#252525"/>
    </style:style>
    <style:style style:name="T16_176" style:family="text">
      <style:text-properties fo:background-color="#ffffff" fo:color="#252525"/>
    </style:style>
    <style:style style:name="T16_177" style:family="text">
      <style:text-properties fo:background-color="#ffffff" fo:color="#252525"/>
    </style:style>
    <style:style style:name="T16_178" style:family="text">
      <style:text-properties fo:background-color="#ffffff" fo:color="#252525"/>
    </style:style>
    <style:style style:name="T16_179" style:family="text">
      <style:text-properties fo:background-color="#ffffff" fo:color="#252525"/>
    </style:style>
    <style:style style:name="T16_180" style:family="text">
      <style:text-properties fo:background-color="#ffffff" fo:color="#252525"/>
    </style:style>
    <style:style style:name="T16_181" style:family="text">
      <style:text-properties fo:background-color="#ffffff" fo:color="#252525"/>
    </style:style>
    <style:style style:name="T16_182" style:family="text">
      <style:text-properties fo:background-color="#ffffff" fo:color="#252525"/>
    </style:style>
    <style:style style:name="T16_183" style:family="text">
      <style:text-properties fo:background-color="#ffffff" fo:color="#252525"/>
    </style:style>
    <style:style style:name="T16_184" style:family="text">
      <style:text-properties fo:background-color="#ffffff" fo:color="#252525"/>
    </style:style>
    <style:style style:name="T16_185" style:family="text">
      <style:text-properties fo:background-color="#ffffff" fo:color="#252525"/>
    </style:style>
    <style:style style:name="T16_186" style:family="text">
      <style:text-properties fo:background-color="#ffffff" fo:color="#252525"/>
    </style:style>
    <style:style style:name="T16_187" style:family="text">
      <style:text-properties fo:background-color="#ffffff" fo:color="#252525"/>
    </style:style>
    <style:style style:name="T16_188" style:family="text">
      <style:text-properties fo:background-color="#ffffff" fo:color="#252525"/>
    </style:style>
    <style:style style:name="T16_189" style:family="text">
      <style:text-properties fo:background-color="#ffffff" fo:color="#252525"/>
    </style:style>
    <style:style style:name="T16_190" style:family="text">
      <style:text-properties fo:background-color="#ffffff" fo:color="#252525"/>
    </style:style>
    <style:style style:name="T16_191" style:family="text">
      <style:text-properties fo:background-color="#ffffff" fo:color="#252525"/>
    </style:style>
    <style:style style:name="T16_192" style:family="text">
      <style:text-properties fo:background-color="#ffffff" fo:color="#252525"/>
    </style:style>
    <style:style style:name="T16_193" style:family="text">
      <style:text-properties fo:background-color="#ffffff" fo:color="#252525"/>
    </style:style>
    <style:style style:name="T16_194" style:family="text">
      <style:text-properties fo:background-color="#ffffff" fo:color="#252525"/>
    </style:style>
    <style:style style:name="T16_195" style:family="text">
      <style:text-properties fo:background-color="#ffffff" fo:color="#252525"/>
    </style:style>
    <style:style style:name="T16_196" style:family="text">
      <style:text-properties fo:background-color="#ffffff" fo:color="#252525"/>
    </style:style>
    <style:style style:name="T16_197" style:family="text">
      <style:text-properties fo:background-color="#ffffff" fo:color="#252525"/>
    </style:style>
    <style:style style:name="T16_198" style:family="text">
      <style:text-properties fo:background-color="#ffffff" fo:color="#252525"/>
    </style:style>
    <style:style style:name="T16_199" style:family="text">
      <style:text-properties fo:background-color="#ffffff" fo:color="#252525"/>
    </style:style>
    <style:style style:name="T16_200" style:family="text">
      <style:text-properties fo:background-color="#ffffff" fo:color="#252525"/>
    </style:style>
    <style:style style:name="T16_201" style:family="text">
      <style:text-properties fo:background-color="#ffffff" fo:color="#252525"/>
    </style:style>
    <style:style style:name="T16_202" style:family="text">
      <style:text-properties fo:background-color="#ffffff" fo:color="#252525"/>
    </style:style>
    <style:style style:name="T16_203" style:family="text">
      <style:text-properties fo:background-color="#ffffff" fo:color="#252525"/>
    </style:style>
    <style:style style:name="T16_204" style:family="text">
      <style:text-properties fo:background-color="#ffffff" fo:color="#252525"/>
    </style:style>
    <style:style style:name="T16_205" style:family="text">
      <style:text-properties fo:background-color="#ffffff" fo:color="#252525"/>
    </style:style>
    <style:style style:name="T16_206" style:family="text">
      <style:text-properties fo:background-color="#ffffff" fo:color="#252525"/>
    </style:style>
    <style:style style:name="T16_207" style:family="text">
      <style:text-properties fo:background-color="#ffffff" fo:color="#252525"/>
    </style:style>
    <style:style style:name="T16_208" style:family="text">
      <style:text-properties fo:background-color="#ffffff" fo:color="#252525"/>
    </style:style>
    <style:style style:name="T16_209" style:family="text">
      <style:text-properties fo:background-color="#ffffff" fo:color="#252525"/>
    </style:style>
    <style:style style:name="T16_210" style:family="text">
      <style:text-properties fo:background-color="#ffffff" fo:color="#252525"/>
    </style:style>
    <style:style style:name="T16_211" style:family="text">
      <style:text-properties fo:background-color="#ffffff" fo:color="#252525"/>
    </style:style>
    <style:style style:name="T16_212" style:family="text">
      <style:text-properties fo:background-color="#ffffff" fo:color="#252525"/>
    </style:style>
    <style:style style:name="T16_213" style:family="text">
      <style:text-properties fo:background-color="#ffffff" fo:color="#252525"/>
    </style:style>
    <style:style style:name="T16_214" style:family="text">
      <style:text-properties fo:background-color="#ffffff" fo:color="#252525"/>
    </style:style>
    <style:style style:name="T16_215" style:family="text">
      <style:text-properties fo:background-color="#ffffff" fo:color="#252525"/>
    </style:style>
    <style:style style:name="T16_216" style:family="text">
      <style:text-properties fo:background-color="#ffffff" fo:color="#252525"/>
    </style:style>
    <style:style style:name="T16_217" style:family="text">
      <style:text-properties fo:background-color="#ffffff" fo:color="#252525"/>
    </style:style>
    <style:style style:name="T16_218" style:family="text">
      <style:text-properties fo:background-color="#ffffff" fo:color="#252525"/>
    </style:style>
    <style:style style:name="T16_219" style:family="text">
      <style:text-properties fo:background-color="#ffffff" fo:color="#252525"/>
    </style:style>
    <style:style style:name="T16_220" style:family="text">
      <style:text-properties fo:background-color="#ffffff" fo:color="#252525"/>
    </style:style>
    <style:style style:name="T16_221" style:family="text">
      <style:text-properties fo:background-color="#ffffff" fo:color="#252525"/>
    </style:style>
    <style:style style:name="T16_222" style:family="text">
      <style:text-properties fo:background-color="#ffffff" fo:color="#252525"/>
    </style:style>
    <style:style style:name="T16_223" style:family="text">
      <style:text-properties fo:background-color="#ffffff" fo:color="#252525"/>
    </style:style>
    <style:style style:name="T16_224" style:family="text">
      <style:text-properties fo:background-color="#ffffff" fo:color="#252525"/>
    </style:style>
    <style:style style:name="T16_225" style:family="text">
      <style:text-properties fo:background-color="#ffffff" fo:color="#252525"/>
    </style:style>
    <style:style style:name="T16_226" style:family="text">
      <style:text-properties fo:background-color="#ffffff" fo:color="#252525"/>
    </style:style>
    <style:style style:name="T16_227" style:family="text">
      <style:text-properties fo:background-color="#ffffff" fo:color="#252525"/>
    </style:style>
    <style:style style:name="T16_228" style:family="text">
      <style:text-properties fo:background-color="#ffffff" fo:color="#252525"/>
    </style:style>
    <style:style style:name="T16_229" style:family="text">
      <style:text-properties fo:background-color="#ffffff" fo:color="#252525"/>
    </style:style>
    <style:style style:name="T16_230" style:family="text">
      <style:text-properties fo:background-color="#ffffff" fo:color="#252525"/>
    </style:style>
    <style:style style:name="T16_231" style:family="text">
      <style:text-properties fo:background-color="#ffffff" fo:color="#252525"/>
    </style:style>
    <style:style style:name="T16_232" style:family="text">
      <style:text-properties fo:background-color="#ffffff" fo:color="#252525"/>
    </style:style>
    <style:style style:name="T16_233" style:family="text">
      <style:text-properties fo:background-color="#ffffff" fo:color="#252525"/>
    </style:style>
    <style:style style:name="T16_234" style:family="text">
      <style:text-properties fo:background-color="#ffffff" fo:color="#252525"/>
    </style:style>
    <style:style style:name="T16_235" style:family="text">
      <style:text-properties fo:background-color="#ffffff" fo:color="#252525"/>
    </style:style>
    <style:style style:name="T16_236" style:family="text">
      <style:text-properties fo:background-color="#ffffff" fo:color="#252525"/>
    </style:style>
    <style:style style:name="T16_237" style:family="text">
      <style:text-properties fo:background-color="#ffffff" fo:color="#252525"/>
    </style:style>
    <style:style style:name="T16_238" style:family="text">
      <style:text-properties fo:background-color="#ffffff" fo:color="#252525"/>
    </style:style>
    <style:style style:name="T16_239" style:family="text">
      <style:text-properties fo:background-color="#ffffff" fo:color="#252525"/>
    </style:style>
    <style:style style:name="T16_240" style:family="text">
      <style:text-properties fo:background-color="#ffffff" fo:color="#252525"/>
    </style:style>
    <style:style style:name="T16_241" style:family="text">
      <style:text-properties fo:background-color="#ffffff" fo:color="#252525"/>
    </style:style>
    <style:style style:name="T16_242" style:family="text">
      <style:text-properties fo:background-color="#ffffff" fo:color="#252525"/>
    </style:style>
    <style:style style:name="T16_243" style:family="text">
      <style:text-properties fo:background-color="#ffffff" fo:color="#252525"/>
    </style:style>
    <style:style style:name="T16_244" style:family="text">
      <style:text-properties fo:background-color="#ffffff" fo:color="#252525"/>
    </style:style>
    <style:style style:name="T16_245" style:family="text">
      <style:text-properties fo:background-color="#ffffff" fo:color="#252525"/>
    </style:style>
    <style:style style:name="T16_246" style:family="text">
      <style:text-properties fo:background-color="#ffffff" fo:color="#252525"/>
    </style:style>
    <style:style style:name="T16_247" style:family="text">
      <style:text-properties fo:background-color="#ffffff" fo:color="#252525"/>
    </style:style>
    <style:style style:name="T16_248" style:family="text">
      <style:text-properties fo:background-color="#ffffff" fo:color="#252525"/>
    </style:style>
    <style:style style:name="T16_249" style:family="text">
      <style:text-properties fo:background-color="#ffffff" fo:color="#252525"/>
    </style:style>
    <style:style style:name="T16_250" style:family="text">
      <style:text-properties fo:background-color="#ffffff" fo:color="#252525"/>
    </style:style>
    <style:style style:name="T16_251" style:family="text">
      <style:text-properties fo:background-color="#ffffff" fo:color="#252525"/>
    </style:style>
    <style:style style:name="T16_252" style:family="text">
      <style:text-properties fo:background-color="#ffffff" fo:color="#252525"/>
    </style:style>
    <style:style style:name="T16_253" style:family="text">
      <style:text-properties fo:background-color="#ffffff" fo:color="#252525"/>
    </style:style>
    <style:style style:name="T16_254" style:family="text">
      <style:text-properties fo:background-color="#ffffff" fo:color="#252525"/>
    </style:style>
    <style:style style:name="T16_255" style:family="text">
      <style:text-properties fo:background-color="#ffffff" fo:color="#252525"/>
    </style:style>
    <style:style style:name="T16_256" style:family="text">
      <style:text-properties fo:background-color="#ffffff" fo:color="#252525"/>
    </style:style>
    <style:style style:name="T16_257" style:family="text">
      <style:text-properties fo:background-color="#ffffff" fo:color="#252525"/>
    </style:style>
    <style:style style:name="T16_258" style:family="text">
      <style:text-properties fo:background-color="#ffffff" fo:color="#252525"/>
    </style:style>
    <style:style style:name="T16_259" style:family="text">
      <style:text-properties fo:background-color="#ffffff" fo:color="#252525"/>
    </style:style>
    <style:style style:name="T16_260" style:family="text">
      <style:text-properties fo:background-color="#ffffff" fo:color="#252525"/>
    </style:style>
    <style:style style:name="T16_261" style:family="text">
      <style:text-properties fo:background-color="#ffffff" fo:color="#252525"/>
    </style:style>
    <style:style style:name="T16_262" style:family="text">
      <style:text-properties fo:background-color="#ffffff" fo:color="#252525"/>
    </style:style>
    <style:style style:name="T16_263" style:family="text">
      <style:text-properties fo:background-color="#ffffff" fo:color="#252525"/>
    </style:style>
    <style:style style:name="T16_264" style:family="text">
      <style:text-properties fo:background-color="#ffffff" fo:color="#252525"/>
    </style:style>
    <style:style style:name="T16_265" style:family="text">
      <style:text-properties fo:background-color="#ffffff" fo:color="#252525"/>
    </style:style>
    <style:style style:name="T16_266" style:family="text">
      <style:text-properties fo:background-color="#ffffff" fo:color="#252525"/>
    </style:style>
    <style:style style:name="T16_267" style:family="text">
      <style:text-properties fo:background-color="#ffffff" fo:color="#252525"/>
    </style:style>
    <style:style style:name="T16_268" style:family="text">
      <style:text-properties fo:background-color="#ffffff" fo:color="#252525"/>
    </style:style>
    <style:style style:name="T16_269" style:family="text">
      <style:text-properties fo:background-color="#ffffff" fo:color="#252525"/>
    </style:style>
    <style:style style:name="T16_270" style:family="text">
      <style:text-properties fo:background-color="#ffffff" fo:color="#252525"/>
    </style:style>
    <style:style style:name="T16_271" style:family="text">
      <style:text-properties fo:background-color="#ffffff" fo:color="#252525"/>
    </style:style>
    <style:style style:name="T16_272" style:family="text">
      <style:text-properties fo:background-color="#ffffff" fo:color="#252525"/>
    </style:style>
    <style:style style:name="T16_273" style:family="text">
      <style:text-properties fo:background-color="#ffffff" fo:color="#252525"/>
    </style:style>
    <style:style style:name="T16_274" style:family="text">
      <style:text-properties fo:background-color="#ffffff" fo:color="#252525"/>
    </style:style>
    <style:style style:name="T16_275" style:family="text">
      <style:text-properties fo:background-color="#ffffff" fo:color="#252525"/>
    </style:style>
    <style:style style:name="T16_276" style:family="text">
      <style:text-properties fo:background-color="#ffffff" fo:color="#252525"/>
    </style:style>
    <style:style style:name="T16_277" style:family="text">
      <style:text-properties fo:background-color="#ffffff" fo:color="#252525"/>
    </style:style>
    <style:style style:name="T16_278" style:family="text">
      <style:text-properties fo:background-color="#ffffff" fo:color="#252525"/>
    </style:style>
    <style:style style:name="P17" style:family="paragraph" style:parent-style-name="Standard">
      <style:paragraph-properties fo:text-align="justify" fo:break-before="auto" fo:line-height="115%" fo:margin-bottom="0.353cm" style:writing-mode="lr-tb"/>
    </style:style>
    <style:style style:name="T17_1" style:family="text">
      <style:text-properties fo:background-color="#ffffff" fo:color="#252525"/>
    </style:style>
    <style:style style:name="T17_2" style:family="text">
      <style:text-properties fo:background-color="#ffffff" fo:color="#252525"/>
    </style:style>
    <style:style style:name="T17_3" style:family="text">
      <style:text-properties fo:background-color="#ffffff" fo:color="#252525"/>
    </style:style>
    <style:style style:name="T17_4" style:family="text">
      <style:text-properties fo:background-color="#ffffff" fo:color="#252525"/>
    </style:style>
    <style:style style:name="T17_5" style:family="text">
      <style:text-properties fo:background-color="#ffffff" fo:color="#252525"/>
    </style:style>
    <style:style style:name="T17_6" style:family="text">
      <style:text-properties fo:background-color="#ffffff" fo:color="#252525"/>
    </style:style>
    <style:style style:name="T17_7" style:family="text">
      <style:text-properties fo:background-color="#ffffff" fo:color="#252525"/>
    </style:style>
    <style:style style:name="T17_8" style:family="text">
      <style:text-properties fo:background-color="#ffffff" fo:color="#252525"/>
    </style:style>
    <style:style style:name="T17_9" style:family="text">
      <style:text-properties fo:background-color="#ffffff" fo:color="#252525"/>
    </style:style>
    <style:style style:name="T17_10" style:family="text">
      <style:text-properties fo:background-color="#ffffff" fo:color="#252525"/>
    </style:style>
    <style:style style:name="T17_11" style:family="text">
      <style:text-properties fo:background-color="#ffffff" fo:color="#252525"/>
    </style:style>
    <style:style style:name="T17_12" style:family="text">
      <style:text-properties fo:background-color="#ffffff" fo:color="#252525"/>
    </style:style>
    <style:style style:name="T17_13" style:family="text">
      <style:text-properties fo:background-color="#ffffff" fo:color="#252525"/>
    </style:style>
    <style:style style:name="T17_14" style:family="text">
      <style:text-properties fo:background-color="#ffffff" fo:color="#252525"/>
    </style:style>
    <style:style style:name="T17_15" style:family="text">
      <style:text-properties fo:background-color="#ffffff" fo:color="#252525"/>
    </style:style>
    <style:style style:name="T17_16" style:family="text">
      <style:text-properties fo:background-color="#ffffff" fo:color="#252525"/>
    </style:style>
    <style:style style:name="T17_17" style:family="text">
      <style:text-properties fo:background-color="#ffffff" fo:color="#252525"/>
    </style:style>
    <style:style style:name="T17_18" style:family="text">
      <style:text-properties fo:background-color="#ffffff" fo:color="#252525"/>
    </style:style>
    <style:style style:name="T17_19" style:family="text">
      <style:text-properties fo:background-color="#ffffff" fo:color="#252525"/>
    </style:style>
    <style:style style:name="T17_20" style:family="text">
      <style:text-properties fo:background-color="#ffffff" fo:color="#252525"/>
    </style:style>
    <style:style style:name="T17_21" style:family="text">
      <style:text-properties fo:background-color="#ffffff" fo:color="#252525"/>
    </style:style>
    <style:style style:name="T17_22" style:family="text">
      <style:text-properties fo:background-color="#ffffff" fo:color="#252525"/>
    </style:style>
    <style:style style:name="T17_23" style:family="text">
      <style:text-properties fo:background-color="#ffffff" fo:color="#252525"/>
    </style:style>
    <style:style style:name="T17_24" style:family="text">
      <style:text-properties fo:background-color="#ffffff" fo:color="#252525"/>
    </style:style>
    <style:style style:name="T17_25" style:family="text">
      <style:text-properties fo:background-color="#ffffff" fo:color="#252525"/>
    </style:style>
    <style:style style:name="T17_26" style:family="text">
      <style:text-properties fo:background-color="#ffffff" fo:color="#252525"/>
    </style:style>
    <style:style style:name="T17_27" style:family="text">
      <style:text-properties fo:background-color="#ffffff" fo:color="#252525"/>
    </style:style>
    <style:style style:name="T17_28" style:family="text">
      <style:text-properties fo:background-color="#ffffff" fo:color="#252525"/>
    </style:style>
    <style:style style:name="T17_29" style:family="text">
      <style:text-properties fo:background-color="#ffffff" fo:color="#252525"/>
    </style:style>
    <style:style style:name="T17_30" style:family="text">
      <style:text-properties fo:background-color="#ffffff" fo:color="#252525"/>
    </style:style>
    <style:style style:name="T17_31" style:family="text">
      <style:text-properties fo:background-color="#ffffff" fo:color="#252525"/>
    </style:style>
    <style:style style:name="T17_32" style:family="text">
      <style:text-properties fo:background-color="#ffffff" fo:color="#252525"/>
    </style:style>
    <style:style style:name="T17_33" style:family="text">
      <style:text-properties fo:background-color="#ffffff" fo:color="#252525"/>
    </style:style>
    <style:style style:name="T17_34" style:family="text">
      <style:text-properties fo:background-color="#ffffff" fo:color="#252525"/>
    </style:style>
    <style:style style:name="T17_35" style:family="text">
      <style:text-properties fo:background-color="#ffffff" fo:color="#252525"/>
    </style:style>
    <style:style style:name="T17_36" style:family="text">
      <style:text-properties fo:background-color="#ffffff" fo:color="#252525"/>
    </style:style>
    <style:style style:name="T17_37" style:family="text">
      <style:text-properties fo:background-color="#ffffff" fo:color="#252525"/>
    </style:style>
    <style:style style:name="T17_38" style:family="text">
      <style:text-properties fo:background-color="#ffffff" fo:color="#252525"/>
    </style:style>
    <style:style style:name="T17_39" style:family="text">
      <style:text-properties fo:background-color="#ffffff" fo:color="#252525"/>
    </style:style>
    <style:style style:name="T17_40" style:family="text">
      <style:text-properties fo:background-color="#ffffff" fo:color="#252525"/>
    </style:style>
    <style:style style:name="T17_41" style:family="text">
      <style:text-properties fo:background-color="#ffffff" fo:color="#252525"/>
    </style:style>
    <style:style style:name="T17_42" style:family="text">
      <style:text-properties fo:background-color="#ffffff" fo:color="#252525"/>
    </style:style>
    <style:style style:name="T17_43" style:family="text">
      <style:text-properties fo:background-color="#ffffff" fo:color="#252525"/>
    </style:style>
    <style:style style:name="T17_44" style:family="text">
      <style:text-properties fo:background-color="#ffffff" fo:color="#252525"/>
    </style:style>
    <style:style style:name="T17_45" style:family="text">
      <style:text-properties fo:background-color="#ffffff" fo:color="#252525"/>
    </style:style>
    <style:style style:name="T17_46" style:family="text">
      <style:text-properties fo:background-color="#ffffff" fo:color="#252525"/>
    </style:style>
    <style:style style:name="T17_47" style:family="text">
      <style:text-properties fo:background-color="#ffffff" fo:color="#252525"/>
    </style:style>
    <style:style style:name="T17_48" style:family="text">
      <style:text-properties fo:background-color="#ffffff" fo:color="#252525"/>
    </style:style>
    <style:style style:name="T17_49" style:family="text">
      <style:text-properties fo:background-color="#ffffff" fo:color="#252525"/>
    </style:style>
    <style:style style:name="T17_50" style:family="text">
      <style:text-properties fo:background-color="#ffffff" fo:color="#252525"/>
    </style:style>
    <style:style style:name="T17_51" style:family="text">
      <style:text-properties fo:background-color="#ffffff" fo:color="#252525"/>
    </style:style>
    <style:style style:name="T17_52" style:family="text">
      <style:text-properties fo:background-color="#ffffff" fo:color="#252525"/>
    </style:style>
    <style:style style:name="T17_53" style:family="text">
      <style:text-properties fo:background-color="#ffffff" fo:color="#252525"/>
    </style:style>
    <style:style style:name="T17_54" style:family="text">
      <style:text-properties fo:background-color="#ffffff" fo:color="#252525"/>
    </style:style>
    <style:style style:name="T17_55" style:family="text">
      <style:text-properties fo:background-color="#ffffff" fo:color="#252525"/>
    </style:style>
    <style:style style:name="T17_56" style:family="text">
      <style:text-properties fo:background-color="#ffffff" fo:color="#252525"/>
    </style:style>
    <style:style style:name="T17_57" style:family="text">
      <style:text-properties fo:background-color="#ffffff" fo:color="#252525"/>
    </style:style>
    <style:style style:name="T17_58" style:family="text">
      <style:text-properties fo:background-color="#ffffff" fo:color="#252525"/>
    </style:style>
    <style:style style:name="T17_59" style:family="text">
      <style:text-properties fo:background-color="#ffffff" fo:color="#252525"/>
    </style:style>
    <style:style style:name="T17_60" style:family="text">
      <style:text-properties fo:background-color="#ffffff" fo:color="#252525"/>
    </style:style>
    <style:style style:name="T17_61" style:family="text">
      <style:text-properties fo:background-color="#ffffff" fo:color="#252525"/>
    </style:style>
    <style:style style:name="T17_62" style:family="text">
      <style:text-properties fo:background-color="#ffffff" fo:color="#252525"/>
    </style:style>
    <style:style style:name="T17_63" style:family="text">
      <style:text-properties fo:background-color="#ffffff" fo:color="#252525"/>
    </style:style>
    <style:style style:name="T17_64" style:family="text">
      <style:text-properties fo:background-color="#ffffff" fo:color="#252525"/>
    </style:style>
    <style:style style:name="T17_65" style:family="text">
      <style:text-properties fo:background-color="#ffffff" fo:color="#252525"/>
    </style:style>
    <style:style style:name="T17_66" style:family="text">
      <style:text-properties fo:background-color="#ffffff" fo:color="#252525"/>
    </style:style>
    <style:style style:name="T17_67" style:family="text">
      <style:text-properties fo:background-color="#ffffff" fo:color="#252525"/>
    </style:style>
    <style:style style:name="T17_68" style:family="text">
      <style:text-properties fo:background-color="#ffffff" fo:color="#252525"/>
    </style:style>
    <style:style style:name="T17_69" style:family="text">
      <style:text-properties fo:background-color="#ffffff" fo:color="#252525"/>
    </style:style>
    <style:style style:name="T17_70" style:family="text">
      <style:text-properties fo:background-color="#ffffff" fo:color="#252525"/>
    </style:style>
    <style:style style:name="T17_71" style:family="text">
      <style:text-properties fo:background-color="#ffffff" fo:color="#252525"/>
    </style:style>
    <style:style style:name="T17_72" style:family="text">
      <style:text-properties fo:background-color="#ffffff" fo:color="#252525"/>
    </style:style>
    <style:style style:name="T17_73" style:family="text">
      <style:text-properties fo:background-color="#ffffff" fo:color="#252525"/>
    </style:style>
    <style:style style:name="T17_74" style:family="text">
      <style:text-properties fo:background-color="#ffffff" fo:color="#252525"/>
    </style:style>
    <style:style style:name="T17_75" style:family="text">
      <style:text-properties fo:background-color="#ffffff" fo:color="#252525"/>
    </style:style>
    <style:style style:name="T17_76" style:family="text">
      <style:text-properties fo:background-color="#ffffff" fo:color="#252525"/>
    </style:style>
    <style:style style:name="T17_77" style:family="text">
      <style:text-properties fo:background-color="#ffffff" fo:color="#252525"/>
    </style:style>
    <style:style style:name="T17_78" style:family="text">
      <style:text-properties fo:background-color="#ffffff" fo:color="#252525"/>
    </style:style>
    <style:style style:name="T17_79" style:family="text">
      <style:text-properties fo:background-color="#ffffff" fo:color="#252525"/>
    </style:style>
    <style:style style:name="T17_80" style:family="text">
      <style:text-properties fo:background-color="#ffffff" fo:color="#252525"/>
    </style:style>
    <style:style style:name="T17_81" style:family="text">
      <style:text-properties fo:background-color="#ffffff" fo:color="#252525"/>
    </style:style>
    <style:style style:name="T17_82" style:family="text">
      <style:text-properties fo:background-color="#ffffff" fo:color="#252525"/>
    </style:style>
    <style:style style:name="T17_83" style:family="text">
      <style:text-properties fo:background-color="#ffffff" fo:color="#252525"/>
    </style:style>
    <style:style style:name="T17_84" style:family="text">
      <style:text-properties fo:background-color="#ffffff" fo:color="#252525"/>
    </style:style>
    <style:style style:name="T17_85" style:family="text">
      <style:text-properties fo:background-color="#ffffff" fo:color="#252525"/>
    </style:style>
    <style:style style:name="T17_86" style:family="text">
      <style:text-properties fo:background-color="#ffffff" fo:color="#252525"/>
    </style:style>
    <style:style style:name="T17_87" style:family="text">
      <style:text-properties fo:background-color="#ffffff" fo:color="#252525"/>
    </style:style>
    <style:style style:name="T17_88" style:family="text">
      <style:text-properties fo:background-color="#ffffff" fo:color="#252525"/>
    </style:style>
    <style:style style:name="T17_89" style:family="text">
      <style:text-properties fo:background-color="#ffffff" fo:color="#252525"/>
    </style:style>
    <style:style style:name="T17_90" style:family="text">
      <style:text-properties fo:background-color="#ffffff" fo:color="#252525"/>
    </style:style>
    <style:style style:name="T17_91" style:family="text">
      <style:text-properties fo:background-color="#ffffff" fo:color="#252525"/>
    </style:style>
    <style:style style:name="T17_92" style:family="text">
      <style:text-properties fo:background-color="#ffffff" fo:color="#252525"/>
    </style:style>
    <style:style style:name="T17_93" style:family="text">
      <style:text-properties fo:background-color="#ffffff" fo:color="#252525"/>
    </style:style>
    <style:style style:name="T17_94" style:family="text">
      <style:text-properties fo:background-color="#ffffff" fo:color="#252525"/>
    </style:style>
    <style:style style:name="T17_95" style:family="text">
      <style:text-properties fo:background-color="#ffffff" fo:color="#252525"/>
    </style:style>
    <style:style style:name="T17_96" style:family="text">
      <style:text-properties fo:background-color="#ffffff" fo:color="#252525"/>
    </style:style>
    <style:style style:name="T17_97" style:family="text">
      <style:text-properties fo:background-color="#ffffff" fo:color="#252525"/>
    </style:style>
    <style:style style:name="T17_98" style:family="text">
      <style:text-properties fo:background-color="#ffffff" fo:color="#252525"/>
    </style:style>
    <style:style style:name="T17_99" style:family="text">
      <style:text-properties fo:background-color="#ffffff" fo:color="#252525"/>
    </style:style>
    <style:style style:name="T17_100" style:family="text">
      <style:text-properties fo:background-color="#ffffff" fo:color="#252525"/>
    </style:style>
    <style:style style:name="T17_101" style:family="text">
      <style:text-properties fo:background-color="#ffffff" fo:color="#252525"/>
    </style:style>
    <style:style style:name="T17_102" style:family="text">
      <style:text-properties fo:background-color="#ffffff" fo:color="#252525"/>
    </style:style>
    <style:style style:name="T17_103" style:family="text">
      <style:text-properties fo:background-color="#ffffff" fo:color="#252525"/>
    </style:style>
    <style:style style:name="T17_104" style:family="text">
      <style:text-properties fo:background-color="#ffffff" fo:color="#252525"/>
    </style:style>
    <style:style style:name="T17_105" style:family="text">
      <style:text-properties fo:background-color="#ffffff" fo:color="#252525"/>
    </style:style>
    <style:style style:name="T17_106" style:family="text">
      <style:text-properties fo:background-color="#ffffff" fo:color="#252525"/>
    </style:style>
    <style:style style:name="T17_107" style:family="text">
      <style:text-properties fo:background-color="#ffffff" fo:color="#252525"/>
    </style:style>
    <style:style style:name="T17_108" style:family="text">
      <style:text-properties fo:background-color="#ffffff" fo:color="#252525"/>
    </style:style>
    <style:style style:name="T17_109" style:family="text">
      <style:text-properties fo:background-color="#ffffff" fo:color="#252525"/>
    </style:style>
    <style:style style:name="T17_110" style:family="text">
      <style:text-properties fo:background-color="#ffffff" fo:color="#252525"/>
    </style:style>
    <style:style style:name="T17_111" style:family="text">
      <style:text-properties fo:background-color="#ffffff" fo:color="#252525"/>
    </style:style>
    <style:style style:name="T17_112" style:family="text">
      <style:text-properties fo:background-color="#ffffff" fo:color="#252525"/>
    </style:style>
    <style:style style:name="T17_113" style:family="text">
      <style:text-properties fo:background-color="#ffffff" fo:color="#252525"/>
    </style:style>
    <style:style style:name="T17_114" style:family="text">
      <style:text-properties fo:background-color="#ffffff" fo:color="#252525"/>
    </style:style>
    <style:style style:name="T17_115" style:family="text">
      <style:text-properties fo:background-color="#ffffff" fo:color="#252525"/>
    </style:style>
    <style:style style:name="T17_116" style:family="text">
      <style:text-properties fo:background-color="#ffffff" fo:color="#252525"/>
    </style:style>
    <style:style style:name="T17_117" style:family="text">
      <style:text-properties fo:background-color="#ffffff" fo:color="#252525"/>
    </style:style>
    <style:style style:name="T17_118" style:family="text">
      <style:text-properties fo:background-color="#ffffff" fo:color="#252525"/>
    </style:style>
    <style:style style:name="T17_119" style:family="text">
      <style:text-properties fo:background-color="#ffffff" fo:color="#252525"/>
    </style:style>
    <style:style style:name="T17_120" style:family="text">
      <style:text-properties fo:background-color="#ffffff" fo:color="#252525"/>
    </style:style>
    <style:style style:name="T17_121" style:family="text">
      <style:text-properties fo:background-color="#ffffff" fo:color="#252525"/>
    </style:style>
    <style:style style:name="T17_122" style:family="text">
      <style:text-properties fo:background-color="#ffffff" fo:color="#252525"/>
    </style:style>
    <style:style style:name="T17_123" style:family="text">
      <style:text-properties fo:background-color="#ffffff" fo:color="#252525"/>
    </style:style>
    <style:style style:name="T17_124" style:family="text">
      <style:text-properties fo:background-color="#ffffff" fo:color="#252525"/>
    </style:style>
    <style:style style:name="T17_125" style:family="text">
      <style:text-properties fo:background-color="#ffffff" fo:color="#252525"/>
    </style:style>
    <style:style style:name="T17_126" style:family="text">
      <style:text-properties fo:background-color="#ffffff" fo:color="#252525"/>
    </style:style>
    <style:style style:name="T17_127" style:family="text">
      <style:text-properties fo:background-color="#ffffff" fo:color="#252525"/>
    </style:style>
    <style:style style:name="T17_128" style:family="text">
      <style:text-properties fo:background-color="#ffffff" fo:color="#252525"/>
    </style:style>
    <style:style style:name="T17_129" style:family="text">
      <style:text-properties fo:background-color="#ffffff" fo:color="#252525"/>
    </style:style>
    <style:style style:name="T17_130" style:family="text">
      <style:text-properties fo:background-color="#ffffff" fo:color="#252525"/>
    </style:style>
    <style:style style:name="T17_131" style:family="text">
      <style:text-properties fo:background-color="#ffffff" fo:color="#252525"/>
    </style:style>
    <style:style style:name="T17_132" style:family="text">
      <style:text-properties fo:background-color="#ffffff" fo:color="#252525"/>
    </style:style>
    <style:style style:name="T17_133" style:family="text">
      <style:text-properties fo:background-color="#ffffff" fo:color="#252525"/>
    </style:style>
    <style:style style:name="T17_134" style:family="text">
      <style:text-properties fo:background-color="#ffffff" fo:color="#252525"/>
    </style:style>
    <style:style style:name="T17_135" style:family="text">
      <style:text-properties fo:background-color="#ffffff" fo:color="#252525"/>
    </style:style>
    <style:style style:name="T17_136" style:family="text">
      <style:text-properties fo:background-color="#ffffff" fo:color="#252525"/>
    </style:style>
    <style:style style:name="T17_137" style:family="text">
      <style:text-properties fo:background-color="#ffffff" fo:color="#252525"/>
    </style:style>
    <style:style style:name="T17_138" style:family="text">
      <style:text-properties fo:background-color="#ffffff" fo:color="#252525"/>
    </style:style>
    <style:style style:name="T17_139" style:family="text">
      <style:text-properties fo:background-color="#ffffff" fo:color="#252525"/>
    </style:style>
    <style:style style:name="T17_140" style:family="text">
      <style:text-properties fo:background-color="#ffffff" fo:color="#252525"/>
    </style:style>
    <style:style style:name="T17_141" style:family="text">
      <style:text-properties fo:background-color="#ffffff" fo:color="#252525"/>
    </style:style>
    <style:style style:name="T17_142" style:family="text">
      <style:text-properties fo:background-color="#ffffff" fo:color="#252525"/>
    </style:style>
    <style:style style:name="T17_143" style:family="text">
      <style:text-properties fo:background-color="#ffffff" fo:color="#252525"/>
    </style:style>
    <style:style style:name="T17_144" style:family="text">
      <style:text-properties fo:background-color="#ffffff" fo:color="#252525"/>
    </style:style>
    <style:style style:name="T17_145" style:family="text">
      <style:text-properties fo:background-color="#ffffff" fo:color="#252525"/>
    </style:style>
    <style:style style:name="T17_146" style:family="text">
      <style:text-properties fo:background-color="#ffffff" fo:color="#252525"/>
    </style:style>
    <style:style style:name="T17_147" style:family="text">
      <style:text-properties fo:background-color="#ffffff" fo:color="#252525"/>
    </style:style>
    <style:style style:name="T17_148" style:family="text">
      <style:text-properties fo:background-color="#ffffff" fo:color="#252525"/>
    </style:style>
    <style:style style:name="T17_149" style:family="text">
      <style:text-properties fo:background-color="#ffffff" fo:color="#252525"/>
    </style:style>
    <style:style style:name="T17_150" style:family="text">
      <style:text-properties fo:background-color="#ffffff" fo:color="#252525"/>
    </style:style>
    <style:style style:name="T17_151" style:family="text">
      <style:text-properties fo:background-color="#ffffff" fo:color="#252525"/>
    </style:style>
    <style:style style:name="T17_152" style:family="text">
      <style:text-properties fo:background-color="#ffffff" fo:color="#252525"/>
    </style:style>
    <style:style style:name="T17_153" style:family="text">
      <style:text-properties fo:background-color="#ffffff" fo:color="#252525"/>
    </style:style>
    <style:style style:name="T17_154" style:family="text">
      <style:text-properties fo:background-color="#ffffff" fo:color="#252525"/>
    </style:style>
    <style:style style:name="T17_155" style:family="text">
      <style:text-properties fo:background-color="#ffffff" fo:color="#252525"/>
    </style:style>
    <style:style style:name="T17_156" style:family="text">
      <style:text-properties fo:background-color="#ffffff" fo:color="#252525"/>
    </style:style>
    <style:style style:name="T17_157" style:family="text">
      <style:text-properties fo:background-color="#ffffff" fo:color="#252525"/>
    </style:style>
    <style:style style:name="T17_158" style:family="text">
      <style:text-properties fo:background-color="#ffffff" fo:color="#252525"/>
    </style:style>
    <style:style style:name="T17_159" style:family="text">
      <style:text-properties fo:background-color="#ffffff" fo:color="#252525"/>
    </style:style>
    <style:style style:name="T17_160" style:family="text">
      <style:text-properties fo:background-color="#ffffff" fo:color="#252525"/>
    </style:style>
    <style:style style:name="T17_161" style:family="text">
      <style:text-properties fo:background-color="#ffffff" fo:color="#252525"/>
    </style:style>
    <style:style style:name="T17_162" style:family="text">
      <style:text-properties fo:background-color="#ffffff" fo:color="#252525"/>
    </style:style>
    <style:style style:name="T17_163" style:family="text">
      <style:text-properties fo:background-color="#ffffff" fo:color="#252525"/>
    </style:style>
    <style:style style:name="T17_164" style:family="text">
      <style:text-properties fo:background-color="#ffffff" fo:color="#252525"/>
    </style:style>
    <style:style style:name="T17_165" style:family="text">
      <style:text-properties fo:background-color="#ffffff" fo:color="#252525"/>
    </style:style>
    <style:style style:name="T17_166" style:family="text">
      <style:text-properties fo:background-color="#ffffff" fo:color="#252525"/>
    </style:style>
    <style:style style:name="T17_167" style:family="text">
      <style:text-properties fo:background-color="#ffffff" fo:color="#252525"/>
    </style:style>
    <style:style style:name="T17_168" style:family="text">
      <style:text-properties fo:background-color="#ffffff" fo:color="#252525"/>
    </style:style>
    <style:style style:name="T17_169" style:family="text">
      <style:text-properties fo:background-color="#ffffff" fo:color="#252525"/>
    </style:style>
    <style:style style:name="T17_170" style:family="text">
      <style:text-properties fo:background-color="#ffffff" fo:color="#252525"/>
    </style:style>
    <style:style style:name="T17_171" style:family="text">
      <style:text-properties fo:background-color="#ffffff" fo:color="#252525"/>
    </style:style>
    <style:style style:name="T17_172" style:family="text">
      <style:text-properties fo:background-color="#ffffff" fo:color="#252525"/>
    </style:style>
    <style:style style:name="T17_173" style:family="text">
      <style:text-properties fo:background-color="#ffffff" fo:color="#252525"/>
    </style:style>
    <style:style style:name="T17_174" style:family="text">
      <style:text-properties fo:background-color="#ffffff" fo:color="#252525"/>
    </style:style>
    <style:style style:name="T17_175" style:family="text">
      <style:text-properties fo:background-color="#ffffff" fo:color="#252525"/>
    </style:style>
    <style:style style:name="T17_176" style:family="text">
      <style:text-properties fo:background-color="#ffffff" fo:color="#252525"/>
    </style:style>
    <style:style style:name="T17_177" style:family="text">
      <style:text-properties fo:background-color="#ffffff" fo:color="#252525"/>
    </style:style>
    <style:style style:name="T17_178" style:family="text">
      <style:text-properties fo:background-color="#ffffff" fo:color="#252525"/>
    </style:style>
    <style:style style:name="T17_179" style:family="text">
      <style:text-properties fo:background-color="#ffffff" fo:color="#252525"/>
    </style:style>
    <style:style style:name="T17_180" style:family="text">
      <style:text-properties fo:background-color="#ffffff" fo:color="#252525"/>
    </style:style>
    <style:style style:name="T17_181" style:family="text">
      <style:text-properties fo:background-color="#ffffff" fo:color="#252525"/>
    </style:style>
    <style:style style:name="T17_182" style:family="text">
      <style:text-properties fo:background-color="#ffffff" fo:color="#252525"/>
    </style:style>
    <style:style style:name="T17_183" style:family="text">
      <style:text-properties fo:background-color="#ffffff" fo:color="#252525"/>
    </style:style>
    <style:style style:name="T17_184" style:family="text">
      <style:text-properties fo:background-color="#ffffff" fo:color="#252525"/>
    </style:style>
    <style:style style:name="T17_185" style:family="text">
      <style:text-properties fo:background-color="#ffffff" fo:color="#252525"/>
    </style:style>
    <style:style style:name="T17_186" style:family="text">
      <style:text-properties fo:background-color="#ffffff" fo:color="#252525"/>
    </style:style>
    <style:style style:name="T17_187" style:family="text">
      <style:text-properties fo:background-color="#ffffff" fo:color="#252525"/>
    </style:style>
    <style:style style:name="T17_188" style:family="text">
      <style:text-properties fo:background-color="#ffffff" fo:color="#252525"/>
    </style:style>
    <style:style style:name="T17_189" style:family="text">
      <style:text-properties fo:background-color="#ffffff" fo:color="#252525"/>
    </style:style>
    <style:style style:name="T17_190" style:family="text">
      <style:text-properties fo:background-color="#ffffff" fo:color="#252525"/>
    </style:style>
    <style:style style:name="T17_191" style:family="text">
      <style:text-properties fo:background-color="#ffffff" fo:color="#252525"/>
    </style:style>
    <style:style style:name="T17_192" style:family="text">
      <style:text-properties fo:background-color="#ffffff" fo:color="#252525"/>
    </style:style>
    <style:style style:name="T17_193" style:family="text">
      <style:text-properties fo:background-color="#ffffff" fo:color="#252525"/>
    </style:style>
    <style:style style:name="T17_194" style:family="text">
      <style:text-properties fo:background-color="#ffffff" fo:color="#252525"/>
    </style:style>
    <style:style style:name="T17_195" style:family="text">
      <style:text-properties fo:background-color="#ffffff" fo:color="#252525"/>
    </style:style>
    <style:style style:name="T17_196" style:family="text">
      <style:text-properties fo:background-color="#ffffff" fo:color="#252525"/>
    </style:style>
    <style:style style:name="T17_197" style:family="text">
      <style:text-properties fo:background-color="#ffffff" fo:color="#252525"/>
    </style:style>
    <style:style style:name="T17_198" style:family="text">
      <style:text-properties fo:background-color="#ffffff" fo:color="#252525"/>
    </style:style>
    <style:style style:name="T17_199" style:family="text">
      <style:text-properties fo:background-color="#ffffff" fo:color="#252525"/>
    </style:style>
    <style:style style:name="T17_200" style:family="text">
      <style:text-properties fo:background-color="#ffffff" fo:color="#252525"/>
    </style:style>
    <style:style style:name="T17_201" style:family="text">
      <style:text-properties fo:background-color="#ffffff" fo:color="#252525"/>
    </style:style>
    <style:style style:name="T17_202" style:family="text">
      <style:text-properties fo:background-color="#ffffff" fo:color="#252525"/>
    </style:style>
    <style:style style:name="T17_203" style:family="text">
      <style:text-properties fo:background-color="#ffffff" fo:color="#252525"/>
    </style:style>
    <style:style style:name="T17_204" style:family="text">
      <style:text-properties fo:background-color="#ffffff" fo:color="#252525"/>
    </style:style>
    <style:style style:name="T17_205" style:family="text">
      <style:text-properties fo:background-color="#ffffff" fo:color="#252525"/>
    </style:style>
    <style:style style:name="T17_206" style:family="text">
      <style:text-properties fo:background-color="#ffffff" fo:color="#252525"/>
    </style:style>
    <style:style style:name="T17_207" style:family="text">
      <style:text-properties fo:background-color="#ffffff" fo:color="#252525"/>
    </style:style>
    <style:style style:name="T17_208" style:family="text">
      <style:text-properties fo:background-color="#ffffff" fo:color="#252525"/>
    </style:style>
    <style:style style:name="T17_209" style:family="text">
      <style:text-properties fo:background-color="#ffffff" fo:color="#252525"/>
    </style:style>
    <style:style style:name="T17_210" style:family="text">
      <style:text-properties fo:background-color="#ffffff" fo:color="#252525"/>
    </style:style>
    <style:style style:name="T17_211" style:family="text">
      <style:text-properties fo:background-color="#ffffff" fo:color="#252525"/>
    </style:style>
    <style:style style:name="T17_212" style:family="text">
      <style:text-properties fo:background-color="#ffffff" fo:color="#252525"/>
    </style:style>
    <style:style style:name="T17_213" style:family="text">
      <style:text-properties fo:background-color="#ffffff" fo:color="#252525"/>
    </style:style>
    <style:style style:name="T17_214" style:family="text">
      <style:text-properties fo:background-color="#ffffff" fo:color="#252525"/>
    </style:style>
    <style:style style:name="T17_215" style:family="text">
      <style:text-properties fo:background-color="#ffffff" fo:color="#252525"/>
    </style:style>
    <style:style style:name="T17_216" style:family="text">
      <style:text-properties fo:background-color="#ffffff" fo:color="#252525"/>
    </style:style>
    <style:style style:name="T17_217" style:family="text">
      <style:text-properties fo:background-color="#ffffff" fo:color="#252525"/>
    </style:style>
    <style:style style:name="T17_218" style:family="text">
      <style:text-properties fo:background-color="#ffffff" fo:color="#252525"/>
    </style:style>
    <style:style style:name="T17_219" style:family="text">
      <style:text-properties fo:background-color="#ffffff" fo:color="#252525"/>
    </style:style>
    <style:style style:name="T17_220" style:family="text">
      <style:text-properties fo:background-color="#ffffff" fo:color="#252525"/>
    </style:style>
    <style:style style:name="T17_221" style:family="text">
      <style:text-properties fo:background-color="#ffffff" fo:color="#252525"/>
    </style:style>
    <style:style style:name="T17_222" style:family="text">
      <style:text-properties fo:background-color="#ffffff" fo:color="#252525"/>
    </style:style>
    <style:style style:name="T17_223" style:family="text">
      <style:text-properties fo:background-color="#ffffff" fo:color="#252525"/>
    </style:style>
    <style:style style:name="T17_224" style:family="text">
      <style:text-properties fo:background-color="#ffffff" fo:color="#252525"/>
    </style:style>
    <style:style style:name="T17_225" style:family="text">
      <style:text-properties fo:background-color="#ffffff" fo:color="#252525"/>
    </style:style>
    <style:style style:name="T17_226" style:family="text">
      <style:text-properties fo:background-color="#ffffff" fo:color="#252525"/>
    </style:style>
    <style:style style:name="T17_227" style:family="text">
      <style:text-properties fo:background-color="#ffffff" fo:color="#252525"/>
    </style:style>
    <style:style style:name="T17_228" style:family="text">
      <style:text-properties fo:background-color="#ffffff" fo:color="#252525"/>
    </style:style>
    <style:style style:name="T17_229" style:family="text">
      <style:text-properties fo:background-color="#ffffff" fo:color="#252525"/>
    </style:style>
    <style:style style:name="T17_230" style:family="text">
      <style:text-properties fo:background-color="#ffffff" fo:color="#252525"/>
    </style:style>
    <style:style style:name="T17_231" style:family="text">
      <style:text-properties fo:background-color="#ffffff" fo:color="#252525"/>
    </style:style>
    <style:style style:name="T17_232" style:family="text">
      <style:text-properties fo:background-color="#ffffff" fo:color="#252525"/>
    </style:style>
    <style:style style:name="T17_233" style:family="text">
      <style:text-properties fo:background-color="#ffffff" fo:color="#252525"/>
    </style:style>
    <style:style style:name="T17_234" style:family="text">
      <style:text-properties fo:background-color="#ffffff" fo:color="#252525"/>
    </style:style>
    <style:style style:name="T17_235" style:family="text">
      <style:text-properties fo:background-color="#ffffff" fo:color="#252525"/>
    </style:style>
    <style:style style:name="T17_236" style:family="text">
      <style:text-properties fo:background-color="#ffffff" fo:color="#252525"/>
    </style:style>
    <style:style style:name="T17_237" style:family="text">
      <style:text-properties fo:background-color="#ffffff" fo:color="#252525"/>
    </style:style>
    <style:style style:name="T17_238" style:family="text">
      <style:text-properties fo:background-color="#ffffff" fo:color="#252525"/>
    </style:style>
    <style:style style:name="T17_239" style:family="text">
      <style:text-properties fo:background-color="#ffffff" fo:color="#252525"/>
    </style:style>
    <style:style style:name="T17_240" style:family="text">
      <style:text-properties fo:background-color="#ffffff" fo:color="#252525"/>
    </style:style>
    <style:style style:name="T17_241" style:family="text">
      <style:text-properties fo:background-color="#ffffff" fo:color="#252525"/>
    </style:style>
    <style:style style:name="T17_242" style:family="text">
      <style:text-properties fo:background-color="#ffffff" fo:color="#252525"/>
    </style:style>
    <style:style style:name="T17_243" style:family="text">
      <style:text-properties fo:background-color="#ffffff" fo:color="#252525"/>
    </style:style>
    <style:style style:name="T17_244" style:family="text">
      <style:text-properties fo:background-color="#ffffff" fo:color="#252525"/>
    </style:style>
    <style:style style:name="T17_245" style:family="text">
      <style:text-properties fo:background-color="#ffffff" fo:color="#252525"/>
    </style:style>
    <style:style style:name="T17_246" style:family="text">
      <style:text-properties fo:background-color="#ffffff" fo:color="#252525"/>
    </style:style>
    <style:style style:name="T17_247" style:family="text">
      <style:text-properties fo:background-color="#ffffff" fo:color="#252525"/>
    </style:style>
    <style:style style:name="T17_248" style:family="text">
      <style:text-properties fo:background-color="#ffffff" fo:color="#252525"/>
    </style:style>
    <style:style style:name="T17_249" style:family="text">
      <style:text-properties fo:background-color="#ffffff" fo:color="#252525"/>
    </style:style>
    <style:style style:name="T17_250" style:family="text">
      <style:text-properties fo:background-color="#ffffff" fo:color="#252525"/>
    </style:style>
    <style:style style:name="T17_251" style:family="text">
      <style:text-properties fo:background-color="#ffffff" fo:color="#252525"/>
    </style:style>
    <style:style style:name="T17_252" style:family="text">
      <style:text-properties fo:background-color="#ffffff" fo:color="#252525"/>
    </style:style>
    <style:style style:name="T17_253" style:family="text">
      <style:text-properties fo:background-color="#ffffff" fo:color="#252525"/>
    </style:style>
    <style:style style:name="T17_254" style:family="text">
      <style:text-properties fo:background-color="#ffffff" fo:color="#252525"/>
    </style:style>
    <style:style style:name="T17_255" style:family="text">
      <style:text-properties fo:background-color="#ffffff" fo:color="#252525"/>
    </style:style>
    <style:style style:name="T17_256" style:family="text">
      <style:text-properties fo:background-color="#ffffff" fo:color="#252525"/>
    </style:style>
    <style:style style:name="T17_257" style:family="text">
      <style:text-properties fo:background-color="#ffffff" fo:color="#252525"/>
    </style:style>
    <style:style style:name="T17_258" style:family="text">
      <style:text-properties fo:background-color="#ffffff" fo:color="#252525"/>
    </style:style>
    <style:style style:name="T17_259" style:family="text">
      <style:text-properties fo:background-color="#ffffff" fo:color="#252525"/>
    </style:style>
    <style:style style:name="T17_260" style:family="text">
      <style:text-properties fo:background-color="#ffffff" fo:color="#252525"/>
    </style:style>
    <style:style style:name="T17_261" style:family="text">
      <style:text-properties fo:background-color="#ffffff" fo:color="#252525"/>
    </style:style>
    <style:style style:name="T17_262" style:family="text">
      <style:text-properties fo:background-color="#ffffff" fo:color="#252525"/>
    </style:style>
    <style:style style:name="T17_263" style:family="text">
      <style:text-properties fo:background-color="#ffffff" fo:color="#252525"/>
    </style:style>
    <style:style style:name="T17_264" style:family="text">
      <style:text-properties fo:background-color="#ffffff" fo:color="#252525"/>
    </style:style>
    <style:style style:name="T17_265" style:family="text">
      <style:text-properties fo:background-color="#ffffff" fo:color="#252525"/>
    </style:style>
    <style:style style:name="T17_266" style:family="text">
      <style:text-properties fo:background-color="#ffffff" fo:color="#252525"/>
    </style:style>
    <style:style style:name="T17_267" style:family="text">
      <style:text-properties fo:background-color="#ffffff" fo:color="#252525"/>
    </style:style>
    <style:style style:name="T17_268" style:family="text">
      <style:text-properties fo:background-color="#ffffff" fo:color="#252525"/>
    </style:style>
    <style:style style:name="T17_269" style:family="text">
      <style:text-properties fo:background-color="#ffffff" fo:color="#252525"/>
    </style:style>
    <style:style style:name="T17_270" style:family="text">
      <style:text-properties fo:background-color="#ffffff" fo:color="#252525"/>
    </style:style>
    <style:style style:name="T17_271" style:family="text">
      <style:text-properties fo:background-color="#ffffff" fo:color="#252525"/>
    </style:style>
    <style:style style:name="T17_272" style:family="text">
      <style:text-properties fo:background-color="#ffffff" fo:color="#252525"/>
    </style:style>
    <style:style style:name="T17_273" style:family="text">
      <style:text-properties fo:background-color="#ffffff" fo:color="#252525"/>
    </style:style>
    <style:style style:name="T17_274" style:family="text">
      <style:text-properties fo:background-color="#ffffff" fo:color="#252525"/>
    </style:style>
    <style:style style:name="T17_275" style:family="text">
      <style:text-properties fo:background-color="#ffffff" fo:color="#252525"/>
    </style:style>
    <style:style style:name="T17_276" style:family="text">
      <style:text-properties fo:background-color="#ffffff" fo:color="#252525"/>
    </style:style>
    <style:style style:name="P18" style:family="paragraph" style:parent-style-name="Standard">
      <style:paragraph-properties fo:text-align="justify" fo:break-before="auto" fo:line-height="115%" fo:margin-bottom="0.353cm" style:writing-mode="lr-tb"/>
    </style:style>
    <style:style style:name="T18_1" style:family="text">
      <style:text-properties fo:background-color="#ffffff" fo:color="#252525"/>
    </style:style>
    <style:style style:name="T18_2" style:family="text">
      <style:text-properties fo:background-color="#ffffff" fo:color="#252525"/>
    </style:style>
    <style:style style:name="T18_3" style:family="text">
      <style:text-properties fo:background-color="#ffffff" fo:color="#252525"/>
    </style:style>
    <style:style style:name="T18_4" style:family="text">
      <style:text-properties fo:background-color="#ffffff" fo:color="#252525"/>
    </style:style>
    <style:style style:name="T18_5" style:family="text">
      <style:text-properties fo:background-color="#ffffff" fo:color="#252525"/>
    </style:style>
    <style:style style:name="T18_6" style:family="text">
      <style:text-properties fo:background-color="#ffffff" fo:color="#252525"/>
    </style:style>
    <style:style style:name="T18_7" style:family="text">
      <style:text-properties fo:background-color="#ffffff" fo:color="#252525"/>
    </style:style>
    <style:style style:name="T18_8" style:family="text">
      <style:text-properties fo:background-color="#ffffff" fo:color="#252525"/>
    </style:style>
    <style:style style:name="T18_9" style:family="text">
      <style:text-properties fo:background-color="#ffffff" fo:color="#252525"/>
    </style:style>
    <style:style style:name="T18_10" style:family="text">
      <style:text-properties fo:background-color="#ffffff" fo:color="#252525"/>
    </style:style>
    <style:style style:name="T18_11" style:family="text">
      <style:text-properties fo:background-color="#ffffff" fo:color="#252525"/>
    </style:style>
    <style:style style:name="T18_12" style:family="text">
      <style:text-properties fo:background-color="#ffffff" fo:color="#252525"/>
    </style:style>
    <style:style style:name="T18_13" style:family="text">
      <style:text-properties fo:background-color="#ffffff" fo:color="#252525"/>
    </style:style>
    <style:style style:name="T18_14" style:family="text">
      <style:text-properties fo:background-color="#ffffff" fo:color="#252525"/>
    </style:style>
    <style:style style:name="T18_15" style:family="text">
      <style:text-properties fo:background-color="#ffffff" fo:color="#252525"/>
    </style:style>
    <style:style style:name="T18_16" style:family="text">
      <style:text-properties fo:background-color="#ffffff" fo:color="#252525"/>
    </style:style>
    <style:style style:name="T18_17" style:family="text">
      <style:text-properties fo:background-color="#ffffff" fo:color="#252525"/>
    </style:style>
    <style:style style:name="T18_18" style:family="text">
      <style:text-properties fo:background-color="#ffffff" fo:color="#252525"/>
    </style:style>
    <style:style style:name="T18_19" style:family="text">
      <style:text-properties fo:background-color="#ffffff" fo:color="#252525"/>
    </style:style>
    <style:style style:name="T18_20" style:family="text">
      <style:text-properties fo:background-color="#ffffff" fo:color="#252525"/>
    </style:style>
    <style:style style:name="T18_21" style:family="text">
      <style:text-properties fo:background-color="#ffffff" fo:color="#252525"/>
    </style:style>
    <style:style style:name="T18_22" style:family="text">
      <style:text-properties fo:background-color="#ffffff" fo:color="#252525"/>
    </style:style>
    <style:style style:name="T18_23" style:family="text">
      <style:text-properties fo:background-color="#ffffff" fo:color="#252525"/>
    </style:style>
    <style:style style:name="T18_24" style:family="text">
      <style:text-properties fo:background-color="#ffffff" fo:color="#252525"/>
    </style:style>
    <style:style style:name="T18_25" style:family="text">
      <style:text-properties fo:background-color="#ffffff" fo:color="#252525"/>
    </style:style>
    <style:style style:name="T18_26" style:family="text">
      <style:text-properties fo:background-color="#ffffff" fo:color="#252525"/>
    </style:style>
    <style:style style:name="T18_27" style:family="text">
      <style:text-properties fo:background-color="#ffffff" fo:color="#252525"/>
    </style:style>
    <style:style style:name="T18_28" style:family="text">
      <style:text-properties fo:background-color="#ffffff" fo:color="#252525"/>
    </style:style>
    <style:style style:name="T18_29" style:family="text">
      <style:text-properties fo:background-color="#ffffff" fo:color="#252525"/>
    </style:style>
    <style:style style:name="T18_30" style:family="text">
      <style:text-properties fo:background-color="#ffffff" fo:color="#252525"/>
    </style:style>
    <style:style style:name="T18_31" style:family="text">
      <style:text-properties fo:background-color="#ffffff" fo:color="#252525"/>
    </style:style>
    <style:style style:name="T18_32" style:family="text">
      <style:text-properties fo:background-color="#ffffff" fo:color="#252525"/>
    </style:style>
    <style:style style:name="T18_33" style:family="text">
      <style:text-properties fo:background-color="#ffffff" fo:color="#252525"/>
    </style:style>
    <style:style style:name="T18_34" style:family="text">
      <style:text-properties fo:background-color="#ffffff" fo:color="#252525"/>
    </style:style>
    <style:style style:name="T18_35" style:family="text">
      <style:text-properties fo:background-color="#ffffff" fo:color="#252525"/>
    </style:style>
    <style:style style:name="T18_36" style:family="text">
      <style:text-properties fo:background-color="#ffffff" fo:color="#252525"/>
    </style:style>
    <style:style style:name="T18_37" style:family="text">
      <style:text-properties fo:background-color="#ffffff" fo:color="#252525"/>
    </style:style>
    <style:style style:name="T18_38" style:family="text">
      <style:text-properties fo:background-color="#ffffff" fo:color="#252525"/>
    </style:style>
    <style:style style:name="T18_39" style:family="text">
      <style:text-properties fo:background-color="#ffffff" fo:color="#252525"/>
    </style:style>
    <style:style style:name="T18_40" style:family="text">
      <style:text-properties fo:background-color="#ffffff" fo:color="#252525"/>
    </style:style>
    <style:style style:name="T18_41" style:family="text">
      <style:text-properties fo:background-color="#ffffff" fo:color="#252525"/>
    </style:style>
    <style:style style:name="T18_42" style:family="text">
      <style:text-properties fo:background-color="#ffffff" fo:color="#252525"/>
    </style:style>
    <style:style style:name="T18_43" style:family="text">
      <style:text-properties fo:background-color="#ffffff" fo:color="#252525"/>
    </style:style>
    <style:style style:name="T18_44" style:family="text">
      <style:text-properties fo:background-color="#ffffff" fo:color="#252525"/>
    </style:style>
    <style:style style:name="T18_45" style:family="text">
      <style:text-properties fo:background-color="#ffffff" fo:color="#252525"/>
    </style:style>
    <style:style style:name="T18_46" style:family="text">
      <style:text-properties fo:background-color="#ffffff" fo:color="#252525"/>
    </style:style>
    <style:style style:name="T18_47" style:family="text">
      <style:text-properties fo:background-color="#ffffff" fo:color="#252525"/>
    </style:style>
    <style:style style:name="T18_48" style:family="text">
      <style:text-properties fo:background-color="#ffffff" fo:color="#252525"/>
    </style:style>
    <style:style style:name="T18_49" style:family="text">
      <style:text-properties fo:background-color="#ffffff" fo:color="#252525"/>
    </style:style>
    <style:style style:name="T18_50" style:family="text">
      <style:text-properties fo:background-color="#ffffff" fo:color="#252525"/>
    </style:style>
    <style:style style:name="T18_51" style:family="text">
      <style:text-properties fo:background-color="#ffffff" fo:color="#252525"/>
    </style:style>
    <style:style style:name="T18_52" style:family="text">
      <style:text-properties fo:background-color="#ffffff" fo:color="#252525"/>
    </style:style>
    <style:style style:name="T18_53" style:family="text">
      <style:text-properties fo:background-color="#ffffff" fo:color="#252525"/>
    </style:style>
    <style:style style:name="T18_54" style:family="text">
      <style:text-properties fo:background-color="#ffffff" fo:color="#252525"/>
    </style:style>
    <style:style style:name="T18_55" style:family="text">
      <style:text-properties fo:background-color="#ffffff" fo:color="#252525"/>
    </style:style>
    <style:style style:name="T18_56" style:family="text">
      <style:text-properties fo:background-color="#ffffff" fo:color="#252525"/>
    </style:style>
    <style:style style:name="T18_57" style:family="text">
      <style:text-properties fo:background-color="#ffffff" fo:color="#252525"/>
    </style:style>
    <style:style style:name="T18_58" style:family="text">
      <style:text-properties fo:background-color="#ffffff" fo:color="#252525"/>
    </style:style>
    <style:style style:name="T18_59" style:family="text">
      <style:text-properties fo:background-color="#ffffff" fo:color="#252525"/>
    </style:style>
    <style:style style:name="T18_60" style:family="text">
      <style:text-properties fo:background-color="#ffffff" fo:color="#252525"/>
    </style:style>
    <style:style style:name="T18_61" style:family="text">
      <style:text-properties fo:background-color="#ffffff" fo:color="#252525"/>
    </style:style>
    <style:style style:name="T18_62" style:family="text">
      <style:text-properties fo:background-color="#ffffff" fo:color="#252525"/>
    </style:style>
    <style:style style:name="T18_63" style:family="text">
      <style:text-properties fo:background-color="#ffffff" fo:color="#252525"/>
    </style:style>
    <style:style style:name="T18_64" style:family="text">
      <style:text-properties fo:background-color="#ffffff" fo:color="#252525"/>
    </style:style>
    <style:style style:name="T18_65" style:family="text">
      <style:text-properties fo:background-color="#ffffff" fo:color="#252525"/>
    </style:style>
    <style:style style:name="T18_66" style:family="text">
      <style:text-properties fo:background-color="#ffffff" fo:color="#252525"/>
    </style:style>
    <style:style style:name="T18_67" style:family="text">
      <style:text-properties fo:background-color="#ffffff" fo:color="#252525"/>
    </style:style>
    <style:style style:name="T18_68" style:family="text">
      <style:text-properties fo:background-color="#ffffff" fo:color="#252525"/>
    </style:style>
    <style:style style:name="T18_69" style:family="text">
      <style:text-properties fo:background-color="#ffffff" fo:color="#252525"/>
    </style:style>
    <style:style style:name="T18_70" style:family="text">
      <style:text-properties fo:background-color="#ffffff" fo:color="#252525"/>
    </style:style>
    <style:style style:name="T18_71" style:family="text">
      <style:text-properties fo:background-color="#ffffff" fo:color="#252525"/>
    </style:style>
    <style:style style:name="T18_72" style:family="text">
      <style:text-properties fo:background-color="#ffffff" fo:color="#252525"/>
    </style:style>
    <style:style style:name="T18_73" style:family="text">
      <style:text-properties fo:background-color="#ffffff" fo:color="#252525"/>
    </style:style>
    <style:style style:name="T18_74" style:family="text">
      <style:text-properties fo:background-color="#ffffff" fo:color="#252525"/>
    </style:style>
    <style:style style:name="T18_75" style:family="text">
      <style:text-properties fo:background-color="#ffffff" fo:color="#252525"/>
    </style:style>
    <style:style style:name="T18_76" style:family="text">
      <style:text-properties fo:background-color="#ffffff" fo:color="#252525"/>
    </style:style>
    <style:style style:name="T18_77" style:family="text">
      <style:text-properties fo:background-color="#ffffff" fo:color="#252525"/>
    </style:style>
    <style:style style:name="T18_78" style:family="text">
      <style:text-properties fo:background-color="#ffffff" fo:color="#252525"/>
    </style:style>
    <style:style style:name="T18_79" style:family="text">
      <style:text-properties fo:background-color="#ffffff" fo:color="#252525"/>
    </style:style>
    <style:style style:name="T18_80" style:family="text">
      <style:text-properties fo:background-color="#ffffff" fo:color="#252525"/>
    </style:style>
    <style:style style:name="T18_81" style:family="text">
      <style:text-properties fo:background-color="#ffffff" fo:color="#252525"/>
    </style:style>
    <style:style style:name="T18_82" style:family="text">
      <style:text-properties fo:background-color="#ffffff" fo:color="#252525"/>
    </style:style>
    <style:style style:name="T18_83" style:family="text">
      <style:text-properties fo:background-color="#ffffff" fo:color="#252525"/>
    </style:style>
    <style:style style:name="T18_84" style:family="text">
      <style:text-properties fo:background-color="#ffffff" fo:color="#252525"/>
    </style:style>
    <style:style style:name="T18_85" style:family="text">
      <style:text-properties fo:background-color="#ffffff" fo:color="#252525"/>
    </style:style>
    <style:style style:name="T18_86" style:family="text">
      <style:text-properties fo:background-color="#ffffff" fo:color="#252525"/>
    </style:style>
    <style:style style:name="T18_87" style:family="text">
      <style:text-properties fo:background-color="#ffffff" fo:color="#252525"/>
    </style:style>
    <style:style style:name="T18_88" style:family="text">
      <style:text-properties fo:background-color="#ffffff" fo:color="#252525"/>
    </style:style>
    <style:style style:name="T18_89" style:family="text">
      <style:text-properties fo:background-color="#ffffff" fo:color="#252525"/>
    </style:style>
    <style:style style:name="T18_90" style:family="text">
      <style:text-properties fo:background-color="#ffffff" fo:color="#252525"/>
    </style:style>
    <style:style style:name="T18_91" style:family="text">
      <style:text-properties fo:background-color="#ffffff" fo:color="#252525"/>
    </style:style>
    <style:style style:name="T18_92" style:family="text">
      <style:text-properties fo:background-color="#ffffff" fo:color="#252525"/>
    </style:style>
    <style:style style:name="T18_93" style:family="text">
      <style:text-properties fo:background-color="#ffffff" fo:color="#252525"/>
    </style:style>
    <style:style style:name="T18_94" style:family="text">
      <style:text-properties fo:background-color="#ffffff" fo:color="#252525"/>
    </style:style>
    <style:style style:name="T18_95" style:family="text">
      <style:text-properties fo:background-color="#ffffff" fo:color="#252525"/>
    </style:style>
    <style:style style:name="T18_96" style:family="text">
      <style:text-properties fo:background-color="#ffffff" fo:color="#252525"/>
    </style:style>
    <style:style style:name="T18_97" style:family="text">
      <style:text-properties fo:background-color="#ffffff" fo:color="#252525"/>
    </style:style>
    <style:style style:name="T18_98" style:family="text">
      <style:text-properties fo:background-color="#ffffff" fo:color="#252525"/>
    </style:style>
    <style:style style:name="T18_99" style:family="text">
      <style:text-properties fo:background-color="#ffffff" fo:color="#252525"/>
    </style:style>
    <style:style style:name="T18_100" style:family="text">
      <style:text-properties fo:background-color="#ffffff" fo:color="#252525"/>
    </style:style>
    <style:style style:name="T18_101" style:family="text">
      <style:text-properties fo:background-color="#ffffff" fo:color="#252525"/>
    </style:style>
    <style:style style:name="T18_102" style:family="text">
      <style:text-properties fo:background-color="#ffffff" fo:color="#252525"/>
    </style:style>
    <style:style style:name="T18_103" style:family="text">
      <style:text-properties fo:background-color="#ffffff" fo:color="#252525"/>
    </style:style>
    <style:style style:name="T18_104" style:family="text">
      <style:text-properties fo:background-color="#ffffff" fo:color="#252525"/>
    </style:style>
    <style:style style:name="T18_105" style:family="text">
      <style:text-properties fo:background-color="#ffffff" fo:color="#252525"/>
    </style:style>
    <style:style style:name="T18_106" style:family="text">
      <style:text-properties fo:background-color="#ffffff" fo:color="#252525"/>
    </style:style>
    <style:style style:name="T18_107" style:family="text">
      <style:text-properties fo:background-color="#ffffff" fo:color="#252525"/>
    </style:style>
    <style:style style:name="T18_108" style:family="text">
      <style:text-properties fo:background-color="#ffffff" fo:color="#252525"/>
    </style:style>
    <style:style style:name="T18_109" style:family="text">
      <style:text-properties fo:background-color="#ffffff" fo:color="#252525"/>
    </style:style>
    <style:style style:name="T18_110" style:family="text">
      <style:text-properties fo:background-color="#ffffff" fo:color="#252525"/>
    </style:style>
    <style:style style:name="T18_111" style:family="text">
      <style:text-properties fo:background-color="#ffffff" fo:color="#252525"/>
    </style:style>
    <style:style style:name="T18_112" style:family="text">
      <style:text-properties fo:background-color="#ffffff" fo:color="#252525"/>
    </style:style>
    <style:style style:name="T18_113" style:family="text">
      <style:text-properties fo:background-color="#ffffff" fo:color="#252525"/>
    </style:style>
    <style:style style:name="T18_114" style:family="text">
      <style:text-properties fo:background-color="#ffffff" fo:color="#252525"/>
    </style:style>
    <style:style style:name="T18_115" style:family="text">
      <style:text-properties fo:background-color="#ffffff" fo:color="#252525"/>
    </style:style>
    <style:style style:name="T18_116" style:family="text">
      <style:text-properties fo:background-color="#ffffff" fo:color="#252525"/>
    </style:style>
    <style:style style:name="T18_117" style:family="text">
      <style:text-properties fo:background-color="#ffffff" fo:color="#252525"/>
    </style:style>
    <style:style style:name="T18_118" style:family="text">
      <style:text-properties fo:background-color="#ffffff" fo:color="#252525"/>
    </style:style>
    <style:style style:name="T18_119" style:family="text">
      <style:text-properties fo:background-color="#ffffff" fo:color="#252525"/>
    </style:style>
    <style:style style:name="T18_120" style:family="text">
      <style:text-properties fo:background-color="#ffffff" fo:color="#252525"/>
    </style:style>
    <style:style style:name="T18_121" style:family="text">
      <style:text-properties fo:background-color="#ffffff" fo:color="#252525"/>
    </style:style>
    <style:style style:name="T18_122" style:family="text">
      <style:text-properties fo:background-color="#ffffff" fo:color="#252525"/>
    </style:style>
    <style:style style:name="T18_123" style:family="text">
      <style:text-properties fo:background-color="#ffffff" fo:color="#252525"/>
    </style:style>
    <style:style style:name="T18_124" style:family="text">
      <style:text-properties fo:background-color="#ffffff" fo:color="#252525"/>
    </style:style>
    <style:style style:name="T18_125" style:family="text">
      <style:text-properties fo:background-color="#ffffff" fo:color="#252525"/>
    </style:style>
    <style:style style:name="T18_126" style:family="text">
      <style:text-properties fo:background-color="#ffffff" fo:color="#252525"/>
    </style:style>
    <style:style style:name="T18_127" style:family="text">
      <style:text-properties fo:background-color="#ffffff" fo:color="#252525"/>
    </style:style>
    <style:style style:name="T18_128" style:family="text">
      <style:text-properties fo:background-color="#ffffff" fo:color="#252525"/>
    </style:style>
    <style:style style:name="T18_129" style:family="text">
      <style:text-properties fo:background-color="#ffffff" fo:color="#252525"/>
    </style:style>
    <style:style style:name="T18_130" style:family="text">
      <style:text-properties fo:background-color="#ffffff" fo:color="#252525"/>
    </style:style>
    <style:style style:name="T18_131" style:family="text">
      <style:text-properties fo:background-color="#ffffff" fo:color="#252525"/>
    </style:style>
    <style:style style:name="T18_132" style:family="text">
      <style:text-properties fo:background-color="#ffffff" fo:color="#252525"/>
    </style:style>
    <style:style style:name="T18_133" style:family="text">
      <style:text-properties fo:background-color="#ffffff" fo:color="#252525"/>
    </style:style>
    <style:style style:name="T18_134" style:family="text">
      <style:text-properties fo:background-color="#ffffff" fo:color="#252525"/>
    </style:style>
    <style:style style:name="T18_135" style:family="text">
      <style:text-properties fo:background-color="#ffffff" fo:color="#252525"/>
    </style:style>
    <style:style style:name="T18_136" style:family="text">
      <style:text-properties fo:background-color="#ffffff" fo:color="#252525"/>
    </style:style>
    <style:style style:name="T18_137" style:family="text">
      <style:text-properties fo:background-color="#ffffff" fo:color="#252525"/>
    </style:style>
    <style:style style:name="T18_138" style:family="text">
      <style:text-properties fo:background-color="#ffffff" fo:color="#252525"/>
    </style:style>
    <style:style style:name="T18_139" style:family="text">
      <style:text-properties fo:background-color="#ffffff" fo:color="#252525"/>
    </style:style>
    <style:style style:name="T18_140" style:family="text">
      <style:text-properties fo:background-color="#ffffff" fo:color="#252525"/>
    </style:style>
    <style:style style:name="T18_141" style:family="text">
      <style:text-properties fo:background-color="#ffffff" fo:color="#252525"/>
    </style:style>
    <style:style style:name="T18_142" style:family="text">
      <style:text-properties fo:background-color="#ffffff" fo:color="#252525"/>
    </style:style>
    <style:style style:name="T18_143" style:family="text">
      <style:text-properties fo:background-color="#ffffff" fo:color="#252525"/>
    </style:style>
    <style:style style:name="T18_144" style:family="text">
      <style:text-properties fo:background-color="#ffffff" fo:color="#252525"/>
    </style:style>
    <style:style style:name="T18_145" style:family="text">
      <style:text-properties fo:background-color="#ffffff" fo:color="#252525"/>
    </style:style>
    <style:style style:name="T18_146" style:family="text">
      <style:text-properties fo:background-color="#ffffff" fo:color="#252525"/>
    </style:style>
    <style:style style:name="T18_147" style:family="text">
      <style:text-properties fo:background-color="#ffffff" fo:color="#252525"/>
    </style:style>
    <style:style style:name="T18_148" style:family="text">
      <style:text-properties fo:background-color="#ffffff" fo:color="#252525"/>
    </style:style>
    <style:style style:name="T18_149" style:family="text">
      <style:text-properties fo:background-color="#ffffff" fo:color="#252525"/>
    </style:style>
    <style:style style:name="T18_150" style:family="text">
      <style:text-properties fo:background-color="#ffffff" fo:color="#252525"/>
    </style:style>
    <style:style style:name="T18_151" style:family="text">
      <style:text-properties fo:background-color="#ffffff" fo:color="#252525"/>
    </style:style>
    <style:style style:name="T18_152" style:family="text">
      <style:text-properties fo:background-color="#ffffff" fo:color="#252525"/>
    </style:style>
    <style:style style:name="T18_153" style:family="text">
      <style:text-properties fo:background-color="#ffffff" fo:color="#252525"/>
    </style:style>
    <style:style style:name="T18_154" style:family="text">
      <style:text-properties fo:background-color="#ffffff" fo:color="#252525"/>
    </style:style>
    <style:style style:name="T18_155" style:family="text">
      <style:text-properties fo:background-color="#ffffff" fo:color="#252525"/>
    </style:style>
    <style:style style:name="T18_156" style:family="text">
      <style:text-properties fo:background-color="#ffffff" fo:color="#252525"/>
    </style:style>
    <style:style style:name="T18_157" style:family="text">
      <style:text-properties fo:background-color="#ffffff" fo:color="#252525"/>
    </style:style>
    <style:style style:name="T18_158" style:family="text">
      <style:text-properties fo:background-color="#ffffff" fo:color="#252525"/>
    </style:style>
    <style:style style:name="T18_159" style:family="text">
      <style:text-properties fo:background-color="#ffffff" fo:color="#252525"/>
    </style:style>
    <style:style style:name="T18_160" style:family="text">
      <style:text-properties fo:background-color="#ffffff" fo:color="#252525"/>
    </style:style>
    <style:style style:name="T18_161" style:family="text">
      <style:text-properties fo:background-color="#ffffff" fo:color="#252525"/>
    </style:style>
    <style:style style:name="T18_162" style:family="text">
      <style:text-properties fo:background-color="#ffffff" fo:color="#252525"/>
    </style:style>
    <style:style style:name="T18_163" style:family="text">
      <style:text-properties fo:background-color="#ffffff" fo:color="#252525"/>
    </style:style>
    <style:style style:name="T18_164" style:family="text">
      <style:text-properties fo:background-color="#ffffff" fo:color="#252525"/>
    </style:style>
    <style:style style:name="T18_165" style:family="text">
      <style:text-properties fo:background-color="#ffffff" fo:color="#252525"/>
    </style:style>
    <style:style style:name="T18_166" style:family="text">
      <style:text-properties fo:background-color="#ffffff" fo:color="#252525"/>
    </style:style>
    <style:style style:name="T18_167" style:family="text">
      <style:text-properties fo:background-color="#ffffff" fo:color="#252525"/>
    </style:style>
    <style:style style:name="T18_168" style:family="text">
      <style:text-properties fo:background-color="#ffffff" fo:color="#252525"/>
    </style:style>
    <style:style style:name="T18_169" style:family="text">
      <style:text-properties fo:background-color="#ffffff" fo:color="#252525"/>
    </style:style>
    <style:style style:name="T18_170" style:family="text">
      <style:text-properties fo:background-color="#ffffff" fo:color="#252525"/>
    </style:style>
    <style:style style:name="T18_171" style:family="text">
      <style:text-properties fo:background-color="#ffffff" fo:color="#252525"/>
    </style:style>
    <style:style style:name="T18_172" style:family="text">
      <style:text-properties fo:background-color="#ffffff" fo:color="#252525"/>
    </style:style>
    <style:style style:name="T18_173" style:family="text">
      <style:text-properties fo:background-color="#ffffff" fo:color="#252525"/>
    </style:style>
    <style:style style:name="T18_174" style:family="text">
      <style:text-properties fo:background-color="#ffffff" fo:color="#252525"/>
    </style:style>
    <style:style style:name="T18_175" style:family="text">
      <style:text-properties fo:background-color="#ffffff" fo:color="#252525"/>
    </style:style>
    <style:style style:name="T18_176" style:family="text">
      <style:text-properties fo:background-color="#ffffff" fo:color="#252525"/>
    </style:style>
    <style:style style:name="T18_177" style:family="text">
      <style:text-properties fo:background-color="#ffffff" fo:color="#252525"/>
    </style:style>
    <style:style style:name="T18_178" style:family="text">
      <style:text-properties fo:background-color="#ffffff" fo:color="#252525"/>
    </style:style>
    <style:style style:name="T18_179" style:family="text">
      <style:text-properties fo:background-color="#ffffff" fo:color="#252525"/>
    </style:style>
    <style:style style:name="T18_180" style:family="text">
      <style:text-properties fo:background-color="#ffffff" fo:color="#252525"/>
    </style:style>
    <style:style style:name="T18_181" style:family="text">
      <style:text-properties fo:background-color="#ffffff" fo:color="#252525"/>
    </style:style>
    <style:style style:name="T18_182" style:family="text">
      <style:text-properties fo:background-color="#ffffff" fo:color="#252525"/>
    </style:style>
    <style:style style:name="T18_183" style:family="text">
      <style:text-properties fo:background-color="#ffffff" fo:color="#252525"/>
    </style:style>
    <style:style style:name="T18_184" style:family="text">
      <style:text-properties fo:background-color="#ffffff" fo:color="#252525"/>
    </style:style>
    <style:style style:name="T18_185" style:family="text">
      <style:text-properties fo:background-color="#ffffff" fo:color="#252525"/>
    </style:style>
    <style:style style:name="T18_186" style:family="text">
      <style:text-properties fo:background-color="#ffffff" fo:color="#252525"/>
    </style:style>
    <style:style style:name="T18_187" style:family="text">
      <style:text-properties fo:background-color="#ffffff" fo:color="#252525"/>
    </style:style>
    <style:style style:name="T18_188" style:family="text">
      <style:text-properties fo:background-color="#ffffff" fo:color="#252525"/>
    </style:style>
    <style:style style:name="T18_189" style:family="text">
      <style:text-properties fo:background-color="#ffffff" fo:color="#252525"/>
    </style:style>
    <style:style style:name="T18_190" style:family="text">
      <style:text-properties fo:background-color="#ffffff" fo:color="#252525"/>
    </style:style>
    <style:style style:name="T18_191" style:family="text">
      <style:text-properties fo:background-color="#ffffff" fo:color="#252525"/>
    </style:style>
    <style:style style:name="T18_192" style:family="text">
      <style:text-properties fo:background-color="#ffffff" fo:color="#252525"/>
    </style:style>
    <style:style style:name="T18_193" style:family="text">
      <style:text-properties fo:background-color="#ffffff" fo:color="#252525"/>
    </style:style>
    <style:style style:name="T18_194" style:family="text">
      <style:text-properties fo:background-color="#ffffff" fo:color="#252525"/>
    </style:style>
    <style:style style:name="T18_195" style:family="text">
      <style:text-properties fo:background-color="#ffffff" fo:color="#252525"/>
    </style:style>
    <style:style style:name="T18_196" style:family="text">
      <style:text-properties fo:background-color="#ffffff" fo:color="#252525"/>
    </style:style>
    <style:style style:name="T18_197" style:family="text">
      <style:text-properties fo:background-color="#ffffff" fo:color="#252525"/>
    </style:style>
    <style:style style:name="T18_198" style:family="text">
      <style:text-properties fo:background-color="#ffffff" fo:color="#252525"/>
    </style:style>
    <style:style style:name="T18_199" style:family="text">
      <style:text-properties fo:background-color="#ffffff" fo:color="#252525"/>
    </style:style>
    <style:style style:name="T18_200" style:family="text">
      <style:text-properties fo:background-color="#ffffff" fo:color="#252525"/>
    </style:style>
    <style:style style:name="T18_201" style:family="text">
      <style:text-properties fo:background-color="#ffffff" fo:color="#252525"/>
    </style:style>
    <style:style style:name="T18_202" style:family="text">
      <style:text-properties fo:background-color="#ffffff" fo:color="#252525"/>
    </style:style>
    <style:style style:name="T18_203" style:family="text">
      <style:text-properties fo:background-color="#ffffff" fo:color="#252525"/>
    </style:style>
    <style:style style:name="T18_204" style:family="text">
      <style:text-properties fo:background-color="#ffffff" fo:color="#252525"/>
    </style:style>
    <style:style style:name="T18_205" style:family="text">
      <style:text-properties fo:background-color="#ffffff" fo:color="#252525"/>
    </style:style>
    <style:style style:name="T18_206" style:family="text">
      <style:text-properties fo:background-color="#ffffff" fo:color="#252525"/>
    </style:style>
    <style:style style:name="T18_207" style:family="text">
      <style:text-properties fo:background-color="#ffffff" fo:color="#252525"/>
    </style:style>
    <style:style style:name="T18_208" style:family="text">
      <style:text-properties fo:background-color="#ffffff" fo:color="#252525"/>
    </style:style>
    <style:style style:name="T18_209" style:family="text">
      <style:text-properties fo:background-color="#ffffff" fo:color="#252525"/>
    </style:style>
    <style:style style:name="T18_210" style:family="text">
      <style:text-properties fo:background-color="#ffffff" fo:color="#252525"/>
    </style:style>
    <style:style style:name="T18_211" style:family="text">
      <style:text-properties fo:background-color="#ffffff" fo:color="#252525"/>
    </style:style>
    <style:style style:name="T18_212" style:family="text">
      <style:text-properties fo:background-color="#ffffff" fo:color="#252525"/>
    </style:style>
    <style:style style:name="T18_213" style:family="text">
      <style:text-properties fo:background-color="#ffffff" fo:color="#252525"/>
    </style:style>
    <style:style style:name="T18_214" style:family="text">
      <style:text-properties fo:background-color="#ffffff" fo:color="#252525"/>
    </style:style>
    <style:style style:name="T18_215" style:family="text">
      <style:text-properties fo:background-color="#ffffff" fo:color="#252525"/>
    </style:style>
    <style:style style:name="T18_216" style:family="text">
      <style:text-properties fo:background-color="#ffffff" fo:color="#252525"/>
    </style:style>
    <style:style style:name="T18_217" style:family="text">
      <style:text-properties fo:background-color="#ffffff" fo:color="#252525"/>
    </style:style>
    <style:style style:name="T18_218" style:family="text">
      <style:text-properties fo:background-color="#ffffff" fo:color="#252525"/>
    </style:style>
    <style:style style:name="T18_219" style:family="text">
      <style:text-properties fo:background-color="#ffffff" fo:color="#252525"/>
    </style:style>
    <style:style style:name="T18_220" style:family="text">
      <style:text-properties fo:background-color="#ffffff" fo:color="#252525"/>
    </style:style>
    <style:style style:name="T18_221" style:family="text">
      <style:text-properties fo:background-color="#ffffff" fo:color="#252525"/>
    </style:style>
    <style:style style:name="T18_222" style:family="text">
      <style:text-properties fo:background-color="#ffffff" fo:color="#252525"/>
    </style:style>
    <style:style style:name="T18_223" style:family="text">
      <style:text-properties fo:background-color="#ffffff" fo:color="#252525"/>
    </style:style>
    <style:style style:name="T18_224" style:family="text">
      <style:text-properties fo:background-color="#ffffff" fo:color="#252525"/>
    </style:style>
    <style:style style:name="T18_225" style:family="text">
      <style:text-properties fo:background-color="#ffffff" fo:color="#252525"/>
    </style:style>
    <style:style style:name="T18_226" style:family="text">
      <style:text-properties fo:background-color="#ffffff" fo:color="#252525"/>
    </style:style>
    <style:style style:name="T18_227" style:family="text">
      <style:text-properties fo:background-color="#ffffff" fo:color="#252525"/>
    </style:style>
    <style:style style:name="T18_228" style:family="text">
      <style:text-properties fo:background-color="#ffffff" fo:color="#252525"/>
    </style:style>
    <style:style style:name="T18_229" style:family="text">
      <style:text-properties fo:background-color="#ffffff" fo:color="#252525"/>
    </style:style>
    <style:style style:name="T18_230" style:family="text">
      <style:text-properties fo:background-color="#ffffff" fo:color="#252525"/>
    </style:style>
    <style:style style:name="T18_231" style:family="text">
      <style:text-properties fo:background-color="#ffffff" fo:color="#252525"/>
    </style:style>
    <style:style style:name="T18_232" style:family="text">
      <style:text-properties fo:background-color="#ffffff" fo:color="#252525"/>
    </style:style>
    <style:style style:name="T18_233" style:family="text">
      <style:text-properties fo:background-color="#ffffff" fo:color="#252525"/>
    </style:style>
    <style:style style:name="T18_234" style:family="text">
      <style:text-properties fo:background-color="#ffffff" fo:color="#252525"/>
    </style:style>
    <style:style style:name="T18_235" style:family="text">
      <style:text-properties fo:background-color="#ffffff" fo:color="#252525"/>
    </style:style>
    <style:style style:name="T18_236" style:family="text">
      <style:text-properties fo:background-color="#ffffff" fo:color="#252525"/>
    </style:style>
    <style:style style:name="T18_237" style:family="text">
      <style:text-properties fo:background-color="#ffffff" fo:color="#252525"/>
    </style:style>
    <style:style style:name="T18_238" style:family="text">
      <style:text-properties fo:background-color="#ffffff" fo:color="#252525"/>
    </style:style>
    <style:style style:name="T18_239" style:family="text">
      <style:text-properties fo:background-color="#ffffff" fo:color="#252525"/>
    </style:style>
    <style:style style:name="T18_240" style:family="text">
      <style:text-properties fo:background-color="#ffffff" fo:color="#252525"/>
    </style:style>
    <style:style style:name="T18_241" style:family="text">
      <style:text-properties fo:background-color="#ffffff" fo:color="#252525"/>
    </style:style>
    <style:style style:name="T18_242" style:family="text">
      <style:text-properties fo:background-color="#ffffff" fo:color="#252525"/>
    </style:style>
    <style:style style:name="T18_243" style:family="text">
      <style:text-properties fo:background-color="#ffffff" fo:color="#252525"/>
    </style:style>
    <style:style style:name="T18_244" style:family="text">
      <style:text-properties fo:background-color="#ffffff" fo:color="#252525"/>
    </style:style>
    <style:style style:name="T18_245" style:family="text">
      <style:text-properties fo:background-color="#ffffff" fo:color="#252525"/>
    </style:style>
    <style:style style:name="T18_246" style:family="text">
      <style:text-properties fo:background-color="#ffffff" fo:color="#252525"/>
    </style:style>
    <style:style style:name="T18_247" style:family="text">
      <style:text-properties fo:background-color="#ffffff" fo:color="#252525"/>
    </style:style>
    <style:style style:name="T18_248" style:family="text">
      <style:text-properties fo:background-color="#ffffff" fo:color="#252525"/>
    </style:style>
    <style:style style:name="T18_249" style:family="text">
      <style:text-properties fo:background-color="#ffffff" fo:color="#252525"/>
    </style:style>
    <style:style style:name="T18_250" style:family="text">
      <style:text-properties fo:background-color="#ffffff" fo:color="#252525"/>
    </style:style>
    <style:style style:name="P19" style:family="paragraph" style:parent-style-name="Heading_20_2">
      <style:paragraph-properties fo:text-align="justify" fo:break-before="auto" fo:line-height="115%" fo:margin-bottom="0.353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text-align="justify" fo:break-before="auto" fo:line-height="115%" fo:margin-bottom="0.353cm" style:writing-mode="lr-tb"/>
    </style:style>
    <style:style style:name="T20_1" style:family="text">
      <style:text-properties fo:background-color="#ffffff" fo:color="#252525"/>
    </style:style>
    <style:style style:name="T20_2" style:family="text">
      <style:text-properties fo:background-color="#ffffff" fo:color="#252525"/>
    </style:style>
    <style:style style:name="T20_3" style:family="text">
      <style:text-properties fo:background-color="#ffffff" fo:color="#252525"/>
    </style:style>
    <style:style style:name="T20_4" style:family="text">
      <style:text-properties fo:background-color="#ffffff" fo:color="#252525"/>
    </style:style>
    <style:style style:name="T20_5" style:family="text">
      <style:text-properties fo:background-color="#ffffff" fo:color="#252525"/>
    </style:style>
    <style:style style:name="T20_6" style:family="text">
      <style:text-properties fo:background-color="#ffffff" fo:color="#252525"/>
    </style:style>
    <style:style style:name="T20_7" style:family="text">
      <style:text-properties fo:background-color="#ffffff" fo:color="#252525"/>
    </style:style>
    <style:style style:name="T20_8" style:family="text">
      <style:text-properties fo:background-color="#ffffff" fo:color="#252525"/>
    </style:style>
    <style:style style:name="T20_9" style:family="text">
      <style:text-properties fo:background-color="#ffffff" fo:color="#252525"/>
    </style:style>
    <style:style style:name="T20_10" style:family="text">
      <style:text-properties fo:background-color="#ffffff" fo:color="#252525"/>
    </style:style>
    <style:style style:name="T20_11" style:family="text">
      <style:text-properties fo:background-color="#ffffff" fo:color="#252525"/>
    </style:style>
    <style:style style:name="T20_12" style:family="text">
      <style:text-properties fo:background-color="#ffffff" fo:color="#252525"/>
    </style:style>
    <style:style style:name="T20_13" style:family="text">
      <style:text-properties fo:background-color="#ffffff" fo:color="#252525"/>
    </style:style>
    <style:style style:name="T20_14" style:family="text">
      <style:text-properties fo:background-color="#ffffff" fo:color="#252525"/>
    </style:style>
    <style:style style:name="T20_15" style:family="text">
      <style:text-properties fo:background-color="#ffffff" fo:color="#252525"/>
    </style:style>
    <style:style style:name="T20_16" style:family="text">
      <style:text-properties fo:background-color="#ffffff" fo:color="#252525"/>
    </style:style>
    <style:style style:name="T20_17" style:family="text">
      <style:text-properties fo:background-color="#ffffff" fo:color="#252525"/>
    </style:style>
    <style:style style:name="T20_18" style:family="text">
      <style:text-properties fo:background-color="#ffffff" fo:color="#252525"/>
    </style:style>
    <style:style style:name="T20_19" style:family="text">
      <style:text-properties fo:background-color="#ffffff" fo:color="#252525"/>
    </style:style>
    <style:style style:name="T20_20" style:family="text">
      <style:text-properties fo:background-color="#ffffff" fo:color="#252525"/>
    </style:style>
    <style:style style:name="T20_21" style:family="text">
      <style:text-properties fo:background-color="#ffffff" fo:color="#252525"/>
    </style:style>
    <style:style style:name="T20_22" style:family="text">
      <style:text-properties fo:background-color="#ffffff" fo:color="#252525"/>
    </style:style>
    <style:style style:name="T20_23" style:family="text">
      <style:text-properties fo:background-color="#ffffff" fo:color="#252525"/>
    </style:style>
    <style:style style:name="T20_24" style:family="text">
      <style:text-properties fo:background-color="#ffffff" fo:color="#252525"/>
    </style:style>
    <style:style style:name="T20_25" style:family="text">
      <style:text-properties fo:background-color="#ffffff" fo:color="#252525"/>
    </style:style>
    <style:style style:name="T20_26" style:family="text">
      <style:text-properties fo:background-color="#ffffff" fo:color="#252525"/>
    </style:style>
    <style:style style:name="T20_27" style:family="text">
      <style:text-properties fo:background-color="#ffffff" fo:color="#252525"/>
    </style:style>
    <style:style style:name="T20_28" style:family="text">
      <style:text-properties fo:background-color="#ffffff" fo:color="#252525"/>
    </style:style>
    <style:style style:name="T20_29" style:family="text">
      <style:text-properties fo:background-color="#ffffff" fo:color="#252525"/>
    </style:style>
    <style:style style:name="T20_30" style:family="text">
      <style:text-properties fo:background-color="#ffffff" fo:color="#252525"/>
    </style:style>
    <style:style style:name="T20_31" style:family="text">
      <style:text-properties fo:background-color="#ffffff" fo:color="#252525"/>
    </style:style>
    <style:style style:name="T20_32" style:family="text">
      <style:text-properties fo:background-color="#ffffff" fo:color="#252525"/>
    </style:style>
    <style:style style:name="T20_33" style:family="text">
      <style:text-properties fo:background-color="#ffffff" fo:color="#252525"/>
    </style:style>
    <style:style style:name="T20_34" style:family="text">
      <style:text-properties fo:background-color="#ffffff" fo:color="#252525"/>
    </style:style>
    <style:style style:name="T20_35" style:family="text">
      <style:text-properties fo:background-color="#ffffff" fo:color="#252525"/>
    </style:style>
    <style:style style:name="T20_36" style:family="text">
      <style:text-properties fo:background-color="#ffffff" fo:color="#252525"/>
    </style:style>
    <style:style style:name="T20_37" style:family="text">
      <style:text-properties fo:background-color="#ffffff" fo:color="#252525"/>
    </style:style>
    <style:style style:name="T20_38" style:family="text">
      <style:text-properties fo:background-color="#ffffff" fo:color="#252525"/>
    </style:style>
    <style:style style:name="T20_39" style:family="text">
      <style:text-properties fo:background-color="#ffffff" fo:color="#252525"/>
    </style:style>
    <style:style style:name="T20_40" style:family="text">
      <style:text-properties fo:background-color="#ffffff" fo:color="#252525"/>
    </style:style>
    <style:style style:name="T20_41" style:family="text">
      <style:text-properties fo:background-color="#ffffff" fo:color="#252525"/>
    </style:style>
    <style:style style:name="T20_42" style:family="text">
      <style:text-properties fo:background-color="#ffffff" fo:color="#252525"/>
    </style:style>
    <style:style style:name="T20_43" style:family="text">
      <style:text-properties fo:background-color="#ffffff" fo:color="#252525"/>
    </style:style>
    <style:style style:name="T20_44" style:family="text">
      <style:text-properties fo:background-color="#ffffff" fo:color="#252525"/>
    </style:style>
    <style:style style:name="T20_45" style:family="text">
      <style:text-properties fo:background-color="#ffffff" fo:color="#252525"/>
    </style:style>
    <style:style style:name="T20_46" style:family="text">
      <style:text-properties fo:background-color="#ffffff" fo:color="#252525"/>
    </style:style>
    <style:style style:name="T20_47" style:family="text">
      <style:text-properties fo:background-color="#ffffff" fo:color="#252525"/>
    </style:style>
    <style:style style:name="T20_48" style:family="text">
      <style:text-properties fo:background-color="#ffffff" fo:color="#252525"/>
    </style:style>
    <style:style style:name="T20_49" style:family="text">
      <style:text-properties fo:background-color="#ffffff" fo:color="#252525"/>
    </style:style>
    <style:style style:name="T20_50" style:family="text">
      <style:text-properties fo:background-color="#ffffff" fo:color="#252525"/>
    </style:style>
    <style:style style:name="T20_51" style:family="text">
      <style:text-properties fo:background-color="#ffffff" fo:color="#252525"/>
    </style:style>
    <style:style style:name="T20_52" style:family="text">
      <style:text-properties fo:background-color="#ffffff" fo:color="#252525"/>
    </style:style>
    <style:style style:name="T20_53" style:family="text">
      <style:text-properties fo:background-color="#ffffff" fo:color="#252525"/>
    </style:style>
    <style:style style:name="T20_54" style:family="text">
      <style:text-properties fo:background-color="#ffffff" fo:color="#252525"/>
    </style:style>
    <style:style style:name="T20_55" style:family="text">
      <style:text-properties fo:background-color="#ffffff" fo:color="#252525"/>
    </style:style>
    <style:style style:name="T20_56" style:family="text">
      <style:text-properties fo:background-color="#ffffff" fo:color="#252525"/>
    </style:style>
    <style:style style:name="T20_57" style:family="text">
      <style:text-properties fo:background-color="#ffffff" fo:color="#252525"/>
    </style:style>
    <style:style style:name="T20_58" style:family="text">
      <style:text-properties fo:background-color="#ffffff" fo:color="#252525"/>
    </style:style>
    <style:style style:name="T20_59" style:family="text">
      <style:text-properties fo:background-color="#ffffff" fo:color="#252525"/>
    </style:style>
    <style:style style:name="T20_60" style:family="text">
      <style:text-properties fo:background-color="#ffffff" fo:color="#252525"/>
    </style:style>
    <style:style style:name="T20_61" style:family="text">
      <style:text-properties fo:background-color="#ffffff" fo:color="#252525"/>
    </style:style>
    <style:style style:name="T20_62" style:family="text">
      <style:text-properties fo:background-color="#ffffff" fo:color="#252525"/>
    </style:style>
    <style:style style:name="T20_63" style:family="text">
      <style:text-properties fo:background-color="#ffffff" fo:color="#252525"/>
    </style:style>
    <style:style style:name="T20_64" style:family="text">
      <style:text-properties fo:background-color="#ffffff" fo:color="#252525"/>
    </style:style>
    <style:style style:name="T20_65" style:family="text">
      <style:text-properties fo:background-color="#ffffff" fo:color="#252525"/>
    </style:style>
    <style:style style:name="T20_66" style:family="text">
      <style:text-properties fo:background-color="#ffffff" fo:color="#252525"/>
    </style:style>
    <style:style style:name="T20_67" style:family="text">
      <style:text-properties fo:background-color="#ffffff" fo:color="#252525"/>
    </style:style>
    <style:style style:name="T20_68" style:family="text">
      <style:text-properties fo:background-color="#ffffff" fo:color="#252525"/>
    </style:style>
    <style:style style:name="T20_69" style:family="text">
      <style:text-properties fo:background-color="#ffffff" fo:color="#252525"/>
    </style:style>
    <style:style style:name="T20_70" style:family="text">
      <style:text-properties fo:background-color="#ffffff" fo:color="#252525"/>
    </style:style>
    <style:style style:name="T20_71" style:family="text">
      <style:text-properties fo:background-color="#ffffff" fo:color="#252525"/>
    </style:style>
    <style:style style:name="T20_72" style:family="text">
      <style:text-properties fo:background-color="#ffffff" fo:color="#252525"/>
    </style:style>
    <style:style style:name="T20_73" style:family="text">
      <style:text-properties fo:background-color="#ffffff" fo:color="#252525"/>
    </style:style>
    <style:style style:name="T20_74" style:family="text">
      <style:text-properties fo:background-color="#ffffff" fo:color="#252525"/>
    </style:style>
    <style:style style:name="T20_75" style:family="text">
      <style:text-properties fo:background-color="#ffffff" fo:color="#252525"/>
    </style:style>
    <style:style style:name="T20_76" style:family="text">
      <style:text-properties fo:background-color="#ffffff" fo:color="#252525"/>
    </style:style>
    <style:style style:name="T20_77" style:family="text">
      <style:text-properties fo:background-color="#ffffff" fo:color="#252525"/>
    </style:style>
    <style:style style:name="T20_78" style:family="text">
      <style:text-properties fo:background-color="#ffffff" fo:color="#252525"/>
    </style:style>
    <style:style style:name="T20_79" style:family="text">
      <style:text-properties fo:background-color="#ffffff" fo:color="#252525"/>
    </style:style>
    <style:style style:name="T20_80" style:family="text">
      <style:text-properties fo:background-color="#ffffff" fo:color="#252525"/>
    </style:style>
    <style:style style:name="T20_81" style:family="text">
      <style:text-properties fo:background-color="#ffffff" fo:color="#252525"/>
    </style:style>
    <style:style style:name="T20_82" style:family="text">
      <style:text-properties fo:background-color="#ffffff" fo:color="#252525"/>
    </style:style>
    <style:style style:name="T20_83" style:family="text">
      <style:text-properties fo:background-color="#ffffff" fo:color="#252525"/>
    </style:style>
    <style:style style:name="T20_84" style:family="text">
      <style:text-properties fo:background-color="#ffffff" fo:color="#252525"/>
    </style:style>
    <style:style style:name="T20_85" style:family="text">
      <style:text-properties fo:background-color="#ffffff" fo:color="#252525"/>
    </style:style>
    <style:style style:name="T20_86" style:family="text">
      <style:text-properties fo:background-color="#ffffff" fo:color="#252525"/>
    </style:style>
    <style:style style:name="T20_87" style:family="text">
      <style:text-properties fo:background-color="#ffffff" fo:color="#252525"/>
    </style:style>
    <style:style style:name="T20_88" style:family="text">
      <style:text-properties fo:background-color="#ffffff" fo:color="#252525"/>
    </style:style>
    <style:style style:name="T20_89" style:family="text">
      <style:text-properties fo:background-color="#ffffff" fo:color="#252525"/>
    </style:style>
    <style:style style:name="T20_90" style:family="text">
      <style:text-properties fo:background-color="#ffffff" fo:color="#252525"/>
    </style:style>
    <style:style style:name="T20_91" style:family="text">
      <style:text-properties fo:background-color="#ffffff" fo:color="#252525"/>
    </style:style>
    <style:style style:name="T20_92" style:family="text">
      <style:text-properties fo:background-color="#ffffff" fo:color="#252525"/>
    </style:style>
    <style:style style:name="T20_93" style:family="text">
      <style:text-properties fo:background-color="#ffffff" fo:color="#252525"/>
    </style:style>
    <style:style style:name="T20_94" style:family="text">
      <style:text-properties fo:background-color="#ffffff" fo:color="#252525"/>
    </style:style>
    <style:style style:name="T20_95" style:family="text">
      <style:text-properties fo:background-color="#ffffff" fo:color="#252525"/>
    </style:style>
    <style:style style:name="T20_96" style:family="text">
      <style:text-properties fo:background-color="#ffffff" fo:color="#252525"/>
    </style:style>
    <style:style style:name="T20_97" style:family="text">
      <style:text-properties fo:background-color="#ffffff" fo:color="#252525"/>
    </style:style>
    <style:style style:name="T20_98" style:family="text">
      <style:text-properties fo:background-color="#ffffff" fo:color="#252525"/>
    </style:style>
    <style:style style:name="T20_99" style:family="text">
      <style:text-properties fo:background-color="#ffffff" fo:color="#252525"/>
    </style:style>
    <style:style style:name="T20_100" style:family="text">
      <style:text-properties fo:background-color="#ffffff" fo:color="#252525"/>
    </style:style>
    <style:style style:name="T20_101" style:family="text">
      <style:text-properties fo:background-color="#ffffff" fo:color="#252525"/>
    </style:style>
    <style:style style:name="T20_102" style:family="text">
      <style:text-properties fo:background-color="#ffffff" fo:color="#252525"/>
    </style:style>
    <style:style style:name="T20_103" style:family="text">
      <style:text-properties fo:background-color="#ffffff" fo:color="#252525"/>
    </style:style>
    <style:style style:name="T20_104" style:family="text">
      <style:text-properties fo:background-color="#ffffff" fo:color="#252525"/>
    </style:style>
    <style:style style:name="T20_105" style:family="text">
      <style:text-properties fo:background-color="#ffffff" fo:color="#252525"/>
    </style:style>
    <style:style style:name="T20_106" style:family="text">
      <style:text-properties fo:background-color="#ffffff" fo:color="#252525"/>
    </style:style>
    <style:style style:name="T20_107" style:family="text">
      <style:text-properties fo:background-color="#ffffff" fo:color="#252525"/>
    </style:style>
    <style:style style:name="T20_108" style:family="text">
      <style:text-properties fo:background-color="#ffffff" fo:color="#252525"/>
    </style:style>
    <style:style style:name="T20_109" style:family="text">
      <style:text-properties fo:background-color="#ffffff" fo:color="#252525"/>
    </style:style>
    <style:style style:name="T20_110" style:family="text">
      <style:text-properties fo:background-color="#ffffff" fo:color="#252525"/>
    </style:style>
    <style:style style:name="T20_111" style:family="text">
      <style:text-properties fo:background-color="#ffffff" fo:color="#252525"/>
    </style:style>
    <style:style style:name="T20_112" style:family="text">
      <style:text-properties fo:background-color="#ffffff" fo:color="#252525"/>
    </style:style>
    <style:style style:name="T20_113" style:family="text">
      <style:text-properties fo:background-color="#ffffff" fo:color="#252525"/>
    </style:style>
    <style:style style:name="T20_114" style:family="text">
      <style:text-properties fo:background-color="#ffffff" fo:color="#252525"/>
    </style:style>
    <style:style style:name="T20_115" style:family="text">
      <style:text-properties fo:background-color="#ffffff" fo:color="#252525"/>
    </style:style>
    <style:style style:name="T20_116" style:family="text">
      <style:text-properties fo:background-color="#ffffff" fo:color="#252525"/>
    </style:style>
    <style:style style:name="T20_117" style:family="text">
      <style:text-properties fo:background-color="#ffffff" fo:color="#252525"/>
    </style:style>
    <style:style style:name="T20_118" style:family="text">
      <style:text-properties fo:background-color="#ffffff" fo:color="#252525"/>
    </style:style>
    <style:style style:name="T20_119" style:family="text">
      <style:text-properties fo:background-color="#ffffff" fo:color="#252525"/>
    </style:style>
    <style:style style:name="T20_120" style:family="text">
      <style:text-properties fo:background-color="#ffffff" fo:color="#252525"/>
    </style:style>
    <style:style style:name="T20_121" style:family="text">
      <style:text-properties fo:background-color="#ffffff" fo:color="#252525"/>
    </style:style>
    <style:style style:name="T20_122" style:family="text">
      <style:text-properties fo:background-color="#ffffff" fo:color="#252525"/>
    </style:style>
    <style:style style:name="T20_123" style:family="text">
      <style:text-properties fo:background-color="#ffffff" fo:color="#252525"/>
    </style:style>
    <style:style style:name="T20_124" style:family="text">
      <style:text-properties fo:background-color="#ffffff" fo:color="#252525"/>
    </style:style>
    <style:style style:name="T20_125" style:family="text">
      <style:text-properties fo:background-color="#ffffff" fo:color="#252525"/>
    </style:style>
    <style:style style:name="T20_126" style:family="text">
      <style:text-properties fo:background-color="#ffffff" fo:color="#252525"/>
    </style:style>
    <style:style style:name="T20_127" style:family="text">
      <style:text-properties fo:background-color="#ffffff" fo:color="#252525"/>
    </style:style>
    <style:style style:name="T20_128" style:family="text">
      <style:text-properties fo:background-color="#ffffff" fo:color="#252525"/>
    </style:style>
    <style:style style:name="T20_129" style:family="text">
      <style:text-properties fo:background-color="#ffffff" fo:color="#252525"/>
    </style:style>
    <style:style style:name="T20_130" style:family="text">
      <style:text-properties fo:background-color="#ffffff" fo:color="#252525"/>
    </style:style>
    <style:style style:name="T20_131" style:family="text">
      <style:text-properties fo:background-color="#ffffff" fo:color="#252525"/>
    </style:style>
    <style:style style:name="T20_132" style:family="text">
      <style:text-properties fo:background-color="#ffffff" fo:color="#252525"/>
    </style:style>
    <style:style style:name="T20_133" style:family="text">
      <style:text-properties fo:background-color="#ffffff" fo:color="#252525"/>
    </style:style>
    <style:style style:name="T20_134" style:family="text">
      <style:text-properties fo:background-color="#ffffff" fo:color="#252525"/>
    </style:style>
    <style:style style:name="T20_135" style:family="text">
      <style:text-properties fo:background-color="#ffffff" fo:color="#252525"/>
    </style:style>
    <style:style style:name="T20_136" style:family="text">
      <style:text-properties fo:background-color="#ffffff" fo:color="#252525"/>
    </style:style>
    <style:style style:name="T20_137" style:family="text">
      <style:text-properties fo:background-color="#ffffff" fo:color="#252525"/>
    </style:style>
    <style:style style:name="T20_138" style:family="text">
      <style:text-properties fo:background-color="#ffffff" fo:color="#252525"/>
    </style:style>
    <style:style style:name="T20_139" style:family="text">
      <style:text-properties fo:background-color="#ffffff" fo:color="#252525"/>
    </style:style>
    <style:style style:name="T20_140" style:family="text">
      <style:text-properties fo:background-color="#ffffff" fo:color="#252525"/>
    </style:style>
    <style:style style:name="T20_141" style:family="text">
      <style:text-properties fo:background-color="#ffffff" fo:color="#252525"/>
    </style:style>
    <style:style style:name="T20_142" style:family="text">
      <style:text-properties fo:background-color="#ffffff" fo:color="#252525"/>
    </style:style>
    <style:style style:name="T20_143" style:family="text">
      <style:text-properties fo:background-color="#ffffff" fo:color="#252525"/>
    </style:style>
    <style:style style:name="T20_144" style:family="text">
      <style:text-properties fo:background-color="#ffffff" fo:color="#252525"/>
    </style:style>
    <style:style style:name="T20_145" style:family="text">
      <style:text-properties fo:background-color="#ffffff" fo:color="#252525"/>
    </style:style>
    <style:style style:name="T20_146" style:family="text">
      <style:text-properties fo:background-color="#ffffff" fo:color="#252525"/>
    </style:style>
    <style:style style:name="T20_147" style:family="text">
      <style:text-properties fo:background-color="#ffffff" fo:color="#252525"/>
    </style:style>
    <style:style style:name="T20_148" style:family="text">
      <style:text-properties fo:background-color="#ffffff" fo:color="#252525"/>
    </style:style>
    <style:style style:name="T20_149" style:family="text">
      <style:text-properties fo:background-color="#ffffff" fo:color="#252525"/>
    </style:style>
    <style:style style:name="T20_150" style:family="text">
      <style:text-properties fo:background-color="#ffffff" fo:color="#252525"/>
    </style:style>
    <style:style style:name="P21" style:family="paragraph" style:parent-style-name="Standard">
      <style:paragraph-properties fo:text-align="justify" fo:break-before="auto" fo:line-height="115%" fo:margin-bottom="0.353cm" style:writing-mode="lr-tb"/>
    </style:style>
    <style:style style:name="T21_1" style:family="text">
      <style:text-properties fo:background-color="#ffffff" fo:color="#252525"/>
    </style:style>
    <style:style style:name="T21_2" style:family="text">
      <style:text-properties fo:background-color="#ffffff" fo:color="#252525"/>
    </style:style>
    <style:style style:name="T21_3" style:family="text">
      <style:text-properties fo:background-color="#ffffff" fo:color="#252525"/>
    </style:style>
    <style:style style:name="T21_4" style:family="text">
      <style:text-properties fo:background-color="#ffffff" fo:color="#252525"/>
    </style:style>
    <style:style style:name="T21_5" style:family="text">
      <style:text-properties fo:background-color="#ffffff" fo:color="#252525"/>
    </style:style>
    <style:style style:name="T21_6" style:family="text">
      <style:text-properties fo:background-color="#ffffff" fo:color="#252525"/>
    </style:style>
    <style:style style:name="T21_7" style:family="text">
      <style:text-properties fo:background-color="#ffffff" fo:color="#252525"/>
    </style:style>
    <style:style style:name="T21_8" style:family="text">
      <style:text-properties fo:background-color="#ffffff" fo:color="#252525"/>
    </style:style>
    <style:style style:name="T21_9" style:family="text">
      <style:text-properties fo:background-color="#ffffff" fo:color="#252525"/>
    </style:style>
    <style:style style:name="T21_10" style:family="text">
      <style:text-properties fo:background-color="#ffffff" fo:color="#252525"/>
    </style:style>
    <style:style style:name="T21_11" style:family="text">
      <style:text-properties fo:background-color="#ffffff" fo:color="#252525"/>
    </style:style>
    <style:style style:name="T21_12" style:family="text">
      <style:text-properties fo:background-color="#ffffff" fo:color="#252525"/>
    </style:style>
    <style:style style:name="T21_13" style:family="text">
      <style:text-properties fo:background-color="#ffffff" fo:color="#252525"/>
    </style:style>
    <style:style style:name="T21_14" style:family="text">
      <style:text-properties fo:background-color="#ffffff" fo:color="#252525"/>
    </style:style>
    <style:style style:name="T21_15" style:family="text">
      <style:text-properties fo:background-color="#ffffff" fo:color="#252525"/>
    </style:style>
    <style:style style:name="T21_16" style:family="text">
      <style:text-properties fo:background-color="#ffffff" fo:color="#252525"/>
    </style:style>
    <style:style style:name="T21_17" style:family="text">
      <style:text-properties fo:background-color="#ffffff" fo:color="#252525"/>
    </style:style>
    <style:style style:name="T21_18" style:family="text">
      <style:text-properties fo:background-color="#ffffff" fo:color="#252525"/>
    </style:style>
    <style:style style:name="T21_19" style:family="text">
      <style:text-properties fo:background-color="#ffffff" fo:color="#252525"/>
    </style:style>
    <style:style style:name="T21_20" style:family="text">
      <style:text-properties fo:background-color="#ffffff" fo:color="#252525"/>
    </style:style>
    <style:style style:name="T21_21" style:family="text">
      <style:text-properties fo:background-color="#ffffff" fo:color="#252525"/>
    </style:style>
    <style:style style:name="T21_22" style:family="text">
      <style:text-properties fo:background-color="#ffffff" fo:color="#252525"/>
    </style:style>
    <style:style style:name="T21_23" style:family="text">
      <style:text-properties fo:background-color="#ffffff" fo:color="#252525"/>
    </style:style>
    <style:style style:name="T21_24" style:family="text">
      <style:text-properties fo:background-color="#ffffff" fo:color="#252525"/>
    </style:style>
    <style:style style:name="T21_25" style:family="text">
      <style:text-properties fo:background-color="#ffffff" fo:color="#252525"/>
    </style:style>
    <style:style style:name="T21_26" style:family="text">
      <style:text-properties fo:background-color="#ffffff" fo:color="#252525"/>
    </style:style>
    <style:style style:name="T21_27" style:family="text">
      <style:text-properties fo:background-color="#ffffff" fo:color="#252525"/>
    </style:style>
    <style:style style:name="T21_28" style:family="text">
      <style:text-properties fo:background-color="#ffffff" fo:color="#252525"/>
    </style:style>
    <style:style style:name="T21_29" style:family="text">
      <style:text-properties fo:background-color="#ffffff" fo:color="#252525"/>
    </style:style>
    <style:style style:name="T21_30" style:family="text">
      <style:text-properties fo:background-color="#ffffff" fo:color="#252525"/>
    </style:style>
    <style:style style:name="T21_31" style:family="text">
      <style:text-properties fo:background-color="#ffffff" fo:color="#252525"/>
    </style:style>
    <style:style style:name="T21_32" style:family="text">
      <style:text-properties fo:background-color="#ffffff" fo:color="#252525"/>
    </style:style>
    <style:style style:name="T21_33" style:family="text" style:parent-style-name="Standard"/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fo:background-color="#ffffff" fo:color="#252525"/>
    </style:style>
    <style:style style:name="T22_23" style:family="text">
      <style:text-properties fo:background-color="#ffffff" fo:color="#252525"/>
    </style:style>
    <style:style style:name="T22_24" style:family="text">
      <style:text-properties fo:background-color="#ffffff" fo:color="#252525"/>
    </style:style>
    <style:style style:name="T22_25" style:family="text">
      <style:text-properties fo:background-color="#ffffff" fo:color="#252525"/>
    </style:style>
    <style:style style:name="T22_26" style:family="text">
      <style:text-properties fo:background-color="#ffffff" fo:color="#252525"/>
    </style:style>
    <style:style style:name="T22_27" style:family="text">
      <style:text-properties fo:background-color="#ffffff" fo:color="#252525"/>
    </style:style>
    <style:style style:name="T22_28" style:family="text">
      <style:text-properties fo:background-color="#ffffff" fo:color="#252525"/>
    </style:style>
    <style:style style:name="T22_29" style:family="text">
      <style:text-properties fo:background-color="#ffffff" fo:color="#252525"/>
    </style:style>
    <style:style style:name="T22_30" style:family="text">
      <style:text-properties fo:background-color="#ffffff" fo:color="#252525"/>
    </style:style>
    <style:style style:name="T22_31" style:family="text">
      <style:text-properties fo:background-color="#ffffff" fo:color="#252525"/>
    </style:style>
    <style:style style:name="T22_32" style:family="text">
      <style:text-properties fo:background-color="#ffffff" fo:color="#252525"/>
    </style:style>
    <style:style style:name="T22_33" style:family="text">
      <style:text-properties fo:background-color="#ffffff" fo:color="#252525"/>
    </style:style>
    <style:style style:name="T22_34" style:family="text">
      <style:text-properties fo:background-color="#ffffff" fo:color="#252525"/>
    </style:style>
    <style:style style:name="T22_35" style:family="text">
      <style:text-properties fo:background-color="#ffffff" fo:color="#252525"/>
    </style:style>
    <style:style style:name="T22_36" style:family="text">
      <style:text-properties fo:background-color="#ffffff" fo:color="#252525"/>
    </style:style>
    <style:style style:name="T22_37" style:family="text">
      <style:text-properties fo:background-color="#ffffff" fo:color="#252525"/>
    </style:style>
    <style:style style:name="T22_38" style:family="text">
      <style:text-properties fo:background-color="#ffffff" fo:color="#252525"/>
    </style:style>
    <style:style style:name="T22_39" style:family="text">
      <style:text-properties fo:background-color="#ffffff" fo:color="#252525"/>
    </style:style>
    <style:style style:name="T22_40" style:family="text">
      <style:text-properties fo:background-color="#ffffff" fo:color="#252525"/>
    </style:style>
    <style:style style:name="T22_41" style:family="text">
      <style:text-properties fo:background-color="#ffffff" fo:color="#252525"/>
    </style:style>
    <style:style style:name="T22_42" style:family="text">
      <style:text-properties fo:background-color="#ffffff" fo:color="#252525"/>
    </style:style>
    <style:style style:name="T22_43" style:family="text">
      <style:text-properties fo:background-color="#ffffff" fo:color="#252525"/>
    </style:style>
    <style:style style:name="T22_44" style:family="text">
      <style:text-properties fo:background-color="#ffffff" fo:color="#252525"/>
    </style:style>
    <style:style style:name="T22_45" style:family="text">
      <style:text-properties fo:background-color="#ffffff" fo:color="#252525"/>
    </style:style>
    <style:style style:name="T22_46" style:family="text">
      <style:text-properties fo:background-color="#ffffff" fo:color="#252525"/>
    </style:style>
    <style:style style:name="T22_47" style:family="text">
      <style:text-properties fo:background-color="#ffffff" fo:color="#252525"/>
    </style:style>
    <style:style style:name="T22_48" style:family="text">
      <style:text-properties fo:background-color="#ffffff" fo:color="#252525"/>
    </style:style>
    <style:style style:name="T22_49" style:family="text">
      <style:text-properties fo:background-color="#ffffff" fo:color="#252525"/>
    </style:style>
    <style:style style:name="T22_50" style:family="text">
      <style:text-properties fo:background-color="#ffffff" fo:color="#252525"/>
    </style:style>
    <style:style style:name="T22_51" style:family="text">
      <style:text-properties fo:background-color="#ffffff" fo:color="#252525"/>
    </style:style>
    <style:style style:name="T22_52" style:family="text">
      <style:text-properties fo:background-color="#ffffff" fo:color="#252525"/>
    </style:style>
    <style:style style:name="T22_53" style:family="text">
      <style:text-properties fo:background-color="#ffffff" fo:color="#252525"/>
    </style:style>
    <style:style style:name="T22_54" style:family="text">
      <style:text-properties fo:background-color="#ffffff" fo:color="#252525"/>
    </style:style>
    <style:style style:name="T22_55" style:family="text">
      <style:text-properties fo:background-color="#ffffff" fo:color="#252525"/>
    </style:style>
    <style:style style:name="T22_56" style:family="text">
      <style:text-properties fo:background-color="#ffffff" fo:color="#252525"/>
    </style:style>
    <style:style style:name="T22_57" style:family="text">
      <style:text-properties fo:background-color="#ffffff" fo:color="#252525"/>
    </style:style>
    <style:style style:name="T22_58" style:family="text">
      <style:text-properties fo:background-color="#ffffff" fo:color="#252525"/>
    </style:style>
    <style:style style:name="T22_59" style:family="text">
      <style:text-properties fo:background-color="#ffffff" fo:color="#252525"/>
    </style:style>
    <style:style style:name="T22_60" style:family="text">
      <style:text-properties fo:background-color="#ffffff" fo:color="#252525"/>
    </style:style>
    <style:style style:name="T22_61" style:family="text">
      <style:text-properties fo:background-color="#ffffff" fo:color="#252525"/>
    </style:style>
    <style:style style:name="T22_62" style:family="text">
      <style:text-properties fo:background-color="#ffffff" fo:color="#252525"/>
    </style:style>
    <style:style style:name="T22_63" style:family="text">
      <style:text-properties fo:background-color="#ffffff" fo:color="#252525"/>
    </style:style>
    <style:style style:name="T22_64" style:family="text">
      <style:text-properties fo:background-color="#ffffff" fo:color="#252525"/>
    </style:style>
    <style:style style:name="T22_65" style:family="text">
      <style:text-properties fo:background-color="#ffffff" fo:color="#252525"/>
    </style:style>
    <style:style style:name="T22_66" style:family="text">
      <style:text-properties fo:background-color="#ffffff" fo:color="#252525"/>
    </style:style>
    <style:style style:name="T22_67" style:family="text">
      <style:text-properties fo:background-color="#ffffff" fo:color="#252525"/>
    </style:style>
    <style:style style:name="T22_68" style:family="text">
      <style:text-properties fo:background-color="#ffffff" fo:color="#252525"/>
    </style:style>
    <style:style style:name="T22_69" style:family="text">
      <style:text-properties fo:background-color="#ffffff" fo:color="#252525"/>
    </style:style>
    <style:style style:name="T22_70" style:family="text">
      <style:text-properties fo:background-color="#ffffff" fo:color="#252525"/>
    </style:style>
    <style:style style:name="T22_71" style:family="text">
      <style:text-properties fo:background-color="#ffffff" fo:color="#252525"/>
    </style:style>
    <style:style style:name="T22_72" style:family="text">
      <style:text-properties fo:background-color="#ffffff" fo:color="#252525"/>
    </style:style>
    <style:style style:name="T22_73" style:family="text">
      <style:text-properties fo:background-color="#ffffff" fo:color="#252525"/>
    </style:style>
    <style:style style:name="T22_74" style:family="text">
      <style:text-properties fo:background-color="#ffffff" fo:color="#252525"/>
    </style:style>
    <style:style style:name="T22_75" style:family="text">
      <style:text-properties fo:background-color="#ffffff" fo:color="#252525"/>
    </style:style>
    <style:style style:name="T22_76" style:family="text">
      <style:text-properties fo:background-color="#ffffff" fo:color="#252525"/>
    </style:style>
    <style:style style:name="T22_77" style:family="text">
      <style:text-properties fo:background-color="#ffffff" fo:color="#252525"/>
    </style:style>
    <style:style style:name="T22_78" style:family="text">
      <style:text-properties fo:background-color="#ffffff" fo:color="#252525"/>
    </style:style>
    <style:style style:name="T22_79" style:family="text">
      <style:text-properties fo:background-color="#ffffff" fo:color="#252525"/>
    </style:style>
    <style:style style:name="T22_80" style:family="text">
      <style:text-properties fo:background-color="#ffffff" fo:color="#252525"/>
    </style:style>
    <style:style style:name="T22_81" style:family="text">
      <style:text-properties fo:background-color="#ffffff" fo:color="#252525"/>
    </style:style>
    <style:style style:name="T22_82" style:family="text">
      <style:text-properties fo:background-color="#ffffff" fo:color="#252525"/>
    </style:style>
    <style:style style:name="T22_83" style:family="text">
      <style:text-properties fo:background-color="#ffffff" fo:color="#252525"/>
    </style:style>
    <style:style style:name="T22_84" style:family="text">
      <style:text-properties fo:background-color="#ffffff" fo:color="#252525"/>
    </style:style>
    <style:style style:name="T22_85" style:family="text">
      <style:text-properties fo:background-color="#ffffff" fo:color="#252525"/>
    </style:style>
    <style:style style:name="T22_86" style:family="text">
      <style:text-properties fo:background-color="#ffffff" fo:color="#252525"/>
    </style:style>
    <style:style style:name="T22_87" style:family="text">
      <style:text-properties fo:background-color="#ffffff" fo:color="#252525"/>
    </style:style>
    <style:style style:name="T22_88" style:family="text">
      <style:text-properties fo:background-color="#ffffff" fo:color="#252525"/>
    </style:style>
    <style:style style:name="T22_89" style:family="text">
      <style:text-properties fo:background-color="#ffffff" fo:color="#252525"/>
    </style:style>
    <style:style style:name="T22_90" style:family="text">
      <style:text-properties fo:background-color="#ffffff" fo:color="#252525"/>
    </style:style>
    <style:style style:name="T22_91" style:family="text">
      <style:text-properties fo:background-color="#ffffff" fo:color="#252525"/>
    </style:style>
    <style:style style:name="T22_92" style:family="text">
      <style:text-properties fo:background-color="#ffffff" fo:color="#252525"/>
    </style:style>
    <style:style style:name="T22_93" style:family="text">
      <style:text-properties fo:background-color="#ffffff" fo:color="#252525"/>
    </style:style>
    <style:style style:name="T22_94" style:family="text">
      <style:text-properties fo:background-color="#ffffff" fo:color="#252525"/>
    </style:style>
    <style:style style:name="T22_95" style:family="text">
      <style:text-properties fo:background-color="#ffffff" fo:color="#252525"/>
    </style:style>
    <style:style style:name="T22_96" style:family="text">
      <style:text-properties fo:background-color="#ffffff" fo:color="#252525"/>
    </style:style>
    <style:style style:name="T22_97" style:family="text">
      <style:text-properties fo:background-color="#ffffff" fo:color="#252525"/>
    </style:style>
    <style:style style:name="T22_98" style:family="text">
      <style:text-properties fo:background-color="#ffffff" fo:color="#252525"/>
    </style:style>
    <style:style style:name="T22_99" style:family="text">
      <style:text-properties fo:background-color="#ffffff" fo:color="#252525"/>
    </style:style>
    <style:style style:name="T22_100" style:family="text">
      <style:text-properties fo:background-color="#ffffff" fo:color="#252525"/>
    </style:style>
    <style:style style:name="T22_101" style:family="text">
      <style:text-properties fo:background-color="#ffffff" fo:color="#252525"/>
    </style:style>
    <style:style style:name="T22_102" style:family="text">
      <style:text-properties fo:background-color="#ffffff" fo:color="#252525"/>
    </style:style>
    <style:style style:name="T22_103" style:family="text">
      <style:text-properties fo:background-color="#ffffff" fo:color="#252525"/>
    </style:style>
    <style:style style:name="T22_104" style:family="text">
      <style:text-properties fo:background-color="#ffffff" fo:color="#252525"/>
    </style:style>
    <style:style style:name="T22_105" style:family="text">
      <style:text-properties fo:background-color="#ffffff" fo:color="#252525"/>
    </style:style>
    <style:style style:name="T22_106" style:family="text">
      <style:text-properties fo:background-color="#ffffff" fo:color="#252525"/>
    </style:style>
    <style:style style:name="T22_107" style:family="text">
      <style:text-properties fo:background-color="#ffffff" fo:color="#252525"/>
    </style:style>
    <style:style style:name="T22_108" style:family="text">
      <style:text-properties fo:background-color="#ffffff" fo:color="#252525"/>
    </style:style>
    <style:style style:name="T22_109" style:family="text">
      <style:text-properties fo:background-color="#ffffff" fo:color="#252525"/>
    </style:style>
    <style:style style:name="T22_110" style:family="text">
      <style:text-properties fo:background-color="#ffffff" fo:color="#252525"/>
    </style:style>
    <style:style style:name="T22_111" style:family="text">
      <style:text-properties fo:background-color="#ffffff" fo:color="#252525"/>
    </style:style>
    <style:style style:name="T22_112" style:family="text">
      <style:text-properties fo:background-color="#ffffff" fo:color="#252525"/>
    </style:style>
    <style:style style:name="T22_113" style:family="text">
      <style:text-properties fo:background-color="#ffffff" fo:color="#252525"/>
    </style:style>
    <style:style style:name="P23" style:family="paragraph" style:parent-style-name="Heading_20_2">
      <style:paragraph-properties fo:text-align="justify" fo:break-before="auto" fo:line-height="115%" fo:margin-bottom="0.353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P24" style:family="paragraph" style:parent-style-name="Standard">
      <style:paragraph-properties fo:text-align="justify" fo:break-before="auto" fo:line-height="115%" fo:margin-bottom="0.353cm" style:writing-mode="lr-tb"/>
    </style:style>
    <style:style style:name="T24_1" style:family="text">
      <style:text-properties fo:background-color="#ffffff" fo:color="#252525"/>
    </style:style>
    <style:style style:name="T24_2" style:family="text">
      <style:text-properties fo:background-color="#ffffff" fo:color="#252525"/>
    </style:style>
    <style:style style:name="T24_3" style:family="text">
      <style:text-properties fo:background-color="#ffffff" fo:color="#252525"/>
    </style:style>
    <style:style style:name="T24_4" style:family="text">
      <style:text-properties fo:background-color="#ffffff" fo:color="#252525"/>
    </style:style>
    <style:style style:name="T24_5" style:family="text">
      <style:text-properties fo:background-color="#ffffff" fo:color="#252525"/>
    </style:style>
    <style:style style:name="T24_6" style:family="text">
      <style:text-properties fo:background-color="#ffffff" fo:color="#252525"/>
    </style:style>
    <style:style style:name="T24_7" style:family="text">
      <style:text-properties fo:background-color="#ffffff" fo:color="#252525"/>
    </style:style>
    <style:style style:name="T24_8" style:family="text">
      <style:text-properties fo:background-color="#ffffff" fo:color="#252525"/>
    </style:style>
    <style:style style:name="T24_9" style:family="text">
      <style:text-properties fo:background-color="#ffffff" fo:color="#252525"/>
    </style:style>
    <style:style style:name="T24_10" style:family="text">
      <style:text-properties fo:background-color="#ffffff" fo:color="#252525"/>
    </style:style>
    <style:style style:name="T24_11" style:family="text">
      <style:text-properties fo:background-color="#ffffff" fo:color="#252525"/>
    </style:style>
    <style:style style:name="T24_12" style:family="text">
      <style:text-properties fo:background-color="#ffffff" fo:color="#252525"/>
    </style:style>
    <style:style style:name="T24_13" style:family="text">
      <style:text-properties fo:background-color="#ffffff" fo:color="#252525"/>
    </style:style>
    <style:style style:name="T24_14" style:family="text">
      <style:text-properties fo:background-color="#ffffff" fo:color="#252525"/>
    </style:style>
    <style:style style:name="T24_15" style:family="text">
      <style:text-properties fo:background-color="#ffffff" fo:color="#252525"/>
    </style:style>
    <style:style style:name="T24_16" style:family="text">
      <style:text-properties fo:background-color="#ffffff" fo:color="#252525"/>
    </style:style>
    <style:style style:name="T24_17" style:family="text">
      <style:text-properties fo:background-color="#ffffff" fo:color="#252525"/>
    </style:style>
    <style:style style:name="T24_18" style:family="text">
      <style:text-properties fo:background-color="#ffffff" fo:color="#252525"/>
    </style:style>
    <style:style style:name="T24_19" style:family="text">
      <style:text-properties fo:background-color="#ffffff" fo:color="#252525"/>
    </style:style>
    <style:style style:name="T24_20" style:family="text">
      <style:text-properties fo:background-color="#ffffff" fo:color="#252525"/>
    </style:style>
    <style:style style:name="T24_21" style:family="text">
      <style:text-properties fo:background-color="#ffffff" fo:color="#252525"/>
    </style:style>
    <style:style style:name="T24_22" style:family="text">
      <style:text-properties fo:background-color="#ffffff" fo:color="#252525"/>
    </style:style>
    <style:style style:name="T24_23" style:family="text">
      <style:text-properties fo:background-color="#ffffff" fo:color="#252525"/>
    </style:style>
    <style:style style:name="T24_24" style:family="text">
      <style:text-properties fo:background-color="#ffffff" fo:color="#252525"/>
    </style:style>
    <style:style style:name="T24_25" style:family="text">
      <style:text-properties fo:background-color="#ffffff" fo:color="#252525"/>
    </style:style>
    <style:style style:name="T24_26" style:family="text">
      <style:text-properties fo:background-color="#ffffff" fo:color="#252525"/>
    </style:style>
    <style:style style:name="T24_27" style:family="text">
      <style:text-properties fo:background-color="#ffffff" fo:color="#252525"/>
    </style:style>
    <style:style style:name="T24_28" style:family="text">
      <style:text-properties fo:background-color="#ffffff" fo:color="#252525"/>
    </style:style>
    <style:style style:name="T24_29" style:family="text">
      <style:text-properties fo:background-color="#ffffff" fo:color="#252525"/>
    </style:style>
    <style:style style:name="T24_30" style:family="text">
      <style:text-properties fo:background-color="#ffffff" fo:color="#252525"/>
    </style:style>
    <style:style style:name="T24_31" style:family="text">
      <style:text-properties fo:background-color="#ffffff" fo:color="#252525"/>
    </style:style>
    <style:style style:name="T24_32" style:family="text">
      <style:text-properties fo:background-color="#ffffff" fo:color="#252525"/>
    </style:style>
    <style:style style:name="T24_33" style:family="text">
      <style:text-properties fo:background-color="#ffffff" fo:color="#252525"/>
    </style:style>
    <style:style style:name="T24_34" style:family="text">
      <style:text-properties fo:background-color="#ffffff" fo:color="#252525"/>
    </style:style>
    <style:style style:name="T24_35" style:family="text">
      <style:text-properties fo:background-color="#ffffff" fo:color="#252525"/>
    </style:style>
    <style:style style:name="T24_36" style:family="text">
      <style:text-properties fo:background-color="#ffffff" fo:color="#252525"/>
    </style:style>
    <style:style style:name="T24_37" style:family="text">
      <style:text-properties fo:background-color="#ffffff" fo:color="#252525"/>
    </style:style>
    <style:style style:name="T24_38" style:family="text">
      <style:text-properties fo:background-color="#ffffff" fo:color="#252525"/>
    </style:style>
    <style:style style:name="T24_39" style:family="text">
      <style:text-properties fo:background-color="#ffffff" fo:color="#252525"/>
    </style:style>
    <style:style style:name="T24_40" style:family="text">
      <style:text-properties fo:background-color="#ffffff" fo:color="#252525"/>
    </style:style>
    <style:style style:name="T24_41" style:family="text">
      <style:text-properties fo:background-color="#ffffff" fo:color="#252525"/>
    </style:style>
    <style:style style:name="T24_42" style:family="text">
      <style:text-properties fo:background-color="#ffffff" fo:color="#252525"/>
    </style:style>
    <style:style style:name="T24_43" style:family="text">
      <style:text-properties fo:background-color="#ffffff" fo:color="#252525"/>
    </style:style>
    <style:style style:name="T24_44" style:family="text">
      <style:text-properties fo:background-color="#ffffff" fo:color="#252525"/>
    </style:style>
    <style:style style:name="T24_45" style:family="text">
      <style:text-properties fo:background-color="#ffffff" fo:color="#252525"/>
    </style:style>
    <style:style style:name="T24_46" style:family="text">
      <style:text-properties fo:background-color="#ffffff" fo:color="#252525"/>
    </style:style>
    <style:style style:name="T24_47" style:family="text">
      <style:text-properties fo:background-color="#ffffff" fo:color="#252525"/>
    </style:style>
    <style:style style:name="T24_48" style:family="text">
      <style:text-properties fo:background-color="#ffffff" fo:color="#252525"/>
    </style:style>
    <style:style style:name="T24_49" style:family="text">
      <style:text-properties fo:background-color="#ffffff" fo:color="#252525"/>
    </style:style>
    <style:style style:name="T24_50" style:family="text">
      <style:text-properties fo:background-color="#ffffff" fo:color="#252525"/>
    </style:style>
    <style:style style:name="T24_51" style:family="text">
      <style:text-properties fo:background-color="#ffffff" fo:color="#252525"/>
    </style:style>
    <style:style style:name="T24_52" style:family="text">
      <style:text-properties fo:background-color="#ffffff" fo:color="#252525"/>
    </style:style>
    <style:style style:name="T24_53" style:family="text">
      <style:text-properties fo:background-color="#ffffff" fo:color="#252525"/>
    </style:style>
    <style:style style:name="T24_54" style:family="text">
      <style:text-properties fo:background-color="#ffffff" fo:color="#252525"/>
    </style:style>
    <style:style style:name="T24_55" style:family="text">
      <style:text-properties fo:background-color="#ffffff" fo:color="#252525"/>
    </style:style>
    <style:style style:name="T24_56" style:family="text">
      <style:text-properties fo:background-color="#ffffff" fo:color="#252525"/>
    </style:style>
    <style:style style:name="T24_57" style:family="text">
      <style:text-properties fo:background-color="#ffffff" fo:color="#252525"/>
    </style:style>
    <style:style style:name="T24_58" style:family="text">
      <style:text-properties fo:background-color="#ffffff" fo:color="#252525"/>
    </style:style>
    <style:style style:name="T24_59" style:family="text">
      <style:text-properties fo:background-color="#ffffff" fo:color="#252525"/>
    </style:style>
    <style:style style:name="T24_60" style:family="text">
      <style:text-properties fo:background-color="#ffffff" fo:color="#252525"/>
    </style:style>
    <style:style style:name="T24_61" style:family="text">
      <style:text-properties fo:background-color="#ffffff" fo:color="#252525"/>
    </style:style>
    <style:style style:name="T24_62" style:family="text">
      <style:text-properties fo:background-color="#ffffff" fo:color="#252525"/>
    </style:style>
    <style:style style:name="T24_63" style:family="text">
      <style:text-properties fo:background-color="#ffffff" fo:color="#252525"/>
    </style:style>
    <style:style style:name="T24_64" style:family="text">
      <style:text-properties fo:background-color="#ffffff" fo:color="#252525"/>
    </style:style>
    <style:style style:name="T24_65" style:family="text">
      <style:text-properties fo:background-color="#ffffff" fo:color="#252525"/>
    </style:style>
    <style:style style:name="T24_66" style:family="text">
      <style:text-properties fo:background-color="#ffffff" fo:color="#252525"/>
    </style:style>
    <style:style style:name="T24_67" style:family="text">
      <style:text-properties fo:background-color="#ffffff" fo:color="#252525"/>
    </style:style>
    <style:style style:name="T24_68" style:family="text">
      <style:text-properties fo:background-color="#ffffff" fo:color="#252525"/>
    </style:style>
    <style:style style:name="T24_69" style:family="text">
      <style:text-properties fo:background-color="#ffffff" fo:color="#252525"/>
    </style:style>
    <style:style style:name="T24_70" style:family="text">
      <style:text-properties fo:background-color="#ffffff" fo:color="#252525"/>
    </style:style>
    <style:style style:name="T24_71" style:family="text">
      <style:text-properties fo:background-color="#ffffff" fo:color="#252525"/>
    </style:style>
    <style:style style:name="T24_72" style:family="text">
      <style:text-properties fo:background-color="#ffffff" fo:color="#252525"/>
    </style:style>
    <style:style style:name="T24_73" style:family="text">
      <style:text-properties fo:background-color="#ffffff" fo:color="#252525"/>
    </style:style>
    <style:style style:name="T24_74" style:family="text">
      <style:text-properties fo:background-color="#ffffff" fo:color="#252525"/>
    </style:style>
    <style:style style:name="T24_75" style:family="text">
      <style:text-properties fo:background-color="#ffffff" fo:color="#252525"/>
    </style:style>
    <style:style style:name="T24_76" style:family="text">
      <style:text-properties fo:background-color="#ffffff" fo:color="#252525"/>
    </style:style>
    <style:style style:name="T24_77" style:family="text">
      <style:text-properties fo:background-color="#ffffff" fo:color="#252525"/>
    </style:style>
    <style:style style:name="T24_78" style:family="text">
      <style:text-properties fo:background-color="#ffffff" fo:color="#252525"/>
    </style:style>
    <style:style style:name="T24_79" style:family="text">
      <style:text-properties fo:background-color="#ffffff" fo:color="#252525"/>
    </style:style>
    <style:style style:name="T24_80" style:family="text">
      <style:text-properties fo:background-color="#ffffff" fo:color="#252525"/>
    </style:style>
    <style:style style:name="T24_81" style:family="text">
      <style:text-properties fo:background-color="#ffffff" fo:color="#252525"/>
    </style:style>
    <style:style style:name="T24_82" style:family="text">
      <style:text-properties fo:background-color="#ffffff" fo:color="#252525"/>
    </style:style>
    <style:style style:name="T24_83" style:family="text">
      <style:text-properties fo:background-color="#ffffff" fo:color="#252525"/>
    </style:style>
    <style:style style:name="T24_84" style:family="text">
      <style:text-properties fo:background-color="#ffffff" fo:color="#252525"/>
    </style:style>
    <style:style style:name="T24_85" style:family="text">
      <style:text-properties fo:background-color="#ffffff" fo:color="#252525"/>
    </style:style>
    <style:style style:name="T24_86" style:family="text">
      <style:text-properties fo:background-color="#ffffff" fo:color="#252525"/>
    </style:style>
    <style:style style:name="T24_87" style:family="text">
      <style:text-properties fo:background-color="#ffffff" fo:color="#252525"/>
    </style:style>
    <style:style style:name="T24_88" style:family="text">
      <style:text-properties fo:background-color="#ffffff" fo:color="#252525"/>
    </style:style>
    <style:style style:name="T24_89" style:family="text">
      <style:text-properties fo:background-color="#ffffff" fo:color="#252525"/>
    </style:style>
    <style:style style:name="T24_90" style:family="text">
      <style:text-properties fo:background-color="#ffffff" fo:color="#252525"/>
    </style:style>
    <style:style style:name="T24_91" style:family="text">
      <style:text-properties fo:background-color="#ffffff" fo:color="#252525"/>
    </style:style>
    <style:style style:name="T24_92" style:family="text">
      <style:text-properties fo:background-color="#ffffff" fo:color="#252525"/>
    </style:style>
    <style:style style:name="T24_93" style:family="text">
      <style:text-properties fo:background-color="#ffffff" fo:color="#252525"/>
    </style:style>
    <style:style style:name="T24_94" style:family="text">
      <style:text-properties fo:background-color="#ffffff" fo:color="#252525"/>
    </style:style>
    <style:style style:name="T24_95" style:family="text">
      <style:text-properties fo:background-color="#ffffff" fo:color="#252525"/>
    </style:style>
    <style:style style:name="T24_96" style:family="text">
      <style:text-properties fo:background-color="#ffffff" fo:color="#252525"/>
    </style:style>
    <style:style style:name="T24_97" style:family="text">
      <style:text-properties fo:background-color="#ffffff" fo:color="#252525"/>
    </style:style>
    <style:style style:name="T24_98" style:family="text">
      <style:text-properties fo:background-color="#ffffff" fo:color="#252525"/>
    </style:style>
    <style:style style:name="T24_99" style:family="text">
      <style:text-properties fo:background-color="#ffffff" fo:color="#252525"/>
    </style:style>
    <style:style style:name="T24_100" style:family="text">
      <style:text-properties fo:background-color="#ffffff" fo:color="#252525"/>
    </style:style>
    <style:style style:name="T24_101" style:family="text">
      <style:text-properties fo:background-color="#ffffff" fo:color="#252525"/>
    </style:style>
    <style:style style:name="T24_102" style:family="text">
      <style:text-properties fo:background-color="#ffffff" fo:color="#252525"/>
    </style:style>
    <style:style style:name="T24_103" style:family="text">
      <style:text-properties fo:background-color="#ffffff" fo:color="#252525"/>
    </style:style>
    <style:style style:name="T24_104" style:family="text">
      <style:text-properties fo:background-color="#ffffff" fo:color="#252525"/>
    </style:style>
    <style:style style:name="T24_105" style:family="text">
      <style:text-properties fo:background-color="#ffffff" fo:color="#252525"/>
    </style:style>
    <style:style style:name="T24_106" style:family="text">
      <style:text-properties fo:background-color="#ffffff" fo:color="#252525"/>
    </style:style>
    <style:style style:name="T24_107" style:family="text">
      <style:text-properties fo:background-color="#ffffff" fo:color="#252525"/>
    </style:style>
    <style:style style:name="T24_108" style:family="text">
      <style:text-properties fo:background-color="#ffffff" fo:color="#252525"/>
    </style:style>
    <style:style style:name="T24_109" style:family="text">
      <style:text-properties fo:background-color="#ffffff" fo:color="#252525"/>
    </style:style>
    <style:style style:name="T24_110" style:family="text">
      <style:text-properties fo:background-color="#ffffff" fo:color="#252525"/>
    </style:style>
    <style:style style:name="T24_111" style:family="text">
      <style:text-properties fo:background-color="#ffffff" fo:color="#252525"/>
    </style:style>
    <style:style style:name="T24_112" style:family="text">
      <style:text-properties fo:background-color="#ffffff" fo:color="#252525"/>
    </style:style>
    <style:style style:name="T24_113" style:family="text">
      <style:text-properties fo:background-color="#ffffff" fo:color="#252525"/>
    </style:style>
    <style:style style:name="T24_114" style:family="text">
      <style:text-properties fo:background-color="#ffffff" fo:color="#252525"/>
    </style:style>
    <style:style style:name="T24_115" style:family="text">
      <style:text-properties fo:background-color="#ffffff" fo:color="#252525"/>
    </style:style>
    <style:style style:name="T24_116" style:family="text">
      <style:text-properties fo:background-color="#ffffff" fo:color="#252525"/>
    </style:style>
    <style:style style:name="T24_117" style:family="text">
      <style:text-properties fo:background-color="#ffffff" fo:color="#252525"/>
    </style:style>
    <style:style style:name="T24_118" style:family="text">
      <style:text-properties fo:background-color="#ffffff" fo:color="#252525"/>
    </style:style>
    <style:style style:name="T24_119" style:family="text">
      <style:text-properties fo:background-color="#ffffff" fo:color="#252525"/>
    </style:style>
    <style:style style:name="T24_120" style:family="text">
      <style:text-properties fo:background-color="#ffffff" fo:color="#252525"/>
    </style:style>
    <style:style style:name="T24_121" style:family="text">
      <style:text-properties fo:background-color="#ffffff" fo:color="#252525"/>
    </style:style>
    <style:style style:name="T24_122" style:family="text">
      <style:text-properties fo:background-color="#ffffff" fo:color="#252525"/>
    </style:style>
    <style:style style:name="T24_123" style:family="text">
      <style:text-properties fo:background-color="#ffffff" fo:color="#252525"/>
    </style:style>
    <style:style style:name="T24_124" style:family="text">
      <style:text-properties fo:background-color="#ffffff" fo:color="#252525"/>
    </style:style>
    <style:style style:name="T24_125" style:family="text">
      <style:text-properties fo:background-color="#ffffff" fo:color="#252525"/>
    </style:style>
    <style:style style:name="T24_126" style:family="text">
      <style:text-properties fo:background-color="#ffffff" fo:color="#252525"/>
    </style:style>
    <style:style style:name="T24_127" style:family="text">
      <style:text-properties fo:background-color="#ffffff" fo:color="#252525"/>
    </style:style>
    <style:style style:name="T24_128" style:family="text">
      <style:text-properties fo:background-color="#ffffff" fo:color="#252525"/>
    </style:style>
    <style:style style:name="T24_129" style:family="text">
      <style:text-properties fo:background-color="#ffffff" fo:color="#252525"/>
    </style:style>
    <style:style style:name="T24_130" style:family="text">
      <style:text-properties fo:background-color="#ffffff" fo:color="#252525"/>
    </style:style>
    <style:style style:name="T24_131" style:family="text">
      <style:text-properties fo:background-color="#ffffff" fo:color="#252525"/>
    </style:style>
    <style:style style:name="T24_132" style:family="text">
      <style:text-properties fo:background-color="#ffffff" fo:color="#252525"/>
    </style:style>
    <style:style style:name="T24_133" style:family="text">
      <style:text-properties fo:background-color="#ffffff" fo:color="#252525"/>
    </style:style>
    <style:style style:name="T24_134" style:family="text">
      <style:text-properties fo:background-color="#ffffff" fo:color="#252525"/>
    </style:style>
    <style:style style:name="T24_135" style:family="text">
      <style:text-properties fo:background-color="#ffffff" fo:color="#252525"/>
    </style:style>
    <style:style style:name="T24_136" style:family="text">
      <style:text-properties fo:background-color="#ffffff" fo:color="#252525"/>
    </style:style>
    <style:style style:name="T24_137" style:family="text">
      <style:text-properties fo:background-color="#ffffff" fo:color="#252525"/>
    </style:style>
    <style:style style:name="T24_138" style:family="text">
      <style:text-properties fo:background-color="#ffffff" fo:color="#252525"/>
    </style:style>
    <style:style style:name="T24_139" style:family="text">
      <style:text-properties fo:background-color="#ffffff" fo:color="#252525"/>
    </style:style>
    <style:style style:name="T24_140" style:family="text">
      <style:text-properties fo:background-color="#ffffff" fo:color="#252525"/>
    </style:style>
    <style:style style:name="T24_141" style:family="text">
      <style:text-properties fo:background-color="#ffffff" fo:color="#252525"/>
    </style:style>
    <style:style style:name="T24_142" style:family="text">
      <style:text-properties fo:background-color="#ffffff" fo:color="#252525"/>
    </style:style>
    <style:style style:name="T24_143" style:family="text">
      <style:text-properties fo:background-color="#ffffff" fo:color="#252525"/>
    </style:style>
    <style:style style:name="T24_144" style:family="text">
      <style:text-properties fo:background-color="#ffffff" fo:color="#252525"/>
    </style:style>
    <style:style style:name="T24_145" style:family="text">
      <style:text-properties fo:background-color="#ffffff" fo:color="#252525"/>
    </style:style>
    <style:style style:name="T24_146" style:family="text">
      <style:text-properties fo:background-color="#ffffff" fo:color="#252525"/>
    </style:style>
    <style:style style:name="P25" style:family="paragraph" style:parent-style-name="Heading_20_2">
      <style:paragraph-properties fo:text-align="justify" fo:break-before="auto" fo:line-height="115%" fo:margin-bottom="0.353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text-align="justify" fo:break-before="auto" fo:line-height="115%" fo:margin-bottom="0.353cm" style:writing-mode="lr-tb"/>
    </style:style>
    <style:style style:name="T26_1" style:family="text">
      <style:text-properties fo:background-color="#ffffff" fo:color="#252525"/>
    </style:style>
    <style:style style:name="T26_2" style:family="text">
      <style:text-properties fo:background-color="#ffffff" fo:color="#252525"/>
    </style:style>
    <style:style style:name="T26_3" style:family="text">
      <style:text-properties fo:background-color="#ffffff" fo:color="#252525"/>
    </style:style>
    <style:style style:name="T26_4" style:family="text">
      <style:text-properties fo:background-color="#ffffff" fo:color="#252525"/>
    </style:style>
    <style:style style:name="T26_5" style:family="text">
      <style:text-properties fo:background-color="#ffffff" fo:color="#252525"/>
    </style:style>
    <style:style style:name="T26_6" style:family="text">
      <style:text-properties fo:background-color="#ffffff" fo:color="#252525"/>
    </style:style>
    <style:style style:name="T26_7" style:family="text">
      <style:text-properties fo:background-color="#ffffff" fo:color="#252525"/>
    </style:style>
    <style:style style:name="T26_8" style:family="text">
      <style:text-properties fo:background-color="#ffffff" fo:color="#252525"/>
    </style:style>
    <style:style style:name="T26_9" style:family="text">
      <style:text-properties fo:background-color="#ffffff" fo:color="#252525"/>
    </style:style>
    <style:style style:name="T26_10" style:family="text">
      <style:text-properties fo:background-color="#ffffff" fo:color="#252525"/>
    </style:style>
    <style:style style:name="T26_11" style:family="text">
      <style:text-properties fo:background-color="#ffffff" fo:color="#252525"/>
    </style:style>
    <style:style style:name="T26_12" style:family="text">
      <style:text-properties fo:background-color="#ffffff" fo:color="#252525"/>
    </style:style>
    <style:style style:name="T26_13" style:family="text">
      <style:text-properties fo:background-color="#ffffff" fo:color="#252525"/>
    </style:style>
    <style:style style:name="T26_14" style:family="text">
      <style:text-properties fo:background-color="#ffffff" fo:color="#252525"/>
    </style:style>
    <style:style style:name="T26_15" style:family="text">
      <style:text-properties fo:background-color="#ffffff" fo:color="#252525"/>
    </style:style>
    <style:style style:name="T26_16" style:family="text">
      <style:text-properties fo:background-color="#ffffff" fo:color="#252525"/>
    </style:style>
    <style:style style:name="T26_17" style:family="text">
      <style:text-properties fo:background-color="#ffffff" fo:color="#252525"/>
    </style:style>
    <style:style style:name="T26_18" style:family="text">
      <style:text-properties fo:background-color="#ffffff" fo:color="#252525"/>
    </style:style>
    <style:style style:name="T26_19" style:family="text">
      <style:text-properties fo:background-color="#ffffff" fo:color="#252525"/>
    </style:style>
    <style:style style:name="T26_20" style:family="text">
      <style:text-properties fo:background-color="#ffffff" fo:color="#252525"/>
    </style:style>
    <style:style style:name="T26_21" style:family="text">
      <style:text-properties fo:background-color="#ffffff" fo:color="#252525"/>
    </style:style>
    <style:style style:name="T26_22" style:family="text">
      <style:text-properties fo:background-color="#ffffff" fo:color="#252525"/>
    </style:style>
    <style:style style:name="T26_23" style:family="text">
      <style:text-properties fo:background-color="#ffffff" fo:color="#252525"/>
    </style:style>
    <style:style style:name="T26_24" style:family="text">
      <style:text-properties fo:background-color="#ffffff" fo:color="#252525"/>
    </style:style>
    <style:style style:name="T26_25" style:family="text">
      <style:text-properties fo:background-color="#ffffff" fo:color="#252525"/>
    </style:style>
    <style:style style:name="T26_26" style:family="text">
      <style:text-properties fo:background-color="#ffffff" fo:color="#252525"/>
    </style:style>
    <style:style style:name="T26_27" style:family="text">
      <style:text-properties fo:background-color="#ffffff" fo:color="#252525"/>
    </style:style>
    <style:style style:name="T26_28" style:family="text">
      <style:text-properties fo:background-color="#ffffff" fo:color="#252525"/>
    </style:style>
    <style:style style:name="T26_29" style:family="text">
      <style:text-properties fo:background-color="#ffffff" fo:color="#252525"/>
    </style:style>
    <style:style style:name="T26_30" style:family="text">
      <style:text-properties fo:background-color="#ffffff" fo:color="#252525"/>
    </style:style>
    <style:style style:name="T26_31" style:family="text">
      <style:text-properties fo:background-color="#ffffff" fo:color="#252525"/>
    </style:style>
    <style:style style:name="T26_32" style:family="text">
      <style:text-properties fo:background-color="#ffffff" fo:color="#252525"/>
    </style:style>
    <style:style style:name="T26_33" style:family="text">
      <style:text-properties fo:background-color="#ffffff" fo:color="#252525"/>
    </style:style>
    <style:style style:name="T26_34" style:family="text">
      <style:text-properties fo:background-color="#ffffff" fo:color="#252525"/>
    </style:style>
    <style:style style:name="T26_35" style:family="text">
      <style:text-properties fo:background-color="#ffffff" fo:color="#252525"/>
    </style:style>
    <style:style style:name="T26_36" style:family="text">
      <style:text-properties fo:background-color="#ffffff" fo:color="#252525"/>
    </style:style>
    <style:style style:name="T26_37" style:family="text">
      <style:text-properties fo:background-color="#ffffff" fo:color="#252525"/>
    </style:style>
    <style:style style:name="T26_38" style:family="text">
      <style:text-properties fo:background-color="#ffffff" fo:color="#252525"/>
    </style:style>
    <style:style style:name="T26_39" style:family="text">
      <style:text-properties fo:background-color="#ffffff" fo:color="#252525"/>
    </style:style>
    <style:style style:name="T26_40" style:family="text">
      <style:text-properties fo:background-color="#ffffff" fo:color="#252525"/>
    </style:style>
    <style:style style:name="T26_41" style:family="text">
      <style:text-properties fo:background-color="#ffffff" fo:color="#252525"/>
    </style:style>
    <style:style style:name="T26_42" style:family="text">
      <style:text-properties fo:background-color="#ffffff" fo:color="#252525"/>
    </style:style>
    <style:style style:name="T26_43" style:family="text">
      <style:text-properties fo:background-color="#ffffff" fo:color="#252525"/>
    </style:style>
    <style:style style:name="T26_44" style:family="text">
      <style:text-properties fo:background-color="#ffffff" fo:color="#252525"/>
    </style:style>
    <style:style style:name="T26_45" style:family="text">
      <style:text-properties fo:background-color="#ffffff" fo:color="#252525"/>
    </style:style>
    <style:style style:name="T26_46" style:family="text">
      <style:text-properties fo:background-color="#ffffff" fo:color="#252525"/>
    </style:style>
    <style:style style:name="T26_47" style:family="text">
      <style:text-properties fo:background-color="#ffffff" fo:color="#252525"/>
    </style:style>
    <style:style style:name="T26_48" style:family="text">
      <style:text-properties fo:background-color="#ffffff" fo:color="#252525"/>
    </style:style>
    <style:style style:name="T26_49" style:family="text">
      <style:text-properties fo:background-color="#ffffff" fo:color="#252525"/>
    </style:style>
    <style:style style:name="T26_50" style:family="text">
      <style:text-properties fo:background-color="#ffffff" fo:color="#252525"/>
    </style:style>
    <style:style style:name="T26_51" style:family="text">
      <style:text-properties fo:background-color="#ffffff" fo:color="#252525"/>
    </style:style>
    <style:style style:name="T26_52" style:family="text">
      <style:text-properties fo:background-color="#ffffff" fo:color="#252525"/>
    </style:style>
    <style:style style:name="T26_53" style:family="text">
      <style:text-properties fo:background-color="#ffffff" fo:color="#252525"/>
    </style:style>
    <style:style style:name="T26_54" style:family="text">
      <style:text-properties fo:background-color="#ffffff" fo:color="#252525"/>
    </style:style>
    <style:style style:name="T26_55" style:family="text">
      <style:text-properties fo:background-color="#ffffff" fo:color="#252525"/>
    </style:style>
    <style:style style:name="T26_56" style:family="text">
      <style:text-properties fo:background-color="#ffffff" fo:color="#252525"/>
    </style:style>
    <style:style style:name="T26_57" style:family="text">
      <style:text-properties fo:background-color="#ffffff" fo:color="#252525"/>
    </style:style>
    <style:style style:name="T26_58" style:family="text">
      <style:text-properties fo:background-color="#ffffff" fo:color="#252525"/>
    </style:style>
    <style:style style:name="T26_59" style:family="text">
      <style:text-properties fo:background-color="#ffffff" fo:color="#252525"/>
    </style:style>
    <style:style style:name="T26_60" style:family="text">
      <style:text-properties fo:background-color="#ffffff" fo:color="#252525"/>
    </style:style>
    <style:style style:name="T26_61" style:family="text">
      <style:text-properties fo:background-color="#ffffff" fo:color="#252525"/>
    </style:style>
    <style:style style:name="T26_62" style:family="text">
      <style:text-properties fo:background-color="#ffffff" fo:color="#252525"/>
    </style:style>
    <style:style style:name="T26_63" style:family="text">
      <style:text-properties fo:background-color="#ffffff" fo:color="#252525"/>
    </style:style>
    <style:style style:name="T26_64" style:family="text">
      <style:text-properties fo:background-color="#ffffff" fo:color="#252525"/>
    </style:style>
    <style:style style:name="T26_65" style:family="text">
      <style:text-properties fo:background-color="#ffffff" fo:color="#252525"/>
    </style:style>
    <style:style style:name="T26_66" style:family="text">
      <style:text-properties fo:background-color="#ffffff" fo:color="#252525"/>
    </style:style>
    <style:style style:name="T26_67" style:family="text">
      <style:text-properties fo:background-color="#ffffff" fo:color="#252525"/>
    </style:style>
    <style:style style:name="T26_68" style:family="text">
      <style:text-properties fo:background-color="#ffffff" fo:color="#252525"/>
    </style:style>
    <style:style style:name="T26_69" style:family="text">
      <style:text-properties fo:background-color="#ffffff" fo:color="#252525"/>
    </style:style>
    <style:style style:name="T26_70" style:family="text">
      <style:text-properties fo:background-color="#ffffff" fo:color="#252525"/>
    </style:style>
    <style:style style:name="T26_71" style:family="text">
      <style:text-properties fo:background-color="#ffffff" fo:color="#252525"/>
    </style:style>
    <style:style style:name="T26_72" style:family="text">
      <style:text-properties fo:background-color="#ffffff" fo:color="#252525"/>
    </style:style>
    <style:style style:name="T26_73" style:family="text">
      <style:text-properties fo:background-color="#ffffff" fo:color="#252525"/>
    </style:style>
    <style:style style:name="T26_74" style:family="text">
      <style:text-properties fo:background-color="#ffffff" fo:color="#252525"/>
    </style:style>
    <style:style style:name="T26_75" style:family="text">
      <style:text-properties fo:background-color="#ffffff" fo:color="#252525"/>
    </style:style>
    <style:style style:name="T26_76" style:family="text">
      <style:text-properties fo:background-color="#ffffff" fo:color="#252525"/>
    </style:style>
    <style:style style:name="T26_77" style:family="text">
      <style:text-properties fo:background-color="#ffffff" fo:color="#252525"/>
    </style:style>
    <style:style style:name="T26_78" style:family="text">
      <style:text-properties fo:background-color="#ffffff" fo:color="#252525"/>
    </style:style>
    <style:style style:name="T26_79" style:family="text">
      <style:text-properties fo:background-color="#ffffff" fo:color="#252525"/>
    </style:style>
    <style:style style:name="T26_80" style:family="text">
      <style:text-properties fo:background-color="#ffffff" fo:color="#252525"/>
    </style:style>
    <style:style style:name="T26_81" style:family="text">
      <style:text-properties fo:background-color="#ffffff" fo:color="#252525"/>
    </style:style>
    <style:style style:name="T26_82" style:family="text">
      <style:text-properties fo:background-color="#ffffff" fo:color="#252525"/>
    </style:style>
    <style:style style:name="T26_83" style:family="text">
      <style:text-properties fo:background-color="#ffffff" fo:color="#252525"/>
    </style:style>
    <style:style style:name="T26_84" style:family="text">
      <style:text-properties fo:background-color="#ffffff" fo:color="#252525"/>
    </style:style>
    <style:style style:name="T26_85" style:family="text">
      <style:text-properties fo:background-color="#ffffff" fo:color="#252525"/>
    </style:style>
    <style:style style:name="T26_86" style:family="text">
      <style:text-properties fo:background-color="#ffffff" fo:color="#252525"/>
    </style:style>
    <style:style style:name="T26_87" style:family="text">
      <style:text-properties fo:background-color="#ffffff" fo:color="#252525"/>
    </style:style>
    <style:style style:name="T26_88" style:family="text">
      <style:text-properties fo:background-color="#ffffff" fo:color="#252525"/>
    </style:style>
    <style:style style:name="T26_89" style:family="text">
      <style:text-properties fo:background-color="#ffffff" fo:color="#252525"/>
    </style:style>
    <style:style style:name="T26_90" style:family="text">
      <style:text-properties fo:background-color="#ffffff" fo:color="#252525"/>
    </style:style>
    <style:style style:name="T26_91" style:family="text">
      <style:text-properties fo:background-color="#ffffff" fo:color="#252525"/>
    </style:style>
    <style:style style:name="T26_92" style:family="text">
      <style:text-properties fo:background-color="#ffffff" fo:color="#252525"/>
    </style:style>
    <style:style style:name="T26_93" style:family="text">
      <style:text-properties fo:background-color="#ffffff" fo:color="#252525"/>
    </style:style>
    <style:style style:name="T26_94" style:family="text">
      <style:text-properties fo:background-color="#ffffff" fo:color="#252525"/>
    </style:style>
    <style:style style:name="T26_95" style:family="text">
      <style:text-properties fo:background-color="#ffffff" fo:color="#252525"/>
    </style:style>
    <style:style style:name="T26_96" style:family="text">
      <style:text-properties fo:background-color="#ffffff" fo:color="#252525"/>
    </style:style>
    <style:style style:name="T26_97" style:family="text">
      <style:text-properties fo:background-color="#ffffff" fo:color="#252525"/>
    </style:style>
    <style:style style:name="T26_98" style:family="text">
      <style:text-properties fo:background-color="#ffffff" fo:color="#252525"/>
    </style:style>
    <style:style style:name="T26_99" style:family="text">
      <style:text-properties fo:background-color="#ffffff" fo:color="#252525"/>
    </style:style>
    <style:style style:name="T26_100" style:family="text">
      <style:text-properties fo:background-color="#ffffff" fo:color="#252525"/>
    </style:style>
    <style:style style:name="T26_101" style:family="text">
      <style:text-properties fo:background-color="#ffffff" fo:color="#252525"/>
    </style:style>
    <style:style style:name="T26_102" style:family="text">
      <style:text-properties fo:background-color="#ffffff" fo:color="#252525"/>
    </style:style>
    <style:style style:name="T26_103" style:family="text">
      <style:text-properties fo:background-color="#ffffff" fo:color="#252525"/>
    </style:style>
    <style:style style:name="T26_104" style:family="text">
      <style:text-properties fo:background-color="#ffffff" fo:color="#252525"/>
    </style:style>
    <style:style style:name="T26_105" style:family="text">
      <style:text-properties fo:background-color="#ffffff" fo:color="#252525"/>
    </style:style>
    <style:style style:name="T26_106" style:family="text">
      <style:text-properties fo:background-color="#ffffff" fo:color="#252525"/>
    </style:style>
    <style:style style:name="T26_107" style:family="text">
      <style:text-properties fo:background-color="#ffffff" fo:color="#252525"/>
    </style:style>
    <style:style style:name="T26_108" style:family="text">
      <style:text-properties fo:background-color="#ffffff" fo:color="#252525"/>
    </style:style>
    <style:style style:name="T26_109" style:family="text">
      <style:text-properties fo:background-color="#ffffff" fo:color="#252525"/>
    </style:style>
    <style:style style:name="T26_110" style:family="text">
      <style:text-properties fo:background-color="#ffffff" fo:color="#252525"/>
    </style:style>
    <style:style style:name="T26_111" style:family="text">
      <style:text-properties fo:background-color="#ffffff" fo:color="#252525"/>
    </style:style>
    <style:style style:name="T26_112" style:family="text">
      <style:text-properties fo:background-color="#ffffff" fo:color="#252525"/>
    </style:style>
    <style:style style:name="T26_113" style:family="text">
      <style:text-properties fo:background-color="#ffffff" fo:color="#252525"/>
    </style:style>
    <style:style style:name="T26_114" style:family="text">
      <style:text-properties fo:background-color="#ffffff" fo:color="#252525"/>
    </style:style>
    <style:style style:name="T26_115" style:family="text">
      <style:text-properties fo:background-color="#ffffff" fo:color="#252525"/>
    </style:style>
    <style:style style:name="T26_116" style:family="text">
      <style:text-properties fo:background-color="#ffffff" fo:color="#252525"/>
    </style:style>
    <style:style style:name="T26_117" style:family="text">
      <style:text-properties fo:background-color="#ffffff" fo:color="#252525"/>
    </style:style>
    <style:style style:name="T26_118" style:family="text">
      <style:text-properties fo:background-color="#ffffff" fo:color="#252525"/>
    </style:style>
    <style:style style:name="T26_119" style:family="text">
      <style:text-properties fo:background-color="#ffffff" fo:color="#252525"/>
    </style:style>
    <style:style style:name="T26_120" style:family="text">
      <style:text-properties fo:background-color="#ffffff" fo:color="#252525"/>
    </style:style>
    <style:style style:name="T26_121" style:family="text">
      <style:text-properties fo:background-color="#ffffff" fo:color="#252525"/>
    </style:style>
    <style:style style:name="T26_122" style:family="text">
      <style:text-properties fo:background-color="#ffffff" fo:color="#252525"/>
    </style:style>
    <style:style style:name="T26_123" style:family="text">
      <style:text-properties fo:background-color="#ffffff" fo:color="#252525"/>
    </style:style>
    <style:style style:name="T26_124" style:family="text">
      <style:text-properties fo:background-color="#ffffff" fo:color="#252525"/>
    </style:style>
    <style:style style:name="T26_125" style:family="text">
      <style:text-properties fo:background-color="#ffffff" fo:color="#252525"/>
    </style:style>
    <style:style style:name="T26_126" style:family="text">
      <style:text-properties fo:background-color="#ffffff" fo:color="#252525"/>
    </style:style>
    <style:style style:name="T26_127" style:family="text">
      <style:text-properties fo:background-color="#ffffff" fo:color="#252525"/>
    </style:style>
    <style:style style:name="T26_128" style:family="text">
      <style:text-properties fo:background-color="#ffffff" fo:color="#252525"/>
    </style:style>
    <style:style style:name="T26_129" style:family="text">
      <style:text-properties fo:background-color="#ffffff" fo:color="#252525"/>
    </style:style>
    <style:style style:name="T26_130" style:family="text">
      <style:text-properties fo:background-color="#ffffff" fo:color="#252525"/>
    </style:style>
    <style:style style:name="T26_131" style:family="text">
      <style:text-properties fo:background-color="#ffffff" fo:color="#252525"/>
    </style:style>
    <style:style style:name="T26_132" style:family="text">
      <style:text-properties fo:background-color="#ffffff" fo:color="#252525"/>
    </style:style>
    <style:style style:name="T26_133" style:family="text">
      <style:text-properties fo:background-color="#ffffff" fo:color="#252525"/>
    </style:style>
    <style:style style:name="T26_134" style:family="text">
      <style:text-properties fo:background-color="#ffffff" fo:color="#252525"/>
    </style:style>
    <style:style style:name="T26_135" style:family="text">
      <style:text-properties fo:background-color="#ffffff" fo:color="#252525"/>
    </style:style>
    <style:style style:name="T26_136" style:family="text">
      <style:text-properties fo:background-color="#ffffff" fo:color="#252525"/>
    </style:style>
    <style:style style:name="T26_137" style:family="text">
      <style:text-properties fo:background-color="#ffffff" fo:color="#252525"/>
    </style:style>
    <style:style style:name="T26_138" style:family="text">
      <style:text-properties fo:background-color="#ffffff" fo:color="#252525"/>
    </style:style>
    <style:style style:name="T26_139" style:family="text">
      <style:text-properties fo:background-color="#ffffff" fo:color="#252525"/>
    </style:style>
    <style:style style:name="T26_140" style:family="text">
      <style:text-properties fo:background-color="#ffffff" fo:color="#252525"/>
    </style:style>
    <style:style style:name="T26_141" style:family="text">
      <style:text-properties fo:background-color="#ffffff" fo:color="#252525"/>
    </style:style>
    <style:style style:name="T26_142" style:family="text">
      <style:text-properties fo:background-color="#ffffff" fo:color="#252525"/>
    </style:style>
    <style:style style:name="T26_143" style:family="text">
      <style:text-properties fo:background-color="#ffffff" fo:color="#252525"/>
    </style:style>
    <style:style style:name="T26_144" style:family="text">
      <style:text-properties fo:background-color="#ffffff" fo:color="#252525"/>
    </style:style>
    <style:style style:name="T26_145" style:family="text">
      <style:text-properties fo:background-color="#ffffff" fo:color="#252525"/>
    </style:style>
    <style:style style:name="T26_146" style:family="text">
      <style:text-properties fo:background-color="#ffffff" fo:color="#252525"/>
    </style:style>
    <style:style style:name="T26_147" style:family="text">
      <style:text-properties fo:background-color="#ffffff" fo:color="#252525"/>
    </style:style>
    <style:style style:name="T26_148" style:family="text">
      <style:text-properties fo:background-color="#ffffff" fo:color="#252525"/>
    </style:style>
    <style:style style:name="T26_149" style:family="text">
      <style:text-properties fo:background-color="#ffffff" fo:color="#252525"/>
    </style:style>
    <style:style style:name="T26_150" style:family="text">
      <style:text-properties fo:background-color="#ffffff" fo:color="#252525"/>
    </style:style>
    <style:style style:name="T26_151" style:family="text">
      <style:text-properties fo:background-color="#ffffff" fo:color="#252525"/>
    </style:style>
    <style:style style:name="T26_152" style:family="text">
      <style:text-properties fo:background-color="#ffffff" fo:color="#252525"/>
    </style:style>
    <style:style style:name="T26_153" style:family="text">
      <style:text-properties fo:background-color="#ffffff" fo:color="#252525"/>
    </style:style>
    <style:style style:name="T26_154" style:family="text">
      <style:text-properties fo:background-color="#ffffff" fo:color="#252525"/>
    </style:style>
    <style:style style:name="T26_155" style:family="text">
      <style:text-properties fo:background-color="#ffffff" fo:color="#252525"/>
    </style:style>
    <style:style style:name="T26_156" style:family="text">
      <style:text-properties fo:background-color="#ffffff" fo:color="#252525"/>
    </style:style>
    <style:style style:name="T26_157" style:family="text">
      <style:text-properties fo:background-color="#ffffff" fo:color="#252525"/>
    </style:style>
    <style:style style:name="T26_158" style:family="text">
      <style:text-properties fo:background-color="#ffffff" fo:color="#252525"/>
    </style:style>
    <style:style style:name="T26_159" style:family="text">
      <style:text-properties fo:background-color="#ffffff" fo:color="#252525"/>
    </style:style>
    <style:style style:name="T26_160" style:family="text">
      <style:text-properties fo:background-color="#ffffff" fo:color="#252525"/>
    </style:style>
    <style:style style:name="T26_161" style:family="text">
      <style:text-properties fo:background-color="#ffffff" fo:color="#252525"/>
    </style:style>
    <style:style style:name="T26_162" style:family="text">
      <style:text-properties fo:background-color="#ffffff" fo:color="#252525"/>
    </style:style>
    <style:style style:name="T26_163" style:family="text">
      <style:text-properties fo:background-color="#ffffff" fo:color="#252525"/>
    </style:style>
    <style:style style:name="T26_164" style:family="text">
      <style:text-properties fo:background-color="#ffffff" fo:color="#252525"/>
    </style:style>
    <style:style style:name="T26_165" style:family="text">
      <style:text-properties fo:background-color="#ffffff" fo:color="#252525"/>
    </style:style>
    <style:style style:name="T26_166" style:family="text">
      <style:text-properties fo:background-color="#ffffff" fo:color="#252525"/>
    </style:style>
    <style:style style:name="T26_167" style:family="text">
      <style:text-properties fo:background-color="#ffffff" fo:color="#252525"/>
    </style:style>
    <style:style style:name="T26_168" style:family="text">
      <style:text-properties fo:background-color="#ffffff" fo:color="#252525"/>
    </style:style>
    <style:style style:name="T26_169" style:family="text">
      <style:text-properties fo:background-color="#ffffff" fo:color="#252525"/>
    </style:style>
    <style:style style:name="T26_170" style:family="text">
      <style:text-properties fo:background-color="#ffffff" fo:color="#252525"/>
    </style:style>
    <style:style style:name="T26_171" style:family="text">
      <style:text-properties fo:background-color="#ffffff" fo:color="#252525"/>
    </style:style>
    <style:style style:name="T26_172" style:family="text">
      <style:text-properties fo:background-color="#ffffff" fo:color="#252525"/>
    </style:style>
    <style:style style:name="T26_173" style:family="text">
      <style:text-properties fo:background-color="#ffffff" fo:color="#252525"/>
    </style:style>
    <style:style style:name="T26_174" style:family="text">
      <style:text-properties fo:background-color="#ffffff" fo:color="#252525"/>
    </style:style>
    <style:style style:name="T26_175" style:family="text">
      <style:text-properties fo:background-color="#ffffff" fo:color="#252525"/>
    </style:style>
    <style:style style:name="T26_176" style:family="text">
      <style:text-properties fo:background-color="#ffffff" fo:color="#252525"/>
    </style:style>
    <style:style style:name="T26_177" style:family="text">
      <style:text-properties fo:background-color="#ffffff" fo:color="#252525"/>
    </style:style>
    <style:style style:name="T26_178" style:family="text">
      <style:text-properties fo:background-color="#ffffff" fo:color="#252525"/>
    </style:style>
    <style:style style:name="T26_179" style:family="text">
      <style:text-properties fo:background-color="#ffffff" fo:color="#252525"/>
    </style:style>
    <style:style style:name="T26_180" style:family="text">
      <style:text-properties fo:background-color="#ffffff" fo:color="#252525"/>
    </style:style>
    <style:style style:name="T26_181" style:family="text">
      <style:text-properties fo:background-color="#ffffff" fo:color="#252525"/>
    </style:style>
    <style:style style:name="T26_182" style:family="text">
      <style:text-properties fo:background-color="#ffffff" fo:color="#252525"/>
    </style:style>
    <style:style style:name="T26_183" style:family="text">
      <style:text-properties fo:background-color="#ffffff" fo:color="#252525"/>
    </style:style>
    <style:style style:name="T26_184" style:family="text">
      <style:text-properties fo:background-color="#ffffff" fo:color="#252525"/>
    </style:style>
    <style:style style:name="T26_185" style:family="text">
      <style:text-properties fo:background-color="#ffffff" fo:color="#252525"/>
    </style:style>
    <style:style style:name="T26_186" style:family="text">
      <style:text-properties fo:background-color="#ffffff" fo:color="#252525"/>
    </style:style>
    <style:style style:name="T26_187" style:family="text">
      <style:text-properties fo:background-color="#ffffff" fo:color="#252525"/>
    </style:style>
    <style:style style:name="T26_188" style:family="text">
      <style:text-properties fo:background-color="#ffffff" fo:color="#252525"/>
    </style:style>
    <style:style style:name="T26_189" style:family="text">
      <style:text-properties fo:background-color="#ffffff" fo:color="#252525"/>
    </style:style>
    <style:style style:name="T26_190" style:family="text">
      <style:text-properties fo:background-color="#ffffff" fo:color="#252525"/>
    </style:style>
    <style:style style:name="T26_191" style:family="text">
      <style:text-properties fo:background-color="#ffffff" fo:color="#252525"/>
    </style:style>
    <style:style style:name="T26_192" style:family="text">
      <style:text-properties fo:background-color="#ffffff" fo:color="#252525"/>
    </style:style>
    <style:style style:name="T26_193" style:family="text">
      <style:text-properties fo:background-color="#ffffff" fo:color="#252525"/>
    </style:style>
    <style:style style:name="T26_194" style:family="text">
      <style:text-properties fo:background-color="#ffffff" fo:color="#252525"/>
    </style:style>
    <style:style style:name="T26_195" style:family="text">
      <style:text-properties fo:background-color="#ffffff" fo:color="#252525"/>
    </style:style>
    <style:style style:name="T26_196" style:family="text">
      <style:text-properties fo:background-color="#ffffff" fo:color="#252525"/>
    </style:style>
    <style:style style:name="T26_197" style:family="text">
      <style:text-properties fo:background-color="#ffffff" fo:color="#252525"/>
    </style:style>
    <style:style style:name="T26_198" style:family="text">
      <style:text-properties fo:background-color="#ffffff" fo:color="#252525"/>
    </style:style>
    <style:style style:name="T26_199" style:family="text">
      <style:text-properties fo:background-color="#ffffff" fo:color="#252525"/>
    </style:style>
    <style:style style:name="T26_200" style:family="text">
      <style:text-properties fo:background-color="#ffffff" fo:color="#252525"/>
    </style:style>
    <style:style style:name="T26_201" style:family="text">
      <style:text-properties fo:background-color="#ffffff" fo:color="#252525"/>
    </style:style>
    <style:style style:name="T26_202" style:family="text">
      <style:text-properties fo:background-color="#ffffff" fo:color="#252525"/>
    </style:style>
    <style:style style:name="T26_203" style:family="text">
      <style:text-properties fo:background-color="#ffffff" fo:color="#252525"/>
    </style:style>
    <style:style style:name="T26_204" style:family="text">
      <style:text-properties fo:background-color="#ffffff" fo:color="#252525"/>
    </style:style>
    <style:style style:name="T26_205" style:family="text">
      <style:text-properties fo:background-color="#ffffff" fo:color="#252525"/>
    </style:style>
    <style:style style:name="T26_206" style:family="text">
      <style:text-properties fo:background-color="#ffffff" fo:color="#252525"/>
    </style:style>
    <style:style style:name="T26_207" style:family="text">
      <style:text-properties fo:background-color="#ffffff" fo:color="#252525"/>
    </style:style>
    <style:style style:name="T26_208" style:family="text">
      <style:text-properties fo:background-color="#ffffff" fo:color="#252525"/>
    </style:style>
    <style:style style:name="T26_209" style:family="text">
      <style:text-properties fo:background-color="#ffffff" fo:color="#252525"/>
    </style:style>
    <style:style style:name="T26_210" style:family="text">
      <style:text-properties fo:background-color="#ffffff" fo:color="#252525"/>
    </style:style>
    <style:style style:name="T26_211" style:family="text">
      <style:text-properties fo:background-color="#ffffff" fo:color="#252525"/>
    </style:style>
    <style:style style:name="T26_212" style:family="text">
      <style:text-properties fo:background-color="#ffffff" fo:color="#252525"/>
    </style:style>
    <style:style style:name="P27" style:family="paragraph" style:parent-style-name="Standard">
      <style:paragraph-properties fo:text-align="justify" fo:break-before="auto" fo:line-height="115%" fo:margin-bottom="0.353cm" style:writing-mode="lr-tb"/>
    </style:style>
    <style:style style:name="T27_1" style:family="text">
      <style:text-properties fo:background-color="#ffffff" fo:color="#252525"/>
    </style:style>
    <style:style style:name="T27_2" style:family="text">
      <style:text-properties fo:background-color="#ffffff" fo:color="#252525"/>
    </style:style>
    <style:style style:name="T27_3" style:family="text">
      <style:text-properties fo:background-color="#ffffff" fo:color="#252525"/>
    </style:style>
    <style:style style:name="T27_4" style:family="text">
      <style:text-properties fo:background-color="#ffffff" fo:color="#252525"/>
    </style:style>
    <style:style style:name="T27_5" style:family="text">
      <style:text-properties fo:background-color="#ffffff" fo:color="#252525"/>
    </style:style>
    <style:style style:name="T27_6" style:family="text">
      <style:text-properties fo:background-color="#ffffff" fo:color="#252525"/>
    </style:style>
    <style:style style:name="T27_7" style:family="text">
      <style:text-properties fo:background-color="#ffffff" fo:color="#252525"/>
    </style:style>
    <style:style style:name="T27_8" style:family="text">
      <style:text-properties fo:background-color="#ffffff" fo:color="#252525"/>
    </style:style>
    <style:style style:name="T27_9" style:family="text">
      <style:text-properties fo:background-color="#ffffff" fo:color="#252525"/>
    </style:style>
    <style:style style:name="T27_10" style:family="text">
      <style:text-properties fo:background-color="#ffffff" fo:color="#252525"/>
    </style:style>
    <style:style style:name="T27_11" style:family="text">
      <style:text-properties fo:background-color="#ffffff" fo:color="#252525"/>
    </style:style>
    <style:style style:name="T27_12" style:family="text">
      <style:text-properties fo:background-color="#ffffff" fo:color="#252525"/>
    </style:style>
    <style:style style:name="T27_13" style:family="text">
      <style:text-properties fo:background-color="#ffffff" fo:color="#252525"/>
    </style:style>
    <style:style style:name="T27_14" style:family="text">
      <style:text-properties fo:background-color="#ffffff" fo:color="#252525"/>
    </style:style>
    <style:style style:name="T27_15" style:family="text">
      <style:text-properties fo:background-color="#ffffff" fo:color="#252525"/>
    </style:style>
    <style:style style:name="T27_16" style:family="text">
      <style:text-properties fo:background-color="#ffffff" fo:color="#252525"/>
    </style:style>
    <style:style style:name="T27_17" style:family="text">
      <style:text-properties fo:background-color="#ffffff" fo:color="#252525"/>
    </style:style>
    <style:style style:name="T27_18" style:family="text">
      <style:text-properties fo:background-color="#ffffff" fo:color="#252525"/>
    </style:style>
    <style:style style:name="T27_19" style:family="text">
      <style:text-properties fo:background-color="#ffffff" fo:color="#252525"/>
    </style:style>
    <style:style style:name="T27_20" style:family="text">
      <style:text-properties fo:background-color="#ffffff" fo:color="#252525"/>
    </style:style>
    <style:style style:name="T27_21" style:family="text">
      <style:text-properties fo:background-color="#ffffff" fo:color="#252525"/>
    </style:style>
    <style:style style:name="T27_22" style:family="text">
      <style:text-properties fo:background-color="#ffffff" fo:color="#252525"/>
    </style:style>
    <style:style style:name="T27_23" style:family="text">
      <style:text-properties fo:background-color="#ffffff" fo:color="#252525"/>
    </style:style>
    <style:style style:name="T27_24" style:family="text">
      <style:text-properties fo:background-color="#ffffff" fo:color="#252525"/>
    </style:style>
    <style:style style:name="T27_25" style:family="text">
      <style:text-properties fo:background-color="#ffffff" fo:color="#252525"/>
    </style:style>
    <style:style style:name="T27_26" style:family="text">
      <style:text-properties fo:background-color="#ffffff" fo:color="#252525"/>
    </style:style>
    <style:style style:name="T27_27" style:family="text">
      <style:text-properties fo:background-color="#ffffff" fo:color="#252525"/>
    </style:style>
    <style:style style:name="T27_28" style:family="text">
      <style:text-properties fo:background-color="#ffffff" fo:color="#252525"/>
    </style:style>
    <style:style style:name="T27_29" style:family="text">
      <style:text-properties fo:background-color="#ffffff" fo:color="#252525"/>
    </style:style>
    <style:style style:name="T27_30" style:family="text">
      <style:text-properties fo:background-color="#ffffff" fo:color="#252525"/>
    </style:style>
    <style:style style:name="T27_31" style:family="text">
      <style:text-properties fo:background-color="#ffffff" fo:color="#252525"/>
    </style:style>
    <style:style style:name="T27_32" style:family="text">
      <style:text-properties fo:background-color="#ffffff" fo:color="#252525"/>
    </style:style>
    <style:style style:name="T27_33" style:family="text">
      <style:text-properties fo:background-color="#ffffff" fo:color="#252525"/>
    </style:style>
    <style:style style:name="T27_34" style:family="text">
      <style:text-properties fo:background-color="#ffffff" fo:color="#252525"/>
    </style:style>
    <style:style style:name="T27_35" style:family="text">
      <style:text-properties fo:background-color="#ffffff" fo:color="#252525"/>
    </style:style>
    <style:style style:name="T27_36" style:family="text">
      <style:text-properties fo:background-color="#ffffff" fo:color="#252525"/>
    </style:style>
    <style:style style:name="T27_37" style:family="text">
      <style:text-properties fo:background-color="#ffffff" fo:color="#252525"/>
    </style:style>
    <style:style style:name="T27_38" style:family="text">
      <style:text-properties fo:background-color="#ffffff" fo:color="#252525"/>
    </style:style>
    <style:style style:name="T27_39" style:family="text">
      <style:text-properties fo:background-color="#ffffff" fo:color="#252525"/>
    </style:style>
    <style:style style:name="T27_40" style:family="text">
      <style:text-properties fo:background-color="#ffffff" fo:color="#252525"/>
    </style:style>
    <style:style style:name="T27_41" style:family="text">
      <style:text-properties fo:background-color="#ffffff" fo:color="#252525"/>
    </style:style>
    <style:style style:name="T27_42" style:family="text">
      <style:text-properties fo:background-color="#ffffff" fo:color="#252525"/>
    </style:style>
    <style:style style:name="T27_43" style:family="text">
      <style:text-properties fo:background-color="#ffffff" fo:color="#252525"/>
    </style:style>
    <style:style style:name="T27_44" style:family="text">
      <style:text-properties fo:background-color="#ffffff" fo:color="#252525"/>
    </style:style>
    <style:style style:name="T27_45" style:family="text">
      <style:text-properties fo:background-color="#ffffff" fo:color="#252525"/>
    </style:style>
    <style:style style:name="T27_46" style:family="text">
      <style:text-properties fo:background-color="#ffffff" fo:color="#252525"/>
    </style:style>
    <style:style style:name="T27_47" style:family="text">
      <style:text-properties fo:background-color="#ffffff" fo:color="#252525"/>
    </style:style>
    <style:style style:name="T27_48" style:family="text">
      <style:text-properties fo:background-color="#ffffff" fo:color="#252525"/>
    </style:style>
    <style:style style:name="T27_49" style:family="text">
      <style:text-properties fo:background-color="#ffffff" fo:color="#252525"/>
    </style:style>
    <style:style style:name="T27_50" style:family="text">
      <style:text-properties fo:background-color="#ffffff" fo:color="#252525"/>
    </style:style>
    <style:style style:name="T27_51" style:family="text">
      <style:text-properties fo:background-color="#ffffff" fo:color="#252525"/>
    </style:style>
    <style:style style:name="T27_52" style:family="text">
      <style:text-properties fo:background-color="#ffffff" fo:color="#252525"/>
    </style:style>
    <style:style style:name="T27_53" style:family="text">
      <style:text-properties fo:background-color="#ffffff" fo:color="#252525"/>
    </style:style>
    <style:style style:name="T27_54" style:family="text">
      <style:text-properties fo:background-color="#ffffff" fo:color="#252525"/>
    </style:style>
    <style:style style:name="T27_55" style:family="text">
      <style:text-properties fo:background-color="#ffffff" fo:color="#252525"/>
    </style:style>
    <style:style style:name="T27_56" style:family="text">
      <style:text-properties fo:background-color="#ffffff" fo:color="#252525"/>
    </style:style>
    <style:style style:name="T27_57" style:family="text">
      <style:text-properties fo:background-color="#ffffff" fo:color="#252525"/>
    </style:style>
    <style:style style:name="T27_58" style:family="text">
      <style:text-properties fo:background-color="#ffffff" fo:color="#252525"/>
    </style:style>
    <style:style style:name="T27_59" style:family="text">
      <style:text-properties fo:background-color="#ffffff" fo:color="#252525"/>
    </style:style>
    <style:style style:name="T27_60" style:family="text">
      <style:text-properties fo:background-color="#ffffff" fo:color="#252525"/>
    </style:style>
    <style:style style:name="T27_61" style:family="text">
      <style:text-properties fo:background-color="#ffffff" fo:color="#252525"/>
    </style:style>
    <style:style style:name="T27_62" style:family="text">
      <style:text-properties fo:background-color="#ffffff" fo:color="#252525"/>
    </style:style>
    <style:style style:name="T27_63" style:family="text">
      <style:text-properties fo:background-color="#ffffff" fo:color="#252525"/>
    </style:style>
    <style:style style:name="T27_64" style:family="text">
      <style:text-properties fo:background-color="#ffffff" fo:color="#252525"/>
    </style:style>
    <style:style style:name="T27_65" style:family="text">
      <style:text-properties fo:background-color="#ffffff" fo:color="#252525"/>
    </style:style>
    <style:style style:name="T27_66" style:family="text">
      <style:text-properties fo:background-color="#ffffff" fo:color="#252525"/>
    </style:style>
    <style:style style:name="T27_67" style:family="text">
      <style:text-properties fo:background-color="#ffffff" fo:color="#252525"/>
    </style:style>
    <style:style style:name="T27_68" style:family="text">
      <style:text-properties fo:background-color="#ffffff" fo:color="#252525"/>
    </style:style>
    <style:style style:name="T27_69" style:family="text">
      <style:text-properties fo:background-color="#ffffff" fo:color="#252525"/>
    </style:style>
    <style:style style:name="T27_70" style:family="text">
      <style:text-properties fo:background-color="#ffffff" fo:color="#252525"/>
    </style:style>
    <style:style style:name="T27_71" style:family="text">
      <style:text-properties fo:background-color="#ffffff" fo:color="#252525"/>
    </style:style>
    <style:style style:name="T27_72" style:family="text">
      <style:text-properties fo:background-color="#ffffff" fo:color="#252525"/>
    </style:style>
    <style:style style:name="T27_73" style:family="text">
      <style:text-properties fo:background-color="#ffffff" fo:color="#252525"/>
    </style:style>
    <style:style style:name="T27_74" style:family="text">
      <style:text-properties fo:background-color="#ffffff" fo:color="#252525"/>
    </style:style>
    <style:style style:name="T27_75" style:family="text">
      <style:text-properties fo:background-color="#ffffff" fo:color="#252525"/>
    </style:style>
    <style:style style:name="T27_76" style:family="text">
      <style:text-properties fo:background-color="#ffffff" fo:color="#252525"/>
    </style:style>
    <style:style style:name="T27_77" style:family="text">
      <style:text-properties fo:background-color="#ffffff" fo:color="#252525"/>
    </style:style>
    <style:style style:name="T27_78" style:family="text">
      <style:text-properties fo:background-color="#ffffff" fo:color="#252525"/>
    </style:style>
    <style:style style:name="T27_79" style:family="text">
      <style:text-properties fo:background-color="#ffffff" fo:color="#252525"/>
    </style:style>
    <style:style style:name="T27_80" style:family="text">
      <style:text-properties fo:background-color="#ffffff" fo:color="#252525"/>
    </style:style>
    <style:style style:name="T27_81" style:family="text">
      <style:text-properties fo:background-color="#ffffff" fo:color="#252525"/>
    </style:style>
    <style:style style:name="T27_82" style:family="text">
      <style:text-properties fo:background-color="#ffffff" fo:color="#252525"/>
    </style:style>
    <style:style style:name="T27_83" style:family="text">
      <style:text-properties fo:background-color="#ffffff" fo:color="#252525"/>
    </style:style>
    <style:style style:name="T27_84" style:family="text">
      <style:text-properties fo:background-color="#ffffff" fo:color="#252525"/>
    </style:style>
    <style:style style:name="T27_85" style:family="text">
      <style:text-properties fo:background-color="#ffffff" fo:color="#252525"/>
    </style:style>
    <style:style style:name="T27_86" style:family="text">
      <style:text-properties fo:background-color="#ffffff" fo:color="#252525"/>
    </style:style>
    <style:style style:name="T27_87" style:family="text">
      <style:text-properties fo:background-color="#ffffff" fo:color="#252525"/>
    </style:style>
    <style:style style:name="T27_88" style:family="text">
      <style:text-properties fo:background-color="#ffffff" fo:color="#252525"/>
    </style:style>
    <style:style style:name="T27_89" style:family="text">
      <style:text-properties fo:background-color="#ffffff" fo:color="#252525"/>
    </style:style>
    <style:style style:name="T27_90" style:family="text">
      <style:text-properties fo:background-color="#ffffff" fo:color="#252525"/>
    </style:style>
    <style:style style:name="T27_91" style:family="text">
      <style:text-properties fo:background-color="#ffffff" fo:color="#252525"/>
    </style:style>
    <style:style style:name="T27_92" style:family="text">
      <style:text-properties fo:background-color="#ffffff" fo:color="#252525"/>
    </style:style>
    <style:style style:name="T27_93" style:family="text">
      <style:text-properties fo:background-color="#ffffff" fo:color="#252525"/>
    </style:style>
    <style:style style:name="T27_94" style:family="text">
      <style:text-properties fo:background-color="#ffffff" fo:color="#252525"/>
    </style:style>
    <style:style style:name="T27_95" style:family="text">
      <style:text-properties fo:background-color="#ffffff" fo:color="#252525"/>
    </style:style>
    <style:style style:name="T27_96" style:family="text">
      <style:text-properties fo:background-color="#ffffff" fo:color="#252525"/>
    </style:style>
    <style:style style:name="T27_97" style:family="text">
      <style:text-properties fo:background-color="#ffffff" fo:color="#252525"/>
    </style:style>
    <style:style style:name="T27_98" style:family="text">
      <style:text-properties fo:background-color="#ffffff" fo:color="#252525"/>
    </style:style>
    <style:style style:name="T27_99" style:family="text">
      <style:text-properties fo:background-color="#ffffff" fo:color="#252525"/>
    </style:style>
    <style:style style:name="T27_100" style:family="text">
      <style:text-properties fo:background-color="#ffffff" fo:color="#252525"/>
    </style:style>
    <style:style style:name="T27_101" style:family="text">
      <style:text-properties fo:background-color="#ffffff" fo:color="#252525"/>
    </style:style>
    <style:style style:name="T27_102" style:family="text">
      <style:text-properties fo:background-color="#ffffff" fo:color="#252525"/>
    </style:style>
    <style:style style:name="T27_103" style:family="text">
      <style:text-properties fo:background-color="#ffffff" fo:color="#252525"/>
    </style:style>
    <style:style style:name="T27_104" style:family="text">
      <style:text-properties fo:background-color="#ffffff" fo:color="#252525"/>
    </style:style>
    <style:style style:name="T27_105" style:family="text">
      <style:text-properties fo:background-color="#ffffff" fo:color="#252525"/>
    </style:style>
    <style:style style:name="T27_106" style:family="text">
      <style:text-properties fo:background-color="#ffffff" fo:color="#252525"/>
    </style:style>
    <style:style style:name="T27_107" style:family="text">
      <style:text-properties fo:background-color="#ffffff" fo:color="#252525"/>
    </style:style>
    <style:style style:name="T27_108" style:family="text">
      <style:text-properties fo:background-color="#ffffff" fo:color="#252525"/>
    </style:style>
    <style:style style:name="T27_109" style:family="text">
      <style:text-properties fo:background-color="#ffffff" fo:color="#252525"/>
    </style:style>
    <style:style style:name="T27_110" style:family="text">
      <style:text-properties fo:background-color="#ffffff" fo:color="#252525"/>
    </style:style>
    <style:style style:name="T27_111" style:family="text">
      <style:text-properties fo:background-color="#ffffff" fo:color="#252525"/>
    </style:style>
    <style:style style:name="T27_112" style:family="text">
      <style:text-properties fo:background-color="#ffffff" fo:color="#252525"/>
    </style:style>
    <style:style style:name="T27_113" style:family="text">
      <style:text-properties fo:background-color="#ffffff" fo:color="#252525"/>
    </style:style>
    <style:style style:name="T27_114" style:family="text">
      <style:text-properties fo:background-color="#ffffff" fo:color="#252525"/>
    </style:style>
    <style:style style:name="T27_115" style:family="text">
      <style:text-properties fo:background-color="#ffffff" fo:color="#252525"/>
    </style:style>
    <style:style style:name="T27_116" style:family="text">
      <style:text-properties fo:background-color="#ffffff" fo:color="#252525"/>
    </style:style>
    <style:style style:name="P28" style:family="paragraph" style:parent-style-name="Heading_20_2">
      <style:paragraph-properties fo:text-align="justify" fo:break-before="auto" fo:line-height="115%" fo:margin-bottom="0.353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text-align="justify" fo:break-before="auto" fo:line-height="115%" fo:margin-bottom="0.353cm" style:writing-mode="lr-tb"/>
    </style:style>
    <style:style style:name="T29_1" style:family="text">
      <style:text-properties fo:background-color="#ffffff" fo:color="#252525"/>
    </style:style>
    <style:style style:name="T29_2" style:family="text">
      <style:text-properties fo:background-color="#ffffff" fo:color="#252525"/>
    </style:style>
    <style:style style:name="T29_3" style:family="text">
      <style:text-properties fo:background-color="#ffffff" fo:color="#252525"/>
    </style:style>
    <style:style style:name="T29_4" style:family="text">
      <style:text-properties fo:background-color="#ffffff" fo:color="#252525"/>
    </style:style>
    <style:style style:name="T29_5" style:family="text">
      <style:text-properties fo:background-color="#ffffff" fo:color="#252525"/>
    </style:style>
    <style:style style:name="T29_6" style:family="text">
      <style:text-properties fo:background-color="#ffffff" fo:color="#252525"/>
    </style:style>
    <style:style style:name="T29_7" style:family="text">
      <style:text-properties fo:background-color="#ffffff" fo:color="#252525"/>
    </style:style>
    <style:style style:name="T29_8" style:family="text">
      <style:text-properties fo:background-color="#ffffff" fo:color="#252525"/>
    </style:style>
    <style:style style:name="T29_9" style:family="text">
      <style:text-properties fo:background-color="#ffffff" fo:color="#252525"/>
    </style:style>
    <style:style style:name="T29_10" style:family="text">
      <style:text-properties fo:background-color="#ffffff" fo:color="#252525"/>
    </style:style>
    <style:style style:name="T29_11" style:family="text">
      <style:text-properties fo:background-color="#ffffff" fo:color="#252525"/>
    </style:style>
    <style:style style:name="T29_12" style:family="text">
      <style:text-properties fo:background-color="#ffffff" fo:color="#252525"/>
    </style:style>
    <style:style style:name="T29_13" style:family="text">
      <style:text-properties fo:background-color="#ffffff" fo:color="#252525"/>
    </style:style>
    <style:style style:name="T29_14" style:family="text">
      <style:text-properties fo:background-color="#ffffff" fo:color="#252525"/>
    </style:style>
    <style:style style:name="T29_15" style:family="text">
      <style:text-properties fo:background-color="#ffffff" fo:color="#252525"/>
    </style:style>
    <style:style style:name="T29_16" style:family="text">
      <style:text-properties fo:background-color="#ffffff" fo:color="#252525"/>
    </style:style>
    <style:style style:name="T29_17" style:family="text">
      <style:text-properties fo:background-color="#ffffff" fo:color="#252525"/>
    </style:style>
    <style:style style:name="T29_18" style:family="text">
      <style:text-properties fo:background-color="#ffffff" fo:color="#252525"/>
    </style:style>
    <style:style style:name="T29_19" style:family="text">
      <style:text-properties fo:background-color="#ffffff" fo:color="#252525"/>
    </style:style>
    <style:style style:name="T29_20" style:family="text">
      <style:text-properties fo:background-color="#ffffff" fo:color="#252525"/>
    </style:style>
    <style:style style:name="T29_21" style:family="text">
      <style:text-properties fo:background-color="#ffffff" fo:color="#252525"/>
    </style:style>
    <style:style style:name="T29_22" style:family="text">
      <style:text-properties fo:background-color="#ffffff" fo:color="#252525"/>
    </style:style>
    <style:style style:name="T29_23" style:family="text">
      <style:text-properties fo:background-color="#ffffff" fo:color="#252525"/>
    </style:style>
    <style:style style:name="T29_24" style:family="text">
      <style:text-properties fo:background-color="#ffffff" fo:color="#252525"/>
    </style:style>
    <style:style style:name="T29_25" style:family="text">
      <style:text-properties fo:background-color="#ffffff" fo:color="#252525"/>
    </style:style>
    <style:style style:name="T29_26" style:family="text">
      <style:text-properties fo:background-color="#ffffff" fo:color="#252525"/>
    </style:style>
    <style:style style:name="T29_27" style:family="text">
      <style:text-properties fo:background-color="#ffffff" fo:color="#252525"/>
    </style:style>
    <style:style style:name="T29_28" style:family="text">
      <style:text-properties fo:background-color="#ffffff" fo:color="#252525"/>
    </style:style>
    <style:style style:name="T29_29" style:family="text">
      <style:text-properties fo:background-color="#ffffff" fo:color="#252525"/>
    </style:style>
    <style:style style:name="T29_30" style:family="text">
      <style:text-properties fo:background-color="#ffffff" fo:color="#252525"/>
    </style:style>
    <style:style style:name="T29_31" style:family="text">
      <style:text-properties fo:background-color="#ffffff" fo:color="#252525"/>
    </style:style>
    <style:style style:name="T29_32" style:family="text">
      <style:text-properties fo:background-color="#ffffff" fo:color="#252525"/>
    </style:style>
    <style:style style:name="T29_33" style:family="text">
      <style:text-properties fo:background-color="#ffffff" fo:color="#252525"/>
    </style:style>
    <style:style style:name="T29_34" style:family="text">
      <style:text-properties fo:background-color="#ffffff" fo:color="#252525"/>
    </style:style>
    <style:style style:name="T29_35" style:family="text">
      <style:text-properties fo:background-color="#ffffff" fo:color="#252525"/>
    </style:style>
    <style:style style:name="T29_36" style:family="text">
      <style:text-properties fo:background-color="#ffffff" fo:color="#252525"/>
    </style:style>
    <style:style style:name="T29_37" style:family="text">
      <style:text-properties fo:background-color="#ffffff" fo:color="#252525"/>
    </style:style>
    <style:style style:name="T29_38" style:family="text">
      <style:text-properties fo:background-color="#ffffff" fo:color="#252525"/>
    </style:style>
    <style:style style:name="T29_39" style:family="text">
      <style:text-properties fo:background-color="#ffffff" fo:color="#252525"/>
    </style:style>
    <style:style style:name="T29_40" style:family="text">
      <style:text-properties fo:background-color="#ffffff" fo:color="#252525"/>
    </style:style>
    <style:style style:name="T29_41" style:family="text">
      <style:text-properties fo:background-color="#ffffff" fo:color="#252525"/>
    </style:style>
    <style:style style:name="T29_42" style:family="text">
      <style:text-properties fo:background-color="#ffffff" fo:color="#252525"/>
    </style:style>
    <style:style style:name="T29_43" style:family="text">
      <style:text-properties fo:background-color="#ffffff" fo:color="#252525"/>
    </style:style>
    <style:style style:name="T29_44" style:family="text">
      <style:text-properties fo:background-color="#ffffff" fo:color="#252525"/>
    </style:style>
    <style:style style:name="T29_45" style:family="text">
      <style:text-properties fo:background-color="#ffffff" fo:color="#252525"/>
    </style:style>
    <style:style style:name="T29_46" style:family="text">
      <style:text-properties fo:background-color="#ffffff" fo:color="#252525"/>
    </style:style>
    <style:style style:name="T29_47" style:family="text">
      <style:text-properties fo:background-color="#ffffff" fo:color="#252525"/>
    </style:style>
    <style:style style:name="T29_48" style:family="text">
      <style:text-properties fo:background-color="#ffffff" fo:color="#252525"/>
    </style:style>
    <style:style style:name="T29_49" style:family="text">
      <style:text-properties fo:background-color="#ffffff" fo:color="#252525"/>
    </style:style>
    <style:style style:name="T29_50" style:family="text">
      <style:text-properties fo:background-color="#ffffff" fo:color="#252525"/>
    </style:style>
    <style:style style:name="T29_51" style:family="text">
      <style:text-properties fo:background-color="#ffffff" fo:color="#252525"/>
    </style:style>
    <style:style style:name="T29_52" style:family="text">
      <style:text-properties fo:background-color="#ffffff" fo:color="#252525"/>
    </style:style>
    <style:style style:name="T29_53" style:family="text">
      <style:text-properties fo:background-color="#ffffff" fo:color="#252525"/>
    </style:style>
    <style:style style:name="T29_54" style:family="text">
      <style:text-properties fo:background-color="#ffffff" fo:color="#252525"/>
    </style:style>
    <style:style style:name="T29_55" style:family="text">
      <style:text-properties fo:background-color="#ffffff" fo:color="#252525"/>
    </style:style>
    <style:style style:name="T29_56" style:family="text">
      <style:text-properties fo:background-color="#ffffff" fo:color="#252525"/>
    </style:style>
    <style:style style:name="T29_57" style:family="text">
      <style:text-properties fo:background-color="#ffffff" fo:color="#252525"/>
    </style:style>
    <style:style style:name="T29_58" style:family="text">
      <style:text-properties fo:background-color="#ffffff" fo:color="#252525"/>
    </style:style>
    <style:style style:name="T29_59" style:family="text">
      <style:text-properties fo:background-color="#ffffff" fo:color="#252525"/>
    </style:style>
    <style:style style:name="T29_60" style:family="text">
      <style:text-properties fo:background-color="#ffffff" fo:color="#252525"/>
    </style:style>
    <style:style style:name="T29_61" style:family="text">
      <style:text-properties fo:background-color="#ffffff" fo:color="#252525"/>
    </style:style>
    <style:style style:name="T29_62" style:family="text">
      <style:text-properties fo:background-color="#ffffff" fo:color="#252525"/>
    </style:style>
    <style:style style:name="T29_63" style:family="text">
      <style:text-properties fo:background-color="#ffffff" fo:color="#252525"/>
    </style:style>
    <style:style style:name="T29_64" style:family="text">
      <style:text-properties fo:background-color="#ffffff" fo:color="#252525"/>
    </style:style>
    <style:style style:name="T29_65" style:family="text">
      <style:text-properties fo:background-color="#ffffff" fo:color="#252525"/>
    </style:style>
    <style:style style:name="T29_66" style:family="text">
      <style:text-properties fo:background-color="#ffffff" fo:color="#252525"/>
    </style:style>
    <style:style style:name="T29_67" style:family="text">
      <style:text-properties fo:background-color="#ffffff" fo:color="#252525"/>
    </style:style>
    <style:style style:name="T29_68" style:family="text">
      <style:text-properties fo:background-color="#ffffff" fo:color="#252525"/>
    </style:style>
    <style:style style:name="T29_69" style:family="text">
      <style:text-properties fo:background-color="#ffffff" fo:color="#252525"/>
    </style:style>
    <style:style style:name="T29_70" style:family="text">
      <style:text-properties fo:background-color="#ffffff" fo:color="#252525"/>
    </style:style>
    <style:style style:name="T29_71" style:family="text">
      <style:text-properties fo:background-color="#ffffff" fo:color="#252525"/>
    </style:style>
    <style:style style:name="T29_72" style:family="text">
      <style:text-properties fo:background-color="#ffffff" fo:color="#252525"/>
    </style:style>
    <style:style style:name="T29_73" style:family="text">
      <style:text-properties fo:background-color="#ffffff" fo:color="#252525"/>
    </style:style>
    <style:style style:name="T29_74" style:family="text">
      <style:text-properties fo:background-color="#ffffff" fo:color="#252525"/>
    </style:style>
    <style:style style:name="T29_75" style:family="text">
      <style:text-properties fo:background-color="#ffffff" fo:color="#252525"/>
    </style:style>
    <style:style style:name="T29_76" style:family="text">
      <style:text-properties fo:background-color="#ffffff" fo:color="#252525"/>
    </style:style>
    <style:style style:name="T29_77" style:family="text">
      <style:text-properties fo:background-color="#ffffff" fo:color="#252525"/>
    </style:style>
    <style:style style:name="T29_78" style:family="text">
      <style:text-properties fo:background-color="#ffffff" fo:color="#252525"/>
    </style:style>
    <style:style style:name="T29_79" style:family="text">
      <style:text-properties fo:background-color="#ffffff" fo:color="#252525"/>
    </style:style>
    <style:style style:name="T29_80" style:family="text">
      <style:text-properties fo:background-color="#ffffff" fo:color="#252525"/>
    </style:style>
    <style:style style:name="T29_81" style:family="text">
      <style:text-properties fo:background-color="#ffffff" fo:color="#252525"/>
    </style:style>
    <style:style style:name="T29_82" style:family="text">
      <style:text-properties fo:background-color="#ffffff" fo:color="#252525"/>
    </style:style>
    <style:style style:name="T29_83" style:family="text">
      <style:text-properties fo:background-color="#ffffff" fo:color="#252525"/>
    </style:style>
    <style:style style:name="T29_84" style:family="text">
      <style:text-properties fo:background-color="#ffffff" fo:color="#252525"/>
    </style:style>
    <style:style style:name="T29_85" style:family="text">
      <style:text-properties fo:background-color="#ffffff" fo:color="#252525"/>
    </style:style>
    <style:style style:name="T29_86" style:family="text">
      <style:text-properties fo:background-color="#ffffff" fo:color="#252525"/>
    </style:style>
    <style:style style:name="T29_87" style:family="text">
      <style:text-properties fo:background-color="#ffffff" fo:color="#252525"/>
    </style:style>
    <style:style style:name="T29_88" style:family="text">
      <style:text-properties fo:background-color="#ffffff" fo:color="#252525"/>
    </style:style>
    <style:style style:name="T29_89" style:family="text">
      <style:text-properties fo:background-color="#ffffff" fo:color="#252525"/>
    </style:style>
    <style:style style:name="T29_90" style:family="text">
      <style:text-properties fo:background-color="#ffffff" fo:color="#252525"/>
    </style:style>
    <style:style style:name="T29_91" style:family="text">
      <style:text-properties fo:background-color="#ffffff" fo:color="#252525"/>
    </style:style>
    <style:style style:name="T29_92" style:family="text">
      <style:text-properties fo:background-color="#ffffff" fo:color="#252525"/>
    </style:style>
    <style:style style:name="T29_93" style:family="text">
      <style:text-properties fo:background-color="#ffffff" fo:color="#252525"/>
    </style:style>
    <style:style style:name="T29_94" style:family="text">
      <style:text-properties fo:background-color="#ffffff" fo:color="#252525"/>
    </style:style>
    <style:style style:name="T29_95" style:family="text">
      <style:text-properties fo:background-color="#ffffff" fo:color="#252525"/>
    </style:style>
    <style:style style:name="T29_96" style:family="text">
      <style:text-properties fo:background-color="#ffffff" fo:color="#252525"/>
    </style:style>
    <style:style style:name="T29_97" style:family="text">
      <style:text-properties fo:background-color="#ffffff" fo:color="#252525"/>
    </style:style>
    <style:style style:name="T29_98" style:family="text">
      <style:text-properties fo:background-color="#ffffff" fo:color="#252525"/>
    </style:style>
    <style:style style:name="T29_99" style:family="text">
      <style:text-properties fo:background-color="#ffffff" fo:color="#252525"/>
    </style:style>
    <style:style style:name="T29_100" style:family="text">
      <style:text-properties fo:background-color="#ffffff" fo:color="#252525"/>
    </style:style>
    <style:style style:name="T29_101" style:family="text">
      <style:text-properties fo:background-color="#ffffff" fo:color="#252525"/>
    </style:style>
    <style:style style:name="T29_102" style:family="text">
      <style:text-properties fo:background-color="#ffffff" fo:color="#252525"/>
    </style:style>
    <style:style style:name="T29_103" style:family="text">
      <style:text-properties fo:background-color="#ffffff" fo:color="#252525"/>
    </style:style>
    <style:style style:name="T29_104" style:family="text">
      <style:text-properties fo:background-color="#ffffff" fo:color="#252525"/>
    </style:style>
    <style:style style:name="T29_105" style:family="text">
      <style:text-properties fo:background-color="#ffffff" fo:color="#252525"/>
    </style:style>
    <style:style style:name="T29_106" style:family="text">
      <style:text-properties fo:background-color="#ffffff" fo:color="#252525"/>
    </style:style>
    <style:style style:name="T29_107" style:family="text">
      <style:text-properties fo:background-color="#ffffff" fo:color="#252525"/>
    </style:style>
    <style:style style:name="T29_108" style:family="text">
      <style:text-properties fo:background-color="#ffffff" fo:color="#252525"/>
    </style:style>
    <style:style style:name="T29_109" style:family="text">
      <style:text-properties fo:background-color="#ffffff" fo:color="#252525"/>
    </style:style>
    <style:style style:name="T29_110" style:family="text">
      <style:text-properties fo:background-color="#ffffff" fo:color="#252525"/>
    </style:style>
    <style:style style:name="T29_111" style:family="text">
      <style:text-properties fo:background-color="#ffffff" fo:color="#252525"/>
    </style:style>
    <style:style style:name="T29_112" style:family="text">
      <style:text-properties fo:background-color="#ffffff" fo:color="#252525"/>
    </style:style>
    <style:style style:name="T29_113" style:family="text">
      <style:text-properties fo:background-color="#ffffff" fo:color="#252525"/>
    </style:style>
    <style:style style:name="T29_114" style:family="text">
      <style:text-properties fo:background-color="#ffffff" fo:color="#252525"/>
    </style:style>
    <style:style style:name="T29_115" style:family="text">
      <style:text-properties fo:background-color="#ffffff" fo:color="#252525"/>
    </style:style>
    <style:style style:name="T29_116" style:family="text">
      <style:text-properties fo:background-color="#ffffff" fo:color="#252525"/>
    </style:style>
    <style:style style:name="T29_117" style:family="text">
      <style:text-properties fo:background-color="#ffffff" fo:color="#252525"/>
    </style:style>
    <style:style style:name="T29_118" style:family="text">
      <style:text-properties fo:background-color="#ffffff" fo:color="#252525"/>
    </style:style>
    <style:style style:name="T29_119" style:family="text">
      <style:text-properties fo:background-color="#ffffff" fo:color="#252525"/>
    </style:style>
    <style:style style:name="T29_120" style:family="text">
      <style:text-properties fo:background-color="#ffffff" fo:color="#252525"/>
    </style:style>
    <style:style style:name="T29_121" style:family="text">
      <style:text-properties fo:background-color="#ffffff" fo:color="#252525"/>
    </style:style>
    <style:style style:name="T29_122" style:family="text">
      <style:text-properties fo:background-color="#ffffff" fo:color="#252525"/>
    </style:style>
    <style:style style:name="T29_123" style:family="text">
      <style:text-properties fo:background-color="#ffffff" fo:color="#252525"/>
    </style:style>
    <style:style style:name="T29_124" style:family="text">
      <style:text-properties fo:background-color="#ffffff" fo:color="#252525"/>
    </style:style>
    <style:style style:name="T29_125" style:family="text">
      <style:text-properties fo:background-color="#ffffff" fo:color="#252525"/>
    </style:style>
    <style:style style:name="T29_126" style:family="text">
      <style:text-properties fo:background-color="#ffffff" fo:color="#252525"/>
    </style:style>
    <style:style style:name="T29_127" style:family="text">
      <style:text-properties fo:background-color="#ffffff" fo:color="#252525"/>
    </style:style>
    <style:style style:name="T29_128" style:family="text">
      <style:text-properties fo:background-color="#ffffff" fo:color="#252525"/>
    </style:style>
    <style:style style:name="T29_129" style:family="text">
      <style:text-properties fo:background-color="#ffffff" fo:color="#252525"/>
    </style:style>
    <style:style style:name="T29_130" style:family="text">
      <style:text-properties fo:background-color="#ffffff" fo:color="#252525"/>
    </style:style>
    <style:style style:name="T29_131" style:family="text">
      <style:text-properties fo:background-color="#ffffff" fo:color="#252525"/>
    </style:style>
    <style:style style:name="T29_132" style:family="text">
      <style:text-properties fo:background-color="#ffffff" fo:color="#252525"/>
    </style:style>
    <style:style style:name="T29_133" style:family="text">
      <style:text-properties fo:background-color="#ffffff" fo:color="#252525"/>
    </style:style>
    <style:style style:name="T29_134" style:family="text">
      <style:text-properties fo:background-color="#ffffff" fo:color="#252525"/>
    </style:style>
    <style:style style:name="T29_135" style:family="text">
      <style:text-properties fo:background-color="#ffffff" fo:color="#252525"/>
    </style:style>
    <style:style style:name="T29_136" style:family="text">
      <style:text-properties fo:background-color="#ffffff" fo:color="#252525"/>
    </style:style>
    <style:style style:name="T29_137" style:family="text">
      <style:text-properties fo:background-color="#ffffff" fo:color="#252525"/>
    </style:style>
    <style:style style:name="T29_138" style:family="text">
      <style:text-properties fo:background-color="#ffffff" fo:color="#252525"/>
    </style:style>
    <style:style style:name="T29_139" style:family="text">
      <style:text-properties fo:background-color="#ffffff" fo:color="#252525"/>
    </style:style>
    <style:style style:name="T29_140" style:family="text">
      <style:text-properties fo:background-color="#ffffff" fo:color="#252525"/>
    </style:style>
    <style:style style:name="T29_141" style:family="text">
      <style:text-properties fo:background-color="#ffffff" fo:color="#252525"/>
    </style:style>
    <style:style style:name="T29_142" style:family="text">
      <style:text-properties fo:background-color="#ffffff" fo:color="#252525"/>
    </style:style>
    <style:style style:name="T29_143" style:family="text">
      <style:text-properties fo:background-color="#ffffff" fo:color="#252525"/>
    </style:style>
    <style:style style:name="T29_144" style:family="text">
      <style:text-properties fo:background-color="#ffffff" fo:color="#252525"/>
    </style:style>
    <style:style style:name="T29_145" style:family="text">
      <style:text-properties fo:background-color="#ffffff" fo:color="#252525"/>
    </style:style>
    <style:style style:name="T29_146" style:family="text">
      <style:text-properties fo:background-color="#ffffff" fo:color="#252525"/>
    </style:style>
    <style:style style:name="T29_147" style:family="text">
      <style:text-properties fo:background-color="#ffffff" fo:color="#252525"/>
    </style:style>
    <style:style style:name="T29_148" style:family="text">
      <style:text-properties fo:background-color="#ffffff" fo:color="#252525"/>
    </style:style>
    <style:style style:name="T29_149" style:family="text">
      <style:text-properties fo:background-color="#ffffff" fo:color="#252525"/>
    </style:style>
    <style:style style:name="T29_150" style:family="text">
      <style:text-properties fo:background-color="#ffffff" fo:color="#252525"/>
    </style:style>
    <style:style style:name="T29_151" style:family="text">
      <style:text-properties fo:background-color="#ffffff" fo:color="#252525"/>
    </style:style>
    <style:style style:name="T29_152" style:family="text">
      <style:text-properties fo:background-color="#ffffff" fo:color="#252525"/>
    </style:style>
    <style:style style:name="T29_153" style:family="text">
      <style:text-properties fo:background-color="#ffffff" fo:color="#252525"/>
    </style:style>
    <style:style style:name="T29_154" style:family="text">
      <style:text-properties fo:background-color="#ffffff" fo:color="#252525"/>
    </style:style>
    <style:style style:name="T29_155" style:family="text">
      <style:text-properties fo:background-color="#ffffff" fo:color="#252525"/>
    </style:style>
    <style:style style:name="T29_156" style:family="text">
      <style:text-properties fo:background-color="#ffffff" fo:color="#252525"/>
    </style:style>
    <style:style style:name="T29_157" style:family="text">
      <style:text-properties fo:background-color="#ffffff" fo:color="#252525"/>
    </style:style>
    <style:style style:name="T29_158" style:family="text">
      <style:text-properties fo:background-color="#ffffff" fo:color="#252525"/>
    </style:style>
    <style:style style:name="T29_159" style:family="text">
      <style:text-properties fo:background-color="#ffffff" fo:color="#252525"/>
    </style:style>
    <style:style style:name="T29_160" style:family="text">
      <style:text-properties fo:background-color="#ffffff" fo:color="#252525"/>
    </style:style>
    <style:style style:name="T29_161" style:family="text">
      <style:text-properties fo:background-color="#ffffff" fo:color="#252525"/>
    </style:style>
    <style:style style:name="T29_162" style:family="text">
      <style:text-properties fo:background-color="#ffffff" fo:color="#252525"/>
    </style:style>
    <style:style style:name="T29_163" style:family="text">
      <style:text-properties fo:background-color="#ffffff" fo:color="#252525"/>
    </style:style>
    <style:style style:name="T29_164" style:family="text">
      <style:text-properties fo:background-color="#ffffff" fo:color="#252525"/>
    </style:style>
    <style:style style:name="T29_165" style:family="text">
      <style:text-properties fo:background-color="#ffffff" fo:color="#252525"/>
    </style:style>
    <style:style style:name="T29_166" style:family="text">
      <style:text-properties fo:background-color="#ffffff" fo:color="#252525"/>
    </style:style>
    <style:style style:name="T29_167" style:family="text">
      <style:text-properties fo:background-color="#ffffff" fo:color="#252525"/>
    </style:style>
    <style:style style:name="T29_168" style:family="text">
      <style:text-properties fo:background-color="#ffffff" fo:color="#252525"/>
    </style:style>
    <style:style style:name="T29_169" style:family="text">
      <style:text-properties fo:background-color="#ffffff" fo:color="#252525"/>
    </style:style>
    <style:style style:name="T29_170" style:family="text">
      <style:text-properties fo:background-color="#ffffff" fo:color="#252525"/>
    </style:style>
    <style:style style:name="T29_171" style:family="text">
      <style:text-properties fo:background-color="#ffffff" fo:color="#252525"/>
    </style:style>
    <style:style style:name="T29_172" style:family="text">
      <style:text-properties fo:background-color="#ffffff" fo:color="#252525"/>
    </style:style>
    <style:style style:name="T29_173" style:family="text">
      <style:text-properties fo:background-color="#ffffff" fo:color="#252525"/>
    </style:style>
    <style:style style:name="T29_174" style:family="text">
      <style:text-properties fo:background-color="#ffffff" fo:color="#252525"/>
    </style:style>
    <style:style style:name="T29_175" style:family="text">
      <style:text-properties fo:background-color="#ffffff" fo:color="#252525"/>
    </style:style>
    <style:style style:name="T29_176" style:family="text">
      <style:text-properties fo:background-color="#ffffff" fo:color="#252525"/>
    </style:style>
    <style:style style:name="T29_177" style:family="text">
      <style:text-properties fo:background-color="#ffffff" fo:color="#252525"/>
    </style:style>
    <style:style style:name="T29_178" style:family="text">
      <style:text-properties fo:background-color="#ffffff" fo:color="#252525"/>
    </style:style>
    <style:style style:name="T29_179" style:family="text">
      <style:text-properties fo:background-color="#ffffff" fo:color="#252525"/>
    </style:style>
    <style:style style:name="T29_180" style:family="text">
      <style:text-properties fo:background-color="#ffffff" fo:color="#252525"/>
    </style:style>
    <style:style style:name="T29_181" style:family="text">
      <style:text-properties fo:background-color="#ffffff" fo:color="#252525"/>
    </style:style>
    <style:style style:name="T29_182" style:family="text">
      <style:text-properties fo:background-color="#ffffff" fo:color="#252525"/>
    </style:style>
    <style:style style:name="T29_183" style:family="text">
      <style:text-properties fo:background-color="#ffffff" fo:color="#252525"/>
    </style:style>
    <style:style style:name="T29_184" style:family="text">
      <style:text-properties fo:background-color="#ffffff" fo:color="#252525"/>
    </style:style>
    <style:style style:name="T29_185" style:family="text">
      <style:text-properties fo:background-color="#ffffff" fo:color="#252525"/>
    </style:style>
    <style:style style:name="T29_186" style:family="text">
      <style:text-properties fo:background-color="#ffffff" fo:color="#252525"/>
    </style:style>
    <style:style style:name="T29_187" style:family="text">
      <style:text-properties fo:background-color="#ffffff" fo:color="#252525"/>
    </style:style>
    <style:style style:name="T29_188" style:family="text">
      <style:text-properties fo:background-color="#ffffff" fo:color="#252525"/>
    </style:style>
    <style:style style:name="T29_189" style:family="text">
      <style:text-properties fo:background-color="#ffffff" fo:color="#252525"/>
    </style:style>
    <style:style style:name="T29_190" style:family="text">
      <style:text-properties fo:background-color="#ffffff" fo:color="#252525"/>
    </style:style>
    <style:style style:name="T29_191" style:family="text">
      <style:text-properties fo:background-color="#ffffff" fo:color="#252525"/>
    </style:style>
    <style:style style:name="T29_192" style:family="text">
      <style:text-properties fo:background-color="#ffffff" fo:color="#252525"/>
    </style:style>
    <style:style style:name="T29_193" style:family="text">
      <style:text-properties fo:background-color="#ffffff" fo:color="#252525"/>
    </style:style>
    <style:style style:name="T29_194" style:family="text">
      <style:text-properties fo:background-color="#ffffff" fo:color="#252525"/>
    </style:style>
    <style:style style:name="T29_195" style:family="text">
      <style:text-properties fo:background-color="#ffffff" fo:color="#252525"/>
    </style:style>
    <style:style style:name="T29_196" style:family="text">
      <style:text-properties fo:background-color="#ffffff" fo:color="#252525"/>
    </style:style>
    <style:style style:name="T29_197" style:family="text">
      <style:text-properties fo:background-color="#ffffff" fo:color="#252525"/>
    </style:style>
    <style:style style:name="T29_198" style:family="text">
      <style:text-properties fo:background-color="#ffffff" fo:color="#252525"/>
    </style:style>
    <style:style style:name="T29_199" style:family="text">
      <style:text-properties fo:background-color="#ffffff" fo:color="#252525"/>
    </style:style>
    <style:style style:name="T29_200" style:family="text">
      <style:text-properties fo:background-color="#ffffff" fo:color="#252525"/>
    </style:style>
    <style:style style:name="T29_201" style:family="text">
      <style:text-properties fo:background-color="#ffffff" fo:color="#252525"/>
    </style:style>
    <style:style style:name="T29_202" style:family="text">
      <style:text-properties fo:background-color="#ffffff" fo:color="#252525"/>
    </style:style>
    <style:style style:name="T29_203" style:family="text">
      <style:text-properties fo:background-color="#ffffff" fo:color="#252525"/>
    </style:style>
    <style:style style:name="T29_204" style:family="text">
      <style:text-properties fo:background-color="#ffffff" fo:color="#252525"/>
    </style:style>
    <style:style style:name="T29_205" style:family="text">
      <style:text-properties fo:background-color="#ffffff" fo:color="#252525"/>
    </style:style>
    <style:style style:name="T29_206" style:family="text">
      <style:text-properties fo:background-color="#ffffff" fo:color="#252525"/>
    </style:style>
    <style:style style:name="T29_207" style:family="text">
      <style:text-properties fo:background-color="#ffffff" fo:color="#252525"/>
    </style:style>
    <style:style style:name="T29_208" style:family="text">
      <style:text-properties fo:background-color="#ffffff" fo:color="#252525"/>
    </style:style>
    <style:style style:name="T29_209" style:family="text">
      <style:text-properties fo:background-color="#ffffff" fo:color="#252525"/>
    </style:style>
    <style:style style:name="T29_210" style:family="text">
      <style:text-properties fo:background-color="#ffffff" fo:color="#252525"/>
    </style:style>
    <style:style style:name="T29_211" style:family="text">
      <style:text-properties fo:background-color="#ffffff" fo:color="#252525"/>
    </style:style>
    <style:style style:name="T29_212" style:family="text">
      <style:text-properties fo:background-color="#ffffff" fo:color="#252525"/>
    </style:style>
    <style:style style:name="T29_213" style:family="text">
      <style:text-properties fo:background-color="#ffffff" fo:color="#252525"/>
    </style:style>
    <style:style style:name="T29_214" style:family="text">
      <style:text-properties fo:background-color="#ffffff" fo:color="#252525"/>
    </style:style>
    <style:style style:name="T29_215" style:family="text">
      <style:text-properties fo:background-color="#ffffff" fo:color="#252525"/>
    </style:style>
    <style:style style:name="T29_216" style:family="text">
      <style:text-properties fo:background-color="#ffffff" fo:color="#252525"/>
    </style:style>
    <style:style style:name="T29_217" style:family="text">
      <style:text-properties fo:background-color="#ffffff" fo:color="#252525"/>
    </style:style>
    <style:style style:name="T29_218" style:family="text">
      <style:text-properties fo:background-color="#ffffff" fo:color="#252525"/>
    </style:style>
    <style:style style:name="T29_219" style:family="text">
      <style:text-properties fo:background-color="#ffffff" fo:color="#252525"/>
    </style:style>
    <style:style style:name="T29_220" style:family="text">
      <style:text-properties fo:background-color="#ffffff" fo:color="#252525"/>
    </style:style>
    <style:style style:name="T29_221" style:family="text">
      <style:text-properties fo:background-color="#ffffff" fo:color="#252525"/>
    </style:style>
    <style:style style:name="T29_222" style:family="text">
      <style:text-properties fo:background-color="#ffffff" fo:color="#252525"/>
    </style:style>
    <style:style style:name="T29_223" style:family="text">
      <style:text-properties fo:background-color="#ffffff" fo:color="#252525"/>
    </style:style>
    <style:style style:name="T29_224" style:family="text">
      <style:text-properties fo:background-color="#ffffff" fo:color="#252525"/>
    </style:style>
    <style:style style:name="T29_225" style:family="text">
      <style:text-properties fo:background-color="#ffffff" fo:color="#252525"/>
    </style:style>
    <style:style style:name="T29_226" style:family="text">
      <style:text-properties fo:background-color="#ffffff" fo:color="#252525"/>
    </style:style>
    <style:style style:name="T29_227" style:family="text">
      <style:text-properties fo:background-color="#ffffff" fo:color="#252525"/>
    </style:style>
    <style:style style:name="T29_228" style:family="text">
      <style:text-properties fo:background-color="#ffffff" fo:color="#252525"/>
    </style:style>
    <style:style style:name="T29_229" style:family="text">
      <style:text-properties fo:background-color="#ffffff" fo:color="#252525"/>
    </style:style>
    <style:style style:name="T29_230" style:family="text">
      <style:text-properties fo:background-color="#ffffff" fo:color="#252525"/>
    </style:style>
    <style:style style:name="T29_231" style:family="text">
      <style:text-properties fo:background-color="#ffffff" fo:color="#252525"/>
    </style:style>
    <style:style style:name="T29_232" style:family="text">
      <style:text-properties fo:background-color="#ffffff" fo:color="#252525"/>
    </style:style>
    <style:style style:name="T29_233" style:family="text">
      <style:text-properties fo:background-color="#ffffff" fo:color="#252525"/>
    </style:style>
    <style:style style:name="T29_234" style:family="text">
      <style:text-properties fo:background-color="#ffffff" fo:color="#252525"/>
    </style:style>
    <style:style style:name="P30" style:family="paragraph" style:parent-style-name="Standard">
      <style:paragraph-properties fo:text-align="justify" fo:break-before="auto" fo:line-height="115%" fo:margin-bottom="0.353cm" style:writing-mode="lr-tb"/>
    </style:style>
    <style:style style:name="T30_1" style:family="text">
      <style:text-properties fo:background-color="#ffffff" fo:color="#252525"/>
    </style:style>
    <style:style style:name="T30_2" style:family="text">
      <style:text-properties fo:background-color="#ffffff" fo:color="#252525"/>
    </style:style>
    <style:style style:name="T30_3" style:family="text">
      <style:text-properties fo:background-color="#ffffff" fo:color="#252525"/>
    </style:style>
    <style:style style:name="T30_4" style:family="text">
      <style:text-properties fo:background-color="#ffffff" fo:color="#252525"/>
    </style:style>
    <style:style style:name="T30_5" style:family="text">
      <style:text-properties fo:background-color="#ffffff" fo:color="#252525"/>
    </style:style>
    <style:style style:name="T30_6" style:family="text">
      <style:text-properties fo:background-color="#ffffff" fo:color="#252525"/>
    </style:style>
    <style:style style:name="T30_7" style:family="text">
      <style:text-properties fo:background-color="#ffffff" fo:color="#252525"/>
    </style:style>
    <style:style style:name="T30_8" style:family="text">
      <style:text-properties fo:background-color="#ffffff" fo:color="#252525"/>
    </style:style>
    <style:style style:name="T30_9" style:family="text">
      <style:text-properties fo:background-color="#ffffff" fo:color="#252525"/>
    </style:style>
    <style:style style:name="T30_10" style:family="text">
      <style:text-properties fo:background-color="#ffffff" fo:color="#252525"/>
    </style:style>
    <style:style style:name="T30_11" style:family="text">
      <style:text-properties fo:background-color="#ffffff" fo:color="#252525"/>
    </style:style>
    <style:style style:name="T30_12" style:family="text">
      <style:text-properties fo:background-color="#ffffff" fo:color="#252525"/>
    </style:style>
    <style:style style:name="T30_13" style:family="text">
      <style:text-properties fo:background-color="#ffffff" fo:color="#252525"/>
    </style:style>
    <style:style style:name="T30_14" style:family="text">
      <style:text-properties fo:background-color="#ffffff" fo:color="#252525"/>
    </style:style>
    <style:style style:name="T30_15" style:family="text">
      <style:text-properties fo:background-color="#ffffff" fo:color="#252525"/>
    </style:style>
    <style:style style:name="T30_16" style:family="text">
      <style:text-properties fo:background-color="#ffffff" fo:color="#252525"/>
    </style:style>
    <style:style style:name="T30_17" style:family="text">
      <style:text-properties fo:background-color="#ffffff" fo:color="#252525"/>
    </style:style>
    <style:style style:name="T30_18" style:family="text">
      <style:text-properties fo:background-color="#ffffff" fo:color="#252525"/>
    </style:style>
    <style:style style:name="T30_19" style:family="text">
      <style:text-properties fo:background-color="#ffffff" fo:color="#252525"/>
    </style:style>
    <style:style style:name="T30_20" style:family="text">
      <style:text-properties fo:background-color="#ffffff" fo:color="#252525"/>
    </style:style>
    <style:style style:name="T30_21" style:family="text">
      <style:text-properties fo:background-color="#ffffff" fo:color="#252525"/>
    </style:style>
    <style:style style:name="T30_22" style:family="text">
      <style:text-properties fo:background-color="#ffffff" fo:color="#252525"/>
    </style:style>
    <style:style style:name="T30_23" style:family="text">
      <style:text-properties fo:background-color="#ffffff" fo:color="#252525"/>
    </style:style>
    <style:style style:name="T30_24" style:family="text">
      <style:text-properties fo:background-color="#ffffff" fo:color="#252525"/>
    </style:style>
    <style:style style:name="T30_25" style:family="text">
      <style:text-properties fo:background-color="#ffffff" fo:color="#252525"/>
    </style:style>
    <style:style style:name="T30_26" style:family="text">
      <style:text-properties fo:background-color="#ffffff" fo:color="#252525"/>
    </style:style>
    <style:style style:name="T30_27" style:family="text">
      <style:text-properties fo:background-color="#ffffff" fo:color="#252525"/>
    </style:style>
    <style:style style:name="T30_28" style:family="text">
      <style:text-properties fo:background-color="#ffffff" fo:color="#252525"/>
    </style:style>
    <style:style style:name="T30_29" style:family="text">
      <style:text-properties fo:background-color="#ffffff" fo:color="#252525"/>
    </style:style>
    <style:style style:name="T30_30" style:family="text">
      <style:text-properties fo:background-color="#ffffff" fo:color="#252525"/>
    </style:style>
    <style:style style:name="T30_31" style:family="text">
      <style:text-properties fo:background-color="#ffffff" fo:color="#252525"/>
    </style:style>
    <style:style style:name="T30_32" style:family="text">
      <style:text-properties fo:background-color="#ffffff" fo:color="#252525"/>
    </style:style>
    <style:style style:name="T30_33" style:family="text">
      <style:text-properties fo:background-color="#ffffff" fo:color="#252525"/>
    </style:style>
    <style:style style:name="T30_34" style:family="text">
      <style:text-properties fo:background-color="#ffffff" fo:color="#252525"/>
    </style:style>
    <style:style style:name="T30_35" style:family="text">
      <style:text-properties fo:background-color="#ffffff" fo:color="#252525"/>
    </style:style>
    <style:style style:name="T30_36" style:family="text">
      <style:text-properties fo:background-color="#ffffff" fo:color="#252525"/>
    </style:style>
    <style:style style:name="T30_37" style:family="text">
      <style:text-properties fo:background-color="#ffffff" fo:color="#252525"/>
    </style:style>
    <style:style style:name="T30_38" style:family="text">
      <style:text-properties fo:background-color="#ffffff" fo:color="#252525"/>
    </style:style>
    <style:style style:name="T30_39" style:family="text">
      <style:text-properties fo:background-color="#ffffff" fo:color="#252525"/>
    </style:style>
    <style:style style:name="T30_40" style:family="text">
      <style:text-properties fo:background-color="#ffffff" fo:color="#252525"/>
    </style:style>
    <style:style style:name="T30_41" style:family="text">
      <style:text-properties fo:background-color="#ffffff" fo:color="#252525"/>
    </style:style>
    <style:style style:name="T30_42" style:family="text">
      <style:text-properties fo:background-color="#ffffff" fo:color="#252525"/>
    </style:style>
    <style:style style:name="T30_43" style:family="text">
      <style:text-properties fo:background-color="#ffffff" fo:color="#252525"/>
    </style:style>
    <style:style style:name="T30_44" style:family="text">
      <style:text-properties fo:background-color="#ffffff" fo:color="#252525"/>
    </style:style>
    <style:style style:name="T30_45" style:family="text">
      <style:text-properties fo:background-color="#ffffff" fo:color="#252525"/>
    </style:style>
    <style:style style:name="T30_46" style:family="text">
      <style:text-properties fo:background-color="#ffffff" fo:color="#252525"/>
    </style:style>
    <style:style style:name="T30_47" style:family="text">
      <style:text-properties fo:background-color="#ffffff" fo:color="#252525"/>
    </style:style>
    <style:style style:name="T30_48" style:family="text">
      <style:text-properties fo:background-color="#ffffff" fo:color="#252525"/>
    </style:style>
    <style:style style:name="T30_49" style:family="text">
      <style:text-properties fo:background-color="#ffffff" fo:color="#252525"/>
    </style:style>
    <style:style style:name="T30_50" style:family="text">
      <style:text-properties fo:background-color="#ffffff" fo:color="#252525"/>
    </style:style>
    <style:style style:name="T30_51" style:family="text">
      <style:text-properties fo:background-color="#ffffff" fo:color="#252525"/>
    </style:style>
    <style:style style:name="T30_52" style:family="text">
      <style:text-properties fo:background-color="#ffffff" fo:color="#252525"/>
    </style:style>
    <style:style style:name="T30_53" style:family="text">
      <style:text-properties fo:background-color="#ffffff" fo:color="#252525"/>
    </style:style>
    <style:style style:name="T30_54" style:family="text">
      <style:text-properties fo:background-color="#ffffff" fo:color="#252525"/>
    </style:style>
    <style:style style:name="T30_55" style:family="text">
      <style:text-properties fo:background-color="#ffffff" fo:color="#252525"/>
    </style:style>
    <style:style style:name="T30_56" style:family="text">
      <style:text-properties fo:background-color="#ffffff" fo:color="#252525"/>
    </style:style>
    <style:style style:name="T30_57" style:family="text">
      <style:text-properties fo:background-color="#ffffff" fo:color="#252525"/>
    </style:style>
    <style:style style:name="T30_58" style:family="text">
      <style:text-properties fo:background-color="#ffffff" fo:color="#252525"/>
    </style:style>
    <style:style style:name="T30_59" style:family="text">
      <style:text-properties fo:background-color="#ffffff" fo:color="#252525"/>
    </style:style>
    <style:style style:name="T30_60" style:family="text">
      <style:text-properties fo:background-color="#ffffff" fo:color="#252525"/>
    </style:style>
    <style:style style:name="T30_61" style:family="text">
      <style:text-properties fo:background-color="#ffffff" fo:color="#252525"/>
    </style:style>
    <style:style style:name="T30_62" style:family="text">
      <style:text-properties fo:background-color="#ffffff" fo:color="#252525"/>
    </style:style>
    <style:style style:name="T30_63" style:family="text">
      <style:text-properties fo:background-color="#ffffff" fo:color="#252525"/>
    </style:style>
    <style:style style:name="T30_64" style:family="text">
      <style:text-properties fo:background-color="#ffffff" fo:color="#252525"/>
    </style:style>
    <style:style style:name="T30_65" style:family="text">
      <style:text-properties fo:background-color="#ffffff" fo:color="#252525"/>
    </style:style>
    <style:style style:name="T30_66" style:family="text">
      <style:text-properties fo:background-color="#ffffff" fo:color="#252525"/>
    </style:style>
    <style:style style:name="T30_67" style:family="text">
      <style:text-properties fo:background-color="#ffffff" fo:color="#252525"/>
    </style:style>
    <style:style style:name="T30_68" style:family="text">
      <style:text-properties fo:background-color="#ffffff" fo:color="#252525"/>
    </style:style>
    <style:style style:name="T30_69" style:family="text">
      <style:text-properties fo:background-color="#ffffff" fo:color="#252525"/>
    </style:style>
    <style:style style:name="T30_70" style:family="text">
      <style:text-properties fo:background-color="#ffffff" fo:color="#252525"/>
    </style:style>
    <style:style style:name="T30_71" style:family="text">
      <style:text-properties fo:background-color="#ffffff" fo:color="#252525"/>
    </style:style>
    <style:style style:name="T30_72" style:family="text">
      <style:text-properties fo:background-color="#ffffff" fo:color="#252525"/>
    </style:style>
    <style:style style:name="T30_73" style:family="text">
      <style:text-properties fo:background-color="#ffffff" fo:color="#252525"/>
    </style:style>
    <style:style style:name="T30_74" style:family="text">
      <style:text-properties fo:background-color="#ffffff" fo:color="#252525"/>
    </style:style>
    <style:style style:name="T30_75" style:family="text">
      <style:text-properties fo:background-color="#ffffff" fo:color="#252525"/>
    </style:style>
    <style:style style:name="T30_76" style:family="text">
      <style:text-properties fo:background-color="#ffffff" fo:color="#252525"/>
    </style:style>
    <style:style style:name="T30_77" style:family="text">
      <style:text-properties fo:background-color="#ffffff" fo:color="#252525"/>
    </style:style>
    <style:style style:name="T30_78" style:family="text">
      <style:text-properties fo:background-color="#ffffff" fo:color="#252525"/>
    </style:style>
    <style:style style:name="T30_79" style:family="text">
      <style:text-properties fo:background-color="#ffffff" fo:color="#252525"/>
    </style:style>
    <style:style style:name="T30_80" style:family="text">
      <style:text-properties fo:background-color="#ffffff" fo:color="#252525"/>
    </style:style>
    <style:style style:name="T30_81" style:family="text">
      <style:text-properties fo:background-color="#ffffff" fo:color="#252525"/>
    </style:style>
    <style:style style:name="T30_82" style:family="text">
      <style:text-properties fo:background-color="#ffffff" fo:color="#252525"/>
    </style:style>
    <style:style style:name="T30_83" style:family="text">
      <style:text-properties fo:background-color="#ffffff" fo:color="#252525"/>
    </style:style>
    <style:style style:name="T30_84" style:family="text">
      <style:text-properties fo:background-color="#ffffff" fo:color="#252525"/>
    </style:style>
    <style:style style:name="T30_85" style:family="text">
      <style:text-properties fo:background-color="#ffffff" fo:color="#252525"/>
    </style:style>
    <style:style style:name="T30_86" style:family="text">
      <style:text-properties fo:background-color="#ffffff" fo:color="#252525"/>
    </style:style>
    <style:style style:name="T30_87" style:family="text">
      <style:text-properties fo:background-color="#ffffff" fo:color="#252525"/>
    </style:style>
    <style:style style:name="T30_88" style:family="text">
      <style:text-properties fo:background-color="#ffffff" fo:color="#252525"/>
    </style:style>
    <style:style style:name="T30_89" style:family="text">
      <style:text-properties fo:background-color="#ffffff" fo:color="#252525"/>
    </style:style>
    <style:style style:name="T30_90" style:family="text">
      <style:text-properties fo:background-color="#ffffff" fo:color="#252525"/>
    </style:style>
    <style:style style:name="T30_91" style:family="text">
      <style:text-properties fo:background-color="#ffffff" fo:color="#252525"/>
    </style:style>
    <style:style style:name="T30_92" style:family="text">
      <style:text-properties fo:background-color="#ffffff" fo:color="#252525"/>
    </style:style>
    <style:style style:name="T30_93" style:family="text">
      <style:text-properties fo:background-color="#ffffff" fo:color="#252525"/>
    </style:style>
    <style:style style:name="T30_94" style:family="text">
      <style:text-properties fo:background-color="#ffffff" fo:color="#252525"/>
    </style:style>
    <style:style style:name="T30_95" style:family="text">
      <style:text-properties fo:background-color="#ffffff" fo:color="#252525"/>
    </style:style>
    <style:style style:name="T30_96" style:family="text">
      <style:text-properties fo:background-color="#ffffff" fo:color="#252525"/>
    </style:style>
    <style:style style:name="T30_97" style:family="text">
      <style:text-properties fo:background-color="#ffffff" fo:color="#252525"/>
    </style:style>
    <style:style style:name="T30_98" style:family="text">
      <style:text-properties fo:background-color="#ffffff" fo:color="#252525"/>
    </style:style>
    <style:style style:name="T30_99" style:family="text">
      <style:text-properties fo:background-color="#ffffff" fo:color="#252525"/>
    </style:style>
    <style:style style:name="T30_100" style:family="text">
      <style:text-properties fo:background-color="#ffffff" fo:color="#252525"/>
    </style:style>
    <style:style style:name="T30_101" style:family="text">
      <style:text-properties fo:background-color="#ffffff" fo:color="#252525"/>
    </style:style>
    <style:style style:name="T30_102" style:family="text">
      <style:text-properties fo:background-color="#ffffff" fo:color="#252525"/>
    </style:style>
    <style:style style:name="T30_103" style:family="text">
      <style:text-properties fo:background-color="#ffffff" fo:color="#252525"/>
    </style:style>
    <style:style style:name="T30_104" style:family="text">
      <style:text-properties fo:background-color="#ffffff" fo:color="#252525"/>
    </style:style>
    <style:style style:name="T30_105" style:family="text">
      <style:text-properties fo:background-color="#ffffff" fo:color="#252525"/>
    </style:style>
    <style:style style:name="T30_106" style:family="text">
      <style:text-properties fo:background-color="#ffffff" fo:color="#252525"/>
    </style:style>
    <style:style style:name="T30_107" style:family="text">
      <style:text-properties fo:background-color="#ffffff" fo:color="#252525"/>
    </style:style>
    <style:style style:name="T30_108" style:family="text">
      <style:text-properties fo:background-color="#ffffff" fo:color="#252525"/>
    </style:style>
    <style:style style:name="T30_109" style:family="text">
      <style:text-properties fo:background-color="#ffffff" fo:color="#252525"/>
    </style:style>
    <style:style style:name="T30_110" style:family="text">
      <style:text-properties fo:background-color="#ffffff" fo:color="#252525"/>
    </style:style>
    <style:style style:name="T30_111" style:family="text">
      <style:text-properties fo:background-color="#ffffff" fo:color="#252525"/>
    </style:style>
    <style:style style:name="T30_112" style:family="text">
      <style:text-properties fo:background-color="#ffffff" fo:color="#252525"/>
    </style:style>
    <style:style style:name="T30_113" style:family="text">
      <style:text-properties fo:background-color="#ffffff" fo:color="#252525"/>
    </style:style>
    <style:style style:name="T30_114" style:family="text">
      <style:text-properties fo:background-color="#ffffff" fo:color="#252525"/>
    </style:style>
    <style:style style:name="T30_115" style:family="text">
      <style:text-properties fo:background-color="#ffffff" fo:color="#252525"/>
    </style:style>
    <style:style style:name="T30_116" style:family="text">
      <style:text-properties fo:background-color="#ffffff" fo:color="#252525"/>
    </style:style>
    <style:style style:name="T30_117" style:family="text">
      <style:text-properties fo:background-color="#ffffff" fo:color="#252525"/>
    </style:style>
    <style:style style:name="T30_118" style:family="text">
      <style:text-properties fo:background-color="#ffffff" fo:color="#252525"/>
    </style:style>
    <style:style style:name="T30_119" style:family="text">
      <style:text-properties fo:background-color="#ffffff" fo:color="#252525"/>
    </style:style>
    <style:style style:name="T30_120" style:family="text">
      <style:text-properties fo:background-color="#ffffff" fo:color="#252525"/>
    </style:style>
    <style:style style:name="T30_121" style:family="text">
      <style:text-properties fo:background-color="#ffffff" fo:color="#252525"/>
    </style:style>
    <style:style style:name="T30_122" style:family="text">
      <style:text-properties fo:background-color="#ffffff" fo:color="#252525"/>
    </style:style>
    <style:style style:name="T30_123" style:family="text">
      <style:text-properties fo:background-color="#ffffff" fo:color="#252525"/>
    </style:style>
    <style:style style:name="T30_124" style:family="text">
      <style:text-properties fo:background-color="#ffffff" fo:color="#252525"/>
    </style:style>
    <style:style style:name="T30_125" style:family="text">
      <style:text-properties fo:background-color="#ffffff" fo:color="#252525"/>
    </style:style>
    <style:style style:name="T30_126" style:family="text">
      <style:text-properties fo:background-color="#ffffff" fo:color="#252525"/>
    </style:style>
    <style:style style:name="T30_127" style:family="text">
      <style:text-properties fo:background-color="#ffffff" fo:color="#252525"/>
    </style:style>
    <style:style style:name="T30_128" style:family="text">
      <style:text-properties fo:background-color="#ffffff" fo:color="#252525"/>
    </style:style>
    <style:style style:name="T30_129" style:family="text">
      <style:text-properties fo:background-color="#ffffff" fo:color="#252525"/>
    </style:style>
    <style:style style:name="T30_130" style:family="text">
      <style:text-properties fo:background-color="#ffffff" fo:color="#252525"/>
    </style:style>
    <style:style style:name="T30_131" style:family="text">
      <style:text-properties fo:background-color="#ffffff" fo:color="#252525"/>
    </style:style>
    <style:style style:name="T30_132" style:family="text">
      <style:text-properties fo:background-color="#ffffff" fo:color="#252525"/>
    </style:style>
    <style:style style:name="T30_133" style:family="text">
      <style:text-properties fo:background-color="#ffffff" fo:color="#252525"/>
    </style:style>
    <style:style style:name="T30_134" style:family="text">
      <style:text-properties fo:background-color="#ffffff" fo:color="#252525"/>
    </style:style>
    <style:style style:name="T30_135" style:family="text">
      <style:text-properties fo:background-color="#ffffff" fo:color="#252525"/>
    </style:style>
    <style:style style:name="T30_136" style:family="text">
      <style:text-properties fo:background-color="#ffffff" fo:color="#252525"/>
    </style:style>
    <style:style style:name="T30_137" style:family="text">
      <style:text-properties fo:background-color="#ffffff" fo:color="#252525"/>
    </style:style>
    <style:style style:name="T30_138" style:family="text">
      <style:text-properties fo:background-color="#ffffff" fo:color="#252525"/>
    </style:style>
    <style:style style:name="T30_139" style:family="text">
      <style:text-properties fo:background-color="#ffffff" fo:color="#252525"/>
    </style:style>
    <style:style style:name="T30_140" style:family="text">
      <style:text-properties fo:background-color="#ffffff" fo:color="#252525"/>
    </style:style>
    <style:style style:name="T30_141" style:family="text">
      <style:text-properties fo:background-color="#ffffff" fo:color="#252525"/>
    </style:style>
    <style:style style:name="T30_142" style:family="text">
      <style:text-properties fo:background-color="#ffffff" fo:color="#252525"/>
    </style:style>
    <style:style style:name="T30_143" style:family="text">
      <style:text-properties fo:background-color="#ffffff" fo:color="#252525"/>
    </style:style>
    <style:style style:name="T30_144" style:family="text">
      <style:text-properties fo:background-color="#ffffff" fo:color="#252525"/>
    </style:style>
    <style:style style:name="T30_145" style:family="text">
      <style:text-properties fo:background-color="#ffffff" fo:color="#252525"/>
    </style:style>
    <style:style style:name="T30_146" style:family="text">
      <style:text-properties fo:background-color="#ffffff" fo:color="#252525"/>
    </style:style>
    <style:style style:name="T30_147" style:family="text">
      <style:text-properties fo:background-color="#ffffff" fo:color="#252525"/>
    </style:style>
    <style:style style:name="T30_148" style:family="text">
      <style:text-properties fo:background-color="#ffffff" fo:color="#252525"/>
    </style:style>
    <style:style style:name="T30_149" style:family="text">
      <style:text-properties fo:background-color="#ffffff" fo:color="#252525"/>
    </style:style>
    <style:style style:name="T30_150" style:family="text">
      <style:text-properties fo:background-color="#ffffff" fo:color="#252525"/>
    </style:style>
    <style:style style:name="T30_151" style:family="text">
      <style:text-properties fo:background-color="#ffffff" fo:color="#252525"/>
    </style:style>
    <style:style style:name="T30_152" style:family="text">
      <style:text-properties fo:background-color="#ffffff" fo:color="#252525"/>
    </style:style>
    <style:style style:name="T30_153" style:family="text">
      <style:text-properties fo:background-color="#ffffff" fo:color="#252525"/>
    </style:style>
    <style:style style:name="T30_154" style:family="text">
      <style:text-properties fo:background-color="#ffffff" fo:color="#252525"/>
    </style:style>
    <style:style style:name="T30_155" style:family="text">
      <style:text-properties fo:background-color="#ffffff" fo:color="#252525"/>
    </style:style>
    <style:style style:name="T30_156" style:family="text">
      <style:text-properties fo:background-color="#ffffff" fo:color="#252525"/>
    </style:style>
    <style:style style:name="T30_157" style:family="text">
      <style:text-properties fo:background-color="#ffffff" fo:color="#252525"/>
    </style:style>
    <style:style style:name="T30_158" style:family="text">
      <style:text-properties fo:background-color="#ffffff" fo:color="#252525"/>
    </style:style>
    <style:style style:name="T30_159" style:family="text">
      <style:text-properties fo:background-color="#ffffff" fo:color="#252525"/>
    </style:style>
    <style:style style:name="T30_160" style:family="text">
      <style:text-properties fo:background-color="#ffffff" fo:color="#252525"/>
    </style:style>
    <style:style style:name="T30_161" style:family="text">
      <style:text-properties fo:background-color="#ffffff" fo:color="#252525"/>
    </style:style>
    <style:style style:name="T30_162" style:family="text">
      <style:text-properties fo:background-color="#ffffff" fo:color="#252525"/>
    </style:style>
    <style:style style:name="T30_163" style:family="text">
      <style:text-properties fo:background-color="#ffffff" fo:color="#252525"/>
    </style:style>
    <style:style style:name="T30_164" style:family="text">
      <style:text-properties fo:background-color="#ffffff" fo:color="#252525"/>
    </style:style>
    <style:style style:name="T30_165" style:family="text">
      <style:text-properties fo:background-color="#ffffff" fo:color="#252525"/>
    </style:style>
    <style:style style:name="T30_166" style:family="text">
      <style:text-properties fo:background-color="#ffffff" fo:color="#252525"/>
    </style:style>
    <style:style style:name="T30_167" style:family="text">
      <style:text-properties fo:background-color="#ffffff" fo:color="#252525"/>
    </style:style>
    <style:style style:name="T30_168" style:family="text">
      <style:text-properties fo:background-color="#ffffff" fo:color="#252525"/>
    </style:style>
    <style:style style:name="T30_169" style:family="text">
      <style:text-properties fo:background-color="#ffffff" fo:color="#252525"/>
    </style:style>
    <style:style style:name="T30_170" style:family="text">
      <style:text-properties fo:background-color="#ffffff" fo:color="#252525"/>
    </style:style>
    <style:style style:name="T30_171" style:family="text">
      <style:text-properties fo:background-color="#ffffff" fo:color="#252525"/>
    </style:style>
    <style:style style:name="T30_172" style:family="text">
      <style:text-properties fo:background-color="#ffffff" fo:color="#252525"/>
    </style:style>
    <style:style style:name="P31" style:family="paragraph" style:parent-style-name="Standard">
      <style:paragraph-properties fo:text-align="justify" fo:break-before="auto" fo:line-height="115%" fo:margin-bottom="0.353cm" style:writing-mode="lr-tb"/>
    </style:style>
    <style:style style:name="T31_1" style:family="text">
      <style:text-properties fo:background-color="#ffffff" fo:color="#252525"/>
    </style:style>
    <style:style style:name="T31_2" style:family="text">
      <style:text-properties fo:background-color="#ffffff" fo:color="#252525"/>
    </style:style>
    <style:style style:name="T31_3" style:family="text">
      <style:text-properties fo:background-color="#ffffff" fo:color="#252525"/>
    </style:style>
    <style:style style:name="T31_4" style:family="text">
      <style:text-properties fo:background-color="#ffffff" fo:color="#252525"/>
    </style:style>
    <style:style style:name="T31_5" style:family="text">
      <style:text-properties fo:background-color="#ffffff" fo:color="#252525"/>
    </style:style>
    <style:style style:name="T31_6" style:family="text">
      <style:text-properties fo:background-color="#ffffff" fo:color="#252525"/>
    </style:style>
    <style:style style:name="T31_7" style:family="text">
      <style:text-properties fo:background-color="#ffffff" fo:color="#252525"/>
    </style:style>
    <style:style style:name="T31_8" style:family="text">
      <style:text-properties fo:background-color="#ffffff" fo:color="#252525"/>
    </style:style>
    <style:style style:name="T31_9" style:family="text">
      <style:text-properties fo:background-color="#ffffff" fo:color="#252525"/>
    </style:style>
    <style:style style:name="T31_10" style:family="text">
      <style:text-properties fo:background-color="#ffffff" fo:color="#252525"/>
    </style:style>
    <style:style style:name="T31_11" style:family="text">
      <style:text-properties fo:background-color="#ffffff" fo:color="#252525"/>
    </style:style>
    <style:style style:name="T31_12" style:family="text">
      <style:text-properties fo:background-color="#ffffff" fo:color="#252525"/>
    </style:style>
    <style:style style:name="T31_13" style:family="text">
      <style:text-properties fo:background-color="#ffffff" fo:color="#252525"/>
    </style:style>
    <style:style style:name="T31_14" style:family="text">
      <style:text-properties fo:background-color="#ffffff" fo:color="#252525"/>
    </style:style>
    <style:style style:name="T31_15" style:family="text">
      <style:text-properties fo:background-color="#ffffff" fo:color="#252525"/>
    </style:style>
    <style:style style:name="T31_16" style:family="text">
      <style:text-properties fo:background-color="#ffffff" fo:color="#252525"/>
    </style:style>
    <style:style style:name="T31_17" style:family="text">
      <style:text-properties fo:background-color="#ffffff" fo:color="#252525"/>
    </style:style>
    <style:style style:name="T31_18" style:family="text">
      <style:text-properties fo:background-color="#ffffff" fo:color="#252525"/>
    </style:style>
    <style:style style:name="T31_19" style:family="text">
      <style:text-properties fo:background-color="#ffffff" fo:color="#252525"/>
    </style:style>
    <style:style style:name="T31_20" style:family="text">
      <style:text-properties fo:background-color="#ffffff" fo:color="#252525"/>
    </style:style>
    <style:style style:name="T31_21" style:family="text">
      <style:text-properties fo:background-color="#ffffff" fo:color="#252525"/>
    </style:style>
    <style:style style:name="T31_22" style:family="text">
      <style:text-properties fo:background-color="#ffffff" fo:color="#252525"/>
    </style:style>
    <style:style style:name="T31_23" style:family="text">
      <style:text-properties fo:background-color="#ffffff" fo:color="#252525"/>
    </style:style>
    <style:style style:name="T31_24" style:family="text">
      <style:text-properties fo:background-color="#ffffff" fo:color="#252525"/>
    </style:style>
    <style:style style:name="T31_25" style:family="text">
      <style:text-properties fo:background-color="#ffffff" fo:color="#252525"/>
    </style:style>
    <style:style style:name="T31_26" style:family="text">
      <style:text-properties fo:background-color="#ffffff" fo:color="#252525"/>
    </style:style>
    <style:style style:name="T31_27" style:family="text">
      <style:text-properties fo:background-color="#ffffff" fo:color="#252525"/>
    </style:style>
    <style:style style:name="T31_28" style:family="text">
      <style:text-properties fo:background-color="#ffffff" fo:color="#252525"/>
    </style:style>
    <style:style style:name="T31_29" style:family="text">
      <style:text-properties fo:background-color="#ffffff" fo:color="#252525"/>
    </style:style>
    <style:style style:name="T31_30" style:family="text">
      <style:text-properties fo:background-color="#ffffff" fo:color="#252525"/>
    </style:style>
    <style:style style:name="T31_31" style:family="text">
      <style:text-properties fo:background-color="#ffffff" fo:color="#252525"/>
    </style:style>
    <style:style style:name="T31_32" style:family="text">
      <style:text-properties fo:background-color="#ffffff" fo:color="#252525"/>
    </style:style>
    <style:style style:name="T31_33" style:family="text">
      <style:text-properties fo:background-color="#ffffff" fo:color="#252525"/>
    </style:style>
    <style:style style:name="T31_34" style:family="text">
      <style:text-properties fo:background-color="#ffffff" fo:color="#252525"/>
    </style:style>
    <style:style style:name="T31_35" style:family="text">
      <style:text-properties fo:background-color="#ffffff" fo:color="#252525"/>
    </style:style>
    <style:style style:name="T31_36" style:family="text">
      <style:text-properties fo:background-color="#ffffff" fo:color="#252525"/>
    </style:style>
    <style:style style:name="T31_37" style:family="text">
      <style:text-properties fo:background-color="#ffffff" fo:color="#252525"/>
    </style:style>
    <style:style style:name="T31_38" style:family="text">
      <style:text-properties fo:background-color="#ffffff" fo:color="#252525"/>
    </style:style>
    <style:style style:name="T31_39" style:family="text">
      <style:text-properties fo:background-color="#ffffff" fo:color="#252525"/>
    </style:style>
    <style:style style:name="T31_40" style:family="text">
      <style:text-properties fo:background-color="#ffffff" fo:color="#252525"/>
    </style:style>
    <style:style style:name="T31_41" style:family="text">
      <style:text-properties fo:background-color="#ffffff" fo:color="#252525"/>
    </style:style>
    <style:style style:name="T31_42" style:family="text">
      <style:text-properties fo:background-color="#ffffff" fo:color="#252525"/>
    </style:style>
    <style:style style:name="T31_43" style:family="text">
      <style:text-properties fo:background-color="#ffffff" fo:color="#252525"/>
    </style:style>
    <style:style style:name="T31_44" style:family="text">
      <style:text-properties fo:background-color="#ffffff" fo:color="#252525"/>
    </style:style>
    <style:style style:name="T31_45" style:family="text">
      <style:text-properties fo:background-color="#ffffff" fo:color="#252525"/>
    </style:style>
    <style:style style:name="T31_46" style:family="text">
      <style:text-properties fo:background-color="#ffffff" fo:color="#252525"/>
    </style:style>
    <style:style style:name="T31_47" style:family="text">
      <style:text-properties fo:background-color="#ffffff" fo:color="#252525"/>
    </style:style>
    <style:style style:name="T31_48" style:family="text">
      <style:text-properties fo:background-color="#ffffff" fo:color="#252525"/>
    </style:style>
    <style:style style:name="T31_49" style:family="text">
      <style:text-properties fo:background-color="#ffffff" fo:color="#252525"/>
    </style:style>
    <style:style style:name="T31_50" style:family="text">
      <style:text-properties fo:background-color="#ffffff" fo:color="#252525"/>
    </style:style>
    <style:style style:name="T31_51" style:family="text">
      <style:text-properties fo:background-color="#ffffff" fo:color="#252525"/>
    </style:style>
    <style:style style:name="T31_52" style:family="text">
      <style:text-properties fo:background-color="#ffffff" fo:color="#252525"/>
    </style:style>
    <style:style style:name="T31_53" style:family="text">
      <style:text-properties fo:background-color="#ffffff" fo:color="#252525"/>
    </style:style>
    <style:style style:name="T31_54" style:family="text">
      <style:text-properties fo:background-color="#ffffff" fo:color="#252525"/>
    </style:style>
    <style:style style:name="T31_55" style:family="text">
      <style:text-properties fo:background-color="#ffffff" fo:color="#252525"/>
    </style:style>
    <style:style style:name="T31_56" style:family="text">
      <style:text-properties fo:background-color="#ffffff" fo:color="#252525"/>
    </style:style>
    <style:style style:name="T31_57" style:family="text">
      <style:text-properties fo:background-color="#ffffff" fo:color="#252525"/>
    </style:style>
    <style:style style:name="T31_58" style:family="text">
      <style:text-properties fo:background-color="#ffffff" fo:color="#252525"/>
    </style:style>
    <style:style style:name="T31_59" style:family="text">
      <style:text-properties fo:background-color="#ffffff" fo:color="#252525"/>
    </style:style>
    <style:style style:name="T31_60" style:family="text">
      <style:text-properties fo:background-color="#ffffff" fo:color="#252525"/>
    </style:style>
    <style:style style:name="T31_61" style:family="text">
      <style:text-properties fo:background-color="#ffffff" fo:color="#252525"/>
    </style:style>
    <style:style style:name="T31_62" style:family="text">
      <style:text-properties fo:background-color="#ffffff" fo:color="#252525"/>
    </style:style>
    <style:style style:name="T31_63" style:family="text">
      <style:text-properties fo:background-color="#ffffff" fo:color="#252525"/>
    </style:style>
    <style:style style:name="T31_64" style:family="text">
      <style:text-properties fo:background-color="#ffffff" fo:color="#252525"/>
    </style:style>
    <style:style style:name="T31_65" style:family="text">
      <style:text-properties fo:background-color="#ffffff" fo:color="#252525"/>
    </style:style>
    <style:style style:name="T31_66" style:family="text">
      <style:text-properties fo:background-color="#ffffff" fo:color="#252525"/>
    </style:style>
    <style:style style:name="T31_67" style:family="text">
      <style:text-properties fo:background-color="#ffffff" fo:color="#252525"/>
    </style:style>
    <style:style style:name="T31_68" style:family="text">
      <style:text-properties fo:background-color="#ffffff" fo:color="#252525"/>
    </style:style>
    <style:style style:name="T31_69" style:family="text">
      <style:text-properties fo:background-color="#ffffff" fo:color="#252525"/>
    </style:style>
    <style:style style:name="T31_70" style:family="text">
      <style:text-properties fo:background-color="#ffffff" fo:color="#252525"/>
    </style:style>
    <style:style style:name="T31_71" style:family="text">
      <style:text-properties fo:background-color="#ffffff" fo:color="#252525"/>
    </style:style>
    <style:style style:name="T31_72" style:family="text">
      <style:text-properties fo:background-color="#ffffff" fo:color="#252525"/>
    </style:style>
    <style:style style:name="T31_73" style:family="text">
      <style:text-properties fo:background-color="#ffffff" fo:color="#252525"/>
    </style:style>
    <style:style style:name="T31_74" style:family="text">
      <style:text-properties fo:background-color="#ffffff" fo:color="#252525"/>
    </style:style>
    <style:style style:name="T31_75" style:family="text">
      <style:text-properties fo:background-color="#ffffff" fo:color="#252525"/>
    </style:style>
    <style:style style:name="T31_76" style:family="text">
      <style:text-properties fo:background-color="#ffffff" fo:color="#252525"/>
    </style:style>
    <style:style style:name="T31_77" style:family="text">
      <style:text-properties fo:background-color="#ffffff" fo:color="#252525"/>
    </style:style>
    <style:style style:name="T31_78" style:family="text">
      <style:text-properties fo:background-color="#ffffff" fo:color="#252525"/>
    </style:style>
    <style:style style:name="T31_79" style:family="text">
      <style:text-properties fo:background-color="#ffffff" fo:color="#252525"/>
    </style:style>
    <style:style style:name="T31_80" style:family="text">
      <style:text-properties fo:background-color="#ffffff" fo:color="#252525"/>
    </style:style>
    <style:style style:name="T31_81" style:family="text">
      <style:text-properties fo:background-color="#ffffff" fo:color="#252525"/>
    </style:style>
    <style:style style:name="T31_82" style:family="text">
      <style:text-properties fo:background-color="#ffffff" fo:color="#252525"/>
    </style:style>
    <style:style style:name="T31_83" style:family="text">
      <style:text-properties fo:background-color="#ffffff" fo:color="#252525"/>
    </style:style>
    <style:style style:name="T31_84" style:family="text">
      <style:text-properties fo:background-color="#ffffff" fo:color="#252525"/>
    </style:style>
    <style:style style:name="T31_85" style:family="text">
      <style:text-properties fo:background-color="#ffffff" fo:color="#252525"/>
    </style:style>
    <style:style style:name="T31_86" style:family="text">
      <style:text-properties fo:background-color="#ffffff" fo:color="#252525"/>
    </style:style>
    <style:style style:name="T31_87" style:family="text">
      <style:text-properties fo:background-color="#ffffff" fo:color="#252525"/>
    </style:style>
    <style:style style:name="T31_88" style:family="text">
      <style:text-properties fo:background-color="#ffffff" fo:color="#252525"/>
    </style:style>
    <style:style style:name="T31_89" style:family="text">
      <style:text-properties fo:background-color="#ffffff" fo:color="#252525"/>
    </style:style>
    <style:style style:name="T31_90" style:family="text">
      <style:text-properties fo:background-color="#ffffff" fo:color="#252525"/>
    </style:style>
    <style:style style:name="T31_91" style:family="text">
      <style:text-properties fo:background-color="#ffffff" fo:color="#252525"/>
    </style:style>
    <style:style style:name="T31_92" style:family="text">
      <style:text-properties fo:background-color="#ffffff" fo:color="#252525"/>
    </style:style>
    <style:style style:name="T31_93" style:family="text">
      <style:text-properties fo:background-color="#ffffff" fo:color="#252525"/>
    </style:style>
    <style:style style:name="T31_94" style:family="text">
      <style:text-properties fo:background-color="#ffffff" fo:color="#252525"/>
    </style:style>
    <style:style style:name="T31_95" style:family="text">
      <style:text-properties fo:background-color="#ffffff" fo:color="#252525"/>
    </style:style>
    <style:style style:name="T31_96" style:family="text">
      <style:text-properties fo:background-color="#ffffff" fo:color="#252525"/>
    </style:style>
    <style:style style:name="T31_97" style:family="text">
      <style:text-properties fo:background-color="#ffffff" fo:color="#252525"/>
    </style:style>
    <style:style style:name="T31_98" style:family="text">
      <style:text-properties fo:background-color="#ffffff" fo:color="#252525"/>
    </style:style>
    <style:style style:name="T31_99" style:family="text">
      <style:text-properties fo:background-color="#ffffff" fo:color="#252525"/>
    </style:style>
    <style:style style:name="T31_100" style:family="text">
      <style:text-properties fo:background-color="#ffffff" fo:color="#252525"/>
    </style:style>
    <style:style style:name="T31_101" style:family="text">
      <style:text-properties fo:background-color="#ffffff" fo:color="#252525"/>
    </style:style>
    <style:style style:name="T31_102" style:family="text">
      <style:text-properties fo:background-color="#ffffff" fo:color="#252525"/>
    </style:style>
    <style:style style:name="T31_103" style:family="text">
      <style:text-properties fo:background-color="#ffffff" fo:color="#252525"/>
    </style:style>
    <style:style style:name="T31_104" style:family="text">
      <style:text-properties fo:background-color="#ffffff" fo:color="#252525"/>
    </style:style>
    <style:style style:name="T31_105" style:family="text">
      <style:text-properties fo:background-color="#ffffff" fo:color="#252525"/>
    </style:style>
    <style:style style:name="T31_106" style:family="text">
      <style:text-properties fo:background-color="#ffffff" fo:color="#252525"/>
    </style:style>
    <style:style style:name="T31_107" style:family="text">
      <style:text-properties fo:background-color="#ffffff" fo:color="#252525"/>
    </style:style>
    <style:style style:name="T31_108" style:family="text">
      <style:text-properties fo:background-color="#ffffff" fo:color="#252525"/>
    </style:style>
    <style:style style:name="T31_109" style:family="text">
      <style:text-properties fo:background-color="#ffffff" fo:color="#252525"/>
    </style:style>
    <style:style style:name="T31_110" style:family="text">
      <style:text-properties fo:background-color="#ffffff" fo:color="#252525"/>
    </style:style>
    <style:style style:name="P32" style:family="paragraph" style:parent-style-name="Heading_20_2">
      <style:paragraph-properties fo:text-align="justify" fo:break-before="auto" fo:line-height="115%" fo:margin-bottom="0.353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text-align="justify" fo:break-before="auto" fo:line-height="115%" fo:margin-bottom="0.353cm" style:writing-mode="lr-tb"/>
    </style:style>
    <style:style style:name="T33_1" style:family="text">
      <style:text-properties fo:background-color="#ffffff" fo:color="#252525"/>
    </style:style>
    <style:style style:name="T33_2" style:family="text">
      <style:text-properties fo:background-color="#ffffff" fo:color="#252525"/>
    </style:style>
    <style:style style:name="T33_3" style:family="text">
      <style:text-properties fo:background-color="#ffffff" fo:color="#252525"/>
    </style:style>
    <style:style style:name="T33_4" style:family="text">
      <style:text-properties fo:background-color="#ffffff" fo:color="#252525"/>
    </style:style>
    <style:style style:name="T33_5" style:family="text">
      <style:text-properties fo:background-color="#ffffff" fo:color="#252525"/>
    </style:style>
    <style:style style:name="T33_6" style:family="text">
      <style:text-properties fo:background-color="#ffffff" fo:color="#252525"/>
    </style:style>
    <style:style style:name="T33_7" style:family="text">
      <style:text-properties fo:background-color="#ffffff" fo:color="#252525"/>
    </style:style>
    <style:style style:name="T33_8" style:family="text">
      <style:text-properties fo:background-color="#ffffff" fo:color="#252525"/>
    </style:style>
    <style:style style:name="T33_9" style:family="text">
      <style:text-properties fo:background-color="#ffffff" fo:color="#252525"/>
    </style:style>
    <style:style style:name="T33_10" style:family="text">
      <style:text-properties fo:background-color="#ffffff" fo:color="#252525"/>
    </style:style>
    <style:style style:name="T33_11" style:family="text">
      <style:text-properties fo:background-color="#ffffff" fo:color="#252525"/>
    </style:style>
    <style:style style:name="T33_12" style:family="text">
      <style:text-properties fo:background-color="#ffffff" fo:color="#252525"/>
    </style:style>
    <style:style style:name="T33_13" style:family="text">
      <style:text-properties fo:background-color="#ffffff" fo:color="#252525"/>
    </style:style>
    <style:style style:name="T33_14" style:family="text">
      <style:text-properties fo:background-color="#ffffff" fo:color="#252525"/>
    </style:style>
    <style:style style:name="T33_15" style:family="text">
      <style:text-properties fo:background-color="#ffffff" fo:color="#252525"/>
    </style:style>
    <style:style style:name="T33_16" style:family="text">
      <style:text-properties fo:background-color="#ffffff" fo:color="#252525"/>
    </style:style>
    <style:style style:name="T33_17" style:family="text">
      <style:text-properties fo:background-color="#ffffff" fo:color="#252525"/>
    </style:style>
    <style:style style:name="T33_18" style:family="text">
      <style:text-properties fo:background-color="#ffffff" fo:color="#252525"/>
    </style:style>
    <style:style style:name="T33_19" style:family="text">
      <style:text-properties fo:background-color="#ffffff" fo:color="#252525"/>
    </style:style>
    <style:style style:name="T33_20" style:family="text">
      <style:text-properties fo:background-color="#ffffff" fo:color="#252525"/>
    </style:style>
    <style:style style:name="T33_21" style:family="text">
      <style:text-properties fo:background-color="#ffffff" fo:color="#252525"/>
    </style:style>
    <style:style style:name="T33_22" style:family="text">
      <style:text-properties fo:background-color="#ffffff" fo:color="#252525"/>
    </style:style>
    <style:style style:name="T33_23" style:family="text">
      <style:text-properties fo:background-color="#ffffff" fo:color="#252525"/>
    </style:style>
    <style:style style:name="T33_24" style:family="text">
      <style:text-properties fo:background-color="#ffffff" fo:color="#252525"/>
    </style:style>
    <style:style style:name="T33_25" style:family="text">
      <style:text-properties fo:background-color="#ffffff" fo:color="#252525"/>
    </style:style>
    <style:style style:name="T33_26" style:family="text">
      <style:text-properties fo:background-color="#ffffff" fo:color="#252525"/>
    </style:style>
    <style:style style:name="T33_27" style:family="text">
      <style:text-properties fo:background-color="#ffffff" fo:color="#252525"/>
    </style:style>
    <style:style style:name="T33_28" style:family="text">
      <style:text-properties fo:background-color="#ffffff" fo:color="#252525"/>
    </style:style>
    <style:style style:name="T33_29" style:family="text">
      <style:text-properties fo:background-color="#ffffff" fo:color="#252525"/>
    </style:style>
    <style:style style:name="T33_30" style:family="text">
      <style:text-properties fo:background-color="#ffffff" fo:color="#252525"/>
    </style:style>
    <style:style style:name="T33_31" style:family="text">
      <style:text-properties fo:background-color="#ffffff" fo:color="#252525"/>
    </style:style>
    <style:style style:name="T33_32" style:family="text">
      <style:text-properties fo:background-color="#ffffff" fo:color="#252525"/>
    </style:style>
    <style:style style:name="T33_33" style:family="text">
      <style:text-properties fo:background-color="#ffffff" fo:color="#252525"/>
    </style:style>
    <style:style style:name="T33_34" style:family="text">
      <style:text-properties fo:background-color="#ffffff" fo:color="#252525"/>
    </style:style>
    <style:style style:name="T33_35" style:family="text">
      <style:text-properties fo:background-color="#ffffff" fo:color="#252525"/>
    </style:style>
    <style:style style:name="T33_36" style:family="text">
      <style:text-properties fo:background-color="#ffffff" fo:color="#252525"/>
    </style:style>
    <style:style style:name="T33_37" style:family="text">
      <style:text-properties fo:background-color="#ffffff" fo:color="#252525"/>
    </style:style>
    <style:style style:name="T33_38" style:family="text">
      <style:text-properties fo:background-color="#ffffff" fo:color="#252525"/>
    </style:style>
    <style:style style:name="T33_39" style:family="text">
      <style:text-properties fo:background-color="#ffffff" fo:color="#252525"/>
    </style:style>
    <style:style style:name="T33_40" style:family="text">
      <style:text-properties fo:background-color="#ffffff" fo:color="#252525"/>
    </style:style>
    <style:style style:name="T33_41" style:family="text">
      <style:text-properties fo:background-color="#ffffff" fo:color="#252525"/>
    </style:style>
    <style:style style:name="T33_42" style:family="text">
      <style:text-properties fo:background-color="#ffffff" fo:color="#252525"/>
    </style:style>
    <style:style style:name="T33_43" style:family="text">
      <style:text-properties fo:background-color="#ffffff" fo:color="#252525"/>
    </style:style>
    <style:style style:name="T33_44" style:family="text">
      <style:text-properties fo:background-color="#ffffff" fo:color="#252525"/>
    </style:style>
    <style:style style:name="T33_45" style:family="text">
      <style:text-properties fo:background-color="#ffffff" fo:color="#252525"/>
    </style:style>
    <style:style style:name="T33_46" style:family="text">
      <style:text-properties fo:background-color="#ffffff" fo:color="#252525"/>
    </style:style>
    <style:style style:name="T33_47" style:family="text">
      <style:text-properties fo:background-color="#ffffff" fo:color="#252525"/>
    </style:style>
    <style:style style:name="T33_48" style:family="text">
      <style:text-properties fo:background-color="#ffffff" fo:color="#252525"/>
    </style:style>
    <style:style style:name="T33_49" style:family="text">
      <style:text-properties fo:background-color="#ffffff" fo:color="#252525"/>
    </style:style>
    <style:style style:name="T33_50" style:family="text">
      <style:text-properties fo:background-color="#ffffff" fo:color="#252525"/>
    </style:style>
    <style:style style:name="T33_51" style:family="text">
      <style:text-properties fo:background-color="#ffffff" fo:color="#252525"/>
    </style:style>
    <style:style style:name="T33_52" style:family="text">
      <style:text-properties fo:background-color="#ffffff" fo:color="#252525"/>
    </style:style>
    <style:style style:name="T33_53" style:family="text">
      <style:text-properties fo:background-color="#ffffff" fo:color="#252525"/>
    </style:style>
    <style:style style:name="T33_54" style:family="text">
      <style:text-properties fo:background-color="#ffffff" fo:color="#252525"/>
    </style:style>
    <style:style style:name="T33_55" style:family="text">
      <style:text-properties fo:background-color="#ffffff" fo:color="#252525"/>
    </style:style>
    <style:style style:name="T33_56" style:family="text">
      <style:text-properties fo:background-color="#ffffff" fo:color="#252525"/>
    </style:style>
    <style:style style:name="T33_57" style:family="text">
      <style:text-properties fo:background-color="#ffffff" fo:color="#252525"/>
    </style:style>
    <style:style style:name="T33_58" style:family="text">
      <style:text-properties fo:background-color="#ffffff" fo:color="#252525"/>
    </style:style>
    <style:style style:name="T33_59" style:family="text">
      <style:text-properties fo:background-color="#ffffff" fo:color="#252525"/>
    </style:style>
    <style:style style:name="T33_60" style:family="text">
      <style:text-properties fo:background-color="#ffffff" fo:color="#252525"/>
    </style:style>
    <style:style style:name="T33_61" style:family="text">
      <style:text-properties fo:background-color="#ffffff" fo:color="#252525"/>
    </style:style>
    <style:style style:name="T33_62" style:family="text">
      <style:text-properties fo:background-color="#ffffff" fo:color="#252525"/>
    </style:style>
    <style:style style:name="T33_63" style:family="text">
      <style:text-properties fo:background-color="#ffffff" fo:color="#252525"/>
    </style:style>
    <style:style style:name="T33_64" style:family="text">
      <style:text-properties fo:background-color="#ffffff" fo:color="#252525"/>
    </style:style>
    <style:style style:name="T33_65" style:family="text">
      <style:text-properties fo:background-color="#ffffff" fo:color="#252525"/>
    </style:style>
    <style:style style:name="T33_66" style:family="text">
      <style:text-properties fo:background-color="#ffffff" fo:color="#252525"/>
    </style:style>
    <style:style style:name="T33_67" style:family="text">
      <style:text-properties fo:background-color="#ffffff" fo:color="#252525"/>
    </style:style>
    <style:style style:name="T33_68" style:family="text">
      <style:text-properties fo:background-color="#ffffff" fo:color="#252525"/>
    </style:style>
    <style:style style:name="T33_69" style:family="text">
      <style:text-properties fo:background-color="#ffffff" fo:color="#252525"/>
    </style:style>
    <style:style style:name="T33_70" style:family="text">
      <style:text-properties fo:background-color="#ffffff" fo:color="#252525"/>
    </style:style>
    <style:style style:name="T33_71" style:family="text">
      <style:text-properties fo:background-color="#ffffff" fo:color="#252525"/>
    </style:style>
    <style:style style:name="T33_72" style:family="text">
      <style:text-properties fo:background-color="#ffffff" fo:color="#252525"/>
    </style:style>
    <style:style style:name="T33_73" style:family="text">
      <style:text-properties fo:background-color="#ffffff" fo:color="#252525"/>
    </style:style>
    <style:style style:name="T33_74" style:family="text">
      <style:text-properties fo:background-color="#ffffff" fo:color="#252525"/>
    </style:style>
    <style:style style:name="T33_75" style:family="text">
      <style:text-properties fo:background-color="#ffffff" fo:color="#252525"/>
    </style:style>
    <style:style style:name="T33_76" style:family="text">
      <style:text-properties fo:background-color="#ffffff" fo:color="#252525"/>
    </style:style>
    <style:style style:name="T33_77" style:family="text">
      <style:text-properties fo:background-color="#ffffff" fo:color="#252525"/>
    </style:style>
    <style:style style:name="T33_78" style:family="text">
      <style:text-properties fo:background-color="#ffffff" fo:color="#252525"/>
    </style:style>
    <style:style style:name="T33_79" style:family="text">
      <style:text-properties fo:background-color="#ffffff" fo:color="#252525"/>
    </style:style>
    <style:style style:name="T33_80" style:family="text">
      <style:text-properties fo:background-color="#ffffff" fo:color="#252525"/>
    </style:style>
    <style:style style:name="T33_81" style:family="text">
      <style:text-properties fo:background-color="#ffffff" fo:color="#252525"/>
    </style:style>
    <style:style style:name="T33_82" style:family="text">
      <style:text-properties fo:background-color="#ffffff" fo:color="#252525"/>
    </style:style>
    <style:style style:name="T33_83" style:family="text">
      <style:text-properties fo:background-color="#ffffff" fo:color="#252525"/>
    </style:style>
    <style:style style:name="T33_84" style:family="text">
      <style:text-properties fo:background-color="#ffffff" fo:color="#252525"/>
    </style:style>
    <style:style style:name="T33_85" style:family="text">
      <style:text-properties fo:background-color="#ffffff" fo:color="#252525"/>
    </style:style>
    <style:style style:name="T33_86" style:family="text">
      <style:text-properties fo:background-color="#ffffff" fo:color="#252525"/>
    </style:style>
    <style:style style:name="T33_87" style:family="text">
      <style:text-properties fo:background-color="#ffffff" fo:color="#252525"/>
    </style:style>
    <style:style style:name="T33_88" style:family="text">
      <style:text-properties fo:background-color="#ffffff" fo:color="#252525"/>
    </style:style>
    <style:style style:name="T33_89" style:family="text">
      <style:text-properties fo:background-color="#ffffff" fo:color="#252525"/>
    </style:style>
    <style:style style:name="T33_90" style:family="text">
      <style:text-properties fo:background-color="#ffffff" fo:color="#252525"/>
    </style:style>
    <style:style style:name="T33_91" style:family="text">
      <style:text-properties fo:background-color="#ffffff" fo:color="#252525"/>
    </style:style>
    <style:style style:name="T33_92" style:family="text">
      <style:text-properties fo:background-color="#ffffff" fo:color="#252525"/>
    </style:style>
    <style:style style:name="T33_93" style:family="text">
      <style:text-properties fo:background-color="#ffffff" fo:color="#252525"/>
    </style:style>
    <style:style style:name="T33_94" style:family="text">
      <style:text-properties fo:background-color="#ffffff" fo:color="#252525"/>
    </style:style>
    <style:style style:name="T33_95" style:family="text">
      <style:text-properties fo:background-color="#ffffff" fo:color="#252525"/>
    </style:style>
    <style:style style:name="T33_96" style:family="text">
      <style:text-properties fo:background-color="#ffffff" fo:color="#252525"/>
    </style:style>
    <style:style style:name="T33_97" style:family="text">
      <style:text-properties fo:background-color="#ffffff" fo:color="#252525"/>
    </style:style>
    <style:style style:name="T33_98" style:family="text">
      <style:text-properties fo:background-color="#ffffff" fo:color="#252525"/>
    </style:style>
    <style:style style:name="T33_99" style:family="text">
      <style:text-properties fo:background-color="#ffffff" fo:color="#252525"/>
    </style:style>
    <style:style style:name="T33_100" style:family="text">
      <style:text-properties fo:background-color="#ffffff" fo:color="#252525"/>
    </style:style>
    <style:style style:name="T33_101" style:family="text">
      <style:text-properties fo:background-color="#ffffff" fo:color="#252525"/>
    </style:style>
    <style:style style:name="T33_102" style:family="text">
      <style:text-properties fo:background-color="#ffffff" fo:color="#252525"/>
    </style:style>
    <style:style style:name="T33_103" style:family="text">
      <style:text-properties fo:background-color="#ffffff" fo:color="#252525"/>
    </style:style>
    <style:style style:name="T33_104" style:family="text">
      <style:text-properties fo:background-color="#ffffff" fo:color="#252525"/>
    </style:style>
    <style:style style:name="T33_105" style:family="text">
      <style:text-properties fo:background-color="#ffffff" fo:color="#252525"/>
    </style:style>
    <style:style style:name="T33_106" style:family="text">
      <style:text-properties fo:background-color="#ffffff" fo:color="#252525"/>
    </style:style>
    <style:style style:name="T33_107" style:family="text">
      <style:text-properties fo:background-color="#ffffff" fo:color="#252525"/>
    </style:style>
    <style:style style:name="T33_108" style:family="text">
      <style:text-properties fo:background-color="#ffffff" fo:color="#252525"/>
    </style:style>
    <style:style style:name="T33_109" style:family="text">
      <style:text-properties fo:background-color="#ffffff" fo:color="#252525"/>
    </style:style>
    <style:style style:name="T33_110" style:family="text">
      <style:text-properties fo:background-color="#ffffff" fo:color="#252525"/>
    </style:style>
    <style:style style:name="T33_111" style:family="text">
      <style:text-properties fo:background-color="#ffffff" fo:color="#252525"/>
    </style:style>
    <style:style style:name="T33_112" style:family="text">
      <style:text-properties fo:background-color="#ffffff" fo:color="#252525"/>
    </style:style>
    <style:style style:name="T33_113" style:family="text">
      <style:text-properties fo:background-color="#ffffff" fo:color="#252525"/>
    </style:style>
    <style:style style:name="T33_114" style:family="text">
      <style:text-properties fo:background-color="#ffffff" fo:color="#252525"/>
    </style:style>
    <style:style style:name="T33_115" style:family="text">
      <style:text-properties fo:background-color="#ffffff" fo:color="#252525"/>
    </style:style>
    <style:style style:name="T33_116" style:family="text">
      <style:text-properties fo:background-color="#ffffff" fo:color="#252525"/>
    </style:style>
    <style:style style:name="T33_117" style:family="text">
      <style:text-properties fo:background-color="#ffffff" fo:color="#252525"/>
    </style:style>
    <style:style style:name="T33_118" style:family="text">
      <style:text-properties fo:background-color="#ffffff" fo:color="#252525"/>
    </style:style>
    <style:style style:name="T33_119" style:family="text">
      <style:text-properties fo:background-color="#ffffff" fo:color="#252525"/>
    </style:style>
    <style:style style:name="T33_120" style:family="text">
      <style:text-properties fo:background-color="#ffffff" fo:color="#252525"/>
    </style:style>
    <style:style style:name="T33_121" style:family="text">
      <style:text-properties fo:background-color="#ffffff" fo:color="#252525"/>
    </style:style>
    <style:style style:name="T33_122" style:family="text">
      <style:text-properties fo:background-color="#ffffff" fo:color="#252525"/>
    </style:style>
    <style:style style:name="T33_123" style:family="text">
      <style:text-properties fo:background-color="#ffffff" fo:color="#252525"/>
    </style:style>
    <style:style style:name="T33_124" style:family="text">
      <style:text-properties fo:background-color="#ffffff" fo:color="#252525"/>
    </style:style>
    <style:style style:name="T33_125" style:family="text">
      <style:text-properties fo:background-color="#ffffff" fo:color="#252525"/>
    </style:style>
    <style:style style:name="T33_126" style:family="text">
      <style:text-properties fo:background-color="#ffffff" fo:color="#252525"/>
    </style:style>
    <style:style style:name="T33_127" style:family="text">
      <style:text-properties fo:background-color="#ffffff" fo:color="#252525"/>
    </style:style>
    <style:style style:name="T33_128" style:family="text">
      <style:text-properties fo:background-color="#ffffff" fo:color="#252525"/>
    </style:style>
    <style:style style:name="T33_129" style:family="text">
      <style:text-properties fo:background-color="#ffffff" fo:color="#252525"/>
    </style:style>
    <style:style style:name="T33_130" style:family="text">
      <style:text-properties fo:background-color="#ffffff" fo:color="#252525"/>
    </style:style>
    <style:style style:name="T33_131" style:family="text">
      <style:text-properties fo:background-color="#ffffff" fo:color="#252525"/>
    </style:style>
    <style:style style:name="T33_132" style:family="text">
      <style:text-properties fo:background-color="#ffffff" fo:color="#252525"/>
    </style:style>
    <style:style style:name="T33_133" style:family="text">
      <style:text-properties fo:background-color="#ffffff" fo:color="#252525"/>
    </style:style>
    <style:style style:name="T33_134" style:family="text">
      <style:text-properties fo:background-color="#ffffff" fo:color="#252525"/>
    </style:style>
    <style:style style:name="T33_135" style:family="text">
      <style:text-properties fo:background-color="#ffffff" fo:color="#252525"/>
    </style:style>
    <style:style style:name="T33_136" style:family="text">
      <style:text-properties fo:background-color="#ffffff" fo:color="#252525"/>
    </style:style>
    <style:style style:name="T33_137" style:family="text">
      <style:text-properties fo:background-color="#ffffff" fo:color="#252525"/>
    </style:style>
    <style:style style:name="T33_138" style:family="text">
      <style:text-properties fo:background-color="#ffffff" fo:color="#252525"/>
    </style:style>
    <style:style style:name="T33_139" style:family="text">
      <style:text-properties fo:background-color="#ffffff" fo:color="#252525"/>
    </style:style>
    <style:style style:name="T33_140" style:family="text">
      <style:text-properties fo:background-color="#ffffff" fo:color="#252525"/>
    </style:style>
    <style:style style:name="T33_141" style:family="text">
      <style:text-properties fo:background-color="#ffffff" fo:color="#252525"/>
    </style:style>
    <style:style style:name="T33_142" style:family="text">
      <style:text-properties fo:background-color="#ffffff" fo:color="#252525"/>
    </style:style>
    <style:style style:name="T33_143" style:family="text">
      <style:text-properties fo:background-color="#ffffff" fo:color="#252525"/>
    </style:style>
    <style:style style:name="T33_144" style:family="text">
      <style:text-properties fo:background-color="#ffffff" fo:color="#252525"/>
    </style:style>
    <style:style style:name="T33_145" style:family="text">
      <style:text-properties fo:background-color="#ffffff" fo:color="#252525"/>
    </style:style>
    <style:style style:name="T33_146" style:family="text">
      <style:text-properties fo:background-color="#ffffff" fo:color="#252525"/>
    </style:style>
    <style:style style:name="T33_147" style:family="text">
      <style:text-properties fo:background-color="#ffffff" fo:color="#252525"/>
    </style:style>
    <style:style style:name="T33_148" style:family="text">
      <style:text-properties fo:background-color="#ffffff" fo:color="#252525"/>
    </style:style>
    <style:style style:name="T33_149" style:family="text">
      <style:text-properties fo:background-color="#ffffff" fo:color="#252525"/>
    </style:style>
    <style:style style:name="T33_150" style:family="text">
      <style:text-properties fo:background-color="#ffffff" fo:color="#252525"/>
    </style:style>
    <style:style style:name="T33_151" style:family="text">
      <style:text-properties fo:background-color="#ffffff" fo:color="#252525"/>
    </style:style>
    <style:style style:name="T33_152" style:family="text">
      <style:text-properties fo:background-color="#ffffff" fo:color="#252525"/>
    </style:style>
    <style:style style:name="T33_153" style:family="text">
      <style:text-properties fo:background-color="#ffffff" fo:color="#252525"/>
    </style:style>
    <style:style style:name="T33_154" style:family="text">
      <style:text-properties fo:background-color="#ffffff" fo:color="#252525"/>
    </style:style>
    <style:style style:name="T33_155" style:family="text">
      <style:text-properties fo:background-color="#ffffff" fo:color="#252525"/>
    </style:style>
    <style:style style:name="T33_156" style:family="text">
      <style:text-properties fo:background-color="#ffffff" fo:color="#252525"/>
    </style:style>
    <style:style style:name="T33_157" style:family="text">
      <style:text-properties fo:background-color="#ffffff" fo:color="#252525"/>
    </style:style>
    <style:style style:name="T33_158" style:family="text">
      <style:text-properties fo:background-color="#ffffff" fo:color="#252525"/>
    </style:style>
    <style:style style:name="T33_159" style:family="text">
      <style:text-properties fo:background-color="#ffffff" fo:color="#252525"/>
    </style:style>
    <style:style style:name="T33_160" style:family="text">
      <style:text-properties fo:background-color="#ffffff" fo:color="#252525"/>
    </style:style>
    <style:style style:name="T33_161" style:family="text">
      <style:text-properties fo:background-color="#ffffff" fo:color="#252525"/>
    </style:style>
    <style:style style:name="T33_162" style:family="text">
      <style:text-properties fo:background-color="#ffffff" fo:color="#252525"/>
    </style:style>
    <style:style style:name="T33_163" style:family="text">
      <style:text-properties fo:background-color="#ffffff" fo:color="#252525"/>
    </style:style>
    <style:style style:name="T33_164" style:family="text">
      <style:text-properties fo:background-color="#ffffff" fo:color="#252525"/>
    </style:style>
    <style:style style:name="T33_165" style:family="text">
      <style:text-properties fo:background-color="#ffffff" fo:color="#252525"/>
    </style:style>
    <style:style style:name="T33_166" style:family="text">
      <style:text-properties fo:background-color="#ffffff" fo:color="#252525"/>
    </style:style>
    <style:style style:name="T33_167" style:family="text">
      <style:text-properties fo:background-color="#ffffff" fo:color="#252525"/>
    </style:style>
    <style:style style:name="T33_168" style:family="text">
      <style:text-properties fo:background-color="#ffffff" fo:color="#252525"/>
    </style:style>
    <style:style style:name="T33_169" style:family="text">
      <style:text-properties fo:background-color="#ffffff" fo:color="#252525"/>
    </style:style>
    <style:style style:name="T33_170" style:family="text">
      <style:text-properties fo:background-color="#ffffff" fo:color="#252525"/>
    </style:style>
    <style:style style:name="T33_171" style:family="text">
      <style:text-properties fo:background-color="#ffffff" fo:color="#252525"/>
    </style:style>
    <style:style style:name="T33_172" style:family="text">
      <style:text-properties fo:background-color="#ffffff" fo:color="#252525"/>
    </style:style>
    <style:style style:name="T33_173" style:family="text">
      <style:text-properties fo:background-color="#ffffff" fo:color="#252525"/>
    </style:style>
    <style:style style:name="T33_174" style:family="text">
      <style:text-properties fo:background-color="#ffffff" fo:color="#252525"/>
    </style:style>
    <style:style style:name="T33_175" style:family="text">
      <style:text-properties fo:background-color="#ffffff" fo:color="#252525"/>
    </style:style>
    <style:style style:name="T33_176" style:family="text">
      <style:text-properties fo:background-color="#ffffff" fo:color="#252525"/>
    </style:style>
    <style:style style:name="T33_177" style:family="text">
      <style:text-properties fo:background-color="#ffffff" fo:color="#252525"/>
    </style:style>
    <style:style style:name="T33_178" style:family="text">
      <style:text-properties fo:background-color="#ffffff" fo:color="#252525"/>
    </style:style>
    <style:style style:name="T33_179" style:family="text">
      <style:text-properties fo:background-color="#ffffff" fo:color="#252525"/>
    </style:style>
    <style:style style:name="T33_180" style:family="text">
      <style:text-properties fo:background-color="#ffffff" fo:color="#252525"/>
    </style:style>
    <style:style style:name="T33_181" style:family="text">
      <style:text-properties fo:background-color="#ffffff" fo:color="#252525"/>
    </style:style>
    <style:style style:name="T33_182" style:family="text">
      <style:text-properties fo:background-color="#ffffff" fo:color="#252525"/>
    </style:style>
    <style:style style:name="T33_183" style:family="text">
      <style:text-properties fo:background-color="#ffffff" fo:color="#252525"/>
    </style:style>
    <style:style style:name="T33_184" style:family="text">
      <style:text-properties fo:background-color="#ffffff" fo:color="#252525"/>
    </style:style>
    <style:style style:name="T33_185" style:family="text">
      <style:text-properties fo:background-color="#ffffff" fo:color="#252525"/>
    </style:style>
    <style:style style:name="T33_186" style:family="text">
      <style:text-properties fo:background-color="#ffffff" fo:color="#252525"/>
    </style:style>
    <style:style style:name="T33_187" style:family="text">
      <style:text-properties fo:background-color="#ffffff" fo:color="#252525"/>
    </style:style>
    <style:style style:name="T33_188" style:family="text">
      <style:text-properties fo:background-color="#ffffff" fo:color="#252525"/>
    </style:style>
    <style:style style:name="T33_189" style:family="text">
      <style:text-properties fo:background-color="#ffffff" fo:color="#252525"/>
    </style:style>
    <style:style style:name="T33_190" style:family="text">
      <style:text-properties fo:background-color="#ffffff" fo:color="#252525"/>
    </style:style>
    <style:style style:name="T33_191" style:family="text">
      <style:text-properties fo:background-color="#ffffff" fo:color="#252525"/>
    </style:style>
    <style:style style:name="T33_192" style:family="text">
      <style:text-properties fo:background-color="#ffffff" fo:color="#252525"/>
    </style:style>
    <style:style style:name="T33_193" style:family="text">
      <style:text-properties fo:background-color="#ffffff" fo:color="#252525"/>
    </style:style>
    <style:style style:name="T33_194" style:family="text">
      <style:text-properties fo:background-color="#ffffff" fo:color="#252525"/>
    </style:style>
    <style:style style:name="T33_195" style:family="text">
      <style:text-properties fo:background-color="#ffffff" fo:color="#252525"/>
    </style:style>
    <style:style style:name="T33_196" style:family="text">
      <style:text-properties fo:background-color="#ffffff" fo:color="#252525"/>
    </style:style>
    <style:style style:name="T33_197" style:family="text">
      <style:text-properties fo:background-color="#ffffff" fo:color="#252525"/>
    </style:style>
    <style:style style:name="T33_198" style:family="text">
      <style:text-properties fo:background-color="#ffffff" fo:color="#252525"/>
    </style:style>
    <style:style style:name="T33_199" style:family="text">
      <style:text-properties fo:background-color="#ffffff" fo:color="#252525"/>
    </style:style>
    <style:style style:name="T33_200" style:family="text">
      <style:text-properties fo:background-color="#ffffff" fo:color="#252525"/>
    </style:style>
    <style:style style:name="T33_201" style:family="text">
      <style:text-properties fo:background-color="#ffffff" fo:color="#252525"/>
    </style:style>
    <style:style style:name="T33_202" style:family="text">
      <style:text-properties fo:background-color="#ffffff" fo:color="#252525"/>
    </style:style>
    <style:style style:name="T33_203" style:family="text">
      <style:text-properties fo:background-color="#ffffff" fo:color="#252525"/>
    </style:style>
    <style:style style:name="T33_204" style:family="text">
      <style:text-properties fo:background-color="#ffffff" fo:color="#252525"/>
    </style:style>
    <style:style style:name="T33_205" style:family="text">
      <style:text-properties fo:background-color="#ffffff" fo:color="#252525"/>
    </style:style>
    <style:style style:name="T33_206" style:family="text">
      <style:text-properties fo:background-color="#ffffff" fo:color="#252525"/>
    </style:style>
    <style:style style:name="T33_207" style:family="text">
      <style:text-properties fo:background-color="#ffffff" fo:color="#252525"/>
    </style:style>
    <style:style style:name="T33_208" style:family="text">
      <style:text-properties fo:background-color="#ffffff" fo:color="#252525"/>
    </style:style>
    <style:style style:name="T33_209" style:family="text">
      <style:text-properties fo:background-color="#ffffff" fo:color="#252525"/>
    </style:style>
    <style:style style:name="T33_210" style:family="text">
      <style:text-properties fo:background-color="#ffffff" fo:color="#252525"/>
    </style:style>
    <style:style style:name="T33_211" style:family="text">
      <style:text-properties fo:background-color="#ffffff" fo:color="#252525"/>
    </style:style>
    <style:style style:name="T33_212" style:family="text">
      <style:text-properties fo:background-color="#ffffff" fo:color="#252525"/>
    </style:style>
    <style:style style:name="T33_213" style:family="text">
      <style:text-properties fo:background-color="#ffffff" fo:color="#252525"/>
    </style:style>
    <style:style style:name="T33_214" style:family="text">
      <style:text-properties fo:background-color="#ffffff" fo:color="#252525"/>
    </style:style>
    <style:style style:name="T33_215" style:family="text">
      <style:text-properties fo:background-color="#ffffff" fo:color="#252525"/>
    </style:style>
    <style:style style:name="T33_216" style:family="text">
      <style:text-properties fo:background-color="#ffffff" fo:color="#252525"/>
    </style:style>
    <style:style style:name="T33_217" style:family="text">
      <style:text-properties fo:background-color="#ffffff" fo:color="#252525"/>
    </style:style>
    <style:style style:name="T33_218" style:family="text">
      <style:text-properties fo:background-color="#ffffff" fo:color="#252525"/>
    </style:style>
    <style:style style:name="T33_219" style:family="text">
      <style:text-properties fo:background-color="#ffffff" fo:color="#252525"/>
    </style:style>
    <style:style style:name="T33_220" style:family="text">
      <style:text-properties fo:background-color="#ffffff" fo:color="#252525"/>
    </style:style>
    <style:style style:name="T33_221" style:family="text">
      <style:text-properties fo:background-color="#ffffff" fo:color="#252525"/>
    </style:style>
    <style:style style:name="T33_222" style:family="text">
      <style:text-properties fo:background-color="#ffffff" fo:color="#252525"/>
    </style:style>
    <style:style style:name="T33_223" style:family="text">
      <style:text-properties fo:background-color="#ffffff" fo:color="#252525"/>
    </style:style>
    <style:style style:name="T33_224" style:family="text">
      <style:text-properties fo:background-color="#ffffff" fo:color="#252525"/>
    </style:style>
    <style:style style:name="P34" style:family="paragraph" style:parent-style-name="Standard">
      <style:paragraph-properties fo:text-align="justify" fo:break-before="auto" fo:line-height="115%" fo:margin-bottom="0.353cm" style:writing-mode="lr-tb"/>
    </style:style>
    <style:style style:name="T34_1" style:family="text">
      <style:text-properties fo:background-color="#ffffff" fo:color="#252525"/>
    </style:style>
    <style:style style:name="T34_2" style:family="text">
      <style:text-properties fo:background-color="#ffffff" fo:color="#252525"/>
    </style:style>
    <style:style style:name="T34_3" style:family="text">
      <style:text-properties fo:background-color="#ffffff" fo:color="#252525"/>
    </style:style>
    <style:style style:name="T34_4" style:family="text">
      <style:text-properties fo:background-color="#ffffff" fo:color="#252525"/>
    </style:style>
    <style:style style:name="T34_5" style:family="text">
      <style:text-properties fo:background-color="#ffffff" fo:color="#252525"/>
    </style:style>
    <style:style style:name="T34_6" style:family="text">
      <style:text-properties fo:background-color="#ffffff" fo:color="#252525"/>
    </style:style>
    <style:style style:name="T34_7" style:family="text">
      <style:text-properties fo:background-color="#ffffff" fo:color="#252525"/>
    </style:style>
    <style:style style:name="T34_8" style:family="text">
      <style:text-properties fo:background-color="#ffffff" fo:color="#252525"/>
    </style:style>
    <style:style style:name="T34_9" style:family="text">
      <style:text-properties fo:background-color="#ffffff" fo:color="#252525"/>
    </style:style>
    <style:style style:name="T34_10" style:family="text">
      <style:text-properties fo:background-color="#ffffff" fo:color="#252525"/>
    </style:style>
    <style:style style:name="T34_11" style:family="text">
      <style:text-properties fo:background-color="#ffffff" fo:color="#252525"/>
    </style:style>
    <style:style style:name="T34_12" style:family="text">
      <style:text-properties fo:background-color="#ffffff" fo:color="#252525"/>
    </style:style>
    <style:style style:name="T34_13" style:family="text">
      <style:text-properties fo:background-color="#ffffff" fo:color="#252525"/>
    </style:style>
    <style:style style:name="T34_14" style:family="text">
      <style:text-properties fo:background-color="#ffffff" fo:color="#252525"/>
    </style:style>
    <style:style style:name="T34_15" style:family="text">
      <style:text-properties fo:background-color="#ffffff" fo:color="#252525"/>
    </style:style>
    <style:style style:name="T34_16" style:family="text">
      <style:text-properties fo:background-color="#ffffff" fo:color="#252525"/>
    </style:style>
    <style:style style:name="T34_17" style:family="text">
      <style:text-properties fo:background-color="#ffffff" fo:color="#252525"/>
    </style:style>
    <style:style style:name="T34_18" style:family="text">
      <style:text-properties fo:background-color="#ffffff" fo:color="#252525"/>
    </style:style>
    <style:style style:name="T34_19" style:family="text">
      <style:text-properties fo:background-color="#ffffff" fo:color="#252525"/>
    </style:style>
    <style:style style:name="T34_20" style:family="text">
      <style:text-properties fo:background-color="#ffffff" fo:color="#252525"/>
    </style:style>
    <style:style style:name="T34_21" style:family="text">
      <style:text-properties fo:background-color="#ffffff" fo:color="#252525"/>
    </style:style>
    <style:style style:name="T34_22" style:family="text">
      <style:text-properties fo:background-color="#ffffff" fo:color="#252525"/>
    </style:style>
    <style:style style:name="T34_23" style:family="text">
      <style:text-properties fo:background-color="#ffffff" fo:color="#252525"/>
    </style:style>
    <style:style style:name="T34_24" style:family="text">
      <style:text-properties fo:background-color="#ffffff" fo:color="#252525"/>
    </style:style>
    <style:style style:name="T34_25" style:family="text">
      <style:text-properties fo:background-color="#ffffff" fo:color="#252525"/>
    </style:style>
    <style:style style:name="T34_26" style:family="text">
      <style:text-properties fo:background-color="#ffffff" fo:color="#252525"/>
    </style:style>
    <style:style style:name="T34_27" style:family="text">
      <style:text-properties fo:background-color="#ffffff" fo:color="#252525"/>
    </style:style>
    <style:style style:name="T34_28" style:family="text">
      <style:text-properties fo:background-color="#ffffff" fo:color="#252525"/>
    </style:style>
    <style:style style:name="T34_29" style:family="text">
      <style:text-properties fo:background-color="#ffffff" fo:color="#252525"/>
    </style:style>
    <style:style style:name="T34_30" style:family="text">
      <style:text-properties fo:background-color="#ffffff" fo:color="#252525"/>
    </style:style>
    <style:style style:name="T34_31" style:family="text">
      <style:text-properties fo:background-color="#ffffff" fo:color="#252525"/>
    </style:style>
    <style:style style:name="T34_32" style:family="text">
      <style:text-properties fo:background-color="#ffffff" fo:color="#252525"/>
    </style:style>
    <style:style style:name="T34_33" style:family="text">
      <style:text-properties fo:background-color="#ffffff" fo:color="#252525"/>
    </style:style>
    <style:style style:name="T34_34" style:family="text">
      <style:text-properties fo:background-color="#ffffff" fo:color="#252525"/>
    </style:style>
    <style:style style:name="T34_35" style:family="text">
      <style:text-properties fo:background-color="#ffffff" fo:color="#252525"/>
    </style:style>
    <style:style style:name="T34_36" style:family="text">
      <style:text-properties fo:background-color="#ffffff" fo:color="#252525"/>
    </style:style>
    <style:style style:name="T34_37" style:family="text">
      <style:text-properties fo:background-color="#ffffff" fo:color="#252525"/>
    </style:style>
    <style:style style:name="T34_38" style:family="text">
      <style:text-properties fo:background-color="#ffffff" fo:color="#252525"/>
    </style:style>
    <style:style style:name="T34_39" style:family="text">
      <style:text-properties fo:background-color="#ffffff" fo:color="#252525"/>
    </style:style>
    <style:style style:name="T34_40" style:family="text">
      <style:text-properties fo:background-color="#ffffff" fo:color="#252525"/>
    </style:style>
    <style:style style:name="T34_41" style:family="text">
      <style:text-properties fo:background-color="#ffffff" fo:color="#252525"/>
    </style:style>
    <style:style style:name="T34_42" style:family="text">
      <style:text-properties fo:background-color="#ffffff" fo:color="#252525"/>
    </style:style>
    <style:style style:name="T34_43" style:family="text">
      <style:text-properties fo:background-color="#ffffff" fo:color="#252525"/>
    </style:style>
    <style:style style:name="T34_44" style:family="text">
      <style:text-properties fo:background-color="#ffffff" fo:color="#252525"/>
    </style:style>
    <style:style style:name="T34_45" style:family="text">
      <style:text-properties fo:background-color="#ffffff" fo:color="#252525"/>
    </style:style>
    <style:style style:name="T34_46" style:family="text">
      <style:text-properties fo:background-color="#ffffff" fo:color="#252525"/>
    </style:style>
    <style:style style:name="T34_47" style:family="text">
      <style:text-properties fo:background-color="#ffffff" fo:color="#252525"/>
    </style:style>
    <style:style style:name="T34_48" style:family="text">
      <style:text-properties fo:background-color="#ffffff" fo:color="#252525"/>
    </style:style>
    <style:style style:name="T34_49" style:family="text">
      <style:text-properties fo:background-color="#ffffff" fo:color="#252525"/>
    </style:style>
    <style:style style:name="T34_50" style:family="text">
      <style:text-properties fo:background-color="#ffffff" fo:color="#252525"/>
    </style:style>
    <style:style style:name="T34_51" style:family="text">
      <style:text-properties fo:background-color="#ffffff" fo:color="#252525"/>
    </style:style>
    <style:style style:name="T34_52" style:family="text">
      <style:text-properties fo:background-color="#ffffff" fo:color="#252525"/>
    </style:style>
    <style:style style:name="T34_53" style:family="text">
      <style:text-properties fo:background-color="#ffffff" fo:color="#252525"/>
    </style:style>
    <style:style style:name="T34_54" style:family="text">
      <style:text-properties fo:background-color="#ffffff" fo:color="#252525"/>
    </style:style>
    <style:style style:name="T34_55" style:family="text">
      <style:text-properties fo:background-color="#ffffff" fo:color="#252525"/>
    </style:style>
    <style:style style:name="T34_56" style:family="text">
      <style:text-properties fo:background-color="#ffffff" fo:color="#252525"/>
    </style:style>
    <style:style style:name="T34_57" style:family="text">
      <style:text-properties fo:background-color="#ffffff" fo:color="#252525"/>
    </style:style>
    <style:style style:name="T34_58" style:family="text">
      <style:text-properties fo:background-color="#ffffff" fo:color="#252525"/>
    </style:style>
    <style:style style:name="T34_59" style:family="text">
      <style:text-properties fo:background-color="#ffffff" fo:color="#252525"/>
    </style:style>
    <style:style style:name="T34_60" style:family="text">
      <style:text-properties fo:background-color="#ffffff" fo:color="#252525"/>
    </style:style>
    <style:style style:name="T34_61" style:family="text">
      <style:text-properties fo:background-color="#ffffff" fo:color="#252525"/>
    </style:style>
    <style:style style:name="T34_62" style:family="text">
      <style:text-properties fo:background-color="#ffffff" fo:color="#252525"/>
    </style:style>
    <style:style style:name="T34_63" style:family="text">
      <style:text-properties fo:background-color="#ffffff" fo:color="#252525"/>
    </style:style>
    <style:style style:name="T34_64" style:family="text">
      <style:text-properties fo:background-color="#ffffff" fo:color="#252525"/>
    </style:style>
    <style:style style:name="T34_65" style:family="text">
      <style:text-properties fo:background-color="#ffffff" fo:color="#252525"/>
    </style:style>
    <style:style style:name="T34_66" style:family="text">
      <style:text-properties fo:background-color="#ffffff" fo:color="#252525"/>
    </style:style>
    <style:style style:name="T34_67" style:family="text">
      <style:text-properties fo:background-color="#ffffff" fo:color="#252525"/>
    </style:style>
    <style:style style:name="T34_68" style:family="text">
      <style:text-properties fo:background-color="#ffffff" fo:color="#252525"/>
    </style:style>
    <style:style style:name="T34_69" style:family="text">
      <style:text-properties fo:background-color="#ffffff" fo:color="#252525"/>
    </style:style>
    <style:style style:name="T34_70" style:family="text">
      <style:text-properties fo:background-color="#ffffff" fo:color="#252525"/>
    </style:style>
    <style:style style:name="T34_71" style:family="text">
      <style:text-properties fo:background-color="#ffffff" fo:color="#252525"/>
    </style:style>
    <style:style style:name="T34_72" style:family="text">
      <style:text-properties fo:background-color="#ffffff" fo:color="#252525"/>
    </style:style>
    <style:style style:name="T34_73" style:family="text">
      <style:text-properties fo:background-color="#ffffff" fo:color="#252525"/>
    </style:style>
    <style:style style:name="T34_74" style:family="text">
      <style:text-properties fo:background-color="#ffffff" fo:color="#252525"/>
    </style:style>
    <style:style style:name="T34_75" style:family="text">
      <style:text-properties fo:background-color="#ffffff" fo:color="#252525"/>
    </style:style>
    <style:style style:name="T34_76" style:family="text">
      <style:text-properties fo:background-color="#ffffff" fo:color="#252525"/>
    </style:style>
    <style:style style:name="T34_77" style:family="text">
      <style:text-properties fo:background-color="#ffffff" fo:color="#252525"/>
    </style:style>
    <style:style style:name="T34_78" style:family="text">
      <style:text-properties fo:background-color="#ffffff" fo:color="#252525"/>
    </style:style>
    <style:style style:name="T34_79" style:family="text">
      <style:text-properties fo:background-color="#ffffff" fo:color="#252525"/>
    </style:style>
    <style:style style:name="T34_80" style:family="text">
      <style:text-properties fo:background-color="#ffffff" fo:color="#252525"/>
    </style:style>
    <style:style style:name="T34_81" style:family="text">
      <style:text-properties fo:background-color="#ffffff" fo:color="#252525"/>
    </style:style>
    <style:style style:name="T34_82" style:family="text">
      <style:text-properties fo:background-color="#ffffff" fo:color="#252525"/>
    </style:style>
    <style:style style:name="T34_83" style:family="text">
      <style:text-properties fo:background-color="#ffffff" fo:color="#252525"/>
    </style:style>
    <style:style style:name="T34_84" style:family="text">
      <style:text-properties fo:background-color="#ffffff" fo:color="#252525"/>
    </style:style>
    <style:style style:name="T34_85" style:family="text">
      <style:text-properties fo:background-color="#ffffff" fo:color="#252525"/>
    </style:style>
    <style:style style:name="T34_86" style:family="text">
      <style:text-properties fo:background-color="#ffffff" fo:color="#252525"/>
    </style:style>
    <style:style style:name="T34_87" style:family="text">
      <style:text-properties fo:background-color="#ffffff" fo:color="#252525"/>
    </style:style>
    <style:style style:name="T34_88" style:family="text">
      <style:text-properties fo:background-color="#ffffff" fo:color="#252525"/>
    </style:style>
    <style:style style:name="T34_89" style:family="text">
      <style:text-properties fo:background-color="#ffffff" fo:color="#252525"/>
    </style:style>
    <style:style style:name="T34_90" style:family="text">
      <style:text-properties fo:background-color="#ffffff" fo:color="#252525"/>
    </style:style>
    <style:style style:name="T34_91" style:family="text">
      <style:text-properties fo:background-color="#ffffff" fo:color="#252525"/>
    </style:style>
    <style:style style:name="T34_92" style:family="text">
      <style:text-properties fo:background-color="#ffffff" fo:color="#252525"/>
    </style:style>
    <style:style style:name="T34_93" style:family="text">
      <style:text-properties fo:background-color="#ffffff" fo:color="#252525"/>
    </style:style>
    <style:style style:name="T34_94" style:family="text">
      <style:text-properties fo:background-color="#ffffff" fo:color="#252525"/>
    </style:style>
    <style:style style:name="T34_95" style:family="text">
      <style:text-properties fo:background-color="#ffffff" fo:color="#252525"/>
    </style:style>
    <style:style style:name="T34_96" style:family="text">
      <style:text-properties fo:background-color="#ffffff" fo:color="#252525"/>
    </style:style>
    <style:style style:name="T34_97" style:family="text">
      <style:text-properties fo:background-color="#ffffff" fo:color="#252525"/>
    </style:style>
    <style:style style:name="T34_98" style:family="text">
      <style:text-properties fo:background-color="#ffffff" fo:color="#252525"/>
    </style:style>
    <style:style style:name="T34_99" style:family="text">
      <style:text-properties fo:background-color="#ffffff" fo:color="#252525"/>
    </style:style>
    <style:style style:name="T34_100" style:family="text">
      <style:text-properties fo:background-color="#ffffff" fo:color="#252525"/>
    </style:style>
    <style:style style:name="T34_101" style:family="text">
      <style:text-properties fo:background-color="#ffffff" fo:color="#252525"/>
    </style:style>
    <style:style style:name="T34_102" style:family="text">
      <style:text-properties fo:background-color="#ffffff" fo:color="#252525"/>
    </style:style>
    <style:style style:name="T34_103" style:family="text">
      <style:text-properties fo:background-color="#ffffff" fo:color="#252525"/>
    </style:style>
    <style:style style:name="T34_104" style:family="text">
      <style:text-properties fo:background-color="#ffffff" fo:color="#252525"/>
    </style:style>
    <style:style style:name="T34_105" style:family="text">
      <style:text-properties fo:background-color="#ffffff" fo:color="#252525"/>
    </style:style>
    <style:style style:name="T34_106" style:family="text">
      <style:text-properties fo:background-color="#ffffff" fo:color="#252525"/>
    </style:style>
    <style:style style:name="T34_107" style:family="text">
      <style:text-properties fo:background-color="#ffffff" fo:color="#252525"/>
    </style:style>
    <style:style style:name="T34_108" style:family="text">
      <style:text-properties fo:background-color="#ffffff" fo:color="#252525"/>
    </style:style>
    <style:style style:name="T34_109" style:family="text">
      <style:text-properties fo:background-color="#ffffff" fo:color="#252525"/>
    </style:style>
    <style:style style:name="T34_110" style:family="text">
      <style:text-properties fo:background-color="#ffffff" fo:color="#252525"/>
    </style:style>
    <style:style style:name="T34_111" style:family="text">
      <style:text-properties fo:background-color="#ffffff" fo:color="#252525"/>
    </style:style>
    <style:style style:name="T34_112" style:family="text">
      <style:text-properties fo:background-color="#ffffff" fo:color="#252525"/>
    </style:style>
    <style:style style:name="T34_113" style:family="text">
      <style:text-properties fo:background-color="#ffffff" fo:color="#252525"/>
    </style:style>
    <style:style style:name="T34_114" style:family="text">
      <style:text-properties fo:background-color="#ffffff" fo:color="#252525"/>
    </style:style>
    <style:style style:name="T34_115" style:family="text">
      <style:text-properties fo:background-color="#ffffff" fo:color="#252525"/>
    </style:style>
    <style:style style:name="T34_116" style:family="text">
      <style:text-properties fo:background-color="#ffffff" fo:color="#252525"/>
    </style:style>
    <style:style style:name="T34_117" style:family="text">
      <style:text-properties fo:background-color="#ffffff" fo:color="#252525"/>
    </style:style>
    <style:style style:name="T34_118" style:family="text">
      <style:text-properties fo:background-color="#ffffff" fo:color="#252525"/>
    </style:style>
    <style:style style:name="T34_119" style:family="text">
      <style:text-properties fo:background-color="#ffffff" fo:color="#252525"/>
    </style:style>
    <style:style style:name="T34_120" style:family="text">
      <style:text-properties fo:background-color="#ffffff" fo:color="#252525"/>
    </style:style>
    <style:style style:name="T34_121" style:family="text">
      <style:text-properties fo:background-color="#ffffff" fo:color="#252525"/>
    </style:style>
    <style:style style:name="T34_122" style:family="text">
      <style:text-properties fo:background-color="#ffffff" fo:color="#252525"/>
    </style:style>
    <style:style style:name="T34_123" style:family="text">
      <style:text-properties fo:background-color="#ffffff" fo:color="#252525"/>
    </style:style>
    <style:style style:name="T34_124" style:family="text">
      <style:text-properties fo:background-color="#ffffff" fo:color="#252525"/>
    </style:style>
    <style:style style:name="P35" style:family="paragraph" style:parent-style-name="Heading_20_2">
      <style:paragraph-properties fo:text-align="justify" fo:break-before="auto" fo:line-height="115%" fo:margin-bottom="0.353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text-align="justify" fo:break-before="auto" fo:line-height="115%" fo:margin-bottom="0.353cm" style:writing-mode="lr-tb"/>
    </style:style>
    <style:style style:name="T36_1" style:family="text">
      <style:text-properties fo:background-color="#ffffff" fo:color="#252525"/>
    </style:style>
    <style:style style:name="T36_2" style:family="text">
      <style:text-properties fo:background-color="#ffffff" fo:color="#252525"/>
    </style:style>
    <style:style style:name="T36_3" style:family="text">
      <style:text-properties fo:background-color="#ffffff" fo:color="#252525"/>
    </style:style>
    <style:style style:name="T36_4" style:family="text">
      <style:text-properties fo:background-color="#ffffff" fo:color="#252525"/>
    </style:style>
    <style:style style:name="T36_5" style:family="text">
      <style:text-properties fo:background-color="#ffffff" fo:color="#252525"/>
    </style:style>
    <style:style style:name="T36_6" style:family="text">
      <style:text-properties fo:background-color="#ffffff" fo:color="#252525"/>
    </style:style>
    <style:style style:name="T36_7" style:family="text">
      <style:text-properties fo:background-color="#ffffff" fo:color="#252525"/>
    </style:style>
    <style:style style:name="T36_8" style:family="text">
      <style:text-properties fo:background-color="#ffffff" fo:color="#252525"/>
    </style:style>
    <style:style style:name="T36_9" style:family="text">
      <style:text-properties fo:background-color="#ffffff" fo:color="#252525"/>
    </style:style>
    <style:style style:name="T36_10" style:family="text">
      <style:text-properties fo:background-color="#ffffff" fo:color="#252525"/>
    </style:style>
    <style:style style:name="T36_11" style:family="text">
      <style:text-properties fo:background-color="#ffffff" fo:color="#252525"/>
    </style:style>
    <style:style style:name="T36_12" style:family="text">
      <style:text-properties fo:background-color="#ffffff" fo:color="#252525"/>
    </style:style>
    <style:style style:name="T36_13" style:family="text">
      <style:text-properties fo:background-color="#ffffff" fo:color="#252525"/>
    </style:style>
    <style:style style:name="T36_14" style:family="text">
      <style:text-properties fo:background-color="#ffffff" fo:color="#252525"/>
    </style:style>
    <style:style style:name="T36_15" style:family="text">
      <style:text-properties fo:background-color="#ffffff" fo:color="#252525"/>
    </style:style>
    <style:style style:name="T36_16" style:family="text">
      <style:text-properties fo:background-color="#ffffff" fo:color="#252525"/>
    </style:style>
    <style:style style:name="T36_17" style:family="text">
      <style:text-properties fo:background-color="#ffffff" fo:color="#252525"/>
    </style:style>
    <style:style style:name="T36_18" style:family="text">
      <style:text-properties fo:background-color="#ffffff" fo:color="#252525"/>
    </style:style>
    <style:style style:name="T36_19" style:family="text">
      <style:text-properties fo:background-color="#ffffff" fo:color="#252525"/>
    </style:style>
    <style:style style:name="T36_20" style:family="text">
      <style:text-properties fo:background-color="#ffffff" fo:color="#252525"/>
    </style:style>
    <style:style style:name="T36_21" style:family="text">
      <style:text-properties fo:background-color="#ffffff" fo:color="#252525"/>
    </style:style>
    <style:style style:name="T36_22" style:family="text">
      <style:text-properties fo:background-color="#ffffff" fo:color="#252525"/>
    </style:style>
    <style:style style:name="T36_23" style:family="text">
      <style:text-properties fo:background-color="#ffffff" fo:color="#252525"/>
    </style:style>
    <style:style style:name="T36_24" style:family="text">
      <style:text-properties fo:background-color="#ffffff" fo:color="#252525"/>
    </style:style>
    <style:style style:name="T36_25" style:family="text">
      <style:text-properties fo:background-color="#ffffff" fo:color="#252525"/>
    </style:style>
    <style:style style:name="T36_26" style:family="text">
      <style:text-properties fo:background-color="#ffffff" fo:color="#252525"/>
    </style:style>
    <style:style style:name="T36_27" style:family="text">
      <style:text-properties fo:background-color="#ffffff" fo:color="#252525"/>
    </style:style>
    <style:style style:name="T36_28" style:family="text">
      <style:text-properties fo:background-color="#ffffff" fo:color="#252525"/>
    </style:style>
    <style:style style:name="T36_29" style:family="text">
      <style:text-properties fo:background-color="#ffffff" fo:color="#252525"/>
    </style:style>
    <style:style style:name="T36_30" style:family="text">
      <style:text-properties fo:background-color="#ffffff" fo:color="#252525"/>
    </style:style>
    <style:style style:name="T36_31" style:family="text">
      <style:text-properties fo:background-color="#ffffff" fo:color="#252525"/>
    </style:style>
    <style:style style:name="T36_32" style:family="text">
      <style:text-properties fo:background-color="#ffffff" fo:color="#252525"/>
    </style:style>
    <style:style style:name="T36_33" style:family="text">
      <style:text-properties fo:background-color="#ffffff" fo:color="#252525"/>
    </style:style>
    <style:style style:name="T36_34" style:family="text">
      <style:text-properties fo:background-color="#ffffff" fo:color="#252525"/>
    </style:style>
    <style:style style:name="T36_35" style:family="text">
      <style:text-properties fo:background-color="#ffffff" fo:color="#252525"/>
    </style:style>
    <style:style style:name="T36_36" style:family="text">
      <style:text-properties fo:background-color="#ffffff" fo:color="#252525"/>
    </style:style>
    <style:style style:name="T36_37" style:family="text">
      <style:text-properties fo:background-color="#ffffff" fo:color="#252525"/>
    </style:style>
    <style:style style:name="T36_38" style:family="text">
      <style:text-properties fo:background-color="#ffffff" fo:color="#252525"/>
    </style:style>
    <style:style style:name="T36_39" style:family="text">
      <style:text-properties fo:background-color="#ffffff" fo:color="#252525"/>
    </style:style>
    <style:style style:name="T36_40" style:family="text">
      <style:text-properties fo:background-color="#ffffff" fo:color="#252525"/>
    </style:style>
    <style:style style:name="T36_41" style:family="text">
      <style:text-properties fo:background-color="#ffffff" fo:color="#252525"/>
    </style:style>
    <style:style style:name="T36_42" style:family="text">
      <style:text-properties fo:background-color="#ffffff" fo:color="#252525"/>
    </style:style>
    <style:style style:name="T36_43" style:family="text">
      <style:text-properties fo:background-color="#ffffff" fo:color="#252525"/>
    </style:style>
    <style:style style:name="T36_44" style:family="text">
      <style:text-properties fo:background-color="#ffffff" fo:color="#252525"/>
    </style:style>
    <style:style style:name="T36_45" style:family="text">
      <style:text-properties fo:background-color="#ffffff" fo:color="#252525"/>
    </style:style>
    <style:style style:name="T36_46" style:family="text">
      <style:text-properties fo:background-color="#ffffff" fo:color="#252525"/>
    </style:style>
    <style:style style:name="T36_47" style:family="text">
      <style:text-properties fo:background-color="#ffffff" fo:color="#252525"/>
    </style:style>
    <style:style style:name="T36_48" style:family="text">
      <style:text-properties fo:background-color="#ffffff" fo:color="#252525"/>
    </style:style>
    <style:style style:name="T36_49" style:family="text">
      <style:text-properties fo:background-color="#ffffff" fo:color="#252525"/>
    </style:style>
    <style:style style:name="T36_50" style:family="text">
      <style:text-properties fo:background-color="#ffffff" fo:color="#252525"/>
    </style:style>
    <style:style style:name="T36_51" style:family="text">
      <style:text-properties fo:background-color="#ffffff" fo:color="#252525"/>
    </style:style>
    <style:style style:name="T36_52" style:family="text">
      <style:text-properties fo:background-color="#ffffff" fo:color="#252525"/>
    </style:style>
    <style:style style:name="T36_53" style:family="text">
      <style:text-properties fo:background-color="#ffffff" fo:color="#252525"/>
    </style:style>
    <style:style style:name="T36_54" style:family="text">
      <style:text-properties fo:background-color="#ffffff" fo:color="#252525"/>
    </style:style>
    <style:style style:name="T36_55" style:family="text">
      <style:text-properties fo:background-color="#ffffff" fo:color="#252525"/>
    </style:style>
    <style:style style:name="T36_56" style:family="text">
      <style:text-properties fo:background-color="#ffffff" fo:color="#252525"/>
    </style:style>
    <style:style style:name="T36_57" style:family="text">
      <style:text-properties fo:background-color="#ffffff" fo:color="#252525"/>
    </style:style>
    <style:style style:name="T36_58" style:family="text">
      <style:text-properties fo:background-color="#ffffff" fo:color="#252525"/>
    </style:style>
    <style:style style:name="T36_59" style:family="text">
      <style:text-properties fo:background-color="#ffffff" fo:color="#252525"/>
    </style:style>
    <style:style style:name="T36_60" style:family="text">
      <style:text-properties fo:background-color="#ffffff" fo:color="#252525"/>
    </style:style>
    <style:style style:name="T36_61" style:family="text">
      <style:text-properties fo:background-color="#ffffff" fo:color="#252525"/>
    </style:style>
    <style:style style:name="T36_62" style:family="text">
      <style:text-properties fo:background-color="#ffffff" fo:color="#252525"/>
    </style:style>
    <style:style style:name="T36_63" style:family="text">
      <style:text-properties fo:background-color="#ffffff" fo:color="#252525"/>
    </style:style>
    <style:style style:name="T36_64" style:family="text">
      <style:text-properties fo:background-color="#ffffff" fo:color="#252525"/>
    </style:style>
    <style:style style:name="T36_65" style:family="text">
      <style:text-properties fo:background-color="#ffffff" fo:color="#252525"/>
    </style:style>
    <style:style style:name="T36_66" style:family="text">
      <style:text-properties fo:background-color="#ffffff" fo:color="#252525"/>
    </style:style>
    <style:style style:name="T36_67" style:family="text">
      <style:text-properties fo:background-color="#ffffff" fo:color="#252525"/>
    </style:style>
    <style:style style:name="T36_68" style:family="text">
      <style:text-properties fo:background-color="#ffffff" fo:color="#252525"/>
    </style:style>
    <style:style style:name="T36_69" style:family="text">
      <style:text-properties fo:background-color="#ffffff" fo:color="#252525"/>
    </style:style>
    <style:style style:name="T36_70" style:family="text">
      <style:text-properties fo:background-color="#ffffff" fo:color="#252525"/>
    </style:style>
    <style:style style:name="T36_71" style:family="text">
      <style:text-properties fo:background-color="#ffffff" fo:color="#252525"/>
    </style:style>
    <style:style style:name="T36_72" style:family="text">
      <style:text-properties fo:background-color="#ffffff" fo:color="#252525"/>
    </style:style>
    <style:style style:name="T36_73" style:family="text">
      <style:text-properties fo:background-color="#ffffff" fo:color="#252525"/>
    </style:style>
    <style:style style:name="T36_74" style:family="text">
      <style:text-properties fo:background-color="#ffffff" fo:color="#252525"/>
    </style:style>
    <style:style style:name="T36_75" style:family="text">
      <style:text-properties fo:background-color="#ffffff" fo:color="#252525"/>
    </style:style>
    <style:style style:name="T36_76" style:family="text">
      <style:text-properties fo:background-color="#ffffff" fo:color="#252525"/>
    </style:style>
    <style:style style:name="T36_77" style:family="text">
      <style:text-properties fo:background-color="#ffffff" fo:color="#252525"/>
    </style:style>
    <style:style style:name="T36_78" style:family="text">
      <style:text-properties fo:background-color="#ffffff" fo:color="#252525"/>
    </style:style>
    <style:style style:name="T36_79" style:family="text">
      <style:text-properties fo:background-color="#ffffff" fo:color="#252525"/>
    </style:style>
    <style:style style:name="T36_80" style:family="text">
      <style:text-properties fo:background-color="#ffffff" fo:color="#252525"/>
    </style:style>
    <style:style style:name="T36_81" style:family="text">
      <style:text-properties fo:background-color="#ffffff" fo:color="#252525"/>
    </style:style>
    <style:style style:name="T36_82" style:family="text">
      <style:text-properties fo:background-color="#ffffff" fo:color="#252525"/>
    </style:style>
    <style:style style:name="T36_83" style:family="text">
      <style:text-properties fo:background-color="#ffffff" fo:color="#252525"/>
    </style:style>
    <style:style style:name="T36_84" style:family="text">
      <style:text-properties fo:background-color="#ffffff" fo:color="#252525"/>
    </style:style>
    <style:style style:name="T36_85" style:family="text">
      <style:text-properties fo:background-color="#ffffff" fo:color="#252525"/>
    </style:style>
    <style:style style:name="T36_86" style:family="text">
      <style:text-properties fo:background-color="#ffffff" fo:color="#252525"/>
    </style:style>
    <style:style style:name="T36_87" style:family="text">
      <style:text-properties fo:background-color="#ffffff" fo:color="#252525"/>
    </style:style>
    <style:style style:name="T36_88" style:family="text">
      <style:text-properties fo:background-color="#ffffff" fo:color="#252525"/>
    </style:style>
    <style:style style:name="T36_89" style:family="text">
      <style:text-properties fo:background-color="#ffffff" fo:color="#252525"/>
    </style:style>
    <style:style style:name="T36_90" style:family="text">
      <style:text-properties fo:background-color="#ffffff" fo:color="#252525"/>
    </style:style>
    <style:style style:name="T36_91" style:family="text">
      <style:text-properties fo:background-color="#ffffff" fo:color="#252525"/>
    </style:style>
    <style:style style:name="T36_92" style:family="text">
      <style:text-properties fo:background-color="#ffffff" fo:color="#252525"/>
    </style:style>
    <style:style style:name="T36_93" style:family="text">
      <style:text-properties fo:background-color="#ffffff" fo:color="#252525"/>
    </style:style>
    <style:style style:name="T36_94" style:family="text">
      <style:text-properties fo:background-color="#ffffff" fo:color="#252525"/>
    </style:style>
    <style:style style:name="T36_95" style:family="text">
      <style:text-properties fo:background-color="#ffffff" fo:color="#252525"/>
    </style:style>
    <style:style style:name="T36_96" style:family="text">
      <style:text-properties fo:background-color="#ffffff" fo:color="#252525"/>
    </style:style>
    <style:style style:name="T36_97" style:family="text">
      <style:text-properties fo:background-color="#ffffff" fo:color="#252525"/>
    </style:style>
    <style:style style:name="T36_98" style:family="text">
      <style:text-properties fo:background-color="#ffffff" fo:color="#252525"/>
    </style:style>
    <style:style style:name="T36_99" style:family="text">
      <style:text-properties fo:background-color="#ffffff" fo:color="#252525"/>
    </style:style>
    <style:style style:name="T36_100" style:family="text">
      <style:text-properties fo:background-color="#ffffff" fo:color="#252525"/>
    </style:style>
    <style:style style:name="T36_101" style:family="text">
      <style:text-properties fo:background-color="#ffffff" fo:color="#252525"/>
    </style:style>
    <style:style style:name="T36_102" style:family="text">
      <style:text-properties fo:background-color="#ffffff" fo:color="#252525"/>
    </style:style>
    <style:style style:name="T36_103" style:family="text">
      <style:text-properties fo:background-color="#ffffff" fo:color="#252525"/>
    </style:style>
    <style:style style:name="T36_104" style:family="text">
      <style:text-properties fo:background-color="#ffffff" fo:color="#252525"/>
    </style:style>
    <style:style style:name="T36_105" style:family="text">
      <style:text-properties fo:background-color="#ffffff" fo:color="#252525"/>
    </style:style>
    <style:style style:name="T36_106" style:family="text">
      <style:text-properties fo:background-color="#ffffff" fo:color="#252525"/>
    </style:style>
    <style:style style:name="T36_107" style:family="text">
      <style:text-properties fo:background-color="#ffffff" fo:color="#252525"/>
    </style:style>
    <style:style style:name="T36_108" style:family="text">
      <style:text-properties fo:background-color="#ffffff" fo:color="#252525"/>
    </style:style>
    <style:style style:name="T36_109" style:family="text">
      <style:text-properties fo:background-color="#ffffff" fo:color="#252525"/>
    </style:style>
    <style:style style:name="T36_110" style:family="text">
      <style:text-properties fo:background-color="#ffffff" fo:color="#252525"/>
    </style:style>
    <style:style style:name="T36_111" style:family="text">
      <style:text-properties fo:background-color="#ffffff" fo:color="#252525"/>
    </style:style>
    <style:style style:name="T36_112" style:family="text">
      <style:text-properties fo:background-color="#ffffff" fo:color="#252525"/>
    </style:style>
    <style:style style:name="T36_113" style:family="text">
      <style:text-properties fo:background-color="#ffffff" fo:color="#252525"/>
    </style:style>
    <style:style style:name="T36_114" style:family="text">
      <style:text-properties fo:background-color="#ffffff" fo:color="#252525"/>
    </style:style>
    <style:style style:name="T36_115" style:family="text">
      <style:text-properties fo:background-color="#ffffff" fo:color="#252525"/>
    </style:style>
    <style:style style:name="T36_116" style:family="text">
      <style:text-properties fo:background-color="#ffffff" fo:color="#252525"/>
    </style:style>
    <style:style style:name="T36_117" style:family="text">
      <style:text-properties fo:background-color="#ffffff" fo:color="#252525"/>
    </style:style>
    <style:style style:name="T36_118" style:family="text">
      <style:text-properties fo:background-color="#ffffff" fo:color="#252525"/>
    </style:style>
    <style:style style:name="T36_119" style:family="text">
      <style:text-properties fo:background-color="#ffffff" fo:color="#252525"/>
    </style:style>
    <style:style style:name="T36_120" style:family="text">
      <style:text-properties fo:background-color="#ffffff" fo:color="#252525"/>
    </style:style>
    <style:style style:name="T36_121" style:family="text">
      <style:text-properties fo:background-color="#ffffff" fo:color="#252525"/>
    </style:style>
    <style:style style:name="T36_122" style:family="text">
      <style:text-properties fo:background-color="#ffffff" fo:color="#252525"/>
    </style:style>
    <style:style style:name="T36_123" style:family="text">
      <style:text-properties fo:background-color="#ffffff" fo:color="#252525"/>
    </style:style>
    <style:style style:name="T36_124" style:family="text">
      <style:text-properties fo:background-color="#ffffff" fo:color="#252525"/>
    </style:style>
    <style:style style:name="T36_125" style:family="text">
      <style:text-properties fo:background-color="#ffffff" fo:color="#252525"/>
    </style:style>
    <style:style style:name="T36_126" style:family="text">
      <style:text-properties fo:background-color="#ffffff" fo:color="#252525"/>
    </style:style>
    <style:style style:name="T36_127" style:family="text">
      <style:text-properties fo:background-color="#ffffff" fo:color="#252525"/>
    </style:style>
    <style:style style:name="T36_128" style:family="text">
      <style:text-properties fo:background-color="#ffffff" fo:color="#252525"/>
    </style:style>
    <style:style style:name="T36_129" style:family="text">
      <style:text-properties fo:background-color="#ffffff" fo:color="#252525"/>
    </style:style>
    <style:style style:name="T36_130" style:family="text">
      <style:text-properties fo:background-color="#ffffff" fo:color="#252525"/>
    </style:style>
    <style:style style:name="T36_131" style:family="text">
      <style:text-properties fo:background-color="#ffffff" fo:color="#252525"/>
    </style:style>
    <style:style style:name="T36_132" style:family="text">
      <style:text-properties fo:background-color="#ffffff" fo:color="#252525"/>
    </style:style>
    <style:style style:name="T36_133" style:family="text">
      <style:text-properties fo:background-color="#ffffff" fo:color="#252525"/>
    </style:style>
    <style:style style:name="T36_134" style:family="text">
      <style:text-properties fo:background-color="#ffffff" fo:color="#252525"/>
    </style:style>
    <style:style style:name="T36_135" style:family="text">
      <style:text-properties fo:background-color="#ffffff" fo:color="#252525"/>
    </style:style>
    <style:style style:name="T36_136" style:family="text">
      <style:text-properties fo:background-color="#ffffff" fo:color="#252525"/>
    </style:style>
    <style:style style:name="T36_137" style:family="text">
      <style:text-properties fo:background-color="#ffffff" fo:color="#252525"/>
    </style:style>
    <style:style style:name="T36_138" style:family="text">
      <style:text-properties fo:background-color="#ffffff" fo:color="#252525"/>
    </style:style>
    <style:style style:name="T36_139" style:family="text">
      <style:text-properties fo:background-color="#ffffff" fo:color="#252525"/>
    </style:style>
    <style:style style:name="T36_140" style:family="text">
      <style:text-properties fo:background-color="#ffffff" fo:color="#252525"/>
    </style:style>
    <style:style style:name="T36_141" style:family="text">
      <style:text-properties fo:background-color="#ffffff" fo:color="#252525"/>
    </style:style>
    <style:style style:name="T36_142" style:family="text">
      <style:text-properties fo:background-color="#ffffff" fo:color="#252525"/>
    </style:style>
    <style:style style:name="T36_143" style:family="text">
      <style:text-properties fo:background-color="#ffffff" fo:color="#252525"/>
    </style:style>
    <style:style style:name="T36_144" style:family="text">
      <style:text-properties fo:background-color="#ffffff" fo:color="#252525"/>
    </style:style>
    <style:style style:name="P37" style:family="paragraph" style:parent-style-name="Standard">
      <style:paragraph-properties fo:text-align="justify" fo:break-before="auto" fo:line-height="115%" fo:margin-bottom="0.353cm" style:writing-mode="lr-tb"/>
      <style:text-properties fo:background-color="#ffffff" fo:color="#252525"/>
    </style:style>
    <style:style style:name="P38" style:family="paragraph" style:parent-style-name="Standard">
      <style:paragraph-properties fo:text-align="justify" fo:break-before="auto" fo:line-height="115%" fo:margin-bottom="0.353cm" style:writing-mode="lr-tb"/>
    </style:style>
    <style:style style:name="T38_1" style:family="text">
      <style:text-properties fo:background-color="#ffffff" fo:color="#252525"/>
    </style:style>
    <style:style style:name="T38_2" style:family="text">
      <style:text-properties fo:background-color="#ffffff" fo:color="#252525"/>
    </style:style>
    <style:style style:name="P39" style:family="paragraph" style:parent-style-name="Standard">
      <style:paragraph-properties fo:text-align="justify" fo:break-before="auto" fo:line-height="115%" fo:margin-bottom="0.353cm" style:writing-mode="lr-tb"/>
    </style:style>
    <style:style style:name="T39_1" style:family="text"/>
    <style:style style:name="T39_2" style:family="text">
      <style:text-properties fo:background-color="#ffffff" fo:color="#1155cc" style:text-underline-style="solid" style:text-underline-color="font-color"/>
    </style:style>
    <style:style style:name="T39_3" style:family="text"/>
    <style:style style:name="T39_4" style:family="text">
      <style:text-properties fo:background-color="#ffffff" fo:color="#1155cc" style:text-underline-style="solid" style:text-underline-color="font-color"/>
    </style:style>
    <style:style style:name="T39_5" style:family="text"/>
    <style:style style:name="T39_6" style:family="text">
      <style:text-properties fo:background-color="#ffffff" fo:color="#1155cc" style:text-underline-style="solid" style:text-underline-color="font-color"/>
    </style:style>
    <style:style style:name="T39_7" style:family="text"/>
    <style:style style:name="T39_8" style:family="text">
      <style:text-properties fo:background-color="#ffffff" fo:color="#1155cc" style:text-underline-style="solid" style:text-underline-color="font-color"/>
    </style:style>
    <style:style style:name="T39_9" style:family="text"/>
    <style:style style:name="T39_10" style:family="text">
      <style:text-properties fo:background-color="#ffffff" fo:color="#1155cc" style:text-underline-style="solid" style:text-underline-color="font-color"/>
    </style:style>
    <style:style style:name="T39_11" style:family="text"/>
    <style:style style:name="T39_12" style:family="text">
      <style:text-properties fo:background-color="#ffffff" fo:color="#1155cc" style:text-underline-style="solid" style:text-underline-color="font-color"/>
    </style:style>
    <style:style style:name="T39_13" style:family="text"/>
    <style:style style:name="T39_14" style:family="text">
      <style:text-properties fo:background-color="#ffffff" fo:color="#1155cc" style:text-underline-style="solid" style:text-underline-color="font-color"/>
    </style:style>
    <style:style style:name="T39_15" style:family="text"/>
    <style:style style:name="T39_16" style:family="text">
      <style:text-properties fo:background-color="#ffffff" fo:color="#1155cc" style:text-underline-style="solid" style:text-underline-color="font-color"/>
    </style:style>
    <style:style style:name="T39_17" style:family="text"/>
    <style:style style:name="T39_18" style:family="text">
      <style:text-properties fo:background-color="#ffffff" fo:color="#1155cc" style:text-underline-style="solid" style:text-underline-color="font-color"/>
    </style:style>
    <style:style style:name="T39_19" style:family="text"/>
    <style:style style:name="T39_20" style:family="text">
      <style:text-properties fo:background-color="#ffffff" fo:color="#1155cc" style:text-underline-style="solid" style:text-underline-color="font-color"/>
    </style:style>
    <style:style style:name="T39_21" style:family="text"/>
    <style:style style:name="T39_22" style:family="text">
      <style:text-properties fo:background-color="#ffffff" fo:color="#1155cc" style:text-underline-style="solid" style:text-underline-color="font-color"/>
    </style:style>
    <style:style style:name="T39_23" style:family="text"/>
    <style:style style:name="T39_24" style:family="text">
      <style:text-properties fo:background-color="#ffffff" fo:color="#1155cc" style:text-underline-style="solid" style:text-underline-color="font-color"/>
    </style:style>
    <style:style style:name="T39_25" style:family="text"/>
    <style:style style:name="T39_26" style:family="text">
      <style:text-properties fo:background-color="#ffffff" fo:color="#1155cc" style:text-underline-style="solid" style:text-underline-color="font-color"/>
    </style:style>
    <style:style style:name="T39_27" style:family="text"/>
    <style:style style:name="T39_28" style:family="text">
      <style:text-properties fo:background-color="#ffffff" fo:color="#1155cc" style:text-underline-style="solid" style:text-underline-color="font-color"/>
    </style:style>
    <style:style style:name="T39_29" style:family="text"/>
    <style:style style:name="T39_30" style:family="text">
      <style:text-properties fo:background-color="#ffffff" fo:color="#1155cc" style:text-underline-style="solid" style:text-underline-color="font-color"/>
    </style:style>
    <style:style style:name="T39_31" style:family="text"/>
    <style:style style:name="T39_32" style:family="text">
      <style:text-properties fo:background-color="#ffffff" fo:color="#1155cc" style:text-underline-style="solid" style:text-underline-color="font-color"/>
    </style:style>
    <style:style style:name="P40" style:family="paragraph" style:parent-style-name="Standard">
      <style:paragraph-properties fo:text-align="justify" fo:break-before="auto" fo:line-height="115%" fo:margin-bottom="0.353cm" style:writing-mode="lr-tb"/>
    </style:style>
    <style:style style:name="T40_1" style:family="text"/>
    <style:style style:name="T40_2" style:family="text">
      <style:text-properties fo:background-color="#ffffff" fo:color="#1155cc" style:text-underline-style="solid" style:text-underline-color="font-color"/>
    </style:style>
    <style:style style:name="T40_3" style:family="text"/>
    <style:style style:name="T40_4" style:family="text">
      <style:text-properties fo:background-color="#ffffff" fo:color="#1155cc" style:text-underline-style="solid" style:text-underline-color="font-color"/>
    </style:style>
    <style:style style:name="T40_5" style:family="text"/>
    <style:style style:name="T40_6" style:family="text">
      <style:text-properties fo:background-color="#ffffff" fo:color="#1155cc" style:text-underline-style="solid" style:text-underline-color="font-color"/>
    </style:style>
    <style:style style:name="T40_7" style:family="text"/>
    <style:style style:name="T40_8" style:family="text">
      <style:text-properties fo:background-color="#ffffff" fo:color="#1155cc" style:text-underline-style="solid" style:text-underline-color="font-color"/>
    </style:style>
    <style:style style:name="T40_9" style:family="text"/>
    <style:style style:name="T40_10" style:family="text">
      <style:text-properties fo:background-color="#ffffff" fo:color="#1155cc" style:text-underline-style="solid" style:text-underline-color="font-color"/>
    </style:style>
    <style:style style:name="T40_11" style:family="text"/>
    <style:style style:name="T40_12" style:family="text">
      <style:text-properties fo:background-color="#ffffff" fo:color="#1155cc" style:text-underline-style="solid" style:text-underline-color="font-color"/>
    </style:style>
    <style:style style:name="T40_13" style:family="text"/>
    <style:style style:name="T40_14" style:family="text">
      <style:text-properties fo:background-color="#ffffff" fo:color="#1155cc" style:text-underline-style="solid" style:text-underline-color="font-color"/>
    </style:style>
    <style:style style:name="T40_15" style:family="text"/>
    <style:style style:name="T40_16" style:family="text">
      <style:text-properties fo:background-color="#ffffff" fo:color="#1155cc" style:text-underline-style="solid" style:text-underline-color="font-color"/>
    </style:style>
    <style:style style:name="T40_17" style:family="text"/>
    <style:style style:name="T40_18" style:family="text">
      <style:text-properties fo:background-color="#ffffff" fo:color="#1155cc" style:text-underline-style="solid" style:text-underline-color="font-color"/>
    </style:style>
    <style:style style:name="T40_19" style:family="text"/>
    <style:style style:name="T40_20" style:family="text">
      <style:text-properties fo:background-color="#ffffff" fo:color="#1155cc" style:text-underline-style="solid" style:text-underline-color="font-color"/>
    </style:style>
    <style:style style:name="T40_21" style:family="text"/>
    <style:style style:name="T40_22" style:family="text">
      <style:text-properties fo:background-color="#ffffff" fo:color="#1155cc" style:text-underline-style="solid" style:text-underline-color="font-color"/>
    </style:style>
    <style:style style:name="T40_23" style:family="text"/>
    <style:style style:name="T40_24" style:family="text">
      <style:text-properties fo:background-color="#ffffff" fo:color="#1155cc" style:text-underline-style="solid" style:text-underline-color="font-color"/>
    </style:style>
    <style:style style:name="T40_25" style:family="text"/>
    <style:style style:name="T40_26" style:family="text">
      <style:text-properties fo:background-color="#ffffff" fo:color="#1155cc" style:text-underline-style="solid" style:text-underline-color="font-color"/>
    </style:style>
    <style:style style:name="T40_27" style:family="text"/>
    <style:style style:name="T40_28" style:family="text">
      <style:text-properties fo:background-color="#ffffff" fo:color="#1155cc" style:text-underline-style="solid" style:text-underline-color="font-color"/>
    </style:style>
    <style:style style:name="T40_29" style:family="text"/>
    <style:style style:name="T40_30" style:family="text">
      <style:text-properties fo:background-color="#ffffff" fo:color="#1155cc" style:text-underline-style="solid" style:text-underline-color="font-color"/>
    </style:style>
    <style:style style:name="T40_31" style:family="text"/>
    <style:style style:name="T40_32" style:family="text">
      <style:text-properties fo:background-color="#ffffff" fo:color="#1155cc" style:text-underline-style="solid" style:text-underline-color="font-color"/>
    </style:style>
    <style:style style:name="T40_33" style:family="text"/>
    <style:style style:name="T40_34" style:family="text">
      <style:text-properties fo:background-color="#ffffff" fo:color="#1155cc" style:text-underline-style="solid" style:text-underline-color="font-color"/>
    </style:style>
    <style:style style:name="T40_35" style:family="text"/>
    <style:style style:name="T40_36" style:family="text">
      <style:text-properties fo:background-color="#ffffff" fo:color="#1155cc" style:text-underline-style="solid" style:text-underline-color="font-color"/>
    </style:style>
    <style:style style:name="T40_37" style:family="text"/>
    <style:style style:name="T40_38" style:family="text">
      <style:text-properties fo:background-color="#ffffff" fo:color="#1155cc" style:text-underline-style="solid" style:text-underline-color="font-color"/>
    </style:style>
    <style:style style:name="T40_39" style:family="text"/>
    <style:style style:name="T40_40" style:family="text">
      <style:text-properties fo:background-color="#ffffff" fo:color="#1155cc" style:text-underline-style="solid" style:text-underline-color="font-color"/>
    </style:style>
    <style:style style:name="T40_41" style:family="text"/>
    <style:style style:name="T40_42" style:family="text">
      <style:text-properties fo:background-color="#ffffff" fo:color="#1155cc" style:text-underline-style="solid" style:text-underline-color="font-color"/>
    </style:style>
    <style:style style:name="T40_43" style:family="text"/>
    <style:style style:name="T40_44" style:family="text">
      <style:text-properties fo:background-color="#ffffff" fo:color="#1155cc" style:text-underline-style="solid" style:text-underline-color="font-color"/>
    </style:style>
    <style:style style:name="T40_45" style:family="text"/>
    <style:style style:name="T40_46" style:family="text">
      <style:text-properties fo:background-color="#ffffff" fo:color="#1155cc" style:text-underline-style="solid" style:text-underline-color="font-color"/>
    </style:style>
    <style:style style:name="T40_47" style:family="text"/>
    <style:style style:name="T40_48" style:family="text">
      <style:text-properties fo:background-color="#ffffff" fo:color="#1155cc" style:text-underline-style="solid" style:text-underline-color="font-color"/>
    </style:style>
    <style:style style:name="T40_49" style:family="text"/>
    <style:style style:name="T40_50" style:family="text">
      <style:text-properties fo:background-color="#ffffff" fo:color="#1155cc" style:text-underline-style="solid" style:text-underline-color="font-color"/>
    </style:style>
    <style:style style:name="T40_51" style:family="text"/>
    <style:style style:name="T40_52" style:family="text">
      <style:text-properties fo:background-color="#ffffff" fo:color="#1155cc" style:text-underline-style="solid" style:text-underline-color="font-color"/>
    </style:style>
    <style:style style:name="T40_53" style:family="text"/>
    <style:style style:name="T40_54" style:family="text">
      <style:text-properties fo:background-color="#ffffff" fo:color="#1155cc" style:text-underline-style="solid" style:text-underline-color="font-color"/>
    </style:style>
    <style:style style:name="T40_55" style:family="text"/>
    <style:style style:name="T40_56" style:family="text">
      <style:text-properties fo:background-color="#ffffff" fo:color="#1155cc" style:text-underline-style="solid" style:text-underline-color="font-color"/>
    </style:style>
    <style:style style:name="T40_57" style:family="text"/>
    <style:style style:name="T40_58" style:family="text">
      <style:text-properties fo:background-color="#ffffff" fo:color="#1155cc" style:text-underline-style="solid" style:text-underline-color="font-color"/>
    </style:style>
    <style:style style:name="T40_59" style:family="text"/>
    <style:style style:name="T40_60" style:family="text">
      <style:text-properties fo:background-color="#ffffff" fo:color="#1155cc" style:text-underline-style="solid" style:text-underline-color="font-color"/>
    </style:style>
    <style:style style:name="T40_61" style:family="text"/>
    <style:style style:name="T40_62" style:family="text">
      <style:text-properties fo:background-color="#ffffff" fo:color="#1155cc" style:text-underline-style="solid" style:text-underline-color="font-color"/>
    </style:style>
    <style:style style:name="T40_63" style:family="text"/>
    <style:style style:name="T40_64" style:family="text">
      <style:text-properties fo:background-color="#ffffff" fo:color="#1155cc" style:text-underline-style="solid" style:text-underline-color="font-color"/>
    </style:style>
    <style:style style:name="T40_65" style:family="text"/>
    <style:style style:name="T40_66" style:family="text">
      <style:text-properties fo:background-color="#ffffff" fo:color="#1155cc" style:text-underline-style="solid" style:text-underline-color="font-color"/>
    </style:style>
    <style:style style:name="T40_67" style:family="text"/>
    <style:style style:name="T40_68" style:family="text">
      <style:text-properties fo:background-color="#ffffff" fo:color="#1155cc" style:text-underline-style="solid" style:text-underline-color="font-color"/>
    </style:style>
    <style:style style:name="T40_69" style:family="text"/>
    <style:style style:name="T40_70" style:family="text">
      <style:text-properties fo:background-color="#ffffff" fo:color="#1155cc" style:text-underline-style="solid" style:text-underline-color="font-color"/>
    </style:style>
    <style:style style:name="T40_71" style:family="text"/>
    <style:style style:name="T40_72" style:family="text">
      <style:text-properties fo:background-color="#ffffff" fo:color="#1155cc" style:text-underline-style="solid" style:text-underline-color="font-color"/>
    </style:style>
    <style:style style:name="T40_73" style:family="text"/>
    <style:style style:name="T40_74" style:family="text">
      <style:text-properties fo:background-color="#ffffff" fo:color="#1155cc" style:text-underline-style="solid" style:text-underline-color="font-color"/>
    </style:style>
    <style:style style:name="T40_75" style:family="text"/>
    <style:style style:name="T40_76" style:family="text">
      <style:text-properties fo:background-color="#ffffff" fo:color="#1155cc" style:text-underline-style="solid" style:text-underline-color="font-color"/>
    </style:style>
    <style:style style:name="T40_77" style:family="text"/>
    <style:style style:name="T40_78" style:family="text">
      <style:text-properties fo:background-color="#ffffff" fo:color="#1155cc" style:text-underline-style="solid" style:text-underline-color="font-color"/>
    </style:style>
    <style:style style:name="T40_79" style:family="text"/>
    <style:style style:name="T40_80" style:family="text">
      <style:text-properties fo:background-color="#ffffff" fo:color="#1155cc" style:text-underline-style="solid" style:text-underline-color="font-color"/>
    </style:style>
    <style:style style:name="P41" style:family="paragraph" style:parent-style-name="Standard">
      <style:paragraph-properties fo:text-align="justify" fo:break-before="auto" fo:line-height="115%" fo:margin-bottom="0.353cm" style:writing-mode="lr-tb"/>
    </style:style>
    <style:style style:name="T41_1" style:family="text"/>
    <style:style style:name="T41_2" style:family="text">
      <style:text-properties fo:background-color="#ffffff" fo:color="#1155cc" style:text-underline-style="solid" style:text-underline-color="font-color"/>
    </style:style>
    <style:style style:name="T41_3" style:family="text"/>
    <style:style style:name="T41_4" style:family="text">
      <style:text-properties fo:background-color="#ffffff" fo:color="#1155cc" style:text-underline-style="solid" style:text-underline-color="font-color"/>
    </style:style>
    <style:style style:name="T41_5" style:family="text"/>
    <style:style style:name="T41_6" style:family="text">
      <style:text-properties fo:background-color="#ffffff" fo:color="#1155cc" style:text-underline-style="solid" style:text-underline-color="font-color"/>
    </style:style>
    <style:style style:name="T41_7" style:family="text"/>
    <style:style style:name="T41_8" style:family="text">
      <style:text-properties fo:background-color="#ffffff" fo:color="#1155cc" style:text-underline-style="solid" style:text-underline-color="font-color"/>
    </style:style>
    <style:style style:name="T41_9" style:family="text"/>
    <style:style style:name="T41_10" style:family="text">
      <style:text-properties fo:background-color="#ffffff" fo:color="#1155cc" style:text-underline-style="solid" style:text-underline-color="font-color"/>
    </style:style>
    <style:style style:name="T41_11" style:family="text"/>
    <style:style style:name="T41_12" style:family="text">
      <style:text-properties fo:background-color="#ffffff" fo:color="#1155cc" style:text-underline-style="solid" style:text-underline-color="font-color"/>
    </style:style>
    <style:style style:name="T41_13" style:family="text"/>
    <style:style style:name="T41_14" style:family="text">
      <style:text-properties fo:background-color="#ffffff" fo:color="#1155cc" style:text-underline-style="solid" style:text-underline-color="font-color"/>
    </style:style>
    <style:style style:name="T41_15" style:family="text"/>
    <style:style style:name="T41_16" style:family="text">
      <style:text-properties fo:background-color="#ffffff" fo:color="#1155cc" style:text-underline-style="solid" style:text-underline-color="font-color"/>
    </style:style>
    <style:style style:name="T41_17" style:family="text"/>
    <style:style style:name="T41_18" style:family="text">
      <style:text-properties fo:background-color="#ffffff" fo:color="#1155cc" style:text-underline-style="solid" style:text-underline-color="font-color"/>
    </style:style>
    <style:style style:name="T41_19" style:family="text"/>
    <style:style style:name="T41_20" style:family="text">
      <style:text-properties fo:background-color="#ffffff" fo:color="#1155cc" style:text-underline-style="solid" style:text-underline-color="font-color"/>
    </style:style>
    <style:style style:name="T41_21" style:family="text"/>
    <style:style style:name="T41_22" style:family="text">
      <style:text-properties fo:background-color="#ffffff" fo:color="#1155cc" style:text-underline-style="solid" style:text-underline-color="font-color"/>
    </style:style>
    <style:style style:name="T41_23" style:family="text"/>
    <style:style style:name="T41_24" style:family="text">
      <style:text-properties fo:background-color="#ffffff" fo:color="#1155cc" style:text-underline-style="solid" style:text-underline-color="font-color"/>
    </style:style>
    <style:style style:name="T41_25" style:family="text"/>
    <style:style style:name="T41_26" style:family="text">
      <style:text-properties fo:background-color="#ffffff" fo:color="#1155cc" style:text-underline-style="solid" style:text-underline-color="font-color"/>
    </style:style>
    <style:style style:name="T41_27" style:family="text"/>
    <style:style style:name="T41_28" style:family="text">
      <style:text-properties fo:background-color="#ffffff" fo:color="#1155cc" style:text-underline-style="solid" style:text-underline-color="font-color"/>
    </style:style>
    <style:style style:name="T41_29" style:family="text"/>
    <style:style style:name="T41_30" style:family="text">
      <style:text-properties fo:background-color="#ffffff" fo:color="#1155cc" style:text-underline-style="solid" style:text-underline-color="font-color"/>
    </style:style>
    <style:style style:name="T41_31" style:family="text"/>
    <style:style style:name="T41_32" style:family="text">
      <style:text-properties fo:background-color="#ffffff" fo:color="#1155cc" style:text-underline-style="solid" style:text-underline-color="font-color"/>
    </style:style>
    <style:style style:name="T41_33" style:family="text"/>
    <style:style style:name="T41_34" style:family="text">
      <style:text-properties fo:background-color="#ffffff" fo:color="#1155cc" style:text-underline-style="solid" style:text-underline-color="font-color"/>
    </style:style>
    <style:style style:name="T41_35" style:family="text"/>
    <style:style style:name="T41_36" style:family="text">
      <style:text-properties fo:background-color="#ffffff" fo:color="#1155cc" style:text-underline-style="solid" style:text-underline-color="font-color"/>
    </style:style>
    <style:style style:name="T41_37" style:family="text"/>
    <style:style style:name="T41_38" style:family="text">
      <style:text-properties fo:background-color="#ffffff" fo:color="#1155cc" style:text-underline-style="solid" style:text-underline-color="font-color"/>
    </style:style>
    <style:style style:name="T41_39" style:family="text"/>
    <style:style style:name="T41_40" style:family="text">
      <style:text-properties fo:background-color="#ffffff" fo:color="#1155cc" style:text-underline-style="solid" style:text-underline-color="font-color"/>
    </style:style>
    <style:style style:name="T41_41" style:family="text"/>
    <style:style style:name="T41_42" style:family="text">
      <style:text-properties fo:background-color="#ffffff" fo:color="#1155cc" style:text-underline-style="solid" style:text-underline-color="font-color"/>
    </style:style>
    <style:style style:name="T41_43" style:family="text"/>
    <style:style style:name="T41_44" style:family="text">
      <style:text-properties fo:background-color="#ffffff" fo:color="#1155cc" style:text-underline-style="solid" style:text-underline-color="font-color"/>
    </style:style>
    <style:style style:name="T41_45" style:family="text"/>
    <style:style style:name="T41_46" style:family="text">
      <style:text-properties fo:background-color="#ffffff" fo:color="#1155cc" style:text-underline-style="solid" style:text-underline-color="font-color"/>
    </style:style>
    <style:style style:name="T41_47" style:family="text"/>
    <style:style style:name="T41_48" style:family="text">
      <style:text-properties fo:background-color="#ffffff" fo:color="#1155cc" style:text-underline-style="solid" style:text-underline-color="font-color"/>
    </style:style>
    <style:style style:name="P42" style:family="paragraph" style:parent-style-name="Standard">
      <style:paragraph-properties fo:text-align="justify" fo:break-before="auto" fo:line-height="115%" fo:margin-bottom="0.353cm" style:writing-mode="lr-tb"/>
    </style:style>
    <style:style style:name="T42_1" style:family="text"/>
    <style:style style:name="T42_2" style:family="text">
      <style:text-properties fo:background-color="#ffffff" fo:color="#1155cc" style:text-underline-style="solid" style:text-underline-color="font-color"/>
    </style:style>
    <style:style style:name="T42_3" style:family="text"/>
    <style:style style:name="T42_4" style:family="text">
      <style:text-properties fo:background-color="#ffffff" fo:color="#1155cc" style:text-underline-style="solid" style:text-underline-color="font-color"/>
    </style:style>
    <style:style style:name="T42_5" style:family="text"/>
    <style:style style:name="T42_6" style:family="text">
      <style:text-properties fo:background-color="#ffffff" fo:color="#1155cc" style:text-underline-style="solid" style:text-underline-color="font-color"/>
    </style:style>
    <style:style style:name="T42_7" style:family="text"/>
    <style:style style:name="T42_8" style:family="text">
      <style:text-properties fo:background-color="#ffffff" fo:color="#1155cc" style:text-underline-style="solid" style:text-underline-color="font-color"/>
    </style:style>
    <style:style style:name="T42_9" style:family="text"/>
    <style:style style:name="T42_10" style:family="text">
      <style:text-properties fo:background-color="#ffffff" fo:color="#1155cc" style:text-underline-style="solid" style:text-underline-color="font-color"/>
    </style:style>
    <style:style style:name="T42_11" style:family="text"/>
    <style:style style:name="T42_12" style:family="text">
      <style:text-properties fo:background-color="#ffffff" fo:color="#1155cc" style:text-underline-style="solid" style:text-underline-color="font-color"/>
    </style:style>
    <style:style style:name="T42_13" style:family="text"/>
    <style:style style:name="T42_14" style:family="text">
      <style:text-properties fo:background-color="#ffffff" fo:color="#1155cc" style:text-underline-style="solid" style:text-underline-color="font-color"/>
    </style:style>
    <style:style style:name="T42_15" style:family="text"/>
    <style:style style:name="T42_16" style:family="text">
      <style:text-properties fo:background-color="#ffffff" fo:color="#1155cc" style:text-underline-style="solid" style:text-underline-color="font-color"/>
    </style:style>
    <style:style style:name="T42_17" style:family="text"/>
    <style:style style:name="T42_18" style:family="text">
      <style:text-properties fo:background-color="#ffffff" fo:color="#1155cc" style:text-underline-style="solid" style:text-underline-color="font-color"/>
    </style:style>
    <style:style style:name="T42_19" style:family="text"/>
    <style:style style:name="T42_20" style:family="text">
      <style:text-properties fo:background-color="#ffffff" fo:color="#1155cc" style:text-underline-style="solid" style:text-underline-color="font-color"/>
    </style:style>
    <style:style style:name="T42_21" style:family="text"/>
    <style:style style:name="T42_22" style:family="text">
      <style:text-properties fo:background-color="#ffffff" fo:color="#1155cc" style:text-underline-style="solid" style:text-underline-color="font-color"/>
    </style:style>
    <style:style style:name="T42_23" style:family="text"/>
    <style:style style:name="T42_24" style:family="text">
      <style:text-properties fo:background-color="#ffffff" fo:color="#1155cc" style:text-underline-style="solid" style:text-underline-color="font-color"/>
    </style:style>
    <style:style style:name="T42_25" style:family="text"/>
    <style:style style:name="T42_26" style:family="text">
      <style:text-properties fo:background-color="#ffffff" fo:color="#1155cc" style:text-underline-style="solid" style:text-underline-color="font-color"/>
    </style:style>
    <style:style style:name="T42_27" style:family="text"/>
    <style:style style:name="T42_28" style:family="text">
      <style:text-properties fo:background-color="#ffffff" fo:color="#1155cc" style:text-underline-style="solid" style:text-underline-color="font-color"/>
    </style:style>
    <style:style style:name="T42_29" style:family="text"/>
    <style:style style:name="T42_30" style:family="text">
      <style:text-properties fo:background-color="#ffffff" fo:color="#1155cc" style:text-underline-style="solid" style:text-underline-color="font-color"/>
    </style:style>
    <style:style style:name="T42_31" style:family="text"/>
    <style:style style:name="T42_32" style:family="text">
      <style:text-properties fo:background-color="#ffffff" fo:color="#1155cc" style:text-underline-style="solid" style:text-underline-color="font-color"/>
    </style:style>
    <style:style style:name="T42_33" style:family="text"/>
    <style:style style:name="T42_34" style:family="text">
      <style:text-properties fo:background-color="#ffffff" fo:color="#1155cc" style:text-underline-style="solid" style:text-underline-color="font-color"/>
    </style:style>
    <style:style style:name="T42_35" style:family="text"/>
    <style:style style:name="T42_36" style:family="text">
      <style:text-properties fo:background-color="#ffffff" fo:color="#1155cc" style:text-underline-style="solid" style:text-underline-color="font-color"/>
    </style:style>
    <style:style style:name="T42_37" style:family="text"/>
    <style:style style:name="T42_38" style:family="text">
      <style:text-properties fo:background-color="#ffffff" fo:color="#1155cc" style:text-underline-style="solid" style:text-underline-color="font-color"/>
    </style:style>
    <style:style style:name="T42_39" style:family="text"/>
    <style:style style:name="T42_40" style:family="text">
      <style:text-properties fo:background-color="#ffffff" fo:color="#1155cc" style:text-underline-style="solid" style:text-underline-color="font-color"/>
    </style:style>
    <style:style style:name="T42_41" style:family="text"/>
    <style:style style:name="T42_42" style:family="text">
      <style:text-properties fo:background-color="#ffffff" fo:color="#1155cc" style:text-underline-style="solid" style:text-underline-color="font-color"/>
    </style:style>
    <style:style style:name="T42_43" style:family="text"/>
    <style:style style:name="T42_44" style:family="text">
      <style:text-properties fo:background-color="#ffffff" fo:color="#1155cc" style:text-underline-style="solid" style:text-underline-color="font-color"/>
    </style:style>
    <style:style style:name="P43" style:family="paragraph" style:parent-style-name="Standard">
      <style:paragraph-properties fo:text-align="justify" fo:break-before="auto" fo:line-height="115%" fo:margin-bottom="0.353cm" style:writing-mode="lr-tb"/>
    </style:style>
    <style:style style:name="T43_1" style:family="text"/>
    <style:style style:name="T43_2" style:family="text">
      <style:text-properties fo:background-color="#ffffff" fo:color="#1155cc" style:text-underline-style="solid" style:text-underline-color="font-color"/>
    </style:style>
    <style:style style:name="T43_3" style:family="text"/>
    <style:style style:name="T43_4" style:family="text">
      <style:text-properties fo:background-color="#ffffff" fo:color="#1155cc" style:text-underline-style="solid" style:text-underline-color="font-color"/>
    </style:style>
    <style:style style:name="T43_5" style:family="text"/>
    <style:style style:name="T43_6" style:family="text">
      <style:text-properties fo:background-color="#ffffff" fo:color="#1155cc" style:text-underline-style="solid" style:text-underline-color="font-color"/>
    </style:style>
    <style:style style:name="T43_7" style:family="text"/>
    <style:style style:name="T43_8" style:family="text">
      <style:text-properties fo:background-color="#ffffff" fo:color="#1155cc" style:text-underline-style="solid" style:text-underline-color="font-color"/>
    </style:style>
    <style:style style:name="T43_9" style:family="text"/>
    <style:style style:name="T43_10" style:family="text">
      <style:text-properties fo:background-color="#ffffff" fo:color="#1155cc" style:text-underline-style="solid" style:text-underline-color="font-color"/>
    </style:style>
    <style:style style:name="T43_11" style:family="text"/>
    <style:style style:name="T43_12" style:family="text">
      <style:text-properties fo:background-color="#ffffff" fo:color="#1155cc" style:text-underline-style="solid" style:text-underline-color="font-color"/>
    </style:style>
    <style:style style:name="T43_13" style:family="text"/>
    <style:style style:name="T43_14" style:family="text">
      <style:text-properties fo:background-color="#ffffff" fo:color="#1155cc" style:text-underline-style="solid" style:text-underline-color="font-color"/>
    </style:style>
    <style:style style:name="T43_15" style:family="text"/>
    <style:style style:name="T43_16" style:family="text">
      <style:text-properties fo:background-color="#ffffff" fo:color="#1155cc" style:text-underline-style="solid" style:text-underline-color="font-color"/>
    </style:style>
    <style:style style:name="T43_17" style:family="text"/>
    <style:style style:name="T43_18" style:family="text">
      <style:text-properties fo:background-color="#ffffff" fo:color="#1155cc" style:text-underline-style="solid" style:text-underline-color="font-color"/>
    </style:style>
    <style:style style:name="T43_19" style:family="text"/>
    <style:style style:name="T43_20" style:family="text">
      <style:text-properties fo:background-color="#ffffff" fo:color="#1155cc" style:text-underline-style="solid" style:text-underline-color="font-color"/>
    </style:style>
    <style:style style:name="T43_21" style:family="text"/>
    <style:style style:name="T43_22" style:family="text">
      <style:text-properties fo:background-color="#ffffff" fo:color="#1155cc" style:text-underline-style="solid" style:text-underline-color="font-color"/>
    </style:style>
    <style:style style:name="T43_23" style:family="text"/>
    <style:style style:name="T43_24" style:family="text">
      <style:text-properties fo:background-color="#ffffff" fo:color="#1155cc" style:text-underline-style="solid" style:text-underline-color="font-color"/>
    </style:style>
    <style:style style:name="T43_25" style:family="text"/>
    <style:style style:name="T43_26" style:family="text">
      <style:text-properties fo:background-color="#ffffff" fo:color="#1155cc" style:text-underline-style="solid" style:text-underline-color="font-color"/>
    </style:style>
    <style:style style:name="T43_27" style:family="text"/>
    <style:style style:name="T43_28" style:family="text">
      <style:text-properties fo:background-color="#ffffff" fo:color="#1155cc" style:text-underline-style="solid" style:text-underline-color="font-color"/>
    </style:style>
    <style:style style:name="T43_29" style:family="text"/>
    <style:style style:name="T43_30" style:family="text">
      <style:text-properties fo:background-color="#ffffff" fo:color="#1155cc" style:text-underline-style="solid" style:text-underline-color="font-color"/>
    </style:style>
    <style:style style:name="T43_31" style:family="text"/>
    <style:style style:name="T43_32" style:family="text">
      <style:text-properties fo:background-color="#ffffff" fo:color="#1155cc" style:text-underline-style="solid" style:text-underline-color="font-color"/>
    </style:style>
    <style:style style:name="T43_33" style:family="text"/>
    <style:style style:name="T43_34" style:family="text">
      <style:text-properties fo:background-color="#ffffff" fo:color="#1155cc" style:text-underline-style="solid" style:text-underline-color="font-color"/>
    </style:style>
    <style:style style:name="T43_35" style:family="text"/>
    <style:style style:name="T43_36" style:family="text">
      <style:text-properties fo:background-color="#ffffff" fo:color="#1155cc" style:text-underline-style="solid" style:text-underline-color="font-color"/>
    </style:style>
    <style:style style:name="T43_37" style:family="text"/>
    <style:style style:name="T43_38" style:family="text">
      <style:text-properties fo:background-color="#ffffff" fo:color="#1155cc" style:text-underline-style="solid" style:text-underline-color="font-color"/>
    </style:style>
    <style:style style:name="T43_39" style:family="text"/>
    <style:style style:name="T43_40" style:family="text">
      <style:text-properties fo:background-color="#ffffff" fo:color="#1155cc" style:text-underline-style="solid" style:text-underline-color="font-color"/>
    </style:style>
    <style:style style:name="T43_41" style:family="text"/>
    <style:style style:name="T43_42" style:family="text">
      <style:text-properties fo:background-color="#ffffff" fo:color="#1155cc" style:text-underline-style="solid" style:text-underline-color="font-color"/>
    </style:style>
    <style:style style:name="T43_43" style:family="text"/>
    <style:style style:name="T43_44" style:family="text">
      <style:text-properties fo:background-color="#ffffff" fo:color="#1155cc" style:text-underline-style="solid" style:text-underline-color="font-color"/>
    </style:style>
    <style:style style:name="P44" style:family="paragraph" style:parent-style-name="Standard">
      <style:paragraph-properties fo:text-align="justify" fo:break-before="auto" fo:line-height="115%" fo:margin-bottom="0.353cm" style:writing-mode="lr-tb"/>
    </style:style>
    <style:style style:name="T44_1" style:family="text"/>
    <style:style style:name="T44_2" style:family="text">
      <style:text-properties fo:background-color="#ffffff" fo:color="#1155cc" style:text-underline-style="solid" style:text-underline-color="font-color"/>
    </style:style>
    <style:style style:name="T44_3" style:family="text"/>
    <style:style style:name="T44_4" style:family="text">
      <style:text-properties fo:background-color="#ffffff" fo:color="#1155cc" style:text-underline-style="solid" style:text-underline-color="font-color"/>
    </style:style>
    <style:style style:name="T44_5" style:family="text"/>
    <style:style style:name="T44_6" style:family="text">
      <style:text-properties fo:background-color="#ffffff" fo:color="#1155cc" style:text-underline-style="solid" style:text-underline-color="font-color"/>
    </style:style>
    <style:style style:name="T44_7" style:family="text"/>
    <style:style style:name="T44_8" style:family="text">
      <style:text-properties fo:background-color="#ffffff" fo:color="#1155cc" style:text-underline-style="solid" style:text-underline-color="font-color"/>
    </style:style>
    <style:style style:name="T44_9" style:family="text"/>
    <style:style style:name="T44_10" style:family="text">
      <style:text-properties fo:background-color="#ffffff" fo:color="#1155cc" style:text-underline-style="solid" style:text-underline-color="font-color"/>
    </style:style>
    <style:style style:name="T44_11" style:family="text"/>
    <style:style style:name="T44_12" style:family="text">
      <style:text-properties fo:background-color="#ffffff" fo:color="#1155cc" style:text-underline-style="solid" style:text-underline-color="font-color"/>
    </style:style>
    <style:style style:name="T44_13" style:family="text"/>
    <style:style style:name="T44_14" style:family="text">
      <style:text-properties fo:background-color="#ffffff" fo:color="#1155cc" style:text-underline-style="solid" style:text-underline-color="font-color"/>
    </style:style>
    <style:style style:name="T44_15" style:family="text"/>
    <style:style style:name="T44_16" style:family="text">
      <style:text-properties fo:background-color="#ffffff" fo:color="#1155cc" style:text-underline-style="solid" style:text-underline-color="font-color"/>
    </style:style>
    <style:style style:name="T44_17" style:family="text"/>
    <style:style style:name="T44_18" style:family="text">
      <style:text-properties fo:background-color="#ffffff" fo:color="#1155cc" style:text-underline-style="solid" style:text-underline-color="font-color"/>
    </style:style>
    <style:style style:name="T44_19" style:family="text"/>
    <style:style style:name="T44_20" style:family="text">
      <style:text-properties fo:background-color="#ffffff" fo:color="#1155cc" style:text-underline-style="solid" style:text-underline-color="font-color"/>
    </style:style>
    <style:style style:name="T44_21" style:family="text"/>
    <style:style style:name="T44_22" style:family="text">
      <style:text-properties fo:background-color="#ffffff" fo:color="#1155cc" style:text-underline-style="solid" style:text-underline-color="font-color"/>
    </style:style>
    <style:style style:name="T44_23" style:family="text"/>
    <style:style style:name="T44_24" style:family="text">
      <style:text-properties fo:background-color="#ffffff" fo:color="#1155cc" style:text-underline-style="solid" style:text-underline-color="font-color"/>
    </style:style>
    <style:style style:name="T44_25" style:family="text"/>
    <style:style style:name="T44_26" style:family="text">
      <style:text-properties fo:background-color="#ffffff" fo:color="#1155cc" style:text-underline-style="solid" style:text-underline-color="font-color"/>
    </style:style>
    <style:style style:name="T44_27" style:family="text"/>
    <style:style style:name="T44_28" style:family="text">
      <style:text-properties fo:background-color="#ffffff" fo:color="#1155cc" style:text-underline-style="solid" style:text-underline-color="font-color"/>
    </style:style>
    <style:style style:name="T44_29" style:family="text"/>
    <style:style style:name="T44_30" style:family="text">
      <style:text-properties fo:background-color="#ffffff" fo:color="#1155cc" style:text-underline-style="solid" style:text-underline-color="font-color"/>
    </style:style>
    <style:style style:name="T44_31" style:family="text"/>
    <style:style style:name="T44_32" style:family="text">
      <style:text-properties fo:background-color="#ffffff" fo:color="#1155cc" style:text-underline-style="solid" style:text-underline-color="font-color"/>
    </style:style>
    <style:style style:name="T44_33" style:family="text"/>
    <style:style style:name="T44_34" style:family="text">
      <style:text-properties fo:background-color="#ffffff" fo:color="#1155cc" style:text-underline-style="solid" style:text-underline-color="font-color"/>
    </style:style>
    <style:style style:name="T44_35" style:family="text"/>
    <style:style style:name="T44_36" style:family="text">
      <style:text-properties fo:background-color="#ffffff" fo:color="#1155cc" style:text-underline-style="solid" style:text-underline-color="font-color"/>
    </style:style>
    <style:style style:name="T44_37" style:family="text"/>
    <style:style style:name="T44_38" style:family="text">
      <style:text-properties fo:background-color="#ffffff" fo:color="#1155cc" style:text-underline-style="solid" style:text-underline-color="font-color"/>
    </style:style>
    <style:style style:name="T44_39" style:family="text"/>
    <style:style style:name="T44_40" style:family="text">
      <style:text-properties fo:background-color="#ffffff" fo:color="#1155cc" style:text-underline-style="solid" style:text-underline-color="font-color"/>
    </style:style>
    <style:style style:name="T44_41" style:family="text"/>
    <style:style style:name="T44_42" style:family="text">
      <style:text-properties fo:background-color="#ffffff" fo:color="#1155cc" style:text-underline-style="solid" style:text-underline-color="font-color"/>
    </style:style>
    <style:style style:name="T44_43" style:family="text"/>
    <style:style style:name="T44_44" style:family="text">
      <style:text-properties fo:background-color="#ffffff" fo:color="#1155cc" style:text-underline-style="solid" style:text-underline-color="font-color"/>
    </style:style>
    <style:style style:name="T44_45" style:family="text"/>
    <style:style style:name="T44_46" style:family="text">
      <style:text-properties fo:background-color="#ffffff" fo:color="#1155cc" style:text-underline-style="solid" style:text-underline-color="font-color"/>
    </style:style>
    <style:style style:name="T44_47" style:family="text"/>
    <style:style style:name="T44_48" style:family="text">
      <style:text-properties fo:background-color="#ffffff" fo:color="#1155cc" style:text-underline-style="solid" style:text-underline-color="font-color"/>
    </style:style>
    <style:style style:name="T44_49" style:family="text"/>
    <style:style style:name="T44_50" style:family="text">
      <style:text-properties fo:background-color="#ffffff" fo:color="#1155cc" style:text-underline-style="solid" style:text-underline-color="font-color"/>
    </style:style>
    <style:style style:name="T44_51" style:family="text"/>
    <style:style style:name="T44_52" style:family="text">
      <style:text-properties fo:background-color="#ffffff" fo:color="#1155cc" style:text-underline-style="solid" style:text-underline-color="font-color"/>
    </style:style>
    <style:style style:name="T44_53" style:family="text"/>
    <style:style style:name="T44_54" style:family="text">
      <style:text-properties fo:background-color="#ffffff" fo:color="#1155cc" style:text-underline-style="solid" style:text-underline-color="font-color"/>
    </style:style>
    <style:style style:name="T44_55" style:family="text"/>
    <style:style style:name="T44_56" style:family="text">
      <style:text-properties fo:background-color="#ffffff" fo:color="#1155cc" style:text-underline-style="solid" style:text-underline-color="font-color"/>
    </style:style>
    <style:style style:name="P45" style:family="paragraph" style:parent-style-name="Standard">
      <style:paragraph-properties fo:text-align="justify" fo:break-before="auto" fo:line-height="115%" fo:margin-bottom="0.353cm" style:writing-mode="lr-tb"/>
    </style:style>
    <style:style style:name="T45_1" style:family="text"/>
    <style:style style:name="T45_2" style:family="text">
      <style:text-properties fo:background-color="#ffffff" fo:color="#1155cc" style:text-underline-style="solid" style:text-underline-color="font-color"/>
    </style:style>
    <style:style style:name="T45_3" style:family="text"/>
    <style:style style:name="T45_4" style:family="text">
      <style:text-properties fo:background-color="#ffffff" fo:color="#1155cc" style:text-underline-style="solid" style:text-underline-color="font-color"/>
    </style:style>
    <style:style style:name="T45_5" style:family="text"/>
    <style:style style:name="T45_6" style:family="text">
      <style:text-properties fo:background-color="#ffffff" fo:color="#1155cc" style:text-underline-style="solid" style:text-underline-color="font-color"/>
    </style:style>
    <style:style style:name="T45_7" style:family="text"/>
    <style:style style:name="T45_8" style:family="text">
      <style:text-properties fo:background-color="#ffffff" fo:color="#1155cc" style:text-underline-style="solid" style:text-underline-color="font-color"/>
    </style:style>
    <style:style style:name="T45_9" style:family="text"/>
    <style:style style:name="T45_10" style:family="text">
      <style:text-properties fo:background-color="#ffffff" fo:color="#1155cc" style:text-underline-style="solid" style:text-underline-color="font-color"/>
    </style:style>
    <style:style style:name="T45_11" style:family="text"/>
    <style:style style:name="T45_12" style:family="text">
      <style:text-properties fo:background-color="#ffffff" fo:color="#1155cc" style:text-underline-style="solid" style:text-underline-color="font-color"/>
    </style:style>
    <style:style style:name="T45_13" style:family="text"/>
    <style:style style:name="T45_14" style:family="text">
      <style:text-properties fo:background-color="#ffffff" fo:color="#1155cc" style:text-underline-style="solid" style:text-underline-color="font-color"/>
    </style:style>
    <style:style style:name="T45_15" style:family="text"/>
    <style:style style:name="T45_16" style:family="text">
      <style:text-properties fo:background-color="#ffffff" fo:color="#1155cc" style:text-underline-style="solid" style:text-underline-color="font-color"/>
    </style:style>
    <style:style style:name="T45_17" style:family="text"/>
    <style:style style:name="T45_18" style:family="text">
      <style:text-properties fo:background-color="#ffffff" fo:color="#1155cc" style:text-underline-style="solid" style:text-underline-color="font-color"/>
    </style:style>
    <style:style style:name="T45_19" style:family="text"/>
    <style:style style:name="T45_20" style:family="text">
      <style:text-properties fo:background-color="#ffffff" fo:color="#1155cc" style:text-underline-style="solid" style:text-underline-color="font-color"/>
    </style:style>
    <style:style style:name="T45_21" style:family="text"/>
    <style:style style:name="T45_22" style:family="text">
      <style:text-properties fo:background-color="#ffffff" fo:color="#1155cc" style:text-underline-style="solid" style:text-underline-color="font-color"/>
    </style:style>
    <style:style style:name="T45_23" style:family="text"/>
    <style:style style:name="T45_24" style:family="text">
      <style:text-properties fo:background-color="#ffffff" fo:color="#1155cc" style:text-underline-style="solid" style:text-underline-color="font-color"/>
    </style:style>
    <style:style style:name="T45_25" style:family="text"/>
    <style:style style:name="T45_26" style:family="text">
      <style:text-properties fo:background-color="#ffffff" fo:color="#1155cc" style:text-underline-style="solid" style:text-underline-color="font-color"/>
    </style:style>
    <style:style style:name="T45_27" style:family="text"/>
    <style:style style:name="T45_28" style:family="text">
      <style:text-properties fo:background-color="#ffffff" fo:color="#1155cc" style:text-underline-style="solid" style:text-underline-color="font-color"/>
    </style:style>
    <style:style style:name="T45_29" style:family="text"/>
    <style:style style:name="T45_30" style:family="text">
      <style:text-properties fo:background-color="#ffffff" fo:color="#1155cc" style:text-underline-style="solid" style:text-underline-color="font-color"/>
    </style:style>
    <style:style style:name="T45_31" style:family="text"/>
    <style:style style:name="T45_32" style:family="text">
      <style:text-properties fo:background-color="#ffffff" fo:color="#1155cc" style:text-underline-style="solid" style:text-underline-color="font-color"/>
    </style:style>
    <style:style style:name="T45_33" style:family="text"/>
    <style:style style:name="T45_34" style:family="text">
      <style:text-properties fo:background-color="#ffffff" fo:color="#1155cc" style:text-underline-style="solid" style:text-underline-color="font-color"/>
    </style:style>
    <style:style style:name="T45_35" style:family="text"/>
    <style:style style:name="T45_36" style:family="text">
      <style:text-properties fo:background-color="#ffffff" fo:color="#1155cc" style:text-underline-style="solid" style:text-underline-color="font-color"/>
    </style:style>
    <style:style style:name="T45_37" style:family="text"/>
    <style:style style:name="T45_38" style:family="text">
      <style:text-properties fo:background-color="#ffffff" fo:color="#1155cc" style:text-underline-style="solid" style:text-underline-color="font-color"/>
    </style:style>
    <style:style style:name="T45_39" style:family="text"/>
    <style:style style:name="T45_40" style:family="text">
      <style:text-properties fo:background-color="#ffffff" fo:color="#1155cc" style:text-underline-style="solid" style:text-underline-color="font-color"/>
    </style:style>
    <style:style style:name="T45_41" style:family="text"/>
    <style:style style:name="T45_42" style:family="text">
      <style:text-properties fo:background-color="#ffffff" fo:color="#1155cc" style:text-underline-style="solid" style:text-underline-color="font-color"/>
    </style:style>
    <style:style style:name="T45_43" style:family="text"/>
    <style:style style:name="T45_44" style:family="text">
      <style:text-properties fo:background-color="#ffffff" fo:color="#1155cc" style:text-underline-style="solid" style:text-underline-color="font-color"/>
    </style:style>
    <style:style style:name="P46" style:family="paragraph" style:parent-style-name="Standard">
      <style:paragraph-properties fo:text-align="justify" fo:break-before="auto" fo:line-height="115%" fo:margin-bottom="0.353cm" style:writing-mode="lr-tb"/>
      <style:text-properties fo:background-color="#ffffff" fo:color="#252525"/>
    </style:style>
  </office:automatic-styles>
  <office:body>
    <office:text>
      <text:p text:style-name="P1"><text:bookmark-start text:name="h.ce0mkunjyryq"/><text:bookmark-end text:name="h.ce0mkunjyryq"/><text:span text:style-name="T1_1">Morały</text:span><text:span text:style-name="T1_2"><text:s/></text:span><text:span text:style-name="T1_3">w</text:span><text:span text:style-name="T1_4"><text:s/></text:span><text:span text:style-name="T1_5">My</text:span><text:span text:style-name="T1_6"><text:s/></text:span><text:span text:style-name="T1_7">Little</text:span><text:span text:style-name="T1_8"><text:s/></text:span><text:span text:style-name="T1_9">Pony</text:span><text:span text:style-name="T1_10">:<text:s/></text:span><text:span text:style-name="T1_11">Friendship</text:span><text:span text:style-name="T1_12"><text:s/></text:span><text:span text:style-name="T1_13">is</text:span><text:span text:style-name="T1_14"><text:s/></text:span><text:span text:style-name="T1_15">Magic</text:span></text:p>
      <text:p text:style-name="P2"><text:bookmark-start text:name="h.d8djt73vmxyp"/><text:bookmark-end text:name="h.d8djt73vmxyp"/><text:span text:style-name="T2_1">Czyli</text:span><text:span text:style-name="T2_2"><text:s/></text:span><text:span text:style-name="T2_3">bajka</text:span><text:span text:style-name="T2_4"><text:s/></text:span><text:span text:style-name="T2_5">a</text:span><text:span text:style-name="T2_6"><text:s/></text:span><text:span text:style-name="T2_7">życie</text:span></text:p>
      <text:p text:style-name="P3"><text:span text:style-name="T3_1">Witajcie</text:span><text:span text:style-name="T3_2">,<text:s/></text:span><text:span text:style-name="T3_3">moje</text:span><text:span text:style-name="T3_4"><text:s/></text:span><text:span text:style-name="T3_5">małe</text:span><text:span text:style-name="T3_6"><text:s/></text:span><text:span text:style-name="T3_7">kucyki</text:span><text:span text:style-name="T3_8">!<text:s/></text:span><text:span text:style-name="T3_9">Skoro</text:span><text:span text:style-name="T3_10"><text:s/></text:span><text:span text:style-name="T3_11">czytacie</text:span><text:span text:style-name="T3_12"><text:s/></text:span><text:span text:style-name="T3_13">ten</text:span><text:span text:style-name="T3_14"><text:s/></text:span><text:span text:style-name="T3_15">fanzin</text:span><text:span text:style-name="T3_16"><text:s/></text:span><text:span text:style-name="T3_17">i</text:span><text:span text:style-name="T3_18"><text:s/></text:span><text:span text:style-name="T3_19">uznaliście</text:span><text:span text:style-name="T3_20"><text:s/></text:span><text:span text:style-name="T3_21">za</text:span><text:span text:style-name="T3_22"><text:s/></text:span><text:span text:style-name="T3_23">stosowne</text:span><text:span text:style-name="T3_24"><text:s/></text:span><text:span text:style-name="T3_25">zerknąć</text:span><text:span text:style-name="T3_26"><text:s/></text:span><text:span text:style-name="T3_27">do</text:span><text:span text:style-name="T3_28"><text:s/></text:span><text:span text:style-name="T3_29">tego</text:span><text:span text:style-name="T3_30"><text:s/></text:span><text:span text:style-name="T3_31">artykułu</text:span><text:span text:style-name="T3_32">,<text:s/></text:span><text:span text:style-name="T3_33">to</text:span><text:span text:style-name="T3_34"><text:s/></text:span><text:span text:style-name="T3_35">prawdopodobnie</text:span><text:span text:style-name="T3_36"><text:s/></text:span><text:span text:style-name="T3_37">oglądacie</text:span><text:span text:style-name="T3_38"><text:s/></text:span><text:span text:style-name="T3_39">bądź</text:span><text:span text:style-name="T3_40"><text:s/></text:span><text:span text:style-name="T3_41">oglądaliście</text:span><text:span text:style-name="T3_42"><text:s/></text:span><text:span text:style-name="T3_43">kreskówkę</text:span><text:span text:style-name="T3_44"><text:s/></text:span><text:span text:style-name="T3_45">o</text:span><text:span text:style-name="T3_46"><text:s/></text:span><text:span text:style-name="T3_47">pastelowych</text:span><text:span text:style-name="T3_48"><text:s/></text:span><text:span text:style-name="T3_49">taboretach</text:span><text:span text:style-name="T3_50">.<text:s/></text:span><text:span text:style-name="T3_51">Pamiętacie</text:span><text:span text:style-name="T3_52"><text:s/></text:span><text:span text:style-name="T3_53">też</text:span><text:span text:style-name="T3_54"><text:s/></text:span><text:span text:style-name="T3_55">zapewne</text:span><text:span text:style-name="T3_56">,<text:s/></text:span><text:span text:style-name="T3_57">że</text:span><text:span text:style-name="T3_58"><text:s/></text:span><text:span text:style-name="T3_59">w</text:span><text:span text:style-name="T3_60"><text:s/></text:span><text:span text:style-name="T3_61">starszych</text:span><text:span text:style-name="T3_62"><text:s/></text:span><text:span text:style-name="T3_63">sezonach</text:span><text:span text:style-name="T3_64"><text:s/></text:span><text:span text:style-name="T3_65">serialu</text:span><text:span text:style-name="T3_66"><text:s/></text:span><text:span text:style-name="T3_67">na</text:span><text:span text:style-name="T3_68"><text:s/></text:span><text:span text:style-name="T3_69">końcu</text:span><text:span text:style-name="T3_70"><text:s/></text:span><text:span text:style-name="T3_71">odcinka</text:span><text:span text:style-name="T3_72"><text:s/></text:span><text:span text:style-name="T3_73">pojawiał</text:span><text:span text:style-name="T3_74"><text:s/></text:span><text:span text:style-name="T3_75">się</text:span><text:span text:style-name="T3_76"><text:s/></text:span><text:span text:style-name="T3_77">morał</text:span><text:span text:style-name="T3_78">,<text:s/></text:span><text:span text:style-name="T3_79">ewentualnie</text:span><text:span text:style-name="T3_80"><text:s/></text:span><text:span text:style-name="T3_81">był</text:span><text:span text:style-name="T3_82"><text:s/></text:span><text:span text:style-name="T3_83">on</text:span><text:span text:style-name="T3_84"><text:s/></text:span><text:span text:style-name="T3_85">wpleciony</text:span><text:span text:style-name="T3_86"><text:s/></text:span><text:span text:style-name="T3_87">w</text:span><text:span text:style-name="T3_88"><text:s/></text:span><text:span text:style-name="T3_89">fabułę</text:span><text:span text:style-name="T3_90">.<text:s/></text:span><text:span text:style-name="T3_91">Wielu</text:span><text:span text:style-name="T3_92"><text:s/></text:span><text:span text:style-name="T3_93">fanów</text:span><text:span text:style-name="T3_94"><text:s/></text:span><text:span text:style-name="T3_95">pokochało</text:span><text:span text:style-name="T3_96"><text:s/></text:span><text:span text:style-name="T3_97">MLP</text:span><text:span text:style-name="T3_98"><text:s/></text:span><text:span text:style-name="T3_99">między</text:span><text:span text:style-name="T3_100"><text:s/></text:span><text:span text:style-name="T3_101">innymi</text:span><text:span text:style-name="T3_102"><text:s/></text:span><text:span text:style-name="T3_103">właśnie</text:span><text:span text:style-name="T3_104"><text:s/></text:span><text:span text:style-name="T3_105">za</text:span><text:span text:style-name="T3_106"><text:s/></text:span><text:span text:style-name="T3_107">to</text:span><text:span text:style-name="T3_108">,<text:s/></text:span><text:span text:style-name="T3_109">niektórzy</text:span><text:span text:style-name="T3_110"><text:s/></text:span><text:span text:style-name="T3_111">wręcz</text:span><text:span text:style-name="T3_112"><text:s/></text:span><text:span text:style-name="T3_113">uważali</text:span><text:span text:style-name="T3_114">,<text:s/></text:span><text:span text:style-name="T3_115">że</text:span><text:span text:style-name="T3_116"><text:s/></text:span><text:span text:style-name="T3_117">dzięki</text:span><text:span text:style-name="T3_118"><text:s/></text:span><text:span text:style-name="T3_119">bajce</text:span><text:span text:style-name="T3_120"><text:s/></text:span><text:span text:style-name="T3_121">dla</text:span><text:span text:style-name="T3_122"><text:s/></text:span><text:span text:style-name="T3_123">małych</text:span><text:span text:style-name="T3_124"><text:s/></text:span><text:span text:style-name="T3_125">dziewczynek</text:span><text:span text:style-name="T3_126"><text:s/></text:span><text:span text:style-name="T3_127">wyciągnęli</text:span><text:span text:style-name="T3_128"><text:s/></text:span><text:span text:style-name="T3_129">ważne</text:span><text:span text:style-name="T3_130"><text:s/></text:span><text:span text:style-name="T3_131">życiowe</text:span><text:span text:style-name="T3_132"><text:s/></text:span><text:span text:style-name="T3_133">nauki</text:span><text:span text:style-name="T3_134">.<text:s/></text:span><text:span text:style-name="T3_135">No</text:span><text:span text:style-name="T3_136"><text:s/></text:span><text:span text:style-name="T3_137">cóż</text:span><text:span text:style-name="T3_138">,<text:s/></text:span><text:span text:style-name="T3_139">strach</text:span><text:span text:style-name="T3_140"><text:s/></text:span><text:span text:style-name="T3_141">się</text:span><text:span text:style-name="T3_142"><text:s/></text:span><text:span text:style-name="T3_143">bać</text:span><text:span text:style-name="T3_144">,<text:s/></text:span><text:span text:style-name="T3_145">bo</text:span><text:span text:style-name="T3_146"><text:s/></text:span><text:span text:style-name="T3_147">jeśli</text:span><text:span text:style-name="T3_148"><text:s/></text:span><text:span text:style-name="T3_149">dorosły</text:span><text:span text:style-name="T3_150"><text:s/></text:span><text:span text:style-name="T3_151">osobnik</text:span><text:span text:style-name="T3_152"><text:s/></text:span><text:span text:style-name="T3_153">potrzebuje</text:span><text:span text:style-name="T3_154"><text:s/></text:span><text:span text:style-name="T3_155">animacji</text:span><text:span text:style-name="T3_156"><text:s/></text:span><text:span text:style-name="T3_157">przeznaczonej</text:span><text:span text:style-name="T3_158"><text:s/></text:span><text:span text:style-name="T3_159">dla</text:span><text:span text:style-name="T3_160"><text:s/></text:span><text:span text:style-name="T3_161">dzieci</text:span><text:span text:style-name="T3_162">,<text:s/></text:span><text:span text:style-name="T3_163">aby</text:span><text:span text:style-name="T3_164"><text:s/></text:span><text:span text:style-name="T3_165">nauczyć</text:span><text:span text:style-name="T3_166"><text:s/></text:span><text:span text:style-name="T3_167">się</text:span><text:span text:style-name="T3_168"><text:s/></text:span><text:span text:style-name="T3_169">czegoś</text:span><text:span text:style-name="T3_170"><text:s/></text:span><text:span text:style-name="T3_171">o</text:span><text:span text:style-name="T3_172"><text:s/></text:span><text:span text:style-name="T3_173">przyjaźni</text:span><text:span text:style-name="T3_174">,<text:s/></text:span><text:span text:style-name="T3_175">to</text:span><text:span text:style-name="T3_176"><text:s/></text:span><text:span text:style-name="T3_177">znaczy</text:span><text:span text:style-name="T3_178">,<text:s/></text:span><text:span text:style-name="T3_179">że</text:span><text:span text:style-name="T3_180"><text:s/></text:span><text:span text:style-name="T3_181">coś</text:span><text:span text:style-name="T3_182"><text:s/></text:span><text:span text:style-name="T3_183">poszło</text:span><text:span text:style-name="T3_184"><text:s/></text:span><text:span text:style-name="T3_185">bardzo</text:span><text:span text:style-name="T3_186"><text:s/></text:span><text:span text:style-name="T3_187">nie</text:span><text:span text:style-name="T3_188"><text:s/></text:span><text:span text:style-name="T3_189">tak</text:span><text:span text:style-name="T3_190">.<text:s/></text:span><text:span text:style-name="T3_191">Wszystkie</text:span><text:span text:style-name="T3_192"><text:s/></text:span><text:span text:style-name="T3_193">listy</text:span><text:span text:style-name="T3_194"><text:s/></text:span><text:span text:style-name="T3_195">do</text:span><text:span text:style-name="T3_196"><text:s/></text:span><text:span text:style-name="T3_197">Celestii</text:span><text:span text:style-name="T3_198"><text:s/></text:span><text:span text:style-name="T3_199">czy</text:span><text:span text:style-name="T3_200"><text:s/></text:span><text:span text:style-name="T3_201">inne</text:span><text:span text:style-name="T3_202"><text:s/></text:span><text:span text:style-name="T3_203">wpisy</text:span><text:span text:style-name="T3_204"><text:s/></text:span><text:span text:style-name="T3_205">do</text:span><text:span text:style-name="T3_206"><text:s/></text:span><text:span text:style-name="T3_207">pamiętnika</text:span><text:span text:style-name="T3_208"><text:s/></text:span><text:span text:style-name="T3_209">to</text:span><text:span text:style-name="T3_210"><text:s/></text:span><text:span text:style-name="T3_211">oczywiste</text:span><text:span text:style-name="T3_212"><text:s/></text:span><text:span text:style-name="T3_213">prawdy</text:span><text:span text:style-name="T3_214"><text:s/></text:span><text:span text:style-name="T3_215">i</text:span><text:span text:style-name="T3_216"><text:s/></text:span><text:span text:style-name="T3_217">banały</text:span><text:span text:style-name="T3_218">,<text:s/></text:span><text:span text:style-name="T3_219">które</text:span><text:span text:style-name="T3_220"><text:s/></text:span><text:span text:style-name="T3_221">każdy</text:span><text:span text:style-name="T3_222"><text:s/></text:span><text:span text:style-name="T3_223">człowiek</text:span><text:span text:style-name="T3_224"><text:s/></text:span><text:span text:style-name="T3_225">powinien</text:span><text:span text:style-name="T3_226"><text:s/></text:span><text:span text:style-name="T3_227">poznać</text:span><text:span text:style-name="T3_228"><text:s/></text:span><text:span text:style-name="T3_229">w</text:span><text:span text:style-name="T3_230"><text:s/></text:span><text:span text:style-name="T3_231">dzieciństwie</text:span><text:span text:style-name="T3_232">.<text:s/></text:span><text:span text:style-name="T3_233">Ogółem</text:span><text:span text:style-name="T3_234"><text:s/></text:span><text:span text:style-name="T3_235">Hasbro</text:span><text:span text:style-name="T3_236"><text:s/></text:span><text:span text:style-name="T3_237">zrobiło</text:span><text:span text:style-name="T3_238"><text:s/></text:span><text:span text:style-name="T3_239">to</text:span><text:span text:style-name="T3_240"><text:s/></text:span><text:span text:style-name="T3_241">w</text:span><text:span text:style-name="T3_242"><text:s/></text:span><text:span text:style-name="T3_243">bardzo</text:span><text:span text:style-name="T3_244"><text:s/></text:span><text:span text:style-name="T3_245">fajny</text:span><text:span text:style-name="T3_246"><text:s/></text:span><text:span text:style-name="T3_247">sposób</text:span><text:span text:style-name="T3_248"><text:s/></text:span><text:span text:style-name="T3_249">i</text:span><text:span text:style-name="T3_250"><text:s/></text:span><text:span text:style-name="T3_251">gdybym</text:span><text:span text:style-name="T3_252"><text:s/></text:span><text:span text:style-name="T3_253">posiadała</text:span><text:span text:style-name="T3_254"><text:s/></text:span><text:span text:style-name="T3_255">potomstwo</text:span><text:span text:style-name="T3_256">,<text:s/></text:span><text:span text:style-name="T3_257">to</text:span><text:span text:style-name="T3_258"><text:s/></text:span><text:span text:style-name="T3_259">chętnie</text:span><text:span text:style-name="T3_260"><text:s/></text:span><text:span text:style-name="T3_261">puściłabym</text:span><text:span text:style-name="T3_262"><text:s/></text:span><text:span text:style-name="T3_263">mu</text:span><text:span text:style-name="T3_264"><text:s/></text:span><text:span text:style-name="T3_265">tęczowe</text:span><text:span text:style-name="T3_266"><text:s/></text:span><text:span text:style-name="T3_267">osiołki</text:span><text:span text:style-name="T3_268">.<text:s/></text:span><text:span text:style-name="T3_269">No</text:span><text:span text:style-name="T3_270">,<text:s/></text:span><text:span text:style-name="T3_271">ale</text:span><text:span text:style-name="T3_272"><text:s/></text:span><text:span text:style-name="T3_273">jest</text:span><text:span text:style-name="T3_274"><text:s/></text:span><text:span text:style-name="T3_275">coś</text:span><text:span text:style-name="T3_276"><text:s/></text:span><text:span text:style-name="T3_277">jeszcze</text:span><text:span text:style-name="T3_278"><text:s/></text:span><text:span text:style-name="T3_279">i</text:span><text:span text:style-name="T3_280"><text:s/></text:span><text:span text:style-name="T3_281">właśnie</text:span><text:span text:style-name="T3_282"><text:s/></text:span><text:span text:style-name="T3_283">o</text:span><text:span text:style-name="T3_284"><text:s/></text:span><text:span text:style-name="T3_285">tym</text:span><text:span text:style-name="T3_286"><text:s/></text:span><text:span text:style-name="T3_287">będzie</text:span><text:span text:style-name="T3_288"><text:s/></text:span><text:span text:style-name="T3_289">traktować</text:span><text:span text:style-name="T3_290"><text:s/></text:span><text:span text:style-name="T3_291">ten</text:span><text:span text:style-name="T3_292"><text:s/></text:span><text:span text:style-name="T3_293">tekst</text:span><text:span text:style-name="T3_294">.<text:s/></text:span><text:span text:style-name="T3_295">Odkryłam</text:span><text:span text:style-name="T3_296"><text:s/></text:span><text:span text:style-name="T3_297">bowiem</text:span><text:span text:style-name="T3_298">,<text:s/></text:span><text:span text:style-name="T3_299">że</text:span><text:span text:style-name="T3_300"><text:s/></text:span><text:span text:style-name="T3_301">pod</text:span><text:span text:style-name="T3_302"><text:s/></text:span><text:span text:style-name="T3_303">warstwą</text:span><text:span text:style-name="T3_304"><text:s/></text:span><text:span text:style-name="T3_305">radości</text:span><text:span text:style-name="T3_306">,<text:s/></text:span><text:span text:style-name="T3_307">szczęścia</text:span><text:span text:style-name="T3_308">,<text:s/></text:span><text:span text:style-name="T3_309">miłości</text:span><text:span text:style-name="T3_310"><text:s/></text:span><text:span text:style-name="T3_311">i</text:span><text:span text:style-name="T3_312"><text:s/></text:span><text:span text:style-name="T3_313">lukru</text:span><text:span text:style-name="T3_314"><text:s/></text:span><text:span text:style-name="T3_315">oraz</text:span><text:span text:style-name="T3_316"><text:s/></text:span><text:span text:style-name="T3_317">oczywistego</text:span><text:span text:style-name="T3_318"><text:s/></text:span><text:span text:style-name="T3_319">przekazu</text:span><text:span text:style-name="T3_320"><text:s/></text:span><text:span text:style-name="T3_321">kryją</text:span><text:span text:style-name="T3_322"><text:s/></text:span><text:span text:style-name="T3_323">się</text:span><text:span text:style-name="T3_324"><text:s/></text:span><text:span text:style-name="T3_325">smutne</text:span><text:span text:style-name="T3_326">,<text:s/></text:span><text:span text:style-name="T3_327">życiowe</text:span><text:span text:style-name="T3_328"><text:s/></text:span><text:span text:style-name="T3_329">prawdy</text:span><text:span text:style-name="T3_330">.</text:span></text:p>
      <text:h text:style-name="P4" text:outline-level="10"><text:bookmark-start text:name="h.m6abd42ezbqo"/><text:bookmark-end text:name="h.m6abd42ezbqo"/><text:span text:style-name="T4_1">Bez</text:span><text:span text:style-name="T4_2"><text:s/></text:span><text:span text:style-name="T4_3">znajomości</text:span><text:span text:style-name="T4_4"><text:s/></text:span><text:span text:style-name="T4_5">ani</text:span><text:span text:style-name="T4_6"><text:s/></text:span><text:span text:style-name="T4_7">rusz</text:span></text:h>
      <text:p text:style-name="P5"><text:span text:style-name="T5_1">W</text:span><text:span text:style-name="T5_2"><text:s/></text:span><text:span text:style-name="T5_3">serialu</text:span><text:span text:style-name="T5_4"><text:s/></text:span><text:span text:style-name="T5_5">można</text:span><text:span text:style-name="T5_6"><text:s/></text:span><text:span text:style-name="T5_7">wskazać</text:span><text:span text:style-name="T5_8"><text:s/></text:span><text:span text:style-name="T5_9">kilka</text:span><text:span text:style-name="T5_10"><text:s/></text:span><text:span text:style-name="T5_11">postaci</text:span><text:span text:style-name="T5_12">,<text:s/></text:span><text:span text:style-name="T5_13">które</text:span><text:span text:style-name="T5_14"><text:s/></text:span><text:span text:style-name="T5_15">osiągnęły</text:span><text:span text:style-name="T5_16"><text:s/></text:span><text:span text:style-name="T5_17">życiowy</text:span><text:span text:style-name="T5_18"><text:s/></text:span><text:span text:style-name="T5_19">sukces</text:span><text:span text:style-name="T5_20"><text:s/></text:span><text:span text:style-name="T5_21">bądź</text:span><text:span text:style-name="T5_22"><text:s/></text:span><text:span text:style-name="T5_23">znajdują</text:span><text:span text:style-name="T5_24"><text:s/></text:span><text:span text:style-name="T5_25">się</text:span><text:span text:style-name="T5_26"><text:s/></text:span><text:span text:style-name="T5_27">na</text:span><text:span text:style-name="T5_28"><text:s/></text:span><text:span text:style-name="T5_29">najlepszej</text:span><text:span text:style-name="T5_30"><text:s/></text:span><text:span text:style-name="T5_31">drodze</text:span><text:span text:style-name="T5_32"><text:s/></text:span><text:span text:style-name="T5_33">ku</text:span><text:span text:style-name="T5_34"><text:s/></text:span><text:span text:style-name="T5_35">niemu</text:span><text:span text:style-name="T5_36">.<text:s/></text:span><text:span text:style-name="T5_37">W</text:span><text:span text:style-name="T5_38"><text:s/></text:span><text:span text:style-name="T5_39">samym</text:span><text:span text:style-name="T5_40"><text:s/></text:span><text:span text:style-name="T5_41">Mane</text:span><text:span text:style-name="T5_42"><text:s/></text:span><text:span text:style-name="T5_43">Six</text:span><text:span text:style-name="T5_44"><text:s/></text:span><text:span text:style-name="T5_45">są</text:span><text:span text:style-name="T5_46"><text:s/></text:span><text:span text:style-name="T5_47">to</text:span><text:span text:style-name="T5_48"><text:s/></text:span><text:span text:style-name="T5_49">Twilight</text:span><text:span text:style-name="T5_50">,<text:s/></text:span><text:span text:style-name="T5_51">Rarity</text:span><text:span text:style-name="T5_52"><text:s/></text:span><text:span text:style-name="T5_53">oraz</text:span><text:span text:style-name="T5_54"><text:s/></text:span><text:span text:style-name="T5_55">Rainbow</text:span><text:span text:style-name="T5_56"><text:s/></text:span><text:span text:style-name="T5_57">i</text:span><text:span text:style-name="T5_58"><text:s/></text:span><text:span text:style-name="T5_59">to</text:span><text:span text:style-name="T5_60"><text:s/></text:span><text:span text:style-name="T5_61">na</text:span><text:span text:style-name="T5_62"><text:s/></text:span><text:span text:style-name="T5_63">nich</text:span><text:span text:style-name="T5_64"><text:s/></text:span><text:span text:style-name="T5_65">zamierzam</text:span><text:span text:style-name="T5_66"><text:s/></text:span><text:span text:style-name="T5_67">się</text:span><text:span text:style-name="T5_68"><text:s/></text:span><text:span text:style-name="T5_69">skupić</text:span><text:span text:style-name="T5_70">,<text:s/></text:span><text:span text:style-name="T5_71">bo</text:span><text:span text:style-name="T5_72"><text:s/></text:span><text:span text:style-name="T5_73">tylko</text:span><text:span text:style-name="T5_74"><text:s/></text:span><text:span text:style-name="T5_75">w</text:span><text:span text:style-name="T5_76"><text:s/></text:span><text:span text:style-name="T5_77">tym</text:span><text:span text:style-name="T5_78"><text:s/></text:span><text:span text:style-name="T5_79">wypadku</text:span><text:span text:style-name="T5_80"><text:s/></text:span><text:span text:style-name="T5_81">serial</text:span><text:span text:style-name="T5_82"><text:s/></text:span><text:span text:style-name="T5_83">dostarcza</text:span><text:span text:style-name="T5_84"><text:s/></text:span><text:span text:style-name="T5_85">dostateczną</text:span><text:span text:style-name="T5_86"><text:s/></text:span><text:span text:style-name="T5_87">ilość</text:span><text:span text:style-name="T5_88"><text:s/></text:span><text:span text:style-name="T5_89">danych</text:span><text:span text:style-name="T5_90">,<text:s/></text:span><text:span text:style-name="T5_91">by</text:span><text:span text:style-name="T5_92"><text:s/></text:span><text:span text:style-name="T5_93">móc</text:span><text:span text:style-name="T5_94"><text:s/></text:span><text:span text:style-name="T5_95">wyciągnąć</text:span><text:span text:style-name="T5_96"><text:s/></text:span><text:span text:style-name="T5_97">sensowne</text:span><text:span text:style-name="T5_98"><text:s/></text:span><text:span text:style-name="T5_99">wnioski</text:span><text:span text:style-name="T5_100">.<text:s/></text:span><text:span text:style-name="T5_101">To</text:span><text:span text:style-name="T5_102">,<text:s/></text:span><text:span text:style-name="T5_103">co</text:span><text:span text:style-name="T5_104"><text:s/></text:span><text:span text:style-name="T5_105">chcę</text:span><text:span text:style-name="T5_106"><text:s/></text:span><text:span text:style-name="T5_107">udowodnić</text:span><text:span text:style-name="T5_108">,<text:s/></text:span><text:span text:style-name="T5_109">to</text:span><text:span text:style-name="T5_110"><text:s/></text:span><text:span text:style-name="T5_111">to</text:span><text:span text:style-name="T5_112">,<text:s/></text:span><text:span text:style-name="T5_113">że</text:span><text:span text:style-name="T5_114"><text:s/></text:span><text:span text:style-name="T5_115">owe</text:span><text:span text:style-name="T5_116"><text:s/></text:span><text:span text:style-name="T5_117">klacze</text:span><text:span text:style-name="T5_118"><text:s/></text:span><text:span text:style-name="T5_119">nie</text:span><text:span text:style-name="T5_120"><text:s/></text:span><text:span text:style-name="T5_121">osiągnęły</text:span><text:span text:style-name="T5_122"><text:s/></text:span><text:span text:style-name="T5_123">tego</text:span><text:span text:style-name="T5_124"><text:s/></text:span><text:span text:style-name="T5_125">wszystkiego</text:span><text:span text:style-name="T5_126"><text:s/></text:span><text:span text:style-name="T5_127">wyłącznie</text:span><text:span text:style-name="T5_128"><text:s/></text:span><text:span text:style-name="T5_129">dzięki</text:span><text:span text:style-name="T5_130"><text:s/></text:span><text:span text:style-name="T5_131">własnym</text:span><text:span text:style-name="T5_132"><text:s/></text:span><text:span text:style-name="T5_133">umiejętnościom</text:span><text:span text:style-name="T5_134"><text:s/></text:span><text:span text:style-name="T5_135">i</text:span><text:span text:style-name="T5_136"><text:s/></text:span><text:span text:style-name="T5_137">magii</text:span><text:span text:style-name="T5_138"><text:s/></text:span><text:span text:style-name="T5_139">przyjaźni</text:span><text:span text:style-name="T5_140">.</text:span></text:p>
      <text:p text:style-name="P6"><text:span text:style-name="T6_1">Najlepszym</text:span><text:span text:style-name="T6_2"><text:s/></text:span><text:span text:style-name="T6_3">przykładem</text:span><text:span text:style-name="T6_4"><text:s/></text:span><text:span text:style-name="T6_5">jest</text:span><text:span text:style-name="T6_6"><text:s/></text:span><text:span text:style-name="T6_7">księżniczka</text:span><text:span text:style-name="T6_8"><text:s/></text:span><text:span text:style-name="T6_9">Twilight</text:span><text:span text:style-name="T6_10"><text:s/></text:span><text:span text:style-name="T6_11">Sparkle</text:span><text:span text:style-name="T6_12">,<text:s/></text:span><text:span text:style-name="T6_13">która</text:span><text:span text:style-name="T6_14"><text:s/></text:span><text:span text:style-name="T6_15">została</text:span><text:span text:style-name="T6_16"><text:s/></text:span><text:span text:style-name="T6_17">księżniczką</text:span><text:span text:style-name="T6_18">,<text:s/></text:span><text:span text:style-name="T6_19">ponieważ</text:span><text:span text:style-name="T6_20"><text:s/></text:span><text:span text:style-name="T6_21">dokończyła</text:span><text:span text:style-name="T6_22"><text:s/></text:span><text:span text:style-name="T6_23">zaklęcie</text:span><text:span text:style-name="T6_24"><text:s/></text:span><text:span text:style-name="T6_25">i</text:span><text:span text:style-name="T6_26"><text:s/></text:span><text:span text:style-name="T6_27">weszła</text:span><text:span text:style-name="T6_28"><text:s/></text:span><text:span text:style-name="T6_29">na</text:span><text:span text:style-name="T6_30"><text:s/></text:span><text:span text:style-name="T6_31">nowy</text:span><text:span text:style-name="T6_32"><text:s/></text:span><text:span text:style-name="T6_33">poziom</text:span><text:span text:style-name="T6_34"><text:s/></text:span><text:span text:style-name="T6_35">magii</text:span><text:span text:style-name="T6_36"><text:s/></text:span><text:span text:style-name="T6_37">przyjaźni</text:span><text:span text:style-name="T6_38"><text:s/></text:span><text:span text:style-name="T6_39">–<text:s/></text:span><text:span text:style-name="T6_40">a</text:span><text:span text:style-name="T6_41"><text:s/></text:span><text:span text:style-name="T6_42">przynajmniej</text:span><text:span text:style-name="T6_43"><text:s/></text:span><text:span text:style-name="T6_44">mniej</text:span><text:span text:style-name="T6_45"><text:s/></text:span><text:span text:style-name="T6_46">więcej</text:span><text:span text:style-name="T6_47"><text:s/></text:span><text:span text:style-name="T6_48">tak</text:span><text:span text:style-name="T6_49"><text:s/></text:span><text:span text:style-name="T6_50">brzmi</text:span><text:span text:style-name="T6_51"><text:s/></text:span><text:span text:style-name="T6_52">oficjalna</text:span><text:span text:style-name="T6_53"><text:s/></text:span><text:span text:style-name="T6_54">propaganda</text:span><text:span text:style-name="T6_55">.<text:s/></text:span><text:span text:style-name="T6_56">Czy</text:span><text:span text:style-name="T6_57"><text:s/></text:span><text:span text:style-name="T6_58">nasza</text:span><text:span text:style-name="T6_59"><text:s/></text:span><text:span text:style-name="T6_60">księżniczka</text:span><text:span text:style-name="T6_61"><text:s/></text:span><text:span text:style-name="T6_62">przyjaźni</text:span><text:span text:style-name="T6_63"><text:s/></text:span><text:span text:style-name="T6_64">zrobiła</text:span><text:span text:style-name="T6_65"><text:s/></text:span><text:span text:style-name="T6_66">cokolwiek</text:span><text:span text:style-name="T6_67"><text:s/></text:span><text:span text:style-name="T6_68">związanego</text:span><text:span text:style-name="T6_69"><text:s/></text:span><text:span text:style-name="T6_70">z</text:span><text:span text:style-name="T6_71"><text:s/></text:span><text:span text:style-name="T6_72">przyjaźnią</text:span><text:span text:style-name="T6_73"><text:s/></text:span><text:span text:style-name="T6_74">po</text:span><text:span text:style-name="T6_75"><text:s/></text:span><text:span text:style-name="T6_76">koronacji</text:span><text:span text:style-name="T6_77">?<text:s/></text:span><text:span text:style-name="T6_78">Owszem</text:span><text:span text:style-name="T6_79">,<text:s/></text:span><text:span text:style-name="T6_80">zrobiła</text:span><text:span text:style-name="T6_81"><text:s/></text:span><text:span text:style-name="T6_82">i</text:span><text:span text:style-name="T6_83"><text:s/></text:span><text:span text:style-name="T6_84">można</text:span><text:span text:style-name="T6_85"><text:s/></text:span><text:span text:style-name="T6_86">to</text:span><text:span text:style-name="T6_87"><text:s/></text:span><text:span text:style-name="T6_88">określić</text:span><text:span text:style-name="T6_89"><text:s/></text:span><text:span text:style-name="T6_90">jako</text:span><text:span text:style-name="T6_91"><text:s/></text:span><text:span text:style-name="T6_92">totalną</text:span><text:span text:style-name="T6_93"><text:s/></text:span><text:span text:style-name="T6_94">porażkę</text:span><text:span text:style-name="T6_95">.<text:s/></text:span><text:span text:style-name="T6_96">Jej</text:span><text:span text:style-name="T6_97"><text:s/></text:span><text:span text:style-name="T6_98">rady</text:span><text:span text:style-name="T6_99">,<text:s/></text:span><text:span text:style-name="T6_100">plany</text:span><text:span text:style-name="T6_101">,<text:s/></text:span><text:span text:style-name="T6_102">trzymanie</text:span><text:span text:style-name="T6_103"><text:s/></text:span><text:span text:style-name="T6_104">się</text:span><text:span text:style-name="T6_105"><text:s/></text:span><text:span text:style-name="T6_106">schematów</text:span><text:span text:style-name="T6_107"><text:s/></text:span><text:span text:style-name="T6_108">i</text:span><text:span text:style-name="T6_109"><text:s/></text:span><text:span text:style-name="T6_110">cała</text:span><text:span text:style-name="T6_111"><text:s/></text:span><text:span text:style-name="T6_112">reszta</text:span><text:span text:style-name="T6_113"><text:s/></text:span><text:span text:style-name="T6_114">wyglądają</text:span><text:span text:style-name="T6_115"><text:s/></text:span><text:span text:style-name="T6_116">jak</text:span><text:span text:style-name="T6_117"><text:s/></text:span><text:span text:style-name="T6_118">działania</text:span><text:span text:style-name="T6_119"><text:s/></text:span><text:span text:style-name="T6_120">osoby</text:span><text:span text:style-name="T6_121"><text:s/></text:span><text:span text:style-name="T6_122">ze</text:span><text:span text:style-name="T6_123"><text:s/></text:span><text:span text:style-name="T6_124">spektrum</text:span><text:span text:style-name="T6_125"><text:s/></text:span><text:span text:style-name="T6_126">autyzmu</text:span><text:span text:style-name="T6_127">.<text:s/></text:span><text:span text:style-name="T6_128">Alikorn</text:span><text:span text:style-name="T6_129"><text:s/></text:span><text:span text:style-name="T6_130">ewidentnie</text:span><text:span text:style-name="T6_131"><text:s/></text:span><text:span text:style-name="T6_132">nie</text:span><text:span text:style-name="T6_133"><text:s/></text:span><text:span text:style-name="T6_134">rozumie</text:span><text:span text:style-name="T6_135">,<text:s/></text:span><text:span text:style-name="T6_136">że</text:span><text:span text:style-name="T6_137"><text:s/></text:span><text:span text:style-name="T6_138">przyjaźń</text:span><text:span text:style-name="T6_139"><text:s/></text:span><text:span text:style-name="T6_140">nie</text:span><text:span text:style-name="T6_141"><text:s/></text:span><text:span text:style-name="T6_142">jest</text:span><text:span text:style-name="T6_143"><text:s/></text:span><text:span text:style-name="T6_144">czymś</text:span><text:span text:style-name="T6_145"><text:s/></text:span><text:span text:style-name="T6_146">sztywnym</text:span><text:span text:style-name="T6_147">,<text:s/></text:span><text:span text:style-name="T6_148">co</text:span><text:span text:style-name="T6_149"><text:s/></text:span><text:span text:style-name="T6_150">można</text:span><text:span text:style-name="T6_151"><text:s/></text:span><text:span text:style-name="T6_152">skatalogować</text:span><text:span text:style-name="T6_153">.<text:s/></text:span><text:span text:style-name="T6_154">Starlight</text:span><text:span text:style-name="T6_155"><text:s/></text:span><text:span text:style-name="T6_156">i</text:span><text:span text:style-name="T6_157"><text:s/></text:span><text:span text:style-name="T6_158">Spike</text:span><text:span text:style-name="T6_159"><text:s/></text:span><text:span text:style-name="T6_160">wydają</text:span><text:span text:style-name="T6_161"><text:s/></text:span><text:span text:style-name="T6_162">się</text:span><text:span text:style-name="T6_163"><text:s/></text:span><text:span text:style-name="T6_164">lepiej</text:span><text:span text:style-name="T6_165"><text:s/></text:span><text:span text:style-name="T6_166">rozumieć</text:span><text:span text:style-name="T6_167"><text:s/></text:span><text:span text:style-name="T6_168">całą</text:span><text:span text:style-name="T6_169"><text:s/></text:span><text:span text:style-name="T6_170">ideę</text:span><text:span text:style-name="T6_171"><text:s/></text:span><text:span text:style-name="T6_172">przyjaźni</text:span><text:span text:style-name="T6_173">.<text:s/></text:span><text:span text:style-name="T6_174">W</text:span><text:span text:style-name="T6_175"><text:s/></text:span><text:span text:style-name="T6_176">takim</text:span><text:span text:style-name="T6_177"><text:s/></text:span><text:span text:style-name="T6_178">razie</text:span><text:span text:style-name="T6_179"><text:s/></text:span><text:span text:style-name="T6_180">czemu</text:span><text:span text:style-name="T6_181"><text:s/></text:span><text:span text:style-name="T6_182">i</text:span><text:span text:style-name="T6_183"><text:s/></text:span><text:span text:style-name="T6_184">za</text:span><text:span text:style-name="T6_185"><text:s/></text:span><text:span text:style-name="T6_186">co</text:span><text:span text:style-name="T6_187"><text:s/></text:span><text:span text:style-name="T6_188">Twalot</text:span><text:span text:style-name="T6_189"><text:s/></text:span><text:span text:style-name="T6_190">dostał</text:span><text:span text:style-name="T6_191"><text:s/></text:span><text:span text:style-name="T6_192">skrzydła</text:span><text:span text:style-name="T6_193">?<text:s/></text:span><text:span text:style-name="T6_194">Istnieją</text:span><text:span text:style-name="T6_195"><text:s/></text:span><text:span text:style-name="T6_196">dwie</text:span><text:span text:style-name="T6_197"><text:s/></text:span><text:span text:style-name="T6_198">odpowiedzi</text:span><text:span text:style-name="T6_199"><text:s/></text:span><text:span text:style-name="T6_200">na</text:span><text:span text:style-name="T6_201"><text:s/></text:span><text:span text:style-name="T6_202">to</text:span><text:span text:style-name="T6_203"><text:s/></text:span><text:span text:style-name="T6_204">pytanie</text:span><text:span text:style-name="T6_205">,<text:s/></text:span><text:span text:style-name="T6_206">ale</text:span><text:span text:style-name="T6_207"><text:s/></text:span><text:span text:style-name="T6_208">póki</text:span><text:span text:style-name="T6_209"><text:s/></text:span><text:span text:style-name="T6_210">co</text:span><text:span text:style-name="T6_211"><text:s/></text:span><text:span text:style-name="T6_212">postaram</text:span><text:span text:style-name="T6_213"><text:s/></text:span><text:span text:style-name="T6_214">się</text:span><text:span text:style-name="T6_215"><text:s/></text:span><text:span text:style-name="T6_216">skupić</text:span><text:span text:style-name="T6_217"><text:s/></text:span><text:span text:style-name="T6_218">na</text:span><text:span text:style-name="T6_219"><text:s/></text:span><text:span text:style-name="T6_220">jednej</text:span><text:span text:style-name="T6_221">.<text:s/></text:span><text:span text:style-name="T6_222">Prześledźmy</text:span><text:span text:style-name="T6_223"><text:s/></text:span><text:span text:style-name="T6_224">całe</text:span><text:span text:style-name="T6_225"><text:s/></text:span><text:span text:style-name="T6_226">życie</text:span><text:span text:style-name="T6_227"><text:s/></text:span><text:span text:style-name="T6_228">fioletowej</text:span><text:span text:style-name="T6_229"><text:s/></text:span><text:span text:style-name="T6_230">klaczki</text:span><text:span text:style-name="T6_231">,<text:s/></text:span><text:span text:style-name="T6_232">ponieważ</text:span><text:span text:style-name="T6_233"><text:s/></text:span><text:span text:style-name="T6_234">właśnie</text:span><text:span text:style-name="T6_235"><text:s/></text:span><text:span text:style-name="T6_236">tam</text:span><text:span text:style-name="T6_237"><text:s/></text:span><text:span text:style-name="T6_238">kryje</text:span><text:span text:style-name="T6_239"><text:s/></text:span><text:span text:style-name="T6_240">się</text:span><text:span text:style-name="T6_241"><text:s/></text:span><text:span text:style-name="T6_242">prawda</text:span><text:span text:style-name="T6_243">.</text:span></text:p>
      <text:p text:style-name="P7"><text:span text:style-name="T7_1">Rodzice</text:span><text:span text:style-name="T7_2"><text:s/></text:span><text:span text:style-name="T7_3">Twilight</text:span><text:span text:style-name="T7_4"><text:s/></text:span><text:span text:style-name="T7_5">są</text:span><text:span text:style-name="T7_6"><text:s/></text:span><text:span text:style-name="T7_7">parą</text:span><text:span text:style-name="T7_8"><text:s/></text:span><text:span text:style-name="T7_9">jednorożców</text:span><text:span text:style-name="T7_10"><text:s/></text:span><text:span text:style-name="T7_11">z</text:span><text:span text:style-name="T7_12"><text:s/></text:span><text:span text:style-name="T7_13">Canterlot</text:span><text:span text:style-name="T7_14"><text:s/></text:span><text:span text:style-name="T7_15">i</text:span><text:span text:style-name="T7_16"><text:s/></text:span><text:span text:style-name="T7_17">zdecydowanie</text:span><text:span text:style-name="T7_18"><text:s/></text:span><text:span text:style-name="T7_19">nie</text:span><text:span text:style-name="T7_20"><text:s/></text:span><text:span text:style-name="T7_21">należą</text:span><text:span text:style-name="T7_22"><text:s/></text:span><text:span text:style-name="T7_23">do</text:span><text:span text:style-name="T7_24"><text:s/></text:span><text:span text:style-name="T7_25">kucyków</text:span><text:span text:style-name="T7_26"><text:s/></text:span><text:span text:style-name="T7_27">biednych</text:span><text:span text:style-name="T7_28">.<text:s/></text:span><text:span text:style-name="T7_29">To</text:span><text:span text:style-name="T7_30"><text:s/></text:span><text:span text:style-name="T7_31">przynajmniej</text:span><text:span text:style-name="T7_32"><text:s/></text:span><text:span text:style-name="T7_33">equestriański</text:span><text:span text:style-name="T7_34"><text:s/></text:span><text:span text:style-name="T7_35">odpowiednik</text:span><text:span text:style-name="T7_36"><text:s/></text:span><text:span text:style-name="T7_37">klasy</text:span><text:span text:style-name="T7_38"><text:s/></text:span><text:span text:style-name="T7_39">średniej</text:span><text:span text:style-name="T7_40">.<text:s/></text:span><text:span text:style-name="T7_41">Małej</text:span><text:span text:style-name="T7_42"><text:s/></text:span><text:span text:style-name="T7_43">Twilight</text:span><text:span text:style-name="T7_44"><text:s/></text:span><text:span text:style-name="T7_45">niczego</text:span><text:span text:style-name="T7_46"><text:s/></text:span><text:span text:style-name="T7_47">nie</text:span><text:span text:style-name="T7_48"><text:s/></text:span><text:span text:style-name="T7_49">brakowało</text:span><text:span text:style-name="T7_50">,<text:s/></text:span><text:span text:style-name="T7_51">miała</text:span><text:span text:style-name="T7_52"><text:s/></text:span><text:span text:style-name="T7_53">kochającą</text:span><text:span text:style-name="T7_54"><text:s/></text:span><text:span text:style-name="T7_55">rodzinę</text:span><text:span text:style-name="T7_56">,<text:s/></text:span><text:span text:style-name="T7_57">masę</text:span><text:span text:style-name="T7_58"><text:s/></text:span><text:span text:style-name="T7_59">książek</text:span><text:span text:style-name="T7_60">,<text:s/></text:span><text:span text:style-name="T7_61">zabawki</text:span><text:span text:style-name="T7_62"><text:s/></text:span><text:span text:style-name="T7_63">oraz</text:span><text:span text:style-name="T7_64"><text:s/></text:span><text:span text:style-name="T7_65">alikorna</text:span><text:span text:style-name="T7_66"><text:s/></text:span><text:span text:style-name="T7_67">za</text:span><text:span text:style-name="T7_68"><text:s/></text:span><text:span text:style-name="T7_69">opiekunkę</text:span><text:span text:style-name="T7_70">.<text:s/></text:span><text:span text:style-name="T7_71">W</text:span><text:span text:style-name="T7_72"><text:s/></text:span><text:span text:style-name="T7_73">retrospekcji</text:span><text:span text:style-name="T7_74"><text:s/></text:span><text:span text:style-name="T7_75">z</text:span><text:span text:style-name="T7_76"><text:s/></text:span><text:span text:style-name="T7_77">młodą</text:span><text:span text:style-name="T7_78"><text:s/></text:span><text:span text:style-name="T7_79">Cadance</text:span><text:span text:style-name="T7_80"><text:s/></text:span><text:span text:style-name="T7_81">Twi</text:span><text:span text:style-name="T7_82"><text:s/></text:span><text:span text:style-name="T7_83">nie</text:span><text:span text:style-name="T7_84"><text:s/></text:span><text:span text:style-name="T7_85">ma</text:span><text:span text:style-name="T7_86"><text:s/></text:span><text:span text:style-name="T7_87">jeszcze</text:span><text:span text:style-name="T7_88"><text:s/></text:span><text:span text:style-name="T7_89">znaczka</text:span><text:span text:style-name="T7_90">,<text:s/></text:span><text:span text:style-name="T7_91">czyli</text:span><text:span text:style-name="T7_92"><text:s/></text:span><text:span text:style-name="T7_93">nie</text:span><text:span text:style-name="T7_94"><text:s/></text:span><text:span text:style-name="T7_95">jest</text:span><text:span text:style-name="T7_96"><text:s/></text:span><text:span text:style-name="T7_97">uczennicą</text:span><text:span text:style-name="T7_98"><text:s/></text:span><text:span text:style-name="T7_99">Celestii</text:span><text:span text:style-name="T7_100">.<text:s/></text:span><text:span text:style-name="T7_101">No</text:span><text:span text:style-name="T7_102"><text:s/></text:span><text:span text:style-name="T7_103">wybaczcie</text:span><text:span text:style-name="T7_104">,<text:s/></text:span><text:span text:style-name="T7_105">ale</text:span><text:span text:style-name="T7_106"><text:s/></text:span><text:span text:style-name="T7_107">dzieci</text:span><text:span text:style-name="T7_108"><text:s/></text:span><text:span text:style-name="T7_109">rodziny</text:span><text:span text:style-name="T7_110"><text:s/></text:span><text:span text:style-name="T7_111">królewskiej</text:span><text:span text:style-name="T7_112"><text:s/></text:span><text:span text:style-name="T7_113">raczej</text:span><text:span text:style-name="T7_114"><text:s/></text:span><text:span text:style-name="T7_115">nie</text:span><text:span text:style-name="T7_116"><text:s/></text:span><text:span text:style-name="T7_117">zadają</text:span><text:span text:style-name="T7_118"><text:s/></text:span><text:span text:style-name="T7_119">się</text:span><text:span text:style-name="T7_120"><text:s/></text:span><text:span text:style-name="T7_121">z</text:span><text:span text:style-name="T7_122"><text:s/></text:span><text:span text:style-name="T7_123">byle</text:span><text:span text:style-name="T7_124"><text:s/></text:span><text:span text:style-name="T7_125">plebsem</text:span><text:span text:style-name="T7_126">.<text:s/></text:span><text:span text:style-name="T7_127">To</text:span><text:span text:style-name="T7_128"><text:s/></text:span><text:span text:style-name="T7_129">świadczy</text:span><text:span text:style-name="T7_130"><text:s/></text:span><text:span text:style-name="T7_131">o</text:span><text:span text:style-name="T7_132"><text:s/></text:span><text:span text:style-name="T7_133">tym</text:span><text:span text:style-name="T7_134">,<text:s/></text:span><text:span text:style-name="T7_135">że</text:span><text:span text:style-name="T7_136"><text:s/></text:span><text:span text:style-name="T7_137">rodzice</text:span><text:span text:style-name="T7_138"><text:s/></text:span><text:span text:style-name="T7_139">Twilight</text:span><text:span text:style-name="T7_140"><text:s/></text:span><text:span text:style-name="T7_141">są</text:span><text:span text:style-name="T7_142"><text:s/></text:span><text:span text:style-name="T7_143">ważnymi</text:span><text:span text:style-name="T7_144"><text:s/></text:span><text:span text:style-name="T7_145">kucykami</text:span><text:span text:style-name="T7_146">,<text:s/></text:span><text:span text:style-name="T7_147">prawdopodobnie</text:span><text:span text:style-name="T7_148"><text:s/></text:span><text:span text:style-name="T7_149">utalentowanymi</text:span><text:span text:style-name="T7_150"><text:s/></text:span><text:span text:style-name="T7_151">magicznie</text:span><text:span text:style-name="T7_152">.<text:s/></text:span><text:span text:style-name="T7_153">Zaraz</text:span><text:span text:style-name="T7_154"><text:s/></text:span><text:span text:style-name="T7_155">pewnie</text:span><text:span text:style-name="T7_156"><text:s/></text:span><text:span text:style-name="T7_157">odezwą</text:span><text:span text:style-name="T7_158"><text:s/></text:span><text:span text:style-name="T7_159">się</text:span><text:span text:style-name="T7_160"><text:s/></text:span><text:span text:style-name="T7_161">czytelnicy</text:span><text:span text:style-name="T7_162"><text:s/></text:span><text:span text:style-name="T7_163">komiksu</text:span><text:span text:style-name="T7_164">,<text:s/></text:span><text:span text:style-name="T7_165">w</text:span><text:span text:style-name="T7_166"><text:s/></text:span><text:span text:style-name="T7_167">którym</text:span><text:span text:style-name="T7_168"><text:s/></text:span><text:span text:style-name="T7_169">Cadance</text:span><text:span text:style-name="T7_170"><text:s/></text:span><text:span text:style-name="T7_171">sama</text:span><text:span text:style-name="T7_172"><text:s/></text:span><text:span text:style-name="T7_173">zamieszczała</text:span><text:span text:style-name="T7_174"><text:s/></text:span><text:span text:style-name="T7_175">ogłoszenia</text:span><text:span text:style-name="T7_176">,<text:s/></text:span><text:span text:style-name="T7_177">że</text:span><text:span text:style-name="T7_178"><text:s/></text:span><text:span text:style-name="T7_179">zatrudni</text:span><text:span text:style-name="T7_180"><text:s/></text:span><text:span text:style-name="T7_181">się</text:span><text:span text:style-name="T7_182"><text:s/></text:span><text:span text:style-name="T7_183">jako</text:span><text:span text:style-name="T7_184"><text:s/></text:span><text:span text:style-name="T7_185">opiekunka</text:span><text:span text:style-name="T7_186">,<text:s/></text:span><text:span text:style-name="T7_187">jednakże</text:span><text:span text:style-name="T7_188"><text:s/></text:span><text:span text:style-name="T7_189">jest</text:span><text:span text:style-name="T7_190"><text:s/></text:span><text:span text:style-name="T7_191">to</text:span><text:span text:style-name="T7_192"><text:s/></text:span><text:span text:style-name="T7_193">jedno</text:span><text:span text:style-name="T7_194"><text:s/></text:span><text:span text:style-name="T7_195">z</text:span><text:span text:style-name="T7_196"><text:s/></text:span><text:span text:style-name="T7_197">tych</text:span><text:span text:style-name="T7_198"><text:s/></text:span><text:span text:style-name="T7_199">miejsc</text:span><text:span text:style-name="T7_200">,<text:s/></text:span><text:span text:style-name="T7_201">które</text:span><text:span text:style-name="T7_202"><text:s/></text:span><text:span text:style-name="T7_203">udowadniają</text:span><text:span text:style-name="T7_204">,<text:s/></text:span><text:span text:style-name="T7_205">że</text:span><text:span text:style-name="T7_206"><text:s/></text:span><text:span text:style-name="T7_207">komiksy</text:span><text:span text:style-name="T7_208"><text:s/></text:span><text:span text:style-name="T7_209">nie</text:span><text:span text:style-name="T7_210"><text:s/></text:span><text:span text:style-name="T7_211">są</text:span><text:span text:style-name="T7_212"><text:s/></text:span><text:span text:style-name="T7_213">kanonem</text:span><text:span text:style-name="T7_214">.<text:s/></text:span><text:span text:style-name="T7_215">Dlaczego</text:span><text:span text:style-name="T7_216">?<text:s/></text:span><text:span text:style-name="T7_217">Komiksowa</text:span><text:span text:style-name="T7_218"><text:s/></text:span><text:span text:style-name="T7_219">Cadance</text:span><text:span text:style-name="T7_220"><text:s/></text:span><text:span text:style-name="T7_221">to</text:span><text:span text:style-name="T7_222"><text:s/></text:span><text:span text:style-name="T7_223">nastolatka</text:span><text:span text:style-name="T7_224"><text:s/></text:span><text:span text:style-name="T7_225">i</text:span><text:span text:style-name="T7_226"><text:s/></text:span><text:span text:style-name="T7_227">rówieśniczka</text:span><text:span text:style-name="T7_228"><text:s/></text:span><text:span text:style-name="T7_229">Shining</text:span><text:span text:style-name="T7_230"><text:s/></text:span><text:span text:style-name="T7_231">Armora</text:span><text:span text:style-name="T7_232">.<text:s/></text:span><text:span text:style-name="T7_233">Oboje</text:span><text:span text:style-name="T7_234"><text:s/></text:span><text:span text:style-name="T7_235">osiągnęli</text:span><text:span text:style-name="T7_236"><text:s/></text:span><text:span text:style-name="T7_237">już</text:span><text:span text:style-name="T7_238"><text:s/></text:span><text:span text:style-name="T7_239">na</text:span><text:span text:style-name="T7_240"><text:s/></text:span><text:span text:style-name="T7_241">oko</text:span><text:span text:style-name="T7_242"><text:s/></text:span><text:span text:style-name="T7_243">rozmiary</text:span><text:span text:style-name="T7_244"><text:s/></text:span><text:span text:style-name="T7_245">dorosłych</text:span><text:span text:style-name="T7_246"><text:s/></text:span><text:span text:style-name="T7_247">kuców</text:span><text:span text:style-name="T7_248">,<text:s/></text:span><text:span text:style-name="T7_249">tymczasem</text:span><text:span text:style-name="T7_250"><text:s/></text:span><text:span text:style-name="T7_251">Twilight</text:span><text:span text:style-name="T7_252"><text:s/></text:span><text:span text:style-name="T7_253">wciąż</text:span><text:span text:style-name="T7_254"><text:s/></text:span><text:span text:style-name="T7_255">jest</text:span><text:span text:style-name="T7_256"><text:s/></text:span><text:span text:style-name="T7_257">malutka</text:span><text:span text:style-name="T7_258">.<text:s/></text:span><text:span text:style-name="T7_259">W</text:span><text:span text:style-name="T7_260"><text:s/></text:span><text:span text:style-name="T7_261">serialu</text:span><text:span text:style-name="T7_262"><text:s/></text:span><text:span text:style-name="T7_263">księżniczka</text:span><text:span text:style-name="T7_264"><text:s/></text:span><text:span text:style-name="T7_265">miłości</text:span><text:span text:style-name="T7_266"><text:s/></text:span><text:span text:style-name="T7_267">zestawiona</text:span><text:span text:style-name="T7_268"><text:s/></text:span><text:span text:style-name="T7_269">z</text:span><text:span text:style-name="T7_270"><text:s/></text:span><text:span text:style-name="T7_271">młodą</text:span><text:span text:style-name="T7_272"><text:s/></text:span><text:span text:style-name="T7_273">Twi</text:span><text:span text:style-name="T7_274"><text:s/></text:span><text:span text:style-name="T7_275">wygląda</text:span><text:span text:style-name="T7_276"><text:s/></text:span><text:span text:style-name="T7_277">na</text:span><text:span text:style-name="T7_278"><text:s/></text:span><text:span text:style-name="T7_279">niewiele</text:span><text:span text:style-name="T7_280"><text:s/></text:span><text:span text:style-name="T7_281">starszą</text:span><text:span text:style-name="T7_282"><text:s/></text:span><text:span text:style-name="T7_283">od</text:span><text:span text:style-name="T7_284"><text:s/></text:span><text:span text:style-name="T7_285">niej</text:span><text:span text:style-name="T7_286">,<text:s/></text:span><text:span text:style-name="T7_287">tymczasem</text:span><text:span text:style-name="T7_288"><text:s/></text:span><text:span text:style-name="T7_289">różnica</text:span><text:span text:style-name="T7_290"><text:s/></text:span><text:span text:style-name="T7_291">pomiędzy</text:span><text:span text:style-name="T7_292"><text:s/></text:span><text:span text:style-name="T7_293">lawendową</text:span><text:span text:style-name="T7_294"><text:s/></text:span><text:span text:style-name="T7_295">klaczką</text:span><text:span text:style-name="T7_296"><text:s/></text:span><text:span text:style-name="T7_297">a</text:span><text:span text:style-name="T7_298"><text:s/></text:span><text:span text:style-name="T7_299">Armorem</text:span><text:span text:style-name="T7_300"><text:s/></text:span><text:span text:style-name="T7_301">jest</text:span><text:span text:style-name="T7_302"><text:s/></text:span><text:span text:style-name="T7_303">zdecydowanie</text:span><text:span text:style-name="T7_304"><text:s/></text:span><text:span text:style-name="T7_305">większa</text:span><text:span text:style-name="T7_306">.<text:s/></text:span><text:span text:style-name="T7_307">Co</text:span><text:span text:style-name="T7_308"><text:s/></text:span><text:span text:style-name="T7_309">to</text:span><text:span text:style-name="T7_310"><text:s/></text:span><text:span text:style-name="T7_311">oznacza</text:span><text:span text:style-name="T7_312">?<text:s/></text:span><text:span text:style-name="T7_313">No</text:span><text:span text:style-name="T7_314"><text:s/></text:span><text:span text:style-name="T7_315">cóż</text:span><text:span text:style-name="T7_316">,<text:s/></text:span><text:span text:style-name="T7_317">Mi</text:span><text:span text:style-name="T7_318"><text:s/></text:span><text:span text:style-name="T7_319">Amore</text:span><text:span text:style-name="T7_320"><text:s/></text:span><text:span text:style-name="T7_321">Cadenza</text:span><text:span text:style-name="T7_322"><text:s/></text:span><text:span text:style-name="T7_323">nie</text:span><text:span text:style-name="T7_324"><text:s/></text:span><text:span text:style-name="T7_325">była</text:span><text:span text:style-name="T7_326"><text:s/></text:span><text:span text:style-name="T7_327">prawdziwą</text:span><text:span text:style-name="T7_328"><text:s/></text:span><text:span text:style-name="T7_329">opiekunką</text:span><text:span text:style-name="T7_330">.<text:s/></text:span><text:span text:style-name="T7_331">Mamy</text:span><text:span text:style-name="T7_332"><text:s/></text:span><text:span text:style-name="T7_333">tu</text:span><text:span text:style-name="T7_334"><text:s/></text:span><text:span text:style-name="T7_335">raczej</text:span><text:span text:style-name="T7_336"><text:s/></text:span><text:span text:style-name="T7_337">do</text:span><text:span text:style-name="T7_338"><text:s/></text:span><text:span text:style-name="T7_339">czynienia</text:span><text:span text:style-name="T7_340"><text:s/></text:span><text:span text:style-name="T7_341">z</text:span><text:span text:style-name="T7_342"><text:s/></text:span><text:span text:style-name="T7_343">sytuacją</text:span><text:span text:style-name="T7_344">,<text:s/></text:span><text:span text:style-name="T7_345">w</text:span><text:span text:style-name="T7_346"><text:s/></text:span><text:span text:style-name="T7_347">której</text:span><text:span text:style-name="T7_348"><text:s/></text:span><text:span text:style-name="T7_349">niewiele</text:span><text:span text:style-name="T7_350"><text:s/></text:span><text:span text:style-name="T7_351">starszy</text:span><text:span text:style-name="T7_352"><text:s/></text:span><text:span text:style-name="T7_353">dzieciak</text:span><text:span text:style-name="T7_354"><text:s/></text:span><text:span text:style-name="T7_355">ma</text:span><text:span text:style-name="T7_356"><text:s/></text:span><text:span text:style-name="T7_357">pod</text:span><text:span text:style-name="T7_358"><text:s/></text:span><text:span text:style-name="T7_359">opieką</text:span><text:span text:style-name="T7_360"><text:s/></text:span><text:span text:style-name="T7_361">drugiego</text:span><text:span text:style-name="T7_362">,<text:s/></text:span><text:span text:style-name="T7_363">młodszego</text:span><text:span text:style-name="T7_364">.<text:s/></text:span><text:span text:style-name="T7_365">Sama</text:span><text:span text:style-name="T7_366"><text:s/></text:span><text:span text:style-name="T7_367">scena</text:span><text:span text:style-name="T7_368"><text:s/></text:span><text:span text:style-name="T7_369">z</text:span><text:span text:style-name="T7_370"><text:s/></text:span><text:span text:style-name="T7_371">udziałem</text:span><text:span text:style-name="T7_372"><text:s/></text:span><text:span text:style-name="T7_373">klaczek</text:span><text:span text:style-name="T7_374"><text:s/></text:span><text:span text:style-name="T7_375">rozgrywa</text:span><text:span text:style-name="T7_376"><text:s/></text:span><text:span text:style-name="T7_377">się</text:span><text:span text:style-name="T7_378"><text:s/></text:span><text:span text:style-name="T7_379">na</text:span><text:span text:style-name="T7_380"><text:s/></text:span><text:span text:style-name="T7_381">dodatek</text:span><text:span text:style-name="T7_382"><text:s/></text:span><text:span text:style-name="T7_383">na</text:span><text:span text:style-name="T7_384"><text:s/></text:span><text:span text:style-name="T7_385">terenie</text:span><text:span text:style-name="T7_386"><text:s/></text:span><text:span text:style-name="T7_387">czegoś</text:span><text:span text:style-name="T7_388">,<text:s/></text:span><text:span text:style-name="T7_389">co</text:span><text:span text:style-name="T7_390"><text:s/></text:span><text:span text:style-name="T7_391">wygląda</text:span><text:span text:style-name="T7_392"><text:s/></text:span><text:span text:style-name="T7_393">jak</text:span><text:span text:style-name="T7_394"><text:s/></text:span><text:span text:style-name="T7_395">zamek</text:span><text:span text:style-name="T7_396"><text:s/></text:span><text:span text:style-name="T7_397">Canterlot</text:span><text:span text:style-name="T7_398">.<text:s/></text:span><text:span text:style-name="T7_399">Nie</text:span><text:span text:style-name="T7_400"><text:s/></text:span><text:span text:style-name="T7_401">zdziwiłabym</text:span><text:span text:style-name="T7_402"><text:s/></text:span><text:span text:style-name="T7_403">się</text:span><text:span text:style-name="T7_404">,<text:s/></text:span><text:span text:style-name="T7_405">jakby</text:span><text:span text:style-name="T7_406"><text:s/></text:span><text:span text:style-name="T7_407">w</text:span><text:span text:style-name="T7_408"><text:s/></text:span><text:span text:style-name="T7_409">tym</text:span><text:span text:style-name="T7_410"><text:s/></text:span><text:span text:style-name="T7_411">samym</text:span><text:span text:style-name="T7_412"><text:s/></text:span><text:span text:style-name="T7_413">czasie</text:span><text:span text:style-name="T7_414"><text:s/></text:span><text:span text:style-name="T7_415">Twilight</text:span><text:span text:style-name="T7_416"><text:s/></text:span><text:span text:style-name="T7_417">Velvet</text:span><text:span text:style-name="T7_418"><text:s/></text:span><text:span text:style-name="T7_419">i</text:span><text:span text:style-name="T7_420"><text:s/></text:span><text:span text:style-name="T7_421">Night</text:span><text:span text:style-name="T7_422"><text:s/></text:span><text:span text:style-name="T7_423">Light</text:span><text:span text:style-name="T7_424"><text:s/></text:span><text:span text:style-name="T7_425">popijali</text:span><text:span text:style-name="T7_426"><text:s/></text:span><text:span text:style-name="T7_427">herbatkę</text:span><text:span text:style-name="T7_428"><text:s/></text:span><text:span text:style-name="T7_429">z</text:span><text:span text:style-name="T7_430"><text:s/></text:span><text:span text:style-name="T7_431">Celestią</text:span><text:span text:style-name="T7_432">.<text:s/></text:span><text:span text:style-name="T7_433">Można</text:span><text:span text:style-name="T7_434"><text:s/></text:span><text:span text:style-name="T7_435">też</text:span><text:span text:style-name="T7_436"><text:s/></text:span><text:span text:style-name="T7_437">zaobserwować</text:span><text:span text:style-name="T7_438"><text:s/></text:span><text:span text:style-name="T7_439">kolejną</text:span><text:span text:style-name="T7_440"><text:s/></text:span><text:span text:style-name="T7_441">ciekawostkę</text:span><text:span text:style-name="T7_442"><text:s/></text:span><text:span text:style-name="T7_443">na</text:span><text:span text:style-name="T7_444"><text:s/></text:span><text:span text:style-name="T7_445">linii</text:span><text:span text:style-name="T7_446"><text:s/></text:span><text:span text:style-name="T7_447">relacji</text:span><text:span text:style-name="T7_448"><text:s/></text:span><text:span text:style-name="T7_449">Twilight</text:span><text:span text:style-name="T7_450">-</text:span><text:span text:style-name="T7_451">Cadance</text:span><text:span text:style-name="T7_452"><text:s/>–<text:s/></text:span><text:span text:style-name="T7_453">panna</text:span><text:span text:style-name="T7_454"><text:s/></text:span><text:span text:style-name="T7_455">Sparkle</text:span><text:span text:style-name="T7_456"><text:s/></text:span><text:span text:style-name="T7_457">nie</text:span><text:span text:style-name="T7_458"><text:s/></text:span><text:span text:style-name="T7_459">znała</text:span><text:span text:style-name="T7_460"><text:s/></text:span><text:span text:style-name="T7_461">pełnego</text:span><text:span text:style-name="T7_462"><text:s/></text:span><text:span text:style-name="T7_463">imienia</text:span><text:span text:style-name="T7_464"><text:s/></text:span><text:span text:style-name="T7_465">różowej</text:span><text:span text:style-name="T7_466"><text:s/></text:span><text:span text:style-name="T7_467">księżniczki</text:span><text:span text:style-name="T7_468">,<text:s/></text:span><text:span text:style-name="T7_469">co</text:span><text:span text:style-name="T7_470"><text:s/></text:span><text:span text:style-name="T7_471">wskazuje</text:span><text:span text:style-name="T7_472"><text:s/></text:span><text:span text:style-name="T7_473">na</text:span><text:span text:style-name="T7_474"><text:s/></text:span><text:span text:style-name="T7_475">relację</text:span><text:span text:style-name="T7_476"><text:s/></text:span><text:span text:style-name="T7_477">typowo</text:span><text:span text:style-name="T7_478"><text:s/></text:span><text:span text:style-name="T7_479">dziecięcą</text:span><text:span text:style-name="T7_480">.<text:s/></text:span><text:span text:style-name="T7_481">Nie</text:span><text:span text:style-name="T7_482"><text:s/></text:span><text:span text:style-name="T7_483">wiemy</text:span><text:span text:style-name="T7_484">,<text:s/></text:span><text:span text:style-name="T7_485">kiedy</text:span><text:span text:style-name="T7_486"><text:s/></text:span><text:span text:style-name="T7_487">i</text:span><text:span text:style-name="T7_488"><text:s/></text:span><text:span text:style-name="T7_489">w</text:span><text:span text:style-name="T7_490"><text:s/></text:span><text:span text:style-name="T7_491">jakich</text:span><text:span text:style-name="T7_492"><text:s/></text:span><text:span text:style-name="T7_493">okolicznościach</text:span><text:span text:style-name="T7_494"><text:s/></text:span><text:span text:style-name="T7_495">kontakt</text:span><text:span text:style-name="T7_496"><text:s/></text:span><text:span text:style-name="T7_497">tych</text:span><text:span text:style-name="T7_498"><text:s/></text:span><text:span text:style-name="T7_499">dwóch</text:span><text:span text:style-name="T7_500"><text:s/></text:span><text:span text:style-name="T7_501">się</text:span><text:span text:style-name="T7_502"><text:s/></text:span><text:span text:style-name="T7_503">urwał</text:span><text:span text:style-name="T7_504">,<text:s/></text:span><text:span text:style-name="T7_505">pozostaje</text:span><text:span text:style-name="T7_506"><text:s/></text:span><text:span text:style-name="T7_507">się</text:span><text:span text:style-name="T7_508"><text:s/></text:span><text:span text:style-name="T7_509">tylko</text:span><text:span text:style-name="T7_510"><text:s/></text:span><text:span text:style-name="T7_511">tego</text:span><text:span text:style-name="T7_512"><text:s/></text:span><text:span text:style-name="T7_513">domyślić</text:span><text:span text:style-name="T7_514">.<text:s/></text:span><text:span text:style-name="T7_515">Pewnie</text:span><text:span text:style-name="T7_516"><text:s/></text:span><text:span text:style-name="T7_517">obie</text:span><text:span text:style-name="T7_518"><text:s/></text:span><text:span text:style-name="T7_519">były</text:span><text:span text:style-name="T7_520"><text:s/></text:span><text:span text:style-name="T7_521">bardzo</text:span><text:span text:style-name="T7_522"><text:s/></text:span><text:span text:style-name="T7_523">zaabsorbowane</text:span><text:span text:style-name="T7_524"><text:s/></text:span><text:span text:style-name="T7_525">nauką</text:span><text:span text:style-name="T7_526">,<text:s/></text:span><text:span text:style-name="T7_527">a</text:span><text:span text:style-name="T7_528"><text:s/></text:span><text:span text:style-name="T7_529">sama</text:span><text:span text:style-name="T7_530"><text:s/></text:span><text:span text:style-name="T7_531">Twi</text:span><text:span text:style-name="T7_532"><text:s/></text:span><text:span text:style-name="T7_533">zaczęła</text:span><text:span text:style-name="T7_534"><text:s/></text:span><text:span text:style-name="T7_535">izolować</text:span><text:span text:style-name="T7_536"><text:s/></text:span><text:span text:style-name="T7_537">się</text:span><text:span text:style-name="T7_538"><text:s/></text:span><text:span text:style-name="T7_539">od</text:span><text:span text:style-name="T7_540"><text:s/></text:span><text:span text:style-name="T7_541">reszty</text:span><text:span text:style-name="T7_542">.</text:span></text:p>
      <text:p text:style-name="P8"><text:span text:style-name="T8_1">No</text:span><text:span text:style-name="T8_2">,<text:s/></text:span><text:span text:style-name="T8_3">ale</text:span><text:span text:style-name="T8_4"><text:s/></text:span><text:span text:style-name="T8_5">dobrze</text:span><text:span text:style-name="T8_6">,<text:s/></text:span><text:span text:style-name="T8_7">Twilight</text:span><text:span text:style-name="T8_8"><text:s/></text:span><text:span text:style-name="T8_9">została</text:span><text:span text:style-name="T8_10"><text:s/></text:span><text:span text:style-name="T8_11">studentką</text:span><text:span text:style-name="T8_12"><text:s/></text:span><text:span text:style-name="T8_13">Celestii</text:span><text:span text:style-name="T8_14">,<text:s/></text:span><text:span text:style-name="T8_15">ponieważ</text:span><text:span text:style-name="T8_16"><text:s/></text:span><text:span text:style-name="T8_17">podczas</text:span><text:span text:style-name="T8_18"><text:s/></text:span><text:span text:style-name="T8_19">egzaminu</text:span><text:span text:style-name="T8_20"><text:s/></text:span><text:span text:style-name="T8_21">wstępnego</text:span><text:span text:style-name="T8_22"><text:s/></text:span><text:span text:style-name="T8_23">zrobiła</text:span><text:span text:style-name="T8_24"><text:s/></text:span><text:span text:style-name="T8_25">piękny</text:span><text:span text:style-name="T8_26"><text:s/></text:span><text:span text:style-name="T8_27">pokaz</text:span><text:span text:style-name="T8_28"><text:s/></text:span><text:span text:style-name="T8_29">magicznej</text:span><text:span text:style-name="T8_30"><text:s/></text:span><text:span text:style-name="T8_31">mocy</text:span><text:span text:style-name="T8_32">.<text:s/></text:span><text:span text:style-name="T8_33">Niby</text:span><text:span text:style-name="T8_34"><text:s/></text:span><text:span text:style-name="T8_35">wszystko</text:span><text:span text:style-name="T8_36"><text:s/></text:span><text:span text:style-name="T8_37">w</text:span><text:span text:style-name="T8_38"><text:s/></text:span><text:span text:style-name="T8_39">porządku</text:span><text:span text:style-name="T8_40">,<text:s/></text:span><text:span text:style-name="T8_41">ale</text:span><text:span text:style-name="T8_42"><text:s/></text:span><text:span text:style-name="T8_43">chyba</text:span><text:span text:style-name="T8_44"><text:s/></text:span><text:span text:style-name="T8_45">jednak</text:span><text:span text:style-name="T8_46"><text:s/></text:span><text:span text:style-name="T8_47">nie</text:span><text:span text:style-name="T8_48">.<text:s/></text:span><text:span text:style-name="T8_49">Nie</text:span><text:span text:style-name="T8_50"><text:s/></text:span><text:span text:style-name="T8_51">zastanawiało</text:span><text:span text:style-name="T8_52"><text:s/></text:span><text:span text:style-name="T8_53">was</text:span><text:span text:style-name="T8_54"><text:s/></text:span><text:span text:style-name="T8_55">nigdy</text:span><text:span text:style-name="T8_56">,<text:s/></text:span><text:span text:style-name="T8_57">że</text:span><text:span text:style-name="T8_58"><text:s/></text:span><text:span text:style-name="T8_59">Minuette</text:span><text:span text:style-name="T8_60">,<text:s/></text:span><text:span text:style-name="T8_61">Moondancer</text:span><text:span text:style-name="T8_62"><text:s/></text:span><text:span text:style-name="T8_63">czy</text:span><text:span text:style-name="T8_64"><text:s/></text:span><text:span text:style-name="T8_65">reszta</text:span><text:span text:style-name="T8_66"><text:s/></text:span><text:span text:style-name="T8_67">koleżanek</text:span><text:span text:style-name="T8_68"><text:s/></text:span><text:span text:style-name="T8_69">Twalota</text:span><text:span text:style-name="T8_70"><text:s/></text:span><text:span text:style-name="T8_71">ze</text:span><text:span text:style-name="T8_72"><text:s/></text:span><text:span text:style-name="T8_73">szkoły</text:span><text:span text:style-name="T8_74"><text:s/></text:span><text:span text:style-name="T8_75">nie</text:span><text:span text:style-name="T8_76"><text:s/></text:span><text:span text:style-name="T8_77">mają</text:span><text:span text:style-name="T8_78"><text:s/></text:span><text:span text:style-name="T8_79">własnych</text:span><text:span text:style-name="T8_80"><text:s/></text:span><text:span text:style-name="T8_81">smoczych</text:span><text:span text:style-name="T8_82"><text:s/></text:span><text:span text:style-name="T8_83">asystentów</text:span><text:span text:style-name="T8_84">?<text:s/></text:span><text:span text:style-name="T8_85">A</text:span><text:span text:style-name="T8_86"><text:s/></text:span><text:span text:style-name="T8_87">przecież</text:span><text:span text:style-name="T8_88"><text:s/></text:span><text:span text:style-name="T8_89">również</text:span><text:span text:style-name="T8_90"><text:s/></text:span><text:span text:style-name="T8_91">musiały</text:span><text:span text:style-name="T8_92"><text:s/></text:span><text:span text:style-name="T8_93">się</text:span><text:span text:style-name="T8_94"><text:s/></text:span><text:span text:style-name="T8_95">tam</text:span><text:span text:style-name="T8_96"><text:s/></text:span><text:span text:style-name="T8_97">jakoś</text:span><text:span text:style-name="T8_98"><text:s/></text:span><text:span text:style-name="T8_99">dostać</text:span><text:span text:style-name="T8_100">.<text:s/></text:span><text:span text:style-name="T8_101">Prześledźmy</text:span><text:span text:style-name="T8_102"><text:s/></text:span><text:span text:style-name="T8_103">szkolne</text:span><text:span text:style-name="T8_104"><text:s/></text:span><text:span text:style-name="T8_105">przygody</text:span><text:span text:style-name="T8_106"><text:s/></text:span><text:span text:style-name="T8_107">od</text:span><text:span text:style-name="T8_108"><text:s/></text:span><text:span text:style-name="T8_109">początku</text:span><text:span text:style-name="T8_110">.<text:s/></text:span><text:span text:style-name="T8_111">Wszystko</text:span><text:span text:style-name="T8_112"><text:s/></text:span><text:span text:style-name="T8_113">zaczęło</text:span><text:span text:style-name="T8_114"><text:s/></text:span><text:span text:style-name="T8_115">się</text:span><text:span text:style-name="T8_116">,<text:s/></text:span><text:span text:style-name="T8_117">kiedy</text:span><text:span text:style-name="T8_118"><text:s/></text:span><text:span text:style-name="T8_119">mała</text:span><text:span text:style-name="T8_120"><text:s/></text:span><text:span text:style-name="T8_121">klacz</text:span><text:span text:style-name="T8_122"><text:s/></text:span><text:span text:style-name="T8_123">jednorożca</text:span><text:span text:style-name="T8_124"><text:s/></text:span><text:span text:style-name="T8_125">uznała</text:span><text:span text:style-name="T8_126">,<text:s/></text:span><text:span text:style-name="T8_127">że</text:span><text:span text:style-name="T8_128"><text:s/></text:span><text:span text:style-name="T8_129">pragnie</text:span><text:span text:style-name="T8_130"><text:s/></text:span><text:span text:style-name="T8_131">się</text:span><text:span text:style-name="T8_132"><text:s/></text:span><text:span text:style-name="T8_133">uczyć</text:span><text:span text:style-name="T8_134"><text:s/></text:span><text:span text:style-name="T8_135">magii</text:span><text:span text:style-name="T8_136">.<text:s/></text:span><text:span text:style-name="T8_137">Ćwiczyła</text:span><text:span text:style-name="T8_138"><text:s/></text:span><text:span text:style-name="T8_139">i</text:span><text:span text:style-name="T8_140"><text:s/></text:span><text:span text:style-name="T8_141">ćwiczyła</text:span><text:span text:style-name="T8_142">,<text:s/></text:span><text:span text:style-name="T8_143">aż</text:span><text:span text:style-name="T8_144"><text:s/></text:span><text:span text:style-name="T8_145">pewnego</text:span><text:span text:style-name="T8_146"><text:s/></text:span><text:span text:style-name="T8_147">dnia</text:span><text:span text:style-name="T8_148"><text:s/></text:span><text:span text:style-name="T8_149">rodzice</text:span><text:span text:style-name="T8_150"><text:s/></text:span><text:span text:style-name="T8_151">powiedzieli</text:span><text:span text:style-name="T8_152"><text:s/></text:span><text:span text:style-name="T8_153">jej</text:span><text:span text:style-name="T8_154">,<text:s/></text:span><text:span text:style-name="T8_155">że</text:span><text:span text:style-name="T8_156"><text:s/></text:span><text:span text:style-name="T8_157">zapisali</text:span><text:span text:style-name="T8_158"><text:s/></text:span><text:span text:style-name="T8_159">ją</text:span><text:span text:style-name="T8_160"><text:s/></text:span><text:span text:style-name="T8_161">do</text:span><text:span text:style-name="T8_162"><text:s/></text:span><text:span text:style-name="T8_163">szkoły</text:span><text:span text:style-name="T8_164"><text:s/></text:span><text:span text:style-name="T8_165">księżniczki</text:span><text:span text:style-name="T8_166"><text:s/></text:span><text:span text:style-name="T8_167">Celestii</text:span><text:span text:style-name="T8_168">.<text:s/></text:span><text:span text:style-name="T8_169">Wyglądali</text:span><text:span text:style-name="T8_170"><text:s/></text:span><text:span text:style-name="T8_171">na</text:span><text:span text:style-name="T8_172"><text:s/></text:span><text:span text:style-name="T8_173">bardzo</text:span><text:span text:style-name="T8_174"><text:s/></text:span><text:span text:style-name="T8_175">zadowolonych</text:span><text:span text:style-name="T8_176"><text:s/></text:span><text:span text:style-name="T8_177">z</text:span><text:span text:style-name="T8_178"><text:s/></text:span><text:span text:style-name="T8_179">siebie</text:span><text:span text:style-name="T8_180">.<text:s/></text:span><text:span text:style-name="T8_181">Już</text:span><text:span text:style-name="T8_182"><text:s/></text:span><text:span text:style-name="T8_183">ta</text:span><text:span text:style-name="T8_184"><text:s/></text:span><text:span text:style-name="T8_185">scena</text:span><text:span text:style-name="T8_186"><text:s/></text:span><text:span text:style-name="T8_187">wskazuje</text:span><text:span text:style-name="T8_188">,<text:s/></text:span><text:span text:style-name="T8_189">że</text:span><text:span text:style-name="T8_190"><text:s/></text:span><text:span text:style-name="T8_191">to</text:span><text:span text:style-name="T8_192">,<text:s/></text:span><text:span text:style-name="T8_193">co</text:span><text:span text:style-name="T8_194"><text:s/></text:span><text:span text:style-name="T8_195">zrobili</text:span><text:span text:style-name="T8_196">,<text:s/></text:span><text:span text:style-name="T8_197">nie</text:span><text:span text:style-name="T8_198"><text:s/></text:span><text:span text:style-name="T8_199">było</text:span><text:span text:style-name="T8_200"><text:s/></text:span><text:span text:style-name="T8_201">wcale</text:span><text:span text:style-name="T8_202"><text:s/></text:span><text:span text:style-name="T8_203">takie</text:span><text:span text:style-name="T8_204"><text:s/></text:span><text:span text:style-name="T8_205">zwyczajne</text:span><text:span text:style-name="T8_206">.<text:s/></text:span><text:span text:style-name="T8_207">Ot</text:span><text:span text:style-name="T8_208">,<text:s/></text:span><text:span text:style-name="T8_209">pomogły</text:span><text:span text:style-name="T8_210"><text:s/></text:span><text:span text:style-name="T8_211">znajomości</text:span><text:span text:style-name="T8_212"><text:s/></text:span><text:span text:style-name="T8_213">i</text:span><text:span text:style-name="T8_214"><text:s/></text:span><text:span text:style-name="T8_215">pozycja</text:span><text:span text:style-name="T8_216"><text:s/></text:span><text:span text:style-name="T8_217">społeczna</text:span><text:span text:style-name="T8_218">.<text:s/></text:span><text:span text:style-name="T8_219">Sam</text:span><text:span text:style-name="T8_220"><text:s/></text:span><text:span text:style-name="T8_221">egzamin</text:span><text:span text:style-name="T8_222"><text:s/></text:span><text:span text:style-name="T8_223">jest</text:span><text:span text:style-name="T8_224"><text:s/></text:span><text:span text:style-name="T8_225">dziwny</text:span><text:span text:style-name="T8_226"><text:s/></text:span><text:span text:style-name="T8_227">i</text:span><text:span text:style-name="T8_228"><text:s/></text:span><text:span text:style-name="T8_229">to</text:span><text:span text:style-name="T8_230"><text:s/></text:span><text:span text:style-name="T8_231">powinien</text:span><text:span text:style-name="T8_232"><text:s/></text:span><text:span text:style-name="T8_233">widzieć</text:span><text:span text:style-name="T8_234"><text:s/></text:span><text:span text:style-name="T8_235">każdy</text:span><text:span text:style-name="T8_236">,<text:s/></text:span><text:span text:style-name="T8_237">kto</text:span><text:span text:style-name="T8_238"><text:s/></text:span><text:span text:style-name="T8_239">pojmuje</text:span><text:span text:style-name="T8_240"><text:s/></text:span><text:span text:style-name="T8_241">istotę</text:span><text:span text:style-name="T8_242"><text:s/></text:span><text:span text:style-name="T8_243">egzaminów</text:span><text:span text:style-name="T8_244">.<text:s/></text:span><text:span text:style-name="T8_245">Testy</text:span><text:span text:style-name="T8_246"><text:s/></text:span><text:span text:style-name="T8_247">mają</text:span><text:span text:style-name="T8_248"><text:s/></text:span><text:span text:style-name="T8_249">być</text:span><text:span text:style-name="T8_250"><text:s/></text:span><text:span text:style-name="T8_251">powtarzalne</text:span><text:span text:style-name="T8_252"><text:s/></text:span><text:span text:style-name="T8_253">i</text:span><text:span text:style-name="T8_254"><text:s/></text:span><text:span text:style-name="T8_255">w</text:span><text:span text:style-name="T8_256"><text:s/></text:span><text:span text:style-name="T8_257">miarę</text:span><text:span text:style-name="T8_258"><text:s/></text:span><text:span text:style-name="T8_259">obiektywne</text:span><text:span text:style-name="T8_260">,<text:s/></text:span><text:span text:style-name="T8_261">a</text:span><text:span text:style-name="T8_262"><text:s/></text:span><text:span text:style-name="T8_263">smocze</text:span><text:span text:style-name="T8_264"><text:s/></text:span><text:span text:style-name="T8_265">jajo</text:span><text:span text:style-name="T8_266"><text:s/></text:span><text:span text:style-name="T8_267">takie</text:span><text:span text:style-name="T8_268"><text:s/></text:span><text:span text:style-name="T8_269">nie</text:span><text:span text:style-name="T8_270"><text:s/></text:span><text:span text:style-name="T8_271">jest</text:span><text:span text:style-name="T8_272">.<text:s/></text:span><text:span text:style-name="T8_273">Czy</text:span><text:span text:style-name="T8_274"><text:s/></text:span><text:span text:style-name="T8_275">taki</text:span><text:span text:style-name="T8_276"><text:s/></text:span><text:span text:style-name="T8_277">Sunburst</text:span><text:span text:style-name="T8_278"><text:s/></text:span><text:span text:style-name="T8_279">wyklułby</text:span><text:span text:style-name="T8_280"><text:s/></text:span><text:span text:style-name="T8_281">Spike</text:span><text:span text:style-name="T8_282">’</text:span><text:span text:style-name="T8_283">a</text:span><text:span text:style-name="T8_284">?<text:s/></text:span><text:span text:style-name="T8_285">Pewnie</text:span><text:span text:style-name="T8_286"><text:s/></text:span><text:span text:style-name="T8_287">nie</text:span><text:span text:style-name="T8_288">,<text:s/></text:span><text:span text:style-name="T8_289">a</text:span><text:span text:style-name="T8_290"><text:s/></text:span><text:span text:style-name="T8_291">do</text:span><text:span text:style-name="T8_292"><text:s/></text:span><text:span text:style-name="T8_293">szkoły</text:span><text:span text:style-name="T8_294"><text:s/></text:span><text:span text:style-name="T8_295">się</text:span><text:span text:style-name="T8_296"><text:s/></text:span><text:span text:style-name="T8_297">dostał</text:span><text:span text:style-name="T8_298">.<text:s/></text:span><text:span text:style-name="T8_299">Jak</text:span><text:span text:style-name="T8_300"><text:s/></text:span><text:span text:style-name="T8_301">można</text:span><text:span text:style-name="T8_302"><text:s/></text:span><text:span text:style-name="T8_303">to</text:span><text:span text:style-name="T8_304"><text:s/></text:span><text:span text:style-name="T8_305">wszystko</text:span><text:span text:style-name="T8_306"><text:s/></text:span><text:span text:style-name="T8_307">wytłumaczyć</text:span><text:span text:style-name="T8_308">?<text:s/></text:span><text:span text:style-name="T8_309">Prawdopodobnie</text:span><text:span text:style-name="T8_310"><text:s/></text:span><text:span text:style-name="T8_311">Celestia</text:span><text:span text:style-name="T8_312"><text:s/></text:span><text:span text:style-name="T8_313">dużo</text:span><text:span text:style-name="T8_314"><text:s/></text:span><text:span text:style-name="T8_315">wcześniej</text:span><text:span text:style-name="T8_316"><text:s/></text:span><text:span text:style-name="T8_317">zwróciła</text:span><text:span text:style-name="T8_318"><text:s/></text:span><text:span text:style-name="T8_319">uwagę</text:span><text:span text:style-name="T8_320"><text:s/></text:span><text:span text:style-name="T8_321">na</text:span><text:span text:style-name="T8_322"><text:s/></text:span><text:span text:style-name="T8_323">Twilight</text:span><text:span text:style-name="T8_324"><text:s/>–<text:s/></text:span><text:span text:style-name="T8_325">znając</text:span><text:span text:style-name="T8_326"><text:s/></text:span><text:span text:style-name="T8_327">jej</text:span><text:span text:style-name="T8_328"><text:s/></text:span><text:span text:style-name="T8_329">rodziców</text:span><text:span text:style-name="T8_330"><text:s/></text:span><text:span text:style-name="T8_331">i</text:span><text:span text:style-name="T8_332"><text:s/></text:span><text:span text:style-name="T8_333">widząc</text:span><text:span text:style-name="T8_334"><text:s/></text:span><text:span text:style-name="T8_335">zdolności</text:span><text:span text:style-name="T8_336"><text:s/></text:span><text:span text:style-name="T8_337">brata</text:span><text:span text:style-name="T8_338">,<text:s/></text:span><text:span text:style-name="T8_339"><office:annotation><dc:creator/><text:p text:style-name="P9"><text:span text:style-name="T9_1">+<text:s/>5<text:s/></text:span><text:span text:style-name="T9_2">za</text:span><text:span text:style-name="T9_3"><text:s/></text:span><text:span text:style-name="T9_4">ten</text:span><text:span text:style-name="T9_5"><text:s/></text:span><text:span text:style-name="T9_6">tekst</text:span></text:p></office:annotation></text:span><text:span text:style-name="T9_7">solarna</text:span><text:span text:style-name="T9_8"><text:s/></text:span><text:span text:style-name="T9_9">kobyła</text:span><text:span text:style-name="T9_10"><text:s/></text:span><text:span text:style-name="T9_11">zdążyła</text:span><text:span text:style-name="T9_12"><text:s/></text:span><text:span text:style-name="T9_13">dojść</text:span><text:span text:style-name="T9_14"><text:s/></text:span><text:span text:style-name="T9_15">do</text:span><text:span text:style-name="T9_16"><text:s/></text:span><text:span text:style-name="T9_17">wniosku</text:span><text:span text:style-name="T9_18">,<text:s/></text:span><text:span text:style-name="T9_19">że</text:span><text:span text:style-name="T9_20"><text:s/></text:span><text:span text:style-name="T9_21">ten</text:span><text:span text:style-name="T9_22"><text:s/></text:span><text:span text:style-name="T9_23">fioletowy</text:span><text:span text:style-name="T9_24"><text:s/></text:span><text:span text:style-name="T9_25">koń</text:span><text:span text:style-name="T9_26"><text:s/></text:span><text:span text:style-name="T9_27">ma</text:span><text:span text:style-name="T9_28"><text:s/></text:span><text:span text:style-name="T9_29">wielki</text:span><text:span text:style-name="T9_30"><text:s/></text:span><text:span text:style-name="T9_31">potencjał</text:span><text:span text:style-name="T9_32"><text:s/></text:span><text:span text:style-name="T9_33">czystej</text:span><text:span text:style-name="T9_34"><text:s/></text:span><text:span text:style-name="T9_35">siły</text:span><text:span text:style-name="T9_36">,<text:s/></text:span><text:span text:style-name="T9_37">być</text:span><text:span text:style-name="T9_38"><text:s/></text:span><text:span text:style-name="T9_39">może</text:span><text:span text:style-name="T9_40"><text:s/></text:span><text:span text:style-name="T9_41">dostateczny</text:span><text:span text:style-name="T9_42">,<text:s/></text:span><text:span text:style-name="T9_43">by</text:span><text:span text:style-name="T9_44"><text:s/></text:span><text:span text:style-name="T9_45">pokonać</text:span><text:span text:style-name="T9_46"><text:s/></text:span><text:span text:style-name="T9_47">Nightmare</text:span><text:span text:style-name="T9_48"><text:s/></text:span><text:span text:style-name="T9_49">Moon</text:span><text:span text:style-name="T9_50"><text:s/></text:span><text:span text:style-name="T9_51">jako</text:span><text:span text:style-name="T9_52"><text:s/></text:span><text:span text:style-name="T9_53">nowy</text:span><text:span text:style-name="T9_54"><text:s/></text:span><text:span text:style-name="T9_55">Element</text:span><text:span text:style-name="T9_56"><text:s/></text:span><text:span text:style-name="T9_57">Magii</text:span><text:span text:style-name="T9_58">.<text:s/></text:span><text:span text:style-name="T9_59">Dlatego</text:span><text:span text:style-name="T9_60"><text:s/></text:span><text:span text:style-name="T9_61">biała</text:span><text:span text:style-name="T9_62"><text:s/></text:span><text:span text:style-name="T9_63">cholera</text:span><text:span text:style-name="T9_64"><text:s/></text:span><text:span text:style-name="T9_65">postanowiła</text:span><text:span text:style-name="T9_66"><text:s/></text:span><text:span text:style-name="T9_67">sprawdzić</text:span><text:span text:style-name="T9_68">,<text:s/></text:span><text:span text:style-name="T9_69">czy</text:span><text:span text:style-name="T9_70"><text:s/></text:span><text:span text:style-name="T9_71">to</text:span><text:span text:style-name="T9_72"><text:s/></text:span><text:span text:style-name="T9_73">aby</text:span><text:span text:style-name="T9_74"><text:s/></text:span><text:span text:style-name="T9_75">na</text:span><text:span text:style-name="T9_76"><text:s/></text:span><text:span text:style-name="T9_77">pewno</text:span><text:span text:style-name="T9_78"><text:s/></text:span><text:span text:style-name="T9_79">jest</text:span><text:span text:style-name="T9_80"><text:s/></text:span><text:span text:style-name="T9_81">to</text:span><text:span text:style-name="T9_82"><text:s/></text:span><text:span text:style-name="T9_83"><office:annotation><dc:creator/><text:p text:style-name="P10"><text:span text:style-name="T10_1">+15</text:span></text:p></office:annotation></text:span><text:span text:style-name="T10_2">złote</text:span><text:span text:style-name="T10_3"><text:s/></text:span><text:span text:style-name="T10_4">źrebię</text:span><text:span text:style-name="T10_5">,<text:s/></text:span><text:span text:style-name="T10_6">którego</text:span><text:span text:style-name="T10_7"><text:s/></text:span><text:span text:style-name="T10_8">tak</text:span><text:span text:style-name="T10_9"><text:s/></text:span><text:span text:style-name="T10_10">bardzo</text:span><text:span text:style-name="T10_11"><text:s/></text:span><text:span text:style-name="T10_12">potrzebowała</text:span><text:span text:style-name="T10_13">.<text:s/></text:span><text:span text:style-name="T10_14">Udało</text:span><text:span text:style-name="T10_15"><text:s/></text:span><text:span text:style-name="T10_16">się</text:span><text:span text:style-name="T10_17">,<text:s/></text:span><text:span text:style-name="T10_18">ale</text:span><text:span text:style-name="T10_19"><text:s/></text:span><text:span text:style-name="T10_20">wystąpił</text:span><text:span text:style-name="T10_21"><text:s/></text:span><text:span text:style-name="T10_22">kolejny</text:span><text:span text:style-name="T10_23"><text:s/></text:span><text:span text:style-name="T10_24">problem</text:span><text:span text:style-name="T10_25">:<text:s/></text:span><text:span text:style-name="T10_26">Twilight</text:span><text:span text:style-name="T10_27"><text:s/></text:span><text:span text:style-name="T10_28">była</text:span><text:span text:style-name="T10_29"><text:s/></text:span><text:span text:style-name="T10_30">nerdem</text:span><text:span text:style-name="T10_31"><text:s/></text:span><text:span text:style-name="T10_32">do</text:span><text:span text:style-name="T10_33"><text:s/></text:span><text:span text:style-name="T10_34">kwadratu</text:span><text:span text:style-name="T10_35">,<text:s/></text:span><text:span text:style-name="T10_36">a</text:span><text:span text:style-name="T10_37"><text:s/></text:span><text:span text:style-name="T10_38">potrzebowała</text:span><text:span text:style-name="T10_39"><text:s/></text:span><text:span text:style-name="T10_40">innych</text:span><text:span text:style-name="T10_41"><text:s/></text:span><text:span text:style-name="T10_42">kucyków</text:span><text:span text:style-name="T10_43"><text:s/></text:span><text:span text:style-name="T10_44">do</text:span><text:span text:style-name="T10_45"><text:s/></text:span><text:span text:style-name="T10_46">władania</text:span><text:span text:style-name="T10_47"><text:s/></text:span><text:span text:style-name="T10_48">resztą</text:span><text:span text:style-name="T10_49"><text:s/></text:span><text:span text:style-name="T10_50">Elementów</text:span><text:span text:style-name="T10_51">.<text:s/></text:span><text:span text:style-name="T10_52">Mało</text:span><text:span text:style-name="T10_53"><text:s/></text:span><text:span text:style-name="T10_54">brakowało</text:span><text:span text:style-name="T10_55">,<text:s/></text:span><text:span text:style-name="T10_56">a</text:span><text:span text:style-name="T10_57"><text:s/></text:span><text:span text:style-name="T10_58">Nightmare</text:span><text:span text:style-name="T10_59"><text:s/></text:span><text:span text:style-name="T10_60">Moon</text:span><text:span text:style-name="T10_61"><text:s/></text:span><text:span text:style-name="T10_62">by</text:span><text:span text:style-name="T10_63"><text:s/></text:span><text:span text:style-name="T10_64">zwyciężyła</text:span><text:span text:style-name="T10_65">.</text:span></text:p>
      <text:p text:style-name="P11"><text:span text:style-name="T11_1">Dalsza</text:span><text:span text:style-name="T11_2"><text:s/></text:span><text:span text:style-name="T11_3">część</text:span><text:span text:style-name="T11_4"><text:s/></text:span><text:span text:style-name="T11_5">historii</text:span><text:span text:style-name="T11_6"><text:s/></text:span><text:span text:style-name="T11_7">jest</text:span><text:span text:style-name="T11_8"><text:s/></text:span><text:span text:style-name="T11_9">mało</text:span><text:span text:style-name="T11_10"><text:s/></text:span><text:span text:style-name="T11_11">istotna</text:span><text:span text:style-name="T11_12">,<text:s/></text:span><text:span text:style-name="T11_13">ot</text:span><text:span text:style-name="T11_14">,<text:s/></text:span><text:span text:style-name="T11_15">Twilight</text:span><text:span text:style-name="T11_16"><text:s/></text:span><text:span text:style-name="T11_17">wypełniła</text:span><text:span text:style-name="T11_18"><text:s/></text:span><text:span text:style-name="T11_19">swoje</text:span><text:span text:style-name="T11_20"><text:s/></text:span><text:span text:style-name="T11_21">zadanie</text:span><text:span text:style-name="T11_22">,<text:s/></text:span><text:span text:style-name="T11_23">czyli</text:span><text:span text:style-name="T11_24"><text:s/></text:span><text:span text:style-name="T11_25">zawładnęła</text:span><text:span text:style-name="T11_26"><text:s/></text:span><text:span text:style-name="T11_27">Elementami</text:span><text:span text:style-name="T11_28"><text:s/></text:span><text:span text:style-name="T11_29">Harmonii</text:span><text:span text:style-name="T11_30">.<text:s/></text:span><text:span text:style-name="T11_31">Całkowicie</text:span><text:span text:style-name="T11_32"><text:s/></text:span><text:span text:style-name="T11_33">posłuszna</text:span><text:span text:style-name="T11_34"><text:s/></text:span><text:span text:style-name="T11_35">Celestii</text:span><text:span text:style-name="T11_36">,<text:s/></text:span><text:span text:style-name="T11_37">idealne</text:span><text:span text:style-name="T11_38"><text:s/></text:span><text:span text:style-name="T11_39">narzędzie</text:span><text:span text:style-name="T11_40">.<text:s/></text:span><text:span text:style-name="T11_41">Ale</text:span><text:span text:style-name="T11_42"><text:s/></text:span><text:span text:style-name="T11_43">dobrze</text:span><text:span text:style-name="T11_44">,<text:s/></text:span><text:span text:style-name="T11_45">gdzieś</text:span><text:span text:style-name="T11_46"><text:s/></text:span><text:span text:style-name="T11_47">w</text:span><text:span text:style-name="T11_48"><text:s/></text:span><text:span text:style-name="T11_49">międzyczasie</text:span><text:span text:style-name="T11_50"><text:s/></text:span><text:span text:style-name="T11_51">Shining</text:span><text:span text:style-name="T11_52"><text:s/></text:span><text:span text:style-name="T11_53">Armor</text:span><text:span text:style-name="T11_54"><text:s/></text:span><text:span text:style-name="T11_55">został</text:span><text:span text:style-name="T11_56"><text:s/></text:span><text:span text:style-name="T11_57">kapitanem</text:span><text:span text:style-name="T11_58"><text:s/></text:span><text:span text:style-name="T11_59">gwardii</text:span><text:span text:style-name="T11_60"><text:s/></text:span><text:span text:style-name="T11_61">królewskiej</text:span><text:span text:style-name="T11_62">.<text:s/></text:span><text:span text:style-name="T11_63">Jest</text:span><text:span text:style-name="T11_64"><text:s/></text:span><text:span text:style-name="T11_65">to</text:span><text:span text:style-name="T11_66"><text:s/></text:span><text:span text:style-name="T11_67">interesujące</text:span><text:span text:style-name="T11_68">,<text:s/></text:span><text:span text:style-name="T11_69">ponieważ</text:span><text:span text:style-name="T11_70"><text:s/></text:span><text:span text:style-name="T11_71">mówimy</text:span><text:span text:style-name="T11_72"><text:s/></text:span><text:span text:style-name="T11_73">o</text:span><text:span text:style-name="T11_74"><text:s/></text:span><text:span text:style-name="T11_75">ogierze</text:span><text:span text:style-name="T11_76"><text:s/></text:span><text:span text:style-name="T11_77">dość</text:span><text:span text:style-name="T11_78"><text:s/></text:span><text:span text:style-name="T11_79">młodym</text:span><text:span text:style-name="T11_80">,<text:s/></text:span><text:span text:style-name="T11_81">utalentowanym</text:span><text:span text:style-name="T11_82"><text:s/></text:span><text:span text:style-name="T11_83">magicznie</text:span><text:span text:style-name="T11_84"><text:s/></text:span><text:span text:style-name="T11_85">i</text:span><text:span text:style-name="T11_86"><text:s/></text:span><text:span text:style-name="T11_87">średnio</text:span><text:span text:style-name="T11_88"><text:s/></text:span><text:span text:style-name="T11_89">rozgarniętym</text:span><text:span text:style-name="T11_90">.<text:s/></text:span><text:span text:style-name="T11_91">Cóż</text:span><text:span text:style-name="T11_92">,<text:s/></text:span><text:span text:style-name="T11_93">samo</text:span><text:span text:style-name="T11_94"><text:s/></text:span><text:span text:style-name="T11_95">stanowisko</text:span><text:span text:style-name="T11_96"><text:s/></text:span><text:span text:style-name="T11_97">tego</text:span><text:span text:style-name="T11_98"><text:s/></text:span><text:span text:style-name="T11_99">rodzaju</text:span><text:span text:style-name="T11_100"><text:s/></text:span><text:span text:style-name="T11_101">zazwyczaj</text:span><text:span text:style-name="T11_102"><text:s/></text:span><text:span text:style-name="T11_103">nadaje</text:span><text:span text:style-name="T11_104"><text:s/></text:span><text:span text:style-name="T11_105">się</text:span><text:span text:style-name="T11_106"><text:s/></text:span><text:span text:style-name="T11_107">dwóm</text:span><text:span text:style-name="T11_108"><text:s/></text:span><text:span text:style-name="T11_109">typom</text:span><text:span text:style-name="T11_110"><text:s/></text:span><text:span text:style-name="T11_111">osób</text:span><text:span text:style-name="T11_112">:<text:s/></text:span><text:span text:style-name="T11_113">szlachetnie</text:span><text:span text:style-name="T11_114"><text:s/></text:span><text:span text:style-name="T11_115">urodzonym</text:span><text:span text:style-name="T11_116"><text:s/></text:span><text:span text:style-name="T11_117">i</text:span><text:span text:style-name="T11_118"><text:s/></text:span><text:span text:style-name="T11_119">doświadczonym</text:span><text:span text:style-name="T11_120"><text:s/></text:span><text:span text:style-name="T11_121">oraz</text:span><text:span text:style-name="T11_122"><text:s/></text:span><text:span text:style-name="T11_123">kompetentnym</text:span><text:span text:style-name="T11_124">.<text:s/></text:span><text:span text:style-name="T11_125">Shining</text:span><text:span text:style-name="T11_126"><text:s/></text:span><text:span text:style-name="T11_127">raczej</text:span><text:span text:style-name="T11_128"><text:s/></text:span><text:span text:style-name="T11_129">należy</text:span><text:span text:style-name="T11_130"><text:s/></text:span><text:span text:style-name="T11_131">do</text:span><text:span text:style-name="T11_132"><text:s/></text:span><text:span text:style-name="T11_133">tej</text:span><text:span text:style-name="T11_134"><text:s/></text:span><text:span text:style-name="T11_135">pierwszej</text:span><text:span text:style-name="T11_136"><text:s/></text:span><text:span text:style-name="T11_137">grupy</text:span><text:span text:style-name="T11_138">.<text:s/></text:span><text:span text:style-name="T11_139">Jako</text:span><text:span text:style-name="T11_140"><text:s/></text:span><text:span text:style-name="T11_141">ogier</text:span><text:span text:style-name="T11_142"><text:s/></text:span><text:span text:style-name="T11_143">z</text:span><text:span text:style-name="T11_144"><text:s/></text:span><text:span text:style-name="T11_145">odpowiednim</text:span><text:span text:style-name="T11_146"><text:s/></text:span><text:span text:style-name="T11_147">urodzeniem</text:span><text:span text:style-name="T11_148"><text:s/></text:span><text:span text:style-name="T11_149">i</text:span><text:span text:style-name="T11_150"><text:s/></text:span><text:span text:style-name="T11_151">statusem</text:span><text:span text:style-name="T11_152"><text:s/></text:span><text:span text:style-name="T11_153">społecznym</text:span><text:span text:style-name="T11_154"><text:s/></text:span><text:span text:style-name="T11_155">hajtnął</text:span><text:span text:style-name="T11_156"><text:s/></text:span><text:span text:style-name="T11_157">się</text:span><text:span text:style-name="T11_158"><text:s/></text:span><text:span text:style-name="T11_159">z</text:span><text:span text:style-name="T11_160"><text:s/></text:span><text:span text:style-name="T11_161">księżniczką</text:span><text:span text:style-name="T11_162"><text:s/></text:span><text:span text:style-name="T11_163">Cadance</text:span><text:span text:style-name="T11_164">,<text:s/></text:span><text:span text:style-name="T11_165">która</text:span><text:span text:style-name="T11_166"><text:s/></text:span><text:span text:style-name="T11_167">potem</text:span><text:span text:style-name="T11_168"><text:s/></text:span><text:span text:style-name="T11_169">została</text:span><text:span text:style-name="T11_170"><text:s/></text:span><text:span text:style-name="T11_171">wysłana</text:span><text:span text:style-name="T11_172"><text:s/></text:span><text:span text:style-name="T11_173">do</text:span><text:span text:style-name="T11_174"><text:s/></text:span><text:span text:style-name="T11_175">Kryształowego</text:span><text:span text:style-name="T11_176"><text:s/></text:span><text:span text:style-name="T11_177">Imperium</text:span><text:span text:style-name="T11_178"><text:s/></text:span><text:span text:style-name="T11_179">po</text:span><text:span text:style-name="T11_180"><text:s/></text:span><text:span text:style-name="T11_181">to</text:span><text:span text:style-name="T11_182">,<text:s/></text:span><text:span text:style-name="T11_183">by</text:span><text:span text:style-name="T11_184"><text:s/></text:span><text:span text:style-name="T11_185">rządzić</text:span><text:span text:style-name="T11_186"><text:s/></text:span><text:span text:style-name="T11_187">w</text:span><text:span text:style-name="T11_188"><text:s/></text:span><text:span text:style-name="T11_189">imieniu</text:span><text:span text:style-name="T11_190"><text:s/></text:span><text:span text:style-name="T11_191">Celestyny</text:span><text:span text:style-name="T11_192">.<text:s/></text:span><text:span text:style-name="T11_193">Niestety</text:span><text:span text:style-name="T11_194"><text:s/></text:span><text:span text:style-name="T11_195">poprzedni</text:span><text:span text:style-name="T11_196"><text:s/></text:span><text:span text:style-name="T11_197">władca</text:span><text:span text:style-name="T11_198"><text:s/></text:span><text:span text:style-name="T11_199">nie</text:span><text:span text:style-name="T11_200"><text:s/></text:span><text:span text:style-name="T11_201">był</text:span><text:span text:style-name="T11_202"><text:s/></text:span><text:span text:style-name="T11_203">zbyt</text:span><text:span text:style-name="T11_204"><text:s/></text:span><text:span text:style-name="T11_205">zadowolony</text:span><text:span text:style-name="T11_206"><text:s/></text:span><text:span text:style-name="T11_207">z</text:span><text:span text:style-name="T11_208"><text:s/></text:span><text:span text:style-name="T11_209">jakiejś</text:span><text:span text:style-name="T11_210"><text:s/></text:span><text:span text:style-name="T11_211">panienki</text:span><text:span text:style-name="T11_212"><text:s/></text:span><text:span text:style-name="T11_213">na</text:span><text:span text:style-name="T11_214"><text:s/></text:span><text:span text:style-name="T11_215">tronie</text:span><text:span text:style-name="T11_216">,<text:s/></text:span><text:span text:style-name="T11_217">więc</text:span><text:span text:style-name="T11_218"><text:s/></text:span><text:span text:style-name="T11_219">Twilight</text:span><text:span text:style-name="T11_220"><text:s/></text:span><text:span text:style-name="T11_221">wraz</text:span><text:span text:style-name="T11_222"><text:s/></text:span><text:span text:style-name="T11_223">z</text:span><text:span text:style-name="T11_224"><text:s/></text:span><text:span text:style-name="T11_225">koleżankami</text:span><text:span text:style-name="T11_226"><text:s/></text:span><text:span text:style-name="T11_227">została</text:span><text:span text:style-name="T11_228"><text:s/></text:span><text:span text:style-name="T11_229">wysłana</text:span><text:span text:style-name="T11_230">,<text:s/></text:span><text:span text:style-name="T11_231">by</text:span><text:span text:style-name="T11_232"><text:s/></text:span><text:span text:style-name="T11_233">go</text:span><text:span text:style-name="T11_234"><text:s/></text:span><text:span text:style-name="T11_235">sprzątnąć</text:span><text:span text:style-name="T11_236">.<text:s/></text:span><text:span text:style-name="T11_237">Jednorożec</text:span><text:span text:style-name="T11_238"><text:s/></text:span><text:span text:style-name="T11_239">radziła</text:span><text:span text:style-name="T11_240"><text:s/></text:span><text:span text:style-name="T11_241">sobie</text:span><text:span text:style-name="T11_242"><text:s/></text:span><text:span text:style-name="T11_243">słabo</text:span><text:span text:style-name="T11_244"><text:s/></text:span><text:span text:style-name="T11_245">i</text:span><text:span text:style-name="T11_246"><text:s/></text:span><text:span text:style-name="T11_247">sytuację</text:span><text:span text:style-name="T11_248"><text:s/></text:span><text:span text:style-name="T11_249">musiał</text:span><text:span text:style-name="T11_250"><text:s/></text:span><text:span text:style-name="T11_251">uratować</text:span><text:span text:style-name="T11_252"><text:s/></text:span><text:span text:style-name="T11_253">Spike</text:span><text:span text:style-name="T11_254">.<text:s/></text:span><text:span text:style-name="T11_255">Oficjalnie</text:span><text:span text:style-name="T11_256"><text:s/></text:span><text:span text:style-name="T11_257">zadanie</text:span><text:span text:style-name="T11_258"><text:s/></text:span><text:span text:style-name="T11_259">było</text:span><text:span text:style-name="T11_260"><text:s/></text:span><text:span text:style-name="T11_261">testem</text:span><text:span text:style-name="T11_262"><text:s/></text:span><text:span text:style-name="T11_263">od</text:span><text:span text:style-name="T11_264"><text:s/></text:span><text:span text:style-name="T11_265">Pani</text:span><text:span text:style-name="T11_266"><text:s/></text:span><text:span text:style-name="T11_267">Słońca</text:span><text:span text:style-name="T11_268"><text:s/></text:span><text:span text:style-name="T11_269">i</text:span><text:span text:style-name="T11_270"><text:s/></text:span><text:span text:style-name="T11_271">Twilight</text:span><text:span text:style-name="T11_272"><text:s/></text:span><text:span text:style-name="T11_273">miała</text:span><text:span text:style-name="T11_274"><text:s/></text:span><text:span text:style-name="T11_275">je</text:span><text:span text:style-name="T11_276"><text:s/></text:span><text:span text:style-name="T11_277">wykonać</text:span><text:span text:style-name="T11_278"><text:s/></text:span><text:span text:style-name="T11_279">bez</text:span><text:span text:style-name="T11_280"><text:s/></text:span><text:span text:style-name="T11_281">niczyjej</text:span><text:span text:style-name="T11_282"><text:s/></text:span><text:span text:style-name="T11_283">pomocy</text:span><text:span text:style-name="T11_284">.<text:s/></text:span><text:span text:style-name="T11_285">Ale</text:span><text:span text:style-name="T11_286"><text:s/></text:span><text:span text:style-name="T11_287">dlaczego</text:span><text:span text:style-name="T11_288">?<text:s/></text:span><text:span text:style-name="T11_289">By</text:span><text:span text:style-name="T11_290"><text:s/></text:span><text:span text:style-name="T11_291">się</text:span><text:span text:style-name="T11_292"><text:s/></text:span><text:span text:style-name="T11_293">wyróżnić</text:span><text:span text:style-name="T11_294">.<text:s/></text:span><text:span text:style-name="T11_295">Dotąd</text:span><text:span text:style-name="T11_296"><text:s/></text:span><text:span text:style-name="T11_297">była</text:span><text:span text:style-name="T11_298"><text:s/></text:span><text:span text:style-name="T11_299">jedną</text:span><text:span text:style-name="T11_300"><text:s/></text:span><text:span text:style-name="T11_301">z</text:span><text:span text:style-name="T11_302"><text:s/></text:span><text:span text:style-name="T11_303">szóstki</text:span><text:span text:style-name="T11_304"><text:s/></text:span><text:span text:style-name="T11_305">klaczy</text:span><text:span text:style-name="T11_306"><text:s/></text:span><text:span text:style-name="T11_307">o</text:span><text:span text:style-name="T11_308"><text:s/></text:span><text:span text:style-name="T11_309">wątpliwym</text:span><text:span text:style-name="T11_310"><text:s/></text:span><text:span text:style-name="T11_311">statusie</text:span><text:span text:style-name="T11_312"><text:s/></text:span><text:span text:style-name="T11_313">społecznym</text:span><text:span text:style-name="T11_314"><text:s/></text:span><text:span text:style-name="T11_315">i</text:span><text:span text:style-name="T11_316"><text:s/></text:span><text:span text:style-name="T11_317">gdyby</text:span><text:span text:style-name="T11_318"><text:s/></text:span><text:span text:style-name="T11_319">wyróżniono</text:span><text:span text:style-name="T11_320"><text:s/></text:span><text:span text:style-name="T11_321">tylko</text:span><text:span text:style-name="T11_322"><text:s/></text:span><text:span text:style-name="T11_323">ją</text:span><text:span text:style-name="T11_324">,<text:s/></text:span><text:span text:style-name="T11_325">to</text:span><text:span text:style-name="T11_326"><text:s/></text:span><text:span text:style-name="T11_327">społeczeństwo</text:span><text:span text:style-name="T11_328"><text:s/></text:span><text:span text:style-name="T11_329">zaczęłoby</text:span><text:span text:style-name="T11_330"><text:s/></text:span><text:span text:style-name="T11_331">się</text:span><text:span text:style-name="T11_332"><text:s/></text:span><text:span text:style-name="T11_333">burzyć</text:span><text:span text:style-name="T11_334">,<text:s/></text:span><text:span text:style-name="T11_335">że</text:span><text:span text:style-name="T11_336"><text:s/></text:span><text:span text:style-name="T11_337">Celestia</text:span><text:span text:style-name="T11_338"><text:s/></text:span><text:span text:style-name="T11_339">uhonorowała</text:span><text:span text:style-name="T11_340"><text:s/></text:span><text:span text:style-name="T11_341">tylko</text:span><text:span text:style-name="T11_342"><text:s/></text:span><text:span text:style-name="T11_343">swoją</text:span><text:span text:style-name="T11_344"><text:s/></text:span><text:span text:style-name="T11_345">pupilkę</text:span><text:span text:style-name="T11_346">.<text:s/></text:span><text:span text:style-name="T11_347">Twilight</text:span><text:span text:style-name="T11_348"><text:s/></text:span><text:span text:style-name="T11_349">Sparkle</text:span><text:span text:style-name="T11_350"><text:s/></text:span><text:span text:style-name="T11_351">oficjalnie</text:span><text:span text:style-name="T11_352"><text:s/></text:span><text:span text:style-name="T11_353">test</text:span><text:span text:style-name="T11_354"><text:s/></text:span><text:span text:style-name="T11_355">zaliczyła</text:span><text:span text:style-name="T11_356">,<text:s/></text:span><text:span text:style-name="T11_357">bo</text:span><text:span text:style-name="T11_358"><text:s/></text:span><text:span text:style-name="T11_359">księżniczki</text:span><text:span text:style-name="T11_360"><text:s/></text:span><text:span text:style-name="T11_361">nie</text:span><text:span text:style-name="T11_362"><text:s/></text:span><text:span text:style-name="T11_363">miały</text:span><text:span text:style-name="T11_364"><text:s/></text:span><text:span text:style-name="T11_365">wyjścia</text:span><text:span text:style-name="T11_366"><text:s/>–<text:s/></text:span><text:span text:style-name="T11_367">gdyby</text:span><text:span text:style-name="T11_368"><text:s/></text:span><text:span text:style-name="T11_369">postąpiła</text:span><text:span text:style-name="T11_370"><text:s/></text:span><text:span text:style-name="T11_371">inaczej</text:span><text:span text:style-name="T11_372">,<text:s/></text:span><text:span text:style-name="T11_373">to</text:span><text:span text:style-name="T11_374"><text:s/></text:span><text:span text:style-name="T11_375">Imperium</text:span><text:span text:style-name="T11_376"><text:s/></text:span><text:span text:style-name="T11_377">byłoby</text:span><text:span text:style-name="T11_378"><text:s/></text:span><text:span text:style-name="T11_379">stracone</text:span><text:span text:style-name="T11_380">.<text:s/></text:span><text:span text:style-name="T11_381">W</text:span><text:span text:style-name="T11_382"><text:s/></text:span><text:span text:style-name="T11_383">tym</text:span><text:span text:style-name="T11_384"><text:s/></text:span><text:span text:style-name="T11_385">momencie</text:span><text:span text:style-name="T11_386"><text:s/></text:span><text:span text:style-name="T11_387">królewskie</text:span><text:span text:style-name="T11_388"><text:s/></text:span><text:span text:style-name="T11_389">siostry</text:span><text:span text:style-name="T11_390"><text:s/></text:span><text:span text:style-name="T11_391">postanowiły</text:span><text:span text:style-name="T11_392"><text:s/></text:span><text:span text:style-name="T11_393">wykorzystać</text:span><text:span text:style-name="T11_394"><text:s/></text:span><text:span text:style-name="T11_395">plan</text:span><text:span text:style-name="T11_396"><text:s/></text:span><text:span text:style-name="T11_397">B</text:span><text:span text:style-name="T11_398">.</text:span></text:p>
      <text:p text:style-name="P12"><text:span text:style-name="T12_1">Czy</text:span><text:span text:style-name="T12_2"><text:s/></text:span><text:span text:style-name="T12_3">Celestia</text:span><text:span text:style-name="T12_4"><text:s/></text:span><text:span text:style-name="T12_5">wiedziała</text:span><text:span text:style-name="T12_6">,<text:s/></text:span><text:span text:style-name="T12_7">co</text:span><text:span text:style-name="T12_8"><text:s/></text:span><text:span text:style-name="T12_9">się</text:span><text:span text:style-name="T12_10"><text:s/></text:span><text:span text:style-name="T12_11">stanie</text:span><text:span text:style-name="T12_12">,<text:s/></text:span><text:span text:style-name="T12_13">kiedy</text:span><text:span text:style-name="T12_14"><text:s/></text:span><text:span text:style-name="T12_15">Twilight</text:span><text:span text:style-name="T12_16"><text:s/></text:span><text:span text:style-name="T12_17">pobawi</text:span><text:span text:style-name="T12_18"><text:s/></text:span><text:span text:style-name="T12_19">się</text:span><text:span text:style-name="T12_20"><text:s/></text:span><text:span text:style-name="T12_21">zaklęciem</text:span><text:span text:style-name="T12_22"><text:s/></text:span><text:span text:style-name="T12_23">Starswirla</text:span><text:span text:style-name="T12_24">?<text:s/></text:span><text:span text:style-name="T12_25">Raczej</text:span><text:span text:style-name="T12_26"><text:s/></text:span><text:span text:style-name="T12_27">tak</text:span><text:span text:style-name="T12_28">.<text:s/></text:span><text:span text:style-name="T12_29">To</text:span><text:span text:style-name="T12_30">,<text:s/></text:span><text:span text:style-name="T12_31">że</text:span><text:span text:style-name="T12_32"><text:s/></text:span><text:span text:style-name="T12_33">poradzi</text:span><text:span text:style-name="T12_34"><text:s/></text:span><text:span text:style-name="T12_35">sobie</text:span><text:span text:style-name="T12_36"><text:s/></text:span><text:span text:style-name="T12_37">z</text:span><text:span text:style-name="T12_38"><text:s/></text:span><text:span text:style-name="T12_39">naprawą</text:span><text:span text:style-name="T12_40"><text:s/></text:span><text:span text:style-name="T12_41">tego</text:span><text:span text:style-name="T12_42">,<text:s/></text:span><text:span text:style-name="T12_43">co</text:span><text:span text:style-name="T12_44"><text:s/></text:span><text:span text:style-name="T12_45">zepsuła</text:span><text:span text:style-name="T12_46">,<text:s/></text:span><text:span text:style-name="T12_47">również</text:span><text:span text:style-name="T12_48"><text:s/></text:span><text:span text:style-name="T12_49">było</text:span><text:span text:style-name="T12_50"><text:s/></text:span><text:span text:style-name="T12_51">do</text:span><text:span text:style-name="T12_52"><text:s/></text:span><text:span text:style-name="T12_53">przewidzenia</text:span><text:span text:style-name="T12_54">.<text:s/></text:span><text:span text:style-name="T12_55">W</text:span><text:span text:style-name="T12_56"><text:s/></text:span><text:span text:style-name="T12_57">efekcie</text:span><text:span text:style-name="T12_58"><text:s/></text:span><text:span text:style-name="T12_59">udało</text:span><text:span text:style-name="T12_60"><text:s/></text:span><text:span text:style-name="T12_61">się</text:span><text:span text:style-name="T12_62"><text:s/></text:span><text:span text:style-name="T12_63">stworzyć</text:span><text:span text:style-name="T12_64"><text:s/></text:span><text:span text:style-name="T12_65">nowego</text:span><text:span text:style-name="T12_66"><text:s/></text:span><text:span text:style-name="T12_67">alikorna</text:span><text:span text:style-name="T12_68"><text:s/></text:span><text:span text:style-name="T12_69">i</text:span><text:span text:style-name="T12_70"><text:s/></text:span><text:span text:style-name="T12_71">nie</text:span><text:span text:style-name="T12_72"><text:s/></text:span><text:span text:style-name="T12_73">wywołać</text:span><text:span text:style-name="T12_74"><text:s/></text:span><text:span text:style-name="T12_75">oburzenia</text:span><text:span text:style-name="T12_76"><text:s/></text:span><text:span text:style-name="T12_77">wśród</text:span><text:span text:style-name="T12_78"><text:s/></text:span><text:span text:style-name="T12_79">kucyków</text:span><text:span text:style-name="T12_80">.<text:s/></text:span><text:span text:style-name="T12_81">Ale</text:span><text:span text:style-name="T12_82"><text:s/></text:span><text:span text:style-name="T12_83">właściwie</text:span><text:span text:style-name="T12_84"><text:s/></text:span><text:span text:style-name="T12_85">po</text:span><text:span text:style-name="T12_86"><text:s/></text:span><text:span text:style-name="T12_87">co</text:span><text:span text:style-name="T12_88"><text:s/></text:span><text:span text:style-name="T12_89">i</text:span><text:span text:style-name="T12_90"><text:s/></text:span><text:span text:style-name="T12_91">na</text:span><text:span text:style-name="T12_92"><text:s/></text:span><text:span text:style-name="T12_93">co</text:span><text:span text:style-name="T12_94">?<text:s/></text:span><text:span text:style-name="T12_95">Na</text:span><text:span text:style-name="T12_96"><text:s/></text:span><text:span text:style-name="T12_97">pewno</text:span><text:span text:style-name="T12_98"><text:s/></text:span><text:span text:style-name="T12_99">dlatego</text:span><text:span text:style-name="T12_100">,<text:s/></text:span><text:span text:style-name="T12_101">że</text:span><text:span text:style-name="T12_102"><text:s/></text:span><text:span text:style-name="T12_103">Twilight</text:span><text:span text:style-name="T12_104"><text:s/></text:span><text:span text:style-name="T12_105">jest</text:span><text:span text:style-name="T12_106"><text:s/></text:span><text:span text:style-name="T12_107">dla</text:span><text:span text:style-name="T12_108"><text:s/></text:span><text:span text:style-name="T12_109">Celestii</text:span><text:span text:style-name="T12_110"><text:s/></text:span><text:span text:style-name="T12_111">trochę</text:span><text:span text:style-name="T12_112"><text:s/></text:span><text:span text:style-name="T12_113">jak</text:span><text:span text:style-name="T12_114"><text:s/></text:span><text:span text:style-name="T12_115">własny</text:span><text:span text:style-name="T12_116"><text:s/></text:span><text:span text:style-name="T12_117">dzieciak</text:span><text:span text:style-name="T12_118">,<text:s/></text:span><text:span text:style-name="T12_119">więc</text:span><text:span text:style-name="T12_120"><text:s/></text:span><text:span text:style-name="T12_121">ta</text:span><text:span text:style-name="T12_122"><text:s/></text:span><text:span text:style-name="T12_123">chce</text:span><text:span text:style-name="T12_124"><text:s/></text:span><text:span text:style-name="T12_125">dla</text:span><text:span text:style-name="T12_126"><text:s/></text:span><text:span text:style-name="T12_127">niej</text:span><text:span text:style-name="T12_128"><text:s/></text:span><text:span text:style-name="T12_129">czegoś</text:span><text:span text:style-name="T12_130"><text:s/></text:span><text:span text:style-name="T12_131">więcej</text:span><text:span text:style-name="T12_132">,<text:s/></text:span><text:span text:style-name="T12_133">ale</text:span><text:span text:style-name="T12_134"><text:s/></text:span><text:span text:style-name="T12_135">być</text:span><text:span text:style-name="T12_136"><text:s/></text:span><text:span text:style-name="T12_137">może</text:span><text:span text:style-name="T12_138"><text:s/></text:span><text:span text:style-name="T12_139">są</text:span><text:span text:style-name="T12_140"><text:s/></text:span><text:span text:style-name="T12_141">jeszcze</text:span><text:span text:style-name="T12_142"><text:s/></text:span><text:span text:style-name="T12_143">inne</text:span><text:span text:style-name="T12_144"><text:s/></text:span><text:span text:style-name="T12_145">rzeczy</text:span><text:span text:style-name="T12_146">,<text:s/></text:span><text:span text:style-name="T12_147">o</text:span><text:span text:style-name="T12_148"><text:s/></text:span><text:span text:style-name="T12_149">których</text:span><text:span text:style-name="T12_150"><text:s/></text:span><text:span text:style-name="T12_151">dowiemy</text:span><text:span text:style-name="T12_152"><text:s/></text:span><text:span text:style-name="T12_153">się</text:span><text:span text:style-name="T12_154"><text:s/></text:span><text:span text:style-name="T12_155">za</text:span><text:span text:style-name="T12_156"><text:s/></text:span><text:span text:style-name="T12_157">ileś</text:span><text:span text:style-name="T12_158"><text:s/></text:span><text:span text:style-name="T12_159">odcinków</text:span><text:span text:style-name="T12_160">.</text:span></text:p>
      <text:p text:style-name="P13"><text:span text:style-name="T13_1">I</text:span><text:span text:style-name="T13_2"><text:s/></text:span><text:span text:style-name="T13_3">gdzie</text:span><text:span text:style-name="T13_4"><text:s/></text:span><text:span text:style-name="T13_5">tu</text:span><text:span text:style-name="T13_6"><text:s/></text:span><text:span text:style-name="T13_7">nepotyzm</text:span><text:span text:style-name="T13_8">?<text:s/></text:span><text:span text:style-name="T13_9">Twilight</text:span><text:span text:style-name="T13_10"><text:s/></text:span><text:span text:style-name="T13_11">od</text:span><text:span text:style-name="T13_12"><text:s/></text:span><text:span text:style-name="T13_13">wczesnego</text:span><text:span text:style-name="T13_14"><text:s/></text:span><text:span text:style-name="T13_15">źrebięctwa</text:span><text:span text:style-name="T13_16"><text:s/></text:span><text:span text:style-name="T13_17">była</text:span><text:span text:style-name="T13_18"><text:s/></text:span><text:span text:style-name="T13_19">faworyzowana</text:span><text:span text:style-name="T13_20"><text:s/></text:span><text:span text:style-name="T13_21">po</text:span><text:span text:style-name="T13_22"><text:s/></text:span><text:span text:style-name="T13_23">znajomości</text:span><text:span text:style-name="T13_24">,<text:s/></text:span><text:span text:style-name="T13_25">dzięki</text:span><text:span text:style-name="T13_26"><text:s/></text:span><text:span text:style-name="T13_27">urodzeniu</text:span><text:span text:style-name="T13_28">.<text:s/></text:span><text:span text:style-name="T13_29">Taka</text:span><text:span text:style-name="T13_30"><text:s/></text:span><text:span text:style-name="T13_31">Starlight</text:span><text:span text:style-name="T13_32">,<text:s/></text:span><text:span text:style-name="T13_33">choć</text:span><text:span text:style-name="T13_34"><text:s/></text:span><text:span text:style-name="T13_35">niewątpliwie</text:span><text:span text:style-name="T13_36"><text:s/></text:span><text:span text:style-name="T13_37">zdolniejsza</text:span><text:span text:style-name="T13_38"><text:s/></text:span><text:span text:style-name="T13_39">i</text:span><text:span text:style-name="T13_40"><text:s/></text:span><text:span text:style-name="T13_41">potężniejsza</text:span><text:span text:style-name="T13_42">,<text:s/></text:span><text:span text:style-name="T13_43">gniła</text:span><text:span text:style-name="T13_44"><text:s/></text:span><text:span text:style-name="T13_45">sobie</text:span><text:span text:style-name="T13_46"><text:s/></text:span><text:span text:style-name="T13_47">w</text:span><text:span text:style-name="T13_48"><text:s/></text:span><text:span text:style-name="T13_49">zapyziałej</text:span><text:span text:style-name="T13_50"><text:s/></text:span><text:span text:style-name="T13_51">wiosce</text:span><text:span text:style-name="T13_52"><text:s/></text:span><text:span text:style-name="T13_53">i</text:span><text:span text:style-name="T13_54"><text:s/></text:span><text:span text:style-name="T13_55">nikogo</text:span><text:span text:style-name="T13_56"><text:s/></text:span><text:span text:style-name="T13_57">nie</text:span><text:span text:style-name="T13_58"><text:s/></text:span><text:span text:style-name="T13_59">obchodziła</text:span><text:span text:style-name="T13_60">.<text:s/></text:span><text:span text:style-name="T13_61">Jej</text:span><text:span text:style-name="T13_62"><text:s/></text:span><text:span text:style-name="T13_63">przyjaciel</text:span><text:span text:style-name="T13_64"><text:s/></text:span><text:span text:style-name="T13_65">Sunburst</text:span><text:span text:style-name="T13_66"><text:s/></text:span><text:span text:style-name="T13_67">dostał</text:span><text:span text:style-name="T13_68"><text:s/></text:span><text:span text:style-name="T13_69">się</text:span><text:span text:style-name="T13_70"><text:s/></text:span><text:span text:style-name="T13_71">do</text:span><text:span text:style-name="T13_72"><text:s/></text:span><text:span text:style-name="T13_73">szkoły</text:span><text:span text:style-name="T13_74"><text:s/></text:span><text:span text:style-name="T13_75">Celestii</text:span><text:span text:style-name="T13_76"><text:s/></text:span><text:span text:style-name="T13_77">pewnie</text:span><text:span text:style-name="T13_78"><text:s/></text:span><text:span text:style-name="T13_79">dzięki</text:span><text:span text:style-name="T13_80"><text:s/></text:span><text:span text:style-name="T13_81">rodzinie</text:span><text:span text:style-name="T13_82"><text:s/></text:span><text:span text:style-name="T13_83">i</text:span><text:span text:style-name="T13_84"><text:s/></text:span><text:span text:style-name="T13_85">układom</text:span><text:span text:style-name="T13_86">,<text:s/></text:span><text:span text:style-name="T13_87">a</text:span><text:span text:style-name="T13_88"><text:s/></text:span><text:span text:style-name="T13_89">ona</text:span><text:span text:style-name="T13_90"><text:s/></text:span><text:span text:style-name="T13_91">nie</text:span><text:span text:style-name="T13_92">.<text:s/></text:span><text:span text:style-name="T13_93">Życiowe</text:span><text:span text:style-name="T13_94"><text:s/></text:span><text:span text:style-name="T13_95">i</text:span><text:span text:style-name="T13_96"><text:s/></text:span><text:span text:style-name="T13_97">okrutne</text:span><text:span text:style-name="T13_98">.</text:span></text:p>
      <text:p text:style-name="P14"><text:span text:style-name="T14_1">A</text:span><text:span text:style-name="T14_2"><text:s/></text:span><text:span text:style-name="T14_3">teraz</text:span><text:span text:style-name="T14_4"><text:s/></text:span><text:span text:style-name="T14_5">skupmy</text:span><text:span text:style-name="T14_6"><text:s/></text:span><text:span text:style-name="T14_7">się</text:span><text:span text:style-name="T14_8"><text:s/></text:span><text:span text:style-name="T14_9">na</text:span><text:span text:style-name="T14_10"><text:s/></text:span><text:span text:style-name="T14_11">kolejnej</text:span><text:span text:style-name="T14_12"><text:s/></text:span><text:span text:style-name="T14_13">klaczy</text:span><text:span text:style-name="T14_14"><text:s/></text:span><text:span text:style-name="T14_15">jednorożca</text:span><text:span text:style-name="T14_16">,<text:s/></text:span><text:span text:style-name="T14_17">a</text:span><text:span text:style-name="T14_18"><text:s/></text:span><text:span text:style-name="T14_19">mianowicie</text:span><text:span text:style-name="T14_20"><text:s/></text:span><text:span text:style-name="T14_21">Rarity</text:span><text:span text:style-name="T14_22">.<text:s/></text:span><text:span text:style-name="T14_23">Przed</text:span><text:span text:style-name="T14_24"><text:s/></text:span><text:span text:style-name="T14_25">poznaniem</text:span><text:span text:style-name="T14_26"><text:s/></text:span><text:span text:style-name="T14_27">faworyzowanej</text:span><text:span text:style-name="T14_28"><text:s/></text:span><text:span text:style-name="T14_29">przez</text:span><text:span text:style-name="T14_30"><text:s/></text:span><text:span text:style-name="T14_31">Celestię</text:span><text:span text:style-name="T14_32"><text:s/></text:span><text:span text:style-name="T14_33">Twilight</text:span><text:span text:style-name="T14_34"><text:s/></text:span><text:span text:style-name="T14_35">Rarity</text:span><text:span text:style-name="T14_36"><text:s/></text:span><text:span text:style-name="T14_37">była</text:span><text:span text:style-name="T14_38"><text:s/></text:span><text:span text:style-name="T14_39">zwykłą</text:span><text:span text:style-name="T14_40"><text:s/></text:span><text:span text:style-name="T14_41">krawcową</text:span><text:span text:style-name="T14_42"><text:s/></text:span><text:span text:style-name="T14_43">z</text:span><text:span text:style-name="T14_44"><text:s/></text:span><text:span text:style-name="T14_45">małego</text:span><text:span text:style-name="T14_46"><text:s/></text:span><text:span text:style-name="T14_47">miasteczka</text:span><text:span text:style-name="T14_48">.<text:s/></text:span><text:span text:style-name="T14_49">Już</text:span><text:span text:style-name="T14_50"><text:s/></text:span><text:span text:style-name="T14_51">przy</text:span><text:span text:style-name="T14_52"><text:s/></text:span><text:span text:style-name="T14_53">pierwszym</text:span><text:span text:style-name="T14_54"><text:s/></text:span><text:span text:style-name="T14_55">spotkaniu</text:span><text:span text:style-name="T14_56"><text:s/></text:span><text:span text:style-name="T14_57">z</text:span><text:span text:style-name="T14_58"><text:s/></text:span><text:span text:style-name="T14_59">klaczą</text:span><text:span text:style-name="T14_60"><text:s/></text:span><text:span text:style-name="T14_61">z</text:span><text:span text:style-name="T14_62"><text:s/></text:span><text:span text:style-name="T14_63">Canterlot</text:span><text:span text:style-name="T14_64"><text:s/></text:span><text:span text:style-name="T14_65">dzieje</text:span><text:span text:style-name="T14_66"><text:s/></text:span><text:span text:style-name="T14_67">się</text:span><text:span text:style-name="T14_68"><text:s/></text:span><text:span text:style-name="T14_69">coś</text:span><text:span text:style-name="T14_70"><text:s/></text:span><text:span text:style-name="T14_71">dziwnego</text:span><text:span text:style-name="T14_72">.<text:s/></text:span><text:span text:style-name="T14_73">Projektantka</text:span><text:span text:style-name="T14_74"><text:s/></text:span><text:span text:style-name="T14_75">mody</text:span><text:span text:style-name="T14_76"><text:s/></text:span><text:span text:style-name="T14_77">nagle</text:span><text:span text:style-name="T14_78"><text:s/></text:span><text:span text:style-name="T14_79">wykazała</text:span><text:span text:style-name="T14_80"><text:s/></text:span><text:span text:style-name="T14_81">ogromne</text:span><text:span text:style-name="T14_82"><text:s/></text:span><text:span text:style-name="T14_83">zainteresowanie</text:span><text:span text:style-name="T14_84"><text:s/></text:span><text:span text:style-name="T14_85">i</text:span><text:span text:style-name="T14_86"><text:s/></text:span><text:span text:style-name="T14_87">zaczęła</text:span><text:span text:style-name="T14_88"><text:s/></text:span><text:span text:style-name="T14_89">się</text:span><text:span text:style-name="T14_90"><text:s/></text:span><text:span text:style-name="T14_91">Twilight</text:span><text:span text:style-name="T14_92"><text:s/></text:span><text:span text:style-name="T14_93">podlizywać</text:span><text:span text:style-name="T14_94">.<text:s/></text:span><text:span text:style-name="T14_95">Dlaczego</text:span><text:span text:style-name="T14_96">?<text:s/></text:span><text:span text:style-name="T14_97">Bo</text:span><text:span text:style-name="T14_98"><text:s/></text:span><text:span text:style-name="T14_99">ta</text:span><text:span text:style-name="T14_100"><text:s/></text:span><text:span text:style-name="T14_101">nie</text:span><text:span text:style-name="T14_102"><text:s/></text:span><text:span text:style-name="T14_103">dość</text:span><text:span text:style-name="T14_104"><text:s/></text:span><text:span text:style-name="T14_105">że</text:span><text:span text:style-name="T14_106"><text:s/></text:span><text:span text:style-name="T14_107">pochodziła</text:span><text:span text:style-name="T14_108"><text:s/></text:span><text:span text:style-name="T14_109">z</text:span><text:span text:style-name="T14_110"><text:s/></text:span><text:span text:style-name="T14_111">miasta</text:span><text:span text:style-name="T14_112"><text:s/></text:span><text:span text:style-name="T14_113">elit</text:span><text:span text:style-name="T14_114">,<text:s/></text:span><text:span text:style-name="T14_115">to</text:span><text:span text:style-name="T14_116"><text:s/></text:span><text:span text:style-name="T14_117">jeszcze</text:span><text:span text:style-name="T14_118"><text:s/></text:span><text:span text:style-name="T14_119">została</text:span><text:span text:style-name="T14_120"><text:s/></text:span><text:span text:style-name="T14_121">wysłana</text:span><text:span text:style-name="T14_122"><text:s/></text:span><text:span text:style-name="T14_123">do</text:span><text:span text:style-name="T14_124"><text:s/></text:span><text:span text:style-name="T14_125">kontroli</text:span><text:span text:style-name="T14_126"><text:s/></text:span><text:span text:style-name="T14_127">festiwalu</text:span><text:span text:style-name="T14_128">,<text:s/></text:span><text:span text:style-name="T14_129">czyli</text:span><text:span text:style-name="T14_130"><text:s/></text:span><text:span text:style-name="T14_131">musiała</text:span><text:span text:style-name="T14_132"><text:s/></text:span><text:span text:style-name="T14_133">być</text:span><text:span text:style-name="T14_134"><text:s/></text:span><text:span text:style-name="T14_135">powiązana</text:span><text:span text:style-name="T14_136"><text:s/></text:span><text:span text:style-name="T14_137">z</text:span><text:span text:style-name="T14_138"><text:s/></text:span><text:span text:style-name="T14_139">kimś</text:span><text:span text:style-name="T14_140"><text:s/></text:span><text:span text:style-name="T14_141">ważnym</text:span><text:span text:style-name="T14_142">,<text:s/></text:span><text:span text:style-name="T14_143">kimś</text:span><text:span text:style-name="T14_144">,<text:s/></text:span><text:span text:style-name="T14_145">kto</text:span><text:span text:style-name="T14_146"><text:s/></text:span><text:span text:style-name="T14_147">pomógłby</text:span><text:span text:style-name="T14_148"><text:s/></text:span><text:span text:style-name="T14_149">jej</text:span><text:span text:style-name="T14_150"><text:s/></text:span><text:span text:style-name="T14_151">rozbłysnąć</text:span><text:span text:style-name="T14_152"><text:s/></text:span><text:span text:style-name="T14_153">wśród</text:span><text:span text:style-name="T14_154"><text:s/></text:span><text:span text:style-name="T14_155">śmietanki</text:span><text:span text:style-name="T14_156"><text:s/></text:span><text:span text:style-name="T14_157">towarzyskiej</text:span><text:span text:style-name="T14_158"><text:s/></text:span><text:span text:style-name="T14_159">Equestrii</text:span><text:span text:style-name="T14_160">.<text:s/></text:span><text:span text:style-name="T14_161">Rarity</text:span><text:span text:style-name="T14_162"><text:s/></text:span><text:span text:style-name="T14_163">to</text:span><text:span text:style-name="T14_164"><text:s/></text:span><text:span text:style-name="T14_165">klacz</text:span><text:span text:style-name="T14_166">,<text:s/></text:span><text:span text:style-name="T14_167">która</text:span><text:span text:style-name="T14_168"><text:s/></text:span><text:span text:style-name="T14_169">dobrze</text:span><text:span text:style-name="T14_170"><text:s/></text:span><text:span text:style-name="T14_171">rozumie</text:span><text:span text:style-name="T14_172">,<text:s/></text:span><text:span text:style-name="T14_173">jak</text:span><text:span text:style-name="T14_174"><text:s/></text:span><text:span text:style-name="T14_175">działa</text:span><text:span text:style-name="T14_176"><text:s/></text:span><text:span text:style-name="T14_177">świat</text:span><text:span text:style-name="T14_178"><text:s/></text:span><text:span text:style-name="T14_179">wyższych</text:span><text:span text:style-name="T14_180"><text:s/></text:span><text:span text:style-name="T14_181">sfer</text:span><text:span text:style-name="T14_182">,<text:s/></text:span><text:span text:style-name="T14_183">dlatego</text:span><text:span text:style-name="T14_184"><text:s/></text:span><text:span text:style-name="T14_185">zaprzyjaźniła</text:span><text:span text:style-name="T14_186"><text:s/></text:span><text:span text:style-name="T14_187">się</text:span><text:span text:style-name="T14_188"><text:s/></text:span><text:span text:style-name="T14_189">z</text:span><text:span text:style-name="T14_190"><text:s/></text:span><text:span text:style-name="T14_191">Twilight</text:span><text:span text:style-name="T14_192">.<text:s/></text:span><text:span text:style-name="T14_193">Cóż</text:span><text:span text:style-name="T14_194">,<text:s/></text:span><text:span text:style-name="T14_195">zdecydowanie</text:span><text:span text:style-name="T14_196"><text:s/></text:span><text:span text:style-name="T14_197">jej</text:span><text:span text:style-name="T14_198"><text:s/></text:span><text:span text:style-name="T14_199">się</text:span><text:span text:style-name="T14_200"><text:s/></text:span><text:span text:style-name="T14_201">to</text:span><text:span text:style-name="T14_202"><text:s/></text:span><text:span text:style-name="T14_203">opłaciło</text:span><text:span text:style-name="T14_204">.<text:s/></text:span><text:span text:style-name="T14_205">Pozornie</text:span><text:span text:style-name="T14_206"><text:s/></text:span><text:span text:style-name="T14_207">jej</text:span><text:span text:style-name="T14_208"><text:s/></text:span><text:span text:style-name="T14_209">kariera</text:span><text:span text:style-name="T14_210"><text:s/></text:span><text:span text:style-name="T14_211">rozpoczęła</text:span><text:span text:style-name="T14_212"><text:s/></text:span><text:span text:style-name="T14_213">się</text:span><text:span text:style-name="T14_214">,<text:s/></text:span><text:span text:style-name="T14_215">kiedy</text:span><text:span text:style-name="T14_216"><text:s/></text:span><text:span text:style-name="T14_217">zauważył</text:span><text:span text:style-name="T14_218"><text:s/></text:span><text:span text:style-name="T14_219">ją</text:span><text:span text:style-name="T14_220"><text:s/></text:span><text:span text:style-name="T14_221">Hoity</text:span><text:span text:style-name="T14_222"><text:s/></text:span><text:span text:style-name="T14_223">Toity</text:span><text:span text:style-name="T14_224">,<text:s/></text:span><text:span text:style-name="T14_225">jest</text:span><text:span text:style-name="T14_226"><text:s/></text:span><text:span text:style-name="T14_227">to</text:span><text:span text:style-name="T14_228"><text:s/></text:span><text:span text:style-name="T14_229">jednak</text:span><text:span text:style-name="T14_230"><text:s/></text:span><text:span text:style-name="T14_231">błąd</text:span><text:span text:style-name="T14_232">,<text:s/></text:span><text:span text:style-name="T14_233">gdyż</text:span><text:span text:style-name="T14_234"><text:s/></text:span><text:span text:style-name="T14_235">jedyne</text:span><text:span text:style-name="T14_236">,<text:s/></text:span><text:span text:style-name="T14_237">co</text:span><text:span text:style-name="T14_238"><text:s/></text:span><text:span text:style-name="T14_239">jej</text:span><text:span text:style-name="T14_240"><text:s/></text:span><text:span text:style-name="T14_241">dała</text:span><text:span text:style-name="T14_242"><text:s/></text:span><text:span text:style-name="T14_243">ta</text:span><text:span text:style-name="T14_244"><text:s/></text:span><text:span text:style-name="T14_245">znajomość</text:span><text:span text:style-name="T14_246">,<text:s/></text:span><text:span text:style-name="T14_247">to</text:span><text:span text:style-name="T14_248"><text:s/></text:span><text:span text:style-name="T14_249">więcej</text:span><text:span text:style-name="T14_250"><text:s/></text:span><text:span text:style-name="T14_251">pieniędzy</text:span><text:span text:style-name="T14_252">,<text:s/></text:span><text:span text:style-name="T14_253">sam</text:span><text:span text:style-name="T14_254"><text:s/></text:span><text:span text:style-name="T14_255">status</text:span><text:span text:style-name="T14_256"><text:s/></text:span><text:span text:style-name="T14_257">klaczy</text:span><text:span text:style-name="T14_258"><text:s/></text:span><text:span text:style-name="T14_259">nie</text:span><text:span text:style-name="T14_260"><text:s/></text:span><text:span text:style-name="T14_261">podskoczył</text:span><text:span text:style-name="T14_262">,<text:s/></text:span><text:span text:style-name="T14_263">stała</text:span><text:span text:style-name="T14_264"><text:s/></text:span><text:span text:style-name="T14_265">się</text:span><text:span text:style-name="T14_266"><text:s/></text:span><text:span text:style-name="T14_267">jedynie</text:span><text:span text:style-name="T14_268"><text:s/></text:span><text:span text:style-name="T14_269">jednym</text:span><text:span text:style-name="T14_270"><text:s/></text:span><text:span text:style-name="T14_271">z</text:span><text:span text:style-name="T14_272"><text:s/></text:span><text:span text:style-name="T14_273">podwykonawców</text:span><text:span text:style-name="T14_274">.<text:s/></text:span><text:span text:style-name="T14_275">Photo</text:span><text:span text:style-name="T14_276"><text:s/></text:span><text:span text:style-name="T14_277">Finish</text:span><text:span text:style-name="T14_278"><text:s/></text:span><text:span text:style-name="T14_279">w</text:span><text:span text:style-name="T14_280"><text:s/></text:span><text:span text:style-name="T14_281">ogóle</text:span><text:span text:style-name="T14_282"><text:s/></text:span><text:span text:style-name="T14_283">nie</text:span><text:span text:style-name="T14_284"><text:s/></text:span><text:span text:style-name="T14_285">była</text:span><text:span text:style-name="T14_286"><text:s/></text:span><text:span text:style-name="T14_287">Rarcią</text:span><text:span text:style-name="T14_288"><text:s/></text:span><text:span text:style-name="T14_289">zainteresowana</text:span><text:span text:style-name="T14_290">,<text:s/></text:span><text:span text:style-name="T14_291">skupiła</text:span><text:span text:style-name="T14_292"><text:s/></text:span><text:span text:style-name="T14_293">się</text:span><text:span text:style-name="T14_294"><text:s/></text:span><text:span text:style-name="T14_295">jedynie</text:span><text:span text:style-name="T14_296"><text:s/></text:span><text:span text:style-name="T14_297">na</text:span><text:span text:style-name="T14_298"><text:s/></text:span><text:span text:style-name="T14_299">Fluttershy</text:span><text:span text:style-name="T14_300">.<text:s/></text:span><text:span text:style-name="T14_301">Nie</text:span><text:span text:style-name="T14_302">,<text:s/></text:span><text:span text:style-name="T14_303">sława</text:span><text:span text:style-name="T14_304"><text:s/></text:span><text:span text:style-name="T14_305">Rarity</text:span><text:span text:style-name="T14_306"><text:s/></text:span><text:span text:style-name="T14_307">ma</text:span><text:span text:style-name="T14_308"><text:s/></text:span><text:span text:style-name="T14_309">dwa</text:span><text:span text:style-name="T14_310"><text:s/></text:span><text:span text:style-name="T14_311">początki</text:span><text:span text:style-name="T14_312"><text:s/>–<text:s/></text:span><text:span text:style-name="T14_313">kontrakt</text:span><text:span text:style-name="T14_314"><text:s/></text:span><text:span text:style-name="T14_315">z</text:span><text:span text:style-name="T14_316"><text:s/></text:span><text:span text:style-name="T14_317">Sapphire</text:span><text:span text:style-name="T14_318"><text:s/></text:span><text:span text:style-name="T14_319">Shores</text:span><text:span text:style-name="T14_320"><text:s/></text:span><text:span text:style-name="T14_321">i</text:span><text:span text:style-name="T14_322"><text:s/></text:span><text:span text:style-name="T14_323">przygodę</text:span><text:span text:style-name="T14_324"><text:s/></text:span><text:span text:style-name="T14_325">z</text:span><text:span text:style-name="T14_326"><text:s/></text:span><text:span text:style-name="T14_327">elitą</text:span><text:span text:style-name="T14_328"><text:s/></text:span><text:span text:style-name="T14_329">Canterlot</text:span><text:span text:style-name="T14_330">.<text:s/></text:span><text:span text:style-name="T14_331">Ciężko</text:span><text:span text:style-name="T14_332"><text:s/></text:span><text:span text:style-name="T14_333">powiedzieć</text:span><text:span text:style-name="T14_334">,<text:s/></text:span><text:span text:style-name="T14_335">czemu</text:span><text:span text:style-name="T14_336"><text:s/></text:span><text:span text:style-name="T14_337">ta</text:span><text:span text:style-name="T14_338"><text:s/></text:span><text:span text:style-name="T14_339">pierwsza</text:span><text:span text:style-name="T14_340"><text:s/></text:span><text:span text:style-name="T14_341">w</text:span><text:span text:style-name="T14_342"><text:s/></text:span><text:span text:style-name="T14_343">ogóle</text:span><text:span text:style-name="T14_344"><text:s/></text:span><text:span text:style-name="T14_345">weszła</text:span><text:span text:style-name="T14_346"><text:s/></text:span><text:span text:style-name="T14_347">do</text:span><text:span text:style-name="T14_348"><text:s/></text:span><text:span text:style-name="T14_349">Carousel</text:span><text:span text:style-name="T14_350"><text:s/></text:span><text:span text:style-name="T14_351">Butique</text:span><text:span text:style-name="T14_352">,<text:s/></text:span><text:span text:style-name="T14_353">ale</text:span><text:span text:style-name="T14_354"><text:s/></text:span><text:span text:style-name="T14_355">sądzę</text:span><text:span text:style-name="T14_356">,<text:s/></text:span><text:span text:style-name="T14_357">że</text:span><text:span text:style-name="T14_358"><text:s/></text:span><text:span text:style-name="T14_359">piosenkarka</text:span><text:span text:style-name="T14_360"><text:s/></text:span><text:span text:style-name="T14_361">nie</text:span><text:span text:style-name="T14_362"><text:s/></text:span><text:span text:style-name="T14_363">wywodzi</text:span><text:span text:style-name="T14_364"><text:s/></text:span><text:span text:style-name="T14_365">się</text:span><text:span text:style-name="T14_366"><text:s/></text:span><text:span text:style-name="T14_367">z</text:span><text:span text:style-name="T14_368"><text:s/></text:span><text:span text:style-name="T14_369">elit</text:span><text:span text:style-name="T14_370">.<text:s/></text:span><text:span text:style-name="T14_371">Jej</text:span><text:span text:style-name="T14_372"><text:s/></text:span><text:span text:style-name="T14_373">gust</text:span><text:span text:style-name="T14_374"><text:s/></text:span><text:span text:style-name="T14_375">jest</text:span><text:span text:style-name="T14_376"><text:s/></text:span><text:span text:style-name="T14_377">raczej</text:span><text:span text:style-name="T14_378"><text:s/></text:span><text:span text:style-name="T14_379">kiczowaty</text:span><text:span text:style-name="T14_380">,<text:s/></text:span><text:span text:style-name="T14_381">nie</text:span><text:span text:style-name="T14_382"><text:s/></text:span><text:span text:style-name="T14_383">wykazano</text:span><text:span text:style-name="T14_384"><text:s/></text:span><text:span text:style-name="T14_385">też</text:span><text:span text:style-name="T14_386"><text:s/></text:span><text:span text:style-name="T14_387">obecności</text:span><text:span text:style-name="T14_388"><text:s/></text:span><text:span text:style-name="T14_389">kija</text:span><text:span text:style-name="T14_390"><text:s/></text:span><text:span text:style-name="T14_391">w</text:span><text:span text:style-name="T14_392"><text:s/></text:span><text:span text:style-name="T14_393">zadku</text:span><text:span text:style-name="T14_394">.<text:s/></text:span><text:span text:style-name="T14_395">Jednak</text:span><text:span text:style-name="T14_396"><text:s/></text:span><text:span text:style-name="T14_397">praca</text:span><text:span text:style-name="T14_398"><text:s/></text:span><text:span text:style-name="T14_399">dla</text:span><text:span text:style-name="T14_400"><text:s/></text:span><text:span text:style-name="T14_401">niej</text:span><text:span text:style-name="T14_402"><text:s/></text:span><text:span text:style-name="T14_403">pomogła</text:span><text:span text:style-name="T14_404"><text:s/></text:span><text:span text:style-name="T14_405">zdobyć</text:span><text:span text:style-name="T14_406"><text:s/></text:span><text:span text:style-name="T14_407">Rarity</text:span><text:span text:style-name="T14_408"><text:s/></text:span><text:span text:style-name="T14_409">renomę</text:span><text:span text:style-name="T14_410"><text:s/></text:span><text:span text:style-name="T14_411">jako</text:span><text:span text:style-name="T14_412"><text:s/></text:span><text:span text:style-name="T14_413">krawcowej</text:span><text:span text:style-name="T14_414"><text:s/></text:span><text:span text:style-name="T14_415">gwiazd</text:span><text:span text:style-name="T14_416"><text:s/></text:span><text:span text:style-name="T14_417">i</text:span><text:span text:style-name="T14_418"><text:s/></text:span><text:span text:style-name="T14_419">klaczy</text:span><text:span text:style-name="T14_420">,<text:s/></text:span><text:span text:style-name="T14_421">na</text:span><text:span text:style-name="T14_422"><text:s/></text:span><text:span text:style-name="T14_423">której</text:span><text:span text:style-name="T14_424"><text:s/></text:span><text:span text:style-name="T14_425">można</text:span><text:span text:style-name="T14_426"><text:s/></text:span><text:span text:style-name="T14_427">polegać</text:span><text:span text:style-name="T14_428">.<text:s/></text:span><text:span text:style-name="T14_429">Lecz</text:span><text:span text:style-name="T14_430"><text:s/></text:span><text:span text:style-name="T14_431">prawdziwy</text:span><text:span text:style-name="T14_432"><text:s/></text:span><text:span text:style-name="T14_433">przełom</text:span><text:span text:style-name="T14_434"><text:s/></text:span><text:span text:style-name="T14_435">nastąpił</text:span><text:span text:style-name="T14_436"><text:s/></text:span><text:span text:style-name="T14_437">później</text:span><text:span text:style-name="T14_438">.</text:span></text:p>
      <text:p text:style-name="P15"><text:span text:style-name="T15_1">Dzięki</text:span><text:span text:style-name="T15_2"><text:s/></text:span><text:span text:style-name="T15_3">znajomości</text:span><text:span text:style-name="T15_4"><text:s/></text:span><text:span text:style-name="T15_5">z</text:span><text:span text:style-name="T15_6"><text:s/></text:span><text:span text:style-name="T15_7">Twilight</text:span><text:span text:style-name="T15_8"><text:s/></text:span><text:span text:style-name="T15_9">Rarity</text:span><text:span text:style-name="T15_10"><text:s/></text:span><text:span text:style-name="T15_11">zatrzymała</text:span><text:span text:style-name="T15_12"><text:s/></text:span><text:span text:style-name="T15_13">się</text:span><text:span text:style-name="T15_14"><text:s/></text:span><text:span text:style-name="T15_15">w</text:span><text:span text:style-name="T15_16"><text:s/></text:span><text:span text:style-name="T15_17">zamku</text:span><text:span text:style-name="T15_18"><text:s/></text:span><text:span text:style-name="T15_19">Canterlot</text:span><text:span text:style-name="T15_20">,<text:s/></text:span><text:span text:style-name="T15_21">u</text:span><text:span text:style-name="T15_22"><text:s/></text:span><text:span text:style-name="T15_23">księżniczki</text:span><text:span text:style-name="T15_24"><text:s/></text:span><text:span text:style-name="T15_25">Celestii</text:span><text:span text:style-name="T15_26">.<text:s/></text:span><text:span text:style-name="T15_27">Kiedy</text:span><text:span text:style-name="T15_28"><text:s/></text:span><text:span text:style-name="T15_29">dowiedział</text:span><text:span text:style-name="T15_30"><text:s/></text:span><text:span text:style-name="T15_31">się</text:span><text:span text:style-name="T15_32"><text:s/></text:span><text:span text:style-name="T15_33">o</text:span><text:span text:style-name="T15_34"><text:s/></text:span><text:span text:style-name="T15_35">tym</text:span><text:span text:style-name="T15_36"><text:s/></text:span><text:span text:style-name="T15_37">Fancy</text:span><text:span text:style-name="T15_38"><text:s/></text:span><text:span text:style-name="T15_39">Pants</text:span><text:span text:style-name="T15_40">,<text:s/></text:span><text:span text:style-name="T15_41">to</text:span><text:span text:style-name="T15_42"><text:s/></text:span><text:span text:style-name="T15_43">uznał</text:span><text:span text:style-name="T15_44">,<text:s/></text:span><text:span text:style-name="T15_45">że</text:span><text:span text:style-name="T15_46"><text:s/></text:span><text:span text:style-name="T15_47">biała</text:span><text:span text:style-name="T15_48"><text:s/></text:span><text:span text:style-name="T15_49">jednorożec</text:span><text:span text:style-name="T15_50"><text:s/></text:span><text:span text:style-name="T15_51">jest</text:span><text:span text:style-name="T15_52"><text:s/></text:span><text:span text:style-name="T15_53">kimś</text:span><text:span text:style-name="T15_54"><text:s/></text:span><text:span text:style-name="T15_55">ważnym</text:span><text:span text:style-name="T15_56"><text:s/></text:span><text:span text:style-name="T15_57">i</text:span><text:span text:style-name="T15_58"><text:s/></text:span><text:span text:style-name="T15_59">powinien</text:span><text:span text:style-name="T15_60"><text:s/></text:span><text:span text:style-name="T15_61">ją</text:span><text:span text:style-name="T15_62"><text:s/></text:span><text:span text:style-name="T15_63">poznać</text:span><text:span text:style-name="T15_64">.<text:s/></text:span><text:span text:style-name="T15_65">Czarująca</text:span><text:span text:style-name="T15_66">,<text:s/></text:span><text:span text:style-name="T15_67">inteligentna</text:span><text:span text:style-name="T15_68"><text:s/></text:span><text:span text:style-name="T15_69">i</text:span><text:span text:style-name="T15_70"><text:s/></text:span><text:span text:style-name="T15_71">urodziwa</text:span><text:span text:style-name="T15_72"><text:s/></text:span><text:span text:style-name="T15_73">Rarity</text:span><text:span text:style-name="T15_74"><text:s/></text:span><text:span text:style-name="T15_75">bez</text:span><text:span text:style-name="T15_76"><text:s/></text:span><text:span text:style-name="T15_77">trudu</text:span><text:span text:style-name="T15_78"><text:s/></text:span><text:span text:style-name="T15_79">wkręciła</text:span><text:span text:style-name="T15_80"><text:s/></text:span><text:span text:style-name="T15_81">się</text:span><text:span text:style-name="T15_82"><text:s/></text:span><text:span text:style-name="T15_83">do</text:span><text:span text:style-name="T15_84"><text:s/></text:span><text:span text:style-name="T15_85">świata</text:span><text:span text:style-name="T15_86"><text:s/></text:span><text:span text:style-name="T15_87">elit</text:span><text:span text:style-name="T15_88">.<text:s/></text:span><text:span text:style-name="T15_89">Jednak</text:span><text:span text:style-name="T15_90"><text:s/></text:span><text:span text:style-name="T15_91">bez</text:span><text:span text:style-name="T15_92"><text:s/></text:span><text:span text:style-name="T15_93">przyjaźni</text:span><text:span text:style-name="T15_94"><text:s/></text:span><text:span text:style-name="T15_95">z</text:span><text:span text:style-name="T15_96"><text:s/></text:span><text:span text:style-name="T15_97">Twilight</text:span><text:span text:style-name="T15_98">,<text:s/></text:span><text:span text:style-name="T15_99">a</text:span><text:span text:style-name="T15_100"><text:s/></text:span><text:span text:style-name="T15_101">więc</text:span><text:span text:style-name="T15_102"><text:s/></text:span><text:span text:style-name="T15_103">i</text:span><text:span text:style-name="T15_104"><text:s/></text:span><text:span text:style-name="T15_105">z</text:span><text:span text:style-name="T15_106"><text:s/></text:span><text:span text:style-name="T15_107">Celestią</text:span><text:span text:style-name="T15_108">,<text:s/></text:span><text:span text:style-name="T15_109">nie</text:span><text:span text:style-name="T15_110"><text:s/></text:span><text:span text:style-name="T15_111">byłoby</text:span><text:span text:style-name="T15_112"><text:s/></text:span><text:span text:style-name="T15_113">to</text:span><text:span text:style-name="T15_114"><text:s/></text:span><text:span text:style-name="T15_115">możliwe</text:span><text:span text:style-name="T15_116">.<text:s/></text:span><text:span text:style-name="T15_117">Udało</text:span><text:span text:style-name="T15_118"><text:s/></text:span><text:span text:style-name="T15_119">jej</text:span><text:span text:style-name="T15_120"><text:s/></text:span><text:span text:style-name="T15_121">się</text:span><text:span text:style-name="T15_122"><text:s/></text:span><text:span text:style-name="T15_123">nawiązać</text:span><text:span text:style-name="T15_124"><text:s/></text:span><text:span text:style-name="T15_125">znajomości</text:span><text:span text:style-name="T15_126">,<text:s/></text:span><text:span text:style-name="T15_127">które</text:span><text:span text:style-name="T15_128"><text:s/></text:span><text:span text:style-name="T15_129">niewątpliwie</text:span><text:span text:style-name="T15_130"><text:s/></text:span><text:span text:style-name="T15_131">pomogły</text:span><text:span text:style-name="T15_132"><text:s/></text:span><text:span text:style-name="T15_133">jej</text:span><text:span text:style-name="T15_134"><text:s/></text:span><text:span text:style-name="T15_135">w</text:span><text:span text:style-name="T15_136"><text:s/></text:span><text:span text:style-name="T15_137">karierze</text:span><text:span text:style-name="T15_138">.<text:s/></text:span><text:span text:style-name="T15_139">Natomiast</text:span><text:span text:style-name="T15_140"><text:s/></text:span><text:span text:style-name="T15_141">gdy</text:span><text:span text:style-name="T15_142"><text:s/></text:span><text:span text:style-name="T15_143">Twilight</text:span><text:span text:style-name="T15_144"><text:s/></text:span><text:span text:style-name="T15_145">została</text:span><text:span text:style-name="T15_146"><text:s/></text:span><text:span text:style-name="T15_147">księżniczką</text:span><text:span text:style-name="T15_148">,<text:s/></text:span><text:span text:style-name="T15_149">zrobiła</text:span><text:span text:style-name="T15_150"><text:s/></text:span><text:span text:style-name="T15_151">jej</text:span><text:span text:style-name="T15_152"><text:s/></text:span><text:span text:style-name="T15_153">reklamę</text:span><text:span text:style-name="T15_154"><text:s/></text:span><text:span text:style-name="T15_155">butiku</text:span><text:span text:style-name="T15_156"><text:s/></text:span><text:span text:style-name="T15_157">w</text:span><text:span text:style-name="T15_158"><text:s/></text:span><text:span text:style-name="T15_159">Canterlot</text:span><text:span text:style-name="T15_160">,<text:s/></text:span><text:span text:style-name="T15_161">dzięki</text:span><text:span text:style-name="T15_162"><text:s/></text:span><text:span text:style-name="T15_163">czemu</text:span><text:span text:style-name="T15_164"><text:s/></text:span><text:span text:style-name="T15_165">sprzedaż</text:span><text:span text:style-name="T15_166"><text:s/></text:span><text:span text:style-name="T15_167">sukni</text:span><text:span text:style-name="T15_168"><text:s/>“</text:span><text:span text:style-name="T15_169">R</text:span><text:span text:style-name="T15_170">eign</text:span><text:span text:style-name="T15_171"><text:s/></text:span><text:span text:style-name="T15_172">in</text:span><text:span text:style-name="T15_173"><text:s/></text:span><text:span text:style-name="T15_174">Stein</text:span><text:span text:style-name="T15_175">”<text:s/></text:span><text:span text:style-name="T15_176">okazała</text:span><text:span text:style-name="T15_177"><text:s/></text:span><text:span text:style-name="T15_178">się</text:span><text:span text:style-name="T15_179"><text:s/></text:span><text:span text:style-name="T15_180">takim</text:span><text:span text:style-name="T15_181"><text:s/></text:span><text:span text:style-name="T15_182">sukcesem</text:span><text:span text:style-name="T15_183">.<text:s/></text:span><text:span text:style-name="T15_184">Jednak</text:span><text:span text:style-name="T15_185"><text:s/></text:span><text:span text:style-name="T15_186">bez</text:span><text:span text:style-name="T15_187"><text:s/></text:span><text:span text:style-name="T15_188">wcześniejszych</text:span><text:span text:style-name="T15_189"><text:s/></text:span><text:span text:style-name="T15_190">znajomości</text:span><text:span text:style-name="T15_191"><text:s/></text:span><text:span text:style-name="T15_192">już</text:span><text:span text:style-name="T15_193"><text:s/></text:span><text:span text:style-name="T15_194">na</text:span><text:span text:style-name="T15_195"><text:s/></text:span><text:span text:style-name="T15_196">otwarciu</text:span><text:span text:style-name="T15_197"><text:s/></text:span><text:span text:style-name="T15_198">nie</text:span><text:span text:style-name="T15_199"><text:s/></text:span><text:span text:style-name="T15_200">pojawiłoby</text:span><text:span text:style-name="T15_201"><text:s/></text:span><text:span text:style-name="T15_202">się</text:span><text:span text:style-name="T15_203"><text:s/></text:span><text:span text:style-name="T15_204">tyle</text:span><text:span text:style-name="T15_205"><text:s/></text:span><text:span text:style-name="T15_206">kucyków</text:span><text:span text:style-name="T15_207">,<text:s/></text:span><text:span text:style-name="T15_208">które</text:span><text:span text:style-name="T15_209"><text:s/></text:span><text:span text:style-name="T15_210">by</text:span><text:span text:style-name="T15_211"><text:s/></text:span><text:span text:style-name="T15_212">zobaczyły</text:span><text:span text:style-name="T15_213"><text:s/></text:span><text:span text:style-name="T15_214">całą</text:span><text:span text:style-name="T15_215"><text:s/></text:span><text:span text:style-name="T15_216">kolekcję</text:span><text:span text:style-name="T15_217">.<text:s/></text:span><text:span text:style-name="T15_218">Brawo</text:span><text:span text:style-name="T15_219">,<text:s/></text:span><text:span text:style-name="T15_220">Rarity</text:span><text:span text:style-name="T15_221">,<text:s/></text:span><text:span text:style-name="T15_222">podziękuj</text:span><text:span text:style-name="T15_223"><text:s/></text:span><text:span text:style-name="T15_224">ładnie</text:span><text:span text:style-name="T15_225"><text:s/></text:span><text:span text:style-name="T15_226">fioletowej</text:span><text:span text:style-name="T15_227"><text:s/></text:span><text:span text:style-name="T15_228">koleżance</text:span><text:span text:style-name="T15_229">,<text:s/></text:span><text:span text:style-name="T15_230">bo</text:span><text:span text:style-name="T15_231"><text:s/></text:span><text:span text:style-name="T15_232">bez</text:span><text:span text:style-name="T15_233"><text:s/></text:span><text:span text:style-name="T15_234">niej</text:span><text:span text:style-name="T15_235"><text:s/></text:span><text:span text:style-name="T15_236">wciąż</text:span><text:span text:style-name="T15_237"><text:s/></text:span><text:span text:style-name="T15_238">przyszywałabyś</text:span><text:span text:style-name="T15_239"><text:s/></text:span><text:span text:style-name="T15_240">guziki</text:span><text:span text:style-name="T15_241"><text:s/></text:span><text:span text:style-name="T15_242">w</text:span><text:span text:style-name="T15_243"><text:s/></text:span><text:span text:style-name="T15_244">Ponyville</text:span><text:span text:style-name="T15_245">.<text:s/></text:span><text:span text:style-name="T15_246">Nie</text:span><text:span text:style-name="T15_247"><text:s/></text:span><text:span text:style-name="T15_248">wystarczy</text:span><text:span text:style-name="T15_249"><text:s/></text:span><text:span text:style-name="T15_250">być</text:span><text:span text:style-name="T15_251"><text:s/></text:span><text:span text:style-name="T15_252">dobrym</text:span><text:span text:style-name="T15_253">,<text:s/></text:span><text:span text:style-name="T15_254">bo</text:span><text:span text:style-name="T15_255"><text:s/></text:span><text:span text:style-name="T15_256">gdyby</text:span><text:span text:style-name="T15_257"><text:s/></text:span><text:span text:style-name="T15_258">tak</text:span><text:span text:style-name="T15_259"><text:s/></text:span><text:span text:style-name="T15_260">było</text:span><text:span text:style-name="T15_261">,<text:s/></text:span><text:span text:style-name="T15_262">to</text:span><text:span text:style-name="T15_263"><text:s/></text:span><text:span text:style-name="T15_264">hinduskie</text:span><text:span text:style-name="T15_265"><text:s/></text:span><text:span text:style-name="T15_266">kuce</text:span><text:span text:style-name="T15_267"><text:s/></text:span><text:span text:style-name="T15_268">od</text:span><text:span text:style-name="T15_269"><text:s/></text:span><text:span text:style-name="T15_270">kuchennych</text:span><text:span text:style-name="T15_271"><text:s/></text:span><text:span text:style-name="T15_272">rewolucji</text:span><text:span text:style-name="T15_273"><text:s/></text:span><text:span text:style-name="T15_274">Rarity</text:span><text:span text:style-name="T15_275"><text:s/>&amp;<text:s/></text:span><text:span text:style-name="T15_276">Pinkie</text:span><text:span text:style-name="T15_277"><text:s/></text:span><text:span text:style-name="T15_278">Pie</text:span><text:span text:style-name="T15_279"><text:s/></text:span><text:span text:style-name="T15_280">nie</text:span><text:span text:style-name="T15_281"><text:s/></text:span><text:span text:style-name="T15_282">miałyby</text:span><text:span text:style-name="T15_283"><text:s/></text:span><text:span text:style-name="T15_284">problemu</text:span><text:span text:style-name="T15_285">.<text:s/></text:span><text:span text:style-name="T15_286">A</text:span><text:span text:style-name="T15_287"><text:s/></text:span><text:span text:style-name="T15_288">wyratowała</text:span><text:span text:style-name="T15_289"><text:s/></text:span><text:span text:style-name="T15_290">je</text:span><text:span text:style-name="T15_291"><text:s/></text:span><text:span text:style-name="T15_292">popularność</text:span><text:span text:style-name="T15_293"><text:s/></text:span><text:span text:style-name="T15_294">białej</text:span><text:span text:style-name="T15_295"><text:s/></text:span><text:span text:style-name="T15_296">klaczy</text:span><text:span text:style-name="T15_297">,<text:s/></text:span><text:span text:style-name="T15_298">która</text:span><text:span text:style-name="T15_299"><text:s/></text:span><text:span text:style-name="T15_300">ściągnęła</text:span><text:span text:style-name="T15_301"><text:s/></text:span><text:span text:style-name="T15_302">tłumy</text:span><text:span text:style-name="T15_303">.</text:span></text:p>
      <text:p text:style-name="P16"><text:span text:style-name="T16_1">Rainbow</text:span><text:span text:style-name="T16_2"><text:s/></text:span><text:span text:style-name="T16_3">Dash</text:span><text:span text:style-name="T16_4"><text:s/></text:span><text:span text:style-name="T16_5">pozornie</text:span><text:span text:style-name="T16_6"><text:s/></text:span><text:span text:style-name="T16_7">wyłamuje</text:span><text:span text:style-name="T16_8"><text:s/></text:span><text:span text:style-name="T16_9">się</text:span><text:span text:style-name="T16_10"><text:s/></text:span><text:span text:style-name="T16_11">ze</text:span><text:span text:style-name="T16_12"><text:s/></text:span><text:span text:style-name="T16_13">schematu</text:span><text:span text:style-name="T16_14">.<text:s/></text:span><text:span text:style-name="T16_15">Cóż</text:span><text:span text:style-name="T16_16">,<text:s/></text:span><text:span text:style-name="T16_17">na</text:span><text:span text:style-name="T16_18"><text:s/></text:span><text:span text:style-name="T16_19">pewno</text:span><text:span text:style-name="T16_20"><text:s/></text:span><text:span text:style-name="T16_21">jest</text:span><text:span text:style-name="T16_22"><text:s/></text:span><text:span text:style-name="T16_23">wybitnie</text:span><text:span text:style-name="T16_24"><text:s/></text:span><text:span text:style-name="T16_25">utalentowaną</text:span><text:span text:style-name="T16_26"><text:s/></text:span><text:span text:style-name="T16_27">lotniczką</text:span><text:span text:style-name="T16_28">,<text:s/></text:span><text:span text:style-name="T16_29">w</text:span><text:span text:style-name="T16_30"><text:s/></text:span><text:span text:style-name="T16_31">końcu</text:span><text:span text:style-name="T16_32"><text:s/></text:span><text:span text:style-name="T16_33">o</text:span><text:span text:style-name="T16_34"><text:s/></text:span><text:span text:style-name="T16_35">żadnym</text:span><text:span text:style-name="T16_36"><text:s/></text:span><text:span text:style-name="T16_37">innym</text:span><text:span text:style-name="T16_38"><text:s/></text:span><text:span text:style-name="T16_39">kucyku</text:span><text:span text:style-name="T16_40"><text:s/></text:span><text:span text:style-name="T16_41">nie</text:span><text:span text:style-name="T16_42"><text:s/></text:span><text:span text:style-name="T16_43">wiadomo</text:span><text:span text:style-name="T16_44">,<text:s/></text:span><text:span text:style-name="T16_45">by</text:span><text:span text:style-name="T16_46"><text:s/></text:span><text:span text:style-name="T16_47">potrafił</text:span><text:span text:style-name="T16_48"><text:s/></text:span><text:span text:style-name="T16_49">wykonać</text:span><text:span text:style-name="T16_50"><text:s/></text:span><text:span text:style-name="T16_51">Sonic</text:span><text:span text:style-name="T16_52"><text:s/></text:span><text:span text:style-name="T16_53">Rainboom</text:span><text:span text:style-name="T16_54">.<text:s/></text:span><text:span text:style-name="T16_55">Dashie</text:span><text:span text:style-name="T16_56"><text:s/></text:span><text:span text:style-name="T16_57">jest</text:span><text:span text:style-name="T16_58"><text:s/></text:span><text:span text:style-name="T16_59">silna</text:span><text:span text:style-name="T16_60">,<text:s/></text:span><text:span text:style-name="T16_61">szybka</text:span><text:span text:style-name="T16_62"><text:s/></text:span><text:span text:style-name="T16_63">i</text:span><text:span text:style-name="T16_64"><text:s/></text:span><text:span text:style-name="T16_65">dobrze</text:span><text:span text:style-name="T16_66"><text:s/></text:span><text:span text:style-name="T16_67">wytrenowana</text:span><text:span text:style-name="T16_68"><text:s/>–<text:s/></text:span><text:span text:style-name="T16_69">dość</text:span><text:span text:style-name="T16_70">,<text:s/></text:span><text:span text:style-name="T16_71">by</text:span><text:span text:style-name="T16_72"><text:s/></text:span><text:span text:style-name="T16_73">zrobić</text:span><text:span text:style-name="T16_74"><text:s/></text:span><text:span text:style-name="T16_75">wrażenie</text:span><text:span text:style-name="T16_76"><text:s/></text:span><text:span text:style-name="T16_77">na</text:span><text:span text:style-name="T16_78"><text:s/></text:span><text:span text:style-name="T16_79">Twilight</text:span><text:span text:style-name="T16_80">,<text:s/></text:span><text:span text:style-name="T16_81">której</text:span><text:span text:style-name="T16_82"><text:s/></text:span><text:span text:style-name="T16_83">pegazie</text:span><text:span text:style-name="T16_84"><text:s/></text:span><text:span text:style-name="T16_85">akrobacje</text:span><text:span text:style-name="T16_86"><text:s/></text:span><text:span text:style-name="T16_87">nie</text:span><text:span text:style-name="T16_88"><text:s/></text:span><text:span text:style-name="T16_89">interesują</text:span><text:span text:style-name="T16_90">,<text:s/></text:span><text:span text:style-name="T16_91">w</text:span><text:span text:style-name="T16_92"><text:s/></text:span><text:span text:style-name="T16_93">końcu</text:span><text:span text:style-name="T16_94"><text:s/></text:span><text:span text:style-name="T16_95">nie</text:span><text:span text:style-name="T16_96"><text:s/></text:span><text:span text:style-name="T16_97">wiedziała</text:span><text:span text:style-name="T16_98"><text:s/></text:span><text:span text:style-name="T16_99">wcześniej</text:span><text:span text:style-name="T16_100">,<text:s/></text:span><text:span text:style-name="T16_101">kim</text:span><text:span text:style-name="T16_102"><text:s/></text:span><text:span text:style-name="T16_103">są</text:span><text:span text:style-name="T16_104"><text:s/></text:span><text:span text:style-name="T16_105">Wonderbolts</text:span><text:span text:style-name="T16_106">.<text:s/></text:span><text:span text:style-name="T16_107">Rainbow</text:span><text:span text:style-name="T16_108"><text:s/></text:span><text:span text:style-name="T16_109">po</text:span><text:span text:style-name="T16_110"><text:s/></text:span><text:span text:style-name="T16_111">raz</text:span><text:span text:style-name="T16_112"><text:s/></text:span><text:span text:style-name="T16_113">pierwszy</text:span><text:span text:style-name="T16_114"><text:s/></text:span><text:span text:style-name="T16_115">popisała</text:span><text:span text:style-name="T16_116"><text:s/></text:span><text:span text:style-name="T16_117">się</text:span><text:span text:style-name="T16_118"><text:s/></text:span><text:span text:style-name="T16_119">w</text:span><text:span text:style-name="T16_120"><text:s/></text:span><text:span text:style-name="T16_121">odcinku</text:span><text:span text:style-name="T16_122"><text:s/></text:span><text:span text:style-name="T16_123">z</text:span><text:span text:style-name="T16_124"><text:s/></text:span><text:span text:style-name="T16_125">zawodami</text:span><text:span text:style-name="T16_126"><text:s/></text:span><text:span text:style-name="T16_127">młodych</text:span><text:span text:style-name="T16_128"><text:s/></text:span><text:span text:style-name="T16_129">lotników</text:span><text:span text:style-name="T16_130">,<text:s/></text:span><text:span text:style-name="T16_131">w</text:span><text:span text:style-name="T16_132"><text:s/></text:span><text:span text:style-name="T16_133">którym</text:span><text:span text:style-name="T16_134"><text:s/></text:span><text:span text:style-name="T16_135">uratowała</text:span><text:span text:style-name="T16_136"><text:s/></text:span><text:span text:style-name="T16_137">dwoje</text:span><text:span text:style-name="T16_138"><text:s/></text:span><text:span text:style-name="T16_139">Wonderbolts</text:span><text:span text:style-name="T16_140"><text:s/></text:span><text:span text:style-name="T16_141">i</text:span><text:span text:style-name="T16_142"><text:s/></text:span><text:span text:style-name="T16_143">Rarity</text:span><text:span text:style-name="T16_144">,<text:s/></text:span><text:span text:style-name="T16_145">wygrywając</text:span><text:span text:style-name="T16_146"><text:s/></text:span><text:span text:style-name="T16_147">całą</text:span><text:span text:style-name="T16_148"><text:s/></text:span><text:span text:style-name="T16_149">imprezę</text:span><text:span text:style-name="T16_150">.<text:s/></text:span><text:span text:style-name="T16_151">Sama</text:span><text:span text:style-name="T16_152"><text:s/></text:span><text:span text:style-name="T16_153">księżniczka</text:span><text:span text:style-name="T16_154"><text:s/></text:span><text:span text:style-name="T16_155">Celestia</text:span><text:span text:style-name="T16_156"><text:s/></text:span><text:span text:style-name="T16_157">założyła</text:span><text:span text:style-name="T16_158"><text:s/></text:span><text:span text:style-name="T16_159">jej</text:span><text:span text:style-name="T16_160"><text:s/></text:span><text:span text:style-name="T16_161">na</text:span><text:span text:style-name="T16_162"><text:s/></text:span><text:span text:style-name="T16_163">łeb</text:span><text:span text:style-name="T16_164"><text:s/></text:span><text:span text:style-name="T16_165">to</text:span><text:span text:style-name="T16_166"><text:s/></text:span><text:span text:style-name="T16_167">złote</text:span><text:span text:style-name="T16_168"><text:s/></text:span><text:span text:style-name="T16_169">coś</text:span><text:span text:style-name="T16_170">.<text:s/></text:span><text:span text:style-name="T16_171">Ale</text:span><text:span text:style-name="T16_172"><text:s/></text:span><text:span text:style-name="T16_173">tak</text:span><text:span text:style-name="T16_174"><text:s/></text:span><text:span text:style-name="T16_175">poważnie</text:span><text:span text:style-name="T16_176">,<text:s/></text:span><text:span text:style-name="T16_177">czy</text:span><text:span text:style-name="T16_178"><text:s/></text:span><text:span text:style-name="T16_179">Rainbow</text:span><text:span text:style-name="T16_180"><text:s/></text:span><text:span text:style-name="T16_181">zasłużyła</text:span><text:span text:style-name="T16_182">?<text:s/></text:span><text:span text:style-name="T16_183">Cały</text:span><text:span text:style-name="T16_184"><text:s/></text:span><text:span text:style-name="T16_185">jej</text:span><text:span text:style-name="T16_186"><text:s/></text:span><text:span text:style-name="T16_187">przelot</text:span><text:span text:style-name="T16_188"><text:s/></text:span><text:span text:style-name="T16_189">był</text:span><text:span text:style-name="T16_190"><text:s/></text:span><text:span text:style-name="T16_191">porażką</text:span><text:span text:style-name="T16_192">,<text:s/></text:span><text:span text:style-name="T16_193">a</text:span><text:span text:style-name="T16_194"><text:s/></text:span><text:span text:style-name="T16_195">swoją</text:span><text:span text:style-name="T16_196"><text:s/></text:span><text:span text:style-name="T16_197">popisową</text:span><text:span text:style-name="T16_198"><text:s/></text:span><text:span text:style-name="T16_199">sztuczkę</text:span><text:span text:style-name="T16_200"><text:s/></text:span><text:span text:style-name="T16_201">wykonała</text:span><text:span text:style-name="T16_202"><text:s/></text:span><text:span text:style-name="T16_203">przy</text:span><text:span text:style-name="T16_204"><text:s/></text:span><text:span text:style-name="T16_205">okazji</text:span><text:span text:style-name="T16_206">.<text:s/></text:span><text:span text:style-name="T16_207">Niebieska</text:span><text:span text:style-name="T16_208"><text:s/></text:span><text:span text:style-name="T16_209">klacz</text:span><text:span text:style-name="T16_210"><text:s/></text:span><text:span text:style-name="T16_211">została</text:span><text:span text:style-name="T16_212"><text:s/></text:span><text:span text:style-name="T16_213">raczej</text:span><text:span text:style-name="T16_214"><text:s/></text:span><text:span text:style-name="T16_215">wyróżniona</text:span><text:span text:style-name="T16_216"><text:s/></text:span><text:span text:style-name="T16_217">za</text:span><text:span text:style-name="T16_218"><text:s/></text:span><text:span text:style-name="T16_219">bohaterstwo</text:span><text:span text:style-name="T16_220">,<text:s/></text:span><text:span text:style-name="T16_221">a</text:span><text:span text:style-name="T16_222"><text:s/></text:span><text:span text:style-name="T16_223">nie</text:span><text:span text:style-name="T16_224"><text:s/></text:span><text:span text:style-name="T16_225">umiejętności</text:span><text:span text:style-name="T16_226">.<text:s/></text:span><text:span text:style-name="T16_227">W</text:span><text:span text:style-name="T16_228"><text:s/></text:span><text:span text:style-name="T16_229">sumie</text:span><text:span text:style-name="T16_230"><text:s/></text:span><text:span text:style-name="T16_231">słusznie</text:span><text:span text:style-name="T16_232">,<text:s/></text:span><text:span text:style-name="T16_233">nie</text:span><text:span text:style-name="T16_234"><text:s/></text:span><text:span text:style-name="T16_235">dziwota</text:span><text:span text:style-name="T16_236">,<text:s/></text:span><text:span text:style-name="T16_237">że</text:span><text:span text:style-name="T16_238"><text:s/></text:span><text:span text:style-name="T16_239">Celestia</text:span><text:span text:style-name="T16_240"><text:s/></text:span><text:span text:style-name="T16_241">chciała</text:span><text:span text:style-name="T16_242"><text:s/></text:span><text:span text:style-name="T16_243">promować</text:span><text:span text:style-name="T16_244"><text:s/></text:span><text:span text:style-name="T16_245">sportową</text:span><text:span text:style-name="T16_246"><text:s/></text:span><text:span text:style-name="T16_247">postawę</text:span><text:span text:style-name="T16_248">.<text:s/></text:span><text:span text:style-name="T16_249">Jednak</text:span><text:span text:style-name="T16_250"><text:s/></text:span><text:span text:style-name="T16_251">tego</text:span><text:span text:style-name="T16_252"><text:s/></text:span><text:span text:style-name="T16_253">dnia</text:span><text:span text:style-name="T16_254"><text:s/></text:span><text:span text:style-name="T16_255">stało</text:span><text:span text:style-name="T16_256"><text:s/></text:span><text:span text:style-name="T16_257">się</text:span><text:span text:style-name="T16_258"><text:s/></text:span><text:span text:style-name="T16_259">coś</text:span><text:span text:style-name="T16_260"><text:s/></text:span><text:span text:style-name="T16_261">jeszcze</text:span><text:span text:style-name="T16_262">,<text:s/></text:span><text:span text:style-name="T16_263">coś</text:span><text:span text:style-name="T16_264">,<text:s/></text:span><text:span text:style-name="T16_265">co</text:span><text:span text:style-name="T16_266"><text:s/></text:span><text:span text:style-name="T16_267">zaważyło</text:span><text:span text:style-name="T16_268"><text:s/></text:span><text:span text:style-name="T16_269">o</text:span><text:span text:style-name="T16_270"><text:s/></text:span><text:span text:style-name="T16_271">reszcie</text:span><text:span text:style-name="T16_272"><text:s/></text:span><text:span text:style-name="T16_273">życia</text:span><text:span text:style-name="T16_274"><text:s/></text:span><text:span text:style-name="T16_275">tęczowej</text:span><text:span text:style-name="T16_276"><text:s/></text:span><text:span text:style-name="T16_277">pegaz</text:span><text:span text:style-name="T16_278">.</text:span></text:p>
      <text:p text:style-name="P17"><text:span text:style-name="T17_1">Wonderbolts</text:span><text:span text:style-name="T17_2"><text:s/></text:span><text:span text:style-name="T17_3">mieli</text:span><text:span text:style-name="T17_4"><text:s/></text:span><text:span text:style-name="T17_5">u</text:span><text:span text:style-name="T17_6"><text:s/></text:span><text:span text:style-name="T17_7">Dash</text:span><text:span text:style-name="T17_8"><text:s/></text:span><text:span text:style-name="T17_9">dług</text:span><text:span text:style-name="T17_10"><text:s/></text:span><text:span text:style-name="T17_11">wdzięczności</text:span><text:span text:style-name="T17_12">,<text:s/></text:span><text:span text:style-name="T17_13">zobaczyli</text:span><text:span text:style-name="T17_14"><text:s/></text:span><text:span text:style-name="T17_15">też</text:span><text:span text:style-name="T17_16"><text:s/></text:span><text:span text:style-name="T17_17">część</text:span><text:span text:style-name="T17_18"><text:s/></text:span><text:span text:style-name="T17_19">jej</text:span><text:span text:style-name="T17_20"><text:s/></text:span><text:span text:style-name="T17_21">możliwości</text:span><text:span text:style-name="T17_22"><text:s/>–<text:s/></text:span><text:span text:style-name="T17_23">niesamowitą</text:span><text:span text:style-name="T17_24"><text:s/></text:span><text:span text:style-name="T17_25">szybkość</text:span><text:span text:style-name="T17_26">.<text:s/></text:span><text:span text:style-name="T17_27">Dość</text:span><text:span text:style-name="T17_28">,<text:s/></text:span><text:span text:style-name="T17_29">by</text:span><text:span text:style-name="T17_30"><text:s/></text:span><text:span text:style-name="T17_31">podziękować</text:span><text:span text:style-name="T17_32"><text:s/></text:span><text:span text:style-name="T17_33">jej</text:span><text:span text:style-name="T17_34"><text:s/></text:span><text:span text:style-name="T17_35">na</text:span><text:span text:style-name="T17_36"><text:s/></text:span><text:span text:style-name="T17_37">Gali</text:span><text:span text:style-name="T17_38">,<text:s/></text:span><text:span text:style-name="T17_39">ale</text:span><text:span text:style-name="T17_40"><text:s/></text:span><text:span text:style-name="T17_41">wciąż</text:span><text:span text:style-name="T17_42"><text:s/></text:span><text:span text:style-name="T17_43">za</text:span><text:span text:style-name="T17_44"><text:s/></text:span><text:span text:style-name="T17_45">mało</text:span><text:span text:style-name="T17_46">,<text:s/></text:span><text:span text:style-name="T17_47">by</text:span><text:span text:style-name="T17_48"><text:s/></text:span><text:span text:style-name="T17_49">zaproponować</text:span><text:span text:style-name="T17_50"><text:s/></text:span><text:span text:style-name="T17_51">jej</text:span><text:span text:style-name="T17_52"><text:s/></text:span><text:span text:style-name="T17_53">członkostwo</text:span><text:span text:style-name="T17_54">.<text:s/></text:span><text:span text:style-name="T17_55">Jednak</text:span><text:span text:style-name="T17_56"><text:s/></text:span><text:span text:style-name="T17_57">dług</text:span><text:span text:style-name="T17_58"><text:s/></text:span><text:span text:style-name="T17_59">pozostał</text:span><text:span text:style-name="T17_60"><text:s/></text:span><text:span text:style-name="T17_61">i</text:span><text:span text:style-name="T17_62"><text:s/></text:span><text:span text:style-name="T17_63">zabonusował</text:span><text:span text:style-name="T17_64"><text:s/></text:span><text:span text:style-name="T17_65">taryfą</text:span><text:span text:style-name="T17_66"><text:s/></text:span><text:span text:style-name="T17_67">ulgową</text:span><text:span text:style-name="T17_68">.<text:s/></text:span><text:span text:style-name="T17_69">Rainbow</text:span><text:span text:style-name="T17_70"><text:s/></text:span><text:span text:style-name="T17_71">zapisała</text:span><text:span text:style-name="T17_72"><text:s/></text:span><text:span text:style-name="T17_73">się</text:span><text:span text:style-name="T17_74"><text:s/></text:span><text:span text:style-name="T17_75">do</text:span><text:span text:style-name="T17_76"><text:s/></text:span><text:span text:style-name="T17_77">Akademii</text:span><text:span text:style-name="T17_78"><text:s/></text:span><text:span text:style-name="T17_79">Wonderbolts</text:span><text:span text:style-name="T17_80">,<text:s/></text:span><text:span text:style-name="T17_81">gdzie</text:span><text:span text:style-name="T17_82"><text:s/></text:span><text:span text:style-name="T17_83">miała</text:span><text:span text:style-name="T17_84"><text:s/></text:span><text:span text:style-name="T17_85">epizod</text:span><text:span text:style-name="T17_86"><text:s/></text:span><text:span text:style-name="T17_87">z</text:span><text:span text:style-name="T17_88"><text:s/></text:span><text:span text:style-name="T17_89">Lightning</text:span><text:span text:style-name="T17_90"><text:s/></text:span><text:span text:style-name="T17_91">Dust</text:span><text:span text:style-name="T17_92">.<text:s/></text:span><text:span text:style-name="T17_93">Lightning</text:span><text:span text:style-name="T17_94"><text:s/></text:span><text:span text:style-name="T17_95">w</text:span><text:span text:style-name="T17_96"><text:s/></text:span><text:span text:style-name="T17_97">gruncie</text:span><text:span text:style-name="T17_98"><text:s/></text:span><text:span text:style-name="T17_99">rzeczy</text:span><text:span text:style-name="T17_100"><text:s/></text:span><text:span text:style-name="T17_101">jest</text:span><text:span text:style-name="T17_102"><text:s/></text:span><text:span text:style-name="T17_103">do</text:span><text:span text:style-name="T17_104"><text:s/></text:span><text:span text:style-name="T17_105">Dashie</text:span><text:span text:style-name="T17_106"><text:s/></text:span><text:span text:style-name="T17_107">bardzo</text:span><text:span text:style-name="T17_108"><text:s/></text:span><text:span text:style-name="T17_109">podobna</text:span><text:span text:style-name="T17_110">.<text:s/></text:span><text:span text:style-name="T17_111">Element</text:span><text:span text:style-name="T17_112"><text:s/></text:span><text:span text:style-name="T17_113">Lojalności</text:span><text:span text:style-name="T17_114"><text:s/></text:span><text:span text:style-name="T17_115">na</text:span><text:span text:style-name="T17_116"><text:s/></text:span><text:span text:style-name="T17_117">jej</text:span><text:span text:style-name="T17_118"><text:s/></text:span><text:span text:style-name="T17_119">miejscu</text:span><text:span text:style-name="T17_120"><text:s/></text:span><text:span text:style-name="T17_121">postąpiłby</text:span><text:span text:style-name="T17_122"><text:s/></text:span><text:span text:style-name="T17_123">pewnie</text:span><text:span text:style-name="T17_124"><text:s/></text:span><text:span text:style-name="T17_125">podobnie</text:span><text:span text:style-name="T17_126">,<text:s/></text:span><text:span text:style-name="T17_127">ale</text:span><text:span text:style-name="T17_128"><text:s/></text:span><text:span text:style-name="T17_129">został</text:span><text:span text:style-name="T17_130"><text:s/></text:span><text:span text:style-name="T17_131">skrzydłową</text:span><text:span text:style-name="T17_132"><text:s/></text:span><text:span text:style-name="T17_133">i</text:span><text:span text:style-name="T17_134"><text:s/></text:span><text:span text:style-name="T17_135">to</text:span><text:span text:style-name="T17_136"><text:s/></text:span><text:span text:style-name="T17_137">się</text:span><text:span text:style-name="T17_138"><text:s/></text:span><text:span text:style-name="T17_139">Dash</text:span><text:span text:style-name="T17_140"><text:s/></text:span><text:span text:style-name="T17_141">bardzo</text:span><text:span text:style-name="T17_142"><text:s/></text:span><text:span text:style-name="T17_143">nie</text:span><text:span text:style-name="T17_144"><text:s/></text:span><text:span text:style-name="T17_145">podobało</text:span><text:span text:style-name="T17_146">.<text:s/></text:span><text:span text:style-name="T17_147">Następnie</text:span><text:span text:style-name="T17_148"><text:s/></text:span><text:span text:style-name="T17_149">doszło</text:span><text:span text:style-name="T17_150"><text:s/></text:span><text:span text:style-name="T17_151">do</text:span><text:span text:style-name="T17_152"><text:s/></text:span><text:span text:style-name="T17_153">wypadku</text:span><text:span text:style-name="T17_154">,<text:s/></text:span><text:span text:style-name="T17_155">ale</text:span><text:span text:style-name="T17_156"><text:s/></text:span><text:span text:style-name="T17_157">pomyślmy</text:span><text:span text:style-name="T17_158"><text:s/></text:span><text:span text:style-name="T17_159">przez</text:span><text:span text:style-name="T17_160"><text:s/></text:span><text:span text:style-name="T17_161">chwilę</text:span><text:span text:style-name="T17_162">,<text:s/></text:span><text:span text:style-name="T17_163">czy</text:span><text:span text:style-name="T17_164"><text:s/></text:span><text:span text:style-name="T17_165">aby</text:span><text:span text:style-name="T17_166"><text:s/></text:span><text:span text:style-name="T17_167">RD</text:span><text:span text:style-name="T17_168"><text:s/></text:span><text:span text:style-name="T17_169">nie</text:span><text:span text:style-name="T17_170"><text:s/></text:span><text:span text:style-name="T17_171">jest</text:span><text:span text:style-name="T17_172"><text:s/></text:span><text:span text:style-name="T17_173">klaczą</text:span><text:span text:style-name="T17_174">,<text:s/></text:span><text:span text:style-name="T17_175">która</text:span><text:span text:style-name="T17_176"><text:s/></text:span><text:span text:style-name="T17_177">wielokrotnie</text:span><text:span text:style-name="T17_178"><text:s/></text:span><text:span text:style-name="T17_179">stawiała</text:span><text:span text:style-name="T17_180"><text:s/></text:span><text:span text:style-name="T17_181">innych</text:span><text:span text:style-name="T17_182"><text:s/></text:span><text:span text:style-name="T17_183">w</text:span><text:span text:style-name="T17_184"><text:s/></text:span><text:span text:style-name="T17_185">niebezpiecznych</text:span><text:span text:style-name="T17_186"><text:s/></text:span><text:span text:style-name="T17_187">sytuacjach</text:span><text:span text:style-name="T17_188">?<text:s/></text:span><text:span text:style-name="T17_189">Ano</text:span><text:span text:style-name="T17_190"><text:s/></text:span><text:span text:style-name="T17_191">jest</text:span><text:span text:style-name="T17_192">.<text:s/></text:span><text:span text:style-name="T17_193">Samo</text:span><text:span text:style-name="T17_194"><text:s/></text:span><text:span text:style-name="T17_195">zachowanie</text:span><text:span text:style-name="T17_196"><text:s/></text:span><text:span text:style-name="T17_197">Dust</text:span><text:span text:style-name="T17_198"><text:s/></text:span><text:span text:style-name="T17_199">podobało</text:span><text:span text:style-name="T17_200"><text:s/></text:span><text:span text:style-name="T17_201">się</text:span><text:span text:style-name="T17_202"><text:s/></text:span><text:span text:style-name="T17_203">też</text:span><text:span text:style-name="T17_204"><text:s/></text:span><text:span text:style-name="T17_205">Spitfire</text:span><text:span text:style-name="T17_206">.<text:s/></text:span><text:span text:style-name="T17_207">Wonderboltsi</text:span><text:span text:style-name="T17_208"><text:s/></text:span><text:span text:style-name="T17_209">doceniają</text:span><text:span text:style-name="T17_210"><text:s/></text:span><text:span text:style-name="T17_211">ambitne</text:span><text:span text:style-name="T17_212"><text:s/></text:span><text:span text:style-name="T17_213">kuce</text:span><text:span text:style-name="T17_214">,<text:s/></text:span><text:span text:style-name="T17_215">które</text:span><text:span text:style-name="T17_216"><text:s/></text:span><text:span text:style-name="T17_217">zrobią</text:span><text:span text:style-name="T17_218"><text:s/></text:span><text:span text:style-name="T17_219">wszystko</text:span><text:span text:style-name="T17_220">,<text:s/></text:span><text:span text:style-name="T17_221">by</text:span><text:span text:style-name="T17_222"><text:s/></text:span><text:span text:style-name="T17_223">wspiąć</text:span><text:span text:style-name="T17_224"><text:s/></text:span><text:span text:style-name="T17_225">się</text:span><text:span text:style-name="T17_226"><text:s/></text:span><text:span text:style-name="T17_227">na</text:span><text:span text:style-name="T17_228"><text:s/></text:span><text:span text:style-name="T17_229">wyżyny</text:span><text:span text:style-name="T17_230">.<text:s/></text:span><text:span text:style-name="T17_231">Gdyby</text:span><text:span text:style-name="T17_232"><text:s/></text:span><text:span text:style-name="T17_233">Tęczółka</text:span><text:span text:style-name="T17_234"><text:s/></text:span><text:span text:style-name="T17_235">była</text:span><text:span text:style-name="T17_236"><text:s/></text:span><text:span text:style-name="T17_237">kolejnym</text:span><text:span text:style-name="T17_238"><text:s/></text:span><text:span text:style-name="T17_239">przypadkowym</text:span><text:span text:style-name="T17_240">,<text:s/></text:span><text:span text:style-name="T17_241">ale</text:span><text:span text:style-name="T17_242"><text:s/></text:span><text:span text:style-name="T17_243">zdolnym</text:span><text:span text:style-name="T17_244"><text:s/></text:span><text:span text:style-name="T17_245">kucykiem</text:span><text:span text:style-name="T17_246">,<text:s/></text:span><text:span text:style-name="T17_247">to</text:span><text:span text:style-name="T17_248"><text:s/></text:span><text:span text:style-name="T17_249">sprawy</text:span><text:span text:style-name="T17_250"><text:s/></text:span><text:span text:style-name="T17_251">potoczyłyby</text:span><text:span text:style-name="T17_252"><text:s/></text:span><text:span text:style-name="T17_253">się</text:span><text:span text:style-name="T17_254"><text:s/></text:span><text:span text:style-name="T17_255">inaczej</text:span><text:span text:style-name="T17_256">.<text:s/></text:span><text:span text:style-name="T17_257">Ale</text:span><text:span text:style-name="T17_258"><text:s/></text:span><text:span text:style-name="T17_259">Dash</text:span><text:span text:style-name="T17_260"><text:s/></text:span><text:span text:style-name="T17_261">uratowała</text:span><text:span text:style-name="T17_262"><text:s/></text:span><text:span text:style-name="T17_263">kuce</text:span><text:span text:style-name="T17_264"><text:s/></text:span><text:span text:style-name="T17_265">Spitfire</text:span><text:span text:style-name="T17_266">,<text:s/></text:span><text:span text:style-name="T17_267">więc</text:span><text:span text:style-name="T17_268"><text:s/></text:span><text:span text:style-name="T17_269">ta</text:span><text:span text:style-name="T17_270"><text:s/></text:span><text:span text:style-name="T17_271">postanowiła</text:span><text:span text:style-name="T17_272"><text:s/></text:span><text:span text:style-name="T17_273">się</text:span><text:span text:style-name="T17_274"><text:s/></text:span><text:span text:style-name="T17_275">odwdzięczyć</text:span><text:span text:style-name="T17_276">.</text:span></text:p>
      <text:p text:style-name="P18"><text:span text:style-name="T18_1">Potem</text:span><text:span text:style-name="T18_2"><text:s/></text:span><text:span text:style-name="T18_3">w</text:span><text:span text:style-name="T18_4"><text:s/></text:span><text:span text:style-name="T18_5">odcinku</text:span><text:span text:style-name="T18_6"><text:s/>“</text:span><text:span text:style-name="T18_7">Rainbow</text:span><text:span text:style-name="T18_8"><text:s/></text:span><text:span text:style-name="T18_9">Falls</text:span><text:span text:style-name="T18_10">”<text:s/></text:span><text:span text:style-name="T18_11">ekipa</text:span><text:span text:style-name="T18_12"><text:s/></text:span><text:span text:style-name="T18_13">Cloudsdale</text:span><text:span text:style-name="T18_14">,<text:s/></text:span><text:span text:style-name="T18_15">reprezentowana</text:span><text:span text:style-name="T18_16"><text:s/></text:span><text:span text:style-name="T18_17">przez</text:span><text:span text:style-name="T18_18"><text:s/></text:span><text:span text:style-name="T18_19">Wonderbolts</text:span><text:span text:style-name="T18_20">,<text:s/></text:span><text:span text:style-name="T18_21">chce</text:span><text:span text:style-name="T18_22"><text:s/></text:span><text:span text:style-name="T18_23">Dash</text:span><text:span text:style-name="T18_24"><text:s/></text:span><text:span text:style-name="T18_25">u</text:span><text:span text:style-name="T18_26"><text:s/></text:span><text:span text:style-name="T18_27">siebie</text:span><text:span text:style-name="T18_28">,<text:s/></text:span><text:span text:style-name="T18_29">nawet</text:span><text:span text:style-name="T18_30"><text:s/></text:span><text:span text:style-name="T18_31">eliminując</text:span><text:span text:style-name="T18_32"><text:s/></text:span><text:span text:style-name="T18_33">Soarina</text:span><text:span text:style-name="T18_34">.<text:s/></text:span><text:span text:style-name="T18_35">Chcą</text:span><text:span text:style-name="T18_36"><text:s/></text:span><text:span text:style-name="T18_37">wygrać</text:span><text:span text:style-name="T18_38">,<text:s/></text:span><text:span text:style-name="T18_39">bo</text:span><text:span text:style-name="T18_40"><text:s/></text:span><text:span text:style-name="T18_41">ten</text:span><text:span text:style-name="T18_42"><text:s/></text:span><text:span text:style-name="T18_43">słabo</text:span><text:span text:style-name="T18_44"><text:s/></text:span><text:span text:style-name="T18_45">sobie</text:span><text:span text:style-name="T18_46"><text:s/></text:span><text:span text:style-name="T18_47">radzi</text:span><text:span text:style-name="T18_48"><text:s/></text:span><text:span text:style-name="T18_49">w</text:span><text:span text:style-name="T18_50"><text:s/></text:span><text:span text:style-name="T18_51">tej</text:span><text:span text:style-name="T18_52"><text:s/></text:span><text:span text:style-name="T18_53">konkurencji</text:span><text:span text:style-name="T18_54">.<text:s/></text:span><text:span text:style-name="T18_55">Jakbym</text:span><text:span text:style-name="T18_56"><text:s/></text:span><text:span text:style-name="T18_57">znała</text:span><text:span text:style-name="T18_58"><text:s/></text:span><text:span text:style-name="T18_59">się</text:span><text:span text:style-name="T18_60"><text:s/></text:span><text:span text:style-name="T18_61">na</text:span><text:span text:style-name="T18_62"><text:s/></text:span><text:span text:style-name="T18_63">lataniu</text:span><text:span text:style-name="T18_64">,<text:s/></text:span><text:span text:style-name="T18_65">to</text:span><text:span text:style-name="T18_66"><text:s/></text:span><text:span text:style-name="T18_67">powiedziałabym</text:span><text:span text:style-name="T18_68">,<text:s/></text:span><text:span text:style-name="T18_69">że</text:span><text:span text:style-name="T18_70"><text:s/></text:span><text:span text:style-name="T18_71">duży</text:span><text:span text:style-name="T18_72"><text:s/></text:span><text:span text:style-name="T18_73">i</text:span><text:span text:style-name="T18_74"><text:s/></text:span><text:span text:style-name="T18_75">ciężki</text:span><text:span text:style-name="T18_76"><text:s/></text:span><text:span text:style-name="T18_77">ogier</text:span><text:span text:style-name="T18_78"><text:s/></text:span><text:span text:style-name="T18_79">jest</text:span><text:span text:style-name="T18_80"><text:s/></text:span><text:span text:style-name="T18_81">nieco</text:span><text:span text:style-name="T18_82"><text:s/></text:span><text:span text:style-name="T18_83">za</text:span><text:span text:style-name="T18_84"><text:s/></text:span><text:span text:style-name="T18_85">mało</text:span><text:span text:style-name="T18_86"><text:s/></text:span><text:span text:style-name="T18_87">zwrotny</text:span><text:span text:style-name="T18_88">.<text:s/></text:span><text:span text:style-name="T18_89">Jednak</text:span><text:span text:style-name="T18_90"><text:s/></text:span><text:span text:style-name="T18_91">Dash</text:span><text:span text:style-name="T18_92"><text:s/></text:span><text:span text:style-name="T18_93">dowiedziała</text:span><text:span text:style-name="T18_94"><text:s/></text:span><text:span text:style-name="T18_95">się</text:span><text:span text:style-name="T18_96"><text:s/></text:span><text:span text:style-name="T18_97">o</text:span><text:span text:style-name="T18_98"><text:s/></text:span><text:span text:style-name="T18_99">tym</text:span><text:span text:style-name="T18_100">,<text:s/></text:span><text:span text:style-name="T18_101">co</text:span><text:span text:style-name="T18_102"><text:s/></text:span><text:span text:style-name="T18_103">zrobiły</text:span><text:span text:style-name="T18_104"><text:s/></text:span><text:span text:style-name="T18_105">Fleetfoot</text:span><text:span text:style-name="T18_106"><text:s/></text:span><text:span text:style-name="T18_107">i</text:span><text:span text:style-name="T18_108"><text:s/></text:span><text:span text:style-name="T18_109">Spitfire</text:span><text:span text:style-name="T18_110">,<text:s/></text:span><text:span text:style-name="T18_111">co</text:span><text:span text:style-name="T18_112"><text:s/></text:span><text:span text:style-name="T18_113">bardzo</text:span><text:span text:style-name="T18_114"><text:s/></text:span><text:span text:style-name="T18_115">ją</text:span><text:span text:style-name="T18_116"><text:s/></text:span><text:span text:style-name="T18_117">oburzyło</text:span><text:span text:style-name="T18_118">.<text:s/></text:span><text:span text:style-name="T18_119">Soarin</text:span><text:span text:style-name="T18_120"><text:s/></text:span><text:span text:style-name="T18_121">ponownie</text:span><text:span text:style-name="T18_122"><text:s/></text:span><text:span text:style-name="T18_123">miał</text:span><text:span text:style-name="T18_124"><text:s/></text:span><text:span text:style-name="T18_125">u</text:span><text:span text:style-name="T18_126"><text:s/></text:span><text:span text:style-name="T18_127">niej</text:span><text:span text:style-name="T18_128"><text:s/></text:span><text:span text:style-name="T18_129">dług</text:span><text:span text:style-name="T18_130"><text:s/></text:span><text:span text:style-name="T18_131">wdzięczności</text:span><text:span text:style-name="T18_132">,<text:s/></text:span><text:span text:style-name="T18_133">a</text:span><text:span text:style-name="T18_134"><text:s/></text:span><text:span text:style-name="T18_135">jako</text:span><text:span text:style-name="T18_136"><text:s/></text:span><text:span text:style-name="T18_137">jeden</text:span><text:span text:style-name="T18_138"><text:s/></text:span><text:span text:style-name="T18_139">z</text:span><text:span text:style-name="T18_140"><text:s/></text:span><text:span text:style-name="T18_141">ważniejszych</text:span><text:span text:style-name="T18_142"><text:s/></text:span><text:span text:style-name="T18_143">Wonderboltsów</text:span><text:span text:style-name="T18_144"><text:s/></text:span><text:span text:style-name="T18_145">z</text:span><text:span text:style-name="T18_146"><text:s/></text:span><text:span text:style-name="T18_147">pewnością</text:span><text:span text:style-name="T18_148"><text:s/></text:span><text:span text:style-name="T18_149">miał</text:span><text:span text:style-name="T18_150"><text:s/></text:span><text:span text:style-name="T18_151">w</text:span><text:span text:style-name="T18_152"><text:s/></text:span><text:span text:style-name="T18_153">zespole</text:span><text:span text:style-name="T18_154"><text:s/></text:span><text:span text:style-name="T18_155">wiele</text:span><text:span text:style-name="T18_156"><text:s/></text:span><text:span text:style-name="T18_157">do</text:span><text:span text:style-name="T18_158"><text:s/></text:span><text:span text:style-name="T18_159">powiedzenia</text:span><text:span text:style-name="T18_160">.<text:s/></text:span><text:span text:style-name="T18_161">W</text:span><text:span text:style-name="T18_162"><text:s/></text:span><text:span text:style-name="T18_163">końcu</text:span><text:span text:style-name="T18_164"><text:s/></text:span><text:span text:style-name="T18_165">marzenie</text:span><text:span text:style-name="T18_166"><text:s/></text:span><text:span text:style-name="T18_167">Rainbow</text:span><text:span text:style-name="T18_168"><text:s/></text:span><text:span text:style-name="T18_169">się</text:span><text:span text:style-name="T18_170"><text:s/></text:span><text:span text:style-name="T18_171">spełniło</text:span><text:span text:style-name="T18_172"><text:s/></text:span><text:span text:style-name="T18_173">i</text:span><text:span text:style-name="T18_174"><text:s/></text:span><text:span text:style-name="T18_175">dołączyła</text:span><text:span text:style-name="T18_176"><text:s/></text:span><text:span text:style-name="T18_177">do</text:span><text:span text:style-name="T18_178"><text:s/></text:span><text:span text:style-name="T18_179">drużyny</text:span><text:span text:style-name="T18_180"><text:s/></text:span><text:span text:style-name="T18_181">najlepszych</text:span><text:span text:style-name="T18_182"><text:s/></text:span><text:span text:style-name="T18_183">lotników</text:span><text:span text:style-name="T18_184"><text:s/></text:span><text:span text:style-name="T18_185">w</text:span><text:span text:style-name="T18_186"><text:s/></text:span><text:span text:style-name="T18_187">Equestrii</text:span><text:span text:style-name="T18_188">,<text:s/></text:span><text:span text:style-name="T18_189">gdzie</text:span><text:span text:style-name="T18_190"><text:s/></text:span><text:span text:style-name="T18_191">udowodniła</text:span><text:span text:style-name="T18_192">,<text:s/></text:span><text:span text:style-name="T18_193">że</text:span><text:span text:style-name="T18_194"><text:s/></text:span><text:span text:style-name="T18_195">nie</text:span><text:span text:style-name="T18_196"><text:s/></text:span><text:span text:style-name="T18_197">potrafi</text:span><text:span text:style-name="T18_198"><text:s/></text:span><text:span text:style-name="T18_199">pracować</text:span><text:span text:style-name="T18_200"><text:s/></text:span><text:span text:style-name="T18_201">w</text:span><text:span text:style-name="T18_202"><text:s/></text:span><text:span text:style-name="T18_203">zespole</text:span><text:span text:style-name="T18_204">,<text:s/></text:span><text:span text:style-name="T18_205">co</text:span><text:span text:style-name="T18_206"><text:s/></text:span><text:span text:style-name="T18_207">było</text:span><text:span text:style-name="T18_208"><text:s/></text:span><text:span text:style-name="T18_209">do</text:span><text:span text:style-name="T18_210"><text:s/></text:span><text:span text:style-name="T18_211">przewidzenia</text:span><text:span text:style-name="T18_212">.<text:s/></text:span><text:span text:style-name="T18_213">Za</text:span><text:span text:style-name="T18_214"><text:s/></text:span><text:span text:style-name="T18_215">taką</text:span><text:span text:style-name="T18_216"><text:s/></text:span><text:span text:style-name="T18_217">akcję</text:span><text:span text:style-name="T18_218"><text:s/></text:span><text:span text:style-name="T18_219">jak</text:span><text:span text:style-name="T18_220"><text:s/></text:span><text:span text:style-name="T18_221">ta</text:span><text:span text:style-name="T18_222"><text:s/></text:span><text:span text:style-name="T18_223">na</text:span><text:span text:style-name="T18_224"><text:s/></text:span><text:span text:style-name="T18_225">pokazie</text:span><text:span text:style-name="T18_226"><text:s/></text:span><text:span text:style-name="T18_227">powinna</text:span><text:span text:style-name="T18_228"><text:s/></text:span><text:span text:style-name="T18_229">zostać</text:span><text:span text:style-name="T18_230"><text:s/></text:span><text:span text:style-name="T18_231">wylana</text:span><text:span text:style-name="T18_232"><text:s/></text:span><text:span text:style-name="T18_233">na</text:span><text:span text:style-name="T18_234"><text:s/></text:span><text:span text:style-name="T18_235">zbity</text:span><text:span text:style-name="T18_236"><text:s/></text:span><text:span text:style-name="T18_237">pysk</text:span><text:span text:style-name="T18_238">.<text:s/></text:span><text:span text:style-name="T18_239">No</text:span><text:span text:style-name="T18_240">,<text:s/></text:span><text:span text:style-name="T18_241">ale</text:span><text:span text:style-name="T18_242"><text:s/></text:span><text:span text:style-name="T18_243">od</text:span><text:span text:style-name="T18_244"><text:s/></text:span><text:span text:style-name="T18_245">czego</text:span><text:span text:style-name="T18_246"><text:s/></text:span><text:span text:style-name="T18_247">są</text:span><text:span text:style-name="T18_248"><text:s/></text:span><text:span text:style-name="T18_249">znajomości</text:span><text:span text:style-name="T18_250">.</text:span></text:p>
      <text:h text:style-name="P19" text:outline-level="10"><text:bookmark-start text:name="h.efbray8jxroe"/><text:bookmark-end text:name="h.efbray8jxroe"/><text:span text:style-name="T19_1">Kłamstwo</text:span><text:span text:style-name="T19_2"><text:s/></text:span><text:span text:style-name="T19_3">popłaca</text:span></text:h>
      <text:p text:style-name="P20"><text:span text:style-name="T20_1">No</text:span><text:span text:style-name="T20_2">,<text:s/></text:span><text:span text:style-name="T20_3">może</text:span><text:span text:style-name="T20_4"><text:s/></text:span><text:span text:style-name="T20_5">nie</text:span><text:span text:style-name="T20_6"><text:s/></text:span><text:span text:style-name="T20_7">zawsze</text:span><text:span text:style-name="T20_8">,<text:s/></text:span><text:span text:style-name="T20_9">ale</text:span><text:span text:style-name="T20_10"><text:s/></text:span><text:span text:style-name="T20_11">czasami</text:span><text:span text:style-name="T20_12">.<text:s/></text:span><text:span text:style-name="T20_13">Nie</text:span><text:span text:style-name="T20_14">,<text:s/></text:span><text:span text:style-name="T20_15">ani</text:span><text:span text:style-name="T20_16"><text:s/></text:span><text:span text:style-name="T20_17">ja</text:span><text:span text:style-name="T20_18">,<text:s/></text:span><text:span text:style-name="T20_19">ani</text:span><text:span text:style-name="T20_20"><text:s/></text:span><text:span text:style-name="T20_21">serial</text:span><text:span text:style-name="T20_22"><text:s/></text:span><text:span text:style-name="T20_23">nie</text:span><text:span text:style-name="T20_24"><text:s/></text:span><text:span text:style-name="T20_25">nakłaniamy</text:span><text:span text:style-name="T20_26"><text:s/></text:span><text:span text:style-name="T20_27">nikogo</text:span><text:span text:style-name="T20_28"><text:s/></text:span><text:span text:style-name="T20_29">do</text:span><text:span text:style-name="T20_30"><text:s/></text:span><text:span text:style-name="T20_31">kłamania</text:span><text:span text:style-name="T20_32">.<text:s/></text:span><text:span text:style-name="T20_33">Jednak</text:span><text:span text:style-name="T20_34"><text:s/></text:span><text:span text:style-name="T20_35">czasami</text:span><text:span text:style-name="T20_36"><text:s/></text:span><text:span text:style-name="T20_37">jest</text:span><text:span text:style-name="T20_38"><text:s/></text:span><text:span text:style-name="T20_39">to</text:span><text:span text:style-name="T20_40"><text:s/></text:span><text:span text:style-name="T20_41">konieczne</text:span><text:span text:style-name="T20_42"><text:s/></text:span><text:span text:style-name="T20_43">i</text:span><text:span text:style-name="T20_44"><text:s/></text:span><text:span text:style-name="T20_45">nawet</text:span><text:span text:style-name="T20_46"><text:s/></text:span><text:span text:style-name="T20_47">tę</text:span><text:span text:style-name="T20_48"><text:s/></text:span><text:span text:style-name="T20_49">mądrość</text:span><text:span text:style-name="T20_50"><text:s/></text:span><text:span text:style-name="T20_51">można</text:span><text:span text:style-name="T20_52"><text:s/></text:span><text:span text:style-name="T20_53">zobaczyć</text:span><text:span text:style-name="T20_54"><text:s/></text:span><text:span text:style-name="T20_55">w</text:span><text:span text:style-name="T20_56"><text:s/>“</text:span><text:span text:style-name="T20_57">My</text:span><text:span text:style-name="T20_58"><text:s/></text:span><text:span text:style-name="T20_59">Little</text:span><text:span text:style-name="T20_60"><text:s/></text:span><text:span text:style-name="T20_61">Pony</text:span><text:span text:style-name="T20_62">:<text:s/></text:span><text:span text:style-name="T20_63">Friendship</text:span><text:span text:style-name="T20_64"><text:s/></text:span><text:span text:style-name="T20_65">is</text:span><text:span text:style-name="T20_66"><text:s/></text:span><text:span text:style-name="T20_67">Magic</text:span><text:span text:style-name="T20_68">”.<text:s/></text:span><text:span text:style-name="T20_69">Pamiętacie</text:span><text:span text:style-name="T20_70"><text:s/></text:span><text:span text:style-name="T20_71">odcinek</text:span><text:span text:style-name="T20_72"><text:s/></text:span><text:span text:style-name="T20_73">ze</text:span><text:span text:style-name="T20_74"><text:s/></text:span><text:span text:style-name="T20_75">Starlight</text:span><text:span text:style-name="T20_76"><text:s/></text:span><text:span text:style-name="T20_77">i</text:span><text:span text:style-name="T20_78"><text:s/></text:span><text:span text:style-name="T20_79">wioską</text:span><text:span text:style-name="T20_80"><text:s/></text:span><text:span text:style-name="T20_81">komunistycznych</text:span><text:span text:style-name="T20_82"><text:s/></text:span><text:span text:style-name="T20_83">kucyków</text:span><text:span text:style-name="T20_84">?<text:s/></text:span><text:span text:style-name="T20_85">Aby</text:span><text:span text:style-name="T20_86"><text:s/></text:span><text:span text:style-name="T20_87">się</text:span><text:span text:style-name="T20_88"><text:s/></text:span><text:span text:style-name="T20_89">uratować</text:span><text:span text:style-name="T20_90">,<text:s/></text:span><text:span text:style-name="T20_91">Mane</text:span><text:span text:style-name="T20_92"><text:s/></text:span><text:span text:style-name="T20_93">Six</text:span><text:span text:style-name="T20_94"><text:s/></text:span><text:span text:style-name="T20_95">nakłoniły</text:span><text:span text:style-name="T20_96"><text:s/></text:span><text:span text:style-name="T20_97">Fluttershy</text:span><text:span text:style-name="T20_98"><text:s/></text:span><text:span text:style-name="T20_99">do</text:span><text:span text:style-name="T20_100"><text:s/></text:span><text:span text:style-name="T20_101">oszustwa</text:span><text:span text:style-name="T20_102">.<text:s/></text:span><text:span text:style-name="T20_103">Podstęp</text:span><text:span text:style-name="T20_104">,<text:s/></text:span><text:span text:style-name="T20_105">nie</text:span><text:span text:style-name="T20_106"><text:s/></text:span><text:span text:style-name="T20_107">podstęp</text:span><text:span text:style-name="T20_108">,<text:s/></text:span><text:span text:style-name="T20_109">ale</text:span><text:span text:style-name="T20_110"><text:s/></text:span><text:span text:style-name="T20_111">to</text:span><text:span text:style-name="T20_112"><text:s/></text:span><text:span text:style-name="T20_113">przecież</text:span><text:span text:style-name="T20_114"><text:s/></text:span><text:span text:style-name="T20_115">kłamstwo</text:span><text:span text:style-name="T20_116">.<text:s/></text:span><text:span text:style-name="T20_117">Okłamywać</text:span><text:span text:style-name="T20_118"><text:s/></text:span><text:span text:style-name="T20_119">wroga</text:span><text:span text:style-name="T20_120"><text:s/></text:span><text:span text:style-name="T20_121">nie</text:span><text:span text:style-name="T20_122"><text:s/></text:span><text:span text:style-name="T20_123">tylko</text:span><text:span text:style-name="T20_124"><text:s/></text:span><text:span text:style-name="T20_125">wolno</text:span><text:span text:style-name="T20_126">,<text:s/></text:span><text:span text:style-name="T20_127">ale</text:span><text:span text:style-name="T20_128"><text:s/></text:span><text:span text:style-name="T20_129">wręcz</text:span><text:span text:style-name="T20_130"><text:s/></text:span><text:span text:style-name="T20_131">warto</text:span><text:span text:style-name="T20_132">,<text:s/></text:span><text:span text:style-name="T20_133">bo</text:span><text:span text:style-name="T20_134"><text:s/></text:span><text:span text:style-name="T20_135">dzięki</text:span><text:span text:style-name="T20_136"><text:s/></text:span><text:span text:style-name="T20_137">temu</text:span><text:span text:style-name="T20_138"><text:s/></text:span><text:span text:style-name="T20_139">można</text:span><text:span text:style-name="T20_140"><text:s/></text:span><text:span text:style-name="T20_141">go</text:span><text:span text:style-name="T20_142"><text:s/></text:span><text:span text:style-name="T20_143">pokonać</text:span><text:span text:style-name="T20_144">.<text:s/></text:span><text:span text:style-name="T20_145">Bardzo</text:span><text:span text:style-name="T20_146"><text:s/></text:span><text:span text:style-name="T20_147">życiowa</text:span><text:span text:style-name="T20_148"><text:s/></text:span><text:span text:style-name="T20_149">lekcja</text:span><text:span text:style-name="T20_150">.</text:span></text:p>
      <text:p text:style-name="P21"><text:span text:style-name="T21_1">Kolejną</text:span><text:span text:style-name="T21_2"><text:s/></text:span><text:span text:style-name="T21_3">antagonistką</text:span><text:span text:style-name="T21_4"><text:s/></text:span><text:span text:style-name="T21_5">pokonaną</text:span><text:span text:style-name="T21_6"><text:s/></text:span><text:span text:style-name="T21_7">w</text:span><text:span text:style-name="T21_8"><text:s/></text:span><text:span text:style-name="T21_9">taki</text:span><text:span text:style-name="T21_10"><text:s/></text:span><text:span text:style-name="T21_11">sposób</text:span><text:span text:style-name="T21_12"><text:s/></text:span><text:span text:style-name="T21_13">jest</text:span><text:span text:style-name="T21_14"><text:s/></text:span><text:span text:style-name="T21_15">Trixie</text:span><text:span text:style-name="T21_16">.<text:s/></text:span><text:span text:style-name="T21_17">Co</text:span><text:span text:style-name="T21_18"><text:s/></text:span><text:span text:style-name="T21_19">ciekawe</text:span><text:span text:style-name="T21_20">,<text:s/></text:span><text:span text:style-name="T21_21">sama</text:span><text:span text:style-name="T21_22"><text:s/></text:span><text:span text:style-name="T21_23">Lulamoon</text:span><text:span text:style-name="T21_24"><text:s/></text:span><text:span text:style-name="T21_25">grała</text:span><text:span text:style-name="T21_26"><text:s/></text:span><text:span text:style-name="T21_27">nie</text:span><text:span text:style-name="T21_28"><text:s/></text:span><text:span text:style-name="T21_29">fair</text:span><text:span text:style-name="T21_30">,<text:s/></text:span><text:span text:style-name="T21_31">używając</text:span><text:span text:style-name="T21_32"><text:s/></text:span><text:span text:style-name="T21_33"><office:annotation><dc:creator/><text:p text:style-name="P22"><text:span text:style-name="T22_1">wydaje</text:span><text:span text:style-name="T22_2"><text:s/></text:span><text:span text:style-name="T22_3">mi</text:span><text:span text:style-name="T22_4"><text:s/></text:span><text:span text:style-name="T22_5">sie</text:span><text:span text:style-name="T22_6">,<text:s/></text:span><text:span text:style-name="T22_7">że</text:span><text:span text:style-name="T22_8"><text:s/></text:span><text:span text:style-name="T22_9">powinno</text:span><text:span text:style-name="T22_10"><text:s/></text:span><text:span text:style-name="T22_11">być</text:span><text:span text:style-name="T22_12"><text:s/></text:span><text:span text:style-name="T22_13">to</text:span><text:span text:style-name="T22_14"><text:s/></text:span><text:span text:style-name="T22_15">napisane</text:span><text:span text:style-name="T22_16"><text:s/></text:span><text:span text:style-name="T22_17">z</text:span><text:span text:style-name="T22_18"><text:s/></text:span><text:span text:style-name="T22_19">wielkich</text:span><text:span text:style-name="T22_20"><text:s/></text:span><text:span text:style-name="T22_21">liter</text:span></text:p></office:annotation></text:span><text:span text:style-name="T22_22">amuletu</text:span><text:span text:style-name="T22_23"><text:s/></text:span><text:span text:style-name="T22_24">alikorna</text:span><text:span text:style-name="T22_25">.<text:s/></text:span><text:span text:style-name="T22_26">Gdyby</text:span><text:span text:style-name="T22_27"><text:s/></text:span><text:span text:style-name="T22_28">Twi</text:span><text:span text:style-name="T22_29"><text:s/></text:span><text:span text:style-name="T22_30">nie</text:span><text:span text:style-name="T22_31"><text:s/></text:span><text:span text:style-name="T22_32">oszukiwała</text:span><text:span text:style-name="T22_33">,<text:s/></text:span><text:span text:style-name="T22_34">to</text:span><text:span text:style-name="T22_35"><text:s/></text:span><text:span text:style-name="T22_36">nie</text:span><text:span text:style-name="T22_37"><text:s/></text:span><text:span text:style-name="T22_38">miałaby</text:span><text:span text:style-name="T22_39"><text:s/></text:span><text:span text:style-name="T22_40">z</text:span><text:span text:style-name="T22_41"><text:s/></text:span><text:span text:style-name="T22_42">nią</text:span><text:span text:style-name="T22_43"><text:s/></text:span><text:span text:style-name="T22_44">szans</text:span><text:span text:style-name="T22_45">.<text:s/></text:span><text:span text:style-name="T22_46">Przynajmniej</text:span><text:span text:style-name="T22_47"><text:s/></text:span><text:span text:style-name="T22_48">w</text:span><text:span text:style-name="T22_49"><text:s/></text:span><text:span text:style-name="T22_50">teorii</text:span><text:span text:style-name="T22_51">,<text:s/></text:span><text:span text:style-name="T22_52">bo</text:span><text:span text:style-name="T22_53"><text:s/></text:span><text:span text:style-name="T22_54">w</text:span><text:span text:style-name="T22_55"><text:s/></text:span><text:span text:style-name="T22_56">praktyce</text:span><text:span text:style-name="T22_57"><text:s/></text:span><text:span text:style-name="T22_58">mogła</text:span><text:span text:style-name="T22_59"><text:s/></text:span><text:span text:style-name="T22_60">poczekać</text:span><text:span text:style-name="T22_61"><text:s/></text:span><text:span text:style-name="T22_62">na</text:span><text:span text:style-name="T22_63"><text:s/></text:span><text:span text:style-name="T22_64">jakieś</text:span><text:span text:style-name="T22_65"><text:s/></text:span><text:span text:style-name="T22_66">wsparcie</text:span><text:span text:style-name="T22_67"><text:s/></text:span><text:span text:style-name="T22_68">od</text:span><text:span text:style-name="T22_69"><text:s/></text:span><text:span text:style-name="T22_70">księżniczek</text:span><text:span text:style-name="T22_71">.<text:s/></text:span><text:span text:style-name="T22_72">Jednak</text:span><text:span text:style-name="T22_73"><text:s/></text:span><text:span text:style-name="T22_74">całe</text:span><text:span text:style-name="T22_75"><text:s/></text:span><text:span text:style-name="T22_76">szczęście</text:span><text:span text:style-name="T22_77"><text:s/></text:span><text:span text:style-name="T22_78">Zecora</text:span><text:span text:style-name="T22_79"><text:s/></text:span><text:span text:style-name="T22_80">pokazała</text:span><text:span text:style-name="T22_81"><text:s/></text:span><text:span text:style-name="T22_82">jej</text:span><text:span text:style-name="T22_83">,<text:s/></text:span><text:span text:style-name="T22_84">że</text:span><text:span text:style-name="T22_85"><text:s/></text:span><text:span text:style-name="T22_86">trzeba</text:span><text:span text:style-name="T22_87"><text:s/></text:span><text:span text:style-name="T22_88">być</text:span><text:span text:style-name="T22_89"><text:s/></text:span><text:span text:style-name="T22_90">lisem</text:span><text:span text:style-name="T22_91"><text:s/></text:span><text:span text:style-name="T22_92">i</text:span><text:span text:style-name="T22_93"><text:s/></text:span><text:span text:style-name="T22_94">lwem</text:span><text:span text:style-name="T22_95">.<text:s/></text:span><text:span text:style-name="T22_96">Cóż</text:span><text:span text:style-name="T22_97">,<text:s/></text:span><text:span text:style-name="T22_98">niestety</text:span><text:span text:style-name="T22_99"><text:s/></text:span><text:span text:style-name="T22_100">Twilight</text:span><text:span text:style-name="T22_101"><text:s/></text:span><text:span text:style-name="T22_102">jest</text:span><text:span text:style-name="T22_103"><text:s/></text:span><text:span text:style-name="T22_104">bardzo</text:span><text:span text:style-name="T22_105"><text:s/></text:span><text:span text:style-name="T22_106">oporna</text:span><text:span text:style-name="T22_107"><text:s/></text:span><text:span text:style-name="T22_108">na</text:span><text:span text:style-name="T22_109"><text:s/></text:span><text:span text:style-name="T22_110">życiową</text:span><text:span text:style-name="T22_111"><text:s/></text:span><text:span text:style-name="T22_112">wiedzę</text:span><text:span text:style-name="T22_113">.</text:span></text:p>
      <text:h text:style-name="P23" text:outline-level="10"><text:bookmark-start text:name="h.2ush3uo4o4mq"/><text:bookmark-end text:name="h.2ush3uo4o4mq"/><text:span text:style-name="T23_1">Nie</text:span><text:span text:style-name="T23_2"><text:s/></text:span><text:span text:style-name="T23_3">zawsze</text:span><text:span text:style-name="T23_4"><text:s/></text:span><text:span text:style-name="T23_5">warto</text:span><text:span text:style-name="T23_6"><text:s/></text:span><text:span text:style-name="T23_7">dotrzymywać</text:span><text:span text:style-name="T23_8"><text:s/></text:span><text:span text:style-name="T23_9">przysiąg</text:span></text:h>
      <text:p text:style-name="P24"><text:span text:style-name="T24_1">Ponownie</text:span><text:span text:style-name="T24_2"><text:s/></text:span><text:span text:style-name="T24_3">zastrzegam</text:span><text:span text:style-name="T24_4">,<text:s/></text:span><text:span text:style-name="T24_5">że</text:span><text:span text:style-name="T24_6"><text:s/></text:span><text:span text:style-name="T24_7">absolutnie</text:span><text:span text:style-name="T24_8"><text:s/></text:span><text:span text:style-name="T24_9">nie</text:span><text:span text:style-name="T24_10"><text:s/></text:span><text:span text:style-name="T24_11">namawiam</text:span><text:span text:style-name="T24_12"><text:s/></text:span><text:span text:style-name="T24_13">nikogo</text:span><text:span text:style-name="T24_14"><text:s/></text:span><text:span text:style-name="T24_15">do</text:span><text:span text:style-name="T24_16"><text:s/></text:span><text:span text:style-name="T24_17">krzywoprzysięstwa</text:span><text:span text:style-name="T24_18">.<text:s/></text:span><text:span text:style-name="T24_19">Jednak</text:span><text:span text:style-name="T24_20"><text:s/></text:span><text:span text:style-name="T24_21">czasami</text:span><text:span text:style-name="T24_22"><text:s/></text:span><text:span text:style-name="T24_23">niestety</text:span><text:span text:style-name="T24_24"><text:s/></text:span><text:span text:style-name="T24_25">złamanie</text:span><text:span text:style-name="T24_26"><text:s/></text:span><text:span text:style-name="T24_27">danego</text:span><text:span text:style-name="T24_28"><text:s/></text:span><text:span text:style-name="T24_29">komuś</text:span><text:span text:style-name="T24_30"><text:s/></text:span><text:span text:style-name="T24_31">słowa</text:span><text:span text:style-name="T24_32"><text:s/></text:span><text:span text:style-name="T24_33">jest</text:span><text:span text:style-name="T24_34"><text:s/></text:span><text:span text:style-name="T24_35">konieczne</text:span><text:span text:style-name="T24_36"><text:s/></text:span><text:span text:style-name="T24_37">czy</text:span><text:span text:style-name="T24_38"><text:s/></text:span><text:span text:style-name="T24_39">po</text:span><text:span text:style-name="T24_40"><text:s/></text:span><text:span text:style-name="T24_41">prostu</text:span><text:span text:style-name="T24_42"><text:s/></text:span><text:span text:style-name="T24_43">nawet</text:span><text:span text:style-name="T24_44"><text:s/></text:span><text:span text:style-name="T24_45">dobre</text:span><text:span text:style-name="T24_46"><text:s/></text:span><text:span text:style-name="T24_47">dla</text:span><text:span text:style-name="T24_48"><text:s/></text:span><text:span text:style-name="T24_49">tej</text:span><text:span text:style-name="T24_50"><text:s/></text:span><text:span text:style-name="T24_51">osoby</text:span><text:span text:style-name="T24_52">.<text:s/></text:span><text:span text:style-name="T24_53">Gdyby</text:span><text:span text:style-name="T24_54"><text:s/></text:span><text:span text:style-name="T24_55">Twilight</text:span><text:span text:style-name="T24_56"><text:s/></text:span><text:span text:style-name="T24_57">powiedziała</text:span><text:span text:style-name="T24_58"><text:s/></text:span><text:span text:style-name="T24_59">Rarity</text:span><text:span text:style-name="T24_60">,<text:s/></text:span><text:span text:style-name="T24_61">że</text:span><text:span text:style-name="T24_62"><text:s/></text:span><text:span text:style-name="T24_63">Fluttershy</text:span><text:span text:style-name="T24_64"><text:s/></text:span><text:span text:style-name="T24_65">źle</text:span><text:span text:style-name="T24_66"><text:s/></text:span><text:span text:style-name="T24_67">czuje</text:span><text:span text:style-name="T24_68"><text:s/></text:span><text:span text:style-name="T24_69">się</text:span><text:span text:style-name="T24_70"><text:s/></text:span><text:span text:style-name="T24_71">jako</text:span><text:span text:style-name="T24_72"><text:s/></text:span><text:span text:style-name="T24_73">modelka</text:span><text:span text:style-name="T24_74">,<text:s/></text:span><text:span text:style-name="T24_75">a</text:span><text:span text:style-name="T24_76"><text:s/></text:span><text:span text:style-name="T24_77">Flutterkę</text:span><text:span text:style-name="T24_78"><text:s/></text:span><text:span text:style-name="T24_79">poinformowała</text:span><text:span text:style-name="T24_80">,<text:s/></text:span><text:span text:style-name="T24_81">że</text:span><text:span text:style-name="T24_82"><text:s/></text:span><text:span text:style-name="T24_83">Rarity</text:span><text:span text:style-name="T24_84"><text:s/></text:span><text:span text:style-name="T24_85">wcale</text:span><text:span text:style-name="T24_86"><text:s/></text:span><text:span text:style-name="T24_87">nie</text:span><text:span text:style-name="T24_88"><text:s/></text:span><text:span text:style-name="T24_89">chce</text:span><text:span text:style-name="T24_90"><text:s/></text:span><text:span text:style-name="T24_91">jej</text:span><text:span text:style-name="T24_92"><text:s/></text:span><text:span text:style-name="T24_93">kariery</text:span><text:span text:style-name="T24_94"><text:s/></text:span><text:span text:style-name="T24_95">w</text:span><text:span text:style-name="T24_96"><text:s/></text:span><text:span text:style-name="T24_97">tej</text:span><text:span text:style-name="T24_98"><text:s/></text:span><text:span text:style-name="T24_99">branży</text:span><text:span text:style-name="T24_100">,<text:s/></text:span><text:span text:style-name="T24_101">to</text:span><text:span text:style-name="T24_102"><text:s/></text:span><text:span text:style-name="T24_103">życie</text:span><text:span text:style-name="T24_104"><text:s/></text:span><text:span text:style-name="T24_105">wszystkich</text:span><text:span text:style-name="T24_106"><text:s/></text:span><text:span text:style-name="T24_107">byłoby</text:span><text:span text:style-name="T24_108"><text:s/></text:span><text:span text:style-name="T24_109">o</text:span><text:span text:style-name="T24_110"><text:s/></text:span><text:span text:style-name="T24_111">wiele</text:span><text:span text:style-name="T24_112"><text:s/></text:span><text:span text:style-name="T24_113">prostsze</text:span><text:span text:style-name="T24_114">.<text:s/></text:span><text:span text:style-name="T24_115">Jakby</text:span><text:span text:style-name="T24_116"><text:s/></text:span><text:span text:style-name="T24_117">przyjaciółki</text:span><text:span text:style-name="T24_118"><text:s/></text:span><text:span text:style-name="T24_119">były</text:span><text:span text:style-name="T24_120"><text:s/></text:span><text:span text:style-name="T24_121">ze</text:span><text:span text:style-name="T24_122"><text:s/></text:span><text:span text:style-name="T24_123">sobą</text:span><text:span text:style-name="T24_124"><text:s/></text:span><text:span text:style-name="T24_125">szczere</text:span><text:span text:style-name="T24_126"><text:s/></text:span><text:span text:style-name="T24_127">od</text:span><text:span text:style-name="T24_128"><text:s/></text:span><text:span text:style-name="T24_129">samego</text:span><text:span text:style-name="T24_130"><text:s/></text:span><text:span text:style-name="T24_131">początku</text:span><text:span text:style-name="T24_132">,<text:s/></text:span><text:span text:style-name="T24_133">to</text:span><text:span text:style-name="T24_134"><text:s/></text:span><text:span text:style-name="T24_135">również</text:span><text:span text:style-name="T24_136"><text:s/></text:span><text:span text:style-name="T24_137">uniknęłyby</text:span><text:span text:style-name="T24_138"><text:s/></text:span><text:span text:style-name="T24_139">nieprzyjemnych</text:span><text:span text:style-name="T24_140"><text:s/></text:span><text:span text:style-name="T24_141">dla</text:span><text:span text:style-name="T24_142"><text:s/></text:span><text:span text:style-name="T24_143">siebie</text:span><text:span text:style-name="T24_144"><text:s/></text:span><text:span text:style-name="T24_145">sytuacji</text:span><text:span text:style-name="T24_146">.</text:span></text:p>
      <text:h text:style-name="P25" text:outline-level="10"><text:bookmark-start text:name="h.xisdzff5723n"/><text:bookmark-end text:name="h.xisdzff5723n"/><text:span text:style-name="T25_1">Ciężka</text:span><text:span text:style-name="T25_2"><text:s/></text:span><text:span text:style-name="T25_3">praca</text:span><text:span text:style-name="T25_4"><text:s/></text:span><text:span text:style-name="T25_5">nie</text:span><text:span text:style-name="T25_6"><text:s/></text:span><text:span text:style-name="T25_7">popłaca</text:span></text:h>
      <text:p text:style-name="P26"><text:span text:style-name="T26_1">Spójrzmy</text:span><text:span text:style-name="T26_2"><text:s/></text:span><text:span text:style-name="T26_3">na</text:span><text:span text:style-name="T26_4"><text:s/></text:span><text:span text:style-name="T26_5">rodzinę</text:span><text:span text:style-name="T26_6"><text:s/></text:span><text:span text:style-name="T26_7">Apple</text:span><text:span text:style-name="T26_8">,<text:s/></text:span><text:span text:style-name="T26_9">a</text:span><text:span text:style-name="T26_10"><text:s/></text:span><text:span text:style-name="T26_11">zwłaszcza</text:span><text:span text:style-name="T26_12"><text:s/></text:span><text:span text:style-name="T26_13">na</text:span><text:span text:style-name="T26_14"><text:s/></text:span><text:span text:style-name="T26_15">jej</text:span><text:span text:style-name="T26_16"><text:s/></text:span><text:span text:style-name="T26_17">odłam</text:span><text:span text:style-name="T26_18"><text:s/></text:span><text:span text:style-name="T26_19">z</text:span><text:span text:style-name="T26_20"><text:s/></text:span><text:span text:style-name="T26_21">Ponyville</text:span><text:span text:style-name="T26_22">.<text:s/></text:span><text:span text:style-name="T26_23">Są</text:span><text:span text:style-name="T26_24"><text:s/></text:span><text:span text:style-name="T26_25">to</text:span><text:span text:style-name="T26_26"><text:s/></text:span><text:span text:style-name="T26_27">kucyki</text:span><text:span text:style-name="T26_28"><text:s/></text:span><text:span text:style-name="T26_29">ciężko</text:span><text:span text:style-name="T26_30"><text:s/></text:span><text:span text:style-name="T26_31">pracujące</text:span><text:span text:style-name="T26_32"><text:s/></text:span><text:span text:style-name="T26_33">na</text:span><text:span text:style-name="T26_34"><text:s/></text:span><text:span text:style-name="T26_35">roli</text:span><text:span text:style-name="T26_36"><text:s/></text:span><text:span text:style-name="T26_37">i</text:span><text:span text:style-name="T26_38"><text:s/></text:span><text:span text:style-name="T26_39">bardzo</text:span><text:span text:style-name="T26_40"><text:s/></text:span><text:span text:style-name="T26_41">ubogie</text:span><text:span text:style-name="T26_42">.<text:s/></text:span><text:span text:style-name="T26_43">Granny</text:span><text:span text:style-name="T26_44"><text:s/></text:span><text:span text:style-name="T26_45">Smith</text:span><text:span text:style-name="T26_46"><text:s/></text:span><text:span text:style-name="T26_47">to</text:span><text:span text:style-name="T26_48"><text:s/></text:span><text:span text:style-name="T26_49">stara</text:span><text:span text:style-name="T26_50">,<text:s/></text:span><text:span text:style-name="T26_51">schorowana</text:span><text:span text:style-name="T26_52"><text:s/></text:span><text:span text:style-name="T26_53">klacz</text:span><text:span text:style-name="T26_54">,<text:s/></text:span><text:span text:style-name="T26_55">a</text:span><text:span text:style-name="T26_56"><text:s/></text:span><text:span text:style-name="T26_57">jej</text:span><text:span text:style-name="T26_58"><text:s/></text:span><text:span text:style-name="T26_59">krewnych</text:span><text:span text:style-name="T26_60"><text:s/></text:span><text:span text:style-name="T26_61">nie</text:span><text:span text:style-name="T26_62"><text:s/></text:span><text:span text:style-name="T26_63">stać</text:span><text:span text:style-name="T26_64"><text:s/></text:span><text:span text:style-name="T26_65">na</text:span><text:span text:style-name="T26_66"><text:s/></text:span><text:span text:style-name="T26_67">wstawienie</text:span><text:span text:style-name="T26_68"><text:s/></text:span><text:span text:style-name="T26_69">jej</text:span><text:span text:style-name="T26_70"><text:s/></text:span><text:span text:style-name="T26_71">endoprotezy</text:span><text:span text:style-name="T26_72"><text:s/></text:span><text:span text:style-name="T26_73">stawu</text:span><text:span text:style-name="T26_74"><text:s/></text:span><text:span text:style-name="T26_75">biodrowego</text:span><text:span text:style-name="T26_76">.<text:s/></text:span><text:span text:style-name="T26_77">Apple</text:span><text:span text:style-name="T26_78"><text:s/></text:span><text:span text:style-name="T26_79">kurczowo</text:span><text:span text:style-name="T26_80"><text:s/></text:span><text:span text:style-name="T26_81">trzymają</text:span><text:span text:style-name="T26_82"><text:s/></text:span><text:span text:style-name="T26_83">się</text:span><text:span text:style-name="T26_84"><text:s/></text:span><text:span text:style-name="T26_85">tradycji</text:span><text:span text:style-name="T26_86">,<text:s/></text:span><text:span text:style-name="T26_87">a</text:span><text:span text:style-name="T26_88"><text:s/></text:span><text:span text:style-name="T26_89">nowe</text:span><text:span text:style-name="T26_90"><text:s/></text:span><text:span text:style-name="T26_91">technologie</text:span><text:span text:style-name="T26_92"><text:s/></text:span><text:span text:style-name="T26_93">uważają</text:span><text:span text:style-name="T26_94"><text:s/></text:span><text:span text:style-name="T26_95">za</text:span><text:span text:style-name="T26_96"><text:s/></text:span><text:span text:style-name="T26_97">zło</text:span><text:span text:style-name="T26_98">.<text:s/></text:span><text:span text:style-name="T26_99">W</text:span><text:span text:style-name="T26_100"><text:s/></text:span><text:span text:style-name="T26_101">efekcie</text:span><text:span text:style-name="T26_102"><text:s/></text:span><text:span text:style-name="T26_103">przepracowują</text:span><text:span text:style-name="T26_104"><text:s/></text:span><text:span text:style-name="T26_105">się</text:span><text:span text:style-name="T26_106">,<text:s/></text:span><text:span text:style-name="T26_107">niszczą</text:span><text:span text:style-name="T26_108"><text:s/></text:span><text:span text:style-name="T26_109">sobie</text:span><text:span text:style-name="T26_110"><text:s/></text:span><text:span text:style-name="T26_111">zdrowie</text:span><text:span text:style-name="T26_112"><text:s/></text:span><text:span text:style-name="T26_113">i</text:span><text:span text:style-name="T26_114"><text:s/></text:span><text:span text:style-name="T26_115">ledwo</text:span><text:span text:style-name="T26_116"><text:s/></text:span><text:span text:style-name="T26_117">wiążą</text:span><text:span text:style-name="T26_118"><text:s/></text:span><text:span text:style-name="T26_119">koniec</text:span><text:span text:style-name="T26_120"><text:s/></text:span><text:span text:style-name="T26_121">z</text:span><text:span text:style-name="T26_122"><text:s/></text:span><text:span text:style-name="T26_123">końcem</text:span><text:span text:style-name="T26_124">.<text:s/></text:span><text:span text:style-name="T26_125">Na</text:span><text:span text:style-name="T26_126"><text:s/></text:span><text:span text:style-name="T26_127">dodatek</text:span><text:span text:style-name="T26_128"><text:s/></text:span><text:span text:style-name="T26_129">to</text:span><text:span text:style-name="T26_130"><text:s/></text:span><text:span text:style-name="T26_131">marnowanie</text:span><text:span text:style-name="T26_132"><text:s/></text:span><text:span text:style-name="T26_133">czasu</text:span><text:span text:style-name="T26_134">,<text:s/></text:span><text:span text:style-name="T26_135">a</text:span><text:span text:style-name="T26_136"><text:s/></text:span><text:span text:style-name="T26_137">produkty</text:span><text:span text:style-name="T26_138"><text:s/></text:span><text:span text:style-name="T26_139">ich</text:span><text:span text:style-name="T26_140"><text:s/></text:span><text:span text:style-name="T26_141">pracy</text:span><text:span text:style-name="T26_142"><text:s/></text:span><text:span text:style-name="T26_143">wcale</text:span><text:span text:style-name="T26_144"><text:s/></text:span><text:span text:style-name="T26_145">nie</text:span><text:span text:style-name="T26_146"><text:s/></text:span><text:span text:style-name="T26_147">są</text:span><text:span text:style-name="T26_148"><text:s/></text:span><text:span text:style-name="T26_149">jakościowo</text:span><text:span text:style-name="T26_150"><text:s/></text:span><text:span text:style-name="T26_151">lepsze</text:span><text:span text:style-name="T26_152">.<text:s/></text:span><text:span text:style-name="T26_153">Sweet</text:span><text:span text:style-name="T26_154"><text:s/></text:span><text:span text:style-name="T26_155">Apple</text:span><text:span text:style-name="T26_156"><text:s/></text:span><text:span text:style-name="T26_157">Acres</text:span><text:span text:style-name="T26_158"><text:s/></text:span><text:span text:style-name="T26_159">to</text:span><text:span text:style-name="T26_160"><text:s/></text:span><text:span text:style-name="T26_161">taki</text:span><text:span text:style-name="T26_162"><text:s/></text:span><text:span text:style-name="T26_163">zaścianek</text:span><text:span text:style-name="T26_164"><text:s/></text:span><text:span text:style-name="T26_165">Equestrii</text:span><text:span text:style-name="T26_166">,<text:s/></text:span><text:span text:style-name="T26_167">maszyna</text:span><text:span text:style-name="T26_168"><text:s/></text:span><text:span text:style-name="T26_169">braci</text:span><text:span text:style-name="T26_170"><text:s/></text:span><text:span text:style-name="T26_171">Flim</text:span><text:span text:style-name="T26_172"><text:s/></text:span><text:span text:style-name="T26_173">Flam</text:span><text:span text:style-name="T26_174"><text:s/></text:span><text:span text:style-name="T26_175">szybciej</text:span><text:span text:style-name="T26_176"><text:s/></text:span><text:span text:style-name="T26_177">produkowała</text:span><text:span text:style-name="T26_178"><text:s/></text:span><text:span text:style-name="T26_179">większe</text:span><text:span text:style-name="T26_180"><text:s/></text:span><text:span text:style-name="T26_181">ilości</text:span><text:span text:style-name="T26_182"><text:s/></text:span><text:span text:style-name="T26_183">wysokojakościowego</text:span><text:span text:style-name="T26_184"><text:s/></text:span><text:span text:style-name="T26_185">cydru</text:span><text:span text:style-name="T26_186"><text:s/></text:span><text:span text:style-name="T26_187">niż</text:span><text:span text:style-name="T26_188"><text:s/></text:span><text:span text:style-name="T26_189">Applejack</text:span><text:span text:style-name="T26_190"><text:s/></text:span><text:span text:style-name="T26_191">i</text:span><text:span text:style-name="T26_192"><text:s/></text:span><text:span text:style-name="T26_193">przyjaciele</text:span><text:span text:style-name="T26_194">.<text:s/></text:span><text:span text:style-name="T26_195">Na</text:span><text:span text:style-name="T26_196"><text:s/></text:span><text:span text:style-name="T26_197">dodatek</text:span><text:span text:style-name="T26_198"><text:s/></text:span><text:span text:style-name="T26_199">do</text:span><text:span text:style-name="T26_200"><text:s/></text:span><text:span text:style-name="T26_201">obsługi</text:span><text:span text:style-name="T26_202"><text:s/></text:span><text:span text:style-name="T26_203">nie</text:span><text:span text:style-name="T26_204"><text:s/></text:span><text:span text:style-name="T26_205">trzeba</text:span><text:span text:style-name="T26_206"><text:s/></text:span><text:span text:style-name="T26_207">było</text:span><text:span text:style-name="T26_208"><text:s/></text:span><text:span text:style-name="T26_209">tylu</text:span><text:span text:style-name="T26_210"><text:s/></text:span><text:span text:style-name="T26_211">kucyków</text:span><text:span text:style-name="T26_212">.</text:span></text:p>
      <text:p text:style-name="P27"><text:span text:style-name="T27_1">Dlatego</text:span><text:span text:style-name="T27_2"><text:s/></text:span><text:span text:style-name="T27_3">rodzice</text:span><text:span text:style-name="T27_4"><text:s/></text:span><text:span text:style-name="T27_5">mówiący</text:span><text:span text:style-name="T27_6"><text:s/></text:span><text:span text:style-name="T27_7">dzieciom</text:span><text:span text:style-name="T27_8">,<text:s/></text:span><text:span text:style-name="T27_9">że</text:span><text:span text:style-name="T27_10"><text:s/></text:span><text:span text:style-name="T27_11">dzięki</text:span><text:span text:style-name="T27_12"><text:s/></text:span><text:span text:style-name="T27_13">ciężkiej</text:span><text:span text:style-name="T27_14"><text:s/></text:span><text:span text:style-name="T27_15">pracy</text:span><text:span text:style-name="T27_16"><text:s/>(</text:span><text:span text:style-name="T27_17">w</text:span><text:span text:style-name="T27_18"><text:s/></text:span><text:span text:style-name="T27_19">popularnym</text:span><text:span text:style-name="T27_20"><text:s/></text:span><text:span text:style-name="T27_21">tego</text:span><text:span text:style-name="T27_22"><text:s/></text:span><text:span text:style-name="T27_23">określenia</text:span><text:span text:style-name="T27_24"><text:s/></text:span><text:span text:style-name="T27_25">znaczeniu</text:span><text:span text:style-name="T27_26">,<text:s/></text:span><text:span text:style-name="T27_27">jako</text:span><text:span text:style-name="T27_28"><text:s/></text:span><text:span text:style-name="T27_29">roboty</text:span><text:span text:style-name="T27_30"><text:s/></text:span><text:span text:style-name="T27_31">fizycznej</text:span><text:span text:style-name="T27_32">)<text:s/></text:span><text:span text:style-name="T27_33">osiągną</text:span><text:span text:style-name="T27_34"><text:s/></text:span><text:span text:style-name="T27_35">sukces</text:span><text:span text:style-name="T27_36">,<text:s/></text:span><text:span text:style-name="T27_37">mylą</text:span><text:span text:style-name="T27_38"><text:s/></text:span><text:span text:style-name="T27_39">się</text:span><text:span text:style-name="T27_40">.<text:s/></text:span><text:span text:style-name="T27_41">Potrzeba</text:span><text:span text:style-name="T27_42"><text:s/></text:span><text:span text:style-name="T27_43">czegoś</text:span><text:span text:style-name="T27_44"><text:s/></text:span><text:span text:style-name="T27_45">więcej</text:span><text:span text:style-name="T27_46">,<text:s/></text:span><text:span text:style-name="T27_47">a</text:span><text:span text:style-name="T27_48"><text:s/></text:span><text:span text:style-name="T27_49">mianowicie</text:span><text:span text:style-name="T27_50"><text:s/></text:span><text:span text:style-name="T27_51">odpowiednich</text:span><text:span text:style-name="T27_52"><text:s/></text:span><text:span text:style-name="T27_53">zdolności</text:span><text:span text:style-name="T27_54">,<text:s/></text:span><text:span text:style-name="T27_55">sprytu</text:span><text:span text:style-name="T27_56"><text:s/></text:span><text:span text:style-name="T27_57">i</text:span><text:span text:style-name="T27_58"><text:s/></text:span><text:span text:style-name="T27_59">szczęścia</text:span><text:span text:style-name="T27_60">.<text:s/></text:span><text:span text:style-name="T27_61">Bardziej</text:span><text:span text:style-name="T27_62"><text:s/></text:span><text:span text:style-name="T27_63">opłacalne</text:span><text:span text:style-name="T27_64"><text:s/></text:span><text:span text:style-name="T27_65">jest</text:span><text:span text:style-name="T27_66"><text:s/></text:span><text:span text:style-name="T27_67">cwaniactwo</text:span><text:span text:style-name="T27_68">,<text:s/></text:span><text:span text:style-name="T27_69">która</text:span><text:span text:style-name="T27_70"><text:s/></text:span><text:span text:style-name="T27_71">pozwala</text:span><text:span text:style-name="T27_72"><text:s/></text:span><text:span text:style-name="T27_73">ułatwić</text:span><text:span text:style-name="T27_74"><text:s/></text:span><text:span text:style-name="T27_75">sobie</text:span><text:span text:style-name="T27_76"><text:s/></text:span><text:span text:style-name="T27_77">życie</text:span><text:span text:style-name="T27_78">.<text:s/></text:span><text:span text:style-name="T27_79">No</text:span><text:span text:style-name="T27_80"><text:s/></text:span><text:span text:style-name="T27_81">i</text:span><text:span text:style-name="T27_82"><text:s/></text:span><text:span text:style-name="T27_83">cóż</text:span><text:span text:style-name="T27_84">,<text:s/></text:span><text:span text:style-name="T27_85">w</text:span><text:span text:style-name="T27_86"><text:s/></text:span><text:span text:style-name="T27_87">Equestrii</text:span><text:span text:style-name="T27_88"><text:s/></text:span><text:span text:style-name="T27_89">rolnictwo</text:span><text:span text:style-name="T27_90"><text:s/></text:span><text:span text:style-name="T27_91">ekologiczne</text:span><text:span text:style-name="T27_92"><text:s/></text:span><text:span text:style-name="T27_93">chyba</text:span><text:span text:style-name="T27_94"><text:s/></text:span><text:span text:style-name="T27_95">nie</text:span><text:span text:style-name="T27_96"><text:s/></text:span><text:span text:style-name="T27_97">należy</text:span><text:span text:style-name="T27_98"><text:s/></text:span><text:span text:style-name="T27_99">do</text:span><text:span text:style-name="T27_100"><text:s/></text:span><text:span text:style-name="T27_101">cenionych</text:span><text:span text:style-name="T27_102">.<text:s/></text:span><text:span text:style-name="T27_103">Wybacz</text:span><text:span text:style-name="T27_104"><text:s/></text:span><text:span text:style-name="T27_105">Applejack</text:span><text:span text:style-name="T27_106">,<text:s/></text:span><text:span text:style-name="T27_107">ale</text:span><text:span text:style-name="T27_108"><text:s/></text:span><text:span text:style-name="T27_109">biznesu</text:span><text:span text:style-name="T27_110"><text:s/></text:span><text:span text:style-name="T27_111">robić</text:span><text:span text:style-name="T27_112"><text:s/></text:span><text:span text:style-name="T27_113">nie</text:span><text:span text:style-name="T27_114"><text:s/></text:span><text:span text:style-name="T27_115">umiesz</text:span><text:span text:style-name="T27_116">.</text:span></text:p>
      <text:h text:style-name="P28" text:outline-level="10"><text:bookmark-start text:name="h.aefvqr4t2ejn"/><text:bookmark-end text:name="h.aefvqr4t2ejn"/><text:span text:style-name="T28_1">Ładni</text:span><text:span text:style-name="T28_2"><text:s/></text:span><text:span text:style-name="T28_3">mają</text:span><text:span text:style-name="T28_4"><text:s/></text:span><text:span text:style-name="T28_5">lepiej</text:span></text:h>
      <text:p text:style-name="P29"><text:span text:style-name="T29_1">Bardzo</text:span><text:span text:style-name="T29_2"><text:s/></text:span><text:span text:style-name="T29_3">niewychowawcze</text:span><text:span text:style-name="T29_4">,<text:s/></text:span><text:span text:style-name="T29_5">prawda</text:span><text:span text:style-name="T29_6">?<text:s/></text:span><text:span text:style-name="T29_7">W</text:span><text:span text:style-name="T29_8"><text:s/></text:span><text:span text:style-name="T29_9">końcu</text:span><text:span text:style-name="T29_10"><text:s/></text:span><text:span text:style-name="T29_11">wszyscy</text:span><text:span text:style-name="T29_12"><text:s/></text:span><text:span text:style-name="T29_13">próbują</text:span><text:span text:style-name="T29_14"><text:s/></text:span><text:span text:style-name="T29_15">wmówić</text:span><text:span text:style-name="T29_16"><text:s/></text:span><text:span text:style-name="T29_17">dzieciom</text:span><text:span text:style-name="T29_18">,<text:s/></text:span><text:span text:style-name="T29_19">że</text:span><text:span text:style-name="T29_20"><text:s/></text:span><text:span text:style-name="T29_21">liczy</text:span><text:span text:style-name="T29_22"><text:s/></text:span><text:span text:style-name="T29_23">się</text:span><text:span text:style-name="T29_24"><text:s/></text:span><text:span text:style-name="T29_25">wnętrze</text:span><text:span text:style-name="T29_26">.<text:s/></text:span><text:span text:style-name="T29_27">To</text:span><text:span text:style-name="T29_28"><text:s/></text:span><text:span text:style-name="T29_29">prawda</text:span><text:span text:style-name="T29_30"><text:s/></text:span><text:span text:style-name="T29_31">i</text:span><text:span text:style-name="T29_32"><text:s/></text:span><text:span text:style-name="T29_33">nieprawda</text:span><text:span text:style-name="T29_34">.<text:s/></text:span><text:span text:style-name="T29_35">Jeśli</text:span><text:span text:style-name="T29_36"><text:s/></text:span><text:span text:style-name="T29_37">ktoś</text:span><text:span text:style-name="T29_38"><text:s/></text:span><text:span text:style-name="T29_39">posiada</text:span><text:span text:style-name="T29_40"><text:s/></text:span><text:span text:style-name="T29_41">coś</text:span><text:span text:style-name="T29_42"><text:s/></text:span><text:span text:style-name="T29_43">takiego</text:span><text:span text:style-name="T29_44"><text:s/></text:span><text:span text:style-name="T29_45">jak</text:span><text:span text:style-name="T29_46"><text:s/></text:span><text:span text:style-name="T29_47">rozum</text:span><text:span text:style-name="T29_48">,<text:s/></text:span><text:span text:style-name="T29_49">to</text:span><text:span text:style-name="T29_50"><text:s/></text:span><text:span text:style-name="T29_51">dobierając</text:span><text:span text:style-name="T29_52"><text:s/></text:span><text:span text:style-name="T29_53">sobie</text:span><text:span text:style-name="T29_54"><text:s/></text:span><text:span text:style-name="T29_55">ludzi</text:span><text:span text:style-name="T29_56">,<text:s/></text:span><text:span text:style-name="T29_57">stara</text:span><text:span text:style-name="T29_58"><text:s/></text:span><text:span text:style-name="T29_59">się</text:span><text:span text:style-name="T29_60"><text:s/></text:span><text:span text:style-name="T29_61">patrzeć</text:span><text:span text:style-name="T29_62"><text:s/></text:span><text:span text:style-name="T29_63">na</text:span><text:span text:style-name="T29_64"><text:s/></text:span><text:span text:style-name="T29_65">charakter</text:span><text:span text:style-name="T29_66"><text:s/></text:span><text:span text:style-name="T29_67">i</text:span><text:span text:style-name="T29_68"><text:s/></text:span><text:span text:style-name="T29_69">zdolności</text:span><text:span text:style-name="T29_70">,<text:s/></text:span><text:span text:style-name="T29_71">a</text:span><text:span text:style-name="T29_72"><text:s/></text:span><text:span text:style-name="T29_73">nie</text:span><text:span text:style-name="T29_74"><text:s/></text:span><text:span text:style-name="T29_75">na</text:span><text:span text:style-name="T29_76"><text:s/></text:span><text:span text:style-name="T29_77">to</text:span><text:span text:style-name="T29_78">,<text:s/></text:span><text:span text:style-name="T29_79">jaką</text:span><text:span text:style-name="T29_80"><text:s/></text:span><text:span text:style-name="T29_81">kto</text:span><text:span text:style-name="T29_82"><text:s/></text:span><text:span text:style-name="T29_83">ma</text:span><text:span text:style-name="T29_84"><text:s/></text:span><text:span text:style-name="T29_85">mordę</text:span><text:span text:style-name="T29_86">.<text:s/></text:span><text:span text:style-name="T29_87">To</text:span><text:span text:style-name="T29_88"><text:s/></text:span><text:span text:style-name="T29_89">się</text:span><text:span text:style-name="T29_90"><text:s/></text:span><text:span text:style-name="T29_91">sprawdza</text:span><text:span text:style-name="T29_92"><text:s/></text:span><text:span text:style-name="T29_93">w</text:span><text:span text:style-name="T29_94"><text:s/></text:span><text:span text:style-name="T29_95">doborze</text:span><text:span text:style-name="T29_96"><text:s/></text:span><text:span text:style-name="T29_97">przyjaciół</text:span><text:span text:style-name="T29_98">,<text:s/></text:span><text:span text:style-name="T29_99">jak</text:span><text:span text:style-name="T29_100"><text:s/></text:span><text:span text:style-name="T29_101">z</text:span><text:span text:style-name="T29_102"><text:s/></text:span><text:span text:style-name="T29_103">partnerem</text:span><text:span text:style-name="T29_104">,<text:s/></text:span><text:span text:style-name="T29_105">to</text:span><text:span text:style-name="T29_106"><text:s/></text:span><text:span text:style-name="T29_107">nie</text:span><text:span text:style-name="T29_108"><text:s/></text:span><text:span text:style-name="T29_109">wiem</text:span><text:span text:style-name="T29_110">,<text:s/></text:span><text:span text:style-name="T29_111">nie</text:span><text:span text:style-name="T29_112"><text:s/></text:span><text:span text:style-name="T29_113">znam</text:span><text:span text:style-name="T29_114"><text:s/></text:span><text:span text:style-name="T29_115">się</text:span><text:span text:style-name="T29_116">.<text:s/></text:span><text:span text:style-name="T29_117">Jednak</text:span><text:span text:style-name="T29_118"><text:s/></text:span><text:span text:style-name="T29_119">na</text:span><text:span text:style-name="T29_120"><text:s/></text:span><text:span text:style-name="T29_121">świecie</text:span><text:span text:style-name="T29_122"><text:s/></text:span><text:span text:style-name="T29_123">liczy</text:span><text:span text:style-name="T29_124"><text:s/></text:span><text:span text:style-name="T29_125">się</text:span><text:span text:style-name="T29_126"><text:s/></text:span><text:span text:style-name="T29_127">pierwsze</text:span><text:span text:style-name="T29_128"><text:s/></text:span><text:span text:style-name="T29_129">wrażenie</text:span><text:span text:style-name="T29_130">,<text:s/></text:span><text:span text:style-name="T29_131">bez</text:span><text:span text:style-name="T29_132"><text:s/></text:span><text:span text:style-name="T29_133">którego</text:span><text:span text:style-name="T29_134"><text:s/></text:span><text:span text:style-name="T29_135">raczej</text:span><text:span text:style-name="T29_136"><text:s/></text:span><text:span text:style-name="T29_137">nie</text:span><text:span text:style-name="T29_138"><text:s/></text:span><text:span text:style-name="T29_139">ma</text:span><text:span text:style-name="T29_140"><text:s/></text:span><text:span text:style-name="T29_141">się</text:span><text:span text:style-name="T29_142"><text:s/></text:span><text:span text:style-name="T29_143">szansy</text:span><text:span text:style-name="T29_144"><text:s/></text:span><text:span text:style-name="T29_145">na</text:span><text:span text:style-name="T29_146"><text:s/></text:span><text:span text:style-name="T29_147">pokazanie</text:span><text:span text:style-name="T29_148"><text:s/></text:span><text:span text:style-name="T29_149">później</text:span><text:span text:style-name="T29_150"><text:s/></text:span><text:span text:style-name="T29_151">swojej</text:span><text:span text:style-name="T29_152"><text:s/></text:span><text:span text:style-name="T29_153">lepszej</text:span><text:span text:style-name="T29_154"><text:s/></text:span><text:span text:style-name="T29_155">strony</text:span><text:span text:style-name="T29_156">.<text:s/></text:span><text:span text:style-name="T29_157">A</text:span><text:span text:style-name="T29_158"><text:s/></text:span><text:span text:style-name="T29_159">to</text:span><text:span text:style-name="T29_160">,<text:s/></text:span><text:span text:style-name="T29_161">na</text:span><text:span text:style-name="T29_162"><text:s/></text:span><text:span text:style-name="T29_163">co</text:span><text:span text:style-name="T29_164"><text:s/></text:span><text:span text:style-name="T29_165">ludzie</text:span><text:span text:style-name="T29_166"><text:s/>(</text:span><text:span text:style-name="T29_167">i</text:span><text:span text:style-name="T29_168"><text:s/></text:span><text:span text:style-name="T29_169">kuce</text:span><text:span text:style-name="T29_170">)<text:s/></text:span><text:span text:style-name="T29_171">w</text:span><text:span text:style-name="T29_172"><text:s/></text:span><text:span text:style-name="T29_173">pierwszej</text:span><text:span text:style-name="T29_174"><text:s/></text:span><text:span text:style-name="T29_175">chwili</text:span><text:span text:style-name="T29_176"><text:s/></text:span><text:span text:style-name="T29_177">zwracają</text:span><text:span text:style-name="T29_178"><text:s/></text:span><text:span text:style-name="T29_179">uwagę</text:span><text:span text:style-name="T29_180">,<text:s/></text:span><text:span text:style-name="T29_181">to</text:span><text:span text:style-name="T29_182"><text:s/></text:span><text:span text:style-name="T29_183">wygląd</text:span><text:span text:style-name="T29_184">.<text:s/></text:span><text:span text:style-name="T29_185">Jeśli</text:span><text:span text:style-name="T29_186"><text:s/></text:span><text:span text:style-name="T29_187">nie</text:span><text:span text:style-name="T29_188"><text:s/></text:span><text:span text:style-name="T29_189">wierzycie</text:span><text:span text:style-name="T29_190">,<text:s/></text:span><text:span text:style-name="T29_191">to</text:span><text:span text:style-name="T29_192"><text:s/></text:span><text:span text:style-name="T29_193">zastanówcie</text:span><text:span text:style-name="T29_194"><text:s/></text:span><text:span text:style-name="T29_195">się</text:span><text:span text:style-name="T29_196">,<text:s/></text:span><text:span text:style-name="T29_197">czemu</text:span><text:span text:style-name="T29_198"><text:s/></text:span><text:span text:style-name="T29_199">protagoniści</text:span><text:span text:style-name="T29_200"><text:s/></text:span><text:span text:style-name="T29_201">z</text:span><text:span text:style-name="T29_202"><text:s/></text:span><text:span text:style-name="T29_203">bajek</text:span><text:span text:style-name="T29_204"><text:s/></text:span><text:span text:style-name="T29_205">dla</text:span><text:span text:style-name="T29_206"><text:s/></text:span><text:span text:style-name="T29_207">dzieci</text:span><text:span text:style-name="T29_208"><text:s/></text:span><text:span text:style-name="T29_209">w</text:span><text:span text:style-name="T29_210"><text:s/></text:span><text:span text:style-name="T29_211">dziewięciu</text:span><text:span text:style-name="T29_212"><text:s/></text:span><text:span text:style-name="T29_213">przypadkach</text:span><text:span text:style-name="T29_214"><text:s/></text:span><text:span text:style-name="T29_215">na</text:span><text:span text:style-name="T29_216"><text:s/></text:span><text:span text:style-name="T29_217">dziesięć</text:span><text:span text:style-name="T29_218"><text:s/></text:span><text:span text:style-name="T29_219">są</text:span><text:span text:style-name="T29_220"><text:s/></text:span><text:span text:style-name="T29_221">urodziwi</text:span><text:span text:style-name="T29_222">.<text:s/></text:span><text:span text:style-name="T29_223">A</text:span><text:span text:style-name="T29_224"><text:s/></text:span><text:span text:style-name="T29_225">takich</text:span><text:span text:style-name="T29_226"><text:s/></text:span><text:span text:style-name="T29_227">prawdziwie</text:span><text:span text:style-name="T29_228"><text:s/></text:span><text:span text:style-name="T29_229">szpetnych</text:span><text:span text:style-name="T29_230"><text:s/></text:span><text:span text:style-name="T29_231">nie</text:span><text:span text:style-name="T29_232"><text:s/></text:span><text:span text:style-name="T29_233">ma</text:span><text:span text:style-name="T29_234">.</text:span></text:p>
      <text:p text:style-name="P30"><text:span text:style-name="T30_1">Fluttershy</text:span><text:span text:style-name="T30_2"><text:s/></text:span><text:span text:style-name="T30_3">została</text:span><text:span text:style-name="T30_4"><text:s/></text:span><text:span text:style-name="T30_5">zauważona</text:span><text:span text:style-name="T30_6"><text:s/></text:span><text:span text:style-name="T30_7">przez</text:span><text:span text:style-name="T30_8"><text:s/></text:span><text:span text:style-name="T30_9">Photo</text:span><text:span text:style-name="T30_10"><text:s/></text:span><text:span text:style-name="T30_11">Finish</text:span><text:span text:style-name="T30_12">,<text:s/></text:span><text:span text:style-name="T30_13">bo</text:span><text:span text:style-name="T30_14"><text:s/></text:span><text:span text:style-name="T30_15">jest</text:span><text:span text:style-name="T30_16"><text:s/></text:span><text:span text:style-name="T30_17">urodziwą</text:span><text:span text:style-name="T30_18"><text:s/></text:span><text:span text:style-name="T30_19">klaczą</text:span><text:span text:style-name="T30_20">.<text:s/></text:span><text:span text:style-name="T30_21">Rarity</text:span><text:span text:style-name="T30_22"><text:s/></text:span><text:span text:style-name="T30_23">z</text:span><text:span text:style-name="T30_24"><text:s/></text:span><text:span text:style-name="T30_25">łatwością</text:span><text:span text:style-name="T30_26"><text:s/></text:span><text:span text:style-name="T30_27">manipuluje</text:span><text:span text:style-name="T30_28"><text:s/></text:span><text:span text:style-name="T30_29">płcią</text:span><text:span text:style-name="T30_30"><text:s/></text:span><text:span text:style-name="T30_31">przeciwną</text:span><text:span text:style-name="T30_32">,<text:s/></text:span><text:span text:style-name="T30_33">ponieważ</text:span><text:span text:style-name="T30_34"><text:s/></text:span><text:span text:style-name="T30_35">ich</text:span><text:span text:style-name="T30_36"><text:s/></text:span><text:span text:style-name="T30_37">pociąga</text:span><text:span text:style-name="T30_38"><text:s/></text:span><text:span text:style-name="T30_39">czysto</text:span><text:span text:style-name="T30_40"><text:s/></text:span><text:span text:style-name="T30_41">fizycznie</text:span><text:span text:style-name="T30_42"><text:s/></text:span><text:span text:style-name="T30_43">i</text:span><text:span text:style-name="T30_44"><text:s/></text:span><text:span text:style-name="T30_45">nie</text:span><text:span text:style-name="T30_46"><text:s/></text:span><text:span text:style-name="T30_47">ma</text:span><text:span text:style-name="T30_48"><text:s/></text:span><text:span text:style-name="T30_49">co</text:span><text:span text:style-name="T30_50"><text:s/></text:span><text:span text:style-name="T30_51">udawać</text:span><text:span text:style-name="T30_52">,<text:s/></text:span><text:span text:style-name="T30_53">że</text:span><text:span text:style-name="T30_54"><text:s/></text:span><text:span text:style-name="T30_55">jest</text:span><text:span text:style-name="T30_56"><text:s/></text:span><text:span text:style-name="T30_57">inaczej</text:span><text:span text:style-name="T30_58">.<text:s/></text:span><text:span text:style-name="T30_59">Typowo</text:span><text:span text:style-name="T30_60"><text:s/></text:span><text:span text:style-name="T30_61">brzydcy</text:span><text:span text:style-name="T30_62"><text:s/></text:span><text:span text:style-name="T30_63">bohaterowie</text:span><text:span text:style-name="T30_64"><text:s/></text:span><text:span text:style-name="T30_65">nawet</text:span><text:span text:style-name="T30_66"><text:s/></text:span><text:span text:style-name="T30_67">w</text:span><text:span text:style-name="T30_68"><text:s/></text:span><text:span text:style-name="T30_69">bajce</text:span><text:span text:style-name="T30_70"><text:s/></text:span><text:span text:style-name="T30_71">dla</text:span><text:span text:style-name="T30_72"><text:s/></text:span><text:span text:style-name="T30_73">dzieci</text:span><text:span text:style-name="T30_74"><text:s/></text:span><text:span text:style-name="T30_75">są</text:span><text:span text:style-name="T30_76"><text:s/></text:span><text:span text:style-name="T30_77">przedstawieni</text:span><text:span text:style-name="T30_78"><text:s/></text:span><text:span text:style-name="T30_79">w</text:span><text:span text:style-name="T30_80"><text:s/></text:span><text:span text:style-name="T30_81">negatywny</text:span><text:span text:style-name="T30_82"><text:s/></text:span><text:span text:style-name="T30_83">sposób</text:span><text:span text:style-name="T30_84">.<text:s/></text:span><text:span text:style-name="T30_85">Nie</text:span><text:span text:style-name="T30_86"><text:s/></text:span><text:span text:style-name="T30_87">muszą</text:span><text:span text:style-name="T30_88"><text:s/></text:span><text:span text:style-name="T30_89">od</text:span><text:span text:style-name="T30_90"><text:s/></text:span><text:span text:style-name="T30_91">razu</text:span><text:span text:style-name="T30_92"><text:s/></text:span><text:span text:style-name="T30_93">niszczyć</text:span><text:span text:style-name="T30_94"><text:s/></text:span><text:span text:style-name="T30_95">Equestrii</text:span><text:span text:style-name="T30_96"><text:s/></text:span><text:span text:style-name="T30_97">jak</text:span><text:span text:style-name="T30_98"><text:s/></text:span><text:span text:style-name="T30_99">Tirek</text:span><text:span text:style-name="T30_100">.<text:s/></text:span><text:span text:style-name="T30_101">Pamiętacie</text:span><text:span text:style-name="T30_102"><text:s/></text:span><text:span text:style-name="T30_103">tego</text:span><text:span text:style-name="T30_104"><text:s/></text:span><text:span text:style-name="T30_105">kuca</text:span><text:span text:style-name="T30_106"><text:s/></text:span><text:span text:style-name="T30_107">z</text:span><text:span text:style-name="T30_108"><text:s/>“</text:span><text:span text:style-name="T30_109">Putting</text:span><text:span text:style-name="T30_110"><text:s/></text:span><text:span text:style-name="T30_111">Your</text:span><text:span text:style-name="T30_112"><text:s/></text:span><text:span text:style-name="T30_113">Hoof</text:span><text:span text:style-name="T30_114"><text:s/></text:span><text:span text:style-name="T30_115">Down</text:span><text:span text:style-name="T30_116">”?<text:s/></text:span><text:span text:style-name="T30_117">Tego</text:span><text:span text:style-name="T30_118"><text:s/></text:span><text:span text:style-name="T30_119">pryszczatego</text:span><text:span text:style-name="T30_120"><text:s/></text:span><text:span text:style-name="T30_121">z</text:span><text:span text:style-name="T30_122"><text:s/></text:span><text:span text:style-name="T30_123">mordą</text:span><text:span text:style-name="T30_124"><text:s/>2/10?<text:s/></text:span><text:span text:style-name="T30_125">No</text:span><text:span text:style-name="T30_126">,<text:s/></text:span><text:span text:style-name="T30_127">taki</text:span><text:span text:style-name="T30_128"><text:s/></text:span><text:span text:style-name="T30_129">przegryw</text:span><text:span text:style-name="T30_130"><text:s/></text:span><text:span text:style-name="T30_131">życiowy</text:span><text:span text:style-name="T30_132">,<text:s/></text:span><text:span text:style-name="T30_133">który</text:span><text:span text:style-name="T30_134"><text:s/></text:span><text:span text:style-name="T30_135">ślini</text:span><text:span text:style-name="T30_136"><text:s/></text:span><text:span text:style-name="T30_137">się</text:span><text:span text:style-name="T30_138"><text:s/></text:span><text:span text:style-name="T30_139">do</text:span><text:span text:style-name="T30_140"><text:s/></text:span><text:span text:style-name="T30_141">ładnej</text:span><text:span text:style-name="T30_142"><text:s/></text:span><text:span text:style-name="T30_143">klaczy</text:span><text:span text:style-name="T30_144">.<text:s/></text:span><text:span text:style-name="T30_145">W</text:span><text:span text:style-name="T30_146"><text:s/></text:span><text:span text:style-name="T30_147">sumie</text:span><text:span text:style-name="T30_148"><text:s/></text:span><text:span text:style-name="T30_149">trochę</text:span><text:span text:style-name="T30_150"><text:s/></text:span><text:span text:style-name="T30_151">smutne</text:span><text:span text:style-name="T30_152">,<text:s/></text:span><text:span text:style-name="T30_153">bo</text:span><text:span text:style-name="T30_154"><text:s/></text:span><text:span text:style-name="T30_155">jakby</text:span><text:span text:style-name="T30_156"><text:s/></text:span><text:span text:style-name="T30_157">był</text:span><text:span text:style-name="T30_158"><text:s/></text:span><text:span text:style-name="T30_159">przystojniakiem</text:span><text:span text:style-name="T30_160">,<text:s/></text:span><text:span text:style-name="T30_161">to</text:span><text:span text:style-name="T30_162"><text:s/></text:span><text:span text:style-name="T30_163">cała</text:span><text:span text:style-name="T30_164"><text:s/></text:span><text:span text:style-name="T30_165">scena</text:span><text:span text:style-name="T30_166"><text:s/></text:span><text:span text:style-name="T30_167">zostałaby</text:span><text:span text:style-name="T30_168"><text:s/></text:span><text:span text:style-name="T30_169">inaczej</text:span><text:span text:style-name="T30_170"><text:s/></text:span><text:span text:style-name="T30_171">odebrana</text:span><text:span text:style-name="T30_172">.</text:span></text:p>
      <text:p text:style-name="P31"><text:span text:style-name="T31_1">Kolejny</text:span><text:span text:style-name="T31_2"><text:s/></text:span><text:span text:style-name="T31_3">przykład</text:span><text:span text:style-name="T31_4"><text:s/></text:span><text:span text:style-name="T31_5">można</text:span><text:span text:style-name="T31_6"><text:s/></text:span><text:span text:style-name="T31_7">odszukać</text:span><text:span text:style-name="T31_8"><text:s/></text:span><text:span text:style-name="T31_9">w</text:span><text:span text:style-name="T31_10"><text:s/></text:span><text:span text:style-name="T31_11">piosence</text:span><text:span text:style-name="T31_12"><text:s/>“</text:span><text:span text:style-name="T31_13">The</text:span><text:span text:style-name="T31_14"><text:s/></text:span><text:span text:style-name="T31_15">Perfect</text:span><text:span text:style-name="T31_16"><text:s/></text:span><text:span text:style-name="T31_17">Stallion</text:span><text:span text:style-name="T31_18">”<text:s/>–<text:s/></text:span><text:span text:style-name="T31_19">Cutie</text:span><text:span text:style-name="T31_20"><text:s/></text:span><text:span text:style-name="T31_21">Mark</text:span><text:span text:style-name="T31_22"><text:s/></text:span><text:span text:style-name="T31_23">Crusaders</text:span><text:span text:style-name="T31_24"><text:s/></text:span><text:span text:style-name="T31_25">odrzucały</text:span><text:span text:style-name="T31_26"><text:s/></text:span><text:span text:style-name="T31_27">ogierów</text:span><text:span text:style-name="T31_28">,<text:s/></text:span><text:span text:style-name="T31_29">którzy</text:span><text:span text:style-name="T31_30"><text:s/></text:span><text:span text:style-name="T31_31">byli</text:span><text:span text:style-name="T31_32"><text:s/></text:span><text:span text:style-name="T31_33">nieurodziwi</text:span><text:span text:style-name="T31_34">.<text:s/></text:span><text:span text:style-name="T31_35">A</text:span><text:span text:style-name="T31_36"><text:s/></text:span><text:span text:style-name="T31_37">może</text:span><text:span text:style-name="T31_38"><text:s/></text:span><text:span text:style-name="T31_39">oni</text:span><text:span text:style-name="T31_40"><text:s/></text:span><text:span text:style-name="T31_41">mają</text:span><text:span text:style-name="T31_42"><text:s/></text:span><text:span text:style-name="T31_43">piękne</text:span><text:span text:style-name="T31_44"><text:s/></text:span><text:span text:style-name="T31_45">wnętrze</text:span><text:span text:style-name="T31_46">?<text:s/></text:span><text:span text:style-name="T31_47">Jak</text:span><text:span text:style-name="T31_48"><text:s/></text:span><text:span text:style-name="T31_49">widać</text:span><text:span text:style-name="T31_50">,<text:s/></text:span><text:span text:style-name="T31_51">nawet</text:span><text:span text:style-name="T31_52"><text:s/></text:span><text:span text:style-name="T31_53">dzieci</text:span><text:span text:style-name="T31_54"><text:s/></text:span><text:span text:style-name="T31_55">to</text:span><text:span text:style-name="T31_56"><text:s/></text:span><text:span text:style-name="T31_57">nie</text:span><text:span text:style-name="T31_58"><text:s/></text:span><text:span text:style-name="T31_59">obchodzi</text:span><text:span text:style-name="T31_60">.<text:s/></text:span><text:span text:style-name="T31_61">Ładna</text:span><text:span text:style-name="T31_62"><text:s/></text:span><text:span text:style-name="T31_63">buźka</text:span><text:span text:style-name="T31_64"><text:s/></text:span><text:span text:style-name="T31_65">pomaga</text:span><text:span text:style-name="T31_66"><text:s/></text:span><text:span text:style-name="T31_67">w</text:span><text:span text:style-name="T31_68"><text:s/></text:span><text:span text:style-name="T31_69">kontaktach</text:span><text:span text:style-name="T31_70"><text:s/></text:span><text:span text:style-name="T31_71">międzyludzkich</text:span><text:span text:style-name="T31_72"><text:s/></text:span><text:span text:style-name="T31_73">i</text:span><text:span text:style-name="T31_74"><text:s/></text:span><text:span text:style-name="T31_75">nic</text:span><text:span text:style-name="T31_76"><text:s/></text:span><text:span text:style-name="T31_77">na</text:span><text:span text:style-name="T31_78"><text:s/></text:span><text:span text:style-name="T31_79">to</text:span><text:span text:style-name="T31_80"><text:s/></text:span><text:span text:style-name="T31_81">nie</text:span><text:span text:style-name="T31_82"><text:s/></text:span><text:span text:style-name="T31_83">poradzimy</text:span><text:span text:style-name="T31_84">.<text:s/></text:span><text:span text:style-name="T31_85">Również</text:span><text:span text:style-name="T31_86"><text:s/></text:span><text:span text:style-name="T31_87">odpowiednia</text:span><text:span text:style-name="T31_88"><text:s/></text:span><text:span text:style-name="T31_89">uniformizacja</text:span><text:span text:style-name="T31_90">,<text:s/></text:span><text:span text:style-name="T31_91">podkreślająca</text:span><text:span text:style-name="T31_92"><text:s/></text:span><text:span text:style-name="T31_93">prestiż</text:span><text:span text:style-name="T31_94"><text:s/></text:span><text:span text:style-name="T31_95">danego</text:span><text:span text:style-name="T31_96"><text:s/></text:span><text:span text:style-name="T31_97">zawodu</text:span><text:span text:style-name="T31_98">/</text:span><text:span text:style-name="T31_99">pozycji</text:span><text:span text:style-name="T31_100">,<text:s/></text:span><text:span text:style-name="T31_101">daje</text:span><text:span text:style-name="T31_102"><text:s/></text:span><text:span text:style-name="T31_103">dodatkowe</text:span><text:span text:style-name="T31_104"><text:s/></text:span><text:span text:style-name="T31_105">punkty</text:span><text:span text:style-name="T31_106"><text:s/></text:span><text:span text:style-name="T31_107">u</text:span><text:span text:style-name="T31_108"><text:s/></text:span><text:span text:style-name="T31_109">innych</text:span><text:span text:style-name="T31_110">.</text:span></text:p>
      <text:h text:style-name="P32" text:outline-level="10"><text:bookmark-start text:name="h.7fonse7828zw"/><text:bookmark-end text:name="h.7fonse7828zw"/><text:span text:style-name="T32_1">Nie</text:span><text:span text:style-name="T32_2"><text:s/></text:span><text:span text:style-name="T32_3">ma</text:span><text:span text:style-name="T32_4"><text:s/></text:span><text:span text:style-name="T32_5">to</text:span><text:span text:style-name="T32_6"><text:s/></text:span><text:span text:style-name="T32_7">jak</text:span><text:span text:style-name="T32_8"><text:s/></text:span><text:span text:style-name="T32_9">prywatny</text:span><text:span text:style-name="T32_10"><text:s/></text:span><text:span text:style-name="T32_11">niewolnik</text:span></text:h>
      <text:p text:style-name="P33"><text:span text:style-name="T33_1">Dość</text:span><text:span text:style-name="T33_2"><text:s/></text:span><text:span text:style-name="T33_3">zabawne</text:span><text:span text:style-name="T33_4">,<text:s/></text:span><text:span text:style-name="T33_5">że</text:span><text:span text:style-name="T33_6"><text:s/></text:span><text:span text:style-name="T33_7">Hasbro</text:span><text:span text:style-name="T33_8"><text:s/></text:span><text:span text:style-name="T33_9">zdecydowało</text:span><text:span text:style-name="T33_10"><text:s/></text:span><text:span text:style-name="T33_11">się</text:span><text:span text:style-name="T33_12"><text:s/></text:span><text:span text:style-name="T33_13">w</text:span><text:span text:style-name="T33_14"><text:s/></text:span><text:span text:style-name="T33_15">MLP</text:span><text:span text:style-name="T33_16"><text:s/></text:span><text:span text:style-name="T33_17">pokazać</text:span><text:span text:style-name="T33_18"><text:s/></text:span><text:span text:style-name="T33_19">korzyści</text:span><text:span text:style-name="T33_20"><text:s/></text:span><text:span text:style-name="T33_21">z</text:span><text:span text:style-name="T33_22"><text:s/></text:span><text:span text:style-name="T33_23">posiadania</text:span><text:span text:style-name="T33_24"><text:s/></text:span><text:span text:style-name="T33_25">własnych</text:span><text:span text:style-name="T33_26"><text:s/></text:span><text:span text:style-name="T33_27">jeleni</text:span><text:span text:style-name="T33_28">.<text:s/></text:span><text:span text:style-name="T33_29">Pierwszym</text:span><text:span text:style-name="T33_30"><text:s/></text:span><text:span text:style-name="T33_31">przykładem</text:span><text:span text:style-name="T33_32">,<text:s/></text:span><text:span text:style-name="T33_33">jakim</text:span><text:span text:style-name="T33_34"><text:s/></text:span><text:span text:style-name="T33_35">się</text:span><text:span text:style-name="T33_36"><text:s/></text:span><text:span text:style-name="T33_37">posłużę</text:span><text:span text:style-name="T33_38">,<text:s/></text:span><text:span text:style-name="T33_39">jest</text:span><text:span text:style-name="T33_40"><text:s/></text:span><text:span text:style-name="T33_41">Spike</text:span><text:span text:style-name="T33_42">,<text:s/></text:span><text:span text:style-name="T33_43">który</text:span><text:span text:style-name="T33_44"><text:s/></text:span><text:span text:style-name="T33_45">narodził</text:span><text:span text:style-name="T33_46"><text:s/></text:span><text:span text:style-name="T33_47">się</text:span><text:span text:style-name="T33_48"><text:s/></text:span><text:span text:style-name="T33_49">po</text:span><text:span text:style-name="T33_50"><text:s/></text:span><text:span text:style-name="T33_51">to</text:span><text:span text:style-name="T33_52">,<text:s/></text:span><text:span text:style-name="T33_53">by</text:span><text:span text:style-name="T33_54"><text:s/></text:span><text:span text:style-name="T33_55">służyć</text:span><text:span text:style-name="T33_56"><text:s/></text:span><text:span text:style-name="T33_57">Twilight</text:span><text:span text:style-name="T33_58"><text:s/></text:span><text:span text:style-name="T33_59">Sparkle</text:span><text:span text:style-name="T33_60">.<text:s/></text:span><text:span text:style-name="T33_61">A</text:span><text:span text:style-name="T33_62"><text:s/></text:span><text:span text:style-name="T33_63">to</text:span><text:span text:style-name="T33_64"><text:s/></text:span><text:span text:style-name="T33_65">przecież</text:span><text:span text:style-name="T33_66"><text:s/></text:span><text:span text:style-name="T33_67">dziecko</text:span><text:span text:style-name="T33_68">,<text:s/></text:span><text:span text:style-name="T33_69">które</text:span><text:span text:style-name="T33_70"><text:s/></text:span><text:span text:style-name="T33_71">przez</text:span><text:span text:style-name="T33_72"><text:s/></text:span><text:span text:style-name="T33_73">Mane</text:span><text:span text:style-name="T33_74"><text:s/></text:span><text:span text:style-name="T33_75">Six</text:span><text:span text:style-name="T33_76"><text:s/></text:span><text:span text:style-name="T33_77">jest</text:span><text:span text:style-name="T33_78"><text:s/></text:span><text:span text:style-name="T33_79">traktowane</text:span><text:span text:style-name="T33_80"><text:s/></text:span><text:span text:style-name="T33_81">jako</text:span><text:span text:style-name="T33_82"><text:s/></text:span><text:span text:style-name="T33_83">obywatel</text:span><text:span text:style-name="T33_84"><text:s/></text:span><text:span text:style-name="T33_85">drugiego</text:span><text:span text:style-name="T33_86"><text:s/></text:span><text:span text:style-name="T33_87">sortu</text:span><text:span text:style-name="T33_88">.<text:s/></text:span><text:span text:style-name="T33_89">Zamiast</text:span><text:span text:style-name="T33_90"><text:s/></text:span><text:span text:style-name="T33_91">spędzać</text:span><text:span text:style-name="T33_92"><text:s/></text:span><text:span text:style-name="T33_93">dnie</text:span><text:span text:style-name="T33_94"><text:s/></text:span><text:span text:style-name="T33_95">na</text:span><text:span text:style-name="T33_96"><text:s/></text:span><text:span text:style-name="T33_97">zabawie</text:span><text:span text:style-name="T33_98"><text:s/></text:span><text:span text:style-name="T33_99">i</text:span><text:span text:style-name="T33_100"><text:s/></text:span><text:span text:style-name="T33_101">nauce</text:span><text:span text:style-name="T33_102">,<text:s/></text:span><text:span text:style-name="T33_103">ten</text:span><text:span text:style-name="T33_104"><text:s/></text:span><text:span text:style-name="T33_105">sprząta</text:span><text:span text:style-name="T33_106"><text:s/></text:span><text:span text:style-name="T33_107">bibliotekę</text:span><text:span text:style-name="T33_108"><text:s/></text:span><text:span text:style-name="T33_109">i</text:span><text:span text:style-name="T33_110"><text:s/></text:span><text:span text:style-name="T33_111">pomaga</text:span><text:span text:style-name="T33_112"><text:s/></text:span><text:span text:style-name="T33_113">swoim</text:span><text:span text:style-name="T33_114"><text:s/></text:span><text:span text:style-name="T33_115">kucykowym</text:span><text:span text:style-name="T33_116"><text:s/></text:span><text:span text:style-name="T33_117">koleżankom</text:span><text:span text:style-name="T33_118">.<text:s/></text:span><text:span text:style-name="T33_119">W</text:span><text:span text:style-name="T33_120"><text:s/></text:span><text:span text:style-name="T33_121">zamian</text:span><text:span text:style-name="T33_122"><text:s/></text:span><text:span text:style-name="T33_123">serial</text:span><text:span text:style-name="T33_124"><text:s/></text:span><text:span text:style-name="T33_125">pokazuje</text:span><text:span text:style-name="T33_126">,<text:s/></text:span><text:span text:style-name="T33_127">że</text:span><text:span text:style-name="T33_128"><text:s/></text:span><text:span text:style-name="T33_129">jest</text:span><text:span text:style-name="T33_130"><text:s/></text:span><text:span text:style-name="T33_131">przez</text:span><text:span text:style-name="T33_132"><text:s/></text:span><text:span text:style-name="T33_133">nie</text:span><text:span text:style-name="T33_134"><text:s/></text:span><text:span text:style-name="T33_135">często</text:span><text:span text:style-name="T33_136"><text:s/></text:span><text:span text:style-name="T33_137">pomijany</text:span><text:span text:style-name="T33_138"><text:s/></text:span><text:span text:style-name="T33_139">i</text:span><text:span text:style-name="T33_140"><text:s/></text:span><text:span text:style-name="T33_141">nie</text:span><text:span text:style-name="T33_142"><text:s/></text:span><text:span text:style-name="T33_143">jest</text:span><text:span text:style-name="T33_144"><text:s/></text:span><text:span text:style-name="T33_145">traktowany</text:span><text:span text:style-name="T33_146"><text:s/></text:span><text:span text:style-name="T33_147">poważnie</text:span><text:span text:style-name="T33_148">.<text:s/></text:span><text:span text:style-name="T33_149">Uratowałeś</text:span><text:span text:style-name="T33_150"><text:s/></text:span><text:span text:style-name="T33_151">Kryształowe</text:span><text:span text:style-name="T33_152"><text:s/></text:span><text:span text:style-name="T33_153">Imperium</text:span><text:span text:style-name="T33_154">?<text:s/></text:span><text:span text:style-name="T33_155">Świetnie</text:span><text:span text:style-name="T33_156">,<text:s/></text:span><text:span text:style-name="T33_157">teraz</text:span><text:span text:style-name="T33_158"><text:s/></text:span><text:span text:style-name="T33_159">wracaj</text:span><text:span text:style-name="T33_160"><text:s/></text:span><text:span text:style-name="T33_161">do</text:span><text:span text:style-name="T33_162"><text:s/></text:span><text:span text:style-name="T33_163">bycia</text:span><text:span text:style-name="T33_164"><text:s/></text:span><text:span text:style-name="T33_165">nikim</text:span><text:span text:style-name="T33_166">.<text:s/></text:span><text:span text:style-name="T33_167">Może</text:span><text:span text:style-name="T33_168"><text:s/></text:span><text:span text:style-name="T33_169">i</text:span><text:span text:style-name="T33_170"><text:s/></text:span><text:span text:style-name="T33_171">smok</text:span><text:span text:style-name="T33_172"><text:s/></text:span><text:span text:style-name="T33_173">ma</text:span><text:span text:style-name="T33_174"><text:s/></text:span><text:span text:style-name="T33_175">tendencję</text:span><text:span text:style-name="T33_176"><text:s/></text:span><text:span text:style-name="T33_177">do</text:span><text:span text:style-name="T33_178"><text:s/></text:span><text:span text:style-name="T33_179">tego</text:span><text:span text:style-name="T33_180">,<text:s/></text:span><text:span text:style-name="T33_181">że</text:span><text:span text:style-name="T33_182"><text:s/></text:span><text:span text:style-name="T33_183">mu</text:span><text:span text:style-name="T33_184"><text:s/></text:span><text:span text:style-name="T33_185">woda</text:span><text:span text:style-name="T33_186"><text:s/></text:span><text:span text:style-name="T33_187">sodowa</text:span><text:span text:style-name="T33_188"><text:s/></text:span><text:span text:style-name="T33_189">łatwo</text:span><text:span text:style-name="T33_190"><text:s/></text:span><text:span text:style-name="T33_191">uderza</text:span><text:span text:style-name="T33_192"><text:s/></text:span><text:span text:style-name="T33_193">do</text:span><text:span text:style-name="T33_194"><text:s/></text:span><text:span text:style-name="T33_195">głowy</text:span><text:span text:style-name="T33_196">,<text:s/></text:span><text:span text:style-name="T33_197">niemniej</text:span><text:span text:style-name="T33_198"><text:s/></text:span><text:span text:style-name="T33_199">jednak</text:span><text:span text:style-name="T33_200"><text:s/></text:span><text:span text:style-name="T33_201">trudno</text:span><text:span text:style-name="T33_202"><text:s/></text:span><text:span text:style-name="T33_203">mu</text:span><text:span text:style-name="T33_204"><text:s/></text:span><text:span text:style-name="T33_205">się</text:span><text:span text:style-name="T33_206"><text:s/></text:span><text:span text:style-name="T33_207">dziwić</text:span><text:span text:style-name="T33_208">,<text:s/></text:span><text:span text:style-name="T33_209">że</text:span><text:span text:style-name="T33_210"><text:s/></text:span><text:span text:style-name="T33_211">próbuje</text:span><text:span text:style-name="T33_212"><text:s/></text:span><text:span text:style-name="T33_213">się</text:span><text:span text:style-name="T33_214"><text:s/></text:span><text:span text:style-name="T33_215">jakoś</text:span><text:span text:style-name="T33_216"><text:s/></text:span><text:span text:style-name="T33_217">wykazać</text:span><text:span text:style-name="T33_218"><text:s/></text:span><text:span text:style-name="T33_219">i</text:span><text:span text:style-name="T33_220"><text:s/></text:span><text:span text:style-name="T33_221">zostać</text:span><text:span text:style-name="T33_222"><text:s/></text:span><text:span text:style-name="T33_223">docenionym</text:span><text:span text:style-name="T33_224">.</text:span></text:p>
      <text:p text:style-name="P34"><text:span text:style-name="T34_1">Rarity</text:span><text:span text:style-name="T34_2"><text:s/></text:span><text:span text:style-name="T34_3">zaś</text:span><text:span text:style-name="T34_4"><text:s/></text:span><text:span text:style-name="T34_5">manipuluje</text:span><text:span text:style-name="T34_6"><text:s/></text:span><text:span text:style-name="T34_7">całym</text:span><text:span text:style-name="T34_8"><text:s/></text:span><text:span text:style-name="T34_9">swoim</text:span><text:span text:style-name="T34_10"><text:s/></text:span><text:span text:style-name="T34_11">otoczeniem</text:span><text:span text:style-name="T34_12"><text:s/></text:span><text:span text:style-name="T34_13">dla</text:span><text:span text:style-name="T34_14"><text:s/></text:span><text:span text:style-name="T34_15">osiągnięcia</text:span><text:span text:style-name="T34_16"><text:s/></text:span><text:span text:style-name="T34_17">własnych</text:span><text:span text:style-name="T34_18"><text:s/></text:span><text:span text:style-name="T34_19">korzyści</text:span><text:span text:style-name="T34_20">.<text:s/></text:span><text:span text:style-name="T34_21">Czy</text:span><text:span text:style-name="T34_22"><text:s/></text:span><text:span text:style-name="T34_23">to</text:span><text:span text:style-name="T34_24"><text:s/></text:span><text:span text:style-name="T34_25">źle</text:span><text:span text:style-name="T34_26">?<text:s/></text:span><text:span text:style-name="T34_27">Skądże</text:span><text:span text:style-name="T34_28"><text:s/></text:span><text:span text:style-name="T34_29">znowu</text:span><text:span text:style-name="T34_30">,<text:s/></text:span><text:span text:style-name="T34_31">nie</text:span><text:span text:style-name="T34_32"><text:s/></text:span><text:span text:style-name="T34_33">dość</text:span><text:span text:style-name="T34_34"><text:s/></text:span><text:span text:style-name="T34_35">że</text:span><text:span text:style-name="T34_36"><text:s/></text:span><text:span text:style-name="T34_37">jej</text:span><text:span text:style-name="T34_38"><text:s/></text:span><text:span text:style-name="T34_39">to</text:span><text:span text:style-name="T34_40"><text:s/></text:span><text:span text:style-name="T34_41">wychodzi</text:span><text:span text:style-name="T34_42">,<text:s/></text:span><text:span text:style-name="T34_43">to</text:span><text:span text:style-name="T34_44"><text:s/></text:span><text:span text:style-name="T34_45">się</text:span><text:span text:style-name="T34_46"><text:s/></text:span><text:span text:style-name="T34_47">jeszcze</text:span><text:span text:style-name="T34_48"><text:s/></text:span><text:span text:style-name="T34_49">opłaca</text:span><text:span text:style-name="T34_50">.<text:s/></text:span><text:span text:style-name="T34_51">W</text:span><text:span text:style-name="T34_52"><text:s/></text:span><text:span text:style-name="T34_53">końcu</text:span><text:span text:style-name="T34_54"><text:s/></text:span><text:span text:style-name="T34_55">tak</text:span><text:span text:style-name="T34_56"><text:s/></text:span><text:span text:style-name="T34_57">właśnie</text:span><text:span text:style-name="T34_58"><text:s/></text:span><text:span text:style-name="T34_59">zdobyła</text:span><text:span text:style-name="T34_60"><text:s/></text:span><text:span text:style-name="T34_61">transport</text:span><text:span text:style-name="T34_62"><text:s/></text:span><text:span text:style-name="T34_63">na</text:span><text:span text:style-name="T34_64"><text:s/></text:span><text:span text:style-name="T34_65">Galę</text:span><text:span text:style-name="T34_66"><text:s/></text:span><text:span text:style-name="T34_67">oraz</text:span><text:span text:style-name="T34_68"><text:s/></text:span><text:span text:style-name="T34_69">zmusiła</text:span><text:span text:style-name="T34_70"><text:s/></text:span><text:span text:style-name="T34_71">diamentowe</text:span><text:span text:style-name="T34_72"><text:s/></text:span><text:span text:style-name="T34_73">psy</text:span><text:span text:style-name="T34_74"><text:s/></text:span><text:span text:style-name="T34_75">do</text:span><text:span text:style-name="T34_76"><text:s/></text:span><text:span text:style-name="T34_77">uległości</text:span><text:span text:style-name="T34_78">.<text:s/></text:span><text:span text:style-name="T34_79">Biała</text:span><text:span text:style-name="T34_80"><text:s/></text:span><text:span text:style-name="T34_81">klacz</text:span><text:span text:style-name="T34_82"><text:s/></text:span><text:span text:style-name="T34_83">nie</text:span><text:span text:style-name="T34_84"><text:s/></text:span><text:span text:style-name="T34_85">potrzebuje</text:span><text:span text:style-name="T34_86"><text:s/></text:span><text:span text:style-name="T34_87">potężnej</text:span><text:span text:style-name="T34_88"><text:s/></text:span><text:span text:style-name="T34_89">magii</text:span><text:span text:style-name="T34_90"><text:s/></text:span><text:span text:style-name="T34_91">czy</text:span><text:span text:style-name="T34_92"><text:s/></text:span><text:span text:style-name="T34_93">skrzydeł</text:span><text:span text:style-name="T34_94">,<text:s/></text:span><text:span text:style-name="T34_95">by</text:span><text:span text:style-name="T34_96"><text:s/></text:span><text:span text:style-name="T34_97">wydostać</text:span><text:span text:style-name="T34_98"><text:s/></text:span><text:span text:style-name="T34_99">się</text:span><text:span text:style-name="T34_100"><text:s/></text:span><text:span text:style-name="T34_101">z</text:span><text:span text:style-name="T34_102"><text:s/></text:span><text:span text:style-name="T34_103">ciężkiej</text:span><text:span text:style-name="T34_104"><text:s/></text:span><text:span text:style-name="T34_105">sytuacji</text:span><text:span text:style-name="T34_106">,<text:s/></text:span><text:span text:style-name="T34_107">wystarczą</text:span><text:span text:style-name="T34_108"><text:s/></text:span><text:span text:style-name="T34_109">jej</text:span><text:span text:style-name="T34_110"><text:s/></text:span><text:span text:style-name="T34_111">urok</text:span><text:span text:style-name="T34_112"><text:s/></text:span><text:span text:style-name="T34_113">osobisty</text:span><text:span text:style-name="T34_114">,<text:s/></text:span><text:span text:style-name="T34_115">spryt</text:span><text:span text:style-name="T34_116"><text:s/></text:span><text:span text:style-name="T34_117">i</text:span><text:span text:style-name="T34_118"><text:s/></text:span><text:span text:style-name="T34_119">doskonałe</text:span><text:span text:style-name="T34_120"><text:s/></text:span><text:span text:style-name="T34_121">zdolności</text:span><text:span text:style-name="T34_122"><text:s/></text:span><text:span text:style-name="T34_123">aktorskie</text:span><text:span text:style-name="T34_124">.</text:span></text:p>
      <text:h text:style-name="P35" text:outline-level="10"><text:bookmark-start text:name="h.hh7li2f8zz6l"/><text:bookmark-end text:name="h.hh7li2f8zz6l"/><text:span text:style-name="T35_1">Ostatni</text:span><text:span text:style-name="T35_2"><text:s/></text:span><text:span text:style-name="T35_3">morał</text:span><text:span text:style-name="T35_4"><text:s/></text:span><text:span text:style-name="T35_5">na</text:span><text:span text:style-name="T35_6"><text:s/></text:span><text:span text:style-name="T35_7">dziś</text:span></text:h>
      <text:p text:style-name="P36"><text:span text:style-name="T36_1">Moje</text:span><text:span text:style-name="T36_2"><text:s/></text:span><text:span text:style-name="T36_3">małe</text:span><text:span text:style-name="T36_4"><text:s/></text:span><text:span text:style-name="T36_5">kucyki</text:span><text:span text:style-name="T36_6">,<text:s/></text:span><text:span text:style-name="T36_7">cieszę</text:span><text:span text:style-name="T36_8"><text:s/></text:span><text:span text:style-name="T36_9">się</text:span><text:span text:style-name="T36_10"><text:s/></text:span><text:span text:style-name="T36_11">niezmiernie</text:span><text:span text:style-name="T36_12">,<text:s/></text:span><text:span text:style-name="T36_13">że</text:span><text:span text:style-name="T36_14"><text:s/></text:span><text:span text:style-name="T36_15">dotrwaliście</text:span><text:span text:style-name="T36_16"><text:s/></text:span><text:span text:style-name="T36_17">ze</text:span><text:span text:style-name="T36_18"><text:s/></text:span><text:span text:style-name="T36_19">mną</text:span><text:span text:style-name="T36_20"><text:s/></text:span><text:span text:style-name="T36_21">aż</text:span><text:span text:style-name="T36_22"><text:s/></text:span><text:span text:style-name="T36_23">do</text:span><text:span text:style-name="T36_24"><text:s/></text:span><text:span text:style-name="T36_25">końca</text:span><text:span text:style-name="T36_26"><text:s/></text:span><text:span text:style-name="T36_27">tego</text:span><text:span text:style-name="T36_28"><text:s/></text:span><text:span text:style-name="T36_29">tekstu</text:span><text:span text:style-name="T36_30">.<text:s/></text:span><text:span text:style-name="T36_31">Pewnie</text:span><text:span text:style-name="T36_32"><text:s/></text:span><text:span text:style-name="T36_33">mogłabym</text:span><text:span text:style-name="T36_34"><text:s/></text:span><text:span text:style-name="T36_35">znaleźć</text:span><text:span text:style-name="T36_36"><text:s/></text:span><text:span text:style-name="T36_37">jeszcze</text:span><text:span text:style-name="T36_38"><text:s/></text:span><text:span text:style-name="T36_39">parę</text:span><text:span text:style-name="T36_40"><text:s/></text:span><text:span text:style-name="T36_41">przykładów</text:span><text:span text:style-name="T36_42"><text:s/></text:span><text:span text:style-name="T36_43">niewychowawczych</text:span><text:span text:style-name="T36_44"><text:s/></text:span><text:span text:style-name="T36_45">lekcji</text:span><text:span text:style-name="T36_46"><text:s/></text:span><text:span text:style-name="T36_47">prosto</text:span><text:span text:style-name="T36_48"><text:s/></text:span><text:span text:style-name="T36_49">z</text:span><text:span text:style-name="T36_50"><text:s/>“</text:span><text:span text:style-name="T36_51">My</text:span><text:span text:style-name="T36_52"><text:s/></text:span><text:span text:style-name="T36_53">Little</text:span><text:span text:style-name="T36_54"><text:s/></text:span><text:span text:style-name="T36_55">Pony</text:span><text:span text:style-name="T36_56">”<text:s/></text:span><text:span text:style-name="T36_57">i</text:span><text:span text:style-name="T36_58"><text:s/></text:span><text:span text:style-name="T36_59">być</text:span><text:span text:style-name="T36_60"><text:s/></text:span><text:span text:style-name="T36_61">może</text:span><text:span text:style-name="T36_62"><text:s/></text:span><text:span text:style-name="T36_63">jeszcze</text:span><text:span text:style-name="T36_64"><text:s/></text:span><text:span text:style-name="T36_65">kiedyś</text:span><text:span text:style-name="T36_66"><text:s/></text:span><text:span text:style-name="T36_67">poruszę</text:span><text:span text:style-name="T36_68"><text:s/></text:span><text:span text:style-name="T36_69">ten</text:span><text:span text:style-name="T36_70"><text:s/></text:span><text:span text:style-name="T36_71">temat</text:span><text:span text:style-name="T36_72"><text:s/></text:span><text:span text:style-name="T36_73">na</text:span><text:span text:style-name="T36_74"><text:s/></text:span><text:span text:style-name="T36_75">łamach</text:span><text:span text:style-name="T36_76"><text:s/>“</text:span><text:span text:style-name="T36_77">Equestria</text:span><text:span text:style-name="T36_78"><text:s/></text:span><text:span text:style-name="T36_79">Times</text:span><text:span text:style-name="T36_80">”.<text:s/></text:span><text:span text:style-name="T36_81">Tymczasem</text:span><text:span text:style-name="T36_82"><text:s/></text:span><text:span text:style-name="T36_83">powiem</text:span><text:span text:style-name="T36_84"><text:s/></text:span><text:span text:style-name="T36_85">tylko</text:span><text:span text:style-name="T36_86">,<text:s/></text:span><text:span text:style-name="T36_87">że</text:span><text:span text:style-name="T36_88"><text:s/></text:span><text:span text:style-name="T36_89">radosne</text:span><text:span text:style-name="T36_90"><text:s/></text:span><text:span text:style-name="T36_91">przygody</text:span><text:span text:style-name="T36_92"><text:s/></text:span><text:span text:style-name="T36_93">tęczowych</text:span><text:span text:style-name="T36_94"><text:s/></text:span><text:span text:style-name="T36_95">osiołków</text:span><text:span text:style-name="T36_96"><text:s/></text:span><text:span text:style-name="T36_97">niosą</text:span><text:span text:style-name="T36_98"><text:s/></text:span><text:span text:style-name="T36_99">więcej</text:span><text:span text:style-name="T36_100"><text:s/></text:span><text:span text:style-name="T36_101">życiowych</text:span><text:span text:style-name="T36_102"><text:s/></text:span><text:span text:style-name="T36_103">prawd</text:span><text:span text:style-name="T36_104"><text:s/></text:span><text:span text:style-name="T36_105">niż</text:span><text:span text:style-name="T36_106"><text:s/></text:span><text:span text:style-name="T36_107">by</text:span><text:span text:style-name="T36_108"><text:s/></text:span><text:span text:style-name="T36_109">się</text:span><text:span text:style-name="T36_110"><text:s/></text:span><text:span text:style-name="T36_111">mogło</text:span><text:span text:style-name="T36_112"><text:s/></text:span><text:span text:style-name="T36_113">wydawać</text:span><text:span text:style-name="T36_114">.<text:s/></text:span><text:span text:style-name="T36_115">Bo</text:span><text:span text:style-name="T36_116"><text:s/></text:span><text:span text:style-name="T36_117">życie</text:span><text:span text:style-name="T36_118"><text:s/></text:span><text:span text:style-name="T36_119">jest</text:span><text:span text:style-name="T36_120"><text:s/></text:span><text:span text:style-name="T36_121">okrutne</text:span><text:span text:style-name="T36_122"><text:s/></text:span><text:span text:style-name="T36_123">i</text:span><text:span text:style-name="T36_124"><text:s/></text:span><text:span text:style-name="T36_125">nie</text:span><text:span text:style-name="T36_126"><text:s/></text:span><text:span text:style-name="T36_127">promuje</text:span><text:span text:style-name="T36_128"><text:s/></text:span><text:span text:style-name="T36_129">dobra</text:span><text:span text:style-name="T36_130">,<text:s/></text:span><text:span text:style-name="T36_131">przyjaźni</text:span><text:span text:style-name="T36_132"><text:s/></text:span><text:span text:style-name="T36_133">oraz</text:span><text:span text:style-name="T36_134"><text:s/></text:span><text:span text:style-name="T36_135">miłości</text:span><text:span text:style-name="T36_136">.<text:s/></text:span><text:span text:style-name="T36_137">Warto</text:span><text:span text:style-name="T36_138"><text:s/></text:span><text:span text:style-name="T36_139">o</text:span><text:span text:style-name="T36_140"><text:s/></text:span><text:span text:style-name="T36_141">tym</text:span><text:span text:style-name="T36_142"><text:s/></text:span><text:span text:style-name="T36_143">pamiętać</text:span><text:span text:style-name="T36_144">.</text:span></text:p>
      <text:p text:style-name="P37"/>
      <text:p text:style-name="P38"><text:span text:style-name="T38_1">Obrazki</text:span><text:span text:style-name="T38_2">:</text:span></text:p>
      <text:p text:style-name="P39"><text:span text:style-name="T39_1"><text:a xlink:type="simple" xlink:href="http://ncmares.deviantart.com/art/Wingstand-for-Daysss-627856379"><text:span text:style-name="T39_2">http</text:span></text:a></text:span><text:span text:style-name="T39_3"><text:a xlink:type="simple" xlink:href="http://ncmares.deviantart.com/art/Wingstand-for-Daysss-627856379"><text:span text:style-name="T39_4">://</text:span></text:a></text:span><text:span text:style-name="T39_5"><text:a xlink:type="simple" xlink:href="http://ncmares.deviantart.com/art/Wingstand-for-Daysss-627856379"><text:span text:style-name="T39_6">ncmares</text:span></text:a></text:span><text:span text:style-name="T39_7"><text:a xlink:type="simple" xlink:href="http://ncmares.deviantart.com/art/Wingstand-for-Daysss-627856379"><text:span text:style-name="T39_8">.</text:span></text:a></text:span><text:span text:style-name="T39_9"><text:a xlink:type="simple" xlink:href="http://ncmares.deviantart.com/art/Wingstand-for-Daysss-627856379"><text:span text:style-name="T39_10">deviantart</text:span></text:a></text:span><text:span text:style-name="T39_11"><text:a xlink:type="simple" xlink:href="http://ncmares.deviantart.com/art/Wingstand-for-Daysss-627856379"><text:span text:style-name="T39_12">.</text:span></text:a></text:span><text:span text:style-name="T39_13"><text:a xlink:type="simple" xlink:href="http://ncmares.deviantart.com/art/Wingstand-for-Daysss-627856379"><text:span text:style-name="T39_14">com</text:span></text:a></text:span><text:span text:style-name="T39_15"><text:a xlink:type="simple" xlink:href="http://ncmares.deviantart.com/art/Wingstand-for-Daysss-627856379"><text:span text:style-name="T39_16">/</text:span></text:a></text:span><text:span text:style-name="T39_17"><text:a xlink:type="simple" xlink:href="http://ncmares.deviantart.com/art/Wingstand-for-Daysss-627856379"><text:span text:style-name="T39_18">art</text:span></text:a></text:span><text:span text:style-name="T39_19"><text:a xlink:type="simple" xlink:href="http://ncmares.deviantart.com/art/Wingstand-for-Daysss-627856379"><text:span text:style-name="T39_20">/</text:span></text:a></text:span><text:span text:style-name="T39_21"><text:a xlink:type="simple" xlink:href="http://ncmares.deviantart.com/art/Wingstand-for-Daysss-627856379"><text:span text:style-name="T39_22">Wingstand</text:span></text:a></text:span><text:span text:style-name="T39_23"><text:a xlink:type="simple" xlink:href="http://ncmares.deviantart.com/art/Wingstand-for-Daysss-627856379"><text:span text:style-name="T39_24">-</text:span></text:a></text:span><text:span text:style-name="T39_25"><text:a xlink:type="simple" xlink:href="http://ncmares.deviantart.com/art/Wingstand-for-Daysss-627856379"><text:span text:style-name="T39_26">for</text:span></text:a></text:span><text:span text:style-name="T39_27"><text:a xlink:type="simple" xlink:href="http://ncmares.deviantart.com/art/Wingstand-for-Daysss-627856379"><text:span text:style-name="T39_28">-</text:span></text:a></text:span><text:span text:style-name="T39_29"><text:a xlink:type="simple" xlink:href="http://ncmares.deviantart.com/art/Wingstand-for-Daysss-627856379"><text:span text:style-name="T39_30">Daysss</text:span></text:a></text:span><text:span text:style-name="T39_31"><text:a xlink:type="simple" xlink:href="http://ncmares.deviantart.com/art/Wingstand-for-Daysss-627856379"><text:span text:style-name="T39_32">-627856379</text:span></text:a></text:span></text:p>
      <text:p text:style-name="P40"><text:span text:style-name="T40_1"><text:a xlink:type="simple" xlink:href="http://bugplayer.deviantart.com/art/Wrong-side-of-heaven-and-the-righteous-side-of-EQ-627133923?q=favby%3ACahandariella%2F61164104&amp;qo=8"><text:span text:style-name="T40_2">http</text:span></text:a></text:span><text:span text:style-name="T40_3"><text:a xlink:type="simple" xlink:href="http://bugplayer.deviantart.com/art/Wrong-side-of-heaven-and-the-righteous-side-of-EQ-627133923?q=favby%3ACahandariella%2F61164104&amp;qo=8"><text:span text:style-name="T40_4">://</text:span></text:a></text:span><text:span text:style-name="T40_5"><text:a xlink:type="simple" xlink:href="http://bugplayer.deviantart.com/art/Wrong-side-of-heaven-and-the-righteous-side-of-EQ-627133923?q=favby%3ACahandariella%2F61164104&amp;qo=8"><text:span text:style-name="T40_6">bugplayer</text:span></text:a></text:span><text:span text:style-name="T40_7"><text:a xlink:type="simple" xlink:href="http://bugplayer.deviantart.com/art/Wrong-side-of-heaven-and-the-righteous-side-of-EQ-627133923?q=favby%3ACahandariella%2F61164104&amp;qo=8"><text:span text:style-name="T40_8">.</text:span></text:a></text:span><text:span text:style-name="T40_9"><text:a xlink:type="simple" xlink:href="http://bugplayer.deviantart.com/art/Wrong-side-of-heaven-and-the-righteous-side-of-EQ-627133923?q=favby%3ACahandariella%2F61164104&amp;qo=8"><text:span text:style-name="T40_10">deviantart</text:span></text:a></text:span><text:span text:style-name="T40_11"><text:a xlink:type="simple" xlink:href="http://bugplayer.deviantart.com/art/Wrong-side-of-heaven-and-the-righteous-side-of-EQ-627133923?q=favby%3ACahandariella%2F61164104&amp;qo=8"><text:span text:style-name="T40_12">.</text:span></text:a></text:span><text:span text:style-name="T40_13"><text:a xlink:type="simple" xlink:href="http://bugplayer.deviantart.com/art/Wrong-side-of-heaven-and-the-righteous-side-of-EQ-627133923?q=favby%3ACahandariella%2F61164104&amp;qo=8"><text:span text:style-name="T40_14">com</text:span></text:a></text:span><text:span text:style-name="T40_15"><text:a xlink:type="simple" xlink:href="http://bugplayer.deviantart.com/art/Wrong-side-of-heaven-and-the-righteous-side-of-EQ-627133923?q=favby%3ACahandariella%2F61164104&amp;qo=8"><text:span text:style-name="T40_16">/</text:span></text:a></text:span><text:span text:style-name="T40_17"><text:a xlink:type="simple" xlink:href="http://bugplayer.deviantart.com/art/Wrong-side-of-heaven-and-the-righteous-side-of-EQ-627133923?q=favby%3ACahandariella%2F61164104&amp;qo=8"><text:span text:style-name="T40_18">art</text:span></text:a></text:span><text:span text:style-name="T40_19"><text:a xlink:type="simple" xlink:href="http://bugplayer.deviantart.com/art/Wrong-side-of-heaven-and-the-righteous-side-of-EQ-627133923?q=favby%3ACahandariella%2F61164104&amp;qo=8"><text:span text:style-name="T40_20">/</text:span></text:a></text:span><text:span text:style-name="T40_21"><text:a xlink:type="simple" xlink:href="http://bugplayer.deviantart.com/art/Wrong-side-of-heaven-and-the-righteous-side-of-EQ-627133923?q=favby%3ACahandariella%2F61164104&amp;qo=8"><text:span text:style-name="T40_22">Wrong</text:span></text:a></text:span><text:span text:style-name="T40_23"><text:a xlink:type="simple" xlink:href="http://bugplayer.deviantart.com/art/Wrong-side-of-heaven-and-the-righteous-side-of-EQ-627133923?q=favby%3ACahandariella%2F61164104&amp;qo=8"><text:span text:style-name="T40_24">-</text:span></text:a></text:span><text:span text:style-name="T40_25"><text:a xlink:type="simple" xlink:href="http://bugplayer.deviantart.com/art/Wrong-side-of-heaven-and-the-righteous-side-of-EQ-627133923?q=favby%3ACahandariella%2F61164104&amp;qo=8"><text:span text:style-name="T40_26">side</text:span></text:a></text:span><text:span text:style-name="T40_27"><text:a xlink:type="simple" xlink:href="http://bugplayer.deviantart.com/art/Wrong-side-of-heaven-and-the-righteous-side-of-EQ-627133923?q=favby%3ACahandariella%2F61164104&amp;qo=8"><text:span text:style-name="T40_28">-</text:span></text:a></text:span><text:span text:style-name="T40_29"><text:a xlink:type="simple" xlink:href="http://bugplayer.deviantart.com/art/Wrong-side-of-heaven-and-the-righteous-side-of-EQ-627133923?q=favby%3ACahandariella%2F61164104&amp;qo=8"><text:span text:style-name="T40_30">of</text:span></text:a></text:span><text:span text:style-name="T40_31"><text:a xlink:type="simple" xlink:href="http://bugplayer.deviantart.com/art/Wrong-side-of-heaven-and-the-righteous-side-of-EQ-627133923?q=favby%3ACahandariella%2F61164104&amp;qo=8"><text:span text:style-name="T40_32">-</text:span></text:a></text:span><text:span text:style-name="T40_33"><text:a xlink:type="simple" xlink:href="http://bugplayer.deviantart.com/art/Wrong-side-of-heaven-and-the-righteous-side-of-EQ-627133923?q=favby%3ACahandariella%2F61164104&amp;qo=8"><text:span text:style-name="T40_34">heaven</text:span></text:a></text:span><text:span text:style-name="T40_35"><text:a xlink:type="simple" xlink:href="http://bugplayer.deviantart.com/art/Wrong-side-of-heaven-and-the-righteous-side-of-EQ-627133923?q=favby%3ACahandariella%2F61164104&amp;qo=8"><text:span text:style-name="T40_36">-</text:span></text:a></text:span><text:span text:style-name="T40_37"><text:a xlink:type="simple" xlink:href="http://bugplayer.deviantart.com/art/Wrong-side-of-heaven-and-the-righteous-side-of-EQ-627133923?q=favby%3ACahandariella%2F61164104&amp;qo=8"><text:span text:style-name="T40_38">and</text:span></text:a></text:span><text:span text:style-name="T40_39"><text:a xlink:type="simple" xlink:href="http://bugplayer.deviantart.com/art/Wrong-side-of-heaven-and-the-righteous-side-of-EQ-627133923?q=favby%3ACahandariella%2F61164104&amp;qo=8"><text:span text:style-name="T40_40">-</text:span></text:a></text:span><text:span text:style-name="T40_41"><text:a xlink:type="simple" xlink:href="http://bugplayer.deviantart.com/art/Wrong-side-of-heaven-and-the-righteous-side-of-EQ-627133923?q=favby%3ACahandariella%2F61164104&amp;qo=8"><text:span text:style-name="T40_42">the</text:span></text:a></text:span><text:span text:style-name="T40_43"><text:a xlink:type="simple" xlink:href="http://bugplayer.deviantart.com/art/Wrong-side-of-heaven-and-the-righteous-side-of-EQ-627133923?q=favby%3ACahandariella%2F61164104&amp;qo=8"><text:span text:style-name="T40_44">-</text:span></text:a></text:span><text:span text:style-name="T40_45"><text:a xlink:type="simple" xlink:href="http://bugplayer.deviantart.com/art/Wrong-side-of-heaven-and-the-righteous-side-of-EQ-627133923?q=favby%3ACahandariella%2F61164104&amp;qo=8"><text:span text:style-name="T40_46">righteous</text:span></text:a></text:span><text:span text:style-name="T40_47"><text:a xlink:type="simple" xlink:href="http://bugplayer.deviantart.com/art/Wrong-side-of-heaven-and-the-righteous-side-of-EQ-627133923?q=favby%3ACahandariella%2F61164104&amp;qo=8"><text:span text:style-name="T40_48">-</text:span></text:a></text:span><text:span text:style-name="T40_49"><text:a xlink:type="simple" xlink:href="http://bugplayer.deviantart.com/art/Wrong-side-of-heaven-and-the-righteous-side-of-EQ-627133923?q=favby%3ACahandariella%2F61164104&amp;qo=8"><text:span text:style-name="T40_50">side</text:span></text:a></text:span><text:span text:style-name="T40_51"><text:a xlink:type="simple" xlink:href="http://bugplayer.deviantart.com/art/Wrong-side-of-heaven-and-the-righteous-side-of-EQ-627133923?q=favby%3ACahandariella%2F61164104&amp;qo=8"><text:span text:style-name="T40_52">-</text:span></text:a></text:span><text:span text:style-name="T40_53"><text:a xlink:type="simple" xlink:href="http://bugplayer.deviantart.com/art/Wrong-side-of-heaven-and-the-righteous-side-of-EQ-627133923?q=favby%3ACahandariella%2F61164104&amp;qo=8"><text:span text:style-name="T40_54">of</text:span></text:a></text:span><text:span text:style-name="T40_55"><text:a xlink:type="simple" xlink:href="http://bugplayer.deviantart.com/art/Wrong-side-of-heaven-and-the-righteous-side-of-EQ-627133923?q=favby%3ACahandariella%2F61164104&amp;qo=8"><text:span text:style-name="T40_56">-</text:span></text:a></text:span><text:span text:style-name="T40_57"><text:a xlink:type="simple" xlink:href="http://bugplayer.deviantart.com/art/Wrong-side-of-heaven-and-the-righteous-side-of-EQ-627133923?q=favby%3ACahandariella%2F61164104&amp;qo=8"><text:span text:style-name="T40_58">EQ</text:span></text:a></text:span><text:span text:style-name="T40_59"><text:a xlink:type="simple" xlink:href="http://bugplayer.deviantart.com/art/Wrong-side-of-heaven-and-the-righteous-side-of-EQ-627133923?q=favby%3ACahandariella%2F61164104&amp;qo=8"><text:span text:style-name="T40_60">-627133923?</text:span></text:a></text:span><text:span text:style-name="T40_61"><text:a xlink:type="simple" xlink:href="http://bugplayer.deviantart.com/art/Wrong-side-of-heaven-and-the-righteous-side-of-EQ-627133923?q=favby%3ACahandariella%2F61164104&amp;qo=8"><text:span text:style-name="T40_62">q</text:span></text:a></text:span><text:span text:style-name="T40_63"><text:a xlink:type="simple" xlink:href="http://bugplayer.deviantart.com/art/Wrong-side-of-heaven-and-the-righteous-side-of-EQ-627133923?q=favby%3ACahandariella%2F61164104&amp;qo=8"><text:span text:style-name="T40_64">=</text:span></text:a></text:span><text:span text:style-name="T40_65"><text:a xlink:type="simple" xlink:href="http://bugplayer.deviantart.com/art/Wrong-side-of-heaven-and-the-righteous-side-of-EQ-627133923?q=favby%3ACahandariella%2F61164104&amp;qo=8"><text:span text:style-name="T40_66">favby</text:span></text:a></text:span><text:span text:style-name="T40_67"><text:a xlink:type="simple" xlink:href="http://bugplayer.deviantart.com/art/Wrong-side-of-heaven-and-the-righteous-side-of-EQ-627133923?q=favby%3ACahandariella%2F61164104&amp;qo=8"><text:span text:style-name="T40_68">%3</text:span></text:a></text:span><text:span text:style-name="T40_69"><text:a xlink:type="simple" xlink:href="http://bugplayer.deviantart.com/art/Wrong-side-of-heaven-and-the-righteous-side-of-EQ-627133923?q=favby%3ACahandariella%2F61164104&amp;qo=8"><text:span text:style-name="T40_70">ACahandariella</text:span></text:a></text:span><text:span text:style-name="T40_71"><text:a xlink:type="simple" xlink:href="http://bugplayer.deviantart.com/art/Wrong-side-of-heaven-and-the-righteous-side-of-EQ-627133923?q=favby%3ACahandariella%2F61164104&amp;qo=8"><text:span text:style-name="T40_72">%2</text:span></text:a></text:span><text:span text:style-name="T40_73"><text:a xlink:type="simple" xlink:href="http://bugplayer.deviantart.com/art/Wrong-side-of-heaven-and-the-righteous-side-of-EQ-627133923?q=favby%3ACahandariella%2F61164104&amp;qo=8"><text:span text:style-name="T40_74">F</text:span></text:a></text:span><text:span text:style-name="T40_75"><text:a xlink:type="simple" xlink:href="http://bugplayer.deviantart.com/art/Wrong-side-of-heaven-and-the-righteous-side-of-EQ-627133923?q=favby%3ACahandariella%2F61164104&amp;qo=8"><text:span text:style-name="T40_76">61164104&amp;</text:span></text:a></text:span><text:span text:style-name="T40_77"><text:a xlink:type="simple" xlink:href="http://bugplayer.deviantart.com/art/Wrong-side-of-heaven-and-the-righteous-side-of-EQ-627133923?q=favby%3ACahandariella%2F61164104&amp;qo=8"><text:span text:style-name="T40_78">qo</text:span></text:a></text:span><text:span text:style-name="T40_79"><text:a xlink:type="simple" xlink:href="http://bugplayer.deviantart.com/art/Wrong-side-of-heaven-and-the-righteous-side-of-EQ-627133923?q=favby%3ACahandariella%2F61164104&amp;qo=8"><text:span text:style-name="T40_80">=8</text:span></text:a></text:span></text:p>
      <text:p text:style-name="P41"><text:span text:style-name="T41_1"><text:a xlink:type="simple" xlink:href="http://tsitra360.deviantart.com/art/MoonDancer-Nights-627548316?q=favby%3ACahandariella%2F61164104&amp;qo=6"><text:span text:style-name="T41_2">http</text:span></text:a></text:span><text:span text:style-name="T41_3"><text:a xlink:type="simple" xlink:href="http://tsitra360.deviantart.com/art/MoonDancer-Nights-627548316?q=favby%3ACahandariella%2F61164104&amp;qo=6"><text:span text:style-name="T41_4">://</text:span></text:a></text:span><text:span text:style-name="T41_5"><text:a xlink:type="simple" xlink:href="http://tsitra360.deviantart.com/art/MoonDancer-Nights-627548316?q=favby%3ACahandariella%2F61164104&amp;qo=6"><text:span text:style-name="T41_6">tsitra</text:span></text:a></text:span><text:span text:style-name="T41_7"><text:a xlink:type="simple" xlink:href="http://tsitra360.deviantart.com/art/MoonDancer-Nights-627548316?q=favby%3ACahandariella%2F61164104&amp;qo=6"><text:span text:style-name="T41_8">360.</text:span></text:a></text:span><text:span text:style-name="T41_9"><text:a xlink:type="simple" xlink:href="http://tsitra360.deviantart.com/art/MoonDancer-Nights-627548316?q=favby%3ACahandariella%2F61164104&amp;qo=6"><text:span text:style-name="T41_10">deviantart</text:span></text:a></text:span><text:span text:style-name="T41_11"><text:a xlink:type="simple" xlink:href="http://tsitra360.deviantart.com/art/MoonDancer-Nights-627548316?q=favby%3ACahandariella%2F61164104&amp;qo=6"><text:span text:style-name="T41_12">.</text:span></text:a></text:span><text:span text:style-name="T41_13"><text:a xlink:type="simple" xlink:href="http://tsitra360.deviantart.com/art/MoonDancer-Nights-627548316?q=favby%3ACahandariella%2F61164104&amp;qo=6"><text:span text:style-name="T41_14">com</text:span></text:a></text:span><text:span text:style-name="T41_15"><text:a xlink:type="simple" xlink:href="http://tsitra360.deviantart.com/art/MoonDancer-Nights-627548316?q=favby%3ACahandariella%2F61164104&amp;qo=6"><text:span text:style-name="T41_16">/</text:span></text:a></text:span><text:span text:style-name="T41_17"><text:a xlink:type="simple" xlink:href="http://tsitra360.deviantart.com/art/MoonDancer-Nights-627548316?q=favby%3ACahandariella%2F61164104&amp;qo=6"><text:span text:style-name="T41_18">art</text:span></text:a></text:span><text:span text:style-name="T41_19"><text:a xlink:type="simple" xlink:href="http://tsitra360.deviantart.com/art/MoonDancer-Nights-627548316?q=favby%3ACahandariella%2F61164104&amp;qo=6"><text:span text:style-name="T41_20">/</text:span></text:a></text:span><text:span text:style-name="T41_21"><text:a xlink:type="simple" xlink:href="http://tsitra360.deviantart.com/art/MoonDancer-Nights-627548316?q=favby%3ACahandariella%2F61164104&amp;qo=6"><text:span text:style-name="T41_22">MoonDancer</text:span></text:a></text:span><text:span text:style-name="T41_23"><text:a xlink:type="simple" xlink:href="http://tsitra360.deviantart.com/art/MoonDancer-Nights-627548316?q=favby%3ACahandariella%2F61164104&amp;qo=6"><text:span text:style-name="T41_24">-</text:span></text:a></text:span><text:span text:style-name="T41_25"><text:a xlink:type="simple" xlink:href="http://tsitra360.deviantart.com/art/MoonDancer-Nights-627548316?q=favby%3ACahandariella%2F61164104&amp;qo=6"><text:span text:style-name="T41_26">Nights</text:span></text:a></text:span><text:span text:style-name="T41_27"><text:a xlink:type="simple" xlink:href="http://tsitra360.deviantart.com/art/MoonDancer-Nights-627548316?q=favby%3ACahandariella%2F61164104&amp;qo=6"><text:span text:style-name="T41_28">-627548316?</text:span></text:a></text:span><text:span text:style-name="T41_29"><text:a xlink:type="simple" xlink:href="http://tsitra360.deviantart.com/art/MoonDancer-Nights-627548316?q=favby%3ACahandariella%2F61164104&amp;qo=6"><text:span text:style-name="T41_30">q</text:span></text:a></text:span><text:span text:style-name="T41_31"><text:a xlink:type="simple" xlink:href="http://tsitra360.deviantart.com/art/MoonDancer-Nights-627548316?q=favby%3ACahandariella%2F61164104&amp;qo=6"><text:span text:style-name="T41_32">=</text:span></text:a></text:span><text:span text:style-name="T41_33"><text:a xlink:type="simple" xlink:href="http://tsitra360.deviantart.com/art/MoonDancer-Nights-627548316?q=favby%3ACahandariella%2F61164104&amp;qo=6"><text:span text:style-name="T41_34">favby</text:span></text:a></text:span><text:span text:style-name="T41_35"><text:a xlink:type="simple" xlink:href="http://tsitra360.deviantart.com/art/MoonDancer-Nights-627548316?q=favby%3ACahandariella%2F61164104&amp;qo=6"><text:span text:style-name="T41_36">%3</text:span></text:a></text:span><text:span text:style-name="T41_37"><text:a xlink:type="simple" xlink:href="http://tsitra360.deviantart.com/art/MoonDancer-Nights-627548316?q=favby%3ACahandariella%2F61164104&amp;qo=6"><text:span text:style-name="T41_38">ACahandariella</text:span></text:a></text:span><text:span text:style-name="T41_39"><text:a xlink:type="simple" xlink:href="http://tsitra360.deviantart.com/art/MoonDancer-Nights-627548316?q=favby%3ACahandariella%2F61164104&amp;qo=6"><text:span text:style-name="T41_40">%2</text:span></text:a></text:span><text:span text:style-name="T41_41"><text:a xlink:type="simple" xlink:href="http://tsitra360.deviantart.com/art/MoonDancer-Nights-627548316?q=favby%3ACahandariella%2F61164104&amp;qo=6"><text:span text:style-name="T41_42">F</text:span></text:a></text:span><text:span text:style-name="T41_43"><text:a xlink:type="simple" xlink:href="http://tsitra360.deviantart.com/art/MoonDancer-Nights-627548316?q=favby%3ACahandariella%2F61164104&amp;qo=6"><text:span text:style-name="T41_44">61164104&amp;</text:span></text:a></text:span><text:span text:style-name="T41_45"><text:a xlink:type="simple" xlink:href="http://tsitra360.deviantart.com/art/MoonDancer-Nights-627548316?q=favby%3ACahandariella%2F61164104&amp;qo=6"><text:span text:style-name="T41_46">qo</text:span></text:a></text:span><text:span text:style-name="T41_47"><text:a xlink:type="simple" xlink:href="http://tsitra360.deviantart.com/art/MoonDancer-Nights-627548316?q=favby%3ACahandariella%2F61164104&amp;qo=6"><text:span text:style-name="T41_48">=6</text:span></text:a></text:span></text:p>
      <text:p text:style-name="P42"><text:span text:style-name="T42_1"><text:a xlink:type="simple" xlink:href="http://ncmares.deviantart.com/art/Rares-624169669?q=favby%3ACahandariella%2F61164104&amp;qo=21"><text:span text:style-name="T42_2">http</text:span></text:a></text:span><text:span text:style-name="T42_3"><text:a xlink:type="simple" xlink:href="http://ncmares.deviantart.com/art/Rares-624169669?q=favby%3ACahandariella%2F61164104&amp;qo=21"><text:span text:style-name="T42_4">://</text:span></text:a></text:span><text:span text:style-name="T42_5"><text:a xlink:type="simple" xlink:href="http://ncmares.deviantart.com/art/Rares-624169669?q=favby%3ACahandariella%2F61164104&amp;qo=21"><text:span text:style-name="T42_6">ncmares</text:span></text:a></text:span><text:span text:style-name="T42_7"><text:a xlink:type="simple" xlink:href="http://ncmares.deviantart.com/art/Rares-624169669?q=favby%3ACahandariella%2F61164104&amp;qo=21"><text:span text:style-name="T42_8">.</text:span></text:a></text:span><text:span text:style-name="T42_9"><text:a xlink:type="simple" xlink:href="http://ncmares.deviantart.com/art/Rares-624169669?q=favby%3ACahandariella%2F61164104&amp;qo=21"><text:span text:style-name="T42_10">deviantart</text:span></text:a></text:span><text:span text:style-name="T42_11"><text:a xlink:type="simple" xlink:href="http://ncmares.deviantart.com/art/Rares-624169669?q=favby%3ACahandariella%2F61164104&amp;qo=21"><text:span text:style-name="T42_12">.</text:span></text:a></text:span><text:span text:style-name="T42_13"><text:a xlink:type="simple" xlink:href="http://ncmares.deviantart.com/art/Rares-624169669?q=favby%3ACahandariella%2F61164104&amp;qo=21"><text:span text:style-name="T42_14">com</text:span></text:a></text:span><text:span text:style-name="T42_15"><text:a xlink:type="simple" xlink:href="http://ncmares.deviantart.com/art/Rares-624169669?q=favby%3ACahandariella%2F61164104&amp;qo=21"><text:span text:style-name="T42_16">/</text:span></text:a></text:span><text:span text:style-name="T42_17"><text:a xlink:type="simple" xlink:href="http://ncmares.deviantart.com/art/Rares-624169669?q=favby%3ACahandariella%2F61164104&amp;qo=21"><text:span text:style-name="T42_18">art</text:span></text:a></text:span><text:span text:style-name="T42_19"><text:a xlink:type="simple" xlink:href="http://ncmares.deviantart.com/art/Rares-624169669?q=favby%3ACahandariella%2F61164104&amp;qo=21"><text:span text:style-name="T42_20">/</text:span></text:a></text:span><text:span text:style-name="T42_21"><text:a xlink:type="simple" xlink:href="http://ncmares.deviantart.com/art/Rares-624169669?q=favby%3ACahandariella%2F61164104&amp;qo=21"><text:span text:style-name="T42_22">Rares</text:span></text:a></text:span><text:span text:style-name="T42_23"><text:a xlink:type="simple" xlink:href="http://ncmares.deviantart.com/art/Rares-624169669?q=favby%3ACahandariella%2F61164104&amp;qo=21"><text:span text:style-name="T42_24">-624169669?</text:span></text:a></text:span><text:span text:style-name="T42_25"><text:a xlink:type="simple" xlink:href="http://ncmares.deviantart.com/art/Rares-624169669?q=favby%3ACahandariella%2F61164104&amp;qo=21"><text:span text:style-name="T42_26">q</text:span></text:a></text:span><text:span text:style-name="T42_27"><text:a xlink:type="simple" xlink:href="http://ncmares.deviantart.com/art/Rares-624169669?q=favby%3ACahandariella%2F61164104&amp;qo=21"><text:span text:style-name="T42_28">=</text:span></text:a></text:span><text:span text:style-name="T42_29"><text:a xlink:type="simple" xlink:href="http://ncmares.deviantart.com/art/Rares-624169669?q=favby%3ACahandariella%2F61164104&amp;qo=21"><text:span text:style-name="T42_30">favby</text:span></text:a></text:span><text:span text:style-name="T42_31"><text:a xlink:type="simple" xlink:href="http://ncmares.deviantart.com/art/Rares-624169669?q=favby%3ACahandariella%2F61164104&amp;qo=21"><text:span text:style-name="T42_32">%3</text:span></text:a></text:span><text:span text:style-name="T42_33"><text:a xlink:type="simple" xlink:href="http://ncmares.deviantart.com/art/Rares-624169669?q=favby%3ACahandariella%2F61164104&amp;qo=21"><text:span text:style-name="T42_34">ACahandariella</text:span></text:a></text:span><text:span text:style-name="T42_35"><text:a xlink:type="simple" xlink:href="http://ncmares.deviantart.com/art/Rares-624169669?q=favby%3ACahandariella%2F61164104&amp;qo=21"><text:span text:style-name="T42_36">%2</text:span></text:a></text:span><text:span text:style-name="T42_37"><text:a xlink:type="simple" xlink:href="http://ncmares.deviantart.com/art/Rares-624169669?q=favby%3ACahandariella%2F61164104&amp;qo=21"><text:span text:style-name="T42_38">F</text:span></text:a></text:span><text:span text:style-name="T42_39"><text:a xlink:type="simple" xlink:href="http://ncmares.deviantart.com/art/Rares-624169669?q=favby%3ACahandariella%2F61164104&amp;qo=21"><text:span text:style-name="T42_40">61164104&amp;</text:span></text:a></text:span><text:span text:style-name="T42_41"><text:a xlink:type="simple" xlink:href="http://ncmares.deviantart.com/art/Rares-624169669?q=favby%3ACahandariella%2F61164104&amp;qo=21"><text:span text:style-name="T42_42">qo</text:span></text:a></text:span><text:span text:style-name="T42_43"><text:a xlink:type="simple" xlink:href="http://ncmares.deviantart.com/art/Rares-624169669?q=favby%3ACahandariella%2F61164104&amp;qo=21"><text:span text:style-name="T42_44">=21</text:span></text:a></text:span></text:p>
      <text:p text:style-name="P43"><text:span text:style-name="T43_1"><text:a xlink:type="simple" xlink:href="http://tsitra360.deviantart.com/art/HoofBump-623389994?q=favby%3ACahandariella%2F61164104&amp;qo=23"><text:span text:style-name="T43_2">http</text:span></text:a></text:span><text:span text:style-name="T43_3"><text:a xlink:type="simple" xlink:href="http://tsitra360.deviantart.com/art/HoofBump-623389994?q=favby%3ACahandariella%2F61164104&amp;qo=23"><text:span text:style-name="T43_4">://</text:span></text:a></text:span><text:span text:style-name="T43_5"><text:a xlink:type="simple" xlink:href="http://tsitra360.deviantart.com/art/HoofBump-623389994?q=favby%3ACahandariella%2F61164104&amp;qo=23"><text:span text:style-name="T43_6">tsitra</text:span></text:a></text:span><text:span text:style-name="T43_7"><text:a xlink:type="simple" xlink:href="http://tsitra360.deviantart.com/art/HoofBump-623389994?q=favby%3ACahandariella%2F61164104&amp;qo=23"><text:span text:style-name="T43_8">360.</text:span></text:a></text:span><text:span text:style-name="T43_9"><text:a xlink:type="simple" xlink:href="http://tsitra360.deviantart.com/art/HoofBump-623389994?q=favby%3ACahandariella%2F61164104&amp;qo=23"><text:span text:style-name="T43_10">deviantart</text:span></text:a></text:span><text:span text:style-name="T43_11"><text:a xlink:type="simple" xlink:href="http://tsitra360.deviantart.com/art/HoofBump-623389994?q=favby%3ACahandariella%2F61164104&amp;qo=23"><text:span text:style-name="T43_12">.</text:span></text:a></text:span><text:span text:style-name="T43_13"><text:a xlink:type="simple" xlink:href="http://tsitra360.deviantart.com/art/HoofBump-623389994?q=favby%3ACahandariella%2F61164104&amp;qo=23"><text:span text:style-name="T43_14">com</text:span></text:a></text:span><text:span text:style-name="T43_15"><text:a xlink:type="simple" xlink:href="http://tsitra360.deviantart.com/art/HoofBump-623389994?q=favby%3ACahandariella%2F61164104&amp;qo=23"><text:span text:style-name="T43_16">/</text:span></text:a></text:span><text:span text:style-name="T43_17"><text:a xlink:type="simple" xlink:href="http://tsitra360.deviantart.com/art/HoofBump-623389994?q=favby%3ACahandariella%2F61164104&amp;qo=23"><text:span text:style-name="T43_18">art</text:span></text:a></text:span><text:span text:style-name="T43_19"><text:a xlink:type="simple" xlink:href="http://tsitra360.deviantart.com/art/HoofBump-623389994?q=favby%3ACahandariella%2F61164104&amp;qo=23"><text:span text:style-name="T43_20">/</text:span></text:a></text:span><text:span text:style-name="T43_21"><text:a xlink:type="simple" xlink:href="http://tsitra360.deviantart.com/art/HoofBump-623389994?q=favby%3ACahandariella%2F61164104&amp;qo=23"><text:span text:style-name="T43_22">HoofBump</text:span></text:a></text:span><text:span text:style-name="T43_23"><text:a xlink:type="simple" xlink:href="http://tsitra360.deviantart.com/art/HoofBump-623389994?q=favby%3ACahandariella%2F61164104&amp;qo=23"><text:span text:style-name="T43_24">-623389994?</text:span></text:a></text:span><text:span text:style-name="T43_25"><text:a xlink:type="simple" xlink:href="http://tsitra360.deviantart.com/art/HoofBump-623389994?q=favby%3ACahandariella%2F61164104&amp;qo=23"><text:span text:style-name="T43_26">q</text:span></text:a></text:span><text:span text:style-name="T43_27"><text:a xlink:type="simple" xlink:href="http://tsitra360.deviantart.com/art/HoofBump-623389994?q=favby%3ACahandariella%2F61164104&amp;qo=23"><text:span text:style-name="T43_28">=</text:span></text:a></text:span><text:span text:style-name="T43_29"><text:a xlink:type="simple" xlink:href="http://tsitra360.deviantart.com/art/HoofBump-623389994?q=favby%3ACahandariella%2F61164104&amp;qo=23"><text:span text:style-name="T43_30">favby</text:span></text:a></text:span><text:span text:style-name="T43_31"><text:a xlink:type="simple" xlink:href="http://tsitra360.deviantart.com/art/HoofBump-623389994?q=favby%3ACahandariella%2F61164104&amp;qo=23"><text:span text:style-name="T43_32">%3</text:span></text:a></text:span><text:span text:style-name="T43_33"><text:a xlink:type="simple" xlink:href="http://tsitra360.deviantart.com/art/HoofBump-623389994?q=favby%3ACahandariella%2F61164104&amp;qo=23"><text:span text:style-name="T43_34">ACahandariella</text:span></text:a></text:span><text:span text:style-name="T43_35"><text:a xlink:type="simple" xlink:href="http://tsitra360.deviantart.com/art/HoofBump-623389994?q=favby%3ACahandariella%2F61164104&amp;qo=23"><text:span text:style-name="T43_36">%2</text:span></text:a></text:span><text:span text:style-name="T43_37"><text:a xlink:type="simple" xlink:href="http://tsitra360.deviantart.com/art/HoofBump-623389994?q=favby%3ACahandariella%2F61164104&amp;qo=23"><text:span text:style-name="T43_38">F</text:span></text:a></text:span><text:span text:style-name="T43_39"><text:a xlink:type="simple" xlink:href="http://tsitra360.deviantart.com/art/HoofBump-623389994?q=favby%3ACahandariella%2F61164104&amp;qo=23"><text:span text:style-name="T43_40">61164104&amp;</text:span></text:a></text:span><text:span text:style-name="T43_41"><text:a xlink:type="simple" xlink:href="http://tsitra360.deviantart.com/art/HoofBump-623389994?q=favby%3ACahandariella%2F61164104&amp;qo=23"><text:span text:style-name="T43_42">qo</text:span></text:a></text:span><text:span text:style-name="T43_43"><text:a xlink:type="simple" xlink:href="http://tsitra360.deviantart.com/art/HoofBump-623389994?q=favby%3ACahandariella%2F61164104&amp;qo=23"><text:span text:style-name="T43_44">=23</text:span></text:a></text:span></text:p>
      <text:p text:style-name="P44"><text:span text:style-name="T44_1"><text:a xlink:type="simple" xlink:href="http://inuhoshi-to-darkpen.deviantart.com/art/For-Harmony-619484348?q=favby%3ACahandariella%2F69403717&amp;qo=0"><text:span text:style-name="T44_2">http</text:span></text:a></text:span><text:span text:style-name="T44_3"><text:a xlink:type="simple" xlink:href="http://inuhoshi-to-darkpen.deviantart.com/art/For-Harmony-619484348?q=favby%3ACahandariella%2F69403717&amp;qo=0"><text:span text:style-name="T44_4">://</text:span></text:a></text:span><text:span text:style-name="T44_5"><text:a xlink:type="simple" xlink:href="http://inuhoshi-to-darkpen.deviantart.com/art/For-Harmony-619484348?q=favby%3ACahandariella%2F69403717&amp;qo=0"><text:span text:style-name="T44_6">inuhoshi</text:span></text:a></text:span><text:span text:style-name="T44_7"><text:a xlink:type="simple" xlink:href="http://inuhoshi-to-darkpen.deviantart.com/art/For-Harmony-619484348?q=favby%3ACahandariella%2F69403717&amp;qo=0"><text:span text:style-name="T44_8">-</text:span></text:a></text:span><text:span text:style-name="T44_9"><text:a xlink:type="simple" xlink:href="http://inuhoshi-to-darkpen.deviantart.com/art/For-Harmony-619484348?q=favby%3ACahandariella%2F69403717&amp;qo=0"><text:span text:style-name="T44_10">to</text:span></text:a></text:span><text:span text:style-name="T44_11"><text:a xlink:type="simple" xlink:href="http://inuhoshi-to-darkpen.deviantart.com/art/For-Harmony-619484348?q=favby%3ACahandariella%2F69403717&amp;qo=0"><text:span text:style-name="T44_12">-</text:span></text:a></text:span><text:span text:style-name="T44_13"><text:a xlink:type="simple" xlink:href="http://inuhoshi-to-darkpen.deviantart.com/art/For-Harmony-619484348?q=favby%3ACahandariella%2F69403717&amp;qo=0"><text:span text:style-name="T44_14">darkpen</text:span></text:a></text:span><text:span text:style-name="T44_15"><text:a xlink:type="simple" xlink:href="http://inuhoshi-to-darkpen.deviantart.com/art/For-Harmony-619484348?q=favby%3ACahandariella%2F69403717&amp;qo=0"><text:span text:style-name="T44_16">.</text:span></text:a></text:span><text:span text:style-name="T44_17"><text:a xlink:type="simple" xlink:href="http://inuhoshi-to-darkpen.deviantart.com/art/For-Harmony-619484348?q=favby%3ACahandariella%2F69403717&amp;qo=0"><text:span text:style-name="T44_18">deviantart</text:span></text:a></text:span><text:span text:style-name="T44_19"><text:a xlink:type="simple" xlink:href="http://inuhoshi-to-darkpen.deviantart.com/art/For-Harmony-619484348?q=favby%3ACahandariella%2F69403717&amp;qo=0"><text:span text:style-name="T44_20">.</text:span></text:a></text:span><text:span text:style-name="T44_21"><text:a xlink:type="simple" xlink:href="http://inuhoshi-to-darkpen.deviantart.com/art/For-Harmony-619484348?q=favby%3ACahandariella%2F69403717&amp;qo=0"><text:span text:style-name="T44_22">com</text:span></text:a></text:span><text:span text:style-name="T44_23"><text:a xlink:type="simple" xlink:href="http://inuhoshi-to-darkpen.deviantart.com/art/For-Harmony-619484348?q=favby%3ACahandariella%2F69403717&amp;qo=0"><text:span text:style-name="T44_24">/</text:span></text:a></text:span><text:span text:style-name="T44_25"><text:a xlink:type="simple" xlink:href="http://inuhoshi-to-darkpen.deviantart.com/art/For-Harmony-619484348?q=favby%3ACahandariella%2F69403717&amp;qo=0"><text:span text:style-name="T44_26">art</text:span></text:a></text:span><text:span text:style-name="T44_27"><text:a xlink:type="simple" xlink:href="http://inuhoshi-to-darkpen.deviantart.com/art/For-Harmony-619484348?q=favby%3ACahandariella%2F69403717&amp;qo=0"><text:span text:style-name="T44_28">/</text:span></text:a></text:span><text:span text:style-name="T44_29"><text:a xlink:type="simple" xlink:href="http://inuhoshi-to-darkpen.deviantart.com/art/For-Harmony-619484348?q=favby%3ACahandariella%2F69403717&amp;qo=0"><text:span text:style-name="T44_30">For</text:span></text:a></text:span><text:span text:style-name="T44_31"><text:a xlink:type="simple" xlink:href="http://inuhoshi-to-darkpen.deviantart.com/art/For-Harmony-619484348?q=favby%3ACahandariella%2F69403717&amp;qo=0"><text:span text:style-name="T44_32">-</text:span></text:a></text:span><text:span text:style-name="T44_33"><text:a xlink:type="simple" xlink:href="http://inuhoshi-to-darkpen.deviantart.com/art/For-Harmony-619484348?q=favby%3ACahandariella%2F69403717&amp;qo=0"><text:span text:style-name="T44_34">Harmony</text:span></text:a></text:span><text:span text:style-name="T44_35"><text:a xlink:type="simple" xlink:href="http://inuhoshi-to-darkpen.deviantart.com/art/For-Harmony-619484348?q=favby%3ACahandariella%2F69403717&amp;qo=0"><text:span text:style-name="T44_36">-619484348?</text:span></text:a></text:span><text:span text:style-name="T44_37"><text:a xlink:type="simple" xlink:href="http://inuhoshi-to-darkpen.deviantart.com/art/For-Harmony-619484348?q=favby%3ACahandariella%2F69403717&amp;qo=0"><text:span text:style-name="T44_38">q</text:span></text:a></text:span><text:span text:style-name="T44_39"><text:a xlink:type="simple" xlink:href="http://inuhoshi-to-darkpen.deviantart.com/art/For-Harmony-619484348?q=favby%3ACahandariella%2F69403717&amp;qo=0"><text:span text:style-name="T44_40">=</text:span></text:a></text:span><text:span text:style-name="T44_41"><text:a xlink:type="simple" xlink:href="http://inuhoshi-to-darkpen.deviantart.com/art/For-Harmony-619484348?q=favby%3ACahandariella%2F69403717&amp;qo=0"><text:span text:style-name="T44_42">favby</text:span></text:a></text:span><text:span text:style-name="T44_43"><text:a xlink:type="simple" xlink:href="http://inuhoshi-to-darkpen.deviantart.com/art/For-Harmony-619484348?q=favby%3ACahandariella%2F69403717&amp;qo=0"><text:span text:style-name="T44_44">%3</text:span></text:a></text:span><text:span text:style-name="T44_45"><text:a xlink:type="simple" xlink:href="http://inuhoshi-to-darkpen.deviantart.com/art/For-Harmony-619484348?q=favby%3ACahandariella%2F69403717&amp;qo=0"><text:span text:style-name="T44_46">ACahandariella</text:span></text:a></text:span><text:span text:style-name="T44_47"><text:a xlink:type="simple" xlink:href="http://inuhoshi-to-darkpen.deviantart.com/art/For-Harmony-619484348?q=favby%3ACahandariella%2F69403717&amp;qo=0"><text:span text:style-name="T44_48">%2</text:span></text:a></text:span><text:span text:style-name="T44_49"><text:a xlink:type="simple" xlink:href="http://inuhoshi-to-darkpen.deviantart.com/art/For-Harmony-619484348?q=favby%3ACahandariella%2F69403717&amp;qo=0"><text:span text:style-name="T44_50">F</text:span></text:a></text:span><text:span text:style-name="T44_51"><text:a xlink:type="simple" xlink:href="http://inuhoshi-to-darkpen.deviantart.com/art/For-Harmony-619484348?q=favby%3ACahandariella%2F69403717&amp;qo=0"><text:span text:style-name="T44_52">69403717&amp;</text:span></text:a></text:span><text:span text:style-name="T44_53"><text:a xlink:type="simple" xlink:href="http://inuhoshi-to-darkpen.deviantart.com/art/For-Harmony-619484348?q=favby%3ACahandariella%2F69403717&amp;qo=0"><text:span text:style-name="T44_54">qo</text:span></text:a></text:span><text:span text:style-name="T44_55"><text:a xlink:type="simple" xlink:href="http://inuhoshi-to-darkpen.deviantart.com/art/For-Harmony-619484348?q=favby%3ACahandariella%2F69403717&amp;qo=0"><text:span text:style-name="T44_56">=0</text:span></text:a></text:span></text:p>
      <text:p text:style-name="P45"><text:span text:style-name="T45_1"><text:a xlink:type="simple" xlink:href="http://ncmares.deviantart.com/art/Serenity-618818009?q=favby%3ACahandariella%2F69403717&amp;qo=4"><text:span text:style-name="T45_2">http</text:span></text:a></text:span><text:span text:style-name="T45_3"><text:a xlink:type="simple" xlink:href="http://ncmares.deviantart.com/art/Serenity-618818009?q=favby%3ACahandariella%2F69403717&amp;qo=4"><text:span text:style-name="T45_4">://</text:span></text:a></text:span><text:span text:style-name="T45_5"><text:a xlink:type="simple" xlink:href="http://ncmares.deviantart.com/art/Serenity-618818009?q=favby%3ACahandariella%2F69403717&amp;qo=4"><text:span text:style-name="T45_6">ncmares</text:span></text:a></text:span><text:span text:style-name="T45_7"><text:a xlink:type="simple" xlink:href="http://ncmares.deviantart.com/art/Serenity-618818009?q=favby%3ACahandariella%2F69403717&amp;qo=4"><text:span text:style-name="T45_8">.</text:span></text:a></text:span><text:span text:style-name="T45_9"><text:a xlink:type="simple" xlink:href="http://ncmares.deviantart.com/art/Serenity-618818009?q=favby%3ACahandariella%2F69403717&amp;qo=4"><text:span text:style-name="T45_10">deviantart</text:span></text:a></text:span><text:span text:style-name="T45_11"><text:a xlink:type="simple" xlink:href="http://ncmares.deviantart.com/art/Serenity-618818009?q=favby%3ACahandariella%2F69403717&amp;qo=4"><text:span text:style-name="T45_12">.</text:span></text:a></text:span><text:span text:style-name="T45_13"><text:a xlink:type="simple" xlink:href="http://ncmares.deviantart.com/art/Serenity-618818009?q=favby%3ACahandariella%2F69403717&amp;qo=4"><text:span text:style-name="T45_14">com</text:span></text:a></text:span><text:span text:style-name="T45_15"><text:a xlink:type="simple" xlink:href="http://ncmares.deviantart.com/art/Serenity-618818009?q=favby%3ACahandariella%2F69403717&amp;qo=4"><text:span text:style-name="T45_16">/</text:span></text:a></text:span><text:span text:style-name="T45_17"><text:a xlink:type="simple" xlink:href="http://ncmares.deviantart.com/art/Serenity-618818009?q=favby%3ACahandariella%2F69403717&amp;qo=4"><text:span text:style-name="T45_18">art</text:span></text:a></text:span><text:span text:style-name="T45_19"><text:a xlink:type="simple" xlink:href="http://ncmares.deviantart.com/art/Serenity-618818009?q=favby%3ACahandariella%2F69403717&amp;qo=4"><text:span text:style-name="T45_20">/</text:span></text:a></text:span><text:span text:style-name="T45_21"><text:a xlink:type="simple" xlink:href="http://ncmares.deviantart.com/art/Serenity-618818009?q=favby%3ACahandariella%2F69403717&amp;qo=4"><text:span text:style-name="T45_22">Serenity</text:span></text:a></text:span><text:span text:style-name="T45_23"><text:a xlink:type="simple" xlink:href="http://ncmares.deviantart.com/art/Serenity-618818009?q=favby%3ACahandariella%2F69403717&amp;qo=4"><text:span text:style-name="T45_24">-618818009?</text:span></text:a></text:span><text:span text:style-name="T45_25"><text:a xlink:type="simple" xlink:href="http://ncmares.deviantart.com/art/Serenity-618818009?q=favby%3ACahandariella%2F69403717&amp;qo=4"><text:span text:style-name="T45_26">q</text:span></text:a></text:span><text:span text:style-name="T45_27"><text:a xlink:type="simple" xlink:href="http://ncmares.deviantart.com/art/Serenity-618818009?q=favby%3ACahandariella%2F69403717&amp;qo=4"><text:span text:style-name="T45_28">=</text:span></text:a></text:span><text:span text:style-name="T45_29"><text:a xlink:type="simple" xlink:href="http://ncmares.deviantart.com/art/Serenity-618818009?q=favby%3ACahandariella%2F69403717&amp;qo=4"><text:span text:style-name="T45_30">favby</text:span></text:a></text:span><text:span text:style-name="T45_31"><text:a xlink:type="simple" xlink:href="http://ncmares.deviantart.com/art/Serenity-618818009?q=favby%3ACahandariella%2F69403717&amp;qo=4"><text:span text:style-name="T45_32">%3</text:span></text:a></text:span><text:span text:style-name="T45_33"><text:a xlink:type="simple" xlink:href="http://ncmares.deviantart.com/art/Serenity-618818009?q=favby%3ACahandariella%2F69403717&amp;qo=4"><text:span text:style-name="T45_34">ACahandariella</text:span></text:a></text:span><text:span text:style-name="T45_35"><text:a xlink:type="simple" xlink:href="http://ncmares.deviantart.com/art/Serenity-618818009?q=favby%3ACahandariella%2F69403717&amp;qo=4"><text:span text:style-name="T45_36">%2</text:span></text:a></text:span><text:span text:style-name="T45_37"><text:a xlink:type="simple" xlink:href="http://ncmares.deviantart.com/art/Serenity-618818009?q=favby%3ACahandariella%2F69403717&amp;qo=4"><text:span text:style-name="T45_38">F</text:span></text:a></text:span><text:span text:style-name="T45_39"><text:a xlink:type="simple" xlink:href="http://ncmares.deviantart.com/art/Serenity-618818009?q=favby%3ACahandariella%2F69403717&amp;qo=4"><text:span text:style-name="T45_40">69403717&amp;</text:span></text:a></text:span><text:span text:style-name="T45_41"><text:a xlink:type="simple" xlink:href="http://ncmares.deviantart.com/art/Serenity-618818009?q=favby%3ACahandariella%2F69403717&amp;qo=4"><text:span text:style-name="T45_42">qo</text:span></text:a></text:span><text:span text:style-name="T45_43"><text:a xlink:type="simple" xlink:href="http://ncmares.deviantart.com/art/Serenity-618818009?q=favby%3ACahandariella%2F69403717&amp;qo=4"><text:span text:style-name="T45_44">=4</text:span></text:a>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